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53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ch427_ens0a.astart</text:p>
          </table:table-cell>
          <table:table-cell table:number-columns-repeated="4"/>
          <table:table-cell office:value-type="string" calcext:value-type="string">
            <text:p>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427_ens1a.astart</text:p>
          </table:table-cell>
          <table:table-cell table:number-columns-repeated="4"/>
          <table:table-cell office:value-type="string" calcext:value-type="string">
            <text:p>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427_ens2a.astart</text:p>
          </table:table-cell>
          <table:table-cell table:number-columns-repeated="4"/>
          <table:table-cell office:value-type="string" calcext:value-type="string">
            <text:p>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ean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iodef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mean-multiple-fields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mean-one-field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oom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-pack0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-pack1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-pack2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-pack3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-pack4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-pack5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-pack6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-pack7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template-x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5-al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5-mean-al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5-ms-al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5-orig-al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-al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-mean-al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-ms-al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-orig-al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n1280-x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stdev-multiple-fields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-xml-stdev-one-field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odef.xml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d-xml-scripts</text:p>
          </table:table-cell>
          <table:table-cell table:number-columns-repeated="4"/>
          <table:table-cell office:value-type="string" calcext:value-type="string">
            <text:p>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mean-1</text:p>
          </table:table-cell>
          <table:table-cell office:value-type="float" office:value="57.782" calcext:value-type="float">
            <text:p>57.782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1T00:03:54Z</text:p>
          </table:table-cell>
          <table:table-cell office:value-type="string" calcext:value-type="string">
            <text:p>2022-01-21T00:04:16Z</text:p>
          </table:table-cell>
          <table:table-cell office:value-type="string" calcext:value-type="string">
            <text:p>2022-01-21T00:05:27Z</text:p>
          </table:table-cell>
          <table:table-cell office:value-type="string" calcext:value-type="string">
            <text:p>SUCCEEDED</text:p>
          </table:table-cell>
          <table:table-cell office:value-type="float" office:value="999426" calcext:value-type="float">
            <text:p>999426</text:p>
          </table:table-cell>
          <table:table-cell office:value-type="float" office:value="11277" calcext:value-type="float">
            <text:p>11277</text:p>
          </table:table-cell>
          <table:table-cell office:value-type="float" office:value="6.842" calcext:value-type="float">
            <text:p>6.842</text:p>
          </table:table-cell>
          <table:table-cell office:value-type="float" office:value="0.377" calcext:value-type="float">
            <text:p>0.37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test-mean-all</text:p>
          </table:table-cell>
          <table:table-cell office:value-type="float" office:value="73.151" calcext:value-type="float">
            <text:p>73.151</text:p>
          </table:table-cell>
          <table:table-cell office:value-type="float" office:value="12.96" calcext:value-type="float">
            <text:p>12.96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1T14:28:36Z</text:p>
          </table:table-cell>
          <table:table-cell office:value-type="string" calcext:value-type="string">
            <text:p>2022-01-21T14:28:48Z</text:p>
          </table:table-cell>
          <table:table-cell office:value-type="string" calcext:value-type="string">
            <text:p>2022-01-21T14:30:15Z</text:p>
          </table:table-cell>
          <table:table-cell office:value-type="string" calcext:value-type="string">
            <text:p>SUCCEEDED</text:p>
          </table:table-cell>
          <table:table-cell office:value-type="float" office:value="1001055" calcext:value-type="float">
            <text:p>1001055</text:p>
          </table:table-cell>
          <table:table-cell office:value-type="float" office:value="174436" calcext:value-type="float">
            <text:p>174436</text:p>
          </table:table-cell>
          <table:table-cell office:value-type="float" office:value="18.638" calcext:value-type="float">
            <text:p>18.638</text:p>
          </table:table-cell>
          <table:table-cell office:value-type="float" office:value="0.348" calcext:value-type="float">
            <text:p>0.348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test-stdev-1</text:p>
          </table:table-cell>
          <table:table-cell office:value-type="float" office:value="59.932" calcext:value-type="float">
            <text:p>59.932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1T00:15:05Z</text:p>
          </table:table-cell>
          <table:table-cell office:value-type="string" calcext:value-type="string">
            <text:p>2022-01-21T00:15:31Z</text:p>
          </table:table-cell>
          <table:table-cell office:value-type="string" calcext:value-type="string">
            <text:p>2022-01-21T00:16:45Z</text:p>
          </table:table-cell>
          <table:table-cell office:value-type="string" calcext:value-type="string">
            <text:p>SUCCEEDED</text:p>
          </table:table-cell>
          <table:table-cell office:value-type="float" office:value="999442" calcext:value-type="float">
            <text:p>999442</text:p>
          </table:table-cell>
          <table:table-cell office:value-type="float" office:value="185599" calcext:value-type="float">
            <text:p>185599</text:p>
          </table:table-cell>
          <table:table-cell office:value-type="float" office:value="8.893" calcext:value-type="float">
            <text:p>8.893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test-stdev-all</text:p>
          </table:table-cell>
          <table:table-cell office:value-type="float" office:value="75.292" calcext:value-type="float">
            <text:p>75.292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1T14:28:40Z</text:p>
          </table:table-cell>
          <table:table-cell office:value-type="string" calcext:value-type="string">
            <text:p>2022-01-21T14:29:22Z</text:p>
          </table:table-cell>
          <table:table-cell office:value-type="string" calcext:value-type="string">
            <text:p>2022-01-21T14:30:53Z</text:p>
          </table:table-cell>
          <table:table-cell office:value-type="string" calcext:value-type="string">
            <text:p>SUCCEEDED</text:p>
          </table:table-cell>
          <table:table-cell office:value-type="float" office:value="1001056" calcext:value-type="float">
            <text:p>1001056</text:p>
          </table:table-cell>
          <table:table-cell office:value-type="float" office:value="30205" calcext:value-type="float">
            <text:p>30205</text:p>
          </table:table-cell>
          <table:table-cell office:value-type="float" office:value="19.822" calcext:value-type="float">
            <text:p>19.822</text:p>
          </table:table-cell>
          <table:table-cell office:value-type="float" office:value="0.377" calcext:value-type="float">
            <text:p>0.377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grenville</text:p>
          </table:table-cell>
          <table:table-cell table:number-columns-repeated="4"/>
          <table:table-cell office:value-type="string" calcext:value-type="string">
            <text:p>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ens00</text:p>
          </table:table-cell>
          <table:table-cell office:value-type="float" office:value="2246.91" calcext:value-type="float">
            <text:p>2246.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22-03-14T00:12:46Z</text:p>
          </table:table-cell>
          <table:table-cell office:value-type="string" calcext:value-type="string">
            <text:p>2022-03-14T05:25:24Z</text:p>
          </table:table-cell>
          <table:table-cell office:value-type="string" calcext:value-type="string">
            <text:p>2022-03-14T06:03:16Z</text:p>
          </table:table-cell>
          <table:table-cell office:value-type="string" calcext:value-type="string">
            <text:p>SUCCEEDED</text:p>
          </table:table-cell>
          <table:table-cell office:value-type="float" office:value="1248941" calcext:value-type="float">
            <text:p>1248941</text:p>
          </table:table-cell>
          <table:table-cell office:value-type="float" office:value="39353" calcext:value-type="float">
            <text:p>39353</text:p>
          </table:table-cell>
          <table:table-cell office:value-type="float" office:value="455.1" calcext:value-type="float">
            <text:p>455.1</text:p>
          </table:table-cell>
          <table:table-cell office:value-type="float" office:value="3.121" calcext:value-type="float">
            <text:p>3.12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u-ch427-n1280-ens01</text:p>
          </table:table-cell>
          <table:table-cell office:value-type="float" office:value="2452.27" calcext:value-type="float">
            <text:p>2452.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22-03-14T00:12:55Z</text:p>
          </table:table-cell>
          <table:table-cell office:value-type="string" calcext:value-type="string">
            <text:p>2022-03-14T06:03:47Z</text:p>
          </table:table-cell>
          <table:table-cell office:value-type="string" calcext:value-type="string">
            <text:p>2022-03-14T06:46:42Z</text:p>
          </table:table-cell>
          <table:table-cell office:value-type="string" calcext:value-type="string">
            <text:p>SUCCEEDED</text:p>
          </table:table-cell>
          <table:table-cell office:value-type="float" office:value="1248944" calcext:value-type="float">
            <text:p>1248944</text:p>
          </table:table-cell>
          <table:table-cell office:value-type="float" office:value="3391" calcext:value-type="float">
            <text:p>3391</text:p>
          </table:table-cell>
          <table:table-cell office:value-type="float" office:value="467.964" calcext:value-type="float">
            <text:p>467.964</text:p>
          </table:table-cell>
          <table:table-cell office:value-type="float" office:value="3.447" calcext:value-type="float">
            <text:p>3.447</text:p>
          </table:table-cell>
          <table:table-cell office:value-type="float" office:value="3.433" calcext:value-type="float">
            <text:p>3.433</text:p>
          </table:table-cell>
        </table:table-row>
        <table:table-row table:style-name="ro1">
          <table:table-cell office:value-type="string" calcext:value-type="string">
            <text:p>u-ch427-n1280-ens01-test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float" office:value="1280" calcext:value-type="float">
            <text:p>12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01T20:23:57Z</text:p>
          </table:table-cell>
          <table:table-cell office:value-type="string" calcext:value-type="string">
            <text:p>2022-02-01T21:47:35Z</text:p>
          </table:table-cell>
          <table:table-cell office:value-type="string" calcext:value-type="string">
            <text:p>2022-02-01T21:47:48Z</text:p>
          </table:table-cell>
          <table:table-cell office:value-type="string" calcext:value-type="string">
            <text:p>E</text:p>
          </table:table-cell>
          <table:table-cell office:value-type="float" office:value="1039088" calcext:value-type="float">
            <text:p>1039088</text:p>
          </table:table-cell>
          <table:table-cell office:value-type="float" office:value="71061" calcext:value-type="float">
            <text:p>71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ens02</text:p>
          </table:table-cell>
          <table:table-cell office:value-type="float" office:value="2007.65" calcext:value-type="float">
            <text:p>2007.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022-03-14T00:12:57Z</text:p>
          </table:table-cell>
          <table:table-cell office:value-type="string" calcext:value-type="string">
            <text:p>2022-03-14T03:52:10Z</text:p>
          </table:table-cell>
          <table:table-cell office:value-type="string" calcext:value-type="string">
            <text:p>2022-03-14T04:30:36Z</text:p>
          </table:table-cell>
          <table:table-cell office:value-type="string" calcext:value-type="string">
            <text:p>SUCCEEDED</text:p>
          </table:table-cell>
          <table:table-cell office:value-type="float" office:value="1248945" calcext:value-type="float">
            <text:p>1248945</text:p>
          </table:table-cell>
          <table:table-cell office:value-type="float" office:value="143654" calcext:value-type="float">
            <text:p>143654</text:p>
          </table:table-cell>
          <table:table-cell office:value-type="float" office:value="458.194" calcext:value-type="float">
            <text:p>458.194</text:p>
          </table:table-cell>
          <table:table-cell office:value-type="float" office:value="1.96" calcext:value-type="float">
            <text:p>1.96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string" calcext:value-type="string">
            <text:p>u-ch427-n1280-ens03</text:p>
          </table:table-cell>
          <table:table-cell office:value-type="float" office:value="2777.62" calcext:value-type="float">
            <text:p>2777.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22-03-14T00:13:16Z</text:p>
          </table:table-cell>
          <table:table-cell office:value-type="string" calcext:value-type="string">
            <text:p>2022-03-14T21:29:28Z</text:p>
          </table:table-cell>
          <table:table-cell office:value-type="string" calcext:value-type="string">
            <text:p>2022-03-14T22:23:37Z</text:p>
          </table:table-cell>
          <table:table-cell office:value-type="string" calcext:value-type="string">
            <text:p>SUCCEEDED</text:p>
          </table:table-cell>
          <table:table-cell office:value-type="float" office:value="1248947" calcext:value-type="float">
            <text:p>1248947</text:p>
          </table:table-cell>
          <table:table-cell office:value-type="float" office:value="84449" calcext:value-type="float">
            <text:p>84449</text:p>
          </table:table-cell>
          <table:table-cell office:value-type="float" office:value="461.165" calcext:value-type="float">
            <text:p>461.165</text:p>
          </table:table-cell>
          <table:table-cell office:value-type="float" office:value="1.766" calcext:value-type="float">
            <text:p>1.766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string" calcext:value-type="string">
            <text:p>u-ch427-n1280-ens04</text:p>
          </table:table-cell>
          <table:table-cell office:value-type="float" office:value="5200.9" calcext:value-type="float">
            <text:p>5200.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2022-03-15T14:11:25Z</text:p>
          </table:table-cell>
          <table:table-cell office:value-type="string" calcext:value-type="string">
            <text:p>2022-03-16T12:46:38Z</text:p>
          </table:table-cell>
          <table:table-cell office:value-type="string" calcext:value-type="string">
            <text:p>2022-03-16T14:24:38Z</text:p>
          </table:table-cell>
          <table:table-cell office:value-type="string" calcext:value-type="string">
            <text:p>SUCCEEDED</text:p>
          </table:table-cell>
          <table:table-cell office:value-type="float" office:value="1257308" calcext:value-type="float">
            <text:p>1257308</text:p>
          </table:table-cell>
          <table:table-cell office:value-type="float" office:value="89515" calcext:value-type="float">
            <text:p>89515</text:p>
          </table:table-cell>
          <table:table-cell office:value-type="float" office:value="867.495" calcext:value-type="float">
            <text:p>867.495</text:p>
          </table:table-cell>
          <table:table-cell office:value-type="float" office:value="1.784" calcext:value-type="float">
            <text:p>1.784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string" calcext:value-type="string">
            <text:p>u-ch427-n1280-ens05</text:p>
          </table:table-cell>
          <table:table-cell office:value-type="float" office:value="5048.58" calcext:value-type="float">
            <text:p>5048.5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22-03-14T23:01:22Z</text:p>
          </table:table-cell>
          <table:table-cell office:value-type="string" calcext:value-type="string">
            <text:p>2022-03-15T01:14:13Z</text:p>
          </table:table-cell>
          <table:table-cell office:value-type="string" calcext:value-type="string">
            <text:p>2022-03-15T03:07:11Z</text:p>
          </table:table-cell>
          <table:table-cell office:value-type="string" calcext:value-type="string">
            <text:p>SUCCEEDED</text:p>
          </table:table-cell>
          <table:table-cell office:value-type="float" office:value="1253828" calcext:value-type="float">
            <text:p>1253828</text:p>
          </table:table-cell>
          <table:table-cell office:value-type="float" office:value="111905" calcext:value-type="float">
            <text:p>111905</text:p>
          </table:table-cell>
          <table:table-cell office:value-type="float" office:value="469.925" calcext:value-type="float">
            <text:p>469.925</text:p>
          </table:table-cell>
          <table:table-cell office:value-type="float" office:value="3.778" calcext:value-type="float">
            <text:p>3.778</text:p>
          </table:table-cell>
          <table:table-cell office:value-type="float" office:value="3.186" calcext:value-type="float">
            <text:p>3.186</text:p>
          </table:table-cell>
        </table:table-row>
        <table:table-row table:style-name="ro1">
          <table:table-cell office:value-type="string" calcext:value-type="string">
            <text:p>u-ch427-n1280-ens06</text:p>
          </table:table-cell>
          <table:table-cell office:value-type="float" office:value="1563.66" calcext:value-type="float">
            <text:p>1563.6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2022-03-18T20:25:37Z</text:p>
          </table:table-cell>
          <table:table-cell office:value-type="string" calcext:value-type="string">
            <text:p>2022-03-20T19:50:35Z</text:p>
          </table:table-cell>
          <table:table-cell office:value-type="string" calcext:value-type="string">
            <text:p>2022-03-20T20:09:09Z</text:p>
          </table:table-cell>
          <table:table-cell office:value-type="string" calcext:value-type="string">
            <text:p>E</text:p>
          </table:table-cell>
          <table:table-cell office:value-type="float" office:value="1276527" calcext:value-type="float">
            <text:p>1276527</text:p>
          </table:table-cell>
          <table:table-cell office:value-type="float" office:value="54660" calcext:value-type="float">
            <text:p>54660</text:p>
          </table:table-cell>
          <table:table-cell office:value-type="float" office:value="431.86" calcext:value-type="float">
            <text:p>431.86</text:p>
          </table:table-cell>
          <table:table-cell office:value-type="float" office:value="1.807" calcext:value-type="float">
            <text:p>1.807</text:p>
          </table:table-cell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string" calcext:value-type="string">
            <text:p>u-ch427-n1280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2022-03-18T20:25:53Z</text:p>
          </table:table-cell>
          <table:table-cell office:value-type="string" calcext:value-type="string">
            <text:p>2022-03-20T19:32:55Z</text:p>
          </table:table-cell>
          <table:table-cell office:value-type="string" calcext:value-type="string">
            <text:p>2022-03-20T19:50:12Z</text:p>
          </table:table-cell>
          <table:table-cell office:value-type="string" calcext:value-type="string">
            <text:p>E</text:p>
          </table:table-cell>
          <table:table-cell office:value-type="float" office:value="1276528" calcext:value-type="float">
            <text:p>1276528</text:p>
          </table:table-cell>
          <table:table-cell office:value-type="float" office:value="49002" calcext:value-type="float">
            <text:p>49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2022-03-18T20:31:42Z</text:p>
          </table:table-cell>
          <table:table-cell office:value-type="string" calcext:value-type="string">
            <text:p>2022-03-20T19:15:56Z</text:p>
          </table:table-cell>
          <table:table-cell office:value-type="string" calcext:value-type="string">
            <text:p>2022-03-20T19:32:16Z</text:p>
          </table:table-cell>
          <table:table-cell office:value-type="string" calcext:value-type="string">
            <text:p>E</text:p>
          </table:table-cell>
          <table:table-cell office:value-type="float" office:value="1276545" calcext:value-type="float">
            <text:p>1276545</text:p>
          </table:table-cell>
          <table:table-cell office:value-type="float" office:value="168910" calcext:value-type="float">
            <text:p>168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ens09</text:p>
          </table:table-cell>
          <table:table-cell office:value-type="float" office:value="17994.68" calcext:value-type="float">
            <text:p>17994.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2022-03-20T17:14:07Z</text:p>
          </table:table-cell>
          <table:table-cell office:value-type="string" calcext:value-type="string">
            <text:p>2022-03-21T05:02:11Z</text:p>
          </table:table-cell>
          <table:table-cell office:value-type="string" calcext:value-type="string">
            <text:p>2022-03-21T10:34:37Z</text:p>
          </table:table-cell>
          <table:table-cell office:value-type="string" calcext:value-type="string">
            <text:p>SUCCEEDED</text:p>
          </table:table-cell>
          <table:table-cell office:value-type="float" office:value="1286451" calcext:value-type="float">
            <text:p>1286451</text:p>
          </table:table-cell>
          <table:table-cell office:value-type="float" office:value="32171" calcext:value-type="float">
            <text:p>32171</text:p>
          </table:table-cell>
          <table:table-cell office:value-type="float" office:value="470.646" calcext:value-type="float">
            <text:p>470.646</text:p>
          </table:table-cell>
          <table:table-cell office:value-type="float" office:value="1.76" calcext:value-type="float">
            <text:p>1.76</text:p>
          </table:table-cell>
          <table:table-cell office:value-type="float" office:value="1.733" calcext:value-type="float">
            <text:p>1.733</text:p>
          </table:table-cell>
        </table:table-row>
        <table:table-row table:style-name="ro1">
          <table:table-cell office:value-type="string" calcext:value-type="string">
            <text:p>u-ch427-n1280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022-03-14T00:14:33Z</text:p>
          </table:table-cell>
          <table:table-cell office:value-type="string" calcext:value-type="string">
            <text:p>2022-03-15T07:11:46Z</text:p>
          </table:table-cell>
          <table:table-cell office:value-type="string" calcext:value-type="string">
            <text:p>2022-03-15T08:37:38Z</text:p>
          </table:table-cell>
          <table:table-cell office:value-type="string" calcext:value-type="string">
            <text:p>E</text:p>
          </table:table-cell>
          <table:table-cell office:value-type="float" office:value="1249046" calcext:value-type="float">
            <text:p>1249046</text:p>
          </table:table-cell>
          <table:table-cell office:value-type="float" office:value="108106" calcext:value-type="float">
            <text:p>108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1098" calcext:value-type="float">
            <text:p>1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280" calcext:value-type="float">
            <text:p>1280</text:p>
          </table:table-cell>
          <table:table-cell office:value-type="float" office:value="1192" calcext:value-type="float">
            <text:p>1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1286" calcext:value-type="float">
            <text:p>1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280" calcext:value-type="float">
            <text:p>1280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280" calcext:value-type="float">
            <text:p>1280</text:p>
          </table:table-cell>
          <table:table-cell office:value-type="float" office:value="1474" calcext:value-type="float">
            <text:p>1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1568" calcext:value-type="float">
            <text:p>1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280" calcext:value-type="float">
            <text:p>1280</text:p>
          </table:table-cell>
          <table:table-cell office:value-type="float" office:value="1662" calcext:value-type="float">
            <text:p>16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280" calcext:value-type="float">
            <text:p>1280</text:p>
          </table:table-cell>
          <table:table-cell office:value-type="float" office:value="1756" calcext:value-type="float">
            <text:p>17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m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1T20:49:18Z</text:p>
          </table:table-cell>
          <table:table-cell office:value-type="string" calcext:value-type="string">
            <text:p>2022-02-01T21:00:57Z</text:p>
          </table:table-cell>
          <table:table-cell office:value-type="string" calcext:value-type="string">
            <text:p>2022-02-01T21:06:50Z</text:p>
          </table:table-cell>
          <table:table-cell office:value-type="string" calcext:value-type="string">
            <text:p>E</text:p>
          </table:table-cell>
          <table:table-cell office:value-type="float" office:value="1039151" calcext:value-type="float">
            <text:p>1039151</text:p>
          </table:table-cell>
          <table:table-cell office:value-type="float" office:value="186800" calcext:value-type="float">
            <text:p>186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oom1</text:p>
          </table:table-cell>
          <table:table-cell table:number-columns-repeated="4"/>
          <table:table-cell office:value-type="string" calcext:value-type="string">
            <text:p>m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2-22T17:16:56Z</text:p>
          </table:table-cell>
          <table:table-cell office:value-type="string" calcext:value-type="string">
            <text:p>2022-02-22T18:27:11Z</text:p>
          </table:table-cell>
          <table:table-cell office:value-type="string" calcext:value-type="string">
            <text:p>2022-02-22T18:27:17Z</text:p>
          </table:table-cell>
          <table:table-cell office:value-type="string" calcext:value-type="string">
            <text:p>E</text:p>
          </table:table-cell>
          <table:table-cell office:value-type="float" office:value="1144504" calcext:value-type="float">
            <text:p>1144504</text:p>
          </table:table-cell>
          <table:table-cell office:value-type="float" office:value="210183" calcext:value-type="float">
            <text:p>210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oom2</text:p>
          </table:table-cell>
          <table:table-cell table:number-columns-repeated="4"/>
          <table:table-cell office:value-type="string" calcext:value-type="string">
            <text:p>m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2022-02-22T17:19:27Z</text:p>
          </table:table-cell>
          <table:table-cell office:value-type="string" calcext:value-type="string">
            <text:p>2022-02-22T18:27:11Z</text:p>
          </table:table-cell>
          <table:table-cell office:value-type="string" calcext:value-type="string">
            <text:p>2022-02-22T18:27:19Z</text:p>
          </table:table-cell>
          <table:table-cell office:value-type="string" calcext:value-type="string">
            <text:p>E</text:p>
          </table:table-cell>
          <table:table-cell office:value-type="float" office:value="1144509" calcext:value-type="float">
            <text:p>1144509</text:p>
          </table:table-cell>
          <table:table-cell office:value-type="float" office:value="200347" calcext:value-type="float">
            <text:p>200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oom3</text:p>
          </table:table-cell>
          <table:table-cell office:value-type="float" office:value="9395.74" calcext:value-type="float">
            <text:p>9395.74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0:35:52Z</text:p>
          </table:table-cell>
          <table:table-cell office:value-type="string" calcext:value-type="string">
            <text:p>2022-02-24T00:40:56Z</text:p>
          </table:table-cell>
          <table:table-cell office:value-type="string" calcext:value-type="string">
            <text:p>2022-02-24T04:56:19Z</text:p>
          </table:table-cell>
          <table:table-cell office:value-type="string" calcext:value-type="string">
            <text:p>SUCCEEDED</text:p>
          </table:table-cell>
          <table:table-cell office:value-type="float" office:value="1151334" calcext:value-type="float">
            <text:p>1151334</text:p>
          </table:table-cell>
          <table:table-cell office:value-type="float" office:value="149120" calcext:value-type="float">
            <text:p>149120</text:p>
          </table:table-cell>
          <table:table-cell office:value-type="float" office:value="480.757" calcext:value-type="float">
            <text:p>480.757</text:p>
          </table:table-cell>
          <table:table-cell office:value-type="float" office:value="4.81" calcext:value-type="float">
            <text:p>4.81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u-ch427-n1280-oom4</text:p>
          </table:table-cell>
          <table:table-cell office:value-type="float" office:value="7962.3" calcext:value-type="float">
            <text:p>7962.3</text:p>
          </table:table-cell>
          <table:table-cell table:number-columns-repeated="3"/>
          <table:table-cell office:value-type="string" calcext:value-type="string">
            <text:p>m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0:36:02Z</text:p>
          </table:table-cell>
          <table:table-cell office:value-type="string" calcext:value-type="string">
            <text:p>2022-02-24T01:23:24Z</text:p>
          </table:table-cell>
          <table:table-cell office:value-type="string" calcext:value-type="string">
            <text:p>2022-02-24T04:57:07Z</text:p>
          </table:table-cell>
          <table:table-cell office:value-type="string" calcext:value-type="string">
            <text:p>SUCCEEDED</text:p>
          </table:table-cell>
          <table:table-cell office:value-type="float" office:value="1151335" calcext:value-type="float">
            <text:p>1151335</text:p>
          </table:table-cell>
          <table:table-cell office:value-type="float" office:value="254296" calcext:value-type="float">
            <text:p>254296</text:p>
          </table:table-cell>
          <table:table-cell office:value-type="float" office:value="463.93" calcext:value-type="float">
            <text:p>463.93</text:p>
          </table:table-cell>
          <table:table-cell office:value-type="float" office:value="6.375" calcext:value-type="float">
            <text:p>6.375</text:p>
          </table:table-cell>
          <table:table-cell office:value-type="float" office:value="5.001" calcext:value-type="float">
            <text:p>5.001</text:p>
          </table:table-cell>
        </table:table-row>
        <table:table-row table:style-name="ro1">
          <table:table-cell office:value-type="string" calcext:value-type="string">
            <text:p>u-ch427-n1280-oom5</text:p>
          </table:table-cell>
          <table:table-cell office:value-type="float" office:value="5427.57" calcext:value-type="float">
            <text:p>5427.57</text:p>
          </table:table-cell>
          <table:table-cell table:number-columns-repeated="3"/>
          <table:table-cell office:value-type="string" calcext:value-type="string">
            <text:p>m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0:36:17Z</text:p>
          </table:table-cell>
          <table:table-cell office:value-type="string" calcext:value-type="string">
            <text:p>2022-02-24T01:42:27Z</text:p>
          </table:table-cell>
          <table:table-cell office:value-type="string" calcext:value-type="string">
            <text:p>2022-02-24T04:08:02Z</text:p>
          </table:table-cell>
          <table:table-cell office:value-type="string" calcext:value-type="string">
            <text:p>SUCCEEDED</text:p>
          </table:table-cell>
          <table:table-cell office:value-type="float" office:value="1151337" calcext:value-type="float">
            <text:p>1151337</text:p>
          </table:table-cell>
          <table:table-cell office:value-type="float" office:value="122660" calcext:value-type="float">
            <text:p>122660</text:p>
          </table:table-cell>
          <table:table-cell office:value-type="float" office:value="454.763" calcext:value-type="float">
            <text:p>454.763</text:p>
          </table:table-cell>
          <table:table-cell office:value-type="float" office:value="6.909" calcext:value-type="float">
            <text:p>6.909</text:p>
          </table:table-cell>
          <table:table-cell office:value-type="float" office:value="10.928" calcext:value-type="float">
            <text:p>10.928</text:p>
          </table:table-cell>
        </table:table-row>
        <table:table-row table:style-name="ro1">
          <table:table-cell office:value-type="string" calcext:value-type="string">
            <text:p>u-ch427-n1280-oom6</text:p>
          </table:table-cell>
          <table:table-cell office:value-type="float" office:value="6486.44" calcext:value-type="float">
            <text:p>6486.44</text:p>
          </table:table-cell>
          <table:table-cell table:number-columns-repeated="3"/>
          <table:table-cell office:value-type="string" calcext:value-type="string">
            <text:p>m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3T17:19:43Z</text:p>
          </table:table-cell>
          <table:table-cell office:value-type="string" calcext:value-type="string">
            <text:p>2022-02-23T20:53:39Z</text:p>
          </table:table-cell>
          <table:table-cell office:value-type="string" calcext:value-type="string">
            <text:p>2022-02-23T23:50:16Z</text:p>
          </table:table-cell>
          <table:table-cell office:value-type="string" calcext:value-type="string">
            <text:p>SUCCEEDED</text:p>
          </table:table-cell>
          <table:table-cell office:value-type="float" office:value="1150056" calcext:value-type="float">
            <text:p>1150056</text:p>
          </table:table-cell>
          <table:table-cell office:value-type="float" office:value="149169" calcext:value-type="float">
            <text:p>149169</text:p>
          </table:table-cell>
          <table:table-cell office:value-type="float" office:value="496.234" calcext:value-type="float">
            <text:p>496.234</text:p>
          </table:table-cell>
          <table:table-cell office:value-type="float" office:value="5.323" calcext:value-type="float">
            <text:p>5.323</text:p>
          </table:table-cell>
          <table:table-cell office:value-type="float" office:value="4.172" calcext:value-type="float">
            <text:p>4.172</text:p>
          </table:table-cell>
        </table:table-row>
        <table:table-row table:style-name="ro1">
          <table:table-cell office:value-type="string" calcext:value-type="string">
            <text:p>u-ch427-n1280-oom7</text:p>
          </table:table-cell>
          <table:table-cell office:value-type="float" office:value="15762.35" calcext:value-type="float">
            <text:p>15762.35</text:p>
          </table:table-cell>
          <table:table-cell table:number-columns-repeated="3"/>
          <table:table-cell office:value-type="string" calcext:value-type="string">
            <text:p>m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2022-02-23T22:03:10Z</text:p>
          </table:table-cell>
          <table:table-cell office:value-type="string" calcext:value-type="string">
            <text:p>2022-02-23T22:03:35Z</text:p>
          </table:table-cell>
          <table:table-cell office:value-type="string" calcext:value-type="string">
            <text:p>2022-02-24T03:46:58Z</text:p>
          </table:table-cell>
          <table:table-cell office:value-type="string" calcext:value-type="string">
            <text:p>SUCCEEDED</text:p>
          </table:table-cell>
          <table:table-cell office:value-type="float" office:value="1151032" calcext:value-type="float">
            <text:p>1151032</text:p>
          </table:table-cell>
          <table:table-cell office:value-type="float" office:value="93203" calcext:value-type="float">
            <text:p>93203</text:p>
          </table:table-cell>
          <table:table-cell office:value-type="float" office:value="1342.639" calcext:value-type="float">
            <text:p>1342.639</text:p>
          </table:table-cell>
          <table:table-cell office:value-type="float" office:value="33.373" calcext:value-type="float">
            <text:p>33.373</text:p>
          </table:table-cell>
          <table:table-cell office:value-type="float" office:value="31.775" calcext:value-type="float">
            <text:p>31.775</text:p>
          </table:table-cell>
        </table:table-row>
        <table:table-row table:style-name="ro1">
          <table:table-cell office:value-type="string" calcext:value-type="string">
            <text:p>u-ch427-n1280-oom8</text:p>
          </table:table-cell>
          <table:table-cell office:value-type="float" office:value="10349.48" calcext:value-type="float">
            <text:p>10349.48</text:p>
          </table:table-cell>
          <table:table-cell table:number-columns-repeated="3"/>
          <table:table-cell office:value-type="string" calcext:value-type="string">
            <text:p>m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2022-02-23T22:03:27Z</text:p>
          </table:table-cell>
          <table:table-cell office:value-type="string" calcext:value-type="string">
            <text:p>2022-02-23T22:04:12Z</text:p>
          </table:table-cell>
          <table:table-cell office:value-type="string" calcext:value-type="string">
            <text:p>2022-02-24T02:49:20Z</text:p>
          </table:table-cell>
          <table:table-cell office:value-type="string" calcext:value-type="string">
            <text:p>SUCCEEDED</text:p>
          </table:table-cell>
          <table:table-cell office:value-type="float" office:value="1151033" calcext:value-type="float">
            <text:p>1151033</text:p>
          </table:table-cell>
          <table:table-cell office:value-type="float" office:value="214449" calcext:value-type="float">
            <text:p>214449</text:p>
          </table:table-cell>
          <table:table-cell office:value-type="float" office:value="473.343" calcext:value-type="float">
            <text:p>473.343</text:p>
          </table:table-cell>
          <table:table-cell office:value-type="float" office:value="2.751" calcext:value-type="float">
            <text:p>2.751</text:p>
          </table:table-cell>
          <table:table-cell office:value-type="float" office:value="2.531" calcext:value-type="float">
            <text:p>2.531</text:p>
          </table:table-cell>
        </table:table-row>
        <table:table-row table:style-name="ro1">
          <table:table-cell office:value-type="string" calcext:value-type="string">
            <text:p>u-ch427-n1280-oom9</text:p>
          </table:table-cell>
          <table:table-cell office:value-type="float" office:value="8834.41" calcext:value-type="float">
            <text:p>8834.41</text:p>
          </table:table-cell>
          <table:table-cell table:number-columns-repeated="3"/>
          <table:table-cell office:value-type="string" calcext:value-type="string">
            <text:p>m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2022-02-23T22:03:43Z</text:p>
          </table:table-cell>
          <table:table-cell office:value-type="string" calcext:value-type="string">
            <text:p>2022-02-23T22:06:05Z</text:p>
          </table:table-cell>
          <table:table-cell office:value-type="string" calcext:value-type="string">
            <text:p>2022-02-24T02:04:39Z</text:p>
          </table:table-cell>
          <table:table-cell office:value-type="string" calcext:value-type="string">
            <text:p>SUCCEEDED</text:p>
          </table:table-cell>
          <table:table-cell office:value-type="float" office:value="1151034" calcext:value-type="float">
            <text:p>1151034</text:p>
          </table:table-cell>
          <table:table-cell office:value-type="float" office:value="61013" calcext:value-type="float">
            <text:p>61013</text:p>
          </table:table-cell>
          <table:table-cell office:value-type="float" office:value="431.432" calcext:value-type="float">
            <text:p>431.432</text:p>
          </table:table-cell>
          <table:table-cell office:value-type="float" office:value="10.023" calcext:value-type="float">
            <text:p>10.023</text:p>
          </table:table-cell>
          <table:table-cell office:value-type="float" office:value="2.517" calcext:value-type="float">
            <text:p>2.517</text:p>
          </table:table-cell>
        </table:table-row>
        <table:table-row table:style-name="ro1">
          <table:table-cell office:value-type="string" calcext:value-type="string">
            <text:p>u-ch427-n1280-pack0-v2-x0</text:p>
          </table:table-cell>
          <table:table-cell table:number-columns-repeated="4"/>
          <table:table-cell office:value-type="string" calcext:value-type="string">
            <text:p>x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20T19:13:17Z</text:p>
          </table:table-cell>
          <table:table-cell office:value-type="string" calcext:value-type="string">
            <text:p>2022-03-21T00:19:50Z</text:p>
          </table:table-cell>
          <table:table-cell office:value-type="string" calcext:value-type="string">
            <text:p>2022-03-21T00:20:02Z</text:p>
          </table:table-cell>
          <table:table-cell office:value-type="string" calcext:value-type="string">
            <text:p>E</text:p>
          </table:table-cell>
          <table:table-cell office:value-type="float" office:value="1287257" calcext:value-type="float">
            <text:p>1287257</text:p>
          </table:table-cell>
          <table:table-cell office:value-type="float" office:value="103309" calcext:value-type="float">
            <text:p>103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pack0-v2-x1</text:p>
          </table:table-cell>
          <table:table-cell table:number-columns-repeated="4"/>
          <table:table-cell office:value-type="string" calcext:value-type="string">
            <text:p>x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20T19:48:56Z</text:p>
          </table:table-cell>
          <table:table-cell office:value-type="string" calcext:value-type="string">
            <text:p>2022-03-21T00:20:21Z</text:p>
          </table:table-cell>
          <table:table-cell office:value-type="string" calcext:value-type="string">
            <text:p>2022-03-21T00:20:33Z</text:p>
          </table:table-cell>
          <table:table-cell office:value-type="string" calcext:value-type="string">
            <text:p>E</text:p>
          </table:table-cell>
          <table:table-cell office:value-type="float" office:value="1287282" calcext:value-type="float">
            <text:p>1287282</text:p>
          </table:table-cell>
          <table:table-cell office:value-type="float" office:value="105040" calcext:value-type="float">
            <text:p>105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pack0-v2-x2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v2-x3</text:p>
          </table:table-cell>
          <table:table-cell table:number-columns-repeated="4"/>
          <table:table-cell office:value-type="string" calcext:value-type="string">
            <text:p>x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v2-x4</text:p>
          </table:table-cell>
          <table:table-cell table:number-columns-repeated="4"/>
          <table:table-cell office:value-type="string" calcext:value-type="string">
            <text:p>x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v2-x5</text:p>
          </table:table-cell>
          <table:table-cell table:number-columns-repeated="4"/>
          <table:table-cell office:value-type="string" calcext:value-type="string">
            <text:p>x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v2-x6</text:p>
          </table:table-cell>
          <table:table-cell table:number-columns-repeated="4"/>
          <table:table-cell office:value-type="string" calcext:value-type="string">
            <text:p>x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v2-x7</text:p>
          </table:table-cell>
          <table:table-cell table:number-columns-repeated="4"/>
          <table:table-cell office:value-type="string" calcext:value-type="string">
            <text:p>x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v2-x8</text:p>
          </table:table-cell>
          <table:table-cell table:number-columns-repeated="4"/>
          <table:table-cell office:value-type="string" calcext:value-type="string">
            <text:p>x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v2-x9</text:p>
          </table:table-cell>
          <table:table-cell table:number-columns-repeated="4"/>
          <table:table-cell office:value-type="string" calcext:value-type="string">
            <text:p>x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0-x0</text:p>
          </table:table-cell>
          <table:table-cell office:value-type="float" office:value="2103.08" calcext:value-type="float">
            <text:p>2103.08</text:p>
          </table:table-cell>
          <table:table-cell table:number-columns-repeated="3"/>
          <table:table-cell office:value-type="string" calcext:value-type="string">
            <text:p>x0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2022-03-29T18:43:27Z</text:p>
          </table:table-cell>
          <table:table-cell office:value-type="string" calcext:value-type="string">
            <text:p>2022-03-30T00:46:03Z</text:p>
          </table:table-cell>
          <table:table-cell office:value-type="string" calcext:value-type="string">
            <text:p>2022-03-30T01:25:42Z</text:p>
          </table:table-cell>
          <table:table-cell office:value-type="string" calcext:value-type="string">
            <text:p>SUCCEEDED</text:p>
          </table:table-cell>
          <table:table-cell office:value-type="float" office:value="1347977" calcext:value-type="float">
            <text:p>1347977</text:p>
          </table:table-cell>
          <table:table-cell office:value-type="float" office:value="201771" calcext:value-type="float">
            <text:p>201771</text:p>
          </table:table-cell>
          <table:table-cell office:value-type="float" office:value="435.123" calcext:value-type="float">
            <text:p>435.123</text:p>
          </table:table-cell>
          <table:table-cell office:value-type="float" office:value="1.88" calcext:value-type="float">
            <text:p>1.88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string" calcext:value-type="string">
            <text:p>u-ch427-n1280-pack0-x1</text:p>
          </table:table-cell>
          <table:table-cell office:value-type="float" office:value="2338.91" calcext:value-type="float">
            <text:p>2338.9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2022-03-30T13:22:15Z</text:p>
          </table:table-cell>
          <table:table-cell office:value-type="string" calcext:value-type="string">
            <text:p>2022-03-30T17:22:47Z</text:p>
          </table:table-cell>
          <table:table-cell office:value-type="string" calcext:value-type="string">
            <text:p>2022-03-30T18:15:04Z</text:p>
          </table:table-cell>
          <table:table-cell office:value-type="string" calcext:value-type="string">
            <text:p>SUCCEEDED</text:p>
          </table:table-cell>
          <table:table-cell office:value-type="float" office:value="1352757" calcext:value-type="float">
            <text:p>1352757</text:p>
          </table:table-cell>
          <table:table-cell office:value-type="float" office:value="90016" calcext:value-type="float">
            <text:p>90016</text:p>
          </table:table-cell>
          <table:table-cell office:value-type="float" office:value="469.09" calcext:value-type="float">
            <text:p>469.09</text:p>
          </table:table-cell>
          <table:table-cell office:value-type="float" office:value="2.884" calcext:value-type="float">
            <text:p>2.884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string" calcext:value-type="string">
            <text:p>u-ch427-n1280-pack0-x2</text:p>
          </table:table-cell>
          <table:table-cell office:value-type="float" office:value="2426.04" calcext:value-type="float">
            <text:p>2426.04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15:27Z</text:p>
          </table:table-cell>
          <table:table-cell office:value-type="string" calcext:value-type="string">
            <text:p>2022-03-10T18:10:16Z</text:p>
          </table:table-cell>
          <table:table-cell office:value-type="string" calcext:value-type="string">
            <text:p>SUCCEEDED</text:p>
          </table:table-cell>
          <table:table-cell office:value-type="float" office:value="1234445" calcext:value-type="float">
            <text:p>1234445</text:p>
          </table:table-cell>
          <table:table-cell office:value-type="float" office:value="130745" calcext:value-type="float">
            <text:p>130745</text:p>
          </table:table-cell>
          <table:table-cell office:value-type="float" office:value="487.088" calcext:value-type="float">
            <text:p>487.088</text:p>
          </table:table-cell>
          <table:table-cell office:value-type="float" office:value="2.242" calcext:value-type="float">
            <text:p>2.242</text:p>
          </table:table-cell>
          <table:table-cell office:value-type="float" office:value="1.862" calcext:value-type="float">
            <text:p>1.862</text:p>
          </table:table-cell>
        </table:table-row>
        <table:table-row table:style-name="ro1">
          <table:table-cell office:value-type="string" calcext:value-type="string">
            <text:p>u-ch427-n1280-pack0-x3</text:p>
          </table:table-cell>
          <table:table-cell office:value-type="float" office:value="2676.46" calcext:value-type="float">
            <text:p>2676.46</text:p>
          </table:table-cell>
          <table:table-cell table:number-columns-repeated="3"/>
          <table:table-cell office:value-type="string" calcext:value-type="string">
            <text:p>x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39Z</text:p>
          </table:table-cell>
          <table:table-cell office:value-type="string" calcext:value-type="string">
            <text:p>2022-03-10T02:12:00Z</text:p>
          </table:table-cell>
          <table:table-cell office:value-type="string" calcext:value-type="string">
            <text:p>2022-03-10T03:12:42Z</text:p>
          </table:table-cell>
          <table:table-cell office:value-type="string" calcext:value-type="string">
            <text:p>SUCCEEDED</text:p>
          </table:table-cell>
          <table:table-cell office:value-type="float" office:value="1230232" calcext:value-type="float">
            <text:p>1230232</text:p>
          </table:table-cell>
          <table:table-cell office:value-type="float" office:value="87280" calcext:value-type="float">
            <text:p>87280</text:p>
          </table:table-cell>
          <table:table-cell office:value-type="float" office:value="455.886" calcext:value-type="float">
            <text:p>455.886</text:p>
          </table:table-cell>
          <table:table-cell office:value-type="float" office:value="2.654" calcext:value-type="float">
            <text:p>2.654</text:p>
          </table:table-cell>
          <table:table-cell office:value-type="float" office:value="2.305" calcext:value-type="float">
            <text:p>2.305</text:p>
          </table:table-cell>
        </table:table-row>
        <table:table-row table:style-name="ro1">
          <table:table-cell office:value-type="string" calcext:value-type="string">
            <text:p>u-ch427-n1280-pack0-x4</text:p>
          </table:table-cell>
          <table:table-cell office:value-type="float" office:value="2665.35" calcext:value-type="float">
            <text:p>2665.35</text:p>
          </table:table-cell>
          <table:table-cell table:number-columns-repeated="3"/>
          <table:table-cell office:value-type="string" calcext:value-type="string">
            <text:p>x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4:56Z</text:p>
          </table:table-cell>
          <table:table-cell office:value-type="string" calcext:value-type="string">
            <text:p>2022-03-10T02:23:54Z</text:p>
          </table:table-cell>
          <table:table-cell office:value-type="string" calcext:value-type="string">
            <text:p>2022-03-10T03:28:22Z</text:p>
          </table:table-cell>
          <table:table-cell office:value-type="string" calcext:value-type="string">
            <text:p>SUCCEEDED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55820" calcext:value-type="float">
            <text:p>255820</text:p>
          </table:table-cell>
          <table:table-cell office:value-type="float" office:value="467.818" calcext:value-type="float">
            <text:p>467.818</text:p>
          </table:table-cell>
          <table:table-cell office:value-type="float" office:value="2.069" calcext:value-type="float">
            <text:p>2.069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string" calcext:value-type="string">
            <text:p>u-ch427-n1280-pack0-x5</text:p>
          </table:table-cell>
          <table:table-cell office:value-type="float" office:value="2651.12" calcext:value-type="float">
            <text:p>2651.12</text:p>
          </table:table-cell>
          <table:table-cell table:number-columns-repeated="3"/>
          <table:table-cell office:value-type="string" calcext:value-type="string">
            <text:p>x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5:11Z</text:p>
          </table:table-cell>
          <table:table-cell office:value-type="string" calcext:value-type="string">
            <text:p>2022-03-10T02:23:54Z</text:p>
          </table:table-cell>
          <table:table-cell office:value-type="string" calcext:value-type="string">
            <text:p>2022-03-10T03:27:59Z</text:p>
          </table:table-cell>
          <table:table-cell office:value-type="string" calcext:value-type="string">
            <text:p>SUCCEEDED</text:p>
          </table:table-cell>
          <table:table-cell office:value-type="float" office:value="1230235" calcext:value-type="float">
            <text:p>1230235</text:p>
          </table:table-cell>
          <table:table-cell office:value-type="float" office:value="32104" calcext:value-type="float">
            <text:p>32104</text:p>
          </table:table-cell>
          <table:table-cell office:value-type="float" office:value="478.094" calcext:value-type="float">
            <text:p>478.094</text:p>
          </table:table-cell>
          <table:table-cell office:value-type="float" office:value="2.449" calcext:value-type="float">
            <text:p>2.449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u-ch427-n1280-pack0-x6</text:p>
          </table:table-cell>
          <table:table-cell office:value-type="float" office:value="3002.42" calcext:value-type="float">
            <text:p>3002.42</text:p>
          </table:table-cell>
          <table:table-cell table:number-columns-repeated="3"/>
          <table:table-cell office:value-type="string" calcext:value-type="string">
            <text:p>x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05:21Z</text:p>
          </table:table-cell>
          <table:table-cell office:value-type="string" calcext:value-type="string">
            <text:p>2022-03-10T02:59:56Z</text:p>
          </table:table-cell>
          <table:table-cell office:value-type="string" calcext:value-type="string">
            <text:p>2022-03-10T04:08:26Z</text:p>
          </table:table-cell>
          <table:table-cell office:value-type="string" calcext:value-type="string">
            <text:p>SUCCEEDED</text:p>
          </table:table-cell>
          <table:table-cell office:value-type="float" office:value="1230236" calcext:value-type="float">
            <text:p>1230236</text:p>
          </table:table-cell>
          <table:table-cell office:value-type="float" office:value="235319" calcext:value-type="float">
            <text:p>235319</text:p>
          </table:table-cell>
          <table:table-cell office:value-type="float" office:value="443.268" calcext:value-type="float">
            <text:p>443.268</text:p>
          </table:table-cell>
          <table:table-cell office:value-type="float" office:value="2.713" calcext:value-type="float">
            <text:p>2.713</text:p>
          </table:table-cell>
          <table:table-cell office:value-type="float" office:value="2.307" calcext:value-type="float">
            <text:p>2.307</text:p>
          </table:table-cell>
        </table:table-row>
        <table:table-row table:style-name="ro1">
          <table:table-cell office:value-type="string" calcext:value-type="string">
            <text:p>u-ch427-n1280-pack0-x7</text:p>
          </table:table-cell>
          <table:table-cell office:value-type="float" office:value="3001.28" calcext:value-type="float">
            <text:p>3001.28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4Z</text:p>
          </table:table-cell>
          <table:table-cell office:value-type="string" calcext:value-type="string">
            <text:p>2022-03-10T17:00:15Z</text:p>
          </table:table-cell>
          <table:table-cell office:value-type="string" calcext:value-type="string">
            <text:p>2022-03-10T18:15:09Z</text:p>
          </table:table-cell>
          <table:table-cell office:value-type="string" calcext:value-type="string">
            <text:p>SUCCEEDED</text:p>
          </table:table-cell>
          <table:table-cell office:value-type="float" office:value="1234443" calcext:value-type="float">
            <text:p>1234443</text:p>
          </table:table-cell>
          <table:table-cell office:value-type="float" office:value="130350" calcext:value-type="float">
            <text:p>130350</text:p>
          </table:table-cell>
          <table:table-cell office:value-type="float" office:value="477.341" calcext:value-type="float">
            <text:p>477.341</text:p>
          </table:table-cell>
          <table:table-cell office:value-type="float" office:value="2.376" calcext:value-type="float">
            <text:p>2.376</text:p>
          </table:table-cell>
          <table:table-cell office:value-type="float" office:value="2.047" calcext:value-type="float">
            <text:p>2.047</text:p>
          </table:table-cell>
        </table:table-row>
        <table:table-row table:style-name="ro1">
          <table:table-cell office:value-type="string" calcext:value-type="string">
            <text:p>u-ch427-n1280-pack0-x8</text:p>
          </table:table-cell>
          <table:table-cell office:value-type="float" office:value="3773.83" calcext:value-type="float">
            <text:p>3773.83</text:p>
          </table:table-cell>
          <table:table-cell table:number-columns-repeated="3"/>
          <table:table-cell office:value-type="string" calcext:value-type="string">
            <text:p>x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23:13:01Z</text:p>
          </table:table-cell>
          <table:table-cell office:value-type="string" calcext:value-type="string">
            <text:p>2022-03-11T00:35:55Z</text:p>
          </table:table-cell>
          <table:table-cell office:value-type="string" calcext:value-type="string">
            <text:p>2022-03-11T02:16:05Z</text:p>
          </table:table-cell>
          <table:table-cell office:value-type="string" calcext:value-type="string">
            <text:p>SUCCEEDED</text:p>
          </table:table-cell>
          <table:table-cell office:value-type="float" office:value="1236577" calcext:value-type="float">
            <text:p>1236577</text:p>
          </table:table-cell>
          <table:table-cell office:value-type="float" office:value="185297" calcext:value-type="float">
            <text:p>185297</text:p>
          </table:table-cell>
          <table:table-cell office:value-type="float" office:value="486.413" calcext:value-type="float">
            <text:p>486.413</text:p>
          </table:table-cell>
          <table:table-cell office:value-type="float" office:value="1.891" calcext:value-type="float">
            <text:p>1.891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string" calcext:value-type="string">
            <text:p>u-ch427-n1280-pack0-x9</text:p>
          </table:table-cell>
          <table:table-cell office:value-type="float" office:value="6031.43" calcext:value-type="float">
            <text:p>6031.43</text:p>
          </table:table-cell>
          <table:table-cell table:number-columns-repeated="3"/>
          <table:table-cell office:value-type="string" calcext:value-type="string">
            <text:p>x9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2022-03-29T18:43:43Z</text:p>
          </table:table-cell>
          <table:table-cell office:value-type="string" calcext:value-type="string">
            <text:p>2022-03-30T01:26:19Z</text:p>
          </table:table-cell>
          <table:table-cell office:value-type="string" calcext:value-type="string">
            <text:p>2022-03-30T04:09:27Z</text:p>
          </table:table-cell>
          <table:table-cell office:value-type="string" calcext:value-type="string">
            <text:p>SUCCEEDED</text:p>
          </table:table-cell>
          <table:table-cell office:value-type="float" office:value="1347981" calcext:value-type="float">
            <text:p>1347981</text:p>
          </table:table-cell>
          <table:table-cell office:value-type="float" office:value="69983" calcext:value-type="float">
            <text:p>69983</text:p>
          </table:table-cell>
          <table:table-cell office:value-type="float" office:value="431.145" calcext:value-type="float">
            <text:p>431.145</text:p>
          </table:table-cell>
          <table:table-cell office:value-type="float" office:value="1.779" calcext:value-type="float">
            <text:p>1.779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string" calcext:value-type="string">
            <text:p>u-ch427-n1280-pack1-x0</text:p>
          </table:table-cell>
          <table:table-cell table:number-columns-repeated="4"/>
          <table:table-cell office:value-type="string" calcext:value-type="string">
            <text:p>x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2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3</text:p>
          </table:table-cell>
          <table:table-cell table:number-columns-repeated="4"/>
          <table:table-cell office:value-type="string" calcext:value-type="string">
            <text:p>x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4</text:p>
          </table:table-cell>
          <table:table-cell table:number-columns-repeated="4"/>
          <table:table-cell office:value-type="string" calcext:value-type="string">
            <text:p>x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5</text:p>
          </table:table-cell>
          <table:table-cell table:number-columns-repeated="4"/>
          <table:table-cell office:value-type="string" calcext:value-type="string">
            <text:p>x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6</text:p>
          </table:table-cell>
          <table:table-cell table:number-columns-repeated="4"/>
          <table:table-cell office:value-type="string" calcext:value-type="string">
            <text:p>x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7</text:p>
          </table:table-cell>
          <table:table-cell table:number-columns-repeated="4"/>
          <table:table-cell office:value-type="string" calcext:value-type="string">
            <text:p>x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8</text:p>
          </table:table-cell>
          <table:table-cell table:number-columns-repeated="4"/>
          <table:table-cell office:value-type="string" calcext:value-type="string">
            <text:p>x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1-x9</text:p>
          </table:table-cell>
          <table:table-cell table:number-columns-repeated="4"/>
          <table:table-cell office:value-type="string" calcext:value-type="string">
            <text:p>x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0</text:p>
          </table:table-cell>
          <table:table-cell table:number-columns-repeated="4"/>
          <table:table-cell office:value-type="string" calcext:value-type="string">
            <text:p>x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2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3</text:p>
          </table:table-cell>
          <table:table-cell table:number-columns-repeated="4"/>
          <table:table-cell office:value-type="string" calcext:value-type="string">
            <text:p>x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4</text:p>
          </table:table-cell>
          <table:table-cell table:number-columns-repeated="4"/>
          <table:table-cell office:value-type="string" calcext:value-type="string">
            <text:p>x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5</text:p>
          </table:table-cell>
          <table:table-cell table:number-columns-repeated="4"/>
          <table:table-cell office:value-type="string" calcext:value-type="string">
            <text:p>x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6</text:p>
          </table:table-cell>
          <table:table-cell table:number-columns-repeated="4"/>
          <table:table-cell office:value-type="string" calcext:value-type="string">
            <text:p>x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7</text:p>
          </table:table-cell>
          <table:table-cell table:number-columns-repeated="4"/>
          <table:table-cell office:value-type="string" calcext:value-type="string">
            <text:p>x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8</text:p>
          </table:table-cell>
          <table:table-cell table:number-columns-repeated="4"/>
          <table:table-cell office:value-type="string" calcext:value-type="string">
            <text:p>x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2-x9</text:p>
          </table:table-cell>
          <table:table-cell table:number-columns-repeated="4"/>
          <table:table-cell office:value-type="string" calcext:value-type="string">
            <text:p>x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3-x0</text:p>
          </table:table-cell>
          <table:table-cell table:number-columns-repeated="4"/>
          <table:table-cell office:value-type="string" calcext:value-type="string">
            <text:p>x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3-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3-x2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0</text:p>
          </table:table-cell>
          <table:table-cell table:number-columns-repeated="4"/>
          <table:table-cell office:value-type="string" calcext:value-type="string">
            <text:p>x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2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3</text:p>
          </table:table-cell>
          <table:table-cell table:number-columns-repeated="4"/>
          <table:table-cell office:value-type="string" calcext:value-type="string">
            <text:p>x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4</text:p>
          </table:table-cell>
          <table:table-cell table:number-columns-repeated="4"/>
          <table:table-cell office:value-type="string" calcext:value-type="string">
            <text:p>x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5</text:p>
          </table:table-cell>
          <table:table-cell table:number-columns-repeated="4"/>
          <table:table-cell office:value-type="string" calcext:value-type="string">
            <text:p>x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6</text:p>
          </table:table-cell>
          <table:table-cell table:number-columns-repeated="4"/>
          <table:table-cell office:value-type="string" calcext:value-type="string">
            <text:p>x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7</text:p>
          </table:table-cell>
          <table:table-cell table:number-columns-repeated="4"/>
          <table:table-cell office:value-type="string" calcext:value-type="string">
            <text:p>x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8</text:p>
          </table:table-cell>
          <table:table-cell table:number-columns-repeated="4"/>
          <table:table-cell office:value-type="string" calcext:value-type="string">
            <text:p>x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v2-x9</text:p>
          </table:table-cell>
          <table:table-cell table:number-columns-repeated="4"/>
          <table:table-cell office:value-type="string" calcext:value-type="string">
            <text:p>x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pack5-x0</text:p>
          </table:table-cell>
          <table:table-cell office:value-type="float" office:value="1735.83" calcext:value-type="float">
            <text:p>1735.83</text:p>
          </table:table-cell>
          <table:table-cell table:number-columns-repeated="3"/>
          <table:table-cell office:value-type="string" calcext:value-type="string">
            <text:p>x0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2022-03-30T13:22:05Z</text:p>
          </table:table-cell>
          <table:table-cell office:value-type="string" calcext:value-type="string">
            <text:p>2022-03-30T16:47:09Z</text:p>
          </table:table-cell>
          <table:table-cell office:value-type="string" calcext:value-type="string">
            <text:p>2022-03-30T17:22:20Z</text:p>
          </table:table-cell>
          <table:table-cell office:value-type="string" calcext:value-type="string">
            <text:p>SUCCEEDED</text:p>
          </table:table-cell>
          <table:table-cell office:value-type="float" office:value="1352755" calcext:value-type="float">
            <text:p>1352755</text:p>
          </table:table-cell>
          <table:table-cell office:value-type="float" office:value="222203" calcext:value-type="float">
            <text:p>222203</text:p>
          </table:table-cell>
          <table:table-cell office:value-type="float" office:value="461.859" calcext:value-type="float">
            <text:p>461.859</text:p>
          </table:table-cell>
          <table:table-cell office:value-type="float" office:value="1.697" calcext:value-type="float">
            <text:p>1.697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string" calcext:value-type="string">
            <text:p>u-ch427-n1280-pack5-x1</text:p>
          </table:table-cell>
          <table:table-cell office:value-type="float" office:value="2232.3" calcext:value-type="float">
            <text:p>2232.3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2022-03-31T13:43:50Z</text:p>
          </table:table-cell>
          <table:table-cell office:value-type="string" calcext:value-type="string">
            <text:p>2022-03-31T20:26:56Z</text:p>
          </table:table-cell>
          <table:table-cell office:value-type="string" calcext:value-type="string">
            <text:p>2022-03-31T21:13:14Z</text:p>
          </table:table-cell>
          <table:table-cell office:value-type="string" calcext:value-type="string">
            <text:p>SUCCEEDED</text:p>
          </table:table-cell>
          <table:table-cell office:value-type="float" office:value="1360142" calcext:value-type="float">
            <text:p>1360142</text:p>
          </table:table-cell>
          <table:table-cell office:value-type="float" office:value="61972" calcext:value-type="float">
            <text:p>61972</text:p>
          </table:table-cell>
          <table:table-cell office:value-type="float" office:value="458.539" calcext:value-type="float">
            <text:p>458.539</text:p>
          </table:table-cell>
          <table:table-cell office:value-type="float" office:value="1.744" calcext:value-type="float">
            <text:p>1.74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string" calcext:value-type="string">
            <text:p>u-ch427-n1280-pack5-x2</text:p>
          </table:table-cell>
          <table:table-cell office:value-type="float" office:value="2444.14" calcext:value-type="float">
            <text:p>2444.14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5Z</text:p>
          </table:table-cell>
          <table:table-cell office:value-type="string" calcext:value-type="string">
            <text:p>2022-03-10T18:16:48Z</text:p>
          </table:table-cell>
          <table:table-cell office:value-type="string" calcext:value-type="string">
            <text:p>2022-03-10T19:07:10Z</text:p>
          </table:table-cell>
          <table:table-cell office:value-type="string" calcext:value-type="string">
            <text:p>SUCCEEDED</text:p>
          </table:table-cell>
          <table:table-cell office:value-type="float" office:value="1234449" calcext:value-type="float">
            <text:p>1234449</text:p>
          </table:table-cell>
          <table:table-cell office:value-type="float" office:value="100822" calcext:value-type="float">
            <text:p>100822</text:p>
          </table:table-cell>
          <table:table-cell office:value-type="float" office:value="472.207" calcext:value-type="float">
            <text:p>472.207</text:p>
          </table:table-cell>
          <table:table-cell office:value-type="float" office:value="2.459" calcext:value-type="float">
            <text:p>2.459</text:p>
          </table:table-cell>
          <table:table-cell office:value-type="float" office:value="2.256" calcext:value-type="float">
            <text:p>2.256</text:p>
          </table:table-cell>
        </table:table-row>
        <table:table-row table:style-name="ro1">
          <table:table-cell office:value-type="string" calcext:value-type="string">
            <text:p>u-ch427-n1280-pack5-x3</text:p>
          </table:table-cell>
          <table:table-cell office:value-type="float" office:value="2563.77" calcext:value-type="float">
            <text:p>2563.77</text:p>
          </table:table-cell>
          <table:table-cell table:number-columns-repeated="3"/>
          <table:table-cell office:value-type="string" calcext:value-type="string">
            <text:p>x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5Z</text:p>
          </table:table-cell>
          <table:table-cell office:value-type="string" calcext:value-type="string">
            <text:p>2022-03-10T17:49:24Z</text:p>
          </table:table-cell>
          <table:table-cell office:value-type="string" calcext:value-type="string">
            <text:p>2022-03-10T18:43:22Z</text:p>
          </table:table-cell>
          <table:table-cell office:value-type="string" calcext:value-type="string">
            <text:p>SUCCEEDED</text:p>
          </table:table-cell>
          <table:table-cell office:value-type="float" office:value="1234448" calcext:value-type="float">
            <text:p>1234448</text:p>
          </table:table-cell>
          <table:table-cell office:value-type="float" office:value="210877" calcext:value-type="float">
            <text:p>210877</text:p>
          </table:table-cell>
          <table:table-cell office:value-type="float" office:value="470.635" calcext:value-type="float">
            <text:p>470.635</text:p>
          </table:table-cell>
          <table:table-cell office:value-type="float" office:value="2.057" calcext:value-type="float">
            <text:p>2.057</text:p>
          </table:table-cell>
          <table:table-cell office:value-type="float" office:value="1.813" calcext:value-type="float">
            <text:p>1.813</text:p>
          </table:table-cell>
        </table:table-row>
        <table:table-row table:style-name="ro1">
          <table:table-cell office:value-type="string" calcext:value-type="string">
            <text:p>u-ch427-n1280-pack5-x4</text:p>
          </table:table-cell>
          <table:table-cell office:value-type="float" office:value="2424.43" calcext:value-type="float">
            <text:p>2424.43</text:p>
          </table:table-cell>
          <table:table-cell table:number-columns-repeated="3"/>
          <table:table-cell office:value-type="string" calcext:value-type="string">
            <text:p>x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6Z</text:p>
          </table:table-cell>
          <table:table-cell office:value-type="string" calcext:value-type="string">
            <text:p>2022-03-10T18:16:47Z</text:p>
          </table:table-cell>
          <table:table-cell office:value-type="string" calcext:value-type="string">
            <text:p>2022-03-10T19:09:14Z</text:p>
          </table:table-cell>
          <table:table-cell office:value-type="string" calcext:value-type="string">
            <text:p>SUCCEEDED</text:p>
          </table:table-cell>
          <table:table-cell office:value-type="float" office:value="1234450" calcext:value-type="float">
            <text:p>1234450</text:p>
          </table:table-cell>
          <table:table-cell office:value-type="float" office:value="234534" calcext:value-type="float">
            <text:p>234534</text:p>
          </table:table-cell>
          <table:table-cell office:value-type="float" office:value="459.226" calcext:value-type="float">
            <text:p>459.226</text:p>
          </table:table-cell>
          <table:table-cell office:value-type="float" office:value="2.245" calcext:value-type="float">
            <text:p>2.245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string" calcext:value-type="string">
            <text:p>u-ch427-n1280-pack5-x5</text:p>
          </table:table-cell>
          <table:table-cell office:value-type="float" office:value="2704.49" calcext:value-type="float">
            <text:p>2704.49</text:p>
          </table:table-cell>
          <table:table-cell table:number-columns-repeated="3"/>
          <table:table-cell office:value-type="string" calcext:value-type="string">
            <text:p>x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7Z</text:p>
          </table:table-cell>
          <table:table-cell office:value-type="string" calcext:value-type="string">
            <text:p>2022-03-10T18:22:01Z</text:p>
          </table:table-cell>
          <table:table-cell office:value-type="string" calcext:value-type="string">
            <text:p>2022-03-10T19:23:39Z</text:p>
          </table:table-cell>
          <table:table-cell office:value-type="string" calcext:value-type="string">
            <text:p>SUCCEEDED</text:p>
          </table:table-cell>
          <table:table-cell office:value-type="float" office:value="1234452" calcext:value-type="float">
            <text:p>1234452</text:p>
          </table:table-cell>
          <table:table-cell office:value-type="float" office:value="216053" calcext:value-type="float">
            <text:p>216053</text:p>
          </table:table-cell>
          <table:table-cell office:value-type="float" office:value="452.901" calcext:value-type="float">
            <text:p>452.901</text:p>
          </table:table-cell>
          <table:table-cell office:value-type="float" office:value="2.357" calcext:value-type="float">
            <text:p>2.357</text:p>
          </table:table-cell>
          <table:table-cell office:value-type="float" office:value="2.224" calcext:value-type="float">
            <text:p>2.224</text:p>
          </table:table-cell>
        </table:table-row>
        <table:table-row table:style-name="ro1">
          <table:table-cell office:value-type="string" calcext:value-type="string">
            <text:p>u-ch427-n1280-pack5-x6</text:p>
          </table:table-cell>
          <table:table-cell office:value-type="float" office:value="2706.97" calcext:value-type="float">
            <text:p>2706.97</text:p>
          </table:table-cell>
          <table:table-cell table:number-columns-repeated="3"/>
          <table:table-cell office:value-type="string" calcext:value-type="string">
            <text:p>x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16:54:06Z</text:p>
          </table:table-cell>
          <table:table-cell office:value-type="string" calcext:value-type="string">
            <text:p>2022-03-10T18:22:52Z</text:p>
          </table:table-cell>
          <table:table-cell office:value-type="string" calcext:value-type="string">
            <text:p>2022-03-10T19:27:12Z</text:p>
          </table:table-cell>
          <table:table-cell office:value-type="string" calcext:value-type="string">
            <text:p>SUCCEEDED</text:p>
          </table:table-cell>
          <table:table-cell office:value-type="float" office:value="1234451" calcext:value-type="float">
            <text:p>1234451</text:p>
          </table:table-cell>
          <table:table-cell office:value-type="float" office:value="19461" calcext:value-type="float">
            <text:p>19461</text:p>
          </table:table-cell>
          <table:table-cell office:value-type="float" office:value="478.818" calcext:value-type="float">
            <text:p>478.818</text:p>
          </table:table-cell>
          <table:table-cell office:value-type="float" office:value="2.173" calcext:value-type="float">
            <text:p>2.173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string" calcext:value-type="string">
            <text:p>u-ch427-n1280-pack5-x7</text:p>
          </table:table-cell>
          <table:table-cell office:value-type="float" office:value="2982.76" calcext:value-type="float">
            <text:p>2982.76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02:17:38Z</text:p>
          </table:table-cell>
          <table:table-cell office:value-type="string" calcext:value-type="string">
            <text:p>2022-03-10T04:03:57Z</text:p>
          </table:table-cell>
          <table:table-cell office:value-type="string" calcext:value-type="string">
            <text:p>2022-03-10T05:17:26Z</text:p>
          </table:table-cell>
          <table:table-cell office:value-type="string" calcext:value-type="string">
            <text:p>SUCCEEDED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89375" calcext:value-type="float">
            <text:p>189375</text:p>
          </table:table-cell>
          <table:table-cell office:value-type="float" office:value="458.613" calcext:value-type="float">
            <text:p>458.613</text:p>
          </table:table-cell>
          <table:table-cell office:value-type="float" office:value="2.38" calcext:value-type="float">
            <text:p>2.38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string" calcext:value-type="string">
            <text:p>u-ch427-n1280-pack5-x8</text:p>
          </table:table-cell>
          <table:table-cell office:value-type="float" office:value="3982.1" calcext:value-type="float">
            <text:p>3982.1</text:p>
          </table:table-cell>
          <table:table-cell table:number-columns-repeated="3"/>
          <table:table-cell office:value-type="string" calcext:value-type="string">
            <text:p>x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10T23:12:58Z</text:p>
          </table:table-cell>
          <table:table-cell office:value-type="string" calcext:value-type="string">
            <text:p>2022-03-10T23:35:32Z</text:p>
          </table:table-cell>
          <table:table-cell office:value-type="string" calcext:value-type="string">
            <text:p>2022-03-11T01:24:27Z</text:p>
          </table:table-cell>
          <table:table-cell office:value-type="string" calcext:value-type="string">
            <text:p>SUCCEEDED</text:p>
          </table:table-cell>
          <table:table-cell office:value-type="float" office:value="1236576" calcext:value-type="float">
            <text:p>1236576</text:p>
          </table:table-cell>
          <table:table-cell office:value-type="float" office:value="241246" calcext:value-type="float">
            <text:p>241246</text:p>
          </table:table-cell>
          <table:table-cell office:value-type="float" office:value="466.948" calcext:value-type="float">
            <text:p>466.948</text:p>
          </table:table-cell>
          <table:table-cell office:value-type="float" office:value="2.467" calcext:value-type="float">
            <text:p>2.467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string" calcext:value-type="string">
            <text:p>u-ch427-n1280-pack5-x9</text:p>
          </table:table-cell>
          <table:table-cell office:value-type="float" office:value="6305.44" calcext:value-type="float">
            <text:p>6305.44</text:p>
          </table:table-cell>
          <table:table-cell table:number-columns-repeated="3"/>
          <table:table-cell office:value-type="string" calcext:value-type="string">
            <text:p>x9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2022-03-30T23:39:41Z</text:p>
          </table:table-cell>
          <table:table-cell office:value-type="string" calcext:value-type="string">
            <text:p>2022-03-30T23:40:18Z</text:p>
          </table:table-cell>
          <table:table-cell office:value-type="string" calcext:value-type="string">
            <text:p>2022-03-31T02:33:53Z</text:p>
          </table:table-cell>
          <table:table-cell office:value-type="string" calcext:value-type="string">
            <text:p>SUCCEEDED</text:p>
          </table:table-cell>
          <table:table-cell office:value-type="float" office:value="1356277" calcext:value-type="float">
            <text:p>1356277</text:p>
          </table:table-cell>
          <table:table-cell office:value-type="float" office:value="229286" calcext:value-type="float">
            <text:p>229286</text:p>
          </table:table-cell>
          <table:table-cell office:value-type="float" office:value="460.248" calcext:value-type="float">
            <text:p>460.248</text:p>
          </table:table-cell>
          <table:table-cell office:value-type="float" office:value="1.749" calcext:value-type="float">
            <text:p>1.749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string" calcext:value-type="string">
            <text:p>u-ch427-n1280-single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1T20:49:41Z</text:p>
          </table:table-cell>
          <table:table-cell office:value-type="string" calcext:value-type="string">
            <text:p>2022-02-01T21:07:10Z</text:p>
          </table:table-cell>
          <table:table-cell office:value-type="string" calcext:value-type="string">
            <text:p>2022-02-01T21:13:01Z</text:p>
          </table:table-cell>
          <table:table-cell office:value-type="string" calcext:value-type="string">
            <text:p>E</text:p>
          </table:table-cell>
          <table:table-cell office:value-type="float" office:value="1039152" calcext:value-type="float">
            <text:p>1039152</text:p>
          </table:table-cell>
          <table:table-cell office:value-type="float" office:value="74156" calcext:value-type="float">
            <text:p>74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start-paper-00</text:p>
          </table:table-cell>
          <table:table-cell office:value-type="float" office:value="10237.05" calcext:value-type="float">
            <text:p>10237.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10T02:53:35Z</text:p>
          </table:table-cell>
          <table:table-cell office:value-type="string" calcext:value-type="string">
            <text:p>2022-03-10T04:03:57Z</text:p>
          </table:table-cell>
          <table:table-cell office:value-type="string" calcext:value-type="string">
            <text:p>2022-03-10T06:55:47Z</text:p>
          </table:table-cell>
          <table:table-cell office:value-type="string" calcext:value-type="string">
            <text:p>SUCCEEDED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50602" calcext:value-type="float">
            <text:p>250602</text:p>
          </table:table-cell>
          <table:table-cell office:value-type="float" office:value="484.935" calcext:value-type="float">
            <text:p>484.935</text:p>
          </table:table-cell>
          <table:table-cell office:value-type="float" office:value="21.055" calcext:value-type="float">
            <text:p>21.055</text:p>
          </table:table-cell>
          <table:table-cell office:value-type="float" office:value="18.834" calcext:value-type="float">
            <text:p>18.834</text:p>
          </table:table-cell>
        </table:table-row>
        <table:table-row table:style-name="ro1">
          <table:table-cell office:value-type="string" calcext:value-type="string">
            <text:p>u-ch427-n1280-start-paper-01</text:p>
          </table:table-cell>
          <table:table-cell office:value-type="float" office:value="8315.95" calcext:value-type="float">
            <text:p>8315.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10T23:13:25Z</text:p>
          </table:table-cell>
          <table:table-cell office:value-type="string" calcext:value-type="string">
            <text:p>2022-03-11T02:52:44Z</text:p>
          </table:table-cell>
          <table:table-cell office:value-type="string" calcext:value-type="string">
            <text:p>2022-03-11T05:12:33Z</text:p>
          </table:table-cell>
          <table:table-cell office:value-type="string" calcext:value-type="string">
            <text:p>SUCCEEDED</text:p>
          </table:table-cell>
          <table:table-cell office:value-type="float" office:value="1236579" calcext:value-type="float">
            <text:p>1236579</text:p>
          </table:table-cell>
          <table:table-cell office:value-type="float" office:value="227648" calcext:value-type="float">
            <text:p>227648</text:p>
          </table:table-cell>
          <table:table-cell office:value-type="float" office:value="479.964" calcext:value-type="float">
            <text:p>479.964</text:p>
          </table:table-cell>
          <table:table-cell office:value-type="float" office:value="17.947" calcext:value-type="float">
            <text:p>17.947</text:p>
          </table:table-cell>
          <table:table-cell office:value-type="float" office:value="15.982" calcext:value-type="float">
            <text:p>15.982</text:p>
          </table:table-cell>
        </table:table-row>
        <table:table-row table:style-name="ro1">
          <table:table-cell office:value-type="string" calcext:value-type="string">
            <text:p>u-ch427-n1280-start-paper-gr</text:p>
          </table:table-cell>
          <table:table-cell office:value-type="float" office:value="10114.91" calcext:value-type="float">
            <text:p>10114.91</text:p>
          </table:table-cell>
          <table:table-cell table:number-columns-repeated="3"/>
          <table:table-cell office:value-type="string" calcext:value-type="string">
            <text:p>gr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14T21:41:41Z</text:p>
          </table:table-cell>
          <table:table-cell office:value-type="string" calcext:value-type="string">
            <text:p>2022-03-14T22:24:07Z</text:p>
          </table:table-cell>
          <table:table-cell office:value-type="string" calcext:value-type="string">
            <text:p>2022-03-15T01:13:55Z</text:p>
          </table:table-cell>
          <table:table-cell office:value-type="string" calcext:value-type="string">
            <text:p>SUCCEEDED</text:p>
          </table:table-cell>
          <table:table-cell office:value-type="float" office:value="1253513" calcext:value-type="float">
            <text:p>1253513</text:p>
          </table:table-cell>
          <table:table-cell office:value-type="float" office:value="222827" calcext:value-type="float">
            <text:p>222827</text:p>
          </table:table-cell>
          <table:table-cell office:value-type="float" office:value="472.559" calcext:value-type="float">
            <text:p>472.559</text:p>
          </table:table-cell>
          <table:table-cell office:value-type="float" office:value="31.977" calcext:value-type="float">
            <text:p>31.977</text:p>
          </table:table-cell>
          <table:table-cell office:value-type="float" office:value="33.867" calcext:value-type="float">
            <text:p>33.867</text:p>
          </table:table-cell>
        </table:table-row>
        <table:table-row table:style-name="ro1">
          <table:table-cell office:value-type="string" calcext:value-type="string">
            <text:p>u-ch427-n1280-start-paper-gr-00</text:p>
          </table:table-cell>
          <table:table-cell office:value-type="float" office:value="134.162" calcext:value-type="float">
            <text:p>134.162</text:p>
          </table:table-cell>
          <table:table-cell office:value-type="float" office:value="42.36" calcext:value-type="float">
            <text:p>42.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36:30Z</text:p>
          </table:table-cell>
          <table:table-cell office:value-type="string" calcext:value-type="string">
            <text:p>2022-03-14T22:36:40Z</text:p>
          </table:table-cell>
          <table:table-cell office:value-type="string" calcext:value-type="string">
            <text:p>2022-03-14T22:39:10Z</text:p>
          </table:table-cell>
          <table:table-cell office:value-type="string" calcext:value-type="string">
            <text:p>SUCCEEDED</text:p>
          </table:table-cell>
          <table:table-cell office:value-type="float" office:value="1253782" calcext:value-type="float">
            <text:p>1253782</text:p>
          </table:table-cell>
          <table:table-cell office:value-type="float" office:value="211578" calcext:value-type="float">
            <text:p>211578</text:p>
          </table:table-cell>
          <table:table-cell office:value-type="float" office:value="17.506" calcext:value-type="float">
            <text:p>17.506</text:p>
          </table:table-cell>
          <table:table-cell office:value-type="float" office:value="0.582" calcext:value-type="float">
            <text:p>0.582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1280-start-paper-gr-01</text:p>
          </table:table-cell>
          <table:table-cell office:value-type="float" office:value="162.776" calcext:value-type="float">
            <text:p>162.776</text:p>
          </table:table-cell>
          <table:table-cell office:value-type="float" office:value="43.26" calcext:value-type="float">
            <text:p>4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36:43Z</text:p>
          </table:table-cell>
          <table:table-cell office:value-type="string" calcext:value-type="string">
            <text:p>2022-03-14T22:36:52Z</text:p>
          </table:table-cell>
          <table:table-cell office:value-type="string" calcext:value-type="string">
            <text:p>2022-03-14T22:39:53Z</text:p>
          </table:table-cell>
          <table:table-cell office:value-type="string" calcext:value-type="string">
            <text:p>SUCCEEDED</text:p>
          </table:table-cell>
          <table:table-cell office:value-type="float" office:value="1253783" calcext:value-type="float">
            <text:p>1253783</text:p>
          </table:table-cell>
          <table:table-cell office:value-type="float" office:value="91986" calcext:value-type="float">
            <text:p>91986</text:p>
          </table:table-cell>
          <table:table-cell office:value-type="float" office:value="18.674" calcext:value-type="float">
            <text:p>18.674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1280-start-paper-gr2-00</text:p>
          </table:table-cell>
          <table:table-cell office:value-type="float" office:value="16955.86" calcext:value-type="float">
            <text:p>16955.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20T18:27:48Z</text:p>
          </table:table-cell>
          <table:table-cell office:value-type="string" calcext:value-type="string">
            <text:p>2022-03-20T21:15:46Z</text:p>
          </table:table-cell>
          <table:table-cell office:value-type="string" calcext:value-type="string">
            <text:p>2022-03-21T01:59:31Z</text:p>
          </table:table-cell>
          <table:table-cell office:value-type="string" calcext:value-type="string">
            <text:p>SUCCEEDED</text:p>
          </table:table-cell>
          <table:table-cell office:value-type="float" office:value="1286881" calcext:value-type="float">
            <text:p>1286881</text:p>
          </table:table-cell>
          <table:table-cell office:value-type="float" office:value="118947" calcext:value-type="float">
            <text:p>118947</text:p>
          </table:table-cell>
          <table:table-cell office:value-type="float" office:value="476.487" calcext:value-type="float">
            <text:p>476.487</text:p>
          </table:table-cell>
          <table:table-cell office:value-type="float" office:value="18.027" calcext:value-type="float">
            <text:p>18.027</text:p>
          </table:table-cell>
          <table:table-cell office:value-type="float" office:value="18.866" calcext:value-type="float">
            <text:p>18.866</text:p>
          </table:table-cell>
        </table:table-row>
        <table:table-row table:style-name="ro1">
          <table:table-cell office:value-type="string" calcext:value-type="string">
            <text:p>u-ch427-n1280-start-paper-gr2-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20T18:33:01Z</text:p>
          </table:table-cell>
          <table:table-cell office:value-type="string" calcext:value-type="string">
            <text:p>2022-03-20T21:30:49Z</text:p>
          </table:table-cell>
          <table:table-cell office:value-type="string" calcext:value-type="string">
            <text:p>2022-03-20T21:31:07Z</text:p>
          </table:table-cell>
          <table:table-cell office:value-type="string" calcext:value-type="string">
            <text:p>E</text:p>
          </table:table-cell>
          <table:table-cell office:value-type="float" office:value="1286890" calcext:value-type="float">
            <text:p>1286890</text:p>
          </table:table-cell>
          <table:table-cell office:value-type="float" office:value="261489" calcext:value-type="float">
            <text:p>261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start-paper-gr46-00</text:p>
          </table:table-cell>
          <table:table-cell office:value-type="float" office:value="13862.23" calcext:value-type="float">
            <text:p>13862.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16T15:20:25Z</text:p>
          </table:table-cell>
          <table:table-cell office:value-type="string" calcext:value-type="string">
            <text:p>2022-03-17T20:39:19Z</text:p>
          </table:table-cell>
          <table:table-cell office:value-type="string" calcext:value-type="string">
            <text:p>2022-03-18T00:31:41Z</text:p>
          </table:table-cell>
          <table:table-cell office:value-type="string" calcext:value-type="string">
            <text:p>SUCCEEDED</text:p>
          </table:table-cell>
          <table:table-cell office:value-type="float" office:value="1262795" calcext:value-type="float">
            <text:p>1262795</text:p>
          </table:table-cell>
          <table:table-cell office:value-type="float" office:value="234847" calcext:value-type="float">
            <text:p>234847</text:p>
          </table:table-cell>
          <table:table-cell office:value-type="float" office:value="479.251" calcext:value-type="float">
            <text:p>479.251</text:p>
          </table:table-cell>
          <table:table-cell office:value-type="float" office:value="18.477" calcext:value-type="float">
            <text:p>18.477</text:p>
          </table:table-cell>
          <table:table-cell office:value-type="float" office:value="13.964" calcext:value-type="float">
            <text:p>13.964</text:p>
          </table:table-cell>
        </table:table-row>
        <table:table-row table:style-name="ro1">
          <table:table-cell office:value-type="string" calcext:value-type="string">
            <text:p>u-ch427-n1280-start-paper-gr46-01</text:p>
          </table:table-cell>
          <table:table-cell office:value-type="float" office:value="17383.81" calcext:value-type="float">
            <text:p>17383.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16T15:23:54Z</text:p>
          </table:table-cell>
          <table:table-cell office:value-type="string" calcext:value-type="string">
            <text:p>2022-03-18T02:29:13Z</text:p>
          </table:table-cell>
          <table:table-cell office:value-type="string" calcext:value-type="string">
            <text:p>2022-03-18T07:20:07Z</text:p>
          </table:table-cell>
          <table:table-cell office:value-type="string" calcext:value-type="string">
            <text:p>SUCCEEDED</text:p>
          </table:table-cell>
          <table:table-cell office:value-type="float" office:value="1262816" calcext:value-type="float">
            <text:p>1262816</text:p>
          </table:table-cell>
          <table:table-cell office:value-type="float" office:value="151194" calcext:value-type="float">
            <text:p>151194</text:p>
          </table:table-cell>
          <table:table-cell office:value-type="float" office:value="457.064" calcext:value-type="float">
            <text:p>457.064</text:p>
          </table:table-cell>
          <table:table-cell office:value-type="float" office:value="20.831" calcext:value-type="float">
            <text:p>20.831</text:p>
          </table:table-cell>
          <table:table-cell office:value-type="float" office:value="40.327" calcext:value-type="float">
            <text:p>40.327</text:p>
          </table:table-cell>
        </table:table-row>
        <table:table-row table:style-name="ro1">
          <table:table-cell office:value-type="string" calcext:value-type="string">
            <text:p>u-ch427-n1280-start-paper-pack0-x0</text:p>
          </table:table-cell>
          <table:table-cell office:value-type="float" office:value="9212.292" calcext:value-type="float">
            <text:p>9212.292</text:p>
          </table:table-cell>
          <table:table-cell office:value-type="float" office:value="139.98" calcext:value-type="float">
            <text:p>139.98</text:p>
          </table:table-cell>
          <table:table-cell table:number-columns-repeated="2"/>
          <table:table-cell office:value-type="string" calcext:value-type="string">
            <text:p>x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9T14:05:27Z</text:p>
          </table:table-cell>
          <table:table-cell office:value-type="string" calcext:value-type="string">
            <text:p>2022-03-29T16:57:43Z</text:p>
          </table:table-cell>
          <table:table-cell office:value-type="string" calcext:value-type="string">
            <text:p>2022-03-29T19:32:28Z</text:p>
          </table:table-cell>
          <table:table-cell office:value-type="string" calcext:value-type="string">
            <text:p>SUCCEEDED</text:p>
          </table:table-cell>
          <table:table-cell office:value-type="float" office:value="1346060" calcext:value-type="float">
            <text:p>1346060</text:p>
          </table:table-cell>
          <table:table-cell office:value-type="float" office:value="158816" calcext:value-type="float">
            <text:p>158816</text:p>
          </table:table-cell>
          <table:table-cell office:value-type="float" office:value="474.69" calcext:value-type="float">
            <text:p>474.69</text:p>
          </table:table-cell>
          <table:table-cell office:value-type="float" office:value="22.367" calcext:value-type="float">
            <text:p>22.367</text:p>
          </table:table-cell>
          <table:table-cell office:value-type="float" office:value="20.005" calcext:value-type="float">
            <text:p>20.005</text:p>
          </table:table-cell>
        </table:table-row>
        <table:table-row table:style-name="ro1">
          <table:table-cell office:value-type="string" calcext:value-type="string">
            <text:p>u-ch427-n1280-start-paper-pack0-x1</text:p>
          </table:table-cell>
          <table:table-cell office:value-type="float" office:value="9228.694" calcext:value-type="float">
            <text:p>9228.694</text:p>
          </table:table-cell>
          <table:table-cell office:value-type="float" office:value="140.17" calcext:value-type="float">
            <text:p>140.17</text:p>
          </table:table-cell>
          <table:table-cell table:number-columns-repeated="2"/>
          <table:table-cell office:value-type="string" calcext:value-type="string">
            <text:p>x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9T14:05:34Z</text:p>
          </table:table-cell>
          <table:table-cell office:value-type="string" calcext:value-type="string">
            <text:p>2022-03-29T19:35:32Z</text:p>
          </table:table-cell>
          <table:table-cell office:value-type="string" calcext:value-type="string">
            <text:p>2022-03-29T22:10:36Z</text:p>
          </table:table-cell>
          <table:table-cell office:value-type="string" calcext:value-type="string">
            <text:p>SUCCEEDED</text:p>
          </table:table-cell>
          <table:table-cell office:value-type="float" office:value="1346062" calcext:value-type="float">
            <text:p>1346062</text:p>
          </table:table-cell>
          <table:table-cell office:value-type="float" office:value="44270" calcext:value-type="float">
            <text:p>44270</text:p>
          </table:table-cell>
          <table:table-cell office:value-type="float" office:value="469.569" calcext:value-type="float">
            <text:p>469.569</text:p>
          </table:table-cell>
          <table:table-cell office:value-type="float" office:value="24.496" calcext:value-type="float">
            <text:p>24.496</text:p>
          </table:table-cell>
          <table:table-cell office:value-type="float" office:value="20.795" calcext:value-type="float">
            <text:p>20.795</text:p>
          </table:table-cell>
        </table:table-row>
        <table:table-row table:style-name="ro1">
          <table:table-cell office:value-type="string" calcext:value-type="string">
            <text:p>u-ch427-n1280-start-paper-pack0-x2</text:p>
          </table:table-cell>
          <table:table-cell office:value-type="float" office:value="9246.714" calcext:value-type="float">
            <text:p>9246.714</text:p>
          </table:table-cell>
          <table:table-cell office:value-type="float" office:value="139.72" calcext:value-type="float">
            <text:p>139.72</text:p>
          </table:table-cell>
          <table:table-cell table:number-columns-repeated="2"/>
          <table:table-cell office:value-type="string" calcext:value-type="string">
            <text:p>x2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1T14:03:22Z</text:p>
          </table:table-cell>
          <table:table-cell office:value-type="string" calcext:value-type="string">
            <text:p>2022-03-21T14:47:02Z</text:p>
          </table:table-cell>
          <table:table-cell office:value-type="string" calcext:value-type="string">
            <text:p>2022-03-21T17:22:25Z</text:p>
          </table:table-cell>
          <table:table-cell office:value-type="string" calcext:value-type="string">
            <text:p>SUCCEEDED</text:p>
          </table:table-cell>
          <table:table-cell office:value-type="float" office:value="1291706" calcext:value-type="float">
            <text:p>1291706</text:p>
          </table:table-cell>
          <table:table-cell office:value-type="float" office:value="64821" calcext:value-type="float">
            <text:p>64821</text:p>
          </table:table-cell>
          <table:table-cell office:value-type="float" office:value="469.367" calcext:value-type="float">
            <text:p>469.367</text:p>
          </table:table-cell>
          <table:table-cell office:value-type="float" office:value="17.408" calcext:value-type="float">
            <text:p>17.408</text:p>
          </table:table-cell>
          <table:table-cell office:value-type="float" office:value="19.409" calcext:value-type="float">
            <text:p>19.409</text:p>
          </table:table-cell>
        </table:table-row>
        <table:table-row table:style-name="ro1">
          <table:table-cell office:value-type="string" calcext:value-type="string">
            <text:p>u-ch427-n1280-start-paper-pack0-x3</text:p>
          </table:table-cell>
          <table:table-cell office:value-type="float" office:value="8975.345" calcext:value-type="float">
            <text:p>8975.345</text:p>
          </table:table-cell>
          <table:table-cell office:value-type="float" office:value="139.28" calcext:value-type="float">
            <text:p>139.28</text:p>
          </table:table-cell>
          <table:table-cell table:number-columns-repeated="2"/>
          <table:table-cell office:value-type="string" calcext:value-type="string">
            <text:p>x3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4T01:54:42Z</text:p>
          </table:table-cell>
          <table:table-cell office:value-type="string" calcext:value-type="string">
            <text:p>2022-03-24T03:00:10Z</text:p>
          </table:table-cell>
          <table:table-cell office:value-type="string" calcext:value-type="string">
            <text:p>2022-03-24T05:31:01Z</text:p>
          </table:table-cell>
          <table:table-cell office:value-type="string" calcext:value-type="string">
            <text:p>SUCCEEDED</text:p>
          </table:table-cell>
          <table:table-cell office:value-type="float" office:value="1309974" calcext:value-type="float">
            <text:p>1309974</text:p>
          </table:table-cell>
          <table:table-cell office:value-type="float" office:value="179068" calcext:value-type="float">
            <text:p>179068</text:p>
          </table:table-cell>
          <table:table-cell office:value-type="float" office:value="484.159" calcext:value-type="float">
            <text:p>484.159</text:p>
          </table:table-cell>
          <table:table-cell office:value-type="float" office:value="23.165" calcext:value-type="float">
            <text:p>23.165</text:p>
          </table:table-cell>
          <table:table-cell office:value-type="float" office:value="18.775" calcext:value-type="float">
            <text:p>18.775</text:p>
          </table:table-cell>
        </table:table-row>
        <table:table-row table:style-name="ro1">
          <table:table-cell office:value-type="string" calcext:value-type="string">
            <text:p>u-ch427-n1280-start-paper-pack0-x4</text:p>
          </table:table-cell>
          <table:table-cell office:value-type="float" office:value="8207.299" calcext:value-type="float">
            <text:p>8207.299</text:p>
          </table:table-cell>
          <table:table-cell office:value-type="float" office:value="137.57" calcext:value-type="float">
            <text:p>137.57</text:p>
          </table:table-cell>
          <table:table-cell table:number-columns-repeated="2"/>
          <table:table-cell office:value-type="string" calcext:value-type="string">
            <text:p>x4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4T01:55:02Z</text:p>
          </table:table-cell>
          <table:table-cell office:value-type="string" calcext:value-type="string">
            <text:p>2022-03-24T07:02:48Z</text:p>
          </table:table-cell>
          <table:table-cell office:value-type="string" calcext:value-type="string">
            <text:p>2022-03-24T09:20:50Z</text:p>
          </table:table-cell>
          <table:table-cell office:value-type="string" calcext:value-type="string">
            <text:p>SUCCEEDED</text:p>
          </table:table-cell>
          <table:table-cell office:value-type="float" office:value="1309978" calcext:value-type="float">
            <text:p>1309978</text:p>
          </table:table-cell>
          <table:table-cell office:value-type="float" office:value="256045" calcext:value-type="float">
            <text:p>256045</text:p>
          </table:table-cell>
          <table:table-cell office:value-type="float" office:value="481.833" calcext:value-type="float">
            <text:p>481.833</text:p>
          </table:table-cell>
          <table:table-cell office:value-type="float" office:value="24.573" calcext:value-type="float">
            <text:p>24.573</text:p>
          </table:table-cell>
          <table:table-cell office:value-type="float" office:value="19.173" calcext:value-type="float">
            <text:p>19.173</text:p>
          </table:table-cell>
        </table:table-row>
        <table:table-row table:style-name="ro1">
          <table:table-cell office:value-type="string" calcext:value-type="string">
            <text:p>u-ch427-n1280-start-paper-pack0-x5</text:p>
          </table:table-cell>
          <table:table-cell table:number-columns-repeated="4"/>
          <table:table-cell office:value-type="string" calcext:value-type="string">
            <text:p>x5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2022-03-20T21:13:18Z</text:p>
          </table:table-cell>
          <table:table-cell office:value-type="string" calcext:value-type="string">
            <text:p>2022-03-21T02:26:35Z</text:p>
          </table:table-cell>
          <table:table-cell office:value-type="string" calcext:value-type="string">
            <text:p>2022-03-21T02:26:48Z</text:p>
          </table:table-cell>
          <table:table-cell office:value-type="string" calcext:value-type="string">
            <text:p>E</text:p>
          </table:table-cell>
          <table:table-cell office:value-type="float" office:value="1287581" calcext:value-type="float">
            <text:p>1287581</text:p>
          </table:table-cell>
          <table:table-cell office:value-type="float" office:value="150682" calcext:value-type="float">
            <text:p>150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start-paper-pack0-x6</text:p>
          </table:table-cell>
          <table:table-cell office:value-type="float" office:value="11246.831" calcext:value-type="float">
            <text:p>11246.831</text:p>
          </table:table-cell>
          <table:table-cell office:value-type="float" office:value="478.08" calcext:value-type="float">
            <text:p>478.08</text:p>
          </table:table-cell>
          <table:table-cell table:number-columns-repeated="2"/>
          <table:table-cell office:value-type="string" calcext:value-type="string">
            <text:p>x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2T14:33:44Z</text:p>
          </table:table-cell>
          <table:table-cell office:value-type="string" calcext:value-type="string">
            <text:p>2022-03-22T22:00:54Z</text:p>
          </table:table-cell>
          <table:table-cell office:value-type="string" calcext:value-type="string">
            <text:p>2022-03-23T01:08:23Z</text:p>
          </table:table-cell>
          <table:table-cell office:value-type="string" calcext:value-type="string">
            <text:p>SUCCEEDED</text:p>
          </table:table-cell>
          <table:table-cell office:value-type="float" office:value="1296546" calcext:value-type="float">
            <text:p>1296546</text:p>
          </table:table-cell>
          <table:table-cell office:value-type="float" office:value="35862" calcext:value-type="float">
            <text:p>35862</text:p>
          </table:table-cell>
          <table:table-cell office:value-type="float" office:value="1601.893" calcext:value-type="float">
            <text:p>1601.893</text:p>
          </table:table-cell>
          <table:table-cell office:value-type="float" office:value="22.822" calcext:value-type="float">
            <text:p>22.822</text:p>
          </table:table-cell>
          <table:table-cell office:value-type="float" office:value="21.455" calcext:value-type="float">
            <text:p>21.455</text:p>
          </table:table-cell>
        </table:table-row>
        <table:table-row table:style-name="ro1">
          <table:table-cell office:value-type="string" calcext:value-type="string">
            <text:p>u-ch427-n1280-start-paper-pack0-x7</text:p>
          </table:table-cell>
          <table:table-cell office:value-type="float" office:value="11169.151" calcext:value-type="float">
            <text:p>11169.151</text:p>
          </table:table-cell>
          <table:table-cell office:value-type="float" office:value="161.76" calcext:value-type="float">
            <text:p>161.76</text:p>
          </table:table-cell>
          <table:table-cell table:number-columns-repeated="2"/>
          <table:table-cell office:value-type="string" calcext:value-type="string">
            <text:p>x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2T14:34:01Z</text:p>
          </table:table-cell>
          <table:table-cell office:value-type="string" calcext:value-type="string">
            <text:p>2022-03-23T02:13:51Z</text:p>
          </table:table-cell>
          <table:table-cell office:value-type="string" calcext:value-type="string">
            <text:p>2022-03-23T05:40:14Z</text:p>
          </table:table-cell>
          <table:table-cell office:value-type="string" calcext:value-type="string">
            <text:p>SUCCEEDED</text:p>
          </table:table-cell>
          <table:table-cell office:value-type="float" office:value="1296550" calcext:value-type="float">
            <text:p>1296550</text:p>
          </table:table-cell>
          <table:table-cell office:value-type="float" office:value="13683" calcext:value-type="float">
            <text:p>13683</text:p>
          </table:table-cell>
          <table:table-cell office:value-type="float" office:value="1719.374" calcext:value-type="float">
            <text:p>1719.374</text:p>
          </table:table-cell>
          <table:table-cell office:value-type="float" office:value="21.384" calcext:value-type="float">
            <text:p>21.384</text:p>
          </table:table-cell>
          <table:table-cell office:value-type="float" office:value="26.971" calcext:value-type="float">
            <text:p>26.971</text:p>
          </table:table-cell>
        </table:table-row>
        <table:table-row table:style-name="ro1">
          <table:table-cell office:value-type="string" calcext:value-type="string">
            <text:p>u-ch427-n1280-start-paper-pack0-x8</text:p>
          </table:table-cell>
          <table:table-cell office:value-type="float" office:value="14041.623" calcext:value-type="float">
            <text:p>14041.623</text:p>
          </table:table-cell>
          <table:table-cell office:value-type="float" office:value="139.4" calcext:value-type="float">
            <text:p>139.4</text:p>
          </table:table-cell>
          <table:table-cell table:number-columns-repeated="2"/>
          <table:table-cell office:value-type="string" calcext:value-type="string">
            <text:p>x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8T21:56:17Z</text:p>
          </table:table-cell>
          <table:table-cell office:value-type="string" calcext:value-type="string">
            <text:p>2022-03-29T05:22:03Z</text:p>
          </table:table-cell>
          <table:table-cell office:value-type="string" calcext:value-type="string">
            <text:p>2022-03-29T09:17:18Z</text:p>
          </table:table-cell>
          <table:table-cell office:value-type="string" calcext:value-type="string">
            <text:p>SUCCEEDED</text:p>
          </table:table-cell>
          <table:table-cell office:value-type="float" office:value="1341936" calcext:value-type="float">
            <text:p>1341936</text:p>
          </table:table-cell>
          <table:table-cell office:value-type="float" office:value="155512" calcext:value-type="float">
            <text:p>155512</text:p>
          </table:table-cell>
          <table:table-cell office:value-type="float" office:value="473.825" calcext:value-type="float">
            <text:p>473.825</text:p>
          </table:table-cell>
          <table:table-cell office:value-type="float" office:value="35.516" calcext:value-type="float">
            <text:p>35.516</text:p>
          </table:table-cell>
          <table:table-cell office:value-type="float" office:value="29.214" calcext:value-type="float">
            <text:p>29.214</text:p>
          </table:table-cell>
        </table:table-row>
        <table:table-row table:style-name="ro1">
          <table:table-cell office:value-type="string" calcext:value-type="string">
            <text:p>u-ch427-n1280-start-paper-pack0-x9</text:p>
          </table:table-cell>
          <table:table-cell office:value-type="float" office:value="9095.017" calcext:value-type="float">
            <text:p>9095.017</text:p>
          </table:table-cell>
          <table:table-cell office:value-type="float" office:value="139.39" calcext:value-type="float">
            <text:p>139.39</text:p>
          </table:table-cell>
          <table:table-cell table:number-columns-repeated="2"/>
          <table:table-cell office:value-type="string" calcext:value-type="string">
            <text:p>x9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9T17:52:09Z</text:p>
          </table:table-cell>
          <table:table-cell office:value-type="string" calcext:value-type="string">
            <text:p>2022-03-30T00:09:06Z</text:p>
          </table:table-cell>
          <table:table-cell office:value-type="string" calcext:value-type="string">
            <text:p>2022-03-30T02:42:09Z</text:p>
          </table:table-cell>
          <table:table-cell office:value-type="string" calcext:value-type="string">
            <text:p>SUCCEEDED</text:p>
          </table:table-cell>
          <table:table-cell office:value-type="float" office:value="1347796" calcext:value-type="float">
            <text:p>1347796</text:p>
          </table:table-cell>
          <table:table-cell office:value-type="float" office:value="261219" calcext:value-type="float">
            <text:p>261219</text:p>
          </table:table-cell>
          <table:table-cell office:value-type="float" office:value="462.763" calcext:value-type="float">
            <text:p>462.763</text:p>
          </table:table-cell>
          <table:table-cell office:value-type="float" office:value="22.694" calcext:value-type="float">
            <text:p>22.694</text:p>
          </table:table-cell>
          <table:table-cell office:value-type="float" office:value="17.494" calcext:value-type="float">
            <text:p>17.494</text:p>
          </table:table-cell>
        </table:table-row>
        <table:table-row table:style-name="ro1">
          <table:table-cell office:value-type="string" calcext:value-type="string">
            <text:p>u-ch427-n1280-start-paper-pack5-x0</text:p>
          </table:table-cell>
          <table:table-cell office:value-type="float" office:value="14155.402" calcext:value-type="float">
            <text:p>14155.402</text:p>
          </table:table-cell>
          <table:table-cell office:value-type="float" office:value="137.83" calcext:value-type="float">
            <text:p>137.83</text:p>
          </table:table-cell>
          <table:table-cell table:number-columns-repeated="2"/>
          <table:table-cell office:value-type="string" calcext:value-type="string">
            <text:p>x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9T14:05:34Z</text:p>
          </table:table-cell>
          <table:table-cell office:value-type="string" calcext:value-type="string">
            <text:p>2022-03-29T17:51:50Z</text:p>
          </table:table-cell>
          <table:table-cell office:value-type="string" calcext:value-type="string">
            <text:p>2022-03-29T21:49:08Z</text:p>
          </table:table-cell>
          <table:table-cell office:value-type="string" calcext:value-type="string">
            <text:p>SUCCEEDED</text:p>
          </table:table-cell>
          <table:table-cell office:value-type="float" office:value="1346061" calcext:value-type="float">
            <text:p>1346061</text:p>
          </table:table-cell>
          <table:table-cell office:value-type="float" office:value="26016" calcext:value-type="float">
            <text:p>26016</text:p>
          </table:table-cell>
          <table:table-cell office:value-type="float" office:value="500.838" calcext:value-type="float">
            <text:p>500.838</text:p>
          </table:table-cell>
          <table:table-cell office:value-type="float" office:value="22.914" calcext:value-type="float">
            <text:p>22.914</text:p>
          </table:table-cell>
          <table:table-cell office:value-type="float" office:value="22.065" calcext:value-type="float">
            <text:p>22.065</text:p>
          </table:table-cell>
        </table:table-row>
        <table:table-row table:style-name="ro1">
          <table:table-cell office:value-type="string" calcext:value-type="string">
            <text:p>u-ch427-n1280-start-paper-pack5-x1</text:p>
          </table:table-cell>
          <table:table-cell office:value-type="float" office:value="8955.577" calcext:value-type="float">
            <text:p>8955.577</text:p>
          </table:table-cell>
          <table:table-cell office:value-type="float" office:value="140.54" calcext:value-type="float">
            <text:p>140.54</text:p>
          </table:table-cell>
          <table:table-cell table:number-columns-repeated="2"/>
          <table:table-cell office:value-type="string" calcext:value-type="string">
            <text:p>x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30T19:39:35Z</text:p>
          </table:table-cell>
          <table:table-cell office:value-type="string" calcext:value-type="string">
            <text:p>2022-03-30T20:12:23Z</text:p>
          </table:table-cell>
          <table:table-cell office:value-type="string" calcext:value-type="string">
            <text:p>2022-03-30T22:42:55Z</text:p>
          </table:table-cell>
          <table:table-cell office:value-type="string" calcext:value-type="string">
            <text:p>SUCCEEDED</text:p>
          </table:table-cell>
          <table:table-cell office:value-type="float" office:value="1355042" calcext:value-type="float">
            <text:p>1355042</text:p>
          </table:table-cell>
          <table:table-cell office:value-type="float" office:value="146404" calcext:value-type="float">
            <text:p>146404</text:p>
          </table:table-cell>
          <table:table-cell office:value-type="float" office:value="484.387" calcext:value-type="float">
            <text:p>484.387</text:p>
          </table:table-cell>
          <table:table-cell office:value-type="float" office:value="22.418" calcext:value-type="float">
            <text:p>22.418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string" calcext:value-type="string">
            <text:p>u-ch427-n1280-start-paper-pack5-x2</text:p>
          </table:table-cell>
          <table:table-cell office:value-type="float" office:value="9083.299" calcext:value-type="float">
            <text:p>9083.299</text:p>
          </table:table-cell>
          <table:table-cell office:value-type="float" office:value="137.18" calcext:value-type="float">
            <text:p>137.18</text:p>
          </table:table-cell>
          <table:table-cell table:number-columns-repeated="2"/>
          <table:table-cell office:value-type="string" calcext:value-type="string">
            <text:p>x2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4T17:47:24Z</text:p>
          </table:table-cell>
          <table:table-cell office:value-type="string" calcext:value-type="string">
            <text:p>2022-03-24T18:36:41Z</text:p>
          </table:table-cell>
          <table:table-cell office:value-type="string" calcext:value-type="string">
            <text:p>2022-03-24T21:09:20Z</text:p>
          </table:table-cell>
          <table:table-cell office:value-type="string" calcext:value-type="string">
            <text:p>SUCCEEDED</text:p>
          </table:table-cell>
          <table:table-cell office:value-type="float" office:value="1315920" calcext:value-type="float">
            <text:p>1315920</text:p>
          </table:table-cell>
          <table:table-cell office:value-type="float" office:value="188406" calcext:value-type="float">
            <text:p>188406</text:p>
          </table:table-cell>
          <table:table-cell office:value-type="float" office:value="471.44" calcext:value-type="float">
            <text:p>471.44</text:p>
          </table:table-cell>
          <table:table-cell office:value-type="float" office:value="22.068" calcext:value-type="float">
            <text:p>22.068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1">
          <table:table-cell office:value-type="string" calcext:value-type="string">
            <text:p>u-ch427-n1280-start-paper-pack5-x3</text:p>
          </table:table-cell>
          <table:table-cell table:number-columns-repeated="4"/>
          <table:table-cell office:value-type="string" calcext:value-type="string">
            <text:p>x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start-paper-pack5-x4</text:p>
          </table:table-cell>
          <table:table-cell office:value-type="float" office:value="7946.582" calcext:value-type="float">
            <text:p>7946.582</text:p>
          </table:table-cell>
          <table:table-cell office:value-type="float" office:value="141.72" calcext:value-type="float">
            <text:p>141.72</text:p>
          </table:table-cell>
          <table:table-cell table:number-columns-repeated="2"/>
          <table:table-cell office:value-type="string" calcext:value-type="string">
            <text:p>x4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4T01:54:50Z</text:p>
          </table:table-cell>
          <table:table-cell office:value-type="string" calcext:value-type="string">
            <text:p>2022-03-24T04:48:46Z</text:p>
          </table:table-cell>
          <table:table-cell office:value-type="string" calcext:value-type="string">
            <text:p>2022-03-24T07:02:24Z</text:p>
          </table:table-cell>
          <table:table-cell office:value-type="string" calcext:value-type="string">
            <text:p>SUCCEEDED</text:p>
          </table:table-cell>
          <table:table-cell office:value-type="float" office:value="1309976" calcext:value-type="float">
            <text:p>1309976</text:p>
          </table:table-cell>
          <table:table-cell office:value-type="float" office:value="93016" calcext:value-type="float">
            <text:p>93016</text:p>
          </table:table-cell>
          <table:table-cell office:value-type="float" office:value="485.743" calcext:value-type="float">
            <text:p>485.743</text:p>
          </table:table-cell>
          <table:table-cell office:value-type="float" office:value="22.676" calcext:value-type="float">
            <text:p>22.676</text:p>
          </table:table-cell>
          <table:table-cell office:value-type="float" office:value="19.445" calcext:value-type="float">
            <text:p>19.445</text:p>
          </table:table-cell>
        </table:table-row>
        <table:table-row table:style-name="ro1">
          <table:table-cell office:value-type="string" calcext:value-type="string">
            <text:p>u-ch427-n1280-start-paper-pack5-x5</text:p>
          </table:table-cell>
          <table:table-cell office:value-type="float" office:value="10332.799" calcext:value-type="float">
            <text:p>10332.799</text:p>
          </table:table-cell>
          <table:table-cell office:value-type="float" office:value="141.57" calcext:value-type="float">
            <text:p>141.57</text:p>
          </table:table-cell>
          <table:table-cell table:number-columns-repeated="2"/>
          <table:table-cell office:value-type="string" calcext:value-type="string">
            <text:p>x5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1T14:07:29Z</text:p>
          </table:table-cell>
          <table:table-cell office:value-type="string" calcext:value-type="string">
            <text:p>2022-03-22T02:44:51Z</text:p>
          </table:table-cell>
          <table:table-cell office:value-type="string" calcext:value-type="string">
            <text:p>2022-03-22T05:38:20Z</text:p>
          </table:table-cell>
          <table:table-cell office:value-type="string" calcext:value-type="string">
            <text:p>SUCCEEDED</text:p>
          </table:table-cell>
          <table:table-cell office:value-type="float" office:value="1291750" calcext:value-type="float">
            <text:p>1291750</text:p>
          </table:table-cell>
          <table:table-cell office:value-type="float" office:value="27353" calcext:value-type="float">
            <text:p>27353</text:p>
          </table:table-cell>
          <table:table-cell office:value-type="float" office:value="1195.126" calcext:value-type="float">
            <text:p>1195.126</text:p>
          </table:table-cell>
          <table:table-cell office:value-type="float" office:value="20.528" calcext:value-type="float">
            <text:p>20.528</text:p>
          </table:table-cell>
          <table:table-cell office:value-type="float" office:value="19.769" calcext:value-type="float">
            <text:p>19.769</text:p>
          </table:table-cell>
        </table:table-row>
        <table:table-row table:style-name="ro1">
          <table:table-cell office:value-type="string" calcext:value-type="string">
            <text:p>u-ch427-n1280-start-paper-pack5-x6</text:p>
          </table:table-cell>
          <table:table-cell table:number-columns-repeated="4"/>
          <table:table-cell office:value-type="string" calcext:value-type="string">
            <text:p>x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start-paper-pack5-x7</text:p>
          </table:table-cell>
          <table:table-cell office:value-type="float" office:value="9036.756" calcext:value-type="float">
            <text:p>9036.756</text:p>
          </table:table-cell>
          <table:table-cell office:value-type="float" office:value="166.47" calcext:value-type="float">
            <text:p>166.47</text:p>
          </table:table-cell>
          <table:table-cell table:number-columns-repeated="2"/>
          <table:table-cell office:value-type="string" calcext:value-type="string">
            <text:p>x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1T14:07:58Z</text:p>
          </table:table-cell>
          <table:table-cell office:value-type="string" calcext:value-type="string">
            <text:p>2022-03-22T05:38:46Z</text:p>
          </table:table-cell>
          <table:table-cell office:value-type="string" calcext:value-type="string">
            <text:p>2022-03-22T08:10:36Z</text:p>
          </table:table-cell>
          <table:table-cell office:value-type="string" calcext:value-type="string">
            <text:p>SUCCEEDED</text:p>
          </table:table-cell>
          <table:table-cell office:value-type="float" office:value="1291754" calcext:value-type="float">
            <text:p>1291754</text:p>
          </table:table-cell>
          <table:table-cell office:value-type="float" office:value="176396" calcext:value-type="float">
            <text:p>176396</text:p>
          </table:table-cell>
          <table:table-cell office:value-type="float" office:value="1665.47" calcext:value-type="float">
            <text:p>1665.47</text:p>
          </table:table-cell>
          <table:table-cell office:value-type="float" office:value="14.385" calcext:value-type="float">
            <text:p>14.385</text:p>
          </table:table-cell>
          <table:table-cell office:value-type="float" office:value="16.294" calcext:value-type="float">
            <text:p>16.294</text:p>
          </table:table-cell>
        </table:table-row>
        <table:table-row table:style-name="ro1">
          <table:table-cell office:value-type="string" calcext:value-type="string">
            <text:p>u-ch427-n1280-start-paper-pack5-x8</text:p>
          </table:table-cell>
          <table:table-cell table:number-columns-repeated="4"/>
          <table:table-cell office:value-type="string" calcext:value-type="string">
            <text:p>x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8T16:38:55Z</text:p>
          </table:table-cell>
          <table:table-cell office:value-type="string" calcext:value-type="string">
            <text:p>2022-03-29T01:21:18Z</text:p>
          </table:table-cell>
          <table:table-cell office:value-type="string" calcext:value-type="string">
            <text:p>2022-03-29T05:21:33Z</text:p>
          </table:table-cell>
          <table:table-cell office:value-type="string" calcext:value-type="string">
            <text:p>E</text:p>
          </table:table-cell>
          <table:table-cell office:value-type="float" office:value="1340857" calcext:value-type="float">
            <text:p>1340857</text:p>
          </table:table-cell>
          <table:table-cell office:value-type="float" office:value="256943" calcext:value-type="float">
            <text:p>256943</text:p>
          </table:table-cell>
          <table:table-cell office:value-type="float" office:value="494.289" calcext:value-type="float">
            <text:p>494.289</text:p>
          </table:table-cell>
          <table:table-cell office:value-type="float" office:value="50.195" calcext:value-type="float">
            <text:p>50.195</text:p>
          </table:table-cell>
          <table:table-cell office:value-type="float" office:value="37.86" calcext:value-type="float">
            <text:p>37.86</text:p>
          </table:table-cell>
        </table:table-row>
        <table:table-row table:style-name="ro1">
          <table:table-cell office:value-type="string" calcext:value-type="string">
            <text:p>u-ch427-n1280-start-paper-pack5-x9</text:p>
          </table:table-cell>
          <table:table-cell office:value-type="float" office:value="9177.961" calcext:value-type="float">
            <text:p>9177.961</text:p>
          </table:table-cell>
          <table:table-cell office:value-type="float" office:value="140.43" calcext:value-type="float">
            <text:p>140.43</text:p>
          </table:table-cell>
          <table:table-cell table:number-columns-repeated="2"/>
          <table:table-cell office:value-type="string" calcext:value-type="string">
            <text:p>x9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29T14:05:54Z</text:p>
          </table:table-cell>
          <table:table-cell office:value-type="string" calcext:value-type="string">
            <text:p>2022-03-29T22:10:50Z</text:p>
          </table:table-cell>
          <table:table-cell office:value-type="string" calcext:value-type="string">
            <text:p>2022-03-30T00:45:31Z</text:p>
          </table:table-cell>
          <table:table-cell office:value-type="string" calcext:value-type="string">
            <text:p>SUCCEEDED</text:p>
          </table:table-cell>
          <table:table-cell office:value-type="float" office:value="1346065" calcext:value-type="float">
            <text:p>1346065</text:p>
          </table:table-cell>
          <table:table-cell office:value-type="float" office:value="72862" calcext:value-type="float">
            <text:p>72862</text:p>
          </table:table-cell>
          <table:table-cell office:value-type="float" office:value="477.215" calcext:value-type="float">
            <text:p>477.215</text:p>
          </table:table-cell>
          <table:table-cell office:value-type="float" office:value="21.175" calcext:value-type="float">
            <text:p>21.175</text:p>
          </table:table-cell>
          <table:table-cell office:value-type="float" office:value="21.644" calcext:value-type="float">
            <text:p>21.644</text:p>
          </table:table-cell>
        </table:table-row>
        <table:table-row table:style-name="ro1">
          <table:table-cell office:value-type="string" calcext:value-type="string">
            <text:p>u-ch427-n1280-template</text:p>
          </table:table-cell>
          <table:table-cell office:value-type="float" office:value="1918.85" calcext:value-type="float">
            <text:p>1918.85</text:p>
          </table:table-cell>
          <table:table-cell table:number-columns-repeated="3"/>
          <table:table-cell office:value-type="string" calcext:value-type="string">
            <text:p>te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7T19:05:29Z</text:p>
          </table:table-cell>
          <table:table-cell office:value-type="string" calcext:value-type="string">
            <text:p>2022-02-07T19:08:13Z</text:p>
          </table:table-cell>
          <table:table-cell office:value-type="string" calcext:value-type="string">
            <text:p>2022-02-07T19:41:48Z</text:p>
          </table:table-cell>
          <table:table-cell office:value-type="string" calcext:value-type="string">
            <text:p>SUCCEEDED</text:p>
          </table:table-cell>
          <table:table-cell office:value-type="float" office:value="1075806" calcext:value-type="float">
            <text:p>1075806</text:p>
          </table:table-cell>
          <table:table-cell office:value-type="float" office:value="34864" calcext:value-type="float">
            <text:p>34864</text:p>
          </table:table-cell>
          <table:table-cell office:value-type="float" office:value="497.111" calcext:value-type="float">
            <text:p>497.111</text:p>
          </table:table-cell>
          <table:table-cell office:value-type="float" office:value="1.807" calcext:value-type="float">
            <text:p>1.807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string" calcext:value-type="string">
            <text:p>u-ch427-n1280-template2</text:p>
          </table:table-cell>
          <table:table-cell table:number-columns-repeated="4"/>
          <table:table-cell office:value-type="string" calcext:value-type="string">
            <text:p>e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6T21:33:11Z</text:p>
          </table:table-cell>
          <table:table-cell office:value-type="string" calcext:value-type="string">
            <text:p>2022-02-06T21:33:22Z</text:p>
          </table:table-cell>
          <table:table-cell office:value-type="string" calcext:value-type="string">
            <text:p>2022-02-06T21:39:10Z</text:p>
          </table:table-cell>
          <table:table-cell office:value-type="string" calcext:value-type="string">
            <text:p>E</text:p>
          </table:table-cell>
          <table:table-cell office:value-type="float" office:value="1069886" calcext:value-type="float">
            <text:p>1069886</text:p>
          </table:table-cell>
          <table:table-cell office:value-type="float" office:value="109882" calcext:value-type="float">
            <text:p>109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template-start-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2022-02-19T15:37:01Z</text:p>
          </table:table-cell>
          <table:table-cell office:value-type="string" calcext:value-type="string">
            <text:p>2022-02-19T16:45:37Z</text:p>
          </table:table-cell>
          <table:table-cell office:value-type="string" calcext:value-type="string">
            <text:p>2022-02-19T16:46:57Z</text:p>
          </table:table-cell>
          <table:table-cell office:value-type="string" calcext:value-type="string">
            <text:p>E</text:p>
          </table:table-cell>
          <table:table-cell office:value-type="float" office:value="1136253" calcext:value-type="float">
            <text:p>1136253</text:p>
          </table:table-cell>
          <table:table-cell office:value-type="float" office:value="21819" calcext:value-type="float">
            <text:p>2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template-start-all</text:p>
          </table:table-cell>
          <table:table-cell table:number-columns-repeated="4"/>
          <table:table-cell office:value-type="string" calcext:value-type="string">
            <text:p>l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9T23:33:20Z</text:p>
          </table:table-cell>
          <table:table-cell office:value-type="string" calcext:value-type="string">
            <text:p>2022-02-19T23:33:29Z</text:p>
          </table:table-cell>
          <table:table-cell office:value-type="string" calcext:value-type="string">
            <text:p>2022-02-19T23:34:00Z</text:p>
          </table:table-cell>
          <table:table-cell office:value-type="string" calcext:value-type="string">
            <text:p>E</text:p>
          </table:table-cell>
          <table:table-cell office:value-type="float" office:value="1137080" calcext:value-type="float">
            <text:p>1137080</text:p>
          </table:table-cell>
          <table:table-cell office:value-type="float" office:value="168840" calcext:value-type="float">
            <text:p>168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template-start-all2</text:p>
          </table:table-cell>
          <table:table-cell office:value-type="float" office:value="1593.85" calcext:value-type="float">
            <text:p>1593.85</text:p>
          </table:table-cell>
          <table:table-cell table:number-columns-repeated="3"/>
          <table:table-cell office:value-type="string" calcext:value-type="string">
            <text:p>l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25T17:23:44Z</text:p>
          </table:table-cell>
          <table:table-cell office:value-type="string" calcext:value-type="string">
            <text:p>2022-02-25T17:24:33Z</text:p>
          </table:table-cell>
          <table:table-cell office:value-type="string" calcext:value-type="string">
            <text:p>2022-02-25T17:51:30Z</text:p>
          </table:table-cell>
          <table:table-cell office:value-type="string" calcext:value-type="string">
            <text:p>SUCCEEDED</text:p>
          </table:table-cell>
          <table:table-cell office:value-type="float" office:value="1160067" calcext:value-type="float">
            <text:p>1160067</text:p>
          </table:table-cell>
          <table:table-cell office:value-type="float" office:value="193080" calcext:value-type="float">
            <text:p>193080</text:p>
          </table:table-cell>
          <table:table-cell office:value-type="float" office:value="454.461" calcext:value-type="float">
            <text:p>454.461</text:p>
          </table:table-cell>
          <table:table-cell office:value-type="float" office:value="2.202" calcext:value-type="float">
            <text:p>2.202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u-ch427-n1280-template-start-all-ms</text:p>
          </table:table-cell>
          <table:table-cell table:number-columns-repeated="4"/>
          <table:table-cell office:value-type="string" calcext:value-type="string">
            <text:p>ms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06T23:05:26Z</text:p>
          </table:table-cell>
          <table:table-cell office:value-type="string" calcext:value-type="string">
            <text:p>2022-03-07T00:31:32Z</text:p>
          </table:table-cell>
          <table:table-cell office:value-type="string" calcext:value-type="string">
            <text:p>2022-03-07T00:38:21Z</text:p>
          </table:table-cell>
          <table:table-cell office:value-type="string" calcext:value-type="string">
            <text:p>E</text:p>
          </table:table-cell>
          <table:table-cell office:value-type="float" office:value="1208472" calcext:value-type="float">
            <text:p>1208472</text:p>
          </table:table-cell>
          <table:table-cell office:value-type="float" office:value="71787" calcext:value-type="float">
            <text:p>71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template-start-paper</text:p>
          </table:table-cell>
          <table:table-cell office:value-type="float" office:value="10574.06" calcext:value-type="float">
            <text:p>10574.06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09T14:57:56Z</text:p>
          </table:table-cell>
          <table:table-cell office:value-type="string" calcext:value-type="string">
            <text:p>2022-03-09T14:58:11Z</text:p>
          </table:table-cell>
          <table:table-cell office:value-type="string" calcext:value-type="string">
            <text:p>2022-03-09T17:55:47Z</text:p>
          </table:table-cell>
          <table:table-cell office:value-type="string" calcext:value-type="string">
            <text:p>SUCCEEDED</text:p>
          </table:table-cell>
          <table:table-cell office:value-type="float" office:value="1226748" calcext:value-type="float">
            <text:p>1226748</text:p>
          </table:table-cell>
          <table:table-cell office:value-type="float" office:value="125209" calcext:value-type="float">
            <text:p>125209</text:p>
          </table:table-cell>
          <table:table-cell office:value-type="float" office:value="492.801" calcext:value-type="float">
            <text:p>492.801</text:p>
          </table:table-cell>
          <table:table-cell office:value-type="float" office:value="19.923" calcext:value-type="float">
            <text:p>19.923</text:p>
          </table:table-cell>
          <table:table-cell office:value-type="float" office:value="17.878" calcext:value-type="float">
            <text:p>17.878</text:p>
          </table:table-cell>
        </table:table-row>
        <table:table-row table:style-name="ro1">
          <table:table-cell office:value-type="string" calcext:value-type="string">
            <text:p>u-ch427-n1280-template-start-paper-pack0</text:p>
          </table:table-cell>
          <table:table-cell table:number-columns-repeated="4"/>
          <table:table-cell office:value-type="string" calcext:value-type="string">
            <text:p>k0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1280-template-start-paper-pack5</text:p>
          </table:table-cell>
          <table:table-cell table:number-columns-repeated="4"/>
          <table:table-cell office:value-type="string" calcext:value-type="string">
            <text:p>k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template-start-test-orig1</text:p>
          </table:table-cell>
          <table:table-cell table:number-columns-repeated="4"/>
          <table:table-cell office:value-type="string" calcext:value-type="string">
            <text:p>g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022-03-05T23:04:29Z</text:p>
          </table:table-cell>
          <table:table-cell office:value-type="string" calcext:value-type="string">
            <text:p>2022-03-06T04:50:29Z</text:p>
          </table:table-cell>
          <table:table-cell office:value-type="string" calcext:value-type="string">
            <text:p>2022-03-06T06:50:31Z</text:p>
          </table:table-cell>
          <table:table-cell office:value-type="string" calcext:value-type="string">
            <text:p>E</text:p>
          </table:table-cell>
          <table:table-cell office:value-type="float" office:value="1206090" calcext:value-type="float">
            <text:p>1206090</text:p>
          </table:table-cell>
          <table:table-cell office:value-type="float" office:value="193090" calcext:value-type="float">
            <text:p>193090</text:p>
          </table:table-cell>
          <table:table-cell office:value-type="float" office:value="487.503" calcext:value-type="float">
            <text:p>487.503</text:p>
          </table:table-cell>
          <table:table-cell office:value-type="float" office:value="3.184" calcext:value-type="float">
            <text:p>3.184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string" calcext:value-type="string">
            <text:p>u-ch427-n1280-template-start-test-orig2</text:p>
          </table:table-cell>
          <table:table-cell office:value-type="float" office:value="7019.18" calcext:value-type="float">
            <text:p>7019.18</text:p>
          </table:table-cell>
          <table:table-cell table:number-columns-repeated="3"/>
          <table:table-cell office:value-type="string" calcext:value-type="string">
            <text:p>g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022-03-05T23:09:57Z</text:p>
          </table:table-cell>
          <table:table-cell office:value-type="string" calcext:value-type="string">
            <text:p>2022-03-06T06:06:43Z</text:p>
          </table:table-cell>
          <table:table-cell office:value-type="string" calcext:value-type="string">
            <text:p>2022-03-06T08:06:51Z</text:p>
          </table:table-cell>
          <table:table-cell office:value-type="string" calcext:value-type="string">
            <text:p>E</text:p>
          </table:table-cell>
          <table:table-cell office:value-type="float" office:value="1206102" calcext:value-type="float">
            <text:p>1206102</text:p>
          </table:table-cell>
          <table:table-cell office:value-type="float" office:value="241717" calcext:value-type="float">
            <text:p>241717</text:p>
          </table:table-cell>
          <table:table-cell office:value-type="float" office:value="467.974" calcext:value-type="float">
            <text:p>467.974</text:p>
          </table:table-cell>
          <table:table-cell office:value-type="float" office:value="2.488" calcext:value-type="float">
            <text:p>2.488</text:p>
          </table:table-cell>
          <table:table-cell office:value-type="float" office:value="2.491" calcext:value-type="float">
            <text:p>2.491</text:p>
          </table:table-cell>
        </table:table-row>
        <table:table-row table:style-name="ro1">
          <table:table-cell office:value-type="string" calcext:value-type="string">
            <text:p>u-ch427-n1280-template-start-test-orig3</text:p>
          </table:table-cell>
          <table:table-cell office:value-type="float" office:value="5563.19" calcext:value-type="float">
            <text:p>5563.19</text:p>
          </table:table-cell>
          <table:table-cell table:number-columns-repeated="3"/>
          <table:table-cell office:value-type="string" calcext:value-type="string">
            <text:p>g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022-03-05T23:05:20Z</text:p>
          </table:table-cell>
          <table:table-cell office:value-type="string" calcext:value-type="string">
            <text:p>2022-03-06T06:03:37Z</text:p>
          </table:table-cell>
          <table:table-cell office:value-type="string" calcext:value-type="string">
            <text:p>2022-03-06T08:03:53Z</text:p>
          </table:table-cell>
          <table:table-cell office:value-type="string" calcext:value-type="string">
            <text:p>E</text:p>
          </table:table-cell>
          <table:table-cell office:value-type="float" office:value="1206092" calcext:value-type="float">
            <text:p>1206092</text:p>
          </table:table-cell>
          <table:table-cell office:value-type="float" office:value="45825" calcext:value-type="float">
            <text:p>45825</text:p>
          </table:table-cell>
          <table:table-cell office:value-type="float" office:value="483.203" calcext:value-type="float">
            <text:p>483.203</text:p>
          </table:table-cell>
          <table:table-cell office:value-type="float" office:value="2.73" calcext:value-type="float">
            <text:p>2.73</text:p>
          </table:table-cell>
          <table:table-cell office:value-type="float" office:value="12.778" calcext:value-type="float">
            <text:p>12.778</text:p>
          </table:table-cell>
        </table:table-row>
        <table:table-row table:style-name="ro1">
          <table:table-cell office:value-type="string" calcext:value-type="string">
            <text:p>u-ch427-n1280-template-start-test-orig4</text:p>
          </table:table-cell>
          <table:table-cell table:number-columns-repeated="4"/>
          <table:table-cell office:value-type="string" calcext:value-type="string">
            <text:p>g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022-03-05T23:10:38Z</text:p>
          </table:table-cell>
          <table:table-cell office:value-type="string" calcext:value-type="string">
            <text:p>2022-03-06T06:09:03Z</text:p>
          </table:table-cell>
          <table:table-cell office:value-type="string" calcext:value-type="string">
            <text:p>2022-03-06T08:09:20Z</text:p>
          </table:table-cell>
          <table:table-cell office:value-type="string" calcext:value-type="string">
            <text:p>E</text:p>
          </table:table-cell>
          <table:table-cell office:value-type="float" office:value="1206103" calcext:value-type="float">
            <text:p>1206103</text:p>
          </table:table-cell>
          <table:table-cell office:value-type="float" office:value="144413" calcext:value-type="float">
            <text:p>144413</text:p>
          </table:table-cell>
          <table:table-cell office:value-type="float" office:value="451.896" calcext:value-type="float">
            <text:p>451.896</text:p>
          </table:table-cell>
          <table:table-cell office:value-type="float" office:value="2.464" calcext:value-type="float">
            <text:p>2.464</text:p>
          </table:table-cell>
          <table:table-cell office:value-type="float" office:value="2.248" calcext:value-type="float">
            <text:p>2.248</text:p>
          </table:table-cell>
        </table:table-row>
        <table:table-row table:style-name="ro1">
          <table:table-cell office:value-type="string" calcext:value-type="string">
            <text:p>u-ch427-n1280-template-start-test-orig5</text:p>
          </table:table-cell>
          <table:table-cell office:value-type="float" office:value="4587.62" calcext:value-type="float">
            <text:p>4587.62</text:p>
          </table:table-cell>
          <table:table-cell table:number-columns-repeated="3"/>
          <table:table-cell office:value-type="string" calcext:value-type="string">
            <text:p>g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022-03-03T16:32:27Z</text:p>
          </table:table-cell>
          <table:table-cell office:value-type="string" calcext:value-type="string">
            <text:p>2022-03-04T04:07:12Z</text:p>
          </table:table-cell>
          <table:table-cell office:value-type="string" calcext:value-type="string">
            <text:p>2022-03-04T06:05:02Z</text:p>
          </table:table-cell>
          <table:table-cell office:value-type="string" calcext:value-type="string">
            <text:p>SUCCEEDED</text:p>
          </table:table-cell>
          <table:table-cell office:value-type="float" office:value="1193712" calcext:value-type="float">
            <text:p>1193712</text:p>
          </table:table-cell>
          <table:table-cell office:value-type="float" office:value="83938" calcext:value-type="float">
            <text:p>83938</text:p>
          </table:table-cell>
          <table:table-cell office:value-type="float" office:value="474.363" calcext:value-type="float">
            <text:p>474.363</text:p>
          </table:table-cell>
          <table:table-cell office:value-type="float" office:value="2.573" calcext:value-type="float">
            <text:p>2.573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u-ch427-n1280-template-start-test-orig6</text:p>
          </table:table-cell>
          <table:table-cell office:value-type="float" office:value="6064.02" calcext:value-type="float">
            <text:p>6064.02</text:p>
          </table:table-cell>
          <table:table-cell table:number-columns-repeated="3"/>
          <table:table-cell office:value-type="string" calcext:value-type="string">
            <text:p>g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022-03-05T23:11:16Z</text:p>
          </table:table-cell>
          <table:table-cell office:value-type="string" calcext:value-type="string">
            <text:p>2022-03-06T06:27:36Z</text:p>
          </table:table-cell>
          <table:table-cell office:value-type="string" calcext:value-type="string">
            <text:p>2022-03-06T08:27:30Z</text:p>
          </table:table-cell>
          <table:table-cell office:value-type="string" calcext:value-type="string">
            <text:p>E</text:p>
          </table:table-cell>
          <table:table-cell office:value-type="float" office:value="1206106" calcext:value-type="float">
            <text:p>1206106</text:p>
          </table:table-cell>
          <table:table-cell office:value-type="float" office:value="192422" calcext:value-type="float">
            <text:p>192422</text:p>
          </table:table-cell>
          <table:table-cell office:value-type="float" office:value="436.453" calcext:value-type="float">
            <text:p>436.453</text:p>
          </table:table-cell>
          <table:table-cell office:value-type="float" office:value="2.908" calcext:value-type="float">
            <text:p>2.908</text:p>
          </table:table-cell>
          <table:table-cell office:value-type="float" office:value="2.882" calcext:value-type="float">
            <text:p>2.882</text:p>
          </table:table-cell>
        </table:table-row>
        <table:table-row table:style-name="ro1">
          <table:table-cell office:value-type="string" calcext:value-type="string">
            <text:p>u-ch427-n1280-template-start-test-orig7</text:p>
          </table:table-cell>
          <table:table-cell office:value-type="float" office:value="6736.88" calcext:value-type="float">
            <text:p>6736.88</text:p>
          </table:table-cell>
          <table:table-cell table:number-columns-repeated="3"/>
          <table:table-cell office:value-type="string" calcext:value-type="string">
            <text:p>g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022-03-05T23:11:32Z</text:p>
          </table:table-cell>
          <table:table-cell office:value-type="string" calcext:value-type="string">
            <text:p>2022-03-06T06:27:35Z</text:p>
          </table:table-cell>
          <table:table-cell office:value-type="string" calcext:value-type="string">
            <text:p>2022-03-06T08:27:30Z</text:p>
          </table:table-cell>
          <table:table-cell office:value-type="string" calcext:value-type="string">
            <text:p>E</text:p>
          </table:table-cell>
          <table:table-cell office:value-type="float" office:value="1206107" calcext:value-type="float">
            <text:p>1206107</text:p>
          </table:table-cell>
          <table:table-cell office:value-type="float" office:value="159765" calcext:value-type="float">
            <text:p>159765</text:p>
          </table:table-cell>
          <table:table-cell office:value-type="float" office:value="460.771" calcext:value-type="float">
            <text:p>460.771</text:p>
          </table:table-cell>
          <table:table-cell office:value-type="float" office:value="2.213" calcext:value-type="float">
            <text:p>2.213</text:p>
          </table:table-cell>
          <table:table-cell office:value-type="float" office:value="2.183" calcext:value-type="float">
            <text:p>2.183</text:p>
          </table:table-cell>
        </table:table-row>
        <table:table-row table:style-name="ro1">
          <table:table-cell office:value-type="string" calcext:value-type="string">
            <text:p>u-ch427-n1280-template-start-test-orig8</text:p>
          </table:table-cell>
          <table:table-cell office:value-type="float" office:value="6048.4" calcext:value-type="float">
            <text:p>6048.4</text:p>
          </table:table-cell>
          <table:table-cell table:number-columns-repeated="3"/>
          <table:table-cell office:value-type="string" calcext:value-type="string">
            <text:p>g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2022-03-05T23:11:52Z</text:p>
          </table:table-cell>
          <table:table-cell office:value-type="string" calcext:value-type="string">
            <text:p>2022-03-06T06:50:42Z</text:p>
          </table:table-cell>
          <table:table-cell office:value-type="string" calcext:value-type="string">
            <text:p>2022-03-06T08:50:40Z</text:p>
          </table:table-cell>
          <table:table-cell office:value-type="string" calcext:value-type="string">
            <text:p>E</text:p>
          </table:table-cell>
          <table:table-cell office:value-type="float" office:value="1206108" calcext:value-type="float">
            <text:p>1206108</text:p>
          </table:table-cell>
          <table:table-cell office:value-type="float" office:value="156342" calcext:value-type="float">
            <text:p>156342</text:p>
          </table:table-cell>
          <table:table-cell office:value-type="float" office:value="462.816" calcext:value-type="float">
            <text:p>462.816</text:p>
          </table:table-cell>
          <table:table-cell office:value-type="float" office:value="2.493" calcext:value-type="float">
            <text:p>2.493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string" calcext:value-type="string">
            <text:p>u-ch427-n1280-template-start-timer</text:p>
          </table:table-cell>
          <table:table-cell office:value-type="float" office:value="2458.245" calcext:value-type="float">
            <text:p>2458.245</text:p>
          </table:table-cell>
          <table:table-cell office:value-type="float" office:value="305.25" calcext:value-type="float">
            <text:p>305.25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1T23:13:30Z</text:p>
          </table:table-cell>
          <table:table-cell office:value-type="string" calcext:value-type="string">
            <text:p>2022-03-02T01:15:34Z</text:p>
          </table:table-cell>
          <table:table-cell office:value-type="string" calcext:value-type="string">
            <text:p>2022-03-02T02:00:53Z</text:p>
          </table:table-cell>
          <table:table-cell office:value-type="string" calcext:value-type="string">
            <text:p>SUCCEEDED</text:p>
          </table:table-cell>
          <table:table-cell office:value-type="float" office:value="1184398" calcext:value-type="float">
            <text:p>1184398</text:p>
          </table:table-cell>
          <table:table-cell office:value-type="float" office:value="44589" calcext:value-type="float">
            <text:p>44589</text:p>
          </table:table-cell>
          <table:table-cell office:value-type="float" office:value="467.817" calcext:value-type="float">
            <text:p>467.817</text:p>
          </table:table-cell>
          <table:table-cell office:value-type="float" office:value="2.01" calcext:value-type="float">
            <text:p>2.01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string" calcext:value-type="string">
            <text:p>u-ch427-n1280-template-x0</text:p>
          </table:table-cell>
          <table:table-cell office:value-type="float" office:value="2662.69" calcext:value-type="float">
            <text:p>2662.69</text:p>
          </table:table-cell>
          <table:table-cell table:number-columns-repeated="3"/>
          <table:table-cell office:value-type="string" calcext:value-type="string">
            <text:p>x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5T22:24:49Z</text:p>
          </table:table-cell>
          <table:table-cell office:value-type="string" calcext:value-type="string">
            <text:p>2022-03-05T22:25:07Z</text:p>
          </table:table-cell>
          <table:table-cell office:value-type="string" calcext:value-type="string">
            <text:p>2022-03-05T23:16:26Z</text:p>
          </table:table-cell>
          <table:table-cell office:value-type="string" calcext:value-type="string">
            <text:p>SUCCEEDED</text:p>
          </table:table-cell>
          <table:table-cell office:value-type="float" office:value="1205946" calcext:value-type="float">
            <text:p>1205946</text:p>
          </table:table-cell>
          <table:table-cell office:value-type="float" office:value="216842" calcext:value-type="float">
            <text:p>216842</text:p>
          </table:table-cell>
          <table:table-cell office:value-type="float" office:value="476.653" calcext:value-type="float">
            <text:p>476.653</text:p>
          </table:table-cell>
          <table:table-cell office:value-type="float" office:value="2.041" calcext:value-type="float">
            <text:p>2.041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string" calcext:value-type="string">
            <text:p>u-ch427-n1280-template-x1</text:p>
          </table:table-cell>
          <table:table-cell office:value-type="float" office:value="2382.58" calcext:value-type="float">
            <text:p>2382.58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5T22:25:05Z</text:p>
          </table:table-cell>
          <table:table-cell office:value-type="string" calcext:value-type="string">
            <text:p>2022-03-05T22:25:45Z</text:p>
          </table:table-cell>
          <table:table-cell office:value-type="string" calcext:value-type="string">
            <text:p>2022-03-05T23:14:42Z</text:p>
          </table:table-cell>
          <table:table-cell office:value-type="string" calcext:value-type="string">
            <text:p>SUCCEEDED</text:p>
          </table:table-cell>
          <table:table-cell office:value-type="float" office:value="1205947" calcext:value-type="float">
            <text:p>1205947</text:p>
          </table:table-cell>
          <table:table-cell office:value-type="float" office:value="105183" calcext:value-type="float">
            <text:p>105183</text:p>
          </table:table-cell>
          <table:table-cell office:value-type="float" office:value="461.959" calcext:value-type="float">
            <text:p>461.959</text:p>
          </table:table-cell>
          <table:table-cell office:value-type="float" office:value="1.817" calcext:value-type="float">
            <text:p>1.817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string" calcext:value-type="string">
            <text:p>u-ch427-n1280-template-x2</text:p>
          </table:table-cell>
          <table:table-cell office:value-type="float" office:value="2742.65" calcext:value-type="float">
            <text:p>2742.65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5T22:25:16Z</text:p>
          </table:table-cell>
          <table:table-cell office:value-type="string" calcext:value-type="string">
            <text:p>2022-03-05T22:31:38Z</text:p>
          </table:table-cell>
          <table:table-cell office:value-type="string" calcext:value-type="string">
            <text:p>2022-03-05T23:31:31Z</text:p>
          </table:table-cell>
          <table:table-cell office:value-type="string" calcext:value-type="string">
            <text:p>SUCCEEDED</text:p>
          </table:table-cell>
          <table:table-cell office:value-type="float" office:value="1205948" calcext:value-type="float">
            <text:p>1205948</text:p>
          </table:table-cell>
          <table:table-cell office:value-type="float" office:value="106322" calcext:value-type="float">
            <text:p>106322</text:p>
          </table:table-cell>
          <table:table-cell office:value-type="float" office:value="442.379" calcext:value-type="float">
            <text:p>442.379</text:p>
          </table:table-cell>
          <table:table-cell office:value-type="float" office:value="2.505" calcext:value-type="float">
            <text:p>2.505</text:p>
          </table:table-cell>
          <table:table-cell office:value-type="float" office:value="2.261" calcext:value-type="float">
            <text:p>2.261</text:p>
          </table:table-cell>
        </table:table-row>
        <table:table-row table:style-name="ro1">
          <table:table-cell office:value-type="string" calcext:value-type="string">
            <text:p>u-ch427-n1280-template-x3</text:p>
          </table:table-cell>
          <table:table-cell office:value-type="float" office:value="2935.66" calcext:value-type="float">
            <text:p>2935.66</text:p>
          </table:table-cell>
          <table:table-cell table:number-columns-repeated="3"/>
          <table:table-cell office:value-type="string" calcext:value-type="string">
            <text:p>x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5T22:25:36Z</text:p>
          </table:table-cell>
          <table:table-cell office:value-type="string" calcext:value-type="string">
            <text:p>2022-03-05T22:35:59Z</text:p>
          </table:table-cell>
          <table:table-cell office:value-type="string" calcext:value-type="string">
            <text:p>2022-03-05T23:35:36Z</text:p>
          </table:table-cell>
          <table:table-cell office:value-type="string" calcext:value-type="string">
            <text:p>SUCCEEDED</text:p>
          </table:table-cell>
          <table:table-cell office:value-type="float" office:value="1205949" calcext:value-type="float">
            <text:p>1205949</text:p>
          </table:table-cell>
          <table:table-cell office:value-type="float" office:value="109497" calcext:value-type="float">
            <text:p>109497</text:p>
          </table:table-cell>
          <table:table-cell office:value-type="float" office:value="458.997" calcext:value-type="float">
            <text:p>458.997</text:p>
          </table:table-cell>
          <table:table-cell office:value-type="float" office:value="2.741" calcext:value-type="float">
            <text:p>2.741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string" calcext:value-type="string">
            <text:p>u-ch427-n1280-template-x4</text:p>
          </table:table-cell>
          <table:table-cell office:value-type="float" office:value="2703.62" calcext:value-type="float">
            <text:p>2703.62</text:p>
          </table:table-cell>
          <table:table-cell table:number-columns-repeated="3"/>
          <table:table-cell office:value-type="string" calcext:value-type="string">
            <text:p>x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5T22:25:48Z</text:p>
          </table:table-cell>
          <table:table-cell office:value-type="string" calcext:value-type="string">
            <text:p>2022-03-05T22:49:05Z</text:p>
          </table:table-cell>
          <table:table-cell office:value-type="string" calcext:value-type="string">
            <text:p>2022-03-06T00:03:20Z</text:p>
          </table:table-cell>
          <table:table-cell office:value-type="string" calcext:value-type="string">
            <text:p>SUCCEEDED</text:p>
          </table:table-cell>
          <table:table-cell office:value-type="float" office:value="1205951" calcext:value-type="float">
            <text:p>1205951</text:p>
          </table:table-cell>
          <table:table-cell office:value-type="float" office:value="66505" calcext:value-type="float">
            <text:p>66505</text:p>
          </table:table-cell>
          <table:table-cell office:value-type="float" office:value="467.655" calcext:value-type="float">
            <text:p>467.655</text:p>
          </table:table-cell>
          <table:table-cell office:value-type="float" office:value="7.802" calcext:value-type="float">
            <text:p>7.802</text:p>
          </table:table-cell>
          <table:table-cell office:value-type="float" office:value="1.938" calcext:value-type="float">
            <text:p>1.938</text:p>
          </table:table-cell>
        </table:table-row>
        <table:table-row table:style-name="ro1">
          <table:table-cell office:value-type="string" calcext:value-type="string">
            <text:p>u-ch427-n1280-template-x5</text:p>
          </table:table-cell>
          <table:table-cell office:value-type="float" office:value="2662.05" calcext:value-type="float">
            <text:p>2662.05</text:p>
          </table:table-cell>
          <table:table-cell table:number-columns-repeated="3"/>
          <table:table-cell office:value-type="string" calcext:value-type="string">
            <text:p>x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5T22:26:00Z</text:p>
          </table:table-cell>
          <table:table-cell office:value-type="string" calcext:value-type="string">
            <text:p>2022-03-06T00:11:49Z</text:p>
          </table:table-cell>
          <table:table-cell office:value-type="string" calcext:value-type="string">
            <text:p>2022-03-06T01:17:11Z</text:p>
          </table:table-cell>
          <table:table-cell office:value-type="string" calcext:value-type="string">
            <text:p>SUCCEEDED</text:p>
          </table:table-cell>
          <table:table-cell office:value-type="float" office:value="1205952" calcext:value-type="float">
            <text:p>1205952</text:p>
          </table:table-cell>
          <table:table-cell office:value-type="float" office:value="246482" calcext:value-type="float">
            <text:p>246482</text:p>
          </table:table-cell>
          <table:table-cell office:value-type="float" office:value="460.201" calcext:value-type="float">
            <text:p>460.201</text:p>
          </table:table-cell>
          <table:table-cell office:value-type="float" office:value="1.798" calcext:value-type="float">
            <text:p>1.798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string" calcext:value-type="string">
            <text:p>u-ch427-n1280-template-x6</text:p>
          </table:table-cell>
          <table:table-cell office:value-type="float" office:value="2876.37" calcext:value-type="float">
            <text:p>2876.37</text:p>
          </table:table-cell>
          <table:table-cell table:number-columns-repeated="3"/>
          <table:table-cell office:value-type="string" calcext:value-type="string">
            <text:p>x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5T22:26:17Z</text:p>
          </table:table-cell>
          <table:table-cell office:value-type="string" calcext:value-type="string">
            <text:p>2022-03-06T02:19:16Z</text:p>
          </table:table-cell>
          <table:table-cell office:value-type="string" calcext:value-type="string">
            <text:p>2022-03-06T03:33:16Z</text:p>
          </table:table-cell>
          <table:table-cell office:value-type="string" calcext:value-type="string">
            <text:p>SUCCEEDED</text:p>
          </table:table-cell>
          <table:table-cell office:value-type="float" office:value="1205954" calcext:value-type="float">
            <text:p>1205954</text:p>
          </table:table-cell>
          <table:table-cell office:value-type="float" office:value="19758" calcext:value-type="float">
            <text:p>19758</text:p>
          </table:table-cell>
          <table:table-cell office:value-type="float" office:value="468.988" calcext:value-type="float">
            <text:p>468.988</text:p>
          </table:table-cell>
          <table:table-cell office:value-type="float" office:value="2.213" calcext:value-type="float">
            <text:p>2.213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string" calcext:value-type="string">
            <text:p>u-ch427-n1280-template-x7</text:p>
          </table:table-cell>
          <table:table-cell office:value-type="float" office:value="3160.85" calcext:value-type="float">
            <text:p>3160.85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2022-03-05T22:26:30Z</text:p>
          </table:table-cell>
          <table:table-cell office:value-type="string" calcext:value-type="string">
            <text:p>2022-03-06T04:46:39Z</text:p>
          </table:table-cell>
          <table:table-cell office:value-type="string" calcext:value-type="string">
            <text:p>2022-03-06T06:05:25Z</text:p>
          </table:table-cell>
          <table:table-cell office:value-type="string" calcext:value-type="string">
            <text:p>SUCCEEDED</text:p>
          </table:table-cell>
          <table:table-cell office:value-type="float" office:value="1205956" calcext:value-type="float">
            <text:p>1205956</text:p>
          </table:table-cell>
          <table:table-cell office:value-type="float" office:value="255596" calcext:value-type="float">
            <text:p>255596</text:p>
          </table:table-cell>
          <table:table-cell office:value-type="float" office:value="471.98" calcext:value-type="float">
            <text:p>471.98</text:p>
          </table:table-cell>
          <table:table-cell office:value-type="float" office:value="2.072" calcext:value-type="float">
            <text:p>2.072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string" calcext:value-type="string">
            <text:p>u-ch427-n1280-test</text:p>
          </table:table-cell>
          <table:table-cell table:number-columns-repeated="4"/>
          <table:table-cell office:value-type="string" calcext:value-type="string">
            <text:p>st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1T20:50:13Z</text:p>
          </table:table-cell>
          <table:table-cell office:value-type="string" calcext:value-type="string">
            <text:p>2022-02-01T21:13:23Z</text:p>
          </table:table-cell>
          <table:table-cell office:value-type="string" calcext:value-type="string">
            <text:p>2022-02-01T21:19:15Z</text:p>
          </table:table-cell>
          <table:table-cell office:value-type="string" calcext:value-type="string">
            <text:p>E</text:p>
          </table:table-cell>
          <table:table-cell office:value-type="float" office:value="1039153" calcext:value-type="float">
            <text:p>1039153</text:p>
          </table:table-cell>
          <table:table-cell office:value-type="float" office:value="178154" calcext:value-type="float">
            <text:p>178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test3</text:p>
          </table:table-cell>
          <table:table-cell table:number-columns-repeated="4"/>
          <table:table-cell office:value-type="string" calcext:value-type="string">
            <text:p>t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x</text:p>
          </table:table-cell>
          <table:table-cell table:number-columns-repeated="4"/>
          <table:table-cell office:value-type="string" calcext:value-type="string">
            <text:p>-x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3T02:50:49Z</text:p>
          </table:table-cell>
          <table:table-cell office:value-type="string" calcext:value-type="string">
            <text:p>2022-02-03T02:51:23Z</text:p>
          </table:table-cell>
          <table:table-cell office:value-type="string" calcext:value-type="string">
            <text:p>2022-02-03T02:57:09Z</text:p>
          </table:table-cell>
          <table:table-cell office:value-type="string" calcext:value-type="string">
            <text:p>E</text:p>
          </table:table-cell>
          <table:table-cell office:value-type="float" office:value="1044550" calcext:value-type="float">
            <text:p>1044550</text:p>
          </table:table-cell>
          <table:table-cell office:value-type="float" office:value="25401" calcext:value-type="float">
            <text:p>25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x00</text:p>
          </table:table-cell>
          <table:table-cell office:value-type="float" office:value="1904.35" calcext:value-type="float">
            <text:p>1904.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7Z</text:p>
          </table:table-cell>
          <table:table-cell office:value-type="string" calcext:value-type="string">
            <text:p>2022-02-12T02:46:49Z</text:p>
          </table:table-cell>
          <table:table-cell office:value-type="string" calcext:value-type="string">
            <text:p>2022-02-12T03:19:49Z</text:p>
          </table:table-cell>
          <table:table-cell office:value-type="string" calcext:value-type="string">
            <text:p>SUCCEEDED</text:p>
          </table:table-cell>
          <table:table-cell office:value-type="float" office:value="1099425" calcext:value-type="float">
            <text:p>1099425</text:p>
          </table:table-cell>
          <table:table-cell office:value-type="float" office:value="40433" calcext:value-type="float">
            <text:p>40433</text:p>
          </table:table-cell>
          <table:table-cell office:value-type="float" office:value="476.115" calcext:value-type="float">
            <text:p>476.115</text:p>
          </table:table-cell>
          <table:table-cell office:value-type="float" office:value="2.035" calcext:value-type="float">
            <text:p>2.03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u-ch427-n1280-x-00</text:p>
          </table:table-cell>
          <table:table-cell office:value-type="float" office:value="2820.42" calcext:value-type="float">
            <text:p>2820.4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16Z</text:p>
          </table:table-cell>
          <table:table-cell office:value-type="string" calcext:value-type="string">
            <text:p>2022-02-24T03:39:49Z</text:p>
          </table:table-cell>
          <table:table-cell office:value-type="string" calcext:value-type="string">
            <text:p>2022-02-24T04:28:41Z</text:p>
          </table:table-cell>
          <table:table-cell office:value-type="string" calcext:value-type="string">
            <text:p>SUCCEEDED</text:p>
          </table:table-cell>
          <table:table-cell office:value-type="float" office:value="1151511" calcext:value-type="float">
            <text:p>1151511</text:p>
          </table:table-cell>
          <table:table-cell office:value-type="float" office:value="256058" calcext:value-type="float">
            <text:p>256058</text:p>
          </table:table-cell>
          <table:table-cell office:value-type="float" office:value="465.832" calcext:value-type="float">
            <text:p>465.832</text:p>
          </table:table-cell>
          <table:table-cell office:value-type="float" office:value="2.824" calcext:value-type="float">
            <text:p>2.824</text:p>
          </table:table-cell>
          <table:table-cell office:value-type="float" office:value="2.805" calcext:value-type="float">
            <text:p>2.805</text:p>
          </table:table-cell>
        </table:table-row>
        <table:table-row table:style-name="ro1">
          <table:table-cell office:value-type="string" calcext:value-type="string">
            <text:p>u-ch427-n1280-x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1280-x-01</text:p>
          </table:table-cell>
          <table:table-cell office:value-type="float" office:value="3122.55" calcext:value-type="float">
            <text:p>3122.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27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41:06Z</text:p>
          </table:table-cell>
          <table:table-cell office:value-type="string" calcext:value-type="string">
            <text:p>SUCCEEDED</text:p>
          </table:table-cell>
          <table:table-cell office:value-type="float" office:value="1151512" calcext:value-type="float">
            <text:p>1151512</text:p>
          </table:table-cell>
          <table:table-cell office:value-type="float" office:value="147798" calcext:value-type="float">
            <text:p>147798</text:p>
          </table:table-cell>
          <table:table-cell office:value-type="float" office:value="483.898" calcext:value-type="float">
            <text:p>483.898</text:p>
          </table:table-cell>
          <table:table-cell office:value-type="float" office:value="3.394" calcext:value-type="float">
            <text:p>3.394</text:p>
          </table:table-cell>
          <table:table-cell office:value-type="float" office:value="3.189" calcext:value-type="float">
            <text:p>3.189</text:p>
          </table:table-cell>
        </table:table-row>
        <table:table-row table:style-name="ro1">
          <table:table-cell office:value-type="string" calcext:value-type="string">
            <text:p>u-ch427-n1280-x02</text:p>
          </table:table-cell>
          <table:table-cell office:value-type="float" office:value="1805.12" calcext:value-type="float">
            <text:p>1805.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7Z</text:p>
          </table:table-cell>
          <table:table-cell office:value-type="string" calcext:value-type="string">
            <text:p>2022-02-12T02:58:52Z</text:p>
          </table:table-cell>
          <table:table-cell office:value-type="string" calcext:value-type="string">
            <text:p>2022-02-12T03:30:14Z</text:p>
          </table:table-cell>
          <table:table-cell office:value-type="string" calcext:value-type="string">
            <text:p>SUCCEEDED</text:p>
          </table:table-cell>
          <table:table-cell office:value-type="float" office:value="1099426" calcext:value-type="float">
            <text:p>1099426</text:p>
          </table:table-cell>
          <table:table-cell office:value-type="float" office:value="82587" calcext:value-type="float">
            <text:p>82587</text:p>
          </table:table-cell>
          <table:table-cell office:value-type="float" office:value="487.882" calcext:value-type="float">
            <text:p>487.882</text:p>
          </table:table-cell>
          <table:table-cell office:value-type="float" office:value="1.706" calcext:value-type="float">
            <text:p>1.7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u-ch427-n1280-x-02</text:p>
          </table:table-cell>
          <table:table-cell office:value-type="float" office:value="3772.87" calcext:value-type="float">
            <text:p>3772.8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41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51:54Z</text:p>
          </table:table-cell>
          <table:table-cell office:value-type="string" calcext:value-type="string">
            <text:p>SUCCEEDED</text:p>
          </table:table-cell>
          <table:table-cell office:value-type="float" office:value="1151517" calcext:value-type="float">
            <text:p>1151517</text:p>
          </table:table-cell>
          <table:table-cell office:value-type="float" office:value="128831" calcext:value-type="float">
            <text:p>128831</text:p>
          </table:table-cell>
          <table:table-cell office:value-type="float" office:value="462.295" calcext:value-type="float">
            <text:p>462.295</text:p>
          </table:table-cell>
          <table:table-cell office:value-type="float" office:value="4.591" calcext:value-type="float">
            <text:p>4.591</text:p>
          </table:table-cell>
          <table:table-cell office:value-type="float" office:value="4.449" calcext:value-type="float">
            <text:p>4.449</text:p>
          </table:table-cell>
        </table:table-row>
        <table:table-row table:style-name="ro1">
          <table:table-cell office:value-type="string" calcext:value-type="string">
            <text:p>u-ch427-n1280-x03</text:p>
          </table:table-cell>
          <table:table-cell office:value-type="float" office:value="1854.23" calcext:value-type="float">
            <text:p>1854.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8Z</text:p>
          </table:table-cell>
          <table:table-cell office:value-type="string" calcext:value-type="string">
            <text:p>2022-02-12T03:20:26Z</text:p>
          </table:table-cell>
          <table:table-cell office:value-type="string" calcext:value-type="string">
            <text:p>2022-02-12T03:52:45Z</text:p>
          </table:table-cell>
          <table:table-cell office:value-type="string" calcext:value-type="string">
            <text:p>SUCCEEDED</text:p>
          </table:table-cell>
          <table:table-cell office:value-type="float" office:value="1099428" calcext:value-type="float">
            <text:p>1099428</text:p>
          </table:table-cell>
          <table:table-cell office:value-type="float" office:value="206980" calcext:value-type="float">
            <text:p>206980</text:p>
          </table:table-cell>
          <table:table-cell office:value-type="float" office:value="478.464" calcext:value-type="float">
            <text:p>478.464</text:p>
          </table:table-cell>
          <table:table-cell office:value-type="float" office:value="1.801" calcext:value-type="float">
            <text:p>1.801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u-ch427-n1280-x-03</text:p>
          </table:table-cell>
          <table:table-cell office:value-type="float" office:value="3473.54" calcext:value-type="float">
            <text:p>3473.5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56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47:18Z</text:p>
          </table:table-cell>
          <table:table-cell office:value-type="string" calcext:value-type="string">
            <text:p>SUCCEEDED</text:p>
          </table:table-cell>
          <table:table-cell office:value-type="float" office:value="1151520" calcext:value-type="float">
            <text:p>1151520</text:p>
          </table:table-cell>
          <table:table-cell office:value-type="float" office:value="63733" calcext:value-type="float">
            <text:p>63733</text:p>
          </table:table-cell>
          <table:table-cell office:value-type="float" office:value="502.9" calcext:value-type="float">
            <text:p>502.9</text:p>
          </table:table-cell>
          <table:table-cell office:value-type="float" office:value="4.173" calcext:value-type="float">
            <text:p>4.173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string" calcext:value-type="string">
            <text:p>u-ch427-n1280-x04</text:p>
          </table:table-cell>
          <table:table-cell office:value-type="float" office:value="1887.83" calcext:value-type="float">
            <text:p>1887.8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29:52Z</text:p>
          </table:table-cell>
          <table:table-cell office:value-type="string" calcext:value-type="string">
            <text:p>2022-02-12T04:02:43Z</text:p>
          </table:table-cell>
          <table:table-cell office:value-type="string" calcext:value-type="string">
            <text:p>SUCCEEDED</text:p>
          </table:table-cell>
          <table:table-cell office:value-type="float" office:value="1099429" calcext:value-type="float">
            <text:p>1099429</text:p>
          </table:table-cell>
          <table:table-cell office:value-type="float" office:value="72590" calcext:value-type="float">
            <text:p>72590</text:p>
          </table:table-cell>
          <table:table-cell office:value-type="float" office:value="456.238" calcext:value-type="float">
            <text:p>456.238</text:p>
          </table:table-cell>
          <table:table-cell office:value-type="float" office:value="1.665" calcext:value-type="float">
            <text:p>1.66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u-ch427-n1280-x-04</text:p>
          </table:table-cell>
          <table:table-cell office:value-type="float" office:value="4034.67" calcext:value-type="float">
            <text:p>4034.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6:00:35Z</text:p>
          </table:table-cell>
          <table:table-cell office:value-type="string" calcext:value-type="string">
            <text:p>2022-02-24T17:23:33Z</text:p>
          </table:table-cell>
          <table:table-cell office:value-type="string" calcext:value-type="string">
            <text:p>2022-02-24T18:32:03Z</text:p>
          </table:table-cell>
          <table:table-cell office:value-type="string" calcext:value-type="string">
            <text:p>SUCCEEDED</text:p>
          </table:table-cell>
          <table:table-cell office:value-type="float" office:value="1154204" calcext:value-type="float">
            <text:p>1154204</text:p>
          </table:table-cell>
          <table:table-cell office:value-type="float" office:value="11994" calcext:value-type="float">
            <text:p>11994</text:p>
          </table:table-cell>
          <table:table-cell office:value-type="float" office:value="468.936" calcext:value-type="float">
            <text:p>468.936</text:p>
          </table:table-cell>
          <table:table-cell office:value-type="float" office:value="4.977" calcext:value-type="float">
            <text:p>4.977</text:p>
          </table:table-cell>
          <table:table-cell office:value-type="float" office:value="5.468" calcext:value-type="float">
            <text:p>5.468</text:p>
          </table:table-cell>
        </table:table-row>
        <table:table-row table:style-name="ro1">
          <table:table-cell office:value-type="string" calcext:value-type="string">
            <text:p>u-ch427-n1280-x05</text:p>
          </table:table-cell>
          <table:table-cell office:value-type="float" office:value="1819.27" calcext:value-type="float">
            <text:p>1819.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8Z</text:p>
          </table:table-cell>
          <table:table-cell office:value-type="string" calcext:value-type="string">
            <text:p>2022-02-12T03:11:36Z</text:p>
          </table:table-cell>
          <table:table-cell office:value-type="string" calcext:value-type="string">
            <text:p>2022-02-12T03:43:22Z</text:p>
          </table:table-cell>
          <table:table-cell office:value-type="string" calcext:value-type="string">
            <text:p>SUCCEEDED</text:p>
          </table:table-cell>
          <table:table-cell office:value-type="float" office:value="1099427" calcext:value-type="float">
            <text:p>1099427</text:p>
          </table:table-cell>
          <table:table-cell office:value-type="float" office:value="47970" calcext:value-type="float">
            <text:p>47970</text:p>
          </table:table-cell>
          <table:table-cell office:value-type="float" office:value="455.714" calcext:value-type="float">
            <text:p>455.714</text:p>
          </table:table-cell>
          <table:table-cell office:value-type="float" office:value="1.587" calcext:value-type="float">
            <text:p>1.587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string" calcext:value-type="string">
            <text:p>u-ch427-n1280-x-05</text:p>
          </table:table-cell>
          <table:table-cell office:value-type="float" office:value="3023.99" calcext:value-type="float">
            <text:p>3023.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29Z</text:p>
          </table:table-cell>
          <table:table-cell office:value-type="string" calcext:value-type="string">
            <text:p>2022-02-24T03:50:30Z</text:p>
          </table:table-cell>
          <table:table-cell office:value-type="string" calcext:value-type="string">
            <text:p>2022-02-24T04:42:18Z</text:p>
          </table:table-cell>
          <table:table-cell office:value-type="string" calcext:value-type="string">
            <text:p>SUCCEEDED</text:p>
          </table:table-cell>
          <table:table-cell office:value-type="float" office:value="1151524" calcext:value-type="float">
            <text:p>1151524</text:p>
          </table:table-cell>
          <table:table-cell office:value-type="float" office:value="262089" calcext:value-type="float">
            <text:p>262089</text:p>
          </table:table-cell>
          <table:table-cell office:value-type="float" office:value="466.125" calcext:value-type="float">
            <text:p>466.125</text:p>
          </table:table-cell>
          <table:table-cell office:value-type="float" office:value="3.626" calcext:value-type="float">
            <text:p>3.626</text:p>
          </table:table-cell>
          <table:table-cell office:value-type="float" office:value="3.366" calcext:value-type="float">
            <text:p>3.366</text:p>
          </table:table-cell>
        </table:table-row>
        <table:table-row table:style-name="ro1">
          <table:table-cell office:value-type="string" calcext:value-type="string">
            <text:p>u-ch427-n1280-x06</text:p>
          </table:table-cell>
          <table:table-cell office:value-type="float" office:value="1968.77" calcext:value-type="float">
            <text:p>1968.7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30:46Z</text:p>
          </table:table-cell>
          <table:table-cell office:value-type="string" calcext:value-type="string">
            <text:p>2022-02-12T04:05:00Z</text:p>
          </table:table-cell>
          <table:table-cell office:value-type="string" calcext:value-type="string">
            <text:p>SUCCEEDED</text:p>
          </table:table-cell>
          <table:table-cell office:value-type="float" office:value="1099431" calcext:value-type="float">
            <text:p>1099431</text:p>
          </table:table-cell>
          <table:table-cell office:value-type="float" office:value="31182" calcext:value-type="float">
            <text:p>31182</text:p>
          </table:table-cell>
          <table:table-cell office:value-type="float" office:value="489.243" calcext:value-type="float">
            <text:p>489.243</text:p>
          </table:table-cell>
          <table:table-cell office:value-type="float" office:value="1.913" calcext:value-type="float">
            <text:p>1.913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string" calcext:value-type="string">
            <text:p>u-ch427-n1280-x-06</text:p>
          </table:table-cell>
          <table:table-cell office:value-type="float" office:value="3199.98" calcext:value-type="float">
            <text:p>3199.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41Z</text:p>
          </table:table-cell>
          <table:table-cell office:value-type="string" calcext:value-type="string">
            <text:p>2022-02-24T04:04:55Z</text:p>
          </table:table-cell>
          <table:table-cell office:value-type="string" calcext:value-type="string">
            <text:p>2022-02-24T04:59:33Z</text:p>
          </table:table-cell>
          <table:table-cell office:value-type="string" calcext:value-type="string">
            <text:p>SUCCEEDED</text:p>
          </table:table-cell>
          <table:table-cell office:value-type="float" office:value="1151525" calcext:value-type="float">
            <text:p>1151525</text:p>
          </table:table-cell>
          <table:table-cell office:value-type="float" office:value="43301" calcext:value-type="float">
            <text:p>43301</text:p>
          </table:table-cell>
          <table:table-cell office:value-type="float" office:value="483.34" calcext:value-type="float">
            <text:p>483.34</text:p>
          </table:table-cell>
          <table:table-cell office:value-type="float" office:value="3.808" calcext:value-type="float">
            <text:p>3.808</text:p>
          </table:table-cell>
          <table:table-cell office:value-type="float" office:value="3.799" calcext:value-type="float">
            <text:p>3.799</text:p>
          </table:table-cell>
        </table:table-row>
        <table:table-row table:style-name="ro1">
          <table:table-cell office:value-type="string" calcext:value-type="string">
            <text:p>u-ch427-n1280-x07</text:p>
          </table:table-cell>
          <table:table-cell office:value-type="float" office:value="1879.07" calcext:value-type="float">
            <text:p>1879.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30:46Z</text:p>
          </table:table-cell>
          <table:table-cell office:value-type="string" calcext:value-type="string">
            <text:p>2022-02-12T04:03:37Z</text:p>
          </table:table-cell>
          <table:table-cell office:value-type="string" calcext:value-type="string">
            <text:p>SUCCEEDED</text:p>
          </table:table-cell>
          <table:table-cell office:value-type="float" office:value="1099430" calcext:value-type="float">
            <text:p>1099430</text:p>
          </table:table-cell>
          <table:table-cell office:value-type="float" office:value="69092" calcext:value-type="float">
            <text:p>69092</text:p>
          </table:table-cell>
          <table:table-cell office:value-type="float" office:value="463.805" calcext:value-type="float">
            <text:p>463.805</text:p>
          </table:table-cell>
          <table:table-cell office:value-type="float" office:value="2.05" calcext:value-type="float">
            <text:p>2.05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u-ch427-n1280-x-07</text:p>
          </table:table-cell>
          <table:table-cell office:value-type="float" office:value="3726.74" calcext:value-type="float">
            <text:p>3726.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55Z</text:p>
          </table:table-cell>
          <table:table-cell office:value-type="string" calcext:value-type="string">
            <text:p>2022-02-24T04:05:34Z</text:p>
          </table:table-cell>
          <table:table-cell office:value-type="string" calcext:value-type="string">
            <text:p>2022-02-24T05:09:27Z</text:p>
          </table:table-cell>
          <table:table-cell office:value-type="string" calcext:value-type="string">
            <text:p>SUCCEEDED</text:p>
          </table:table-cell>
          <table:table-cell office:value-type="float" office:value="1151526" calcext:value-type="float">
            <text:p>1151526</text:p>
          </table:table-cell>
          <table:table-cell office:value-type="float" office:value="117514" calcext:value-type="float">
            <text:p>117514</text:p>
          </table:table-cell>
          <table:table-cell office:value-type="float" office:value="477.651" calcext:value-type="float">
            <text:p>477.651</text:p>
          </table:table-cell>
          <table:table-cell office:value-type="float" office:value="3.823" calcext:value-type="float">
            <text:p>3.823</text:p>
          </table:table-cell>
          <table:table-cell office:value-type="float" office:value="3.807" calcext:value-type="float">
            <text:p>3.807</text:p>
          </table:table-cell>
        </table:table-row>
        <table:table-row table:style-name="ro1">
          <table:table-cell office:value-type="string" calcext:value-type="string">
            <text:p>u-ch427-n1280-x08</text:p>
          </table:table-cell>
          <table:table-cell office:value-type="float" office:value="1938.56" calcext:value-type="float">
            <text:p>1938.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30Z</text:p>
          </table:table-cell>
          <table:table-cell office:value-type="string" calcext:value-type="string">
            <text:p>2022-02-12T03:38:23Z</text:p>
          </table:table-cell>
          <table:table-cell office:value-type="string" calcext:value-type="string">
            <text:p>2022-02-12T04:12:32Z</text:p>
          </table:table-cell>
          <table:table-cell office:value-type="string" calcext:value-type="string">
            <text:p>SUCCEEDED</text:p>
          </table:table-cell>
          <table:table-cell office:value-type="float" office:value="1099432" calcext:value-type="float">
            <text:p>1099432</text:p>
          </table:table-cell>
          <table:table-cell office:value-type="float" office:value="160613" calcext:value-type="float">
            <text:p>160613</text:p>
          </table:table-cell>
          <table:table-cell office:value-type="float" office:value="453.633" calcext:value-type="float">
            <text:p>453.633</text:p>
          </table:table-cell>
          <table:table-cell office:value-type="float" office:value="1.747" calcext:value-type="float">
            <text:p>1.747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u-ch427-n1280-x-08</text:p>
          </table:table-cell>
          <table:table-cell office:value-type="float" office:value="3340.86" calcext:value-type="float">
            <text:p>3340.8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8:04Z</text:p>
          </table:table-cell>
          <table:table-cell office:value-type="string" calcext:value-type="string">
            <text:p>2022-02-24T04:08:17Z</text:p>
          </table:table-cell>
          <table:table-cell office:value-type="string" calcext:value-type="string">
            <text:p>2022-02-24T05:05:30Z</text:p>
          </table:table-cell>
          <table:table-cell office:value-type="string" calcext:value-type="string">
            <text:p>SUCCEEDED</text:p>
          </table:table-cell>
          <table:table-cell office:value-type="float" office:value="1151527" calcext:value-type="float">
            <text:p>1151527</text:p>
          </table:table-cell>
          <table:table-cell office:value-type="float" office:value="126653" calcext:value-type="float">
            <text:p>126653</text:p>
          </table:table-cell>
          <table:table-cell office:value-type="float" office:value="478.372" calcext:value-type="float">
            <text:p>478.372</text:p>
          </table:table-cell>
          <table:table-cell office:value-type="float" office:value="3.808" calcext:value-type="float">
            <text:p>3.808</text:p>
          </table:table-cell>
          <table:table-cell office:value-type="float" office:value="3.801" calcext:value-type="float">
            <text:p>3.801</text:p>
          </table:table-cell>
        </table:table-row>
        <table:table-row table:style-name="ro1">
          <table:table-cell office:value-type="string" calcext:value-type="string">
            <text:p>u-ch427-n1280-x09</text:p>
          </table:table-cell>
          <table:table-cell office:value-type="float" office:value="2240.29" calcext:value-type="float">
            <text:p>2240.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4T19:29:27Z</text:p>
          </table:table-cell>
          <table:table-cell office:value-type="string" calcext:value-type="string">
            <text:p>2022-02-14T19:32:23Z</text:p>
          </table:table-cell>
          <table:table-cell office:value-type="string" calcext:value-type="string">
            <text:p>2022-02-14T20:12:44Z</text:p>
          </table:table-cell>
          <table:table-cell office:value-type="string" calcext:value-type="string">
            <text:p>SUCCEEDED</text:p>
          </table:table-cell>
          <table:table-cell office:value-type="float" office:value="1115930" calcext:value-type="float">
            <text:p>1115930</text:p>
          </table:table-cell>
          <table:table-cell office:value-type="float" office:value="31365" calcext:value-type="float">
            <text:p>31365</text:p>
          </table:table-cell>
          <table:table-cell office:value-type="float" office:value="470.796" calcext:value-type="float">
            <text:p>470.796</text:p>
          </table:table-cell>
          <table:table-cell office:value-type="float" office:value="1.489" calcext:value-type="float">
            <text:p>1.489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string" calcext:value-type="string">
            <text:p>u-ch427-n1280-x-09</text:p>
          </table:table-cell>
          <table:table-cell office:value-type="float" office:value="3298.1" calcext:value-type="float">
            <text:p>3298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8:21Z</text:p>
          </table:table-cell>
          <table:table-cell office:value-type="string" calcext:value-type="string">
            <text:p>2022-02-24T04:11:01Z</text:p>
          </table:table-cell>
          <table:table-cell office:value-type="string" calcext:value-type="string">
            <text:p>2022-02-24T05:08:07Z</text:p>
          </table:table-cell>
          <table:table-cell office:value-type="string" calcext:value-type="string">
            <text:p>SUCCEEDED</text:p>
          </table:table-cell>
          <table:table-cell office:value-type="float" office:value="1151528" calcext:value-type="float">
            <text:p>1151528</text:p>
          </table:table-cell>
          <table:table-cell office:value-type="float" office:value="115183" calcext:value-type="float">
            <text:p>115183</text:p>
          </table:table-cell>
          <table:table-cell office:value-type="float" office:value="468.246" calcext:value-type="float">
            <text:p>468.246</text:p>
          </table:table-cell>
          <table:table-cell office:value-type="float" office:value="3.793" calcext:value-type="float">
            <text:p>3.793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u-ch427-n1280-x5-00</text:p>
          </table:table-cell>
          <table:table-cell office:value-type="float" office:value="3243.37" calcext:value-type="float">
            <text:p>3243.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6:51Z</text:p>
          </table:table-cell>
          <table:table-cell office:value-type="string" calcext:value-type="string">
            <text:p>2022-02-24T05:02:54Z</text:p>
          </table:table-cell>
          <table:table-cell office:value-type="string" calcext:value-type="string">
            <text:p>2022-02-24T05:58:30Z</text:p>
          </table:table-cell>
          <table:table-cell office:value-type="string" calcext:value-type="string">
            <text:p>SUCCEEDED</text:p>
          </table:table-cell>
          <table:table-cell office:value-type="float" office:value="1151634" calcext:value-type="float">
            <text:p>1151634</text:p>
          </table:table-cell>
          <table:table-cell office:value-type="float" office:value="36602" calcext:value-type="float">
            <text:p>36602</text:p>
          </table:table-cell>
          <table:table-cell office:value-type="float" office:value="479.786" calcext:value-type="float">
            <text:p>479.786</text:p>
          </table:table-cell>
          <table:table-cell office:value-type="float" office:value="3.813" calcext:value-type="float">
            <text:p>3.813</text:p>
          </table:table-cell>
          <table:table-cell office:value-type="float" office:value="3.812" calcext:value-type="float">
            <text:p>3.812</text:p>
          </table:table-cell>
        </table:table-row>
        <table:table-row table:style-name="ro1">
          <table:table-cell office:value-type="string" calcext:value-type="string">
            <text:p>u-ch427-n1280-x5-01</text:p>
          </table:table-cell>
          <table:table-cell office:value-type="float" office:value="2879.76" calcext:value-type="float">
            <text:p>2879.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1:48Z</text:p>
          </table:table-cell>
          <table:table-cell office:value-type="string" calcext:value-type="string">
            <text:p>2022-02-24T18:16:32Z</text:p>
          </table:table-cell>
          <table:table-cell office:value-type="string" calcext:value-type="string">
            <text:p>2022-02-24T19:05:49Z</text:p>
          </table:table-cell>
          <table:table-cell office:value-type="string" calcext:value-type="string">
            <text:p>SUCCEEDED</text:p>
          </table:table-cell>
          <table:table-cell office:value-type="float" office:value="1154693" calcext:value-type="float">
            <text:p>1154693</text:p>
          </table:table-cell>
          <table:table-cell office:value-type="float" office:value="190038" calcext:value-type="float">
            <text:p>190038</text:p>
          </table:table-cell>
          <table:table-cell office:value-type="float" office:value="481.71" calcext:value-type="float">
            <text:p>481.71</text:p>
          </table:table-cell>
          <table:table-cell office:value-type="float" office:value="3.643" calcext:value-type="float">
            <text:p>3.643</text:p>
          </table:table-cell>
          <table:table-cell office:value-type="float" office:value="3.424" calcext:value-type="float">
            <text:p>3.424</text:p>
          </table:table-cell>
        </table:table-row>
        <table:table-row table:style-name="ro1">
          <table:table-cell office:value-type="string" calcext:value-type="string">
            <text:p>u-ch427-n1280-x5-02</text:p>
          </table:table-cell>
          <table:table-cell office:value-type="float" office:value="4397.41" calcext:value-type="float">
            <text:p>4397.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7:27Z</text:p>
          </table:table-cell>
          <table:table-cell office:value-type="string" calcext:value-type="string">
            <text:p>2022-02-24T05:03:28Z</text:p>
          </table:table-cell>
          <table:table-cell office:value-type="string" calcext:value-type="string">
            <text:p>2022-02-24T06:18:01Z</text:p>
          </table:table-cell>
          <table:table-cell office:value-type="string" calcext:value-type="string">
            <text:p>SUCCEEDED</text:p>
          </table:table-cell>
          <table:table-cell office:value-type="float" office:value="1151644" calcext:value-type="float">
            <text:p>1151644</text:p>
          </table:table-cell>
          <table:table-cell office:value-type="float" office:value="75331" calcext:value-type="float">
            <text:p>75331</text:p>
          </table:table-cell>
          <table:table-cell office:value-type="float" office:value="459.271" calcext:value-type="float">
            <text:p>459.271</text:p>
          </table:table-cell>
          <table:table-cell office:value-type="float" office:value="4.751" calcext:value-type="float">
            <text:p>4.751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u-ch427-n1280-x5-03</text:p>
          </table:table-cell>
          <table:table-cell office:value-type="float" office:value="2986.7" calcext:value-type="float">
            <text:p>2986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7:41Z</text:p>
          </table:table-cell>
          <table:table-cell office:value-type="string" calcext:value-type="string">
            <text:p>2022-02-24T05:07:20Z</text:p>
          </table:table-cell>
          <table:table-cell office:value-type="string" calcext:value-type="string">
            <text:p>2022-02-24T05:58:30Z</text:p>
          </table:table-cell>
          <table:table-cell office:value-type="string" calcext:value-type="string">
            <text:p>SUCCEEDED</text:p>
          </table:table-cell>
          <table:table-cell office:value-type="float" office:value="1151645" calcext:value-type="float">
            <text:p>1151645</text:p>
          </table:table-cell>
          <table:table-cell office:value-type="float" office:value="22222" calcext:value-type="float">
            <text:p>22222</text:p>
          </table:table-cell>
          <table:table-cell office:value-type="float" office:value="541.013" calcext:value-type="float">
            <text:p>541.013</text:p>
          </table:table-cell>
          <table:table-cell office:value-type="float" office:value="4.228" calcext:value-type="float">
            <text:p>4.228</text:p>
          </table:table-cell>
          <table:table-cell office:value-type="float" office:value="4.611" calcext:value-type="float">
            <text:p>4.611</text:p>
          </table:table-cell>
        </table:table-row>
        <table:table-row table:style-name="ro1">
          <table:table-cell office:value-type="string" calcext:value-type="string">
            <text:p>u-ch427-n1280-x5-04</text:p>
          </table:table-cell>
          <table:table-cell office:value-type="float" office:value="3824.22" calcext:value-type="float">
            <text:p>3824.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8:03Z</text:p>
          </table:table-cell>
          <table:table-cell office:value-type="string" calcext:value-type="string">
            <text:p>2022-02-24T05:06:41Z</text:p>
          </table:table-cell>
          <table:table-cell office:value-type="string" calcext:value-type="string">
            <text:p>2022-02-24T06:12:11Z</text:p>
          </table:table-cell>
          <table:table-cell office:value-type="string" calcext:value-type="string">
            <text:p>SUCCEEDED</text:p>
          </table:table-cell>
          <table:table-cell office:value-type="float" office:value="1151646" calcext:value-type="float">
            <text:p>1151646</text:p>
          </table:table-cell>
          <table:table-cell office:value-type="float" office:value="149843" calcext:value-type="float">
            <text:p>149843</text:p>
          </table:table-cell>
          <table:table-cell office:value-type="float" office:value="452.008" calcext:value-type="float">
            <text:p>452.008</text:p>
          </table:table-cell>
          <table:table-cell office:value-type="float" office:value="5.608" calcext:value-type="float">
            <text:p>5.608</text:p>
          </table:table-cell>
          <table:table-cell office:value-type="float" office:value="15.017" calcext:value-type="float">
            <text:p>15.017</text:p>
          </table:table-cell>
        </table:table-row>
        <table:table-row table:style-name="ro1">
          <table:table-cell office:value-type="string" calcext:value-type="string">
            <text:p>u-ch427-n1280-x5-05</text:p>
          </table:table-cell>
          <table:table-cell office:value-type="float" office:value="3745.54" calcext:value-type="float">
            <text:p>3745.5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8:18Z</text:p>
          </table:table-cell>
          <table:table-cell office:value-type="string" calcext:value-type="string">
            <text:p>2022-02-24T05:09:09Z</text:p>
          </table:table-cell>
          <table:table-cell office:value-type="string" calcext:value-type="string">
            <text:p>2022-02-24T06:12:54Z</text:p>
          </table:table-cell>
          <table:table-cell office:value-type="string" calcext:value-type="string">
            <text:p>SUCCEEDED</text:p>
          </table:table-cell>
          <table:table-cell office:value-type="float" office:value="1151647" calcext:value-type="float">
            <text:p>1151647</text:p>
          </table:table-cell>
          <table:table-cell office:value-type="float" office:value="105315" calcext:value-type="float">
            <text:p>105315</text:p>
          </table:table-cell>
          <table:table-cell office:value-type="float" office:value="462.387" calcext:value-type="float">
            <text:p>462.387</text:p>
          </table:table-cell>
          <table:table-cell office:value-type="float" office:value="4.733" calcext:value-type="float">
            <text:p>4.733</text:p>
          </table:table-cell>
          <table:table-cell office:value-type="float" office:value="4.748" calcext:value-type="float">
            <text:p>4.748</text:p>
          </table:table-cell>
        </table:table-row>
        <table:table-row table:style-name="ro1">
          <table:table-cell office:value-type="string" calcext:value-type="string">
            <text:p>u-ch427-n1280-x5-06</text:p>
          </table:table-cell>
          <table:table-cell office:value-type="float" office:value="2695.58" calcext:value-type="float">
            <text:p>2695.5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2:07Z</text:p>
          </table:table-cell>
          <table:table-cell office:value-type="string" calcext:value-type="string">
            <text:p>2022-02-24T18:17:33Z</text:p>
          </table:table-cell>
          <table:table-cell office:value-type="string" calcext:value-type="string">
            <text:p>2022-02-24T19:03:46Z</text:p>
          </table:table-cell>
          <table:table-cell office:value-type="string" calcext:value-type="string">
            <text:p>SUCCEEDED</text:p>
          </table:table-cell>
          <table:table-cell office:value-type="float" office:value="1154695" calcext:value-type="float">
            <text:p>1154695</text:p>
          </table:table-cell>
          <table:table-cell office:value-type="float" office:value="75328" calcext:value-type="float">
            <text:p>75328</text:p>
          </table:table-cell>
          <table:table-cell office:value-type="float" office:value="497.882" calcext:value-type="float">
            <text:p>497.882</text:p>
          </table:table-cell>
          <table:table-cell office:value-type="float" office:value="3.615" calcext:value-type="float">
            <text:p>3.615</text:p>
          </table:table-cell>
          <table:table-cell office:value-type="float" office:value="3.074" calcext:value-type="float">
            <text:p>3.074</text:p>
          </table:table-cell>
        </table:table-row>
        <table:table-row table:style-name="ro1">
          <table:table-cell office:value-type="string" calcext:value-type="string">
            <text:p>u-ch427-n1280-x5-07</text:p>
          </table:table-cell>
          <table:table-cell office:value-type="float" office:value="3348.01" calcext:value-type="float">
            <text:p>3348.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9:02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18:54Z</text:p>
          </table:table-cell>
          <table:table-cell office:value-type="string" calcext:value-type="string">
            <text:p>SUCCEEDED</text:p>
          </table:table-cell>
          <table:table-cell office:value-type="float" office:value="1151651" calcext:value-type="float">
            <text:p>1151651</text:p>
          </table:table-cell>
          <table:table-cell office:value-type="float" office:value="133378" calcext:value-type="float">
            <text:p>133378</text:p>
          </table:table-cell>
          <table:table-cell office:value-type="float" office:value="479.371" calcext:value-type="float">
            <text:p>479.371</text:p>
          </table:table-cell>
          <table:table-cell office:value-type="float" office:value="4.036" calcext:value-type="float">
            <text:p>4.036</text:p>
          </table:table-cell>
          <table:table-cell office:value-type="float" office:value="3.784" calcext:value-type="float">
            <text:p>3.784</text:p>
          </table:table-cell>
        </table:table-row>
        <table:table-row table:style-name="ro1">
          <table:table-cell office:value-type="string" calcext:value-type="string">
            <text:p>u-ch427-n1280-x5-08</text:p>
          </table:table-cell>
          <table:table-cell office:value-type="float" office:value="3562.79" calcext:value-type="float">
            <text:p>3562.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2:05:21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22:16Z</text:p>
          </table:table-cell>
          <table:table-cell office:value-type="string" calcext:value-type="string">
            <text:p>SUCCEEDED</text:p>
          </table:table-cell>
          <table:table-cell office:value-type="float" office:value="1151654" calcext:value-type="float">
            <text:p>1151654</text:p>
          </table:table-cell>
          <table:table-cell office:value-type="float" office:value="49628" calcext:value-type="float">
            <text:p>49628</text:p>
          </table:table-cell>
          <table:table-cell office:value-type="float" office:value="460.522" calcext:value-type="float">
            <text:p>460.522</text:p>
          </table:table-cell>
          <table:table-cell office:value-type="float" office:value="4.982" calcext:value-type="float">
            <text:p>4.982</text:p>
          </table:table-cell>
          <table:table-cell office:value-type="float" office:value="4.651" calcext:value-type="float">
            <text:p>4.651</text:p>
          </table:table-cell>
        </table:table-row>
        <table:table-row table:style-name="ro1">
          <table:table-cell office:value-type="string" calcext:value-type="string">
            <text:p>u-ch427-n1280-x5-09</text:p>
          </table:table-cell>
          <table:table-cell office:value-type="float" office:value="2867.62" calcext:value-type="float">
            <text:p>2867.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2:40:48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11:14Z</text:p>
          </table:table-cell>
          <table:table-cell office:value-type="string" calcext:value-type="string">
            <text:p>SUCCEEDED</text:p>
          </table:table-cell>
          <table:table-cell office:value-type="float" office:value="1151696" calcext:value-type="float">
            <text:p>1151696</text:p>
          </table:table-cell>
          <table:table-cell office:value-type="float" office:value="262128" calcext:value-type="float">
            <text:p>262128</text:p>
          </table:table-cell>
          <table:table-cell office:value-type="float" office:value="485.433" calcext:value-type="float">
            <text:p>485.433</text:p>
          </table:table-cell>
          <table:table-cell office:value-type="float" office:value="3.266" calcext:value-type="float">
            <text:p>3.266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string" calcext:value-type="string">
            <text:p>u-ch427-n1280-x5-ms-00</text:p>
          </table:table-cell>
          <table:table-cell office:value-type="float" office:value="3231.31" calcext:value-type="float">
            <text:p>3231.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2:32:55Z</text:p>
          </table:table-cell>
          <table:table-cell office:value-type="string" calcext:value-type="string">
            <text:p>2022-02-28T23:30:49Z</text:p>
          </table:table-cell>
          <table:table-cell office:value-type="string" calcext:value-type="string">
            <text:p>SUCCEEDED</text:p>
          </table:table-cell>
          <table:table-cell office:value-type="float" office:value="1172670" calcext:value-type="float">
            <text:p>1172670</text:p>
          </table:table-cell>
          <table:table-cell office:value-type="float" office:value="16475" calcext:value-type="float">
            <text:p>16475</text:p>
          </table:table-cell>
          <table:table-cell office:value-type="float" office:value="496.152" calcext:value-type="float">
            <text:p>496.152</text:p>
          </table:table-cell>
          <table:table-cell office:value-type="float" office:value="3.481" calcext:value-type="float">
            <text:p>3.481</text:p>
          </table:table-cell>
          <table:table-cell office:value-type="float" office:value="3.258" calcext:value-type="float">
            <text:p>3.258</text:p>
          </table:table-cell>
        </table:table-row>
        <table:table-row table:style-name="ro1">
          <table:table-cell office:value-type="string" calcext:value-type="string">
            <text:p>u-ch427-n1280-x5-ms-01</text:p>
          </table:table-cell>
          <table:table-cell office:value-type="float" office:value="3579.15" calcext:value-type="float">
            <text:p>3579.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1:29:46Z</text:p>
          </table:table-cell>
          <table:table-cell office:value-type="string" calcext:value-type="string">
            <text:p>2022-02-28T22:32:43Z</text:p>
          </table:table-cell>
          <table:table-cell office:value-type="string" calcext:value-type="string">
            <text:p>SUCCEEDED</text:p>
          </table:table-cell>
          <table:table-cell office:value-type="float" office:value="1172668" calcext:value-type="float">
            <text:p>1172668</text:p>
          </table:table-cell>
          <table:table-cell office:value-type="float" office:value="145249" calcext:value-type="float">
            <text:p>145249</text:p>
          </table:table-cell>
          <table:table-cell office:value-type="float" office:value="502.041" calcext:value-type="float">
            <text:p>502.041</text:p>
          </table:table-cell>
          <table:table-cell office:value-type="float" office:value="4.737" calcext:value-type="float">
            <text:p>4.737</text:p>
          </table:table-cell>
          <table:table-cell office:value-type="float" office:value="4.036" calcext:value-type="float">
            <text:p>4.036</text:p>
          </table:table-cell>
        </table:table-row>
        <table:table-row table:style-name="ro1">
          <table:table-cell office:value-type="string" calcext:value-type="string">
            <text:p>u-ch427-n1280-x5-ms-02</text:p>
          </table:table-cell>
          <table:table-cell office:value-type="float" office:value="3918.26" calcext:value-type="float">
            <text:p>3918.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3:54:56Z</text:p>
          </table:table-cell>
          <table:table-cell office:value-type="string" calcext:value-type="string">
            <text:p>2022-03-01T01:02:59Z</text:p>
          </table:table-cell>
          <table:table-cell office:value-type="string" calcext:value-type="string">
            <text:p>SUCCEEDED</text:p>
          </table:table-cell>
          <table:table-cell office:value-type="float" office:value="1172671" calcext:value-type="float">
            <text:p>1172671</text:p>
          </table:table-cell>
          <table:table-cell office:value-type="float" office:value="133814" calcext:value-type="float">
            <text:p>133814</text:p>
          </table:table-cell>
          <table:table-cell office:value-type="float" office:value="462.15" calcext:value-type="float">
            <text:p>462.15</text:p>
          </table:table-cell>
          <table:table-cell office:value-type="float" office:value="4.383" calcext:value-type="float">
            <text:p>4.383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u-ch427-n1280-x5-ms-03</text:p>
          </table:table-cell>
          <table:table-cell office:value-type="float" office:value="3435.85" calcext:value-type="float">
            <text:p>3435.8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56:42Z</text:p>
          </table:table-cell>
          <table:table-cell office:value-type="string" calcext:value-type="string">
            <text:p>2022-03-01T01:57:17Z</text:p>
          </table:table-cell>
          <table:table-cell office:value-type="string" calcext:value-type="string">
            <text:p>SUCCEEDED</text:p>
          </table:table-cell>
          <table:table-cell office:value-type="float" office:value="1172675" calcext:value-type="float">
            <text:p>1172675</text:p>
          </table:table-cell>
          <table:table-cell office:value-type="float" office:value="111746" calcext:value-type="float">
            <text:p>111746</text:p>
          </table:table-cell>
          <table:table-cell office:value-type="float" office:value="486.227" calcext:value-type="float">
            <text:p>486.227</text:p>
          </table:table-cell>
          <table:table-cell office:value-type="float" office:value="6.508" calcext:value-type="float">
            <text:p>6.508</text:p>
          </table:table-cell>
          <table:table-cell office:value-type="float" office:value="14.403" calcext:value-type="float">
            <text:p>14.403</text:p>
          </table:table-cell>
        </table:table-row>
        <table:table-row table:style-name="ro1">
          <table:table-cell office:value-type="string" calcext:value-type="string">
            <text:p>u-ch427-n1280-x5-ms-04</text:p>
          </table:table-cell>
          <table:table-cell office:value-type="float" office:value="3592.42" calcext:value-type="float">
            <text:p>3592.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18:36Z</text:p>
          </table:table-cell>
          <table:table-cell office:value-type="string" calcext:value-type="string">
            <text:p>2022-03-01T01:22:00Z</text:p>
          </table:table-cell>
          <table:table-cell office:value-type="string" calcext:value-type="string">
            <text:p>SUCCEEDED</text:p>
          </table:table-cell>
          <table:table-cell office:value-type="float" office:value="1172672" calcext:value-type="float">
            <text:p>1172672</text:p>
          </table:table-cell>
          <table:table-cell office:value-type="float" office:value="5792" calcext:value-type="float">
            <text:p>5792</text:p>
          </table:table-cell>
          <table:table-cell office:value-type="float" office:value="517.485" calcext:value-type="float">
            <text:p>517.485</text:p>
          </table:table-cell>
          <table:table-cell office:value-type="float" office:value="4.502" calcext:value-type="float">
            <text:p>4.502</text:p>
          </table:table-cell>
          <table:table-cell office:value-type="float" office:value="3.756" calcext:value-type="float">
            <text:p>3.756</text:p>
          </table:table-cell>
        </table:table-row>
        <table:table-row table:style-name="ro1">
          <table:table-cell office:value-type="string" calcext:value-type="string">
            <text:p>u-ch427-n1280-x5-ms-05</text:p>
          </table:table-cell>
          <table:table-cell office:value-type="float" office:value="3370.55" calcext:value-type="float">
            <text:p>3370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3-01T17:13:47Z</text:p>
          </table:table-cell>
          <table:table-cell office:value-type="string" calcext:value-type="string">
            <text:p>2022-03-01T21:08:20Z</text:p>
          </table:table-cell>
          <table:table-cell office:value-type="string" calcext:value-type="string">
            <text:p>2022-03-01T22:08:37Z</text:p>
          </table:table-cell>
          <table:table-cell office:value-type="string" calcext:value-type="string">
            <text:p>SUCCEEDED</text:p>
          </table:table-cell>
          <table:table-cell office:value-type="float" office:value="1182941" calcext:value-type="float">
            <text:p>1182941</text:p>
          </table:table-cell>
          <table:table-cell office:value-type="float" office:value="81917" calcext:value-type="float">
            <text:p>81917</text:p>
          </table:table-cell>
          <table:table-cell office:value-type="float" office:value="500.034" calcext:value-type="float">
            <text:p>500.034</text:p>
          </table:table-cell>
          <table:table-cell office:value-type="float" office:value="4.079" calcext:value-type="float">
            <text:p>4.079</text:p>
          </table:table-cell>
          <table:table-cell office:value-type="float" office:value="3.751" calcext:value-type="float">
            <text:p>3.751</text:p>
          </table:table-cell>
        </table:table-row>
        <table:table-row table:style-name="ro1">
          <table:table-cell office:value-type="string" calcext:value-type="string">
            <text:p>u-ch427-n1280-x5-ms-06</text:p>
          </table:table-cell>
          <table:table-cell office:value-type="float" office:value="3392.6" calcext:value-type="float">
            <text:p>3392.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56:12Z</text:p>
          </table:table-cell>
          <table:table-cell office:value-type="string" calcext:value-type="string">
            <text:p>2022-03-01T01:57:48Z</text:p>
          </table:table-cell>
          <table:table-cell office:value-type="string" calcext:value-type="string">
            <text:p>SUCCEEDED</text:p>
          </table:table-cell>
          <table:table-cell office:value-type="float" office:value="1172674" calcext:value-type="float">
            <text:p>1172674</text:p>
          </table:table-cell>
          <table:table-cell office:value-type="float" office:value="175929" calcext:value-type="float">
            <text:p>175929</text:p>
          </table:table-cell>
          <table:table-cell office:value-type="float" office:value="468.784" calcext:value-type="float">
            <text:p>468.784</text:p>
          </table:table-cell>
          <table:table-cell office:value-type="float" office:value="3.133" calcext:value-type="float">
            <text:p>3.133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string" calcext:value-type="string">
            <text:p>u-ch427-n1280-x5-ms-07</text:p>
          </table:table-cell>
          <table:table-cell office:value-type="float" office:value="3408.03" calcext:value-type="float">
            <text:p>3408.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7Z</text:p>
          </table:table-cell>
          <table:table-cell office:value-type="string" calcext:value-type="string">
            <text:p>2022-03-01T01:03:15Z</text:p>
          </table:table-cell>
          <table:table-cell office:value-type="string" calcext:value-type="string">
            <text:p>2022-03-01T02:04:58Z</text:p>
          </table:table-cell>
          <table:table-cell office:value-type="string" calcext:value-type="string">
            <text:p>SUCCEEDED</text:p>
          </table:table-cell>
          <table:table-cell office:value-type="float" office:value="1172676" calcext:value-type="float">
            <text:p>1172676</text:p>
          </table:table-cell>
          <table:table-cell office:value-type="float" office:value="136756" calcext:value-type="float">
            <text:p>136756</text:p>
          </table:table-cell>
          <table:table-cell office:value-type="float" office:value="518.903" calcext:value-type="float">
            <text:p>518.903</text:p>
          </table:table-cell>
          <table:table-cell office:value-type="float" office:value="3.434" calcext:value-type="float">
            <text:p>3.434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string" calcext:value-type="string">
            <text:p>u-ch427-n1280-x5-ms-08</text:p>
          </table:table-cell>
          <table:table-cell office:value-type="float" office:value="3831.66" calcext:value-type="float">
            <text:p>3831.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9Z</text:p>
          </table:table-cell>
          <table:table-cell office:value-type="string" calcext:value-type="string">
            <text:p>2022-03-01T01:04:35Z</text:p>
          </table:table-cell>
          <table:table-cell office:value-type="string" calcext:value-type="string">
            <text:p>2022-03-01T02:13:00Z</text:p>
          </table:table-cell>
          <table:table-cell office:value-type="string" calcext:value-type="string">
            <text:p>SUCCEEDED</text:p>
          </table:table-cell>
          <table:table-cell office:value-type="float" office:value="1172677" calcext:value-type="float">
            <text:p>1172677</text:p>
          </table:table-cell>
          <table:table-cell office:value-type="float" office:value="102198" calcext:value-type="float">
            <text:p>102198</text:p>
          </table:table-cell>
          <table:table-cell office:value-type="float" office:value="450.806" calcext:value-type="float">
            <text:p>450.806</text:p>
          </table:table-cell>
          <table:table-cell office:value-type="float" office:value="4.475" calcext:value-type="float">
            <text:p>4.475</text:p>
          </table:table-cell>
          <table:table-cell office:value-type="float" office:value="4.469" calcext:value-type="float">
            <text:p>4.469</text:p>
          </table:table-cell>
        </table:table-row>
        <table:table-row table:style-name="ro1">
          <table:table-cell office:value-type="string" calcext:value-type="string">
            <text:p>u-ch427-n1280-x5-ms-09</text:p>
          </table:table-cell>
          <table:table-cell office:value-type="float" office:value="3891.98" calcext:value-type="float">
            <text:p>3891.9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9Z</text:p>
          </table:table-cell>
          <table:table-cell office:value-type="string" calcext:value-type="string">
            <text:p>2022-03-01T01:46:56Z</text:p>
          </table:table-cell>
          <table:table-cell office:value-type="string" calcext:value-type="string">
            <text:p>2022-03-01T02:55:34Z</text:p>
          </table:table-cell>
          <table:table-cell office:value-type="string" calcext:value-type="string">
            <text:p>SUCCEEDED</text:p>
          </table:table-cell>
          <table:table-cell office:value-type="float" office:value="1172678" calcext:value-type="float">
            <text:p>1172678</text:p>
          </table:table-cell>
          <table:table-cell office:value-type="float" office:value="156496" calcext:value-type="float">
            <text:p>156496</text:p>
          </table:table-cell>
          <table:table-cell office:value-type="float" office:value="461.808" calcext:value-type="float">
            <text:p>461.808</text:p>
          </table:table-cell>
          <table:table-cell office:value-type="float" office:value="5.051" calcext:value-type="float">
            <text:p>5.05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u-ch427-n1280-x5-orig-00</text:p>
          </table:table-cell>
          <table:table-cell office:value-type="float" office:value="3682.64" calcext:value-type="float">
            <text:p>3682.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7Z</text:p>
          </table:table-cell>
          <table:table-cell office:value-type="string" calcext:value-type="string">
            <text:p>2022-02-24T18:19:33Z</text:p>
          </table:table-cell>
          <table:table-cell office:value-type="string" calcext:value-type="string">
            <text:p>2022-02-24T19:23:45Z</text:p>
          </table:table-cell>
          <table:table-cell office:value-type="string" calcext:value-type="string">
            <text:p>SUCCEEDED</text:p>
          </table:table-cell>
          <table:table-cell office:value-type="float" office:value="1154721" calcext:value-type="float">
            <text:p>1154721</text:p>
          </table:table-cell>
          <table:table-cell office:value-type="float" office:value="16562" calcext:value-type="float">
            <text:p>16562</text:p>
          </table:table-cell>
          <table:table-cell office:value-type="float" office:value="461.347" calcext:value-type="float">
            <text:p>461.347</text:p>
          </table:table-cell>
          <table:table-cell office:value-type="float" office:value="12.294" calcext:value-type="float">
            <text:p>12.294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u-ch427-n1280-x5-orig-01</text:p>
          </table:table-cell>
          <table:table-cell office:value-type="float" office:value="3382.85" calcext:value-type="float">
            <text:p>3382.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0:31Z</text:p>
          </table:table-cell>
          <table:table-cell office:value-type="string" calcext:value-type="string">
            <text:p>2022-02-24T19:19:54Z</text:p>
          </table:table-cell>
          <table:table-cell office:value-type="string" calcext:value-type="string">
            <text:p>SUCCEEDED</text:p>
          </table:table-cell>
          <table:table-cell office:value-type="float" office:value="1154722" calcext:value-type="float">
            <text:p>1154722</text:p>
          </table:table-cell>
          <table:table-cell office:value-type="float" office:value="197742" calcext:value-type="float">
            <text:p>197742</text:p>
          </table:table-cell>
          <table:table-cell office:value-type="float" office:value="478.892" calcext:value-type="float">
            <text:p>478.892</text:p>
          </table:table-cell>
          <table:table-cell office:value-type="float" office:value="4.214" calcext:value-type="float">
            <text:p>4.214</text:p>
          </table:table-cell>
          <table:table-cell office:value-type="float" office:value="4.129" calcext:value-type="float">
            <text:p>4.129</text:p>
          </table:table-cell>
        </table:table-row>
        <table:table-row table:style-name="ro1">
          <table:table-cell office:value-type="string" calcext:value-type="string">
            <text:p>u-ch427-n1280-x5-orig-02</text:p>
          </table:table-cell>
          <table:table-cell office:value-type="float" office:value="2798.44" calcext:value-type="float">
            <text:p>2798.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3:33Z</text:p>
          </table:table-cell>
          <table:table-cell office:value-type="string" calcext:value-type="string">
            <text:p>2022-02-24T19:13:30Z</text:p>
          </table:table-cell>
          <table:table-cell office:value-type="string" calcext:value-type="string">
            <text:p>SUCCEEDED</text:p>
          </table:table-cell>
          <table:table-cell office:value-type="float" office:value="1154724" calcext:value-type="float">
            <text:p>1154724</text:p>
          </table:table-cell>
          <table:table-cell office:value-type="float" office:value="178132" calcext:value-type="float">
            <text:p>178132</text:p>
          </table:table-cell>
          <table:table-cell office:value-type="float" office:value="486.426" calcext:value-type="float">
            <text:p>486.426</text:p>
          </table:table-cell>
          <table:table-cell office:value-type="float" office:value="3.476" calcext:value-type="float">
            <text:p>3.476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string" calcext:value-type="string">
            <text:p>u-ch427-n1280-x5-orig-03</text:p>
          </table:table-cell>
          <table:table-cell office:value-type="float" office:value="4409.52" calcext:value-type="float">
            <text:p>4409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0:31Z</text:p>
          </table:table-cell>
          <table:table-cell office:value-type="string" calcext:value-type="string">
            <text:p>2022-02-24T19:36:52Z</text:p>
          </table:table-cell>
          <table:table-cell office:value-type="string" calcext:value-type="string">
            <text:p>SUCCEEDED</text:p>
          </table:table-cell>
          <table:table-cell office:value-type="float" office:value="1154723" calcext:value-type="float">
            <text:p>1154723</text:p>
          </table:table-cell>
          <table:table-cell office:value-type="float" office:value="215464" calcext:value-type="float">
            <text:p>215464</text:p>
          </table:table-cell>
          <table:table-cell office:value-type="float" office:value="467.94" calcext:value-type="float">
            <text:p>467.94</text:p>
          </table:table-cell>
          <table:table-cell office:value-type="float" office:value="6.208" calcext:value-type="float">
            <text:p>6.208</text:p>
          </table:table-cell>
          <table:table-cell office:value-type="float" office:value="5.997" calcext:value-type="float">
            <text:p>5.997</text:p>
          </table:table-cell>
        </table:table-row>
        <table:table-row table:style-name="ro1">
          <table:table-cell office:value-type="string" calcext:value-type="string">
            <text:p>u-ch427-n1280-x5-orig-04</text:p>
          </table:table-cell>
          <table:table-cell office:value-type="float" office:value="3356.65" calcext:value-type="float">
            <text:p>3356.6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6:32Z</text:p>
          </table:table-cell>
          <table:table-cell office:value-type="string" calcext:value-type="string">
            <text:p>2022-02-24T19:25:22Z</text:p>
          </table:table-cell>
          <table:table-cell office:value-type="string" calcext:value-type="string">
            <text:p>SUCCEEDED</text:p>
          </table:table-cell>
          <table:table-cell office:value-type="float" office:value="1154725" calcext:value-type="float">
            <text:p>1154725</text:p>
          </table:table-cell>
          <table:table-cell office:value-type="float" office:value="134065" calcext:value-type="float">
            <text:p>134065</text:p>
          </table:table-cell>
          <table:table-cell office:value-type="float" office:value="487.749" calcext:value-type="float">
            <text:p>487.749</text:p>
          </table:table-cell>
          <table:table-cell office:value-type="float" office:value="4.193" calcext:value-type="float">
            <text:p>4.193</text:p>
          </table:table-cell>
          <table:table-cell office:value-type="float" office:value="4.132" calcext:value-type="float">
            <text:p>4.132</text:p>
          </table:table-cell>
        </table:table-row>
        <table:table-row table:style-name="ro1">
          <table:table-cell office:value-type="string" calcext:value-type="string">
            <text:p>u-ch427-n1280-x5-orig-05</text:p>
          </table:table-cell>
          <table:table-cell office:value-type="float" office:value="3357.17" calcext:value-type="float">
            <text:p>3357.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9:31Z</text:p>
          </table:table-cell>
          <table:table-cell office:value-type="string" calcext:value-type="string">
            <text:p>2022-02-24T19:28:22Z</text:p>
          </table:table-cell>
          <table:table-cell office:value-type="string" calcext:value-type="string">
            <text:p>SUCCEEDED</text:p>
          </table:table-cell>
          <table:table-cell office:value-type="float" office:value="1154727" calcext:value-type="float">
            <text:p>1154727</text:p>
          </table:table-cell>
          <table:table-cell office:value-type="float" office:value="218170" calcext:value-type="float">
            <text:p>218170</text:p>
          </table:table-cell>
          <table:table-cell office:value-type="float" office:value="485.715" calcext:value-type="float">
            <text:p>485.715</text:p>
          </table:table-cell>
          <table:table-cell office:value-type="float" office:value="4.245" calcext:value-type="float">
            <text:p>4.245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 office:value-type="string" calcext:value-type="string">
            <text:p>u-ch427-n1280-x5-orig-06</text:p>
          </table:table-cell>
          <table:table-cell office:value-type="float" office:value="3400.91" calcext:value-type="float">
            <text:p>3400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6:32Z</text:p>
          </table:table-cell>
          <table:table-cell office:value-type="string" calcext:value-type="string">
            <text:p>2022-02-24T19:26:28Z</text:p>
          </table:table-cell>
          <table:table-cell office:value-type="string" calcext:value-type="string">
            <text:p>SUCCEEDED</text:p>
          </table:table-cell>
          <table:table-cell office:value-type="float" office:value="1154726" calcext:value-type="float">
            <text:p>1154726</text:p>
          </table:table-cell>
          <table:table-cell office:value-type="float" office:value="177484" calcext:value-type="float">
            <text:p>177484</text:p>
          </table:table-cell>
          <table:table-cell office:value-type="float" office:value="484.322" calcext:value-type="float">
            <text:p>484.322</text:p>
          </table:table-cell>
          <table:table-cell office:value-type="float" office:value="4.136" calcext:value-type="float">
            <text:p>4.13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u-ch427-n1280-x5-orig-07</text:p>
          </table:table-cell>
          <table:table-cell office:value-type="float" office:value="3767.25" calcext:value-type="float">
            <text:p>3767.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0Z</text:p>
          </table:table-cell>
          <table:table-cell office:value-type="string" calcext:value-type="string">
            <text:p>2022-02-24T18:38:32Z</text:p>
          </table:table-cell>
          <table:table-cell office:value-type="string" calcext:value-type="string">
            <text:p>2022-02-24T19:44:25Z</text:p>
          </table:table-cell>
          <table:table-cell office:value-type="string" calcext:value-type="string">
            <text:p>SUCCEEDED</text:p>
          </table:table-cell>
          <table:table-cell office:value-type="float" office:value="1154729" calcext:value-type="float">
            <text:p>1154729</text:p>
          </table:table-cell>
          <table:table-cell office:value-type="float" office:value="108720" calcext:value-type="float">
            <text:p>108720</text:p>
          </table:table-cell>
          <table:table-cell office:value-type="float" office:value="453.82" calcext:value-type="float">
            <text:p>453.82</text:p>
          </table:table-cell>
          <table:table-cell office:value-type="float" office:value="5.231" calcext:value-type="float">
            <text:p>5.231</text:p>
          </table:table-cell>
          <table:table-cell office:value-type="float" office:value="5.164" calcext:value-type="float">
            <text:p>5.164</text:p>
          </table:table-cell>
        </table:table-row>
        <table:table-row table:style-name="ro1">
          <table:table-cell office:value-type="string" calcext:value-type="string">
            <text:p>u-ch427-n1280-x5-orig-08</text:p>
          </table:table-cell>
          <table:table-cell office:value-type="float" office:value="3758.56" calcext:value-type="float">
            <text:p>3758.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0Z</text:p>
          </table:table-cell>
          <table:table-cell office:value-type="string" calcext:value-type="string">
            <text:p>2022-02-24T18:32:31Z</text:p>
          </table:table-cell>
          <table:table-cell office:value-type="string" calcext:value-type="string">
            <text:p>2022-02-24T19:38:19Z</text:p>
          </table:table-cell>
          <table:table-cell office:value-type="string" calcext:value-type="string">
            <text:p>SUCCEEDED</text:p>
          </table:table-cell>
          <table:table-cell office:value-type="float" office:value="1154728" calcext:value-type="float">
            <text:p>1154728</text:p>
          </table:table-cell>
          <table:table-cell office:value-type="float" office:value="4311" calcext:value-type="float">
            <text:p>4311</text:p>
          </table:table-cell>
          <table:table-cell office:value-type="float" office:value="490.915" calcext:value-type="float">
            <text:p>490.915</text:p>
          </table:table-cell>
          <table:table-cell office:value-type="float" office:value="5.599" calcext:value-type="float">
            <text:p>5.599</text:p>
          </table:table-cell>
          <table:table-cell office:value-type="float" office:value="4.145" calcext:value-type="float">
            <text:p>4.145</text:p>
          </table:table-cell>
        </table:table-row>
        <table:table-row table:style-name="ro1">
          <table:table-cell office:value-type="string" calcext:value-type="string">
            <text:p>u-ch427-n1280-x5-orig-09</text:p>
          </table:table-cell>
          <table:table-cell office:value-type="float" office:value="3704.02" calcext:value-type="float">
            <text:p>3704.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1Z</text:p>
          </table:table-cell>
          <table:table-cell office:value-type="string" calcext:value-type="string">
            <text:p>2022-02-24T18:40:30Z</text:p>
          </table:table-cell>
          <table:table-cell office:value-type="string" calcext:value-type="string">
            <text:p>2022-02-24T19:45:53Z</text:p>
          </table:table-cell>
          <table:table-cell office:value-type="string" calcext:value-type="string">
            <text:p>SUCCEEDED</text:p>
          </table:table-cell>
          <table:table-cell office:value-type="float" office:value="1154730" calcext:value-type="float">
            <text:p>1154730</text:p>
          </table:table-cell>
          <table:table-cell office:value-type="float" office:value="129797" calcext:value-type="float">
            <text:p>129797</text:p>
          </table:table-cell>
          <table:table-cell office:value-type="float" office:value="468.699" calcext:value-type="float">
            <text:p>468.699</text:p>
          </table:table-cell>
          <table:table-cell office:value-type="float" office:value="5.072" calcext:value-type="float">
            <text:p>5.072</text:p>
          </table:table-cell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string" calcext:value-type="string">
            <text:p>u-ch427-n1280-x-ms-00</text:p>
          </table:table-cell>
          <table:table-cell office:value-type="float" office:value="3671.44" calcext:value-type="float">
            <text:p>3671.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07Z</text:p>
          </table:table-cell>
          <table:table-cell office:value-type="string" calcext:value-type="string">
            <text:p>2022-02-26T23:23:35Z</text:p>
          </table:table-cell>
          <table:table-cell office:value-type="string" calcext:value-type="string">
            <text:p>2022-02-27T00:28:30Z</text:p>
          </table:table-cell>
          <table:table-cell office:value-type="string" calcext:value-type="string">
            <text:p>SUCCEEDED</text:p>
          </table:table-cell>
          <table:table-cell office:value-type="float" office:value="1163668" calcext:value-type="float">
            <text:p>1163668</text:p>
          </table:table-cell>
          <table:table-cell office:value-type="float" office:value="214897" calcext:value-type="float">
            <text:p>214897</text:p>
          </table:table-cell>
          <table:table-cell office:value-type="float" office:value="478.061" calcext:value-type="float">
            <text:p>478.061</text:p>
          </table:table-cell>
          <table:table-cell office:value-type="float" office:value="5.11" calcext:value-type="float">
            <text:p>5.11</text:p>
          </table:table-cell>
          <table:table-cell office:value-type="float" office:value="4.538" calcext:value-type="float">
            <text:p>4.538</text:p>
          </table:table-cell>
        </table:table-row>
        <table:table-row table:style-name="ro1">
          <table:table-cell office:value-type="string" calcext:value-type="string">
            <text:p>u-ch427-n1280-x-ms-01</text:p>
          </table:table-cell>
          <table:table-cell office:value-type="float" office:value="3573.88" calcext:value-type="float">
            <text:p>3573.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17Z</text:p>
          </table:table-cell>
          <table:table-cell office:value-type="string" calcext:value-type="string">
            <text:p>2022-02-26T23:27:56Z</text:p>
          </table:table-cell>
          <table:table-cell office:value-type="string" calcext:value-type="string">
            <text:p>2022-02-27T00:32:43Z</text:p>
          </table:table-cell>
          <table:table-cell office:value-type="string" calcext:value-type="string">
            <text:p>SUCCEEDED</text:p>
          </table:table-cell>
          <table:table-cell office:value-type="float" office:value="1163669" calcext:value-type="float">
            <text:p>1163669</text:p>
          </table:table-cell>
          <table:table-cell office:value-type="float" office:value="243604" calcext:value-type="float">
            <text:p>243604</text:p>
          </table:table-cell>
          <table:table-cell office:value-type="float" office:value="485.899" calcext:value-type="float">
            <text:p>485.899</text:p>
          </table:table-cell>
          <table:table-cell office:value-type="float" office:value="4.188" calcext:value-type="float">
            <text:p>4.188</text:p>
          </table:table-cell>
          <table:table-cell office:value-type="float" office:value="3.873" calcext:value-type="float">
            <text:p>3.873</text:p>
          </table:table-cell>
        </table:table-row>
        <table:table-row table:style-name="ro1">
          <table:table-cell office:value-type="string" calcext:value-type="string">
            <text:p>u-ch427-n1280-x-ms-02</text:p>
          </table:table-cell>
          <table:table-cell office:value-type="float" office:value="3977.56" calcext:value-type="float">
            <text:p>3977.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27Z</text:p>
          </table:table-cell>
          <table:table-cell office:value-type="string" calcext:value-type="string">
            <text:p>2022-02-26T23:48:48Z</text:p>
          </table:table-cell>
          <table:table-cell office:value-type="string" calcext:value-type="string">
            <text:p>2022-02-27T01:00:42Z</text:p>
          </table:table-cell>
          <table:table-cell office:value-type="string" calcext:value-type="string">
            <text:p>SUCCEEDED</text:p>
          </table:table-cell>
          <table:table-cell office:value-type="float" office:value="1163670" calcext:value-type="float">
            <text:p>1163670</text:p>
          </table:table-cell>
          <table:table-cell office:value-type="float" office:value="213741" calcext:value-type="float">
            <text:p>213741</text:p>
          </table:table-cell>
          <table:table-cell office:value-type="float" office:value="478.944" calcext:value-type="float">
            <text:p>478.944</text:p>
          </table:table-cell>
          <table:table-cell office:value-type="float" office:value="5.33" calcext:value-type="float">
            <text:p>5.33</text:p>
          </table:table-cell>
          <table:table-cell office:value-type="float" office:value="5.347" calcext:value-type="float">
            <text:p>5.347</text:p>
          </table:table-cell>
        </table:table-row>
        <table:table-row table:style-name="ro1">
          <table:table-cell office:value-type="string" calcext:value-type="string">
            <text:p>u-ch427-n1280-x-ms-03</text:p>
          </table:table-cell>
          <table:table-cell office:value-type="float" office:value="3682.49" calcext:value-type="float">
            <text:p>3682.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39Z</text:p>
          </table:table-cell>
          <table:table-cell office:value-type="string" calcext:value-type="string">
            <text:p>2022-02-26T23:48:48Z</text:p>
          </table:table-cell>
          <table:table-cell office:value-type="string" calcext:value-type="string">
            <text:p>2022-02-27T00:55:53Z</text:p>
          </table:table-cell>
          <table:table-cell office:value-type="string" calcext:value-type="string">
            <text:p>SUCCEEDED</text:p>
          </table:table-cell>
          <table:table-cell office:value-type="float" office:value="1163671" calcext:value-type="float">
            <text:p>1163671</text:p>
          </table:table-cell>
          <table:table-cell office:value-type="float" office:value="76577" calcext:value-type="float">
            <text:p>76577</text:p>
          </table:table-cell>
          <table:table-cell office:value-type="float" office:value="485.492" calcext:value-type="float">
            <text:p>485.492</text:p>
          </table:table-cell>
          <table:table-cell office:value-type="float" office:value="4.366" calcext:value-type="float">
            <text:p>4.366</text:p>
          </table:table-cell>
          <table:table-cell office:value-type="float" office:value="4.142" calcext:value-type="float">
            <text:p>4.142</text:p>
          </table:table-cell>
        </table:table-row>
        <table:table-row table:style-name="ro1">
          <table:table-cell office:value-type="string" calcext:value-type="string">
            <text:p>u-ch427-n1280-x-ms-04</text:p>
          </table:table-cell>
          <table:table-cell office:value-type="float" office:value="4371.42" calcext:value-type="float">
            <text:p>4371.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45Z</text:p>
          </table:table-cell>
          <table:table-cell office:value-type="string" calcext:value-type="string">
            <text:p>2022-02-26T23:52:08Z</text:p>
          </table:table-cell>
          <table:table-cell office:value-type="string" calcext:value-type="string">
            <text:p>2022-02-27T01:10:50Z</text:p>
          </table:table-cell>
          <table:table-cell office:value-type="string" calcext:value-type="string">
            <text:p>SUCCEEDED</text:p>
          </table:table-cell>
          <table:table-cell office:value-type="float" office:value="1163672" calcext:value-type="float">
            <text:p>1163672</text:p>
          </table:table-cell>
          <table:table-cell office:value-type="float" office:value="56714" calcext:value-type="float">
            <text:p>56714</text:p>
          </table:table-cell>
          <table:table-cell office:value-type="float" office:value="466.398" calcext:value-type="float">
            <text:p>466.398</text:p>
          </table:table-cell>
          <table:table-cell office:value-type="float" office:value="5.426" calcext:value-type="float">
            <text:p>5.426</text:p>
          </table:table-cell>
          <table:table-cell office:value-type="float" office:value="6.659" calcext:value-type="float">
            <text:p>6.659</text:p>
          </table:table-cell>
        </table:table-row>
        <table:table-row table:style-name="ro1">
          <table:table-cell office:value-type="string" calcext:value-type="string">
            <text:p>u-ch427-n1280-x-ms-05</text:p>
          </table:table-cell>
          <table:table-cell office:value-type="float" office:value="3616.81" calcext:value-type="float">
            <text:p>3616.8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56Z</text:p>
          </table:table-cell>
          <table:table-cell office:value-type="string" calcext:value-type="string">
            <text:p>2022-02-26T23:52:08Z</text:p>
          </table:table-cell>
          <table:table-cell office:value-type="string" calcext:value-type="string">
            <text:p>2022-02-27T00:58:03Z</text:p>
          </table:table-cell>
          <table:table-cell office:value-type="string" calcext:value-type="string">
            <text:p>SUCCEEDED</text:p>
          </table:table-cell>
          <table:table-cell office:value-type="float" office:value="1163673" calcext:value-type="float">
            <text:p>1163673</text:p>
          </table:table-cell>
          <table:table-cell office:value-type="float" office:value="51504" calcext:value-type="float">
            <text:p>51504</text:p>
          </table:table-cell>
          <table:table-cell office:value-type="float" office:value="490.893" calcext:value-type="float">
            <text:p>490.893</text:p>
          </table:table-cell>
          <table:table-cell office:value-type="float" office:value="4.512" calcext:value-type="float">
            <text:p>4.512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string" calcext:value-type="string">
            <text:p>u-ch427-n1280-x-ms-06</text:p>
          </table:table-cell>
          <table:table-cell office:value-type="float" office:value="3593.91" calcext:value-type="float">
            <text:p>3593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4:05Z</text:p>
          </table:table-cell>
          <table:table-cell office:value-type="string" calcext:value-type="string">
            <text:p>2022-02-26T23:53:15Z</text:p>
          </table:table-cell>
          <table:table-cell office:value-type="string" calcext:value-type="string">
            <text:p>2022-02-27T00:59:10Z</text:p>
          </table:table-cell>
          <table:table-cell office:value-type="string" calcext:value-type="string">
            <text:p>SUCCEEDED</text:p>
          </table:table-cell>
          <table:table-cell office:value-type="float" office:value="1163674" calcext:value-type="float">
            <text:p>1163674</text:p>
          </table:table-cell>
          <table:table-cell office:value-type="float" office:value="143907" calcext:value-type="float">
            <text:p>143907</text:p>
          </table:table-cell>
          <table:table-cell office:value-type="float" office:value="490.398" calcext:value-type="float">
            <text:p>490.398</text:p>
          </table:table-cell>
          <table:table-cell office:value-type="float" office:value="5.783" calcext:value-type="float">
            <text:p>5.783</text:p>
          </table:table-cell>
          <table:table-cell office:value-type="float" office:value="5.059" calcext:value-type="float">
            <text:p>5.059</text:p>
          </table:table-cell>
        </table:table-row>
        <table:table-row table:style-name="ro1">
          <table:table-cell office:value-type="string" calcext:value-type="string">
            <text:p>u-ch427-n1280-x-ms-07</text:p>
          </table:table-cell>
          <table:table-cell office:value-type="float" office:value="3741.74" calcext:value-type="float">
            <text:p>3741.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00:40:32Z</text:p>
          </table:table-cell>
          <table:table-cell office:value-type="string" calcext:value-type="string">
            <text:p>2022-02-27T01:11:33Z</text:p>
          </table:table-cell>
          <table:table-cell office:value-type="string" calcext:value-type="string">
            <text:p>2022-02-27T02:20:11Z</text:p>
          </table:table-cell>
          <table:table-cell office:value-type="string" calcext:value-type="string">
            <text:p>SUCCEEDED</text:p>
          </table:table-cell>
          <table:table-cell office:value-type="float" office:value="1163872" calcext:value-type="float">
            <text:p>1163872</text:p>
          </table:table-cell>
          <table:table-cell office:value-type="float" office:value="50177" calcext:value-type="float">
            <text:p>50177</text:p>
          </table:table-cell>
          <table:table-cell office:value-type="float" office:value="460.254" calcext:value-type="float">
            <text:p>460.254</text:p>
          </table:table-cell>
          <table:table-cell office:value-type="float" office:value="4.61" calcext:value-type="float">
            <text:p>4.61</text:p>
          </table:table-cell>
          <table:table-cell office:value-type="float" office:value="4.443" calcext:value-type="float">
            <text:p>4.443</text:p>
          </table:table-cell>
        </table:table-row>
        <table:table-row table:style-name="ro1">
          <table:table-cell office:value-type="string" calcext:value-type="string">
            <text:p>u-ch427-n1280-x-ms-08</text:p>
          </table:table-cell>
          <table:table-cell office:value-type="float" office:value="3661.52" calcext:value-type="float">
            <text:p>3661.5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27:57Z</text:p>
          </table:table-cell>
          <table:table-cell office:value-type="string" calcext:value-type="string">
            <text:p>2022-02-27T23:15:13Z</text:p>
          </table:table-cell>
          <table:table-cell office:value-type="string" calcext:value-type="string">
            <text:p>2022-02-28T00:25:37Z</text:p>
          </table:table-cell>
          <table:table-cell office:value-type="string" calcext:value-type="string">
            <text:p>SUCCEEDED</text:p>
          </table:table-cell>
          <table:table-cell office:value-type="float" office:value="1166452" calcext:value-type="float">
            <text:p>1166452</text:p>
          </table:table-cell>
          <table:table-cell office:value-type="float" office:value="64963" calcext:value-type="float">
            <text:p>64963</text:p>
          </table:table-cell>
          <table:table-cell office:value-type="float" office:value="486.56" calcext:value-type="float">
            <text:p>486.56</text:p>
          </table:table-cell>
          <table:table-cell office:value-type="float" office:value="4.869" calcext:value-type="float">
            <text:p>4.869</text:p>
          </table:table-cell>
          <table:table-cell office:value-type="float" office:value="6.013" calcext:value-type="float">
            <text:p>6.013</text:p>
          </table:table-cell>
        </table:table-row>
        <table:table-row table:style-name="ro1">
          <table:table-cell office:value-type="string" calcext:value-type="string">
            <text:p>u-ch427-n1280-x-ms-09</text:p>
          </table:table-cell>
          <table:table-cell office:value-type="float" office:value="4421.55" calcext:value-type="float">
            <text:p>4421.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4:33Z</text:p>
          </table:table-cell>
          <table:table-cell office:value-type="string" calcext:value-type="string">
            <text:p>2022-02-27T00:32:11Z</text:p>
          </table:table-cell>
          <table:table-cell office:value-type="string" calcext:value-type="string">
            <text:p>2022-02-27T02:17:08Z</text:p>
          </table:table-cell>
          <table:table-cell office:value-type="string" calcext:value-type="string">
            <text:p>SUCCEEDED</text:p>
          </table:table-cell>
          <table:table-cell office:value-type="float" office:value="1163681" calcext:value-type="float">
            <text:p>1163681</text:p>
          </table:table-cell>
          <table:table-cell office:value-type="float" office:value="195606" calcext:value-type="float">
            <text:p>195606</text:p>
          </table:table-cell>
          <table:table-cell office:value-type="float" office:value="486.851" calcext:value-type="float">
            <text:p>486.851</text:p>
          </table:table-cell>
          <table:table-cell office:value-type="float" office:value="6.053" calcext:value-type="float">
            <text:p>6.053</text:p>
          </table:table-cell>
          <table:table-cell office:value-type="float" office:value="6.992" calcext:value-type="float">
            <text:p>6.992</text:p>
          </table:table-cell>
        </table:table-row>
        <table:table-row table:style-name="ro1">
          <table:table-cell office:value-type="string" calcext:value-type="string">
            <text:p>u-ch427-n1280-x-orig-00</text:p>
          </table:table-cell>
          <table:table-cell office:value-type="float" office:value="3471.36" calcext:value-type="float">
            <text:p>3471.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1:37Z</text:p>
          </table:table-cell>
          <table:table-cell office:value-type="string" calcext:value-type="string">
            <text:p>2022-02-24T02:36:53Z</text:p>
          </table:table-cell>
          <table:table-cell office:value-type="string" calcext:value-type="string">
            <text:p>2022-02-24T03:37:38Z</text:p>
          </table:table-cell>
          <table:table-cell office:value-type="string" calcext:value-type="string">
            <text:p>SUCCEEDED</text:p>
          </table:table-cell>
          <table:table-cell office:value-type="float" office:value="1151481" calcext:value-type="float">
            <text:p>1151481</text:p>
          </table:table-cell>
          <table:table-cell office:value-type="float" office:value="27888" calcext:value-type="float">
            <text:p>27888</text:p>
          </table:table-cell>
          <table:table-cell office:value-type="float" office:value="485.392" calcext:value-type="float">
            <text:p>485.392</text:p>
          </table:table-cell>
          <table:table-cell office:value-type="float" office:value="3.968" calcext:value-type="float">
            <text:p>3.968</text:p>
          </table:table-cell>
          <table:table-cell office:value-type="float" office:value="3.806" calcext:value-type="float">
            <text:p>3.806</text:p>
          </table:table-cell>
        </table:table-row>
        <table:table-row table:style-name="ro1">
          <table:table-cell office:value-type="string" calcext:value-type="string">
            <text:p>u-ch427-n1280-x-orig-01</text:p>
          </table:table-cell>
          <table:table-cell office:value-type="float" office:value="3080.64" calcext:value-type="float">
            <text:p>3080.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1:50Z</text:p>
          </table:table-cell>
          <table:table-cell office:value-type="string" calcext:value-type="string">
            <text:p>2022-02-24T02:44:54Z</text:p>
          </table:table-cell>
          <table:table-cell office:value-type="string" calcext:value-type="string">
            <text:p>2022-02-24T03:39:30Z</text:p>
          </table:table-cell>
          <table:table-cell office:value-type="string" calcext:value-type="string">
            <text:p>SUCCEEDED</text:p>
          </table:table-cell>
          <table:table-cell office:value-type="float" office:value="1151482" calcext:value-type="float">
            <text:p>1151482</text:p>
          </table:table-cell>
          <table:table-cell office:value-type="float" office:value="5028" calcext:value-type="float">
            <text:p>5028</text:p>
          </table:table-cell>
          <table:table-cell office:value-type="float" office:value="465.087" calcext:value-type="float">
            <text:p>465.087</text:p>
          </table:table-cell>
          <table:table-cell office:value-type="float" office:value="3.018" calcext:value-type="float">
            <text:p>3.018</text:p>
          </table:table-cell>
          <table:table-cell office:value-type="float" office:value="3.009" calcext:value-type="float">
            <text:p>3.009</text:p>
          </table:table-cell>
        </table:table-row>
        <table:table-row table:style-name="ro1">
          <table:table-cell office:value-type="string" calcext:value-type="string">
            <text:p>u-ch427-n1280-x-orig-02</text:p>
          </table:table-cell>
          <table:table-cell office:value-type="float" office:value="3486.47" calcext:value-type="float">
            <text:p>3486.4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03Z</text:p>
          </table:table-cell>
          <table:table-cell office:value-type="string" calcext:value-type="string">
            <text:p>2022-02-24T02:48:25Z</text:p>
          </table:table-cell>
          <table:table-cell office:value-type="string" calcext:value-type="string">
            <text:p>2022-02-24T03:49:42Z</text:p>
          </table:table-cell>
          <table:table-cell office:value-type="string" calcext:value-type="string">
            <text:p>SUCCEEDED</text:p>
          </table:table-cell>
          <table:table-cell office:value-type="float" office:value="1151484" calcext:value-type="float">
            <text:p>1151484</text:p>
          </table:table-cell>
          <table:table-cell office:value-type="float" office:value="53961" calcext:value-type="float">
            <text:p>53961</text:p>
          </table:table-cell>
          <table:table-cell office:value-type="float" office:value="463.364" calcext:value-type="float">
            <text:p>463.364</text:p>
          </table:table-cell>
          <table:table-cell office:value-type="float" office:value="3.961" calcext:value-type="float">
            <text:p>3.961</text:p>
          </table:table-cell>
          <table:table-cell office:value-type="float" office:value="3.645" calcext:value-type="float">
            <text:p>3.645</text:p>
          </table:table-cell>
        </table:table-row>
        <table:table-row table:style-name="ro1">
          <table:table-cell office:value-type="string" calcext:value-type="string">
            <text:p>u-ch427-n1280-x-orig-03</text:p>
          </table:table-cell>
          <table:table-cell office:value-type="float" office:value="3319.32" calcext:value-type="float">
            <text:p>3319.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17Z</text:p>
          </table:table-cell>
          <table:table-cell office:value-type="string" calcext:value-type="string">
            <text:p>2022-02-24T02:48:25Z</text:p>
          </table:table-cell>
          <table:table-cell office:value-type="string" calcext:value-type="string">
            <text:p>2022-02-24T03:46:54Z</text:p>
          </table:table-cell>
          <table:table-cell office:value-type="string" calcext:value-type="string">
            <text:p>SUCCEEDED</text:p>
          </table:table-cell>
          <table:table-cell office:value-type="float" office:value="1151486" calcext:value-type="float">
            <text:p>1151486</text:p>
          </table:table-cell>
          <table:table-cell office:value-type="float" office:value="179876" calcext:value-type="float">
            <text:p>179876</text:p>
          </table:table-cell>
          <table:table-cell office:value-type="float" office:value="487.027" calcext:value-type="float">
            <text:p>487.027</text:p>
          </table:table-cell>
          <table:table-cell office:value-type="float" office:value="3.325" calcext:value-type="float">
            <text:p>3.325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 office:value-type="string" calcext:value-type="string">
            <text:p>u-ch427-n1280-x-orig-04</text:p>
          </table:table-cell>
          <table:table-cell office:value-type="float" office:value="3403.87" calcext:value-type="float">
            <text:p>3403.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30Z</text:p>
          </table:table-cell>
          <table:table-cell office:value-type="string" calcext:value-type="string">
            <text:p>2022-02-24T02:49:55Z</text:p>
          </table:table-cell>
          <table:table-cell office:value-type="string" calcext:value-type="string">
            <text:p>2022-02-24T03:49:47Z</text:p>
          </table:table-cell>
          <table:table-cell office:value-type="string" calcext:value-type="string">
            <text:p>SUCCEEDED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11199" calcext:value-type="float">
            <text:p>11199</text:p>
          </table:table-cell>
          <table:table-cell office:value-type="float" office:value="507.74" calcext:value-type="float">
            <text:p>507.74</text:p>
          </table:table-cell>
          <table:table-cell office:value-type="float" office:value="3.573" calcext:value-type="float">
            <text:p>3.57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u-ch427-n1280-x-orig-05</text:p>
          </table:table-cell>
          <table:table-cell office:value-type="float" office:value="4303.43" calcext:value-type="float">
            <text:p>4303.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40Z</text:p>
          </table:table-cell>
          <table:table-cell office:value-type="string" calcext:value-type="string">
            <text:p>2022-02-24T02:49:55Z</text:p>
          </table:table-cell>
          <table:table-cell office:value-type="string" calcext:value-type="string">
            <text:p>2022-02-24T04:05:00Z</text:p>
          </table:table-cell>
          <table:table-cell office:value-type="string" calcext:value-type="string">
            <text:p>SUCCEEDED</text:p>
          </table:table-cell>
          <table:table-cell office:value-type="float" office:value="1151490" calcext:value-type="float">
            <text:p>1151490</text:p>
          </table:table-cell>
          <table:table-cell office:value-type="float" office:value="124460" calcext:value-type="float">
            <text:p>124460</text:p>
          </table:table-cell>
          <table:table-cell office:value-type="float" office:value="493.403" calcext:value-type="float">
            <text:p>493.403</text:p>
          </table:table-cell>
          <table:table-cell office:value-type="float" office:value="5.565" calcext:value-type="float">
            <text:p>5.565</text:p>
          </table:table-cell>
          <table:table-cell office:value-type="float" office:value="5.321" calcext:value-type="float">
            <text:p>5.321</text:p>
          </table:table-cell>
        </table:table-row>
        <table:table-row table:style-name="ro1">
          <table:table-cell office:value-type="string" calcext:value-type="string">
            <text:p>u-ch427-n1280-x-orig-06</text:p>
          </table:table-cell>
          <table:table-cell office:value-type="float" office:value="4343.67" calcext:value-type="float">
            <text:p>4343.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59Z</text:p>
          </table:table-cell>
          <table:table-cell office:value-type="string" calcext:value-type="string">
            <text:p>2022-02-24T02:58:38Z</text:p>
          </table:table-cell>
          <table:table-cell office:value-type="string" calcext:value-type="string">
            <text:p>2022-02-24T04:14:03Z</text:p>
          </table:table-cell>
          <table:table-cell office:value-type="string" calcext:value-type="string">
            <text:p>SUCCEEDED</text:p>
          </table:table-cell>
          <table:table-cell office:value-type="float" office:value="1151492" calcext:value-type="float">
            <text:p>1151492</text:p>
          </table:table-cell>
          <table:table-cell office:value-type="float" office:value="168140" calcext:value-type="float">
            <text:p>168140</text:p>
          </table:table-cell>
          <table:table-cell office:value-type="float" office:value="466.157" calcext:value-type="float">
            <text:p>466.157</text:p>
          </table:table-cell>
          <table:table-cell office:value-type="float" office:value="18.049" calcext:value-type="float">
            <text:p>18.049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u-ch427-n1280-x-orig-07</text:p>
          </table:table-cell>
          <table:table-cell office:value-type="float" office:value="3689.42" calcext:value-type="float">
            <text:p>3689.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09Z</text:p>
          </table:table-cell>
          <table:table-cell office:value-type="string" calcext:value-type="string">
            <text:p>2022-02-24T02:59:39Z</text:p>
          </table:table-cell>
          <table:table-cell office:value-type="string" calcext:value-type="string">
            <text:p>2022-02-24T04:04:22Z</text:p>
          </table:table-cell>
          <table:table-cell office:value-type="string" calcext:value-type="string">
            <text:p>SUCCEEDED</text:p>
          </table:table-cell>
          <table:table-cell office:value-type="float" office:value="1151495" calcext:value-type="float">
            <text:p>1151495</text:p>
          </table:table-cell>
          <table:table-cell office:value-type="float" office:value="51918" calcext:value-type="float">
            <text:p>51918</text:p>
          </table:table-cell>
          <table:table-cell office:value-type="float" office:value="483.216" calcext:value-type="float">
            <text:p>483.216</text:p>
          </table:table-cell>
          <table:table-cell office:value-type="float" office:value="4.127" calcext:value-type="float">
            <text:p>4.127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u-ch427-n1280-x-orig-08</text:p>
          </table:table-cell>
          <table:table-cell office:value-type="float" office:value="4036.22" calcext:value-type="float">
            <text:p>4036.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20Z</text:p>
          </table:table-cell>
          <table:table-cell office:value-type="string" calcext:value-type="string">
            <text:p>2022-02-24T02:59:39Z</text:p>
          </table:table-cell>
          <table:table-cell office:value-type="string" calcext:value-type="string">
            <text:p>2022-02-24T04:10:15Z</text:p>
          </table:table-cell>
          <table:table-cell office:value-type="string" calcext:value-type="string">
            <text:p>SUCCEEDED</text:p>
          </table:table-cell>
          <table:table-cell office:value-type="float" office:value="1151497" calcext:value-type="float">
            <text:p>1151497</text:p>
          </table:table-cell>
          <table:table-cell office:value-type="float" office:value="41253" calcext:value-type="float">
            <text:p>41253</text:p>
          </table:table-cell>
          <table:table-cell office:value-type="float" office:value="470.906" calcext:value-type="float">
            <text:p>470.906</text:p>
          </table:table-cell>
          <table:table-cell office:value-type="float" office:value="5.803" calcext:value-type="float">
            <text:p>5.803</text:p>
          </table:table-cell>
          <table:table-cell office:value-type="float" office:value="4.879" calcext:value-type="float">
            <text:p>4.879</text:p>
          </table:table-cell>
        </table:table-row>
        <table:table-row table:style-name="ro1">
          <table:table-cell office:value-type="string" calcext:value-type="string">
            <text:p>u-ch427-n1280-x-orig-09</text:p>
          </table:table-cell>
          <table:table-cell office:value-type="float" office:value="4248.01" calcext:value-type="float">
            <text:p>4248.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32Z</text:p>
          </table:table-cell>
          <table:table-cell office:value-type="string" calcext:value-type="string">
            <text:p>2022-02-24T03:38:11Z</text:p>
          </table:table-cell>
          <table:table-cell office:value-type="string" calcext:value-type="string">
            <text:p>2022-02-24T04:52:56Z</text:p>
          </table:table-cell>
          <table:table-cell office:value-type="string" calcext:value-type="string">
            <text:p>SUCCEEDED</text:p>
          </table:table-cell>
          <table:table-cell office:value-type="float" office:value="1151498" calcext:value-type="float">
            <text:p>1151498</text:p>
          </table:table-cell>
          <table:table-cell office:value-type="float" office:value="147157" calcext:value-type="float">
            <text:p>147157</text:p>
          </table:table-cell>
          <table:table-cell office:value-type="float" office:value="484.267" calcext:value-type="float">
            <text:p>484.267</text:p>
          </table:table-cell>
          <table:table-cell office:value-type="float" office:value="5.315" calcext:value-type="float">
            <text:p>5.315</text:p>
          </table:table-cell>
          <table:table-cell office:value-type="float" office:value="5.328" calcext:value-type="float">
            <text:p>5.328</text:p>
          </table:table-cell>
        </table:table-row>
        <table:table-row table:style-name="ro1">
          <table:table-cell office:value-type="string" calcext:value-type="string">
            <text:p>u-ch427-n216-ens00</text:p>
          </table:table-cell>
          <table:table-cell office:value-type="float" office:value="124.553" calcext:value-type="float">
            <text:p>124.553</text:p>
          </table:table-cell>
          <table:table-cell office:value-type="float" office:value="39.02" calcext:value-type="float">
            <text:p>39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42:27Z</text:p>
          </table:table-cell>
          <table:table-cell office:value-type="string" calcext:value-type="string">
            <text:p>2021-12-28T00:57:29Z</text:p>
          </table:table-cell>
          <table:table-cell office:value-type="string" calcext:value-type="string">
            <text:p>2021-12-28T00:59:49Z</text:p>
          </table:table-cell>
          <table:table-cell office:value-type="string" calcext:value-type="string">
            <text:p>SUCCEEDED</text:p>
          </table:table-cell>
          <table:table-cell office:value-type="float" office:value="924805" calcext:value-type="float">
            <text:p>924805</text:p>
          </table:table-cell>
          <table:table-cell office:value-type="float" office:value="178377" calcext:value-type="float">
            <text:p>178377</text:p>
          </table:table-cell>
          <table:table-cell office:value-type="float" office:value="11.228" calcext:value-type="float">
            <text:p>11.22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216-ens01</text:p>
          </table:table-cell>
          <table:table-cell office:value-type="float" office:value="134.924" calcext:value-type="float">
            <text:p>134.924</text:p>
          </table:table-cell>
          <table:table-cell office:value-type="float" office:value="40.21" calcext:value-type="float">
            <text:p>40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1-12-28T00:37:38Z</text:p>
          </table:table-cell>
          <table:table-cell office:value-type="string" calcext:value-type="string">
            <text:p>2021-12-28T00:38:26Z</text:p>
          </table:table-cell>
          <table:table-cell office:value-type="string" calcext:value-type="string">
            <text:p>2021-12-28T00:40:57Z</text:p>
          </table:table-cell>
          <table:table-cell office:value-type="string" calcext:value-type="string">
            <text:p>SUCCEEDED</text:p>
          </table:table-cell>
          <table:table-cell office:value-type="float" office:value="924772" calcext:value-type="float">
            <text:p>924772</text:p>
          </table:table-cell>
          <table:table-cell office:value-type="float" office:value="240098" calcext:value-type="float">
            <text:p>240098</text:p>
          </table:table-cell>
          <table:table-cell office:value-type="float" office:value="12.363" calcext:value-type="float">
            <text:p>12.363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ens01-test</text:p>
          </table:table-cell>
          <table:table-cell office:value-type="float" office:value="139.882" calcext:value-type="float">
            <text:p>139.882</text:p>
          </table:table-cell>
          <table:table-cell office:value-type="float" office:value="45.66" calcext:value-type="float">
            <text:p>45.66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2-01-02T20:15:32Z</text:p>
          </table:table-cell>
          <table:table-cell office:value-type="string" calcext:value-type="string">
            <text:p>2022-01-02T20:17:05Z</text:p>
          </table:table-cell>
          <table:table-cell office:value-type="string" calcext:value-type="string">
            <text:p>2022-01-02T20:19:42Z</text:p>
          </table:table-cell>
          <table:table-cell office:value-type="string" calcext:value-type="string">
            <text:p>SUCCEEDED</text:p>
          </table:table-cell>
          <table:table-cell office:value-type="float" office:value="935949" calcext:value-type="float">
            <text:p>935949</text:p>
          </table:table-cell>
          <table:table-cell office:value-type="float" office:value="131326" calcext:value-type="float">
            <text:p>131326</text:p>
          </table:table-cell>
          <table:table-cell office:value-type="float" office:value="14.444" calcext:value-type="float">
            <text:p>14.444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216-ens01-test2</text:p>
          </table:table-cell>
          <table:table-cell office:value-type="float" office:value="143.715" calcext:value-type="float">
            <text:p>143.715</text:p>
          </table:table-cell>
          <table:table-cell office:value-type="float" office:value="40.35" calcext:value-type="float">
            <text:p>40.35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2-01-02T20:15:36Z</text:p>
          </table:table-cell>
          <table:table-cell office:value-type="string" calcext:value-type="string">
            <text:p>2022-01-02T20:16:18Z</text:p>
          </table:table-cell>
          <table:table-cell office:value-type="string" calcext:value-type="string">
            <text:p>2022-01-02T20:19:00Z</text:p>
          </table:table-cell>
          <table:table-cell office:value-type="string" calcext:value-type="string">
            <text:p>SUCCEEDED</text:p>
          </table:table-cell>
          <table:table-cell office:value-type="float" office:value="935950" calcext:value-type="float">
            <text:p>935950</text:p>
          </table:table-cell>
          <table:table-cell office:value-type="float" office:value="185070" calcext:value-type="float">
            <text:p>185070</text:p>
          </table:table-cell>
          <table:table-cell office:value-type="float" office:value="24.723" calcext:value-type="float">
            <text:p>24.723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ens02</text:p>
          </table:table-cell>
          <table:table-cell office:value-type="float" office:value="160.763" calcext:value-type="float">
            <text:p>160.763</text:p>
          </table:table-cell>
          <table:table-cell office:value-type="float" office:value="69.42" calcext:value-type="float">
            <text:p>69.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1-12-28T00:42:46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0:50Z</text:p>
          </table:table-cell>
          <table:table-cell office:value-type="string" calcext:value-type="string">
            <text:p>SUCCEEDED</text:p>
          </table:table-cell>
          <table:table-cell office:value-type="float" office:value="924807" calcext:value-type="float">
            <text:p>924807</text:p>
          </table:table-cell>
          <table:table-cell office:value-type="float" office:value="64937" calcext:value-type="float">
            <text:p>64937</text:p>
          </table:table-cell>
          <table:table-cell office:value-type="float" office:value="12.268" calcext:value-type="float">
            <text:p>12.268</text:p>
          </table:table-cell>
          <table:table-cell office:value-type="float" office:value="0.6" calcext:value-type="float">
            <text:p>0.6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u-ch427-n216-ens03</text:p>
          </table:table-cell>
          <table:table-cell office:value-type="float" office:value="175.419" calcext:value-type="float">
            <text:p>175.419</text:p>
          </table:table-cell>
          <table:table-cell office:value-type="float" office:value="84.27" calcext:value-type="float">
            <text:p>84.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12-28T00:42:57Z</text:p>
          </table:table-cell>
          <table:table-cell office:value-type="string" calcext:value-type="string">
            <text:p>2021-12-28T01:42:26Z</text:p>
          </table:table-cell>
          <table:table-cell office:value-type="string" calcext:value-type="string">
            <text:p>2021-12-28T01:46:01Z</text:p>
          </table:table-cell>
          <table:table-cell office:value-type="string" calcext:value-type="string">
            <text:p>SUCCEEDED</text:p>
          </table:table-cell>
          <table:table-cell office:value-type="float" office:value="924808" calcext:value-type="float">
            <text:p>924808</text:p>
          </table:table-cell>
          <table:table-cell office:value-type="float" office:value="200926" calcext:value-type="float">
            <text:p>200926</text:p>
          </table:table-cell>
          <table:table-cell office:value-type="float" office:value="11.222" calcext:value-type="float">
            <text:p>11.222</text:p>
          </table:table-cell>
          <table:table-cell office:value-type="float" office:value="0.614" calcext:value-type="float">
            <text:p>0.614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216-ens04</text:p>
          </table:table-cell>
          <table:table-cell office:value-type="float" office:value="184.303" calcext:value-type="float">
            <text:p>184.303</text:p>
          </table:table-cell>
          <table:table-cell office:value-type="float" office:value="90.45" calcext:value-type="float">
            <text:p>90.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12-28T00:43:07Z</text:p>
          </table:table-cell>
          <table:table-cell office:value-type="string" calcext:value-type="string">
            <text:p>2021-12-28T01:47:28Z</text:p>
          </table:table-cell>
          <table:table-cell office:value-type="string" calcext:value-type="string">
            <text:p>2021-12-28T01:51:13Z</text:p>
          </table:table-cell>
          <table:table-cell office:value-type="string" calcext:value-type="string">
            <text:p>SUCCEEDED</text:p>
          </table:table-cell>
          <table:table-cell office:value-type="float" office:value="924810" calcext:value-type="float">
            <text:p>924810</text:p>
          </table:table-cell>
          <table:table-cell office:value-type="float" office:value="259341" calcext:value-type="float">
            <text:p>259341</text:p>
          </table:table-cell>
          <table:table-cell office:value-type="float" office:value="11.958" calcext:value-type="float">
            <text:p>11.958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216-ens05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100.17" calcext:value-type="float">
            <text:p>100.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2-28T00:44:52Z</text:p>
          </table:table-cell>
          <table:table-cell office:value-type="string" calcext:value-type="string">
            <text:p>2021-12-28T01:55:27Z</text:p>
          </table:table-cell>
          <table:table-cell office:value-type="string" calcext:value-type="string">
            <text:p>2021-12-28T01:59:46Z</text:p>
          </table:table-cell>
          <table:table-cell office:value-type="string" calcext:value-type="string">
            <text:p>SUCCEEDED</text:p>
          </table:table-cell>
          <table:table-cell office:value-type="float" office:value="924819" calcext:value-type="float">
            <text:p>924819</text:p>
          </table:table-cell>
          <table:table-cell office:value-type="float" office:value="65069" calcext:value-type="float">
            <text:p>65069</text:p>
          </table:table-cell>
          <table:table-cell office:value-type="float" office:value="12.453" calcext:value-type="float">
            <text:p>12.453</text:p>
          </table:table-cell>
          <table:table-cell office:value-type="float" office:value="0.665" calcext:value-type="float">
            <text:p>0.66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216-ens06</text:p>
          </table:table-cell>
          <table:table-cell office:value-type="float" office:value="207.368" calcext:value-type="float">
            <text:p>207.368</text:p>
          </table:table-cell>
          <table:table-cell office:value-type="float" office:value="109.55" calcext:value-type="float">
            <text:p>109.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2-28T00:48:30Z</text:p>
          </table:table-cell>
          <table:table-cell office:value-type="string" calcext:value-type="string">
            <text:p>2021-12-28T02:00:29Z</text:p>
          </table:table-cell>
          <table:table-cell office:value-type="string" calcext:value-type="string">
            <text:p>2021-12-28T02:05:00Z</text:p>
          </table:table-cell>
          <table:table-cell office:value-type="string" calcext:value-type="string">
            <text:p>SUCCEEDED</text:p>
          </table:table-cell>
          <table:table-cell office:value-type="float" office:value="924830" calcext:value-type="float">
            <text:p>924830</text:p>
          </table:table-cell>
          <table:table-cell office:value-type="float" office:value="123842" calcext:value-type="float">
            <text:p>123842</text:p>
          </table:table-cell>
          <table:table-cell office:value-type="float" office:value="11.984" calcext:value-type="float">
            <text:p>11.984</text:p>
          </table:table-cell>
          <table:table-cell office:value-type="float" office:value="0.675" calcext:value-type="float">
            <text:p>0.675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216-ens07</text:p>
          </table:table-cell>
          <table:table-cell office:value-type="float" office:value="222.794" calcext:value-type="float">
            <text:p>222.794</text:p>
          </table:table-cell>
          <table:table-cell office:value-type="float" office:value="115.59" calcext:value-type="float">
            <text:p>115.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21-12-28T00:43:42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29:10Z</text:p>
          </table:table-cell>
          <table:table-cell office:value-type="string" calcext:value-type="string">
            <text:p>SUCCEEDED</text:p>
          </table:table-cell>
          <table:table-cell office:value-type="float" office:value="924815" calcext:value-type="float">
            <text:p>924815</text:p>
          </table:table-cell>
          <table:table-cell office:value-type="float" office:value="94505" calcext:value-type="float">
            <text:p>94505</text:p>
          </table:table-cell>
          <table:table-cell office:value-type="float" office:value="12.504" calcext:value-type="float">
            <text:p>12.504</text:p>
          </table:table-cell>
          <table:table-cell office:value-type="float" office:value="0.619" calcext:value-type="float">
            <text:p>0.619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ens08</text:p>
          </table:table-cell>
          <table:table-cell office:value-type="float" office:value="223.118" calcext:value-type="float">
            <text:p>223.118</text:p>
          </table:table-cell>
          <table:table-cell office:value-type="float" office:value="123.69" calcext:value-type="float">
            <text:p>123.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21-12-28T00:43:51Z</text:p>
          </table:table-cell>
          <table:table-cell office:value-type="string" calcext:value-type="string">
            <text:p>2021-12-28T01:13:32Z</text:p>
          </table:table-cell>
          <table:table-cell office:value-type="string" calcext:value-type="string">
            <text:p>2021-12-28T01:18:41Z</text:p>
          </table:table-cell>
          <table:table-cell office:value-type="string" calcext:value-type="string">
            <text:p>SUCCEEDED</text:p>
          </table:table-cell>
          <table:table-cell office:value-type="float" office:value="924817" calcext:value-type="float">
            <text:p>924817</text:p>
          </table:table-cell>
          <table:table-cell office:value-type="float" office:value="118977" calcext:value-type="float">
            <text:p>118977</text:p>
          </table:table-cell>
          <table:table-cell office:value-type="float" office:value="10.683" calcext:value-type="float">
            <text:p>10.683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ens09</text:p>
          </table:table-cell>
          <table:table-cell office:value-type="float" office:value="226.55" calcext:value-type="float">
            <text:p>226.55</text:p>
          </table:table-cell>
          <table:table-cell office:value-type="float" office:value="124.76" calcext:value-type="float">
            <text:p>124.7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21-12-28T00:44:05Z</text:p>
          </table:table-cell>
          <table:table-cell office:value-type="string" calcext:value-type="string">
            <text:p>2021-12-28T01:30:29Z</text:p>
          </table:table-cell>
          <table:table-cell office:value-type="string" calcext:value-type="string">
            <text:p>2021-12-28T01:35:47Z</text:p>
          </table:table-cell>
          <table:table-cell office:value-type="string" calcext:value-type="string">
            <text:p>SUCCEEDED</text:p>
          </table:table-cell>
          <table:table-cell office:value-type="float" office:value="924818" calcext:value-type="float">
            <text:p>924818</text:p>
          </table:table-cell>
          <table:table-cell office:value-type="float" office:value="115330" calcext:value-type="float">
            <text:p>115330</text:p>
          </table:table-cell>
          <table:table-cell office:value-type="float" office:value="9.678" calcext:value-type="float">
            <text:p>9.678</text:p>
          </table:table-cell>
          <table:table-cell office:value-type="float" office:value="0.764" calcext:value-type="float">
            <text:p>0.764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ens10</text:p>
          </table:table-cell>
          <table:table-cell office:value-type="float" office:value="250.256" calcext:value-type="float">
            <text:p>250.256</text:p>
          </table:table-cell>
          <table:table-cell office:value-type="float" office:value="141.76" calcext:value-type="float">
            <text:p>141.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21-12-28T01:30:51Z</text:p>
          </table:table-cell>
          <table:table-cell office:value-type="string" calcext:value-type="string">
            <text:p>2021-12-28T03:52:26Z</text:p>
          </table:table-cell>
          <table:table-cell office:value-type="string" calcext:value-type="string">
            <text:p>2021-12-28T03:58:07Z</text:p>
          </table:table-cell>
          <table:table-cell office:value-type="string" calcext:value-type="string">
            <text:p>SUCCEEDED</text:p>
          </table:table-cell>
          <table:table-cell office:value-type="float" office:value="924938" calcext:value-type="float">
            <text:p>924938</text:p>
          </table:table-cell>
          <table:table-cell office:value-type="float" office:value="175756" calcext:value-type="float">
            <text:p>175756</text:p>
          </table:table-cell>
          <table:table-cell office:value-type="float" office:value="13.829" calcext:value-type="float">
            <text:p>13.829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216-ens11</text:p>
          </table:table-cell>
          <table:table-cell office:value-type="float" office:value="248.045" calcext:value-type="float">
            <text:p>248.045</text:p>
          </table:table-cell>
          <table:table-cell office:value-type="float" office:value="137.85" calcext:value-type="float">
            <text:p>137.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21-12-28T00:41:36Z</text:p>
          </table:table-cell>
          <table:table-cell office:value-type="string" calcext:value-type="string">
            <text:p>2021-12-28T01:28:28Z</text:p>
          </table:table-cell>
          <table:table-cell office:value-type="string" calcext:value-type="string">
            <text:p>2021-12-28T01:34:29Z</text:p>
          </table:table-cell>
          <table:table-cell office:value-type="string" calcext:value-type="string">
            <text:p>SUCCEEDED</text:p>
          </table:table-cell>
          <table:table-cell office:value-type="float" office:value="924801" calcext:value-type="float">
            <text:p>924801</text:p>
          </table:table-cell>
          <table:table-cell office:value-type="float" office:value="239432" calcext:value-type="float">
            <text:p>239432</text:p>
          </table:table-cell>
          <table:table-cell office:value-type="float" office:value="13.82" calcext:value-type="float">
            <text:p>13.82</text:p>
          </table:table-cell>
          <table:table-cell office:value-type="float" office:value="1.116" calcext:value-type="float">
            <text:p>1.116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216-ens12</text:p>
          </table:table-cell>
          <table:table-cell office:value-type="float" office:value="265.865" calcext:value-type="float">
            <text:p>265.86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21-12-28T21:34:27Z</text:p>
          </table:table-cell>
          <table:table-cell office:value-type="string" calcext:value-type="string">
            <text:p>2021-12-28T23:44:30Z</text:p>
          </table:table-cell>
          <table:table-cell office:value-type="string" calcext:value-type="string">
            <text:p>2021-12-28T23:50:53Z</text:p>
          </table:table-cell>
          <table:table-cell office:value-type="string" calcext:value-type="string">
            <text:p>SUCCEEDED</text:p>
          </table:table-cell>
          <table:table-cell office:value-type="float" office:value="926396" calcext:value-type="float">
            <text:p>926396</text:p>
          </table:table-cell>
          <table:table-cell office:value-type="float" office:value="141587" calcext:value-type="float">
            <text:p>141587</text:p>
          </table:table-cell>
          <table:table-cell office:value-type="float" office:value="13.693" calcext:value-type="float">
            <text:p>13.69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ens1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158.65" calcext:value-type="float">
            <text:p>158.6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21-12-28T00:42:41Z</text:p>
          </table:table-cell>
          <table:table-cell office:value-type="string" calcext:value-type="string">
            <text:p>2021-12-28T01:09:28Z</text:p>
          </table:table-cell>
          <table:table-cell office:value-type="string" calcext:value-type="string">
            <text:p>2021-12-28T01:16:31Z</text:p>
          </table:table-cell>
          <table:table-cell office:value-type="string" calcext:value-type="string">
            <text:p>SUCCEEDED</text:p>
          </table:table-cell>
          <table:table-cell office:value-type="float" office:value="924806" calcext:value-type="float">
            <text:p>924806</text:p>
          </table:table-cell>
          <table:table-cell office:value-type="float" office:value="174218" calcext:value-type="float">
            <text:p>174218</text:p>
          </table:table-cell>
          <table:table-cell office:value-type="float" office:value="13.776" calcext:value-type="float">
            <text:p>13.77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4</text:p>
          </table:table-cell>
          <table:table-cell office:value-type="float" office:value="269.205" calcext:value-type="float">
            <text:p>269.205</text:p>
          </table:table-cell>
          <table:table-cell office:value-type="float" office:value="155.26" calcext:value-type="float">
            <text:p>155.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21-12-28T00:53:22Z</text:p>
          </table:table-cell>
          <table:table-cell office:value-type="string" calcext:value-type="string">
            <text:p>2021-12-28T02:36:30Z</text:p>
          </table:table-cell>
          <table:table-cell office:value-type="string" calcext:value-type="string">
            <text:p>2021-12-28T02:43:15Z</text:p>
          </table:table-cell>
          <table:table-cell office:value-type="string" calcext:value-type="string">
            <text:p>SUCCEEDED</text:p>
          </table:table-cell>
          <table:table-cell office:value-type="float" office:value="924839" calcext:value-type="float">
            <text:p>924839</text:p>
          </table:table-cell>
          <table:table-cell office:value-type="float" office:value="215608" calcext:value-type="float">
            <text:p>215608</text:p>
          </table:table-cell>
          <table:table-cell office:value-type="float" office:value="14.168" calcext:value-type="float">
            <text:p>14.1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ens15</text:p>
          </table:table-cell>
          <table:table-cell office:value-type="float" office:value="280.237" calcext:value-type="float">
            <text:p>280.237</text:p>
          </table:table-cell>
          <table:table-cell office:value-type="float" office:value="160.3" calcext:value-type="float">
            <text:p>160.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021-12-28T00:43:44Z</text:p>
          </table:table-cell>
          <table:table-cell office:value-type="string" calcext:value-type="string">
            <text:p>2021-12-28T02:18:30Z</text:p>
          </table:table-cell>
          <table:table-cell office:value-type="string" calcext:value-type="string">
            <text:p>2021-12-28T02:25:58Z</text:p>
          </table:table-cell>
          <table:table-cell office:value-type="string" calcext:value-type="string">
            <text:p>SUCCEEDED</text:p>
          </table:table-cell>
          <table:table-cell office:value-type="float" office:value="924816" calcext:value-type="float">
            <text:p>924816</text:p>
          </table:table-cell>
          <table:table-cell office:value-type="float" office:value="94181" calcext:value-type="float">
            <text:p>94181</text:p>
          </table:table-cell>
          <table:table-cell office:value-type="float" office:value="14.087" calcext:value-type="float">
            <text:p>14.0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216-ens16</text:p>
          </table:table-cell>
          <table:table-cell office:value-type="float" office:value="303.022" calcext:value-type="float">
            <text:p>303.022</text:p>
          </table:table-cell>
          <table:table-cell office:value-type="float" office:value="174.69" calcext:value-type="float">
            <text:p>174.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021-12-28T00:52:27Z</text:p>
          </table:table-cell>
          <table:table-cell office:value-type="string" calcext:value-type="string">
            <text:p>2021-12-28T02:27:31Z</text:p>
          </table:table-cell>
          <table:table-cell office:value-type="string" calcext:value-type="string">
            <text:p>2021-12-28T02:35:11Z</text:p>
          </table:table-cell>
          <table:table-cell office:value-type="string" calcext:value-type="string">
            <text:p>SUCCEEDED</text:p>
          </table:table-cell>
          <table:table-cell office:value-type="float" office:value="924835" calcext:value-type="float">
            <text:p>924835</text:p>
          </table:table-cell>
          <table:table-cell office:value-type="float" office:value="154917" calcext:value-type="float">
            <text:p>154917</text:p>
          </table:table-cell>
          <table:table-cell office:value-type="float" office:value="17.148" calcext:value-type="float">
            <text:p>17.148</text:p>
          </table:table-cell>
          <table:table-cell office:value-type="float" office:value="0.707" calcext:value-type="float">
            <text:p>0.70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216-ens17</text:p>
          </table:table-cell>
          <table:table-cell office:value-type="float" office:value="302.889" calcext:value-type="float">
            <text:p>302.889</text:p>
          </table:table-cell>
          <table:table-cell office:value-type="float" office:value="178.94" calcext:value-type="float">
            <text:p>178.9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21-12-28T01:07:59Z</text:p>
          </table:table-cell>
          <table:table-cell office:value-type="string" calcext:value-type="string">
            <text:p>2021-12-28T07:15:21Z</text:p>
          </table:table-cell>
          <table:table-cell office:value-type="string" calcext:value-type="string">
            <text:p>2021-12-28T07:23:04Z</text:p>
          </table:table-cell>
          <table:table-cell office:value-type="string" calcext:value-type="string">
            <text:p>SUCCEEDED</text:p>
          </table:table-cell>
          <table:table-cell office:value-type="float" office:value="924880" calcext:value-type="float">
            <text:p>924880</text:p>
          </table:table-cell>
          <table:table-cell office:value-type="float" office:value="198356" calcext:value-type="float">
            <text:p>198356</text:p>
          </table:table-cell>
          <table:table-cell office:value-type="float" office:value="13.854" calcext:value-type="float">
            <text:p>13.85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8</text:p>
          </table:table-cell>
          <table:table-cell office:value-type="float" office:value="318.109" calcext:value-type="float">
            <text:p>318.109</text:p>
          </table:table-cell>
          <table:table-cell office:value-type="float" office:value="182.94" calcext:value-type="float">
            <text:p>182.9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021-12-28T01:08:37Z</text:p>
          </table:table-cell>
          <table:table-cell office:value-type="string" calcext:value-type="string">
            <text:p>2021-12-28T02:44:28Z</text:p>
          </table:table-cell>
          <table:table-cell office:value-type="string" calcext:value-type="string">
            <text:p>2021-12-28T02:52:47Z</text:p>
          </table:table-cell>
          <table:table-cell office:value-type="string" calcext:value-type="string">
            <text:p>SUCCEEDED</text:p>
          </table:table-cell>
          <table:table-cell office:value-type="float" office:value="924881" calcext:value-type="float">
            <text:p>924881</text:p>
          </table:table-cell>
          <table:table-cell office:value-type="float" office:value="51435" calcext:value-type="float">
            <text:p>51435</text:p>
          </table:table-cell>
          <table:table-cell office:value-type="float" office:value="23.389" calcext:value-type="float">
            <text:p>23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216-ens19</text:p>
          </table:table-cell>
          <table:table-cell office:value-type="float" office:value="323.076" calcext:value-type="float">
            <text:p>323.076</text:p>
          </table:table-cell>
          <table:table-cell office:value-type="float" office:value="191.77" calcext:value-type="float">
            <text:p>191.7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021-12-28T01:08:47Z</text:p>
          </table:table-cell>
          <table:table-cell office:value-type="string" calcext:value-type="string">
            <text:p>2021-12-28T07:13:22Z</text:p>
          </table:table-cell>
          <table:table-cell office:value-type="string" calcext:value-type="string">
            <text:p>2021-12-28T07:21:50Z</text:p>
          </table:table-cell>
          <table:table-cell office:value-type="string" calcext:value-type="string">
            <text:p>SUCCEEDED</text:p>
          </table:table-cell>
          <table:table-cell office:value-type="float" office:value="924883" calcext:value-type="float">
            <text:p>924883</text:p>
          </table:table-cell>
          <table:table-cell office:value-type="float" office:value="212219" calcext:value-type="float">
            <text:p>212219</text:p>
          </table:table-cell>
          <table:table-cell office:value-type="float" office:value="15.459" calcext:value-type="float">
            <text:p>15.4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216-ens20</text:p>
          </table:table-cell>
          <table:table-cell office:value-type="float" office:value="328.821" calcext:value-type="float">
            <text:p>328.821</text:p>
          </table:table-cell>
          <table:table-cell office:value-type="float" office:value="230.16" calcext:value-type="float">
            <text:p>230.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21-12-28T01:08:55Z</text:p>
          </table:table-cell>
          <table:table-cell office:value-type="string" calcext:value-type="string">
            <text:p>2021-12-28T06:29:26Z</text:p>
          </table:table-cell>
          <table:table-cell office:value-type="string" calcext:value-type="string">
            <text:p>2021-12-28T06:38:22Z</text:p>
          </table:table-cell>
          <table:table-cell office:value-type="string" calcext:value-type="string">
            <text:p>SUCCEEDED</text:p>
          </table:table-cell>
          <table:table-cell office:value-type="float" office:value="924884" calcext:value-type="float">
            <text:p>924884</text:p>
          </table:table-cell>
          <table:table-cell office:value-type="float" office:value="2870" calcext:value-type="float">
            <text:p>2870</text:p>
          </table:table-cell>
          <table:table-cell office:value-type="float" office:value="15.519" calcext:value-type="float">
            <text:p>15.519</text:p>
          </table:table-cell>
          <table:table-cell office:value-type="float" office:value="0.704" calcext:value-type="float">
            <text:p>0.70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ens21</text:p>
          </table:table-cell>
          <table:table-cell office:value-type="float" office:value="337.896" calcext:value-type="float">
            <text:p>337.896</text:p>
          </table:table-cell>
          <table:table-cell office:value-type="float" office:value="198.13" calcext:value-type="float">
            <text:p>198.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021-12-28T01:06:31Z</text:p>
          </table:table-cell>
          <table:table-cell office:value-type="string" calcext:value-type="string">
            <text:p>2021-12-28T02:57:28Z</text:p>
          </table:table-cell>
          <table:table-cell office:value-type="string" calcext:value-type="string">
            <text:p>2021-12-28T03:06:37Z</text:p>
          </table:table-cell>
          <table:table-cell office:value-type="string" calcext:value-type="string">
            <text:p>SUCCEEDED</text:p>
          </table:table-cell>
          <table:table-cell office:value-type="float" office:value="924879" calcext:value-type="float">
            <text:p>924879</text:p>
          </table:table-cell>
          <table:table-cell office:value-type="float" office:value="75908" calcext:value-type="float">
            <text:p>75908</text:p>
          </table:table-cell>
          <table:table-cell office:value-type="float" office:value="15.226" calcext:value-type="float">
            <text:p>15.226</text:p>
          </table:table-cell>
          <table:table-cell office:value-type="float" office:value="0.822" calcext:value-type="float">
            <text:p>0.822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u-ch427-n216-ens22</text:p>
          </table:table-cell>
          <table:table-cell office:value-type="float" office:value="353.966" calcext:value-type="float">
            <text:p>353.966</text:p>
          </table:table-cell>
          <table:table-cell office:value-type="float" office:value="198.21" calcext:value-type="float">
            <text:p>198.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021-12-29T01:18:18Z</text:p>
          </table:table-cell>
          <table:table-cell office:value-type="string" calcext:value-type="string">
            <text:p>2021-12-29T16:44:17Z</text:p>
          </table:table-cell>
          <table:table-cell office:value-type="string" calcext:value-type="string">
            <text:p>2021-12-29T16:54:05Z</text:p>
          </table:table-cell>
          <table:table-cell office:value-type="string" calcext:value-type="string">
            <text:p>SUCCEEDED</text:p>
          </table:table-cell>
          <table:table-cell office:value-type="float" office:value="926920" calcext:value-type="float">
            <text:p>926920</text:p>
          </table:table-cell>
          <table:table-cell office:value-type="float" office:value="49047" calcext:value-type="float">
            <text:p>49047</text:p>
          </table:table-cell>
          <table:table-cell office:value-type="float" office:value="15.476" calcext:value-type="float">
            <text:p>15.476</text:p>
          </table:table-cell>
          <table:table-cell office:value-type="float" office:value="0.751" calcext:value-type="float">
            <text:p>0.751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ens23</text:p>
          </table:table-cell>
          <table:table-cell office:value-type="float" office:value="370.142" calcext:value-type="float">
            <text:p>370.142</text:p>
          </table:table-cell>
          <table:table-cell office:value-type="float" office:value="228.39" calcext:value-type="float">
            <text:p>228.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021-12-29T01:16:36Z</text:p>
          </table:table-cell>
          <table:table-cell office:value-type="string" calcext:value-type="string">
            <text:p>2021-12-29T16:33:18Z</text:p>
          </table:table-cell>
          <table:table-cell office:value-type="string" calcext:value-type="string">
            <text:p>2021-12-29T16:43:23Z</text:p>
          </table:table-cell>
          <table:table-cell office:value-type="string" calcext:value-type="string">
            <text:p>SUCCEEDED</text:p>
          </table:table-cell>
          <table:table-cell office:value-type="float" office:value="926910" calcext:value-type="float">
            <text:p>926910</text:p>
          </table:table-cell>
          <table:table-cell office:value-type="float" office:value="247317" calcext:value-type="float">
            <text:p>247317</text:p>
          </table:table-cell>
          <table:table-cell office:value-type="float" office:value="15.969" calcext:value-type="float">
            <text:p>15.969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216-ens24</text:p>
          </table:table-cell>
          <table:table-cell office:value-type="float" office:value="378.471" calcext:value-type="float">
            <text:p>378.471</text:p>
          </table:table-cell>
          <table:table-cell office:value-type="float" office:value="231.43" calcext:value-type="float">
            <text:p>231.4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021-12-29T01:18:13Z</text:p>
          </table:table-cell>
          <table:table-cell office:value-type="string" calcext:value-type="string">
            <text:p>2021-12-29T20:31:22Z</text:p>
          </table:table-cell>
          <table:table-cell office:value-type="string" calcext:value-type="string">
            <text:p>2021-12-29T20:41:58Z</text:p>
          </table:table-cell>
          <table:table-cell office:value-type="string" calcext:value-type="string">
            <text:p>SUCCEEDED</text:p>
          </table:table-cell>
          <table:table-cell office:value-type="float" office:value="926919" calcext:value-type="float">
            <text:p>926919</text:p>
          </table:table-cell>
          <table:table-cell office:value-type="float" office:value="41191" calcext:value-type="float">
            <text:p>41191</text:p>
          </table:table-cell>
          <table:table-cell office:value-type="float" office:value="19.574" calcext:value-type="float">
            <text:p>19.574</text:p>
          </table:table-cell>
          <table:table-cell office:value-type="float" office:value="0.7" calcext:value-type="float">
            <text:p>0.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216-ens25</text:p>
          </table:table-cell>
          <table:table-cell office:value-type="float" office:value="394.077" calcext:value-type="float">
            <text:p>394.077</text:p>
          </table:table-cell>
          <table:table-cell office:value-type="float" office:value="232.19" calcext:value-type="float">
            <text:p>232.1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021-12-29T01:37:03Z</text:p>
          </table:table-cell>
          <table:table-cell office:value-type="string" calcext:value-type="string">
            <text:p>2021-12-30T07:18:10Z</text:p>
          </table:table-cell>
          <table:table-cell office:value-type="string" calcext:value-type="string">
            <text:p>2021-12-30T07:29:06Z</text:p>
          </table:table-cell>
          <table:table-cell office:value-type="string" calcext:value-type="string">
            <text:p>SUCCEEDED</text:p>
          </table:table-cell>
          <table:table-cell office:value-type="float" office:value="926994" calcext:value-type="float">
            <text:p>926994</text:p>
          </table:table-cell>
          <table:table-cell office:value-type="float" office:value="169723" calcext:value-type="float">
            <text:p>169723</text:p>
          </table:table-cell>
          <table:table-cell office:value-type="float" office:value="15.59" calcext:value-type="float">
            <text:p>15.59</text:p>
          </table:table-cell>
          <table:table-cell office:value-type="float" office:value="0.858" calcext:value-type="float">
            <text:p>0.858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u-ch427-n216-ens26</text:p>
          </table:table-cell>
          <table:table-cell office:value-type="float" office:value="390.403" calcext:value-type="float">
            <text:p>390.403</text:p>
          </table:table-cell>
          <table:table-cell office:value-type="float" office:value="223.87" calcext:value-type="float">
            <text:p>223.8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6" calcext:value-type="float">
            <text:p>21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021-12-29T01:37:10Z</text:p>
          </table:table-cell>
          <table:table-cell office:value-type="string" calcext:value-type="string">
            <text:p>2021-12-30T02:35:20Z</text:p>
          </table:table-cell>
          <table:table-cell office:value-type="string" calcext:value-type="string">
            <text:p>2021-12-30T02:46:34Z</text:p>
          </table:table-cell>
          <table:table-cell office:value-type="string" calcext:value-type="string">
            <text:p>SUCCEEDED</text:p>
          </table:table-cell>
          <table:table-cell office:value-type="float" office:value="926995" calcext:value-type="float">
            <text:p>926995</text:p>
          </table:table-cell>
          <table:table-cell office:value-type="float" office:value="252329" calcext:value-type="float">
            <text:p>252329</text:p>
          </table:table-cell>
          <table:table-cell office:value-type="float" office:value="36.455" calcext:value-type="float">
            <text:p>36.455</text:p>
          </table:table-cell>
          <table:table-cell office:value-type="float" office:value="0.94" calcext:value-type="float">
            <text:p>0.94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u-ch427-n216-ens27</text:p>
          </table:table-cell>
          <table:table-cell office:value-type="float" office:value="419.6" calcext:value-type="float">
            <text:p>419.6</text:p>
          </table:table-cell>
          <table:table-cell office:value-type="float" office:value="237.66" calcext:value-type="float">
            <text:p>237.6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021-12-29T01:37:49Z</text:p>
          </table:table-cell>
          <table:table-cell office:value-type="string" calcext:value-type="string">
            <text:p>2021-12-30T03:01:19Z</text:p>
          </table:table-cell>
          <table:table-cell office:value-type="string" calcext:value-type="string">
            <text:p>2021-12-30T03:13:06Z</text:p>
          </table:table-cell>
          <table:table-cell office:value-type="string" calcext:value-type="string">
            <text:p>SUCCEEDED</text:p>
          </table:table-cell>
          <table:table-cell office:value-type="float" office:value="927004" calcext:value-type="float">
            <text:p>927004</text:p>
          </table:table-cell>
          <table:table-cell office:value-type="float" office:value="116309" calcext:value-type="float">
            <text:p>116309</text:p>
          </table:table-cell>
          <table:table-cell office:value-type="float" office:value="38.011" calcext:value-type="float">
            <text:p>38.011</text:p>
          </table:table-cell>
          <table:table-cell office:value-type="float" office:value="1.019" calcext:value-type="float">
            <text:p>1.019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u-ch427-n216-ens28</text:p>
          </table:table-cell>
          <table:table-cell office:value-type="float" office:value="468.684" calcext:value-type="float">
            <text:p>468.684</text:p>
          </table:table-cell>
          <table:table-cell office:value-type="float" office:value="271.03" calcext:value-type="float">
            <text:p>271.0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021-12-29T01:34:00Z</text:p>
          </table:table-cell>
          <table:table-cell office:value-type="string" calcext:value-type="string">
            <text:p>2021-12-30T02:21:21Z</text:p>
          </table:table-cell>
          <table:table-cell office:value-type="string" calcext:value-type="string">
            <text:p>2021-12-30T02:34:17Z</text:p>
          </table:table-cell>
          <table:table-cell office:value-type="string" calcext:value-type="string">
            <text:p>SUCCEEDED</text:p>
          </table:table-cell>
          <table:table-cell office:value-type="float" office:value="926981" calcext:value-type="float">
            <text:p>926981</text:p>
          </table:table-cell>
          <table:table-cell office:value-type="float" office:value="248343" calcext:value-type="float">
            <text:p>248343</text:p>
          </table:table-cell>
          <table:table-cell office:value-type="float" office:value="45.336" calcext:value-type="float">
            <text:p>45.336</text:p>
          </table:table-cell>
          <table:table-cell table:number-columns-repeated="2"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216-ens29</text:p>
          </table:table-cell>
          <table:table-cell office:value-type="float" office:value="455.151" calcext:value-type="float">
            <text:p>455.151</text:p>
          </table:table-cell>
          <table:table-cell office:value-type="float" office:value="265.99" calcext:value-type="float">
            <text:p>265.9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021-12-29T01:37:44Z</text:p>
          </table:table-cell>
          <table:table-cell office:value-type="string" calcext:value-type="string">
            <text:p>2021-12-30T02:47:21Z</text:p>
          </table:table-cell>
          <table:table-cell office:value-type="string" calcext:value-type="string">
            <text:p>2021-12-30T03:00:38Z</text:p>
          </table:table-cell>
          <table:table-cell office:value-type="string" calcext:value-type="string">
            <text:p>SUCCEEDED</text:p>
          </table:table-cell>
          <table:table-cell office:value-type="float" office:value="927003" calcext:value-type="float">
            <text:p>927003</text:p>
          </table:table-cell>
          <table:table-cell office:value-type="float" office:value="52959" calcext:value-type="float">
            <text:p>52959</text:p>
          </table:table-cell>
          <table:table-cell office:value-type="float" office:value="30.649" calcext:value-type="float">
            <text:p>30.649</text:p>
          </table:table-cell>
          <table:table-cell office:value-type="float" office:value="1.075" calcext:value-type="float">
            <text:p>1.07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ens30</text:p>
          </table:table-cell>
          <table:table-cell office:value-type="float" office:value="466.491" calcext:value-type="float">
            <text:p>466.491</text:p>
          </table:table-cell>
          <table:table-cell office:value-type="float" office:value="272.92" calcext:value-type="float">
            <text:p>272.9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2021-12-29T01:46:11Z</text:p>
          </table:table-cell>
          <table:table-cell office:value-type="string" calcext:value-type="string">
            <text:p>2021-12-30T07:29:42Z</text:p>
          </table:table-cell>
          <table:table-cell office:value-type="string" calcext:value-type="string">
            <text:p>2021-12-30T07:42:07Z</text:p>
          </table:table-cell>
          <table:table-cell office:value-type="string" calcext:value-type="string">
            <text:p>SUCCEEDED</text:p>
          </table:table-cell>
          <table:table-cell office:value-type="float" office:value="927041" calcext:value-type="float">
            <text:p>927041</text:p>
          </table:table-cell>
          <table:table-cell office:value-type="float" office:value="231902" calcext:value-type="float">
            <text:p>231902</text:p>
          </table:table-cell>
          <table:table-cell office:value-type="float" office:value="50.686" calcext:value-type="float">
            <text:p>50.686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u-ch427-n216-ens31</text:p>
          </table:table-cell>
          <table:table-cell office:value-type="float" office:value="482.551" calcext:value-type="float">
            <text:p>482.551</text:p>
          </table:table-cell>
          <table:table-cell office:value-type="float" office:value="304.79" calcext:value-type="float">
            <text:p>304.7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2021-12-29T01:47:27Z</text:p>
          </table:table-cell>
          <table:table-cell office:value-type="string" calcext:value-type="string">
            <text:p>2021-12-30T07:17:15Z</text:p>
          </table:table-cell>
          <table:table-cell office:value-type="string" calcext:value-type="string">
            <text:p>2021-12-30T07:30:26Z</text:p>
          </table:table-cell>
          <table:table-cell office:value-type="string" calcext:value-type="string">
            <text:p>SUCCEEDED</text:p>
          </table:table-cell>
          <table:table-cell office:value-type="float" office:value="927047" calcext:value-type="float">
            <text:p>927047</text:p>
          </table:table-cell>
          <table:table-cell office:value-type="float" office:value="178365" calcext:value-type="float">
            <text:p>178365</text:p>
          </table:table-cell>
          <table:table-cell office:value-type="float" office:value="23.274" calcext:value-type="float">
            <text:p>23.27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string" calcext:value-type="string">
            <text:p>u-ch427-n216-ens32</text:p>
          </table:table-cell>
          <table:table-cell office:value-type="float" office:value="460.287" calcext:value-type="float">
            <text:p>460.287</text:p>
          </table:table-cell>
          <table:table-cell office:value-type="float" office:value="280.17" calcext:value-type="float">
            <text:p>280.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6" calcext:value-type="float">
            <text:p>2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021-12-29T01:43:50Z</text:p>
          </table:table-cell>
          <table:table-cell office:value-type="string" calcext:value-type="string">
            <text:p>2021-12-29T21:33:18Z</text:p>
          </table:table-cell>
          <table:table-cell office:value-type="string" calcext:value-type="string">
            <text:p>2021-12-29T21:46:01Z</text:p>
          </table:table-cell>
          <table:table-cell office:value-type="string" calcext:value-type="string">
            <text:p>SUCCEEDED</text:p>
          </table:table-cell>
          <table:table-cell office:value-type="float" office:value="927034" calcext:value-type="float">
            <text:p>927034</text:p>
          </table:table-cell>
          <table:table-cell office:value-type="float" office:value="148325" calcext:value-type="float">
            <text:p>148325</text:p>
          </table:table-cell>
          <table:table-cell office:value-type="float" office:value="17.835" calcext:value-type="float">
            <text:p>17.835</text:p>
          </table:table-cell>
          <table:table-cell office:value-type="float" office:value="1.089" calcext:value-type="float">
            <text:p>1.089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u-ch427-n216-ens33</text:p>
          </table:table-cell>
          <table:table-cell office:value-type="float" office:value="481.456" calcext:value-type="float">
            <text:p>481.456</text:p>
          </table:table-cell>
          <table:table-cell office:value-type="float" office:value="288.32" calcext:value-type="float">
            <text:p>288.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021-12-29T01:45:29Z</text:p>
          </table:table-cell>
          <table:table-cell office:value-type="string" calcext:value-type="string">
            <text:p>2021-12-29T23:35:27Z</text:p>
          </table:table-cell>
          <table:table-cell office:value-type="string" calcext:value-type="string">
            <text:p>2021-12-29T23:48:54Z</text:p>
          </table:table-cell>
          <table:table-cell office:value-type="string" calcext:value-type="string">
            <text:p>SUCCEEDED</text:p>
          </table:table-cell>
          <table:table-cell office:value-type="float" office:value="927040" calcext:value-type="float">
            <text:p>927040</text:p>
          </table:table-cell>
          <table:table-cell office:value-type="float" office:value="190039" calcext:value-type="float">
            <text:p>190039</text:p>
          </table:table-cell>
          <table:table-cell office:value-type="float" office:value="16.026" calcext:value-type="float">
            <text:p>16.026</text:p>
          </table:table-cell>
          <table:table-cell office:value-type="float" office:value="0.793" calcext:value-type="float">
            <text:p>0.793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string" calcext:value-type="string">
            <text:p>u-ch427-n216-ens34</text:p>
          </table:table-cell>
          <table:table-cell office:value-type="float" office:value="462.587" calcext:value-type="float">
            <text:p>462.587</text:p>
          </table:table-cell>
          <table:table-cell office:value-type="float" office:value="285.39" calcext:value-type="float">
            <text:p>285.3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29T21:59:25Z</text:p>
          </table:table-cell>
          <table:table-cell office:value-type="string" calcext:value-type="string">
            <text:p>2021-12-29T22:12:33Z</text:p>
          </table:table-cell>
          <table:table-cell office:value-type="string" calcext:value-type="string">
            <text:p>SUCCEEDED</text:p>
          </table:table-cell>
          <table:table-cell office:value-type="float" office:value="927043" calcext:value-type="float">
            <text:p>927043</text:p>
          </table:table-cell>
          <table:table-cell office:value-type="float" office:value="236417" calcext:value-type="float">
            <text:p>236417</text:p>
          </table:table-cell>
          <table:table-cell office:value-type="float" office:value="19.011" calcext:value-type="float">
            <text:p>19.011</text:p>
          </table:table-cell>
          <table:table-cell office:value-type="float" office:value="1.249" calcext:value-type="float">
            <text:p>1.24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216-ens35</text:p>
          </table:table-cell>
          <table:table-cell office:value-type="float" office:value="556.368" calcext:value-type="float">
            <text:p>556.368</text:p>
          </table:table-cell>
          <table:table-cell office:value-type="float" office:value="320.27" calcext:value-type="float">
            <text:p>320.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2021-12-29T01:46:31Z</text:p>
          </table:table-cell>
          <table:table-cell office:value-type="string" calcext:value-type="string">
            <text:p>2021-12-29T23:50:26Z</text:p>
          </table:table-cell>
          <table:table-cell office:value-type="string" calcext:value-type="string">
            <text:p>2021-12-30T00:05:22Z</text:p>
          </table:table-cell>
          <table:table-cell office:value-type="string" calcext:value-type="string">
            <text:p>SUCCEEDED</text:p>
          </table:table-cell>
          <table:table-cell office:value-type="float" office:value="927044" calcext:value-type="float">
            <text:p>927044</text:p>
          </table:table-cell>
          <table:table-cell office:value-type="float" office:value="73452" calcext:value-type="float">
            <text:p>73452</text:p>
          </table:table-cell>
          <table:table-cell office:value-type="float" office:value="66.893" calcext:value-type="float">
            <text:p>66.893</text:p>
          </table:table-cell>
          <table:table-cell office:value-type="float" office:value="1.147" calcext:value-type="float">
            <text:p>1.147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u-ch427-n216-ens36</text:p>
          </table:table-cell>
          <table:table-cell office:value-type="float" office:value="542.701" calcext:value-type="float">
            <text:p>542.701</text:p>
          </table:table-cell>
          <table:table-cell office:value-type="float" office:value="300.86" calcext:value-type="float">
            <text:p>300.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29T01:46:20Z</text:p>
          </table:table-cell>
          <table:table-cell office:value-type="string" calcext:value-type="string">
            <text:p>2021-12-30T02:41:24Z</text:p>
          </table:table-cell>
          <table:table-cell office:value-type="string" calcext:value-type="string">
            <text:p>2021-12-30T02:56:23Z</text:p>
          </table:table-cell>
          <table:table-cell office:value-type="string" calcext:value-type="string">
            <text:p>SUCCEEDED</text:p>
          </table:table-cell>
          <table:table-cell office:value-type="float" office:value="927042" calcext:value-type="float">
            <text:p>927042</text:p>
          </table:table-cell>
          <table:table-cell office:value-type="float" office:value="47709" calcext:value-type="float">
            <text:p>47709</text:p>
          </table:table-cell>
          <table:table-cell office:value-type="float" office:value="59.391" calcext:value-type="float">
            <text:p>59.391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ens37</text:p>
          </table:table-cell>
          <table:table-cell office:value-type="float" office:value="591.075" calcext:value-type="float">
            <text:p>591.075</text:p>
          </table:table-cell>
          <table:table-cell office:value-type="float" office:value="298.63" calcext:value-type="float">
            <text:p>298.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021-12-29T01:47:15Z</text:p>
          </table:table-cell>
          <table:table-cell office:value-type="string" calcext:value-type="string">
            <text:p>2021-12-29T22:14:24Z</text:p>
          </table:table-cell>
          <table:table-cell office:value-type="string" calcext:value-type="string">
            <text:p>2021-12-29T22:30:21Z</text:p>
          </table:table-cell>
          <table:table-cell office:value-type="string" calcext:value-type="string">
            <text:p>SUCCEEDED</text:p>
          </table:table-cell>
          <table:table-cell office:value-type="float" office:value="927045" calcext:value-type="float">
            <text:p>927045</text:p>
          </table:table-cell>
          <table:table-cell office:value-type="float" office:value="39592" calcext:value-type="float">
            <text:p>39592</text:p>
          </table:table-cell>
          <table:table-cell office:value-type="float" office:value="61.95" calcext:value-type="float">
            <text:p>61.95</text:p>
          </table:table-cell>
          <table:table-cell office:value-type="float" office:value="1.227" calcext:value-type="float">
            <text:p>1.22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u-ch427-n216-ens38</text:p>
          </table:table-cell>
          <table:table-cell office:value-type="float" office:value="515.34" calcext:value-type="float">
            <text:p>515.34</text:p>
          </table:table-cell>
          <table:table-cell office:value-type="float" office:value="333.62" calcext:value-type="float">
            <text:p>333.6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021-12-29T01:47:41Z</text:p>
          </table:table-cell>
          <table:table-cell office:value-type="string" calcext:value-type="string">
            <text:p>2021-12-30T00:07:29Z</text:p>
          </table:table-cell>
          <table:table-cell office:value-type="string" calcext:value-type="string">
            <text:p>2021-12-30T00:22:09Z</text:p>
          </table:table-cell>
          <table:table-cell office:value-type="string" calcext:value-type="string">
            <text:p>SUCCEEDED</text:p>
          </table:table-cell>
          <table:table-cell office:value-type="float" office:value="927050" calcext:value-type="float">
            <text:p>927050</text:p>
          </table:table-cell>
          <table:table-cell office:value-type="float" office:value="137048" calcext:value-type="float">
            <text:p>137048</text:p>
          </table:table-cell>
          <table:table-cell office:value-type="float" office:value="27.023" calcext:value-type="float">
            <text:p>27.023</text:p>
          </table:table-cell>
          <table:table-cell office:value-type="float" office:value="0.941" calcext:value-type="float">
            <text:p>0.941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216-ens39</text:p>
          </table:table-cell>
          <table:table-cell office:value-type="float" office:value="721.496" calcext:value-type="float">
            <text:p>721.496</text:p>
          </table:table-cell>
          <table:table-cell office:value-type="float" office:value="337.11" calcext:value-type="float">
            <text:p>337.1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16" calcext:value-type="float">
            <text:p>21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2021-12-29T01:47:23Z</text:p>
          </table:table-cell>
          <table:table-cell office:value-type="string" calcext:value-type="string">
            <text:p>2021-12-29T18:01:16Z</text:p>
          </table:table-cell>
          <table:table-cell office:value-type="string" calcext:value-type="string">
            <text:p>2021-12-29T18:19:42Z</text:p>
          </table:table-cell>
          <table:table-cell office:value-type="string" calcext:value-type="string">
            <text:p>SUCCEEDED</text:p>
          </table:table-cell>
          <table:table-cell office:value-type="float" office:value="927046" calcext:value-type="float">
            <text:p>927046</text:p>
          </table:table-cell>
          <table:table-cell office:value-type="float" office:value="117099" calcext:value-type="float">
            <text:p>117099</text:p>
          </table:table-cell>
          <table:table-cell office:value-type="float" office:value="67.122" calcext:value-type="float">
            <text:p>67.12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u-ch427-n216-ens40</text:p>
          </table:table-cell>
          <table:table-cell office:value-type="float" office:value="604.532" calcext:value-type="float">
            <text:p>604.532</text:p>
          </table:table-cell>
          <table:table-cell office:value-type="float" office:value="404.96" calcext:value-type="float">
            <text:p>404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table:number-columns-repeated="7"/>
          <table:table-cell office:value-type="float" office:value="16.713" calcext:value-type="float">
            <text:p>16.713</text:p>
          </table:table-cell>
          <table:table-cell office:value-type="float" office:value="1.155" calcext:value-type="float">
            <text:p>1.15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u-ch427-n216-ens4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16" calcext:value-type="float">
            <text:p>21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2022-01-02T06:59:02Z</text:p>
          </table:table-cell>
          <table:table-cell office:value-type="string" calcext:value-type="string">
            <text:p>2022-01-02T07:39:26Z</text:p>
          </table:table-cell>
          <table:table-cell office:value-type="string" calcext:value-type="string">
            <text:p>2022-01-02T07:47:54Z</text:p>
          </table:table-cell>
          <table:table-cell office:value-type="string" calcext:value-type="string">
            <text:p>E</text:p>
          </table:table-cell>
          <table:table-cell office:value-type="float" office:value="934858" calcext:value-type="float">
            <text:p>934858</text:p>
          </table:table-cell>
          <table:table-cell office:value-type="float" office:value="119578" calcext:value-type="float">
            <text:p>119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4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2021-12-31T06:17:09Z</text:p>
          </table:table-cell>
          <table:table-cell office:value-type="string" calcext:value-type="string">
            <text:p>2022-01-02T05:40:01Z</text:p>
          </table:table-cell>
          <table:table-cell office:value-type="string" calcext:value-type="string">
            <text:p>2022-01-02T05:59:59Z</text:p>
          </table:table-cell>
          <table:table-cell office:value-type="string" calcext:value-type="string">
            <text:p>E</text:p>
          </table:table-cell>
          <table:table-cell office:value-type="float" office:value="931576" calcext:value-type="float">
            <text:p>931576</text:p>
          </table:table-cell>
          <table:table-cell office:value-type="float" office:value="3846" calcext:value-type="float">
            <text:p>3846</text:p>
          </table:table-cell>
          <table:table-cell office:value-type="float" office:value="105.776" calcext:value-type="float">
            <text:p>105.776</text:p>
          </table:table-cell>
          <table:table-cell office:value-type="float" office:value="1.106" calcext:value-type="float">
            <text:p>1.106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string" calcext:value-type="string">
            <text:p>u-ch427-n216-ens4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16" calcext:value-type="float">
            <text:p>21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2021-12-31T06:42:25Z</text:p>
          </table:table-cell>
          <table:table-cell office:value-type="string" calcext:value-type="string">
            <text:p>2022-01-02T06:30:04Z</text:p>
          </table:table-cell>
          <table:table-cell office:value-type="string" calcext:value-type="string">
            <text:p>2022-01-02T06:38:52Z</text:p>
          </table:table-cell>
          <table:table-cell office:value-type="string" calcext:value-type="string">
            <text:p>E</text:p>
          </table:table-cell>
          <table:table-cell office:value-type="float" office:value="931612" calcext:value-type="float">
            <text:p>931612</text:p>
          </table:table-cell>
          <table:table-cell office:value-type="float" office:value="175643" calcext:value-type="float">
            <text:p>175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4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16" calcext:value-type="float">
            <text:p>216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2021-12-31T06:42:32Z</text:p>
          </table:table-cell>
          <table:table-cell office:value-type="string" calcext:value-type="string">
            <text:p>2022-01-02T06:40:08Z</text:p>
          </table:table-cell>
          <table:table-cell office:value-type="string" calcext:value-type="string">
            <text:p>2022-01-02T07:00:23Z</text:p>
          </table:table-cell>
          <table:table-cell office:value-type="string" calcext:value-type="string">
            <text:p>E</text:p>
          </table:table-cell>
          <table:table-cell office:value-type="float" office:value="931614" calcext:value-type="float">
            <text:p>931614</text:p>
          </table:table-cell>
          <table:table-cell office:value-type="float" office:value="235461" calcext:value-type="float">
            <text:p>235461</text:p>
          </table:table-cell>
          <table:table-cell office:value-type="float" office:value="96.297" calcext:value-type="float">
            <text:p>96.297</text:p>
          </table:table-cell>
          <table:table-cell office:value-type="float" office:value="1.798" calcext:value-type="float">
            <text:p>1.798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216-ens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21-12-31T06:42:43Z</text:p>
          </table:table-cell>
          <table:table-cell office:value-type="string" calcext:value-type="string">
            <text:p>2022-01-02T06:09:02Z</text:p>
          </table:table-cell>
          <table:table-cell office:value-type="string" calcext:value-type="string">
            <text:p>2022-01-02T06:29:23Z</text:p>
          </table:table-cell>
          <table:table-cell office:value-type="string" calcext:value-type="string">
            <text:p>E</text:p>
          </table:table-cell>
          <table:table-cell office:value-type="float" office:value="931615" calcext:value-type="float">
            <text:p>931615</text:p>
          </table:table-cell>
          <table:table-cell office:value-type="float" office:value="110288" calcext:value-type="float">
            <text:p>110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46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216" calcext:value-type="float">
            <text:p>216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2022-01-02T16:54:33Z</text:p>
          </table:table-cell>
          <table:table-cell office:value-type="string" calcext:value-type="string">
            <text:p>2022-01-02T20:40:11Z</text:p>
          </table:table-cell>
          <table:table-cell office:value-type="string" calcext:value-type="string">
            <text:p>2022-01-02T20:54:45Z</text:p>
          </table:table-cell>
          <table:table-cell office:value-type="string" calcext:value-type="string">
            <text:p>E</text:p>
          </table:table-cell>
          <table:table-cell office:value-type="float" office:value="935645" calcext:value-type="float">
            <text:p>935645</text:p>
          </table:table-cell>
          <table:table-cell office:value-type="float" office:value="96202" calcext:value-type="float">
            <text:p>96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4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2022-01-02T01:54:58Z</text:p>
          </table:table-cell>
          <table:table-cell office:value-type="string" calcext:value-type="string">
            <text:p>2022-01-02T07:32:23Z</text:p>
          </table:table-cell>
          <table:table-cell office:value-type="string" calcext:value-type="string">
            <text:p>2022-01-02T07:38:09Z</text:p>
          </table:table-cell>
          <table:table-cell office:value-type="string" calcext:value-type="string">
            <text:p>E</text:p>
          </table:table-cell>
          <table:table-cell office:value-type="float" office:value="934611" calcext:value-type="float">
            <text:p>934611</text:p>
          </table:table-cell>
          <table:table-cell office:value-type="float" office:value="114718" calcext:value-type="float">
            <text:p>114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48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216" calcext:value-type="float">
            <text:p>2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021-12-31T06:42:59Z</text:p>
          </table:table-cell>
          <table:table-cell office:value-type="string" calcext:value-type="string">
            <text:p>2022-01-02T02:57:01Z</text:p>
          </table:table-cell>
          <table:table-cell office:value-type="string" calcext:value-type="string">
            <text:p>2022-01-02T03:17:13Z</text:p>
          </table:table-cell>
          <table:table-cell office:value-type="string" calcext:value-type="string">
            <text:p>E</text:p>
          </table:table-cell>
          <table:table-cell office:value-type="float" office:value="931623" calcext:value-type="float">
            <text:p>931623</text:p>
          </table:table-cell>
          <table:table-cell office:value-type="float" office:value="193478" calcext:value-type="float">
            <text:p>193478</text:p>
          </table:table-cell>
          <table:table-cell office:value-type="float" office:value="127.633" calcext:value-type="float">
            <text:p>127.633</text:p>
          </table:table-cell>
          <table:table-cell office:value-type="float" office:value="2.773" calcext:value-type="float">
            <text:p>2.773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u-ch427-n216-ens4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16" calcext:value-type="float">
            <text:p>216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2021-12-31T06:43:01Z</text:p>
          </table:table-cell>
          <table:table-cell office:value-type="string" calcext:value-type="string">
            <text:p>2022-01-02T02:47:03Z</text:p>
          </table:table-cell>
          <table:table-cell office:value-type="string" calcext:value-type="string">
            <text:p>2022-01-02T02:56:15Z</text:p>
          </table:table-cell>
          <table:table-cell office:value-type="string" calcext:value-type="string">
            <text:p>E</text:p>
          </table:table-cell>
          <table:table-cell office:value-type="float" office:value="931624" calcext:value-type="float">
            <text:p>931624</text:p>
          </table:table-cell>
          <table:table-cell office:value-type="float" office:value="233235" calcext:value-type="float">
            <text:p>233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2021-12-31T07:09:16Z</text:p>
          </table:table-cell>
          <table:table-cell office:value-type="string" calcext:value-type="string">
            <text:p>2022-01-02T03:52:02Z</text:p>
          </table:table-cell>
          <table:table-cell office:value-type="string" calcext:value-type="string">
            <text:p>2022-01-02T04:01:55Z</text:p>
          </table:table-cell>
          <table:table-cell office:value-type="string" calcext:value-type="string">
            <text:p>E</text:p>
          </table:table-cell>
          <table:table-cell office:value-type="float" office:value="931671" calcext:value-type="float">
            <text:p>931671</text:p>
          </table:table-cell>
          <table:table-cell office:value-type="float" office:value="47738" calcext:value-type="float">
            <text:p>47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16" calcext:value-type="float">
            <text:p>21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2021-12-31T07:09:21Z</text:p>
          </table:table-cell>
          <table:table-cell office:value-type="string" calcext:value-type="string">
            <text:p>2022-01-02T05:10:01Z</text:p>
          </table:table-cell>
          <table:table-cell office:value-type="string" calcext:value-type="string">
            <text:p>2022-01-02T05:20:06Z</text:p>
          </table:table-cell>
          <table:table-cell office:value-type="string" calcext:value-type="string">
            <text:p>E</text:p>
          </table:table-cell>
          <table:table-cell office:value-type="float" office:value="931673" calcext:value-type="float">
            <text:p>931673</text:p>
          </table:table-cell>
          <table:table-cell office:value-type="float" office:value="136412" calcext:value-type="float">
            <text:p>136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2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216" calcext:value-type="float">
            <text:p>21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021-12-31T07:09:27Z</text:p>
          </table:table-cell>
          <table:table-cell office:value-type="string" calcext:value-type="string">
            <text:p>2022-01-02T05:29:01Z</text:p>
          </table:table-cell>
          <table:table-cell office:value-type="string" calcext:value-type="string">
            <text:p>2022-01-02T05:39:02Z</text:p>
          </table:table-cell>
          <table:table-cell office:value-type="string" calcext:value-type="string">
            <text:p>E</text:p>
          </table:table-cell>
          <table:table-cell office:value-type="float" office:value="931674" calcext:value-type="float">
            <text:p>931674</text:p>
          </table:table-cell>
          <table:table-cell office:value-type="float" office:value="204431" calcext:value-type="float">
            <text:p>204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21-12-31T07:09:37Z</text:p>
          </table:table-cell>
          <table:table-cell office:value-type="string" calcext:value-type="string">
            <text:p>2022-01-02T05:21:02Z</text:p>
          </table:table-cell>
          <table:table-cell office:value-type="string" calcext:value-type="string">
            <text:p>2022-01-02T05:28:02Z</text:p>
          </table:table-cell>
          <table:table-cell office:value-type="string" calcext:value-type="string">
            <text:p>E</text:p>
          </table:table-cell>
          <table:table-cell office:value-type="float" office:value="931675" calcext:value-type="float">
            <text:p>931675</text:p>
          </table:table-cell>
          <table:table-cell office:value-type="float" office:value="199096" calcext:value-type="float">
            <text:p>199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2021-12-31T07:09:51Z</text:p>
          </table:table-cell>
          <table:table-cell office:value-type="string" calcext:value-type="string">
            <text:p>2022-01-02T04:31:00Z</text:p>
          </table:table-cell>
          <table:table-cell office:value-type="string" calcext:value-type="string">
            <text:p>2022-01-02T04:40:54Z</text:p>
          </table:table-cell>
          <table:table-cell office:value-type="string" calcext:value-type="string">
            <text:p>E</text:p>
          </table:table-cell>
          <table:table-cell office:value-type="float" office:value="931676" calcext:value-type="float">
            <text:p>931676</text:p>
          </table:table-cell>
          <table:table-cell office:value-type="float" office:value="131713" calcext:value-type="float">
            <text:p>131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2021-12-31T07:10:01Z</text:p>
          </table:table-cell>
          <table:table-cell office:value-type="string" calcext:value-type="string">
            <text:p>2022-01-02T05:02:03Z</text:p>
          </table:table-cell>
          <table:table-cell office:value-type="string" calcext:value-type="string">
            <text:p>2022-01-02T05:08:56Z</text:p>
          </table:table-cell>
          <table:table-cell office:value-type="string" calcext:value-type="string">
            <text:p>E</text:p>
          </table:table-cell>
          <table:table-cell office:value-type="float" office:value="931677" calcext:value-type="float">
            <text:p>931677</text:p>
          </table:table-cell>
          <table:table-cell office:value-type="float" office:value="142389" calcext:value-type="float">
            <text:p>142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6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2022-01-01T20:06:50Z</text:p>
          </table:table-cell>
          <table:table-cell office:value-type="string" calcext:value-type="string">
            <text:p>2022-01-02T08:28:11Z</text:p>
          </table:table-cell>
          <table:table-cell office:value-type="string" calcext:value-type="string">
            <text:p>2022-01-02T08:39:22Z</text:p>
          </table:table-cell>
          <table:table-cell office:value-type="string" calcext:value-type="string">
            <text:p>E</text:p>
          </table:table-cell>
          <table:table-cell office:value-type="float" office:value="934222" calcext:value-type="float">
            <text:p>934222</text:p>
          </table:table-cell>
          <table:table-cell office:value-type="float" office:value="121512" calcext:value-type="float">
            <text:p>121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2021-12-31T07:15:19Z</text:p>
          </table:table-cell>
          <table:table-cell office:value-type="string" calcext:value-type="string">
            <text:p>2022-01-02T04:50:01Z</text:p>
          </table:table-cell>
          <table:table-cell office:value-type="string" calcext:value-type="string">
            <text:p>2022-01-02T05:00:57Z</text:p>
          </table:table-cell>
          <table:table-cell office:value-type="string" calcext:value-type="string">
            <text:p>E</text:p>
          </table:table-cell>
          <table:table-cell office:value-type="float" office:value="931693" calcext:value-type="float">
            <text:p>931693</text:p>
          </table:table-cell>
          <table:table-cell office:value-type="float" office:value="192763" calcext:value-type="float">
            <text:p>192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8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216" calcext:value-type="float">
            <text:p>216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021-12-31T07:12:41Z</text:p>
          </table:table-cell>
          <table:table-cell office:value-type="string" calcext:value-type="string">
            <text:p>2022-01-02T02:36:03Z</text:p>
          </table:table-cell>
          <table:table-cell office:value-type="string" calcext:value-type="string">
            <text:p>2022-01-02T02:46:03Z</text:p>
          </table:table-cell>
          <table:table-cell office:value-type="string" calcext:value-type="string">
            <text:p>E</text:p>
          </table:table-cell>
          <table:table-cell office:value-type="float" office:value="931680" calcext:value-type="float">
            <text:p>931680</text:p>
          </table:table-cell>
          <table:table-cell office:value-type="float" office:value="226813" calcext:value-type="float">
            <text:p>226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5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216" calcext:value-type="float">
            <text:p>216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2021-12-31T07:13:14Z</text:p>
          </table:table-cell>
          <table:table-cell office:value-type="string" calcext:value-type="string">
            <text:p>2022-01-02T03:39:02Z</text:p>
          </table:table-cell>
          <table:table-cell office:value-type="string" calcext:value-type="string">
            <text:p>2022-01-02T03:46:15Z</text:p>
          </table:table-cell>
          <table:table-cell office:value-type="string" calcext:value-type="string">
            <text:p>E</text:p>
          </table:table-cell>
          <table:table-cell office:value-type="float" office:value="931683" calcext:value-type="float">
            <text:p>931683</text:p>
          </table:table-cell>
          <table:table-cell office:value-type="float" office:value="262025" calcext:value-type="float">
            <text:p>26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216" calcext:value-type="float">
            <text:p>21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2022-01-02T02:00:13Z</text:p>
          </table:table-cell>
          <table:table-cell office:value-type="string" calcext:value-type="string">
            <text:p>2022-01-02T08:41:15Z</text:p>
          </table:table-cell>
          <table:table-cell office:value-type="string" calcext:value-type="string">
            <text:p>2022-01-02T08:52:47Z</text:p>
          </table:table-cell>
          <table:table-cell office:value-type="string" calcext:value-type="string">
            <text:p>E</text:p>
          </table:table-cell>
          <table:table-cell office:value-type="float" office:value="934625" calcext:value-type="float">
            <text:p>934625</text:p>
          </table:table-cell>
          <table:table-cell office:value-type="float" office:value="21240" calcext:value-type="float">
            <text:p>2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216" calcext:value-type="float">
            <text:p>216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2021-12-31T07:14:20Z</text:p>
          </table:table-cell>
          <table:table-cell office:value-type="string" calcext:value-type="string">
            <text:p>2022-01-02T04:03:02Z</text:p>
          </table:table-cell>
          <table:table-cell office:value-type="string" calcext:value-type="string">
            <text:p>2022-01-02T04:15:00Z</text:p>
          </table:table-cell>
          <table:table-cell office:value-type="string" calcext:value-type="string">
            <text:p>E</text:p>
          </table:table-cell>
          <table:table-cell office:value-type="float" office:value="931690" calcext:value-type="float">
            <text:p>931690</text:p>
          </table:table-cell>
          <table:table-cell office:value-type="float" office:value="9875" calcext:value-type="float">
            <text:p>9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2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2021-12-31T07:14:22Z</text:p>
          </table:table-cell>
          <table:table-cell office:value-type="string" calcext:value-type="string">
            <text:p>2022-01-02T04:18:02Z</text:p>
          </table:table-cell>
          <table:table-cell office:value-type="string" calcext:value-type="string">
            <text:p>2022-01-02T04:30:04Z</text:p>
          </table:table-cell>
          <table:table-cell office:value-type="string" calcext:value-type="string">
            <text:p>E</text:p>
          </table:table-cell>
          <table:table-cell office:value-type="float" office:value="931691" calcext:value-type="float">
            <text:p>931691</text:p>
          </table:table-cell>
          <table:table-cell office:value-type="float" office:value="70976" calcext:value-type="float">
            <text:p>70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3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216" calcext:value-type="float">
            <text:p>21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2022-01-02T07:00:32Z</text:p>
          </table:table-cell>
          <table:table-cell office:value-type="string" calcext:value-type="string">
            <text:p>2022-01-02T08:54:19Z</text:p>
          </table:table-cell>
          <table:table-cell office:value-type="string" calcext:value-type="string">
            <text:p>2022-01-02T09:07:07Z</text:p>
          </table:table-cell>
          <table:table-cell office:value-type="string" calcext:value-type="string">
            <text:p>E</text:p>
          </table:table-cell>
          <table:table-cell office:value-type="float" office:value="934859" calcext:value-type="float">
            <text:p>934859</text:p>
          </table:table-cell>
          <table:table-cell office:value-type="float" office:value="79359" calcext:value-type="float">
            <text:p>79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4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2022-01-02T07:00:55Z</text:p>
          </table:table-cell>
          <table:table-cell office:value-type="string" calcext:value-type="string">
            <text:p>2022-01-02T09:08:18Z</text:p>
          </table:table-cell>
          <table:table-cell office:value-type="string" calcext:value-type="string">
            <text:p>2022-01-02T09:21:09Z</text:p>
          </table:table-cell>
          <table:table-cell office:value-type="string" calcext:value-type="string">
            <text:p>E</text:p>
          </table:table-cell>
          <table:table-cell office:value-type="float" office:value="934861" calcext:value-type="float">
            <text:p>934861</text:p>
          </table:table-cell>
          <table:table-cell office:value-type="float" office:value="140237" calcext:value-type="float">
            <text:p>140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2022-01-02T07:41:00Z</text:p>
          </table:table-cell>
          <table:table-cell office:value-type="string" calcext:value-type="string">
            <text:p>2022-01-02T09:40:23Z</text:p>
          </table:table-cell>
          <table:table-cell office:value-type="string" calcext:value-type="string">
            <text:p>2022-01-02T09:52:05Z</text:p>
          </table:table-cell>
          <table:table-cell office:value-type="string" calcext:value-type="string">
            <text:p>E</text:p>
          </table:table-cell>
          <table:table-cell office:value-type="float" office:value="934917" calcext:value-type="float">
            <text:p>934917</text:p>
          </table:table-cell>
          <table:table-cell office:value-type="float" office:value="209857" calcext:value-type="float">
            <text:p>209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022-01-02T07:41:35Z</text:p>
          </table:table-cell>
          <table:table-cell office:value-type="string" calcext:value-type="string">
            <text:p>2022-01-02T09:22:23Z</text:p>
          </table:table-cell>
          <table:table-cell office:value-type="string" calcext:value-type="string">
            <text:p>2022-01-02T09:33:08Z</text:p>
          </table:table-cell>
          <table:table-cell office:value-type="string" calcext:value-type="string">
            <text:p>E</text:p>
          </table:table-cell>
          <table:table-cell office:value-type="float" office:value="934919" calcext:value-type="float">
            <text:p>934919</text:p>
          </table:table-cell>
          <table:table-cell office:value-type="float" office:value="201315" calcext:value-type="float">
            <text:p>201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7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216" calcext:value-type="float">
            <text:p>216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2022-01-02T07:41:49Z</text:p>
          </table:table-cell>
          <table:table-cell office:value-type="string" calcext:value-type="string">
            <text:p>2022-01-03T04:42:43Z</text:p>
          </table:table-cell>
          <table:table-cell office:value-type="string" calcext:value-type="string">
            <text:p>2022-01-03T05:17:53Z</text:p>
          </table:table-cell>
          <table:table-cell office:value-type="string" calcext:value-type="string">
            <text:p>E</text:p>
          </table:table-cell>
          <table:table-cell office:value-type="float" office:value="934920" calcext:value-type="float">
            <text:p>934920</text:p>
          </table:table-cell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8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2022-01-02T07:47:03Z</text:p>
          </table:table-cell>
          <table:table-cell office:value-type="string" calcext:value-type="string">
            <text:p>2022-01-04T03:36:47Z</text:p>
          </table:table-cell>
          <table:table-cell office:value-type="string" calcext:value-type="string">
            <text:p>2022-01-04T03:49:17Z</text:p>
          </table:table-cell>
          <table:table-cell office:value-type="string" calcext:value-type="string">
            <text:p>E</text:p>
          </table:table-cell>
          <table:table-cell office:value-type="float" office:value="934941" calcext:value-type="float">
            <text:p>934941</text:p>
          </table:table-cell>
          <table:table-cell office:value-type="float" office:value="210414" calcext:value-type="float">
            <text:p>210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69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216" calcext:value-type="float">
            <text:p>216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2022-01-02T07:47:18Z</text:p>
          </table:table-cell>
          <table:table-cell office:value-type="string" calcext:value-type="string">
            <text:p>2022-01-04T03:56:56Z</text:p>
          </table:table-cell>
          <table:table-cell office:value-type="string" calcext:value-type="string">
            <text:p>2022-01-04T04:09:35Z</text:p>
          </table:table-cell>
          <table:table-cell office:value-type="string" calcext:value-type="string">
            <text:p>E</text:p>
          </table:table-cell>
          <table:table-cell office:value-type="float" office:value="934944" calcext:value-type="float">
            <text:p>934944</text:p>
          </table:table-cell>
          <table:table-cell office:value-type="float" office:value="250497" calcext:value-type="float">
            <text:p>250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2022-01-02T07:42:40Z</text:p>
          </table:table-cell>
          <table:table-cell office:value-type="string" calcext:value-type="string">
            <text:p>2022-01-03T05:19:16Z</text:p>
          </table:table-cell>
          <table:table-cell office:value-type="string" calcext:value-type="string">
            <text:p>2022-01-03T05:46:08Z</text:p>
          </table:table-cell>
          <table:table-cell office:value-type="string" calcext:value-type="string">
            <text:p>E</text:p>
          </table:table-cell>
          <table:table-cell office:value-type="float" office:value="934927" calcext:value-type="float">
            <text:p>934927</text:p>
          </table:table-cell>
          <table:table-cell office:value-type="float" office:value="173553" calcext:value-type="float">
            <text:p>173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7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22-01-02T07:42:39Z</text:p>
          </table:table-cell>
          <table:table-cell office:value-type="string" calcext:value-type="string">
            <text:p>2022-01-03T02:08:58Z</text:p>
          </table:table-cell>
          <table:table-cell office:value-type="string" calcext:value-type="string">
            <text:p>2022-01-03T02:38:09Z</text:p>
          </table:table-cell>
          <table:table-cell office:value-type="string" calcext:value-type="string">
            <text:p>E</text:p>
          </table:table-cell>
          <table:table-cell office:value-type="float" office:value="934926" calcext:value-type="float">
            <text:p>934926</text:p>
          </table:table-cell>
          <table:table-cell office:value-type="float" office:value="239019" calcext:value-type="float">
            <text:p>239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72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022-01-02T07:41:30Z</text:p>
          </table:table-cell>
          <table:table-cell office:value-type="string" calcext:value-type="string">
            <text:p>2022-01-03T01:25:44Z</text:p>
          </table:table-cell>
          <table:table-cell office:value-type="string" calcext:value-type="string">
            <text:p>2022-01-03T02:05:48Z</text:p>
          </table:table-cell>
          <table:table-cell office:value-type="string" calcext:value-type="string">
            <text:p>E</text:p>
          </table:table-cell>
          <table:table-cell office:value-type="float" office:value="934918" calcext:value-type="float">
            <text:p>934918</text:p>
          </table:table-cell>
          <table:table-cell office:value-type="float" office:value="167775" calcext:value-type="float">
            <text:p>167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ens73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2022-01-02T02:42:21Z</text:p>
          </table:table-cell>
          <table:table-cell office:value-type="string" calcext:value-type="string">
            <text:p>2022-01-02T22:52:40Z</text:p>
          </table:table-cell>
          <table:table-cell office:value-type="string" calcext:value-type="string">
            <text:p>2022-01-02T23:38:00Z</text:p>
          </table:table-cell>
          <table:table-cell office:value-type="string" calcext:value-type="string">
            <text:p>E</text:p>
          </table:table-cell>
          <table:table-cell office:value-type="float" office:value="934674" calcext:value-type="float">
            <text:p>934674</text:p>
          </table:table-cell>
          <table:table-cell office:value-type="float" office:value="76304" calcext:value-type="float">
            <text:p>76304</text:p>
          </table:table-cell>
          <table:table-cell office:value-type="float" office:value="951.553" calcext:value-type="float">
            <text:p>951.553</text:p>
          </table:table-cell>
          <table:table-cell office:value-type="float" office:value="1.683" calcext:value-type="float">
            <text:p>1.683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string" calcext:value-type="string">
            <text:p>u-ch427-n216-ens74</text:p>
          </table:table-cell>
          <table:table-cell office:value-type="float" office:value="2583.177" calcext:value-type="float">
            <text:p>2583.177</text:p>
          </table:table-cell>
          <table:table-cell office:value-type="float" office:value="1185.37" calcext:value-type="float">
            <text:p>1185.37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2022-01-02T02:42:08Z</text:p>
          </table:table-cell>
          <table:table-cell office:value-type="string" calcext:value-type="string">
            <text:p>2022-01-02T21:55:45Z</text:p>
          </table:table-cell>
          <table:table-cell office:value-type="string" calcext:value-type="string">
            <text:p>2022-01-02T22:51:04Z</text:p>
          </table:table-cell>
          <table:table-cell office:value-type="string" calcext:value-type="string">
            <text:p>E</text:p>
          </table:table-cell>
          <table:table-cell office:value-type="float" office:value="934673" calcext:value-type="float">
            <text:p>934673</text:p>
          </table:table-cell>
          <table:table-cell office:value-type="float" office:value="2361" calcext:value-type="float">
            <text:p>2361</text:p>
          </table:table-cell>
          <table:table-cell office:value-type="float" office:value="838.649" calcext:value-type="float">
            <text:p>838.649</text:p>
          </table:table-cell>
          <table:table-cell office:value-type="float" office:value="1.718" calcext:value-type="float">
            <text:p>1.718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u-ch427-n216-max18-ens00</text:p>
          </table:table-cell>
          <table:table-cell office:value-type="float" office:value="124.246" calcext:value-type="float">
            <text:p>124.246</text:p>
          </table:table-cell>
          <table:table-cell office:value-type="float" office:value="39.09" calcext:value-type="float">
            <text:p>39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29:56Z</text:p>
          </table:table-cell>
          <table:table-cell office:value-type="string" calcext:value-type="string">
            <text:p>2022-01-10T22:52:07Z</text:p>
          </table:table-cell>
          <table:table-cell office:value-type="string" calcext:value-type="string">
            <text:p>2022-01-10T22:54:27Z</text:p>
          </table:table-cell>
          <table:table-cell office:value-type="string" calcext:value-type="string">
            <text:p>SUCCEEDED</text:p>
          </table:table-cell>
          <table:table-cell office:value-type="float" office:value="955680" calcext:value-type="float">
            <text:p>955680</text:p>
          </table:table-cell>
          <table:table-cell office:value-type="float" office:value="78827" calcext:value-type="float">
            <text:p>78827</text:p>
          </table:table-cell>
          <table:table-cell office:value-type="float" office:value="10.903" calcext:value-type="float">
            <text:p>10.903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216-max18-ens01</text:p>
          </table:table-cell>
          <table:table-cell office:value-type="float" office:value="129.546" calcext:value-type="float">
            <text:p>129.546</text:p>
          </table:table-cell>
          <table:table-cell office:value-type="float" office:value="39.94" calcext:value-type="float">
            <text:p>39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30:05Z</text:p>
          </table:table-cell>
          <table:table-cell office:value-type="string" calcext:value-type="string">
            <text:p>2022-01-10T22:54:49Z</text:p>
          </table:table-cell>
          <table:table-cell office:value-type="string" calcext:value-type="string">
            <text:p>2022-01-10T22:57:16Z</text:p>
          </table:table-cell>
          <table:table-cell office:value-type="string" calcext:value-type="string">
            <text:p>SUCCEEDED</text:p>
          </table:table-cell>
          <table:table-cell office:value-type="float" office:value="955681" calcext:value-type="float">
            <text:p>955681</text:p>
          </table:table-cell>
          <table:table-cell office:value-type="float" office:value="135503" calcext:value-type="float">
            <text:p>135503</text:p>
          </table:table-cell>
          <table:table-cell office:value-type="float" office:value="13.228" calcext:value-type="float">
            <text:p>13.228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216-max18-ens0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67.07" calcext:value-type="float">
            <text:p>67.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0T22:30:13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6:25Z</text:p>
          </table:table-cell>
          <table:table-cell office:value-type="string" calcext:value-type="string">
            <text:p>SUCCEEDED</text:p>
          </table:table-cell>
          <table:table-cell office:value-type="float" office:value="955683" calcext:value-type="float">
            <text:p>955683</text:p>
          </table:table-cell>
          <table:table-cell office:value-type="float" office:value="47130" calcext:value-type="float">
            <text:p>47130</text:p>
          </table:table-cell>
          <table:table-cell office:value-type="float" office:value="11.413" calcext:value-type="float">
            <text:p>11.413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ens0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78.42" calcext:value-type="float">
            <text:p>78.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0T22:30:24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08:50Z</text:p>
          </table:table-cell>
          <table:table-cell office:value-type="string" calcext:value-type="string">
            <text:p>SUCCEEDED</text:p>
          </table:table-cell>
          <table:table-cell office:value-type="float" office:value="955684" calcext:value-type="float">
            <text:p>955684</text:p>
          </table:table-cell>
          <table:table-cell office:value-type="float" office:value="251509" calcext:value-type="float">
            <text:p>251509</text:p>
          </table:table-cell>
          <table:table-cell office:value-type="float" office:value="16.99" calcext:value-type="float">
            <text:p>16.99</text:p>
          </table:table-cell>
          <table:table-cell office:value-type="float" office:value="0.644" calcext:value-type="float">
            <text:p>0.644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ens04</text:p>
          </table:table-cell>
          <table:table-cell office:value-type="float" office:value="185.89" calcext:value-type="float">
            <text:p>185.89</text:p>
          </table:table-cell>
          <table:table-cell office:value-type="float" office:value="85.7" calcext:value-type="float">
            <text:p>85.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0T23:27:26Z</text:p>
          </table:table-cell>
          <table:table-cell office:value-type="string" calcext:value-type="string">
            <text:p>2022-01-10T23:50:48Z</text:p>
          </table:table-cell>
          <table:table-cell office:value-type="string" calcext:value-type="string">
            <text:p>2022-01-10T23:54:37Z</text:p>
          </table:table-cell>
          <table:table-cell office:value-type="string" calcext:value-type="string">
            <text:p>SUCCEEDED</text:p>
          </table:table-cell>
          <table:table-cell office:value-type="float" office:value="955946" calcext:value-type="float">
            <text:p>955946</text:p>
          </table:table-cell>
          <table:table-cell office:value-type="float" office:value="72978" calcext:value-type="float">
            <text:p>72978</text:p>
          </table:table-cell>
          <table:table-cell office:value-type="float" office:value="17.969" calcext:value-type="float">
            <text:p>17.96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93.06" calcext:value-type="float">
            <text:p>93.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0T22:30:36Z</text:p>
          </table:table-cell>
          <table:table-cell office:value-type="string" calcext:value-type="string">
            <text:p>2022-01-10T23:16:05Z</text:p>
          </table:table-cell>
          <table:table-cell office:value-type="string" calcext:value-type="string">
            <text:p>2022-01-10T23:20:21Z</text:p>
          </table:table-cell>
          <table:table-cell office:value-type="string" calcext:value-type="string">
            <text:p>SUCCEEDED</text:p>
          </table:table-cell>
          <table:table-cell office:value-type="float" office:value="955686" calcext:value-type="float">
            <text:p>955686</text:p>
          </table:table-cell>
          <table:table-cell office:value-type="float" office:value="143480" calcext:value-type="float">
            <text:p>143480</text:p>
          </table:table-cell>
          <table:table-cell office:value-type="float" office:value="12.139" calcext:value-type="float">
            <text:p>12.13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6</text:p>
          </table:table-cell>
          <table:table-cell office:value-type="float" office:value="201.36" calcext:value-type="float">
            <text:p>201.36</text:p>
          </table:table-cell>
          <table:table-cell office:value-type="float" office:value="104.85" calcext:value-type="float">
            <text:p>104.8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0T22:30:44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7:37Z</text:p>
          </table:table-cell>
          <table:table-cell office:value-type="string" calcext:value-type="string">
            <text:p>SUCCEEDED</text:p>
          </table:table-cell>
          <table:table-cell office:value-type="float" office:value="955687" calcext:value-type="float">
            <text:p>955687</text:p>
          </table:table-cell>
          <table:table-cell office:value-type="float" office:value="80009" calcext:value-type="float">
            <text:p>80009</text:p>
          </table:table-cell>
          <table:table-cell office:value-type="float" office:value="11.528" calcext:value-type="float">
            <text:p>11.52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7</text:p>
          </table:table-cell>
          <table:table-cell office:value-type="float" office:value="215.155" calcext:value-type="float">
            <text:p>215.155</text:p>
          </table:table-cell>
          <table:table-cell office:value-type="float" office:value="108.85" calcext:value-type="float">
            <text:p>108.8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0T22:30:52Z</text:p>
          </table:table-cell>
          <table:table-cell office:value-type="string" calcext:value-type="string">
            <text:p>2022-01-10T22:47:39Z</text:p>
          </table:table-cell>
          <table:table-cell office:value-type="string" calcext:value-type="string">
            <text:p>2022-01-10T22:52:39Z</text:p>
          </table:table-cell>
          <table:table-cell office:value-type="string" calcext:value-type="string">
            <text:p>SUCCEEDED</text:p>
          </table:table-cell>
          <table:table-cell office:value-type="float" office:value="955688" calcext:value-type="float">
            <text:p>955688</text:p>
          </table:table-cell>
          <table:table-cell office:value-type="float" office:value="20681" calcext:value-type="float">
            <text:p>20681</text:p>
          </table:table-cell>
          <table:table-cell office:value-type="float" office:value="19.003" calcext:value-type="float">
            <text:p>19.0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116.85" calcext:value-type="float">
            <text:p>116.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0T22:31:00Z</text:p>
          </table:table-cell>
          <table:table-cell office:value-type="string" calcext:value-type="string">
            <text:p>2022-01-10T22:41:22Z</text:p>
          </table:table-cell>
          <table:table-cell office:value-type="string" calcext:value-type="string">
            <text:p>2022-01-10T22:46:32Z</text:p>
          </table:table-cell>
          <table:table-cell office:value-type="string" calcext:value-type="string">
            <text:p>SUCCEEDED</text:p>
          </table:table-cell>
          <table:table-cell office:value-type="float" office:value="955689" calcext:value-type="float">
            <text:p>955689</text:p>
          </table:table-cell>
          <table:table-cell office:value-type="float" office:value="194780" calcext:value-type="float">
            <text:p>194780</text:p>
          </table:table-cell>
          <table:table-cell office:value-type="float" office:value="12.3" calcext:value-type="float">
            <text:p>12.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216-max18-ens09</text:p>
          </table:table-cell>
          <table:table-cell office:value-type="float" office:value="230.789" calcext:value-type="float">
            <text:p>230.789</text:p>
          </table:table-cell>
          <table:table-cell office:value-type="float" office:value="129.92" calcext:value-type="float">
            <text:p>129.9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0T22:31:09Z</text:p>
          </table:table-cell>
          <table:table-cell office:value-type="string" calcext:value-type="string">
            <text:p>2022-01-10T22:41:26Z</text:p>
          </table:table-cell>
          <table:table-cell office:value-type="string" calcext:value-type="string">
            <text:p>2022-01-10T22:46:45Z</text:p>
          </table:table-cell>
          <table:table-cell office:value-type="string" calcext:value-type="string">
            <text:p>SUCCEEDED</text:p>
          </table:table-cell>
          <table:table-cell office:value-type="float" office:value="955694" calcext:value-type="float">
            <text:p>955694</text:p>
          </table:table-cell>
          <table:table-cell office:value-type="float" office:value="166601" calcext:value-type="float">
            <text:p>166601</text:p>
          </table:table-cell>
          <table:table-cell office:value-type="float" office:value="11.153" calcext:value-type="float">
            <text:p>11.1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216-max18-ens10</text:p>
          </table:table-cell>
          <table:table-cell office:value-type="float" office:value="230.91" calcext:value-type="float">
            <text:p>230.91</text:p>
          </table:table-cell>
          <table:table-cell office:value-type="float" office:value="126.37" calcext:value-type="float">
            <text:p>126.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0T22:38:33Z</text:p>
          </table:table-cell>
          <table:table-cell office:value-type="string" calcext:value-type="string">
            <text:p>2022-01-10T23:09:03Z</text:p>
          </table:table-cell>
          <table:table-cell office:value-type="string" calcext:value-type="string">
            <text:p>2022-01-10T23:14:43Z</text:p>
          </table:table-cell>
          <table:table-cell office:value-type="string" calcext:value-type="string">
            <text:p>SUCCEEDED</text:p>
          </table:table-cell>
          <table:table-cell office:value-type="float" office:value="955721" calcext:value-type="float">
            <text:p>955721</text:p>
          </table:table-cell>
          <table:table-cell office:value-type="float" office:value="185905" calcext:value-type="float">
            <text:p>185905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735" calcext:value-type="float">
            <text:p>0.7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ens11</text:p>
          </table:table-cell>
          <table:table-cell office:value-type="float" office:value="246.698" calcext:value-type="float">
            <text:p>246.698</text:p>
          </table:table-cell>
          <table:table-cell office:value-type="float" office:value="138.14" calcext:value-type="float">
            <text:p>138.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0T22:41:15Z</text:p>
          </table:table-cell>
          <table:table-cell office:value-type="string" calcext:value-type="string">
            <text:p>2022-01-10T23:15:04Z</text:p>
          </table:table-cell>
          <table:table-cell office:value-type="string" calcext:value-type="string">
            <text:p>2022-01-10T23:21:02Z</text:p>
          </table:table-cell>
          <table:table-cell office:value-type="string" calcext:value-type="string">
            <text:p>SUCCEEDED</text:p>
          </table:table-cell>
          <table:table-cell office:value-type="float" office:value="955781" calcext:value-type="float">
            <text:p>955781</text:p>
          </table:table-cell>
          <table:table-cell office:value-type="float" office:value="217124" calcext:value-type="float">
            <text:p>217124</text:p>
          </table:table-cell>
          <table:table-cell office:value-type="float" office:value="13.735" calcext:value-type="float">
            <text:p>13.73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max18-ens12</text:p>
          </table:table-cell>
          <table:table-cell office:value-type="float" office:value="261.401" calcext:value-type="float">
            <text:p>261.401</text:p>
          </table:table-cell>
          <table:table-cell office:value-type="float" office:value="145.05" calcext:value-type="float">
            <text:p>145.0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0T22:39:27Z</text:p>
          </table:table-cell>
          <table:table-cell office:value-type="string" calcext:value-type="string">
            <text:p>2022-01-10T23:12:55Z</text:p>
          </table:table-cell>
          <table:table-cell office:value-type="string" calcext:value-type="string">
            <text:p>2022-01-10T23:19:28Z</text:p>
          </table:table-cell>
          <table:table-cell office:value-type="string" calcext:value-type="string">
            <text:p>SUCCEEDED</text:p>
          </table:table-cell>
          <table:table-cell office:value-type="float" office:value="955731" calcext:value-type="float">
            <text:p>955731</text:p>
          </table:table-cell>
          <table:table-cell office:value-type="float" office:value="35333" calcext:value-type="float">
            <text:p>35333</text:p>
          </table:table-cell>
          <table:table-cell office:value-type="float" office:value="13.288" calcext:value-type="float">
            <text:p>13.28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ens13</text:p>
          </table:table-cell>
          <table:table-cell office:value-type="float" office:value="273.345" calcext:value-type="float">
            <text:p>273.345</text:p>
          </table:table-cell>
          <table:table-cell office:value-type="float" office:value="153.37" calcext:value-type="float">
            <text:p>153.3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0T22:39:57Z</text:p>
          </table:table-cell>
          <table:table-cell office:value-type="string" calcext:value-type="string">
            <text:p>2022-01-10T23:14:55Z</text:p>
          </table:table-cell>
          <table:table-cell office:value-type="string" calcext:value-type="string">
            <text:p>2022-01-10T23:21:42Z</text:p>
          </table:table-cell>
          <table:table-cell office:value-type="string" calcext:value-type="string">
            <text:p>SUCCEEDED</text:p>
          </table:table-cell>
          <table:table-cell office:value-type="float" office:value="955744" calcext:value-type="float">
            <text:p>955744</text:p>
          </table:table-cell>
          <table:table-cell office:value-type="float" office:value="35192" calcext:value-type="float">
            <text:p>35192</text:p>
          </table:table-cell>
          <table:table-cell office:value-type="float" office:value="13.449" calcext:value-type="float">
            <text:p>13.4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u-ch427-n216-max18-ens14</text:p>
          </table:table-cell>
          <table:table-cell office:value-type="float" office:value="271.793" calcext:value-type="float">
            <text:p>271.793</text:p>
          </table:table-cell>
          <table:table-cell office:value-type="float" office:value="150.53" calcext:value-type="float">
            <text:p>150.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0T22:41:52Z</text:p>
          </table:table-cell>
          <table:table-cell office:value-type="string" calcext:value-type="string">
            <text:p>2022-01-10T23:08:02Z</text:p>
          </table:table-cell>
          <table:table-cell office:value-type="string" calcext:value-type="string">
            <text:p>2022-01-10T23:14:49Z</text:p>
          </table:table-cell>
          <table:table-cell office:value-type="string" calcext:value-type="string">
            <text:p>SUCCEEDED</text:p>
          </table:table-cell>
          <table:table-cell office:value-type="float" office:value="955798" calcext:value-type="float">
            <text:p>955798</text:p>
          </table:table-cell>
          <table:table-cell office:value-type="float" office:value="62886" calcext:value-type="float">
            <text:p>62886</text:p>
          </table:table-cell>
          <table:table-cell office:value-type="float" office:value="18.178" calcext:value-type="float">
            <text:p>18.178</text:p>
          </table:table-cell>
          <table:table-cell office:value-type="float" office:value="0.819" calcext:value-type="float">
            <text:p>0.81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ens15</text:p>
          </table:table-cell>
          <table:table-cell office:value-type="float" office:value="317.903" calcext:value-type="float">
            <text:p>317.903</text:p>
          </table:table-cell>
          <table:table-cell office:value-type="float" office:value="173.42" calcext:value-type="float">
            <text:p>173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0T22:39:06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12:38Z</text:p>
          </table:table-cell>
          <table:table-cell office:value-type="string" calcext:value-type="string">
            <text:p>SUCCEEDED</text:p>
          </table:table-cell>
          <table:table-cell office:value-type="float" office:value="955728" calcext:value-type="float">
            <text:p>955728</text:p>
          </table:table-cell>
          <table:table-cell office:value-type="float" office:value="235019" calcext:value-type="float">
            <text:p>235019</text:p>
          </table:table-cell>
          <table:table-cell office:value-type="float" office:value="14.153" calcext:value-type="float">
            <text:p>14.153</text:p>
          </table:table-cell>
          <table:table-cell office:value-type="float" office:value="0.657" calcext:value-type="float">
            <text:p>0.657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216-max18-ens16</text:p>
          </table:table-cell>
          <table:table-cell office:value-type="float" office:value="297.947" calcext:value-type="float">
            <text:p>297.947</text:p>
          </table:table-cell>
          <table:table-cell office:value-type="float" office:value="171.89" calcext:value-type="float">
            <text:p>171.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0T22:38:55Z</text:p>
          </table:table-cell>
          <table:table-cell office:value-type="string" calcext:value-type="string">
            <text:p>2022-01-10T23:00:03Z</text:p>
          </table:table-cell>
          <table:table-cell office:value-type="string" calcext:value-type="string">
            <text:p>2022-01-10T23:07:40Z</text:p>
          </table:table-cell>
          <table:table-cell office:value-type="string" calcext:value-type="string">
            <text:p>SUCCEEDED</text:p>
          </table:table-cell>
          <table:table-cell office:value-type="float" office:value="955725" calcext:value-type="float">
            <text:p>955725</text:p>
          </table:table-cell>
          <table:table-cell office:value-type="float" office:value="125269" calcext:value-type="float">
            <text:p>125269</text:p>
          </table:table-cell>
          <table:table-cell office:value-type="float" office:value="19.025" calcext:value-type="float">
            <text:p>19.0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u-ch427-n216-max18-ens17</text:p>
          </table:table-cell>
          <table:table-cell office:value-type="float" office:value="325.922" calcext:value-type="float">
            <text:p>325.922</text:p>
          </table:table-cell>
          <table:table-cell office:value-type="float" office:value="174.59" calcext:value-type="float">
            <text:p>174.5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0T22:38:46Z</text:p>
          </table:table-cell>
          <table:table-cell office:value-type="string" calcext:value-type="string">
            <text:p>2022-01-10T22:55:58Z</text:p>
          </table:table-cell>
          <table:table-cell office:value-type="string" calcext:value-type="string">
            <text:p>2022-01-10T23:04:06Z</text:p>
          </table:table-cell>
          <table:table-cell office:value-type="string" calcext:value-type="string">
            <text:p>SUCCEEDED</text:p>
          </table:table-cell>
          <table:table-cell office:value-type="float" office:value="955723" calcext:value-type="float">
            <text:p>955723</text:p>
          </table:table-cell>
          <table:table-cell office:value-type="float" office:value="203747" calcext:value-type="float">
            <text:p>203747</text:p>
          </table:table-cell>
          <table:table-cell office:value-type="float" office:value="18.241" calcext:value-type="float">
            <text:p>18.24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ens18</text:p>
          </table:table-cell>
          <table:table-cell office:value-type="float" office:value="324.609" calcext:value-type="float">
            <text:p>324.609</text:p>
          </table:table-cell>
          <table:table-cell office:value-type="float" office:value="178.57" calcext:value-type="float">
            <text:p>178.5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0T22:38:39Z</text:p>
          </table:table-cell>
          <table:table-cell office:value-type="string" calcext:value-type="string">
            <text:p>2022-01-10T22:47:01Z</text:p>
          </table:table-cell>
          <table:table-cell office:value-type="string" calcext:value-type="string">
            <text:p>2022-01-10T22:55:27Z</text:p>
          </table:table-cell>
          <table:table-cell office:value-type="string" calcext:value-type="string">
            <text:p>SUCCEEDED</text:p>
          </table:table-cell>
          <table:table-cell office:value-type="float" office:value="955722" calcext:value-type="float">
            <text:p>955722</text:p>
          </table:table-cell>
          <table:table-cell office:value-type="float" office:value="142996" calcext:value-type="float">
            <text:p>142996</text:p>
          </table:table-cell>
          <table:table-cell office:value-type="float" office:value="25.071" calcext:value-type="float">
            <text:p>25.071</text:p>
          </table:table-cell>
          <table:table-cell office:value-type="float" office:value="0.713" calcext:value-type="float">
            <text:p>0.713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u-ch427-n216-max18-mf-ens00</text:p>
          </table:table-cell>
          <table:table-cell office:value-type="float" office:value="129.679" calcext:value-type="float">
            <text:p>129.679</text:p>
          </table:table-cell>
          <table:table-cell office:value-type="float" office:value="40.59" calcext:value-type="float">
            <text:p>40.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4Z</text:p>
          </table:table-cell>
          <table:table-cell office:value-type="string" calcext:value-type="string">
            <text:p>2022-01-12T01:32:30Z</text:p>
          </table:table-cell>
          <table:table-cell office:value-type="string" calcext:value-type="string">
            <text:p>2022-01-12T01:34:54Z</text:p>
          </table:table-cell>
          <table:table-cell office:value-type="string" calcext:value-type="string">
            <text:p>SUCCEEDED</text:p>
          </table:table-cell>
          <table:table-cell office:value-type="float" office:value="961086" calcext:value-type="float">
            <text:p>961086</text:p>
          </table:table-cell>
          <table:table-cell office:value-type="float" office:value="84672" calcext:value-type="float">
            <text:p>84672</text:p>
          </table:table-cell>
          <table:table-cell office:value-type="float" office:value="14.67" calcext:value-type="float">
            <text:p>14.67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mf-ens01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47.98" calcext:value-type="float">
            <text:p>47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9Z</text:p>
          </table:table-cell>
          <table:table-cell office:value-type="string" calcext:value-type="string">
            <text:p>2022-01-12T01:35:26Z</text:p>
          </table:table-cell>
          <table:table-cell office:value-type="string" calcext:value-type="string">
            <text:p>2022-01-12T01:38:19Z</text:p>
          </table:table-cell>
          <table:table-cell office:value-type="string" calcext:value-type="string">
            <text:p>SUCCEEDED</text:p>
          </table:table-cell>
          <table:table-cell office:value-type="float" office:value="961087" calcext:value-type="float">
            <text:p>961087</text:p>
          </table:table-cell>
          <table:table-cell office:value-type="float" office:value="141192" calcext:value-type="float">
            <text:p>141192</text:p>
          </table:table-cell>
          <table:table-cell office:value-type="float" office:value="19.193" calcext:value-type="float">
            <text:p>19.19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216-max18-mf-ens02</text:p>
          </table:table-cell>
          <table:table-cell office:value-type="float" office:value="204.118" calcext:value-type="float">
            <text:p>204.118</text:p>
          </table:table-cell>
          <table:table-cell office:value-type="float" office:value="95.71" calcext:value-type="float">
            <text:p>95.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2T01:18:58Z</text:p>
          </table:table-cell>
          <table:table-cell office:value-type="string" calcext:value-type="string">
            <text:p>2022-01-12T02:34:35Z</text:p>
          </table:table-cell>
          <table:table-cell office:value-type="string" calcext:value-type="string">
            <text:p>2022-01-12T02:38:42Z</text:p>
          </table:table-cell>
          <table:table-cell office:value-type="string" calcext:value-type="string">
            <text:p>SUCCEEDED</text:p>
          </table:table-cell>
          <table:table-cell office:value-type="float" office:value="961089" calcext:value-type="float">
            <text:p>961089</text:p>
          </table:table-cell>
          <table:table-cell office:value-type="float" office:value="46612" calcext:value-type="float">
            <text:p>46612</text:p>
          </table:table-cell>
          <table:table-cell office:value-type="float" office:value="13.396" calcext:value-type="float">
            <text:p>13.396</text:p>
          </table:table-cell>
          <table:table-cell office:value-type="float" office:value="0.62" calcext:value-type="float">
            <text:p>0.6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216-max18-mf-ens03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6.08" calcext:value-type="float">
            <text:p>136.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2T01:19:06Z</text:p>
          </table:table-cell>
          <table:table-cell office:value-type="string" calcext:value-type="string">
            <text:p>2022-01-12T03:41:37Z</text:p>
          </table:table-cell>
          <table:table-cell office:value-type="string" calcext:value-type="string">
            <text:p>2022-01-12T03:46:44Z</text:p>
          </table:table-cell>
          <table:table-cell office:value-type="string" calcext:value-type="string">
            <text:p>SUCCEEDED</text:p>
          </table:table-cell>
          <table:table-cell office:value-type="float" office:value="961090" calcext:value-type="float">
            <text:p>961090</text:p>
          </table:table-cell>
          <table:table-cell office:value-type="float" office:value="151398" calcext:value-type="float">
            <text:p>151398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max18-mf-ens04</text:p>
          </table:table-cell>
          <table:table-cell office:value-type="float" office:value="271.668" calcext:value-type="float">
            <text:p>271.668</text:p>
          </table:table-cell>
          <table:table-cell office:value-type="float" office:value="149.94" calcext:value-type="float">
            <text:p>149.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2T01:19:12Z</text:p>
          </table:table-cell>
          <table:table-cell office:value-type="string" calcext:value-type="string">
            <text:p>2022-01-12T03:45:37Z</text:p>
          </table:table-cell>
          <table:table-cell office:value-type="string" calcext:value-type="string">
            <text:p>2022-01-12T03:50:57Z</text:p>
          </table:table-cell>
          <table:table-cell office:value-type="string" calcext:value-type="string">
            <text:p>SUCCEEDED</text:p>
          </table:table-cell>
          <table:table-cell office:value-type="float" office:value="961091" calcext:value-type="float">
            <text:p>961091</text:p>
          </table:table-cell>
          <table:table-cell office:value-type="float" office:value="131750" calcext:value-type="float">
            <text:p>131750</text:p>
          </table:table-cell>
          <table:table-cell office:value-type="float" office:value="11.798" calcext:value-type="float">
            <text:p>11.79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5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69.15" calcext:value-type="float">
            <text:p>169.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2T01:19:21Z</text:p>
          </table:table-cell>
          <table:table-cell office:value-type="string" calcext:value-type="string">
            <text:p>2022-01-12T03:38:09Z</text:p>
          </table:table-cell>
          <table:table-cell office:value-type="string" calcext:value-type="string">
            <text:p>2022-01-12T03:44:41Z</text:p>
          </table:table-cell>
          <table:table-cell office:value-type="string" calcext:value-type="string">
            <text:p>SUCCEEDED</text:p>
          </table:table-cell>
          <table:table-cell office:value-type="float" office:value="961092" calcext:value-type="float">
            <text:p>961092</text:p>
          </table:table-cell>
          <table:table-cell office:value-type="float" office:value="73129" calcext:value-type="float">
            <text:p>73129</text:p>
          </table:table-cell>
          <table:table-cell office:value-type="float" office:value="13.908" calcext:value-type="float">
            <text:p>13.90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mf-ens0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93.26" calcext:value-type="float">
            <text:p>193.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2T01:19:32Z</text:p>
          </table:table-cell>
          <table:table-cell office:value-type="string" calcext:value-type="string">
            <text:p>2022-01-12T03:52:31Z</text:p>
          </table:table-cell>
          <table:table-cell office:value-type="string" calcext:value-type="string">
            <text:p>2022-01-12T03:59:38Z</text:p>
          </table:table-cell>
          <table:table-cell office:value-type="string" calcext:value-type="string">
            <text:p>SUCCEEDED</text:p>
          </table:table-cell>
          <table:table-cell office:value-type="float" office:value="961094" calcext:value-type="float">
            <text:p>961094</text:p>
          </table:table-cell>
          <table:table-cell office:value-type="float" office:value="150065" calcext:value-type="float">
            <text:p>150065</text:p>
          </table:table-cell>
          <table:table-cell office:value-type="float" office:value="14.011" calcext:value-type="float">
            <text:p>14.01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7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215.36" calcext:value-type="float">
            <text:p>215.3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2T01:19:42Z</text:p>
          </table:table-cell>
          <table:table-cell office:value-type="string" calcext:value-type="string">
            <text:p>2022-01-12T03:12:32Z</text:p>
          </table:table-cell>
          <table:table-cell office:value-type="string" calcext:value-type="string">
            <text:p>2022-01-12T03:20:07Z</text:p>
          </table:table-cell>
          <table:table-cell office:value-type="string" calcext:value-type="string">
            <text:p>SUCCEEDED</text:p>
          </table:table-cell>
          <table:table-cell office:value-type="float" office:value="961095" calcext:value-type="float">
            <text:p>961095</text:p>
          </table:table-cell>
          <table:table-cell office:value-type="float" office:value="14592" calcext:value-type="float">
            <text:p>14592</text:p>
          </table:table-cell>
          <table:table-cell office:value-type="float" office:value="14.659" calcext:value-type="float">
            <text:p>14.659</text:p>
          </table:table-cell>
          <table:table-cell office:value-type="float" office:value="1.172" calcext:value-type="float">
            <text:p>1.17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u-ch427-n216-max18-mf-ens08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229.61" calcext:value-type="float">
            <text:p>229.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2T01:19:51Z</text:p>
          </table:table-cell>
          <table:table-cell office:value-type="string" calcext:value-type="string">
            <text:p>2022-01-12T03:02:36Z</text:p>
          </table:table-cell>
          <table:table-cell office:value-type="string" calcext:value-type="string">
            <text:p>2022-01-12T03:10:40Z</text:p>
          </table:table-cell>
          <table:table-cell office:value-type="string" calcext:value-type="string">
            <text:p>SUCCEEDED</text:p>
          </table:table-cell>
          <table:table-cell office:value-type="float" office:value="961097" calcext:value-type="float">
            <text:p>961097</text:p>
          </table:table-cell>
          <table:table-cell office:value-type="float" office:value="147640" calcext:value-type="float">
            <text:p>147640</text:p>
          </table:table-cell>
          <table:table-cell office:value-type="float" office:value="14.371" calcext:value-type="float">
            <text:p>14.37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max18-mf-ens09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257.18" calcext:value-type="float">
            <text:p>257.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2T01:19:59Z</text:p>
          </table:table-cell>
          <table:table-cell office:value-type="string" calcext:value-type="string">
            <text:p>2022-01-12T03:03:35Z</text:p>
          </table:table-cell>
          <table:table-cell office:value-type="string" calcext:value-type="string">
            <text:p>2022-01-12T03:12:11Z</text:p>
          </table:table-cell>
          <table:table-cell office:value-type="string" calcext:value-type="string">
            <text:p>SUCCEEDED</text:p>
          </table:table-cell>
          <table:table-cell office:value-type="float" office:value="961099" calcext:value-type="float">
            <text:p>961099</text:p>
          </table:table-cell>
          <table:table-cell office:value-type="float" office:value="10172" calcext:value-type="float">
            <text:p>10172</text:p>
          </table:table-cell>
          <table:table-cell office:value-type="float" office:value="13.523" calcext:value-type="float">
            <text:p>13.523</text:p>
          </table:table-cell>
          <table:table-cell office:value-type="float" office:value="0.722" calcext:value-type="float">
            <text:p>0.72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mf-ens10</text:p>
          </table:table-cell>
          <table:table-cell office:value-type="float" office:value="458.192" calcext:value-type="float">
            <text:p>458.192</text:p>
          </table:table-cell>
          <table:table-cell office:value-type="float" office:value="271.37" calcext:value-type="float">
            <text:p>271.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2T01:20:09Z</text:p>
          </table:table-cell>
          <table:table-cell office:value-type="string" calcext:value-type="string">
            <text:p>2022-01-12T02:42:35Z</text:p>
          </table:table-cell>
          <table:table-cell office:value-type="string" calcext:value-type="string">
            <text:p>2022-01-12T02:52:09Z</text:p>
          </table:table-cell>
          <table:table-cell office:value-type="string" calcext:value-type="string">
            <text:p>SUCCEEDED</text:p>
          </table:table-cell>
          <table:table-cell office:value-type="float" office:value="961100" calcext:value-type="float">
            <text:p>961100</text:p>
          </table:table-cell>
          <table:table-cell office:value-type="float" office:value="180155" calcext:value-type="float">
            <text:p>180155</text:p>
          </table:table-cell>
          <table:table-cell office:value-type="float" office:value="17.879" calcext:value-type="float">
            <text:p>17.87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216-max18-mf-ens11</text:p>
          </table:table-cell>
          <table:table-cell office:value-type="float" office:value="479.092" calcext:value-type="float">
            <text:p>479.092</text:p>
          </table:table-cell>
          <table:table-cell office:value-type="float" office:value="290.62" calcext:value-type="float">
            <text:p>290.6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2T01:20:18Z</text:p>
          </table:table-cell>
          <table:table-cell office:value-type="string" calcext:value-type="string">
            <text:p>2022-01-12T03:14:08Z</text:p>
          </table:table-cell>
          <table:table-cell office:value-type="string" calcext:value-type="string">
            <text:p>2022-01-12T03:24:05Z</text:p>
          </table:table-cell>
          <table:table-cell office:value-type="string" calcext:value-type="string">
            <text:p>SUCCEEDED</text:p>
          </table:table-cell>
          <table:table-cell office:value-type="float" office:value="961101" calcext:value-type="float">
            <text:p>961101</text:p>
          </table:table-cell>
          <table:table-cell office:value-type="float" office:value="8368" calcext:value-type="float">
            <text:p>8368</text:p>
          </table:table-cell>
          <table:table-cell office:value-type="float" office:value="17.832" calcext:value-type="float">
            <text:p>17.83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u-ch427-n216-max18-mf-ens12</text:p>
          </table:table-cell>
          <table:table-cell office:value-type="float" office:value="500.119" calcext:value-type="float">
            <text:p>500.119</text:p>
          </table:table-cell>
          <table:table-cell office:value-type="float" office:value="305.2" calcext:value-type="float">
            <text:p>305.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2T01:20:26Z</text:p>
          </table:table-cell>
          <table:table-cell office:value-type="string" calcext:value-type="string">
            <text:p>2022-01-12T02:31:23Z</text:p>
          </table:table-cell>
          <table:table-cell office:value-type="string" calcext:value-type="string">
            <text:p>2022-01-12T02:42:03Z</text:p>
          </table:table-cell>
          <table:table-cell office:value-type="string" calcext:value-type="string">
            <text:p>SUCCEEDED</text:p>
          </table:table-cell>
          <table:table-cell office:value-type="float" office:value="961102" calcext:value-type="float">
            <text:p>961102</text:p>
          </table:table-cell>
          <table:table-cell office:value-type="float" office:value="162127" calcext:value-type="float">
            <text:p>162127</text:p>
          </table:table-cell>
          <table:table-cell office:value-type="float" office:value="18.126" calcext:value-type="float">
            <text:p>18.12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max18-mf-ens13</text:p>
          </table:table-cell>
          <table:table-cell office:value-type="float" office:value="535.711" calcext:value-type="float">
            <text:p>535.711</text:p>
          </table:table-cell>
          <table:table-cell office:value-type="float" office:value="328.99" calcext:value-type="float">
            <text:p>328.9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2T01:20:36Z</text:p>
          </table:table-cell>
          <table:table-cell office:value-type="string" calcext:value-type="string">
            <text:p>2022-01-12T02:19:49Z</text:p>
          </table:table-cell>
          <table:table-cell office:value-type="string" calcext:value-type="string">
            <text:p>2022-01-12T02:31:03Z</text:p>
          </table:table-cell>
          <table:table-cell office:value-type="string" calcext:value-type="string">
            <text:p>SUCCEEDED</text:p>
          </table:table-cell>
          <table:table-cell office:value-type="float" office:value="961103" calcext:value-type="float">
            <text:p>961103</text:p>
          </table:table-cell>
          <table:table-cell office:value-type="float" office:value="101217" calcext:value-type="float">
            <text:p>101217</text:p>
          </table:table-cell>
          <table:table-cell office:value-type="float" office:value="16.897" calcext:value-type="float">
            <text:p>16.897</text:p>
          </table:table-cell>
          <table:table-cell office:value-type="float" office:value="0.695" calcext:value-type="float">
            <text:p>0.695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u-ch427-n216-max18-mf-ens14</text:p>
          </table:table-cell>
          <table:table-cell office:value-type="float" office:value="567.329" calcext:value-type="float">
            <text:p>567.329</text:p>
          </table:table-cell>
          <table:table-cell office:value-type="float" office:value="353.37" calcext:value-type="float">
            <text:p>353.3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2T01:20:46Z</text:p>
          </table:table-cell>
          <table:table-cell office:value-type="string" calcext:value-type="string">
            <text:p>2022-01-12T02:59:32Z</text:p>
          </table:table-cell>
          <table:table-cell office:value-type="string" calcext:value-type="string">
            <text:p>2022-01-12T03:11:41Z</text:p>
          </table:table-cell>
          <table:table-cell office:value-type="string" calcext:value-type="string">
            <text:p>SUCCEEDED</text:p>
          </table:table-cell>
          <table:table-cell office:value-type="float" office:value="961104" calcext:value-type="float">
            <text:p>961104</text:p>
          </table:table-cell>
          <table:table-cell office:value-type="float" office:value="23104" calcext:value-type="float">
            <text:p>23104</text:p>
          </table:table-cell>
          <table:table-cell office:value-type="float" office:value="17.909" calcext:value-type="float">
            <text:p>17.9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max18-mf-ens15</text:p>
          </table:table-cell>
          <table:table-cell office:value-type="float" office:value="601.656" calcext:value-type="float">
            <text:p>601.656</text:p>
          </table:table-cell>
          <table:table-cell office:value-type="float" office:value="372.07" calcext:value-type="float">
            <text:p>372.0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2T01:20:54Z</text:p>
          </table:table-cell>
          <table:table-cell office:value-type="string" calcext:value-type="string">
            <text:p>2022-01-12T02:46:22Z</text:p>
          </table:table-cell>
          <table:table-cell office:value-type="string" calcext:value-type="string">
            <text:p>2022-01-12T02:59:02Z</text:p>
          </table:table-cell>
          <table:table-cell office:value-type="string" calcext:value-type="string">
            <text:p>SUCCEEDED</text:p>
          </table:table-cell>
          <table:table-cell office:value-type="float" office:value="961105" calcext:value-type="float">
            <text:p>961105</text:p>
          </table:table-cell>
          <table:table-cell office:value-type="float" office:value="85932" calcext:value-type="float">
            <text:p>85932</text:p>
          </table:table-cell>
          <table:table-cell office:value-type="float" office:value="15.901" calcext:value-type="float">
            <text:p>15.901</text:p>
          </table:table-cell>
          <table:table-cell office:value-type="float" office:value="0.762" calcext:value-type="float">
            <text:p>0.762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u-ch427-n216-max18-mf-ens16</text:p>
          </table:table-cell>
          <table:table-cell office:value-type="float" office:value="647.542" calcext:value-type="float">
            <text:p>647.542</text:p>
          </table:table-cell>
          <table:table-cell office:value-type="float" office:value="178.68" calcext:value-type="float">
            <text:p>178.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2T01:21:04Z</text:p>
          </table:table-cell>
          <table:table-cell office:value-type="string" calcext:value-type="string">
            <text:p>2022-01-12T03:26:45Z</text:p>
          </table:table-cell>
          <table:table-cell office:value-type="string" calcext:value-type="string">
            <text:p>2022-01-12T03:40:18Z</text:p>
          </table:table-cell>
          <table:table-cell office:value-type="string" calcext:value-type="string">
            <text:p>SUCCEEDED</text:p>
          </table:table-cell>
          <table:table-cell office:value-type="float" office:value="961106" calcext:value-type="float">
            <text:p>961106</text:p>
          </table:table-cell>
          <table:table-cell office:value-type="float" office:value="69233" calcext:value-type="float">
            <text:p>69233</text:p>
          </table:table-cell>
          <table:table-cell office:value-type="float" office:value="244.21" calcext:value-type="float">
            <text:p>244.2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216-max18-mf-ens17</text:p>
          </table:table-cell>
          <table:table-cell office:value-type="float" office:value="556.24" calcext:value-type="float">
            <text:p>556.24</text:p>
          </table:table-cell>
          <table:table-cell office:value-type="float" office:value="176.73" calcext:value-type="float">
            <text:p>176.7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2T01:21:11Z</text:p>
          </table:table-cell>
          <table:table-cell office:value-type="string" calcext:value-type="string">
            <text:p>2022-01-12T03:50:38Z</text:p>
          </table:table-cell>
          <table:table-cell office:value-type="string" calcext:value-type="string">
            <text:p>2022-01-12T04:02:56Z</text:p>
          </table:table-cell>
          <table:table-cell office:value-type="string" calcext:value-type="string">
            <text:p>SUCCEEDED</text:p>
          </table:table-cell>
          <table:table-cell office:value-type="float" office:value="961107" calcext:value-type="float">
            <text:p>961107</text:p>
          </table:table-cell>
          <table:table-cell office:value-type="float" office:value="241576" calcext:value-type="float">
            <text:p>241576</text:p>
          </table:table-cell>
          <table:table-cell office:value-type="float" office:value="112.802" calcext:value-type="float">
            <text:p>112.802</text:p>
          </table:table-cell>
          <table:table-cell office:value-type="float" office:value="1.03" calcext:value-type="float">
            <text:p>1.03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u-ch427-n216-max18-mf-ens18</text:p>
          </table:table-cell>
          <table:table-cell office:value-type="float" office:value="682.049" calcext:value-type="float">
            <text:p>682.049</text:p>
          </table:table-cell>
          <table:table-cell office:value-type="float" office:value="183.15" calcext:value-type="float">
            <text:p>183.1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2T01:26:25Z</text:p>
          </table:table-cell>
          <table:table-cell office:value-type="string" calcext:value-type="string">
            <text:p>2022-01-12T04:03:30Z</text:p>
          </table:table-cell>
          <table:table-cell office:value-type="string" calcext:value-type="string">
            <text:p>2022-01-12T04:18:00Z</text:p>
          </table:table-cell>
          <table:table-cell office:value-type="string" calcext:value-type="string">
            <text:p>SUCCEEDED</text:p>
          </table:table-cell>
          <table:table-cell office:value-type="float" office:value="961132" calcext:value-type="float">
            <text:p>961132</text:p>
          </table:table-cell>
          <table:table-cell office:value-type="float" office:value="42534" calcext:value-type="float">
            <text:p>42534</text:p>
          </table:table-cell>
          <table:table-cell office:value-type="float" office:value="269.078" calcext:value-type="float">
            <text:p>269.078</text:p>
          </table:table-cell>
          <table:table-cell office:value-type="float" office:value="0.72" calcext:value-type="float">
            <text:p>0.72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u-ch427-n216-max18-single-ens00</text:p>
          </table:table-cell>
          <table:table-cell office:value-type="float" office:value="126.551" calcext:value-type="float">
            <text:p>126.551</text:p>
          </table:table-cell>
          <table:table-cell office:value-type="float" office:value="39.53" calcext:value-type="float">
            <text:p>39.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13Z</text:p>
          </table:table-cell>
          <table:table-cell office:value-type="string" calcext:value-type="string">
            <text:p>2022-01-11T02:25:23Z</text:p>
          </table:table-cell>
          <table:table-cell office:value-type="string" calcext:value-type="string">
            <text:p>2022-01-11T02:27:44Z</text:p>
          </table:table-cell>
          <table:table-cell office:value-type="string" calcext:value-type="string">
            <text:p>SUCCEEDED</text:p>
          </table:table-cell>
          <table:table-cell office:value-type="float" office:value="956701" calcext:value-type="float">
            <text:p>956701</text:p>
          </table:table-cell>
          <table:table-cell office:value-type="float" office:value="45110" calcext:value-type="float">
            <text:p>45110</text:p>
          </table:table-cell>
          <table:table-cell office:value-type="float" office:value="12.983" calcext:value-type="float">
            <text:p>12.983</text:p>
          </table:table-cell>
          <table:table-cell office:value-type="float" office:value="0.58" calcext:value-type="float">
            <text:p>0.5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216-max18-single-ens01</text:p>
          </table:table-cell>
          <table:table-cell office:value-type="float" office:value="128.105" calcext:value-type="float">
            <text:p>128.105</text:p>
          </table:table-cell>
          <table:table-cell office:value-type="float" office:value="40.11" calcext:value-type="float">
            <text:p>40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22Z</text:p>
          </table:table-cell>
          <table:table-cell office:value-type="string" calcext:value-type="string">
            <text:p>2022-01-11T02:32:03Z</text:p>
          </table:table-cell>
          <table:table-cell office:value-type="string" calcext:value-type="string">
            <text:p>2022-01-11T02:34:29Z</text:p>
          </table:table-cell>
          <table:table-cell office:value-type="string" calcext:value-type="string">
            <text:p>SUCCEEDED</text:p>
          </table:table-cell>
          <table:table-cell office:value-type="float" office:value="956703" calcext:value-type="float">
            <text:p>956703</text:p>
          </table:table-cell>
          <table:table-cell office:value-type="float" office:value="172119" calcext:value-type="float">
            <text:p>172119</text:p>
          </table:table-cell>
          <table:table-cell office:value-type="float" office:value="11.559" calcext:value-type="float">
            <text:p>11.559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single-ens02</text:p>
          </table:table-cell>
          <table:table-cell office:value-type="float" office:value="132.355" calcext:value-type="float">
            <text:p>132.355</text:p>
          </table:table-cell>
          <table:table-cell office:value-type="float" office:value="42.2" calcext:value-type="float">
            <text:p>42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1T02:25:31Z</text:p>
          </table:table-cell>
          <table:table-cell office:value-type="string" calcext:value-type="string">
            <text:p>2022-01-11T02:53:55Z</text:p>
          </table:table-cell>
          <table:table-cell office:value-type="string" calcext:value-type="string">
            <text:p>2022-01-11T02:56:52Z</text:p>
          </table:table-cell>
          <table:table-cell office:value-type="string" calcext:value-type="string">
            <text:p>SUCCEEDED</text:p>
          </table:table-cell>
          <table:table-cell office:value-type="float" office:value="956706" calcext:value-type="float">
            <text:p>956706</text:p>
          </table:table-cell>
          <table:table-cell office:value-type="float" office:value="247028" calcext:value-type="float">
            <text:p>247028</text:p>
          </table:table-cell>
          <table:table-cell office:value-type="float" office:value="12.275" calcext:value-type="float">
            <text:p>12.27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216-max18-single-ens03</text:p>
          </table:table-cell>
          <table:table-cell office:value-type="float" office:value="137.119" calcext:value-type="float">
            <text:p>137.119</text:p>
          </table:table-cell>
          <table:table-cell office:value-type="float" office:value="45.1" calcext:value-type="float">
            <text:p>45.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1T02:25:43Z</text:p>
          </table:table-cell>
          <table:table-cell office:value-type="string" calcext:value-type="string">
            <text:p>2022-01-11T04:31:09Z</text:p>
          </table:table-cell>
          <table:table-cell office:value-type="string" calcext:value-type="string">
            <text:p>2022-01-11T04:34:09Z</text:p>
          </table:table-cell>
          <table:table-cell office:value-type="string" calcext:value-type="string">
            <text:p>SUCCEEDED</text:p>
          </table:table-cell>
          <table:table-cell office:value-type="float" office:value="956707" calcext:value-type="float">
            <text:p>956707</text:p>
          </table:table-cell>
          <table:table-cell office:value-type="float" office:value="63918" calcext:value-type="float">
            <text:p>63918</text:p>
          </table:table-cell>
          <table:table-cell office:value-type="float" office:value="12.42" calcext:value-type="float">
            <text:p>12.42</text:p>
          </table:table-cell>
          <table:table-cell office:value-type="float" office:value="0.633" calcext:value-type="float">
            <text:p>0.633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4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47.92" calcext:value-type="float">
            <text:p>47.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1T02:25:54Z</text:p>
          </table:table-cell>
          <table:table-cell office:value-type="string" calcext:value-type="string">
            <text:p>2022-01-11T04:28:19Z</text:p>
          </table:table-cell>
          <table:table-cell office:value-type="string" calcext:value-type="string">
            <text:p>2022-01-11T04:31:29Z</text:p>
          </table:table-cell>
          <table:table-cell office:value-type="string" calcext:value-type="string">
            <text:p>SUCCEEDED</text:p>
          </table:table-cell>
          <table:table-cell office:value-type="float" office:value="956708" calcext:value-type="float">
            <text:p>956708</text:p>
          </table:table-cell>
          <table:table-cell office:value-type="float" office:value="90799" calcext:value-type="float">
            <text:p>90799</text:p>
          </table:table-cell>
          <table:table-cell office:value-type="float" office:value="13.63" calcext:value-type="float">
            <text:p>13.63</text:p>
          </table:table-cell>
          <table:table-cell office:value-type="float" office:value="0.6" calcext:value-type="float">
            <text:p>0.6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5</text:p>
          </table:table-cell>
          <table:table-cell office:value-type="float" office:value="145.75" calcext:value-type="float">
            <text:p>145.75</text:p>
          </table:table-cell>
          <table:table-cell office:value-type="float" office:value="50.04" calcext:value-type="float">
            <text:p>50.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1T02:26:02Z</text:p>
          </table:table-cell>
          <table:table-cell office:value-type="string" calcext:value-type="string">
            <text:p>2022-01-11T04:24:20Z</text:p>
          </table:table-cell>
          <table:table-cell office:value-type="string" calcext:value-type="string">
            <text:p>2022-01-11T04:27:54Z</text:p>
          </table:table-cell>
          <table:table-cell office:value-type="string" calcext:value-type="string">
            <text:p>SUCCEEDED</text:p>
          </table:table-cell>
          <table:table-cell office:value-type="float" office:value="956709" calcext:value-type="float">
            <text:p>956709</text:p>
          </table:table-cell>
          <table:table-cell office:value-type="float" office:value="12693" calcext:value-type="float">
            <text:p>12693</text:p>
          </table:table-cell>
          <table:table-cell office:value-type="float" office:value="12.188" calcext:value-type="float">
            <text:p>12.1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single-ens06</text:p>
          </table:table-cell>
          <table:table-cell office:value-type="float" office:value="150.247" calcext:value-type="float">
            <text:p>150.247</text:p>
          </table:table-cell>
          <table:table-cell office:value-type="float" office:value="50.73" calcext:value-type="float">
            <text:p>50.7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1T02:26:11Z</text:p>
          </table:table-cell>
          <table:table-cell office:value-type="string" calcext:value-type="string">
            <text:p>2022-01-11T04:58:35Z</text:p>
          </table:table-cell>
          <table:table-cell office:value-type="string" calcext:value-type="string">
            <text:p>2022-01-11T05:02:18Z</text:p>
          </table:table-cell>
          <table:table-cell office:value-type="string" calcext:value-type="string">
            <text:p>SUCCEEDED</text:p>
          </table:table-cell>
          <table:table-cell office:value-type="float" office:value="956710" calcext:value-type="float">
            <text:p>956710</text:p>
          </table:table-cell>
          <table:table-cell office:value-type="float" office:value="22065" calcext:value-type="float">
            <text:p>22065</text:p>
          </table:table-cell>
          <table:table-cell office:value-type="float" office:value="14.332" calcext:value-type="float">
            <text:p>14.33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single-ens07</text:p>
          </table:table-cell>
          <table:table-cell office:value-type="float" office:value="155.994" calcext:value-type="float">
            <text:p>155.994</text:p>
          </table:table-cell>
          <table:table-cell office:value-type="float" office:value="52.99" calcext:value-type="float">
            <text:p>52.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1T02:26:20Z</text:p>
          </table:table-cell>
          <table:table-cell office:value-type="string" calcext:value-type="string">
            <text:p>2022-01-11T05:23:43Z</text:p>
          </table:table-cell>
          <table:table-cell office:value-type="string" calcext:value-type="string">
            <text:p>2022-01-11T05:27:53Z</text:p>
          </table:table-cell>
          <table:table-cell office:value-type="string" calcext:value-type="string">
            <text:p>SUCCEEDED</text:p>
          </table:table-cell>
          <table:table-cell office:value-type="float" office:value="956711" calcext:value-type="float">
            <text:p>956711</text:p>
          </table:table-cell>
          <table:table-cell office:value-type="float" office:value="188357" calcext:value-type="float">
            <text:p>188357</text:p>
          </table:table-cell>
          <table:table-cell office:value-type="float" office:value="13.954" calcext:value-type="float">
            <text:p>13.95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216-max18-single-ens08</text:p>
          </table:table-cell>
          <table:table-cell office:value-type="float" office:value="185.85" calcext:value-type="float">
            <text:p>185.85</text:p>
          </table:table-cell>
          <table:table-cell office:value-type="float" office:value="56.92" calcext:value-type="float">
            <text:p>56.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1T02:26:31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3:19Z</text:p>
          </table:table-cell>
          <table:table-cell office:value-type="string" calcext:value-type="string">
            <text:p>SUCCEEDED</text:p>
          </table:table-cell>
          <table:table-cell office:value-type="float" office:value="956712" calcext:value-type="float">
            <text:p>956712</text:p>
          </table:table-cell>
          <table:table-cell office:value-type="float" office:value="140242" calcext:value-type="float">
            <text:p>140242</text:p>
          </table:table-cell>
          <table:table-cell office:value-type="float" office:value="14.504" calcext:value-type="float">
            <text:p>14.50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max18-single-ens09</text:p>
          </table:table-cell>
          <table:table-cell office:value-type="float" office:value="165.423" calcext:value-type="float">
            <text:p>165.423</text:p>
          </table:table-cell>
          <table:table-cell office:value-type="float" office:value="60.07" calcext:value-type="float">
            <text:p>60.0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1T02:26:42Z</text:p>
          </table:table-cell>
          <table:table-cell office:value-type="string" calcext:value-type="string">
            <text:p>2022-01-11T05:02:41Z</text:p>
          </table:table-cell>
          <table:table-cell office:value-type="string" calcext:value-type="string">
            <text:p>2022-01-11T05:07:05Z</text:p>
          </table:table-cell>
          <table:table-cell office:value-type="string" calcext:value-type="string">
            <text:p>SUCCEEDED</text:p>
          </table:table-cell>
          <table:table-cell office:value-type="float" office:value="956713" calcext:value-type="float">
            <text:p>956713</text:p>
          </table:table-cell>
          <table:table-cell office:value-type="float" office:value="80189" calcext:value-type="float">
            <text:p>80189</text:p>
          </table:table-cell>
          <table:table-cell office:value-type="float" office:value="13.614" calcext:value-type="float">
            <text:p>13.614</text:p>
          </table:table-cell>
          <table:table-cell office:value-type="float" office:value="0.634" calcext:value-type="float">
            <text:p>0.634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216-max18-single-ens10</text:p>
          </table:table-cell>
          <table:table-cell office:value-type="float" office:value="169.806" calcext:value-type="float">
            <text:p>169.806</text:p>
          </table:table-cell>
          <table:table-cell office:value-type="float" office:value="59.5" calcext:value-type="float">
            <text:p>59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1T02:26:49Z</text:p>
          </table:table-cell>
          <table:table-cell office:value-type="string" calcext:value-type="string">
            <text:p>2022-01-11T04:52:58Z</text:p>
          </table:table-cell>
          <table:table-cell office:value-type="string" calcext:value-type="string">
            <text:p>2022-01-11T04:57:52Z</text:p>
          </table:table-cell>
          <table:table-cell office:value-type="string" calcext:value-type="string">
            <text:p>SUCCEEDED</text:p>
          </table:table-cell>
          <table:table-cell office:value-type="float" office:value="956714" calcext:value-type="float">
            <text:p>956714</text:p>
          </table:table-cell>
          <table:table-cell office:value-type="float" office:value="223756" calcext:value-type="float">
            <text:p>223756</text:p>
          </table:table-cell>
          <table:table-cell office:value-type="float" office:value="14.26" calcext:value-type="float">
            <text:p>14.26</text:p>
          </table:table-cell>
          <table:table-cell office:value-type="float" office:value="0.701" calcext:value-type="float">
            <text:p>0.70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216-max18-single-ens11</text:p>
          </table:table-cell>
          <table:table-cell office:value-type="float" office:value="166.37" calcext:value-type="float">
            <text:p>166.37</text:p>
          </table:table-cell>
          <table:table-cell office:value-type="float" office:value="55.94" calcext:value-type="float">
            <text:p>55.9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1T02:26:57Z</text:p>
          </table:table-cell>
          <table:table-cell office:value-type="string" calcext:value-type="string">
            <text:p>2022-01-11T04:41:48Z</text:p>
          </table:table-cell>
          <table:table-cell office:value-type="string" calcext:value-type="string">
            <text:p>2022-01-11T04:46:42Z</text:p>
          </table:table-cell>
          <table:table-cell office:value-type="string" calcext:value-type="string">
            <text:p>SUCCEEDED</text:p>
          </table:table-cell>
          <table:table-cell office:value-type="float" office:value="956715" calcext:value-type="float">
            <text:p>956715</text:p>
          </table:table-cell>
          <table:table-cell office:value-type="float" office:value="107039" calcext:value-type="float">
            <text:p>107039</text:p>
          </table:table-cell>
          <table:table-cell office:value-type="float" office:value="15.641" calcext:value-type="float">
            <text:p>15.64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u-ch427-n216-max18-single-ens12</text:p>
          </table:table-cell>
          <table:table-cell office:value-type="float" office:value="171.36" calcext:value-type="float">
            <text:p>171.36</text:p>
          </table:table-cell>
          <table:table-cell office:value-type="float" office:value="58.62" calcext:value-type="float">
            <text:p>58.6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1T02:27:07Z</text:p>
          </table:table-cell>
          <table:table-cell office:value-type="string" calcext:value-type="string">
            <text:p>2022-01-11T04:47:25Z</text:p>
          </table:table-cell>
          <table:table-cell office:value-type="string" calcext:value-type="string">
            <text:p>2022-01-11T04:52:26Z</text:p>
          </table:table-cell>
          <table:table-cell office:value-type="string" calcext:value-type="string">
            <text:p>SUCCEEDED</text:p>
          </table:table-cell>
          <table:table-cell office:value-type="float" office:value="956716" calcext:value-type="float">
            <text:p>956716</text:p>
          </table:table-cell>
          <table:table-cell office:value-type="float" office:value="123240" calcext:value-type="float">
            <text:p>123240</text:p>
          </table:table-cell>
          <table:table-cell office:value-type="float" office:value="15.403" calcext:value-type="float">
            <text:p>15.4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u-ch427-n216-max18-single-ens13</text:p>
          </table:table-cell>
          <table:table-cell office:value-type="float" office:value="180.971" calcext:value-type="float">
            <text:p>180.971</text:p>
          </table:table-cell>
          <table:table-cell office:value-type="float" office:value="63.38" calcext:value-type="float">
            <text:p>63.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1T02:27:14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3:34Z</text:p>
          </table:table-cell>
          <table:table-cell office:value-type="string" calcext:value-type="string">
            <text:p>SUCCEEDED</text:p>
          </table:table-cell>
          <table:table-cell office:value-type="float" office:value="956717" calcext:value-type="float">
            <text:p>956717</text:p>
          </table:table-cell>
          <table:table-cell office:value-type="float" office:value="193547" calcext:value-type="float">
            <text:p>193547</text:p>
          </table:table-cell>
          <table:table-cell office:value-type="float" office:value="18.133" calcext:value-type="float">
            <text:p>18.133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single-ens14</text:p>
          </table:table-cell>
          <table:table-cell office:value-type="float" office:value="206.314" calcext:value-type="float">
            <text:p>206.314</text:p>
          </table:table-cell>
          <table:table-cell office:value-type="float" office:value="69.53" calcext:value-type="float">
            <text:p>69.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1T14:27:33Z</text:p>
          </table:table-cell>
          <table:table-cell office:value-type="string" calcext:value-type="string">
            <text:p>2022-01-11T14:40:33Z</text:p>
          </table:table-cell>
          <table:table-cell office:value-type="string" calcext:value-type="string">
            <text:p>2022-01-11T14:46:14Z</text:p>
          </table:table-cell>
          <table:table-cell office:value-type="string" calcext:value-type="string">
            <text:p>SUCCEEDED</text:p>
          </table:table-cell>
          <table:table-cell office:value-type="float" office:value="958292" calcext:value-type="float">
            <text:p>958292</text:p>
          </table:table-cell>
          <table:table-cell office:value-type="float" office:value="254033" calcext:value-type="float">
            <text:p>254033</text:p>
          </table:table-cell>
          <table:table-cell office:value-type="float" office:value="20.894" calcext:value-type="float">
            <text:p>20.894</text:p>
          </table:table-cell>
          <table:table-cell office:value-type="float" office:value="1.005" calcext:value-type="float">
            <text:p>1.00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216-max18-single-ens15</text:p>
          </table:table-cell>
          <table:table-cell office:value-type="float" office:value="194.654" calcext:value-type="float">
            <text:p>194.654</text:p>
          </table:table-cell>
          <table:table-cell office:value-type="float" office:value="71.35" calcext:value-type="float">
            <text:p>71.3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1T02:27:32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4:34Z</text:p>
          </table:table-cell>
          <table:table-cell office:value-type="string" calcext:value-type="string">
            <text:p>SUCCEEDED</text:p>
          </table:table-cell>
          <table:table-cell office:value-type="float" office:value="956719" calcext:value-type="float">
            <text:p>956719</text:p>
          </table:table-cell>
          <table:table-cell office:value-type="float" office:value="30234" calcext:value-type="float">
            <text:p>30234</text:p>
          </table:table-cell>
          <table:table-cell office:value-type="float" office:value="15.707" calcext:value-type="float">
            <text:p>15.707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single-ens16</text:p>
          </table:table-cell>
          <table:table-cell office:value-type="float" office:value="197.908" calcext:value-type="float">
            <text:p>197.908</text:p>
          </table:table-cell>
          <table:table-cell office:value-type="float" office:value="74.28" calcext:value-type="float">
            <text:p>74.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1T02:27:42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4:53Z</text:p>
          </table:table-cell>
          <table:table-cell office:value-type="string" calcext:value-type="string">
            <text:p>SUCCEEDED</text:p>
          </table:table-cell>
          <table:table-cell office:value-type="float" office:value="956720" calcext:value-type="float">
            <text:p>956720</text:p>
          </table:table-cell>
          <table:table-cell office:value-type="float" office:value="230624" calcext:value-type="float">
            <text:p>23062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752" calcext:value-type="float">
            <text:p>0.752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max18-single-ens17</text:p>
          </table:table-cell>
          <table:table-cell office:value-type="float" office:value="226.57" calcext:value-type="float">
            <text:p>226.57</text:p>
          </table:table-cell>
          <table:table-cell office:value-type="float" office:value="94.83" calcext:value-type="float">
            <text:p>94.8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1T14:27:40Z</text:p>
          </table:table-cell>
          <table:table-cell office:value-type="string" calcext:value-type="string">
            <text:p>2022-01-11T14:39:53Z</text:p>
          </table:table-cell>
          <table:table-cell office:value-type="string" calcext:value-type="string">
            <text:p>2022-01-11T14:46:20Z</text:p>
          </table:table-cell>
          <table:table-cell office:value-type="string" calcext:value-type="string">
            <text:p>SUCCEEDED</text:p>
          </table:table-cell>
          <table:table-cell office:value-type="float" office:value="958293" calcext:value-type="float">
            <text:p>958293</text:p>
          </table:table-cell>
          <table:table-cell office:value-type="float" office:value="66498" calcext:value-type="float">
            <text:p>66498</text:p>
          </table:table-cell>
          <table:table-cell office:value-type="float" office:value="20.595" calcext:value-type="float">
            <text:p>20.5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single-ens18</text:p>
          </table:table-cell>
          <table:table-cell office:value-type="float" office:value="210.058" calcext:value-type="float">
            <text:p>210.058</text:p>
          </table:table-cell>
          <table:table-cell office:value-type="float" office:value="82.88" calcext:value-type="float">
            <text:p>82.8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1T14:28:12Z</text:p>
          </table:table-cell>
          <table:table-cell office:value-type="string" calcext:value-type="string">
            <text:p>2022-01-11T14:48:08Z</text:p>
          </table:table-cell>
          <table:table-cell office:value-type="string" calcext:value-type="string">
            <text:p>2022-01-11T14:54:45Z</text:p>
          </table:table-cell>
          <table:table-cell office:value-type="string" calcext:value-type="string">
            <text:p>SUCCEEDED</text:p>
          </table:table-cell>
          <table:table-cell office:value-type="float" office:value="958295" calcext:value-type="float">
            <text:p>958295</text:p>
          </table:table-cell>
          <table:table-cell office:value-type="float" office:value="55610" calcext:value-type="float">
            <text:p>55610</text:p>
          </table:table-cell>
          <table:table-cell office:value-type="float" office:value="15.694" calcext:value-type="float">
            <text:p>15.694</text:p>
          </table:table-cell>
          <table:table-cell office:value-type="float" office:value="0.872" calcext:value-type="float">
            <text:p>0.87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stdev-ens00</text:p>
          </table:table-cell>
          <table:table-cell office:value-type="float" office:value="126.133" calcext:value-type="float">
            <text:p>126.133</text:p>
          </table:table-cell>
          <table:table-cell office:value-type="float" office:value="39.73" calcext:value-type="float">
            <text:p>39.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22T23:07:07Z</text:p>
          </table:table-cell>
          <table:table-cell office:value-type="string" calcext:value-type="string">
            <text:p>2022-01-22T23:07:15Z</text:p>
          </table:table-cell>
          <table:table-cell office:value-type="string" calcext:value-type="string">
            <text:p>2022-01-22T23:09:37Z</text:p>
          </table:table-cell>
          <table:table-cell office:value-type="string" calcext:value-type="string">
            <text:p>SUCCEEDED</text:p>
          </table:table-cell>
          <table:table-cell office:value-type="float" office:value="1006276" calcext:value-type="float">
            <text:p>1006276</text:p>
          </table:table-cell>
          <table:table-cell office:value-type="float" office:value="122078" calcext:value-type="float">
            <text:p>122078</text:p>
          </table:table-cell>
          <table:table-cell office:value-type="float" office:value="11.585" calcext:value-type="float">
            <text:p>11.585</text:p>
          </table:table-cell>
          <table:table-cell office:value-type="float" office:value="0.591" calcext:value-type="float">
            <text:p>0.591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216-max18-stdev-ens01</text:p>
          </table:table-cell>
          <table:table-cell office:value-type="float" office:value="200.669" calcext:value-type="float">
            <text:p>200.669</text:p>
          </table:table-cell>
          <table:table-cell office:value-type="float" office:value="39.85" calcext:value-type="float">
            <text:p>39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22T23:22:23Z</text:p>
          </table:table-cell>
          <table:table-cell office:value-type="string" calcext:value-type="string">
            <text:p>2022-01-22T23:22:36Z</text:p>
          </table:table-cell>
          <table:table-cell office:value-type="string" calcext:value-type="string">
            <text:p>2022-01-22T23:26:15Z</text:p>
          </table:table-cell>
          <table:table-cell office:value-type="string" calcext:value-type="string">
            <text:p>SUCCEEDED</text:p>
          </table:table-cell>
          <table:table-cell office:value-type="float" office:value="1006373" calcext:value-type="float">
            <text:p>1006373</text:p>
          </table:table-cell>
          <table:table-cell office:value-type="float" office:value="75865" calcext:value-type="float">
            <text:p>75865</text:p>
          </table:table-cell>
          <table:table-cell office:value-type="float" office:value="11.736" calcext:value-type="float">
            <text:p>11.736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u-ch427-n216-max18-stdev-ens02</text:p>
          </table:table-cell>
          <table:table-cell office:value-type="float" office:value="210.003" calcext:value-type="float">
            <text:p>210.003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22T23:22:24Z</text:p>
          </table:table-cell>
          <table:table-cell office:value-type="string" calcext:value-type="string">
            <text:p>2022-01-22T23:24:08Z</text:p>
          </table:table-cell>
          <table:table-cell office:value-type="string" calcext:value-type="string">
            <text:p>2022-01-22T23:28:54Z</text:p>
          </table:table-cell>
          <table:table-cell office:value-type="string" calcext:value-type="string">
            <text:p>SUCCEEDED</text:p>
          </table:table-cell>
          <table:table-cell office:value-type="float" office:value="1006375" calcext:value-type="float">
            <text:p>1006375</text:p>
          </table:table-cell>
          <table:table-cell office:value-type="float" office:value="240053" calcext:value-type="float">
            <text:p>240053</text:p>
          </table:table-cell>
          <table:table-cell office:value-type="float" office:value="11.085" calcext:value-type="float">
            <text:p>11.08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216-max18-stdev-ens03</text:p>
          </table:table-cell>
          <table:table-cell office:value-type="float" office:value="138.05" calcext:value-type="float">
            <text:p>138.05</text:p>
          </table:table-cell>
          <table:table-cell office:value-type="float" office:value="45.87" calcext:value-type="float">
            <text:p>45.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22T23:22:24Z</text:p>
          </table:table-cell>
          <table:table-cell office:value-type="string" calcext:value-type="string">
            <text:p>2022-01-22T23:48:55Z</text:p>
          </table:table-cell>
          <table:table-cell office:value-type="string" calcext:value-type="string">
            <text:p>2022-01-22T23:51:57Z</text:p>
          </table:table-cell>
          <table:table-cell office:value-type="string" calcext:value-type="string">
            <text:p>SUCCEEDED</text:p>
          </table:table-cell>
          <table:table-cell office:value-type="float" office:value="1006374" calcext:value-type="float">
            <text:p>1006374</text:p>
          </table:table-cell>
          <table:table-cell office:value-type="float" office:value="214697" calcext:value-type="float">
            <text:p>214697</text:p>
          </table:table-cell>
          <table:table-cell office:value-type="float" office:value="12.321" calcext:value-type="float">
            <text:p>12.32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u-ch427-n216-max18-stdev-ens04</text:p>
          </table:table-cell>
          <table:table-cell office:value-type="float" office:value="143.318" calcext:value-type="float">
            <text:p>143.318</text:p>
          </table:table-cell>
          <table:table-cell office:value-type="float" office:value="46.6" calcext:value-type="float">
            <text:p>46.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22T23:22:24Z</text:p>
          </table:table-cell>
          <table:table-cell office:value-type="string" calcext:value-type="string">
            <text:p>2022-01-22T23:56:31Z</text:p>
          </table:table-cell>
          <table:table-cell office:value-type="string" calcext:value-type="string">
            <text:p>2022-01-22T23:59:42Z</text:p>
          </table:table-cell>
          <table:table-cell office:value-type="string" calcext:value-type="string">
            <text:p>SUCCEEDED</text:p>
          </table:table-cell>
          <table:table-cell office:value-type="float" office:value="1006376" calcext:value-type="float">
            <text:p>1006376</text:p>
          </table:table-cell>
          <table:table-cell office:value-type="float" office:value="170189" calcext:value-type="float">
            <text:p>170189</text:p>
          </table:table-cell>
          <table:table-cell office:value-type="float" office:value="15.158" calcext:value-type="float">
            <text:p>15.158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216-max18-stdev-ens05</text:p>
          </table:table-cell>
          <table:table-cell office:value-type="float" office:value="447.787" calcext:value-type="float">
            <text:p>447.787</text:p>
          </table:table-cell>
          <table:table-cell office:value-type="float" office:value="50.97" calcext:value-type="float">
            <text:p>50.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22T23:22:25Z</text:p>
          </table:table-cell>
          <table:table-cell office:value-type="string" calcext:value-type="string">
            <text:p>2022-01-22T23:59:51Z</text:p>
          </table:table-cell>
          <table:table-cell office:value-type="string" calcext:value-type="string">
            <text:p>2022-01-23T00:08:29Z</text:p>
          </table:table-cell>
          <table:table-cell office:value-type="string" calcext:value-type="string">
            <text:p>SUCCEEDED</text:p>
          </table:table-cell>
          <table:table-cell office:value-type="float" office:value="1006378" calcext:value-type="float">
            <text:p>1006378</text:p>
          </table:table-cell>
          <table:table-cell office:value-type="float" office:value="70580" calcext:value-type="float">
            <text:p>70580</text:p>
          </table:table-cell>
          <table:table-cell office:value-type="float" office:value="12.494" calcext:value-type="float">
            <text:p>12.494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216-max18-stdev-ens06</text:p>
          </table:table-cell>
          <table:table-cell office:value-type="float" office:value="149.806" calcext:value-type="float">
            <text:p>149.806</text:p>
          </table:table-cell>
          <table:table-cell office:value-type="float" office:value="51.75" calcext:value-type="float">
            <text:p>51.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22T23:22:25Z</text:p>
          </table:table-cell>
          <table:table-cell office:value-type="string" calcext:value-type="string">
            <text:p>2022-01-22T23:52:32Z</text:p>
          </table:table-cell>
          <table:table-cell office:value-type="string" calcext:value-type="string">
            <text:p>2022-01-22T23:56:16Z</text:p>
          </table:table-cell>
          <table:table-cell office:value-type="string" calcext:value-type="string">
            <text:p>SUCCEEDED</text:p>
          </table:table-cell>
          <table:table-cell office:value-type="float" office:value="1006377" calcext:value-type="float">
            <text:p>1006377</text:p>
          </table:table-cell>
          <table:table-cell office:value-type="float" office:value="12085" calcext:value-type="float">
            <text:p>12085</text:p>
          </table:table-cell>
          <table:table-cell office:value-type="float" office:value="12.565" calcext:value-type="float">
            <text:p>12.56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stdev-ens07</text:p>
          </table:table-cell>
          <table:table-cell office:value-type="float" office:value="226.675" calcext:value-type="float">
            <text:p>226.675</text:p>
          </table:table-cell>
          <table:table-cell office:value-type="float" office:value="55.11" calcext:value-type="float">
            <text:p>55.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22T23:22:25Z</text:p>
          </table:table-cell>
          <table:table-cell office:value-type="string" calcext:value-type="string">
            <text:p>2022-01-23T02:43:25Z</text:p>
          </table:table-cell>
          <table:table-cell office:value-type="string" calcext:value-type="string">
            <text:p>2022-01-23T02:48:50Z</text:p>
          </table:table-cell>
          <table:table-cell office:value-type="string" calcext:value-type="string">
            <text:p>SUCCEEDED</text:p>
          </table:table-cell>
          <table:table-cell office:value-type="float" office:value="1006379" calcext:value-type="float">
            <text:p>1006379</text:p>
          </table:table-cell>
          <table:table-cell office:value-type="float" office:value="26302" calcext:value-type="float">
            <text:p>26302</text:p>
          </table:table-cell>
          <table:table-cell office:value-type="float" office:value="13.599" calcext:value-type="float">
            <text:p>13.599</text:p>
          </table:table-cell>
          <table:table-cell office:value-type="float" office:value="0.649" calcext:value-type="float">
            <text:p>0.649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216-max18-stdev-ens08</text:p>
          </table:table-cell>
          <table:table-cell office:value-type="float" office:value="166.156" calcext:value-type="float">
            <text:p>166.156</text:p>
          </table:table-cell>
          <table:table-cell office:value-type="float" office:value="56.63" calcext:value-type="float">
            <text:p>56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22T23:22:26Z</text:p>
          </table:table-cell>
          <table:table-cell office:value-type="string" calcext:value-type="string">
            <text:p>2022-01-23T07:16:26Z</text:p>
          </table:table-cell>
          <table:table-cell office:value-type="string" calcext:value-type="string">
            <text:p>2022-01-23T07:20:49Z</text:p>
          </table:table-cell>
          <table:table-cell office:value-type="string" calcext:value-type="string">
            <text:p>SUCCEEDED</text:p>
          </table:table-cell>
          <table:table-cell office:value-type="float" office:value="1006380" calcext:value-type="float">
            <text:p>1006380</text:p>
          </table:table-cell>
          <table:table-cell office:value-type="float" office:value="138696" calcext:value-type="float">
            <text:p>138696</text:p>
          </table:table-cell>
          <table:table-cell office:value-type="float" office:value="13.51" calcext:value-type="float">
            <text:p>13.51</text:p>
          </table:table-cell>
          <table:table-cell office:value-type="float" office:value="0.703" calcext:value-type="float">
            <text:p>0.703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216-max18-stdev-ens09</text:p>
          </table:table-cell>
          <table:table-cell office:value-type="float" office:value="173.318" calcext:value-type="float">
            <text:p>173.318</text:p>
          </table:table-cell>
          <table:table-cell office:value-type="float" office:value="62.07" calcext:value-type="float">
            <text:p>62.0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22T23:22:26Z</text:p>
          </table:table-cell>
          <table:table-cell office:value-type="string" calcext:value-type="string">
            <text:p>2022-01-23T07:16:26Z</text:p>
          </table:table-cell>
          <table:table-cell office:value-type="string" calcext:value-type="string">
            <text:p>2022-01-23T07:20:59Z</text:p>
          </table:table-cell>
          <table:table-cell office:value-type="string" calcext:value-type="string">
            <text:p>SUCCEEDED</text:p>
          </table:table-cell>
          <table:table-cell office:value-type="float" office:value="1006381" calcext:value-type="float">
            <text:p>1006381</text:p>
          </table:table-cell>
          <table:table-cell office:value-type="float" office:value="95434" calcext:value-type="float">
            <text:p>95434</text:p>
          </table:table-cell>
          <table:table-cell office:value-type="float" office:value="13.58" calcext:value-type="float">
            <text:p>13.58</text:p>
          </table:table-cell>
          <table:table-cell office:value-type="float" office:value="0.634" calcext:value-type="float">
            <text:p>0.634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stdev-ens10</text:p>
          </table:table-cell>
          <table:table-cell office:value-type="float" office:value="169.957" calcext:value-type="float">
            <text:p>169.957</text:p>
          </table:table-cell>
          <table:table-cell office:value-type="float" office:value="62.25" calcext:value-type="float">
            <text:p>62.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22T23:22:26Z</text:p>
          </table:table-cell>
          <table:table-cell office:value-type="string" calcext:value-type="string">
            <text:p>2022-01-23T07:21:44Z</text:p>
          </table:table-cell>
          <table:table-cell office:value-type="string" calcext:value-type="string">
            <text:p>2022-01-23T07:26:17Z</text:p>
          </table:table-cell>
          <table:table-cell office:value-type="string" calcext:value-type="string">
            <text:p>SUCCEEDED</text:p>
          </table:table-cell>
          <table:table-cell office:value-type="float" office:value="1006382" calcext:value-type="float">
            <text:p>1006382</text:p>
          </table:table-cell>
          <table:table-cell office:value-type="float" office:value="131080" calcext:value-type="float">
            <text:p>131080</text:p>
          </table:table-cell>
          <table:table-cell office:value-type="float" office:value="13.945" calcext:value-type="float">
            <text:p>13.94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216-max18-stdev-ens11</text:p>
          </table:table-cell>
          <table:table-cell office:value-type="float" office:value="175.727" calcext:value-type="float">
            <text:p>175.7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22T23:22:28Z</text:p>
          </table:table-cell>
          <table:table-cell office:value-type="string" calcext:value-type="string">
            <text:p>2022-01-23T02:23:44Z</text:p>
          </table:table-cell>
          <table:table-cell office:value-type="string" calcext:value-type="string">
            <text:p>2022-01-23T02:28:46Z</text:p>
          </table:table-cell>
          <table:table-cell office:value-type="string" calcext:value-type="string">
            <text:p>SUCCEEDED</text:p>
          </table:table-cell>
          <table:table-cell office:value-type="float" office:value="1006384" calcext:value-type="float">
            <text:p>1006384</text:p>
          </table:table-cell>
          <table:table-cell office:value-type="float" office:value="97521" calcext:value-type="float">
            <text:p>97521</text:p>
          </table:table-cell>
          <table:table-cell office:value-type="float" office:value="15.448" calcext:value-type="float">
            <text:p>15.448</text:p>
          </table:table-cell>
          <table:table-cell office:value-type="float" office:value="0.642" calcext:value-type="float">
            <text:p>0.642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216-max18-stdev-ens12</text:p>
          </table:table-cell>
          <table:table-cell office:value-type="float" office:value="182.641" calcext:value-type="float">
            <text:p>182.641</text:p>
          </table:table-cell>
          <table:table-cell office:value-type="float" office:value="69.86" calcext:value-type="float">
            <text:p>69.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22T23:22:28Z</text:p>
          </table:table-cell>
          <table:table-cell office:value-type="string" calcext:value-type="string">
            <text:p>2022-01-23T06:58:48Z</text:p>
          </table:table-cell>
          <table:table-cell office:value-type="string" calcext:value-type="string">
            <text:p>2022-01-23T07:03:59Z</text:p>
          </table:table-cell>
          <table:table-cell office:value-type="string" calcext:value-type="string">
            <text:p>SUCCEEDED</text:p>
          </table:table-cell>
          <table:table-cell office:value-type="float" office:value="1006383" calcext:value-type="float">
            <text:p>1006383</text:p>
          </table:table-cell>
          <table:table-cell office:value-type="float" office:value="231476" calcext:value-type="float">
            <text:p>231476</text:p>
          </table:table-cell>
          <table:table-cell office:value-type="float" office:value="14.406" calcext:value-type="float">
            <text:p>14.40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max18-stdev-ens13</text:p>
          </table:table-cell>
          <table:table-cell office:value-type="float" office:value="186.127" calcext:value-type="float">
            <text:p>186.127</text:p>
          </table:table-cell>
          <table:table-cell office:value-type="float" office:value="69.83" calcext:value-type="float">
            <text:p>69.8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22T23:22:28Z</text:p>
          </table:table-cell>
          <table:table-cell office:value-type="string" calcext:value-type="string">
            <text:p>2022-01-23T06:53:10Z</text:p>
          </table:table-cell>
          <table:table-cell office:value-type="string" calcext:value-type="string">
            <text:p>2022-01-23T06:58:26Z</text:p>
          </table:table-cell>
          <table:table-cell office:value-type="string" calcext:value-type="string">
            <text:p>SUCCEEDED</text:p>
          </table:table-cell>
          <table:table-cell office:value-type="float" office:value="1006385" calcext:value-type="float">
            <text:p>1006385</text:p>
          </table:table-cell>
          <table:table-cell office:value-type="float" office:value="172515" calcext:value-type="float">
            <text:p>172515</text:p>
          </table:table-cell>
          <table:table-cell office:value-type="float" office:value="15.744" calcext:value-type="float">
            <text:p>15.74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max18-stdev-ens14</text:p>
          </table:table-cell>
          <table:table-cell office:value-type="float" office:value="186.265" calcext:value-type="float">
            <text:p>186.26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22T23:22:29Z</text:p>
          </table:table-cell>
          <table:table-cell office:value-type="string" calcext:value-type="string">
            <text:p>2022-01-23T07:04:18Z</text:p>
          </table:table-cell>
          <table:table-cell office:value-type="string" calcext:value-type="string">
            <text:p>2022-01-23T07:09:40Z</text:p>
          </table:table-cell>
          <table:table-cell office:value-type="string" calcext:value-type="string">
            <text:p>SUCCEEDED</text:p>
          </table:table-cell>
          <table:table-cell office:value-type="float" office:value="1006386" calcext:value-type="float">
            <text:p>1006386</text:p>
          </table:table-cell>
          <table:table-cell office:value-type="float" office:value="69010" calcext:value-type="float">
            <text:p>69010</text:p>
          </table:table-cell>
          <table:table-cell office:value-type="float" office:value="14.425" calcext:value-type="float">
            <text:p>14.425</text:p>
          </table:table-cell>
          <table:table-cell office:value-type="float" office:value="0.706" calcext:value-type="float">
            <text:p>0.70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stdev-ens15</text:p>
          </table:table-cell>
          <table:table-cell office:value-type="float" office:value="192.132" calcext:value-type="float">
            <text:p>192.132</text:p>
          </table:table-cell>
          <table:table-cell office:value-type="float" office:value="72.92" calcext:value-type="float">
            <text:p>72.9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22T23:22:29Z</text:p>
          </table:table-cell>
          <table:table-cell office:value-type="string" calcext:value-type="string">
            <text:p>2022-01-23T07:10:05Z</text:p>
          </table:table-cell>
          <table:table-cell office:value-type="string" calcext:value-type="string">
            <text:p>2022-01-23T07:15:56Z</text:p>
          </table:table-cell>
          <table:table-cell office:value-type="string" calcext:value-type="string">
            <text:p>SUCCEEDED</text:p>
          </table:table-cell>
          <table:table-cell office:value-type="float" office:value="1006387" calcext:value-type="float">
            <text:p>1006387</text:p>
          </table:table-cell>
          <table:table-cell office:value-type="float" office:value="71173" calcext:value-type="float">
            <text:p>71173</text:p>
          </table:table-cell>
          <table:table-cell office:value-type="float" office:value="14.941" calcext:value-type="float">
            <text:p>14.941</text:p>
          </table:table-cell>
          <table:table-cell office:value-type="float" office:value="0.74" calcext:value-type="float">
            <text:p>0.74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u-ch427-n216-max18-stdev-ens16</text:p>
          </table:table-cell>
          <table:table-cell office:value-type="float" office:value="199.622" calcext:value-type="float">
            <text:p>199.622</text:p>
          </table:table-cell>
          <table:table-cell office:value-type="float" office:value="74.91" calcext:value-type="float">
            <text:p>74.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22T23:22:30Z</text:p>
          </table:table-cell>
          <table:table-cell office:value-type="string" calcext:value-type="string">
            <text:p>2022-01-23T05:02:38Z</text:p>
          </table:table-cell>
          <table:table-cell office:value-type="string" calcext:value-type="string">
            <text:p>2022-01-23T05:08:35Z</text:p>
          </table:table-cell>
          <table:table-cell office:value-type="string" calcext:value-type="string">
            <text:p>SUCCEEDED</text:p>
          </table:table-cell>
          <table:table-cell office:value-type="float" office:value="1006389" calcext:value-type="float">
            <text:p>1006389</text:p>
          </table:table-cell>
          <table:table-cell office:value-type="float" office:value="12973" calcext:value-type="float">
            <text:p>12973</text:p>
          </table:table-cell>
          <table:table-cell office:value-type="float" office:value="16.657" calcext:value-type="float">
            <text:p>16.657</text:p>
          </table:table-cell>
          <table:table-cell office:value-type="float" office:value="0.681" calcext:value-type="float">
            <text:p>0.681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max18-stdev-ens17</text:p>
          </table:table-cell>
          <table:table-cell office:value-type="float" office:value="217.667" calcext:value-type="float">
            <text:p>217.667</text:p>
          </table:table-cell>
          <table:table-cell office:value-type="float" office:value="92.22" calcext:value-type="float">
            <text:p>92.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22T23:22:30Z</text:p>
          </table:table-cell>
          <table:table-cell office:value-type="string" calcext:value-type="string">
            <text:p>2022-01-23T05:33:30Z</text:p>
          </table:table-cell>
          <table:table-cell office:value-type="string" calcext:value-type="string">
            <text:p>2022-01-23T05:39:49Z</text:p>
          </table:table-cell>
          <table:table-cell office:value-type="string" calcext:value-type="string">
            <text:p>SUCCEEDED</text:p>
          </table:table-cell>
          <table:table-cell office:value-type="float" office:value="1006388" calcext:value-type="float">
            <text:p>1006388</text:p>
          </table:table-cell>
          <table:table-cell office:value-type="float" office:value="6895" calcext:value-type="float">
            <text:p>6895</text:p>
          </table:table-cell>
          <table:table-cell office:value-type="float" office:value="15.602" calcext:value-type="float">
            <text:p>15.602</text:p>
          </table:table-cell>
          <table:table-cell office:value-type="float" office:value="0.779" calcext:value-type="float">
            <text:p>0.779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216-max18-stdev-ens18</text:p>
          </table:table-cell>
          <table:table-cell office:value-type="float" office:value="221.475" calcext:value-type="float">
            <text:p>221.475</text:p>
          </table:table-cell>
          <table:table-cell office:value-type="float" office:value="94.81" calcext:value-type="float">
            <text:p>94.8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22T23:22:30Z</text:p>
          </table:table-cell>
          <table:table-cell office:value-type="string" calcext:value-type="string">
            <text:p>2022-01-23T06:46:18Z</text:p>
          </table:table-cell>
          <table:table-cell office:value-type="string" calcext:value-type="string">
            <text:p>2022-01-23T06:52:48Z</text:p>
          </table:table-cell>
          <table:table-cell office:value-type="string" calcext:value-type="string">
            <text:p>SUCCEEDED</text:p>
          </table:table-cell>
          <table:table-cell office:value-type="float" office:value="1006390" calcext:value-type="float">
            <text:p>1006390</text:p>
          </table:table-cell>
          <table:table-cell office:value-type="float" office:value="7244" calcext:value-type="float">
            <text:p>7244</text:p>
          </table:table-cell>
          <table:table-cell office:value-type="float" office:value="14.662" calcext:value-type="float">
            <text:p>14.662</text:p>
          </table:table-cell>
          <table:table-cell office:value-type="float" office:value="0.781" calcext:value-type="float">
            <text:p>0.78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u-ch427-n216-max18-stdev-one-ens00</text:p>
          </table:table-cell>
          <table:table-cell office:value-type="float" office:value="126.529" calcext:value-type="float">
            <text:p>126.529</text:p>
          </table:table-cell>
          <table:table-cell office:value-type="float" office:value="39.37" calcext:value-type="float">
            <text:p>39.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23T18:57:51Z</text:p>
          </table:table-cell>
          <table:table-cell office:value-type="string" calcext:value-type="string">
            <text:p>2022-01-23T18:58:01Z</text:p>
          </table:table-cell>
          <table:table-cell office:value-type="string" calcext:value-type="string">
            <text:p>2022-01-23T19:00:24Z</text:p>
          </table:table-cell>
          <table:table-cell office:value-type="string" calcext:value-type="string">
            <text:p>SUCCEEDED</text:p>
          </table:table-cell>
          <table:table-cell office:value-type="float" office:value="1008903" calcext:value-type="float">
            <text:p>1008903</text:p>
          </table:table-cell>
          <table:table-cell office:value-type="float" office:value="111430" calcext:value-type="float">
            <text:p>111430</text:p>
          </table:table-cell>
          <table:table-cell office:value-type="float" office:value="13.599" calcext:value-type="float">
            <text:p>13.5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216-max18-stdev-one-ens01</text:p>
          </table:table-cell>
          <table:table-cell office:value-type="float" office:value="156.891" calcext:value-type="float">
            <text:p>156.891</text:p>
          </table:table-cell>
          <table:table-cell office:value-type="float" office:value="41.13" calcext:value-type="float">
            <text:p>41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23T18:57:59Z</text:p>
          </table:table-cell>
          <table:table-cell office:value-type="string" calcext:value-type="string">
            <text:p>2022-01-23T18:58:16Z</text:p>
          </table:table-cell>
          <table:table-cell office:value-type="string" calcext:value-type="string">
            <text:p>2022-01-23T19:01:15Z</text:p>
          </table:table-cell>
          <table:table-cell office:value-type="string" calcext:value-type="string">
            <text:p>SUCCEEDED</text:p>
          </table:table-cell>
          <table:table-cell office:value-type="float" office:value="1008905" calcext:value-type="float">
            <text:p>1008905</text:p>
          </table:table-cell>
          <table:table-cell office:value-type="float" office:value="151655" calcext:value-type="float">
            <text:p>151655</text:p>
          </table:table-cell>
          <table:table-cell office:value-type="float" office:value="13.777" calcext:value-type="float">
            <text:p>13.777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216-max18-stdev-one-ens02</text:p>
          </table:table-cell>
          <table:table-cell office:value-type="float" office:value="157.446" calcext:value-type="float">
            <text:p>157.446</text:p>
          </table:table-cell>
          <table:table-cell office:value-type="float" office:value="44.52" calcext:value-type="float">
            <text:p>44.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23T18:58:07Z</text:p>
          </table:table-cell>
          <table:table-cell office:value-type="string" calcext:value-type="string">
            <text:p>2022-01-23T18:58:21Z</text:p>
          </table:table-cell>
          <table:table-cell office:value-type="string" calcext:value-type="string">
            <text:p>2022-01-23T19:01:41Z</text:p>
          </table:table-cell>
          <table:table-cell office:value-type="string" calcext:value-type="string">
            <text:p>SUCCEEDED</text:p>
          </table:table-cell>
          <table:table-cell office:value-type="float" office:value="1008907" calcext:value-type="float">
            <text:p>1008907</text:p>
          </table:table-cell>
          <table:table-cell office:value-type="float" office:value="176046" calcext:value-type="float">
            <text:p>176046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609" calcext:value-type="float">
            <text:p>0.60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u-ch427-n216-max18-stdev-one-ens03</text:p>
          </table:table-cell>
          <table:table-cell office:value-type="float" office:value="158.906" calcext:value-type="float">
            <text:p>158.906</text:p>
          </table:table-cell>
          <table:table-cell office:value-type="float" office:value="49.06" calcext:value-type="float">
            <text:p>49.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23T18:58:23Z</text:p>
          </table:table-cell>
          <table:table-cell office:value-type="string" calcext:value-type="string">
            <text:p>2022-01-23T18:58:35Z</text:p>
          </table:table-cell>
          <table:table-cell office:value-type="string" calcext:value-type="string">
            <text:p>2022-01-23T19:01:58Z</text:p>
          </table:table-cell>
          <table:table-cell office:value-type="string" calcext:value-type="string">
            <text:p>SUCCEEDED</text:p>
          </table:table-cell>
          <table:table-cell office:value-type="float" office:value="1008910" calcext:value-type="float">
            <text:p>1008910</text:p>
          </table:table-cell>
          <table:table-cell office:value-type="float" office:value="214169" calcext:value-type="float">
            <text:p>214169</text:p>
          </table:table-cell>
          <table:table-cell office:value-type="float" office:value="12.887" calcext:value-type="float">
            <text:p>12.887</text:p>
          </table:table-cell>
          <table:table-cell office:value-type="float" office:value="0.778" calcext:value-type="float">
            <text:p>0.778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max18-stdev-one-ens04</text:p>
          </table:table-cell>
          <table:table-cell office:value-type="float" office:value="169.572" calcext:value-type="float">
            <text:p>169.572</text:p>
          </table:table-cell>
          <table:table-cell office:value-type="float" office:value="51.14" calcext:value-type="float">
            <text:p>51.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23T18:58:28Z</text:p>
          </table:table-cell>
          <table:table-cell office:value-type="string" calcext:value-type="string">
            <text:p>2022-01-23T18:58:39Z</text:p>
          </table:table-cell>
          <table:table-cell office:value-type="string" calcext:value-type="string">
            <text:p>2022-01-23T19:02:19Z</text:p>
          </table:table-cell>
          <table:table-cell office:value-type="string" calcext:value-type="string">
            <text:p>SUCCEEDED</text:p>
          </table:table-cell>
          <table:table-cell office:value-type="float" office:value="1008911" calcext:value-type="float">
            <text:p>1008911</text:p>
          </table:table-cell>
          <table:table-cell office:value-type="float" office:value="18079" calcext:value-type="float">
            <text:p>18079</text:p>
          </table:table-cell>
          <table:table-cell office:value-type="float" office:value="20.256" calcext:value-type="float">
            <text:p>20.256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216-max18-stdev-one-ens05</text:p>
          </table:table-cell>
          <table:table-cell office:value-type="float" office:value="162.824" calcext:value-type="float">
            <text:p>162.824</text:p>
          </table:table-cell>
          <table:table-cell office:value-type="float" office:value="58.71" calcext:value-type="float">
            <text:p>58.7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23T18:58:37Z</text:p>
          </table:table-cell>
          <table:table-cell office:value-type="string" calcext:value-type="string">
            <text:p>2022-01-23T18:58:49Z</text:p>
          </table:table-cell>
          <table:table-cell office:value-type="string" calcext:value-type="string">
            <text:p>2022-01-23T19:02:43Z</text:p>
          </table:table-cell>
          <table:table-cell office:value-type="string" calcext:value-type="string">
            <text:p>SUCCEEDED</text:p>
          </table:table-cell>
          <table:table-cell office:value-type="float" office:value="1008913" calcext:value-type="float">
            <text:p>1008913</text:p>
          </table:table-cell>
          <table:table-cell office:value-type="float" office:value="176287" calcext:value-type="float">
            <text:p>176287</text:p>
          </table:table-cell>
          <table:table-cell office:value-type="float" office:value="13.928" calcext:value-type="float">
            <text:p>13.92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216-max18-stdev-one-ens06</text:p>
          </table:table-cell>
          <table:table-cell office:value-type="float" office:value="155.872" calcext:value-type="float">
            <text:p>155.872</text:p>
          </table:table-cell>
          <table:table-cell office:value-type="float" office:value="53.01" calcext:value-type="float">
            <text:p>53.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23T18:58:43Z</text:p>
          </table:table-cell>
          <table:table-cell office:value-type="string" calcext:value-type="string">
            <text:p>2022-01-23T18:59:05Z</text:p>
          </table:table-cell>
          <table:table-cell office:value-type="string" calcext:value-type="string">
            <text:p>2022-01-23T19:02:56Z</text:p>
          </table:table-cell>
          <table:table-cell office:value-type="string" calcext:value-type="string">
            <text:p>SUCCEEDED</text:p>
          </table:table-cell>
          <table:table-cell office:value-type="float" office:value="1008915" calcext:value-type="float">
            <text:p>1008915</text:p>
          </table:table-cell>
          <table:table-cell office:value-type="float" office:value="35937" calcext:value-type="float">
            <text:p>35937</text:p>
          </table:table-cell>
          <table:table-cell office:value-type="float" office:value="13.745" calcext:value-type="float">
            <text:p>13.74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u-ch427-n216-max18-stdev-one-ens07</text:p>
          </table:table-cell>
          <table:table-cell office:value-type="float" office:value="166.377" calcext:value-type="float">
            <text:p>166.377</text:p>
          </table:table-cell>
          <table:table-cell office:value-type="float" office:value="59.25" calcext:value-type="float">
            <text:p>59.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23T18:58:54Z</text:p>
          </table:table-cell>
          <table:table-cell office:value-type="string" calcext:value-type="string">
            <text:p>2022-01-23T18:59:09Z</text:p>
          </table:table-cell>
          <table:table-cell office:value-type="string" calcext:value-type="string">
            <text:p>2022-01-23T19:03:35Z</text:p>
          </table:table-cell>
          <table:table-cell office:value-type="string" calcext:value-type="string">
            <text:p>SUCCEEDED</text:p>
          </table:table-cell>
          <table:table-cell office:value-type="float" office:value="1008917" calcext:value-type="float">
            <text:p>1008917</text:p>
          </table:table-cell>
          <table:table-cell office:value-type="float" office:value="257624" calcext:value-type="float">
            <text:p>257624</text:p>
          </table:table-cell>
          <table:table-cell office:value-type="float" office:value="13.11" calcext:value-type="float">
            <text:p>13.11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u-ch427-n216-max18-stdev-one-ens08</text:p>
          </table:table-cell>
          <table:table-cell office:value-type="float" office:value="171.804" calcext:value-type="float">
            <text:p>171.804</text:p>
          </table:table-cell>
          <table:table-cell office:value-type="float" office:value="61.54" calcext:value-type="float">
            <text:p>61.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23T18:59:08Z</text:p>
          </table:table-cell>
          <table:table-cell office:value-type="string" calcext:value-type="string">
            <text:p>2022-01-23T19:09:41Z</text:p>
          </table:table-cell>
          <table:table-cell office:value-type="string" calcext:value-type="string">
            <text:p>2022-01-23T19:14:11Z</text:p>
          </table:table-cell>
          <table:table-cell office:value-type="string" calcext:value-type="string">
            <text:p>SUCCEEDED</text:p>
          </table:table-cell>
          <table:table-cell office:value-type="float" office:value="1008919" calcext:value-type="float">
            <text:p>1008919</text:p>
          </table:table-cell>
          <table:table-cell office:value-type="float" office:value="200877" calcext:value-type="float">
            <text:p>200877</text:p>
          </table:table-cell>
          <table:table-cell office:value-type="float" office:value="13.611" calcext:value-type="float">
            <text:p>13.61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u-ch427-n216-max18-stdev-one-ens09</text:p>
          </table:table-cell>
          <table:table-cell office:value-type="float" office:value="193.62" calcext:value-type="float">
            <text:p>193.62</text:p>
          </table:table-cell>
          <table:table-cell office:value-type="float" office:value="64.57" calcext:value-type="float">
            <text:p>64.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23T18:59:14Z</text:p>
          </table:table-cell>
          <table:table-cell office:value-type="string" calcext:value-type="string">
            <text:p>2022-01-23T19:04:19Z</text:p>
          </table:table-cell>
          <table:table-cell office:value-type="string" calcext:value-type="string">
            <text:p>2022-01-23T19:09:16Z</text:p>
          </table:table-cell>
          <table:table-cell office:value-type="string" calcext:value-type="string">
            <text:p>SUCCEEDED</text:p>
          </table:table-cell>
          <table:table-cell office:value-type="float" office:value="1008921" calcext:value-type="float">
            <text:p>1008921</text:p>
          </table:table-cell>
          <table:table-cell office:value-type="float" office:value="211417" calcext:value-type="float">
            <text:p>211417</text:p>
          </table:table-cell>
          <table:table-cell office:value-type="float" office:value="13.562" calcext:value-type="float">
            <text:p>13.562</text:p>
          </table:table-cell>
          <table:table-cell office:value-type="float" office:value="0.713" calcext:value-type="float">
            <text:p>0.713</text:p>
          </table:table-cell>
          <table:table-cell office:value-type="float" office:value="8.386" calcext:value-type="float">
            <text:p>8.386</text:p>
          </table:table-cell>
        </table:table-row>
        <table:table-row table:style-name="ro1">
          <table:table-cell office:value-type="string" calcext:value-type="string">
            <text:p>u-ch427-n216-max18-stdev-one-ens10</text:p>
          </table:table-cell>
          <table:table-cell office:value-type="float" office:value="183.404" calcext:value-type="float">
            <text:p>183.404</text:p>
          </table:table-cell>
          <table:table-cell office:value-type="float" office:value="67.02" calcext:value-type="float">
            <text:p>67.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23T18:59:19Z</text:p>
          </table:table-cell>
          <table:table-cell office:value-type="string" calcext:value-type="string">
            <text:p>2022-01-23T19:48:12Z</text:p>
          </table:table-cell>
          <table:table-cell office:value-type="string" calcext:value-type="string">
            <text:p>2022-01-23T19:53:20Z</text:p>
          </table:table-cell>
          <table:table-cell office:value-type="string" calcext:value-type="string">
            <text:p>SUCCEEDED</text:p>
          </table:table-cell>
          <table:table-cell office:value-type="float" office:value="1008923" calcext:value-type="float">
            <text:p>1008923</text:p>
          </table:table-cell>
          <table:table-cell office:value-type="float" office:value="246755" calcext:value-type="float">
            <text:p>246755</text:p>
          </table:table-cell>
          <table:table-cell office:value-type="float" office:value="14.085" calcext:value-type="float">
            <text:p>14.085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u-ch427-n216-max18-stdev-one-ens11</text:p>
          </table:table-cell>
          <table:table-cell office:value-type="float" office:value="190.601" calcext:value-type="float">
            <text:p>190.601</text:p>
          </table:table-cell>
          <table:table-cell office:value-type="float" office:value="70.71" calcext:value-type="float">
            <text:p>70.7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23T18:59:27Z</text:p>
          </table:table-cell>
          <table:table-cell office:value-type="string" calcext:value-type="string">
            <text:p>2022-01-23T19:29:12Z</text:p>
          </table:table-cell>
          <table:table-cell office:value-type="string" calcext:value-type="string">
            <text:p>2022-01-23T19:34:32Z</text:p>
          </table:table-cell>
          <table:table-cell office:value-type="string" calcext:value-type="string">
            <text:p>SUCCEEDED</text:p>
          </table:table-cell>
          <table:table-cell office:value-type="float" office:value="1008924" calcext:value-type="float">
            <text:p>1008924</text:p>
          </table:table-cell>
          <table:table-cell office:value-type="float" office:value="187013" calcext:value-type="float">
            <text:p>187013</text:p>
          </table:table-cell>
          <table:table-cell office:value-type="float" office:value="13.393" calcext:value-type="float">
            <text:p>13.393</text:p>
          </table:table-cell>
          <table:table-cell office:value-type="float" office:value="0.703" calcext:value-type="float">
            <text:p>0.703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u-ch427-n216-max18-stdev-one-ens12</text:p>
          </table:table-cell>
          <table:table-cell office:value-type="float" office:value="193.877" calcext:value-type="float">
            <text:p>193.877</text:p>
          </table:table-cell>
          <table:table-cell office:value-type="float" office:value="72.1" calcext:value-type="float">
            <text:p>72.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23T18:59:38Z</text:p>
          </table:table-cell>
          <table:table-cell office:value-type="string" calcext:value-type="string">
            <text:p>2022-01-23T19:53:58Z</text:p>
          </table:table-cell>
          <table:table-cell office:value-type="string" calcext:value-type="string">
            <text:p>2022-01-23T19:59:42Z</text:p>
          </table:table-cell>
          <table:table-cell office:value-type="string" calcext:value-type="string">
            <text:p>SUCCEEDED</text:p>
          </table:table-cell>
          <table:table-cell office:value-type="float" office:value="1008926" calcext:value-type="float">
            <text:p>1008926</text:p>
          </table:table-cell>
          <table:table-cell office:value-type="float" office:value="151167" calcext:value-type="float">
            <text:p>151167</text:p>
          </table:table-cell>
          <table:table-cell office:value-type="float" office:value="13.758" calcext:value-type="float">
            <text:p>13.758</text:p>
          </table:table-cell>
          <table:table-cell office:value-type="float" office:value="0.728" calcext:value-type="float">
            <text:p>0.72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216-max18-stdev-one-ens13</text:p>
          </table:table-cell>
          <table:table-cell office:value-type="float" office:value="196.69" calcext:value-type="float">
            <text:p>196.69</text:p>
          </table:table-cell>
          <table:table-cell office:value-type="float" office:value="78.26" calcext:value-type="float">
            <text:p>78.2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23T18:59:56Z</text:p>
          </table:table-cell>
          <table:table-cell office:value-type="string" calcext:value-type="string">
            <text:p>2022-01-23T19:41:52Z</text:p>
          </table:table-cell>
          <table:table-cell office:value-type="string" calcext:value-type="string">
            <text:p>2022-01-23T19:47:41Z</text:p>
          </table:table-cell>
          <table:table-cell office:value-type="string" calcext:value-type="string">
            <text:p>SUCCEEDED</text:p>
          </table:table-cell>
          <table:table-cell office:value-type="float" office:value="1008928" calcext:value-type="float">
            <text:p>1008928</text:p>
          </table:table-cell>
          <table:table-cell office:value-type="float" office:value="187958" calcext:value-type="float">
            <text:p>187958</text:p>
          </table:table-cell>
          <table:table-cell office:value-type="float" office:value="13.887" calcext:value-type="float">
            <text:p>13.887</text:p>
          </table:table-cell>
          <table:table-cell office:value-type="float" office:value="0.819" calcext:value-type="float">
            <text:p>0.81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216-max18-stdev-one-ens14</text:p>
          </table:table-cell>
          <table:table-cell office:value-type="float" office:value="214.829" calcext:value-type="float">
            <text:p>214.829</text:p>
          </table:table-cell>
          <table:table-cell office:value-type="float" office:value="77.22" calcext:value-type="float">
            <text:p>77.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23T19:00:04Z</text:p>
          </table:table-cell>
          <table:table-cell office:value-type="string" calcext:value-type="string">
            <text:p>2022-01-23T19:35:02Z</text:p>
          </table:table-cell>
          <table:table-cell office:value-type="string" calcext:value-type="string">
            <text:p>2022-01-23T19:41:15Z</text:p>
          </table:table-cell>
          <table:table-cell office:value-type="string" calcext:value-type="string">
            <text:p>SUCCEEDED</text:p>
          </table:table-cell>
          <table:table-cell office:value-type="float" office:value="1008929" calcext:value-type="float">
            <text:p>1008929</text:p>
          </table:table-cell>
          <table:table-cell office:value-type="float" office:value="129162" calcext:value-type="float">
            <text:p>129162</text:p>
          </table:table-cell>
          <table:table-cell office:value-type="float" office:value="14.078" calcext:value-type="float">
            <text:p>14.078</text:p>
          </table:table-cell>
          <table:table-cell office:value-type="float" office:value="0.734" calcext:value-type="float">
            <text:p>0.734</text:p>
          </table:table-cell>
          <table:table-cell office:value-type="float" office:value="4.973" calcext:value-type="float">
            <text:p>4.973</text:p>
          </table:table-cell>
        </table:table-row>
        <table:table-row table:style-name="ro1">
          <table:table-cell office:value-type="string" calcext:value-type="string">
            <text:p>u-ch427-n216-max18-stdev-one-ens15</text:p>
          </table:table-cell>
          <table:table-cell office:value-type="float" office:value="213.362" calcext:value-type="float">
            <text:p>213.362</text:p>
          </table:table-cell>
          <table:table-cell office:value-type="float" office:value="79.15" calcext:value-type="float">
            <text:p>79.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23T19:00:17Z</text:p>
          </table:table-cell>
          <table:table-cell office:value-type="string" calcext:value-type="string">
            <text:p>2022-01-23T19:22:15Z</text:p>
          </table:table-cell>
          <table:table-cell office:value-type="string" calcext:value-type="string">
            <text:p>2022-01-23T19:28:46Z</text:p>
          </table:table-cell>
          <table:table-cell office:value-type="string" calcext:value-type="string">
            <text:p>SUCCEEDED</text:p>
          </table:table-cell>
          <table:table-cell office:value-type="float" office:value="1008930" calcext:value-type="float">
            <text:p>1008930</text:p>
          </table:table-cell>
          <table:table-cell office:value-type="float" office:value="70086" calcext:value-type="float">
            <text:p>70086</text:p>
          </table:table-cell>
          <table:table-cell office:value-type="float" office:value="14.75" calcext:value-type="float">
            <text:p>14.75</text:p>
          </table:table-cell>
          <table:table-cell office:value-type="float" office:value="0.757" calcext:value-type="float">
            <text:p>0.757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u-ch427-n216-max18-stdev-one-ens16</text:p>
          </table:table-cell>
          <table:table-cell office:value-type="float" office:value="252.583" calcext:value-type="float">
            <text:p>252.583</text:p>
          </table:table-cell>
          <table:table-cell office:value-type="float" office:value="92.46" calcext:value-type="float">
            <text:p>92.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23T19:00:35Z</text:p>
          </table:table-cell>
          <table:table-cell office:value-type="string" calcext:value-type="string">
            <text:p>2022-01-23T19:14:39Z</text:p>
          </table:table-cell>
          <table:table-cell office:value-type="string" calcext:value-type="string">
            <text:p>2022-01-23T19:21:33Z</text:p>
          </table:table-cell>
          <table:table-cell office:value-type="string" calcext:value-type="string">
            <text:p>SUCCEEDED</text:p>
          </table:table-cell>
          <table:table-cell office:value-type="float" office:value="1008931" calcext:value-type="float">
            <text:p>1008931</text:p>
          </table:table-cell>
          <table:table-cell office:value-type="float" office:value="70372" calcext:value-type="float">
            <text:p>70372</text:p>
          </table:table-cell>
          <table:table-cell office:value-type="float" office:value="26.58" calcext:value-type="float">
            <text:p>26.58</text:p>
          </table:table-cell>
          <table:table-cell office:value-type="float" office:value="0.846" calcext:value-type="float">
            <text:p>0.846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u-ch427-n216-max18-stdev-one-ens17</text:p>
          </table:table-cell>
          <table:table-cell office:value-type="float" office:value="263.296" calcext:value-type="float">
            <text:p>263.29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23T19:00:40Z</text:p>
          </table:table-cell>
          <table:table-cell office:value-type="string" calcext:value-type="string">
            <text:p>2022-01-23T19:02:31Z</text:p>
          </table:table-cell>
          <table:table-cell office:value-type="string" calcext:value-type="string">
            <text:p>2022-01-23T19:09:54Z</text:p>
          </table:table-cell>
          <table:table-cell office:value-type="string" calcext:value-type="string">
            <text:p>SUCCEEDED</text:p>
          </table:table-cell>
          <table:table-cell office:value-type="float" office:value="1008932" calcext:value-type="float">
            <text:p>1008932</text:p>
          </table:table-cell>
          <table:table-cell office:value-type="float" office:value="164842" calcext:value-type="float">
            <text:p>164842</text:p>
          </table:table-cell>
          <table:table-cell office:value-type="float" office:value="20.133" calcext:value-type="float">
            <text:p>20.133</text:p>
          </table:table-cell>
          <table:table-cell office:value-type="float" office:value="0.909" calcext:value-type="float">
            <text:p>0.909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u-ch427-n216-max18-stdev-one-ens18</text:p>
          </table:table-cell>
          <table:table-cell office:value-type="float" office:value="242.999" calcext:value-type="float">
            <text:p>242.999</text:p>
          </table:table-cell>
          <table:table-cell office:value-type="float" office:value="98.86" calcext:value-type="float">
            <text:p>98.8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23T19:00:51Z</text:p>
          </table:table-cell>
          <table:table-cell office:value-type="string" calcext:value-type="string">
            <text:p>2022-01-23T19:03:44Z</text:p>
          </table:table-cell>
          <table:table-cell office:value-type="string" calcext:value-type="string">
            <text:p>2022-01-23T19:11:13Z</text:p>
          </table:table-cell>
          <table:table-cell office:value-type="string" calcext:value-type="string">
            <text:p>SUCCEEDED</text:p>
          </table:table-cell>
          <table:table-cell office:value-type="float" office:value="1008933" calcext:value-type="float">
            <text:p>1008933</text:p>
          </table:table-cell>
          <table:table-cell office:value-type="float" office:value="252920" calcext:value-type="float">
            <text:p>252920</text:p>
          </table:table-cell>
          <table:table-cell office:value-type="float" office:value="14.858" calcext:value-type="float">
            <text:p>14.858</text:p>
          </table:table-cell>
          <table:table-cell office:value-type="float" office:value="0.867" calcext:value-type="float">
            <text:p>0.86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u-ch427-n216-ms-aftf-start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17T23:55:27Z</text:p>
          </table:table-cell>
          <table:table-cell office:value-type="string" calcext:value-type="string">
            <text:p>2022-02-17T23:55:44Z</text:p>
          </table:table-cell>
          <table:table-cell office:value-type="string" calcext:value-type="string">
            <text:p>2022-02-17T23:55:56Z</text:p>
          </table:table-cell>
          <table:table-cell office:value-type="string" calcext:value-type="string">
            <text:p>E</text:p>
          </table:table-cell>
          <table:table-cell office:value-type="float" office:value="1131111" calcext:value-type="float">
            <text:p>1131111</text:p>
          </table:table-cell>
          <table:table-cell office:value-type="float" office:value="183245" calcext:value-type="float">
            <text:p>183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17T23:55:42Z</text:p>
          </table:table-cell>
          <table:table-cell office:value-type="string" calcext:value-type="string">
            <text:p>2022-02-17T23:56:20Z</text:p>
          </table:table-cell>
          <table:table-cell office:value-type="string" calcext:value-type="string">
            <text:p>2022-02-17T23:56:31Z</text:p>
          </table:table-cell>
          <table:table-cell office:value-type="string" calcext:value-type="string">
            <text:p>E</text:p>
          </table:table-cell>
          <table:table-cell office:value-type="float" office:value="1131113" calcext:value-type="float">
            <text:p>1131113</text:p>
          </table:table-cell>
          <table:table-cell office:value-type="float" office:value="184586" calcext:value-type="float">
            <text:p>18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2-17T23:55:57Z</text:p>
          </table:table-cell>
          <table:table-cell office:value-type="string" calcext:value-type="string">
            <text:p>2022-02-17T23:56:20Z</text:p>
          </table:table-cell>
          <table:table-cell office:value-type="string" calcext:value-type="string">
            <text:p>2022-02-17T23:56:32Z</text:p>
          </table:table-cell>
          <table:table-cell office:value-type="string" calcext:value-type="string">
            <text:p>E</text:p>
          </table:table-cell>
          <table:table-cell office:value-type="float" office:value="1131114" calcext:value-type="float">
            <text:p>1131114</text:p>
          </table:table-cell>
          <table:table-cell office:value-type="float" office:value="36027" calcext:value-type="float">
            <text:p>36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2-17T23:56:07Z</text:p>
          </table:table-cell>
          <table:table-cell office:value-type="string" calcext:value-type="string">
            <text:p>2022-02-17T23:56:21Z</text:p>
          </table:table-cell>
          <table:table-cell office:value-type="string" calcext:value-type="string">
            <text:p>2022-02-17T23:56:35Z</text:p>
          </table:table-cell>
          <table:table-cell office:value-type="string" calcext:value-type="string">
            <text:p>E</text:p>
          </table:table-cell>
          <table:table-cell office:value-type="float" office:value="1131115" calcext:value-type="float">
            <text:p>1131115</text:p>
          </table:table-cell>
          <table:table-cell office:value-type="float" office:value="51363" calcext:value-type="float">
            <text:p>51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2-17T23:56:31Z</text:p>
          </table:table-cell>
          <table:table-cell office:value-type="string" calcext:value-type="string">
            <text:p>2022-02-17T23:56:59Z</text:p>
          </table:table-cell>
          <table:table-cell office:value-type="string" calcext:value-type="string">
            <text:p>2022-02-17T23:57:12Z</text:p>
          </table:table-cell>
          <table:table-cell office:value-type="string" calcext:value-type="string">
            <text:p>E</text:p>
          </table:table-cell>
          <table:table-cell office:value-type="float" office:value="1131116" calcext:value-type="float">
            <text:p>1131116</text:p>
          </table:table-cell>
          <table:table-cell office:value-type="float" office:value="37428" calcext:value-type="float">
            <text:p>3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2-17T23:56:44Z</text:p>
          </table:table-cell>
          <table:table-cell office:value-type="string" calcext:value-type="string">
            <text:p>2022-02-17T23:56:59Z</text:p>
          </table:table-cell>
          <table:table-cell office:value-type="string" calcext:value-type="string">
            <text:p>2022-02-17T23:57:09Z</text:p>
          </table:table-cell>
          <table:table-cell office:value-type="string" calcext:value-type="string">
            <text:p>E</text:p>
          </table:table-cell>
          <table:table-cell office:value-type="float" office:value="1131117" calcext:value-type="float">
            <text:p>1131117</text:p>
          </table:table-cell>
          <table:table-cell office:value-type="float" office:value="245893" calcext:value-type="float">
            <text:p>245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2-17T23:56:56Z</text:p>
          </table:table-cell>
          <table:table-cell office:value-type="string" calcext:value-type="string">
            <text:p>2022-02-17T23:58:15Z</text:p>
          </table:table-cell>
          <table:table-cell office:value-type="string" calcext:value-type="string">
            <text:p>2022-02-17T23:58:23Z</text:p>
          </table:table-cell>
          <table:table-cell office:value-type="string" calcext:value-type="string">
            <text:p>E</text:p>
          </table:table-cell>
          <table:table-cell office:value-type="float" office:value="1131118" calcext:value-type="float">
            <text:p>1131118</text:p>
          </table:table-cell>
          <table:table-cell office:value-type="float" office:value="229273" calcext:value-type="float">
            <text:p>229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2-17T23:57:13Z</text:p>
          </table:table-cell>
          <table:table-cell office:value-type="string" calcext:value-type="string">
            <text:p>2022-02-17T23:57:37Z</text:p>
          </table:table-cell>
          <table:table-cell office:value-type="string" calcext:value-type="string">
            <text:p>2022-02-17T23:57:51Z</text:p>
          </table:table-cell>
          <table:table-cell office:value-type="string" calcext:value-type="string">
            <text:p>E</text:p>
          </table:table-cell>
          <table:table-cell office:value-type="float" office:value="1131119" calcext:value-type="float">
            <text:p>1131119</text:p>
          </table:table-cell>
          <table:table-cell office:value-type="float" office:value="38869" calcext:value-type="float">
            <text:p>38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2-17T23:57:23Z</text:p>
          </table:table-cell>
          <table:table-cell office:value-type="string" calcext:value-type="string">
            <text:p>2022-02-17T23:57:37Z</text:p>
          </table:table-cell>
          <table:table-cell office:value-type="string" calcext:value-type="string">
            <text:p>2022-02-17T23:57:49Z</text:p>
          </table:table-cell>
          <table:table-cell office:value-type="string" calcext:value-type="string">
            <text:p>E</text:p>
          </table:table-cell>
          <table:table-cell office:value-type="float" office:value="1131120" calcext:value-type="float">
            <text:p>1131120</text:p>
          </table:table-cell>
          <table:table-cell office:value-type="float" office:value="245509" calcext:value-type="float">
            <text:p>245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2-17T23:57:39Z</text:p>
          </table:table-cell>
          <table:table-cell office:value-type="string" calcext:value-type="string">
            <text:p>2022-02-17T23:58:15Z</text:p>
          </table:table-cell>
          <table:table-cell office:value-type="string" calcext:value-type="string">
            <text:p>2022-02-17T23:58:25Z</text:p>
          </table:table-cell>
          <table:table-cell office:value-type="string" calcext:value-type="string">
            <text:p>E</text:p>
          </table:table-cell>
          <table:table-cell office:value-type="float" office:value="1131121" calcext:value-type="float">
            <text:p>1131121</text:p>
          </table:table-cell>
          <table:table-cell office:value-type="float" office:value="40310" calcext:value-type="float">
            <text:p>40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2-17T23:58:07Z</text:p>
          </table:table-cell>
          <table:table-cell office:value-type="string" calcext:value-type="string">
            <text:p>2022-02-17T23:58:52Z</text:p>
          </table:table-cell>
          <table:table-cell office:value-type="string" calcext:value-type="string">
            <text:p>2022-02-17T23:59:05Z</text:p>
          </table:table-cell>
          <table:table-cell office:value-type="string" calcext:value-type="string">
            <text:p>E</text:p>
          </table:table-cell>
          <table:table-cell office:value-type="float" office:value="1131122" calcext:value-type="float">
            <text:p>1131122</text:p>
          </table:table-cell>
          <table:table-cell office:value-type="float" office:value="41967" calcext:value-type="float">
            <text:p>41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2-17T23:59:03Z</text:p>
          </table:table-cell>
          <table:table-cell office:value-type="string" calcext:value-type="string">
            <text:p>2022-02-17T23:59:29Z</text:p>
          </table:table-cell>
          <table:table-cell office:value-type="string" calcext:value-type="string">
            <text:p>2022-02-17T23:59:39Z</text:p>
          </table:table-cell>
          <table:table-cell office:value-type="string" calcext:value-type="string">
            <text:p>E</text:p>
          </table:table-cell>
          <table:table-cell office:value-type="float" office:value="1131126" calcext:value-type="float">
            <text:p>1131126</text:p>
          </table:table-cell>
          <table:table-cell office:value-type="float" office:value="43674" calcext:value-type="float">
            <text:p>43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216-ms-aftf-start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216-ms-aftf-start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216-ms-aftf-start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216-ms-aftf-start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216-ms-aftf-start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216-ms-aftf-start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216-ms-aftf-start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216-start-all-mean-mf-ens00</text:p>
          </table:table-cell>
          <table:table-cell office:value-type="float" office:value="139.202" calcext:value-type="float">
            <text:p>139.202</text:p>
          </table:table-cell>
          <table:table-cell office:value-type="float" office:value="44.5" calcext:value-type="float">
            <text:p>44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02:44:03Z</text:p>
          </table:table-cell>
          <table:table-cell office:value-type="string" calcext:value-type="string">
            <text:p>2022-03-08T02:44:13Z</text:p>
          </table:table-cell>
          <table:table-cell office:value-type="string" calcext:value-type="string">
            <text:p>2022-03-08T02:46:51Z</text:p>
          </table:table-cell>
          <table:table-cell office:value-type="string" calcext:value-type="string">
            <text:p>SUCCEEDED</text:p>
          </table:table-cell>
          <table:table-cell office:value-type="float" office:value="1215143" calcext:value-type="float">
            <text:p>1215143</text:p>
          </table:table-cell>
          <table:table-cell office:value-type="float" office:value="88881" calcext:value-type="float">
            <text:p>88881</text:p>
          </table:table-cell>
          <table:table-cell office:value-type="float" office:value="18.601" calcext:value-type="float">
            <text:p>18.601</text:p>
          </table:table-cell>
          <table:table-cell table:number-columns-repeated="2"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start-all-mean-mf-ens01</text:p>
          </table:table-cell>
          <table:table-cell office:value-type="float" office:value="253.873" calcext:value-type="float">
            <text:p>253.873</text:p>
          </table:table-cell>
          <table:table-cell office:value-type="float" office:value="55.91" calcext:value-type="float">
            <text:p>55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02:49:10Z</text:p>
          </table:table-cell>
          <table:table-cell office:value-type="string" calcext:value-type="string">
            <text:p>2022-03-08T02:49:30Z</text:p>
          </table:table-cell>
          <table:table-cell office:value-type="string" calcext:value-type="string">
            <text:p>2022-03-08T02:54:16Z</text:p>
          </table:table-cell>
          <table:table-cell office:value-type="string" calcext:value-type="string">
            <text:p>SUCCEEDED</text:p>
          </table:table-cell>
          <table:table-cell office:value-type="float" office:value="1215166" calcext:value-type="float">
            <text:p>1215166</text:p>
          </table:table-cell>
          <table:table-cell office:value-type="float" office:value="50602" calcext:value-type="float">
            <text:p>50602</text:p>
          </table:table-cell>
          <table:table-cell office:value-type="float" office:value="24.646" calcext:value-type="float">
            <text:p>24.64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u-ch427-n216-start-all-mean-mf-ens02</text:p>
          </table:table-cell>
          <table:table-cell office:value-type="float" office:value="353.588" calcext:value-type="float">
            <text:p>353.588</text:p>
          </table:table-cell>
          <table:table-cell office:value-type="float" office:value="102.08" calcext:value-type="float">
            <text:p>102.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3-08T02:49:28Z</text:p>
          </table:table-cell>
          <table:table-cell office:value-type="string" calcext:value-type="string">
            <text:p>2022-03-08T02:56:50Z</text:p>
          </table:table-cell>
          <table:table-cell office:value-type="string" calcext:value-type="string">
            <text:p>2022-03-08T03:03:32Z</text:p>
          </table:table-cell>
          <table:table-cell office:value-type="string" calcext:value-type="string">
            <text:p>SUCCEEDED</text:p>
          </table:table-cell>
          <table:table-cell office:value-type="float" office:value="1215167" calcext:value-type="float">
            <text:p>1215167</text:p>
          </table:table-cell>
          <table:table-cell office:value-type="float" office:value="168533" calcext:value-type="float">
            <text:p>168533</text:p>
          </table:table-cell>
          <table:table-cell office:value-type="float" office:value="33.808" calcext:value-type="float">
            <text:p>33.808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u-ch427-n216-start-all-mean-mf-ens03</text:p>
          </table:table-cell>
          <table:table-cell office:value-type="float" office:value="430.508" calcext:value-type="float">
            <text:p>430.508</text:p>
          </table:table-cell>
          <table:table-cell office:value-type="float" office:value="128.71" calcext:value-type="float">
            <text:p>128.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3-08T02:49:50Z</text:p>
          </table:table-cell>
          <table:table-cell office:value-type="string" calcext:value-type="string">
            <text:p>2022-03-08T03:08:29Z</text:p>
          </table:table-cell>
          <table:table-cell office:value-type="string" calcext:value-type="string">
            <text:p>2022-03-08T03:16:28Z</text:p>
          </table:table-cell>
          <table:table-cell office:value-type="string" calcext:value-type="string">
            <text:p>SUCCEEDED</text:p>
          </table:table-cell>
          <table:table-cell office:value-type="float" office:value="1215168" calcext:value-type="float">
            <text:p>1215168</text:p>
          </table:table-cell>
          <table:table-cell office:value-type="float" office:value="195269" calcext:value-type="float">
            <text:p>195269</text:p>
          </table:table-cell>
          <table:table-cell office:value-type="float" office:value="27.18" calcext:value-type="float">
            <text:p>27.18</text:p>
          </table:table-cell>
          <table:table-cell office:value-type="float" office:value="0.841" calcext:value-type="float">
            <text:p>0.841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u-ch427-n216-start-all-mean-mf-ens04</text:p>
          </table:table-cell>
          <table:table-cell office:value-type="float" office:value="482.633" calcext:value-type="float">
            <text:p>482.633</text:p>
          </table:table-cell>
          <table:table-cell office:value-type="float" office:value="177.5" calcext:value-type="float">
            <text:p>177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3-08T02:50:04Z</text:p>
          </table:table-cell>
          <table:table-cell office:value-type="string" calcext:value-type="string">
            <text:p>2022-03-08T03:16:53Z</text:p>
          </table:table-cell>
          <table:table-cell office:value-type="string" calcext:value-type="string">
            <text:p>2022-03-08T03:25:44Z</text:p>
          </table:table-cell>
          <table:table-cell office:value-type="string" calcext:value-type="string">
            <text:p>SUCCEEDED</text:p>
          </table:table-cell>
          <table:table-cell office:value-type="float" office:value="1215170" calcext:value-type="float">
            <text:p>1215170</text:p>
          </table:table-cell>
          <table:table-cell office:value-type="float" office:value="232613" calcext:value-type="float">
            <text:p>232613</text:p>
          </table:table-cell>
          <table:table-cell office:value-type="float" office:value="24.483" calcext:value-type="float">
            <text:p>24.483</text:p>
          </table:table-cell>
          <table:table-cell office:value-type="float" office:value="0.946" calcext:value-type="float">
            <text:p>0.946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u-ch427-n216-start-all-mean-mf-ens05</text:p>
          </table:table-cell>
          <table:table-cell office:value-type="float" office:value="511.788" calcext:value-type="float">
            <text:p>511.788</text:p>
          </table:table-cell>
          <table:table-cell office:value-type="float" office:value="187.79" calcext:value-type="float">
            <text:p>187.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3-08T02:55:15Z</text:p>
          </table:table-cell>
          <table:table-cell office:value-type="string" calcext:value-type="string">
            <text:p>2022-03-08T03:45:54Z</text:p>
          </table:table-cell>
          <table:table-cell office:value-type="string" calcext:value-type="string">
            <text:p>2022-03-08T03:55:38Z</text:p>
          </table:table-cell>
          <table:table-cell office:value-type="string" calcext:value-type="string">
            <text:p>SUCCEEDED</text:p>
          </table:table-cell>
          <table:table-cell office:value-type="float" office:value="1215193" calcext:value-type="float">
            <text:p>1215193</text:p>
          </table:table-cell>
          <table:table-cell office:value-type="float" office:value="16704" calcext:value-type="float">
            <text:p>16704</text:p>
          </table:table-cell>
          <table:table-cell office:value-type="float" office:value="30.623" calcext:value-type="float">
            <text:p>30.623</text:p>
          </table:table-cell>
          <table:table-cell office:value-type="float" office:value="3.388" calcext:value-type="float">
            <text:p>3.388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u-ch427-n216-start-all-mean-mf-ens06</text:p>
          </table:table-cell>
          <table:table-cell office:value-type="float" office:value="569.503" calcext:value-type="float">
            <text:p>569.503</text:p>
          </table:table-cell>
          <table:table-cell office:value-type="float" office:value="192.01" calcext:value-type="float">
            <text:p>192.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3-08T02:55:50Z</text:p>
          </table:table-cell>
          <table:table-cell office:value-type="string" calcext:value-type="string">
            <text:p>2022-03-08T03:31:21Z</text:p>
          </table:table-cell>
          <table:table-cell office:value-type="string" calcext:value-type="string">
            <text:p>2022-03-08T03:42:00Z</text:p>
          </table:table-cell>
          <table:table-cell office:value-type="string" calcext:value-type="string">
            <text:p>SUCCEEDED</text:p>
          </table:table-cell>
          <table:table-cell office:value-type="float" office:value="1215194" calcext:value-type="float">
            <text:p>1215194</text:p>
          </table:table-cell>
          <table:table-cell office:value-type="float" office:value="47091" calcext:value-type="float">
            <text:p>47091</text:p>
          </table:table-cell>
          <table:table-cell office:value-type="float" office:value="28.776" calcext:value-type="float">
            <text:p>28.776</text:p>
          </table:table-cell>
          <table:table-cell office:value-type="float" office:value="1.957" calcext:value-type="float">
            <text:p>1.957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string" calcext:value-type="string">
            <text:p>u-ch427-n216-start-all-mean-mf-ens07</text:p>
          </table:table-cell>
          <table:table-cell office:value-type="float" office:value="637.837" calcext:value-type="float">
            <text:p>637.837</text:p>
          </table:table-cell>
          <table:table-cell office:value-type="float" office:value="228.33" calcext:value-type="float">
            <text:p>228.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3-08T02:55:52Z</text:p>
          </table:table-cell>
          <table:table-cell office:value-type="string" calcext:value-type="string">
            <text:p>2022-03-08T03:32:27Z</text:p>
          </table:table-cell>
          <table:table-cell office:value-type="string" calcext:value-type="string">
            <text:p>2022-03-08T03:44:47Z</text:p>
          </table:table-cell>
          <table:table-cell office:value-type="string" calcext:value-type="string">
            <text:p>SUCCEEDED</text:p>
          </table:table-cell>
          <table:table-cell office:value-type="float" office:value="1215195" calcext:value-type="float">
            <text:p>1215195</text:p>
          </table:table-cell>
          <table:table-cell office:value-type="float" office:value="215240" calcext:value-type="float">
            <text:p>215240</text:p>
          </table:table-cell>
          <table:table-cell office:value-type="float" office:value="26.938" calcext:value-type="float">
            <text:p>26.938</text:p>
          </table:table-cell>
          <table:table-cell office:value-type="float" office:value="1.127" calcext:value-type="float">
            <text:p>1.127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start-all-mean-mf-ens08</text:p>
          </table:table-cell>
          <table:table-cell office:value-type="float" office:value="694.806" calcext:value-type="float">
            <text:p>694.806</text:p>
          </table:table-cell>
          <table:table-cell office:value-type="float" office:value="266.98" calcext:value-type="float">
            <text:p>266.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3-08T02:56:17Z</text:p>
          </table:table-cell>
          <table:table-cell office:value-type="string" calcext:value-type="string">
            <text:p>2022-03-08T03:16:19Z</text:p>
          </table:table-cell>
          <table:table-cell office:value-type="string" calcext:value-type="string">
            <text:p>2022-03-08T03:29:24Z</text:p>
          </table:table-cell>
          <table:table-cell office:value-type="string" calcext:value-type="string">
            <text:p>SUCCEEDED</text:p>
          </table:table-cell>
          <table:table-cell office:value-type="float" office:value="1215197" calcext:value-type="float">
            <text:p>1215197</text:p>
          </table:table-cell>
          <table:table-cell office:value-type="float" office:value="59852" calcext:value-type="float">
            <text:p>59852</text:p>
          </table:table-cell>
          <table:table-cell office:value-type="float" office:value="31.475" calcext:value-type="float">
            <text:p>31.475</text:p>
          </table:table-cell>
          <table:table-cell office:value-type="float" office:value="2.079" calcext:value-type="float">
            <text:p>2.079</text:p>
          </table:table-cell>
          <table:table-cell office:value-type="float" office:value="1.931" calcext:value-type="float">
            <text:p>1.931</text:p>
          </table:table-cell>
        </table:table-row>
        <table:table-row table:style-name="ro1">
          <table:table-cell office:value-type="string" calcext:value-type="string">
            <text:p>u-ch427-n216-start-all-mean-mf-ens09</text:p>
          </table:table-cell>
          <table:table-cell office:value-type="float" office:value="720.777" calcext:value-type="float">
            <text:p>720.777</text:p>
          </table:table-cell>
          <table:table-cell office:value-type="float" office:value="289.13" calcext:value-type="float">
            <text:p>289.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3-08T02:56:31Z</text:p>
          </table:table-cell>
          <table:table-cell office:value-type="string" calcext:value-type="string">
            <text:p>2022-03-08T03:18:00Z</text:p>
          </table:table-cell>
          <table:table-cell office:value-type="string" calcext:value-type="string">
            <text:p>2022-03-08T03:32:03Z</text:p>
          </table:table-cell>
          <table:table-cell office:value-type="string" calcext:value-type="string">
            <text:p>SUCCEEDED</text:p>
          </table:table-cell>
          <table:table-cell office:value-type="float" office:value="1215199" calcext:value-type="float">
            <text:p>1215199</text:p>
          </table:table-cell>
          <table:table-cell office:value-type="float" office:value="137380" calcext:value-type="float">
            <text:p>137380</text:p>
          </table:table-cell>
          <table:table-cell office:value-type="float" office:value="24.559" calcext:value-type="float">
            <text:p>24.559</text:p>
          </table:table-cell>
          <table:table-cell office:value-type="float" office:value="1.664" calcext:value-type="float">
            <text:p>1.664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 office:value-type="string" calcext:value-type="string">
            <text:p>u-ch427-n216-start-all-mean-mf-ens10</text:p>
          </table:table-cell>
          <table:table-cell office:value-type="float" office:value="833.954" calcext:value-type="float">
            <text:p>833.954</text:p>
          </table:table-cell>
          <table:table-cell office:value-type="float" office:value="314.56" calcext:value-type="float">
            <text:p>314.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3-08T02:56:29Z</text:p>
          </table:table-cell>
          <table:table-cell office:value-type="string" calcext:value-type="string">
            <text:p>2022-03-08T03:10:52Z</text:p>
          </table:table-cell>
          <table:table-cell office:value-type="string" calcext:value-type="string">
            <text:p>2022-03-08T03:26:48Z</text:p>
          </table:table-cell>
          <table:table-cell office:value-type="string" calcext:value-type="string">
            <text:p>SUCCEEDED</text:p>
          </table:table-cell>
          <table:table-cell office:value-type="float" office:value="1215198" calcext:value-type="float">
            <text:p>1215198</text:p>
          </table:table-cell>
          <table:table-cell office:value-type="float" office:value="207175" calcext:value-type="float">
            <text:p>207175</text:p>
          </table:table-cell>
          <table:table-cell office:value-type="float" office:value="31.139" calcext:value-type="float">
            <text:p>31.139</text:p>
          </table:table-cell>
          <table:table-cell office:value-type="float" office:value="1.384" calcext:value-type="float">
            <text:p>1.384</text:p>
          </table:table-cell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string" calcext:value-type="string">
            <text:p>u-ch427-n216-start-all-mean-mf-ens11</text:p>
          </table:table-cell>
          <table:table-cell office:value-type="float" office:value="846.973" calcext:value-type="float">
            <text:p>846.973</text:p>
          </table:table-cell>
          <table:table-cell office:value-type="float" office:value="306.22" calcext:value-type="float">
            <text:p>306.2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3-08T03:01:41Z</text:p>
          </table:table-cell>
          <table:table-cell office:value-type="string" calcext:value-type="string">
            <text:p>2022-03-08T04:55:40Z</text:p>
          </table:table-cell>
          <table:table-cell office:value-type="string" calcext:value-type="string">
            <text:p>2022-03-08T05:11:45Z</text:p>
          </table:table-cell>
          <table:table-cell office:value-type="string" calcext:value-type="string">
            <text:p>SUCCEEDED</text:p>
          </table:table-cell>
          <table:table-cell office:value-type="float" office:value="1215218" calcext:value-type="float">
            <text:p>1215218</text:p>
          </table:table-cell>
          <table:table-cell office:value-type="float" office:value="100042" calcext:value-type="float">
            <text:p>100042</text:p>
          </table:table-cell>
          <table:table-cell office:value-type="float" office:value="27.84" calcext:value-type="float">
            <text:p>27.84</text:p>
          </table:table-cell>
          <table:table-cell office:value-type="float" office:value="1.443" calcext:value-type="float">
            <text:p>1.443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string" calcext:value-type="string">
            <text:p>u-ch427-n216-start-all-mean-mf-ens12</text:p>
          </table:table-cell>
          <table:table-cell office:value-type="float" office:value="863.478" calcext:value-type="float">
            <text:p>863.478</text:p>
          </table:table-cell>
          <table:table-cell office:value-type="float" office:value="351.04" calcext:value-type="float">
            <text:p>351.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3-08T05:19:55Z</text:p>
          </table:table-cell>
          <table:table-cell office:value-type="string" calcext:value-type="string">
            <text:p>2022-03-08T07:43:26Z</text:p>
          </table:table-cell>
          <table:table-cell office:value-type="string" calcext:value-type="string">
            <text:p>2022-03-08T08:00:06Z</text:p>
          </table:table-cell>
          <table:table-cell office:value-type="string" calcext:value-type="string">
            <text:p>SUCCEEDED</text:p>
          </table:table-cell>
          <table:table-cell office:value-type="float" office:value="1215624" calcext:value-type="float">
            <text:p>1215624</text:p>
          </table:table-cell>
          <table:table-cell office:value-type="float" office:value="182105" calcext:value-type="float">
            <text:p>182105</text:p>
          </table:table-cell>
          <table:table-cell office:value-type="float" office:value="39.764" calcext:value-type="float">
            <text:p>39.764</text:p>
          </table:table-cell>
          <table:table-cell office:value-type="float" office:value="1.542" calcext:value-type="float">
            <text:p>1.54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u-ch427-n216-start-all-mean-mf-ens13</text:p>
          </table:table-cell>
          <table:table-cell office:value-type="float" office:value="930.184" calcext:value-type="float">
            <text:p>930.184</text:p>
          </table:table-cell>
          <table:table-cell office:value-type="float" office:value="341.71" calcext:value-type="float">
            <text:p>341.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3-08T05:19:58Z</text:p>
          </table:table-cell>
          <table:table-cell office:value-type="string" calcext:value-type="string">
            <text:p>2022-03-08T08:20:42Z</text:p>
          </table:table-cell>
          <table:table-cell office:value-type="string" calcext:value-type="string">
            <text:p>2022-03-08T08:38:34Z</text:p>
          </table:table-cell>
          <table:table-cell office:value-type="string" calcext:value-type="string">
            <text:p>SUCCEEDED</text:p>
          </table:table-cell>
          <table:table-cell office:value-type="float" office:value="1215625" calcext:value-type="float">
            <text:p>1215625</text:p>
          </table:table-cell>
          <table:table-cell office:value-type="float" office:value="11423" calcext:value-type="float">
            <text:p>11423</text:p>
          </table:table-cell>
          <table:table-cell office:value-type="float" office:value="48.74" calcext:value-type="float">
            <text:p>48.74</text:p>
          </table:table-cell>
          <table:table-cell office:value-type="float" office:value="1.905" calcext:value-type="float">
            <text:p>1.905</text:p>
          </table:table-cell>
          <table:table-cell office:value-type="float" office:value="2.633" calcext:value-type="float">
            <text:p>2.633</text:p>
          </table:table-cell>
        </table:table-row>
        <table:table-row table:style-name="ro1">
          <table:table-cell office:value-type="string" calcext:value-type="string">
            <text:p>u-ch427-n216-start-all-mean-mf-ens14</text:p>
          </table:table-cell>
          <table:table-cell office:value-type="float" office:value="1029.463" calcext:value-type="float">
            <text:p>1029.463</text:p>
          </table:table-cell>
          <table:table-cell office:value-type="float" office:value="400.85" calcext:value-type="float">
            <text:p>400.8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3-08T05:19:46Z</text:p>
          </table:table-cell>
          <table:table-cell office:value-type="string" calcext:value-type="string">
            <text:p>2022-03-08T06:35:44Z</text:p>
          </table:table-cell>
          <table:table-cell office:value-type="string" calcext:value-type="string">
            <text:p>2022-03-08T06:55:20Z</text:p>
          </table:table-cell>
          <table:table-cell office:value-type="string" calcext:value-type="string">
            <text:p>SUCCEEDED</text:p>
          </table:table-cell>
          <table:table-cell office:value-type="float" office:value="1215623" calcext:value-type="float">
            <text:p>1215623</text:p>
          </table:table-cell>
          <table:table-cell office:value-type="float" office:value="243944" calcext:value-type="float">
            <text:p>243944</text:p>
          </table:table-cell>
          <table:table-cell office:value-type="float" office:value="39.275" calcext:value-type="float">
            <text:p>39.275</text:p>
          </table:table-cell>
          <table:table-cell office:value-type="float" office:value="1.565" calcext:value-type="float">
            <text:p>1.565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string" calcext:value-type="string">
            <text:p>u-ch427-n216-start-all-mean-mf-ens15</text:p>
          </table:table-cell>
          <table:table-cell office:value-type="float" office:value="1090.101" calcext:value-type="float">
            <text:p>1090.101</text:p>
          </table:table-cell>
          <table:table-cell office:value-type="float" office:value="396.4" calcext:value-type="float">
            <text:p>396.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3-08T05:19:44Z</text:p>
          </table:table-cell>
          <table:table-cell office:value-type="string" calcext:value-type="string">
            <text:p>2022-03-08T05:48:52Z</text:p>
          </table:table-cell>
          <table:table-cell office:value-type="string" calcext:value-type="string">
            <text:p>2022-03-08T06:09:54Z</text:p>
          </table:table-cell>
          <table:table-cell office:value-type="string" calcext:value-type="string">
            <text:p>SUCCEEDED</text:p>
          </table:table-cell>
          <table:table-cell office:value-type="float" office:value="1215619" calcext:value-type="float">
            <text:p>1215619</text:p>
          </table:table-cell>
          <table:table-cell office:value-type="float" office:value="59018" calcext:value-type="float">
            <text:p>59018</text:p>
          </table:table-cell>
          <table:table-cell office:value-type="float" office:value="34.325" calcext:value-type="float">
            <text:p>34.325</text:p>
          </table:table-cell>
          <table:table-cell office:value-type="float" office:value="2.477" calcext:value-type="float">
            <text:p>2.477</text:p>
          </table:table-cell>
          <table:table-cell office:value-type="float" office:value="2.237" calcext:value-type="float">
            <text:p>2.237</text:p>
          </table:table-cell>
        </table:table-row>
        <table:table-row table:style-name="ro1">
          <table:table-cell office:value-type="string" calcext:value-type="string">
            <text:p>u-ch427-n216-start-all-mean-mf-ens16</text:p>
          </table:table-cell>
          <table:table-cell office:value-type="float" office:value="1208.543" calcext:value-type="float">
            <text:p>1208.543</text:p>
          </table:table-cell>
          <table:table-cell office:value-type="float" office:value="250.51" calcext:value-type="float">
            <text:p>250.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3-08T05:19:45Z</text:p>
          </table:table-cell>
          <table:table-cell office:value-type="string" calcext:value-type="string">
            <text:p>2022-03-08T06:11:52Z</text:p>
          </table:table-cell>
          <table:table-cell office:value-type="string" calcext:value-type="string">
            <text:p>2022-03-08T06:35:22Z</text:p>
          </table:table-cell>
          <table:table-cell office:value-type="string" calcext:value-type="string">
            <text:p>SUCCEEDED</text:p>
          </table:table-cell>
          <table:table-cell office:value-type="float" office:value="1215621" calcext:value-type="float">
            <text:p>1215621</text:p>
          </table:table-cell>
          <table:table-cell office:value-type="float" office:value="45379" calcext:value-type="float">
            <text:p>45379</text:p>
          </table:table-cell>
          <table:table-cell office:value-type="float" office:value="262.269" calcext:value-type="float">
            <text:p>262.269</text:p>
          </table:table-cell>
          <table:table-cell office:value-type="float" office:value="2.419" calcext:value-type="float">
            <text:p>2.419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u-ch427-n216-start-all-mean-mf-ens17</text:p>
          </table:table-cell>
          <table:table-cell office:value-type="float" office:value="1038.74" calcext:value-type="float">
            <text:p>1038.74</text:p>
          </table:table-cell>
          <table:table-cell office:value-type="float" office:value="238.57" calcext:value-type="float">
            <text:p>238.5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3-08T05:19:44Z</text:p>
          </table:table-cell>
          <table:table-cell office:value-type="string" calcext:value-type="string">
            <text:p>2022-03-08T05:51:14Z</text:p>
          </table:table-cell>
          <table:table-cell office:value-type="string" calcext:value-type="string">
            <text:p>2022-03-08T06:11:21Z</text:p>
          </table:table-cell>
          <table:table-cell office:value-type="string" calcext:value-type="string">
            <text:p>SUCCEEDED</text:p>
          </table:table-cell>
          <table:table-cell office:value-type="float" office:value="1215620" calcext:value-type="float">
            <text:p>1215620</text:p>
          </table:table-cell>
          <table:table-cell office:value-type="float" office:value="113824" calcext:value-type="float">
            <text:p>113824</text:p>
          </table:table-cell>
          <table:table-cell office:value-type="float" office:value="93.089" calcext:value-type="float">
            <text:p>93.089</text:p>
          </table:table-cell>
          <table:table-cell office:value-type="float" office:value="2.905" calcext:value-type="float">
            <text:p>2.905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u-ch427-n216-start-all-mean-mf-ens18</text:p>
          </table:table-cell>
          <table:table-cell office:value-type="float" office:value="1286.328" calcext:value-type="float">
            <text:p>1286.328</text:p>
          </table:table-cell>
          <table:table-cell office:value-type="float" office:value="250.62" calcext:value-type="float">
            <text:p>250.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3-08T05:19:46Z</text:p>
          </table:table-cell>
          <table:table-cell office:value-type="string" calcext:value-type="string">
            <text:p>2022-03-08T05:23:40Z</text:p>
          </table:table-cell>
          <table:table-cell office:value-type="string" calcext:value-type="string">
            <text:p>2022-03-08T05:48:34Z</text:p>
          </table:table-cell>
          <table:table-cell office:value-type="string" calcext:value-type="string">
            <text:p>SUCCEEDED</text:p>
          </table:table-cell>
          <table:table-cell office:value-type="float" office:value="1215622" calcext:value-type="float">
            <text:p>1215622</text:p>
          </table:table-cell>
          <table:table-cell office:value-type="float" office:value="50331" calcext:value-type="float">
            <text:p>50331</text:p>
          </table:table-cell>
          <table:table-cell office:value-type="float" office:value="253.669" calcext:value-type="float">
            <text:p>253.669</text:p>
          </table:table-cell>
          <table:table-cell office:value-type="float" office:value="9.965" calcext:value-type="float">
            <text:p>9.965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string" calcext:value-type="string">
            <text:p>u-ch427-n216-start-all-ms-ens00</text:p>
          </table:table-cell>
          <table:table-cell office:value-type="float" office:value="133.14" calcext:value-type="float">
            <text:p>133.14</text:p>
          </table:table-cell>
          <table:table-cell office:value-type="float" office:value="42.95" calcext:value-type="float">
            <text:p>42.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4.117" calcext:value-type="float">
            <text:p>14.117</text:p>
          </table:table-cell>
          <table:table-cell office:value-type="float" office:value="0.606" calcext:value-type="float">
            <text:p>0.606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216-start-all-ms-ens01</text:p>
          </table:table-cell>
          <table:table-cell office:value-type="float" office:value="585.862" calcext:value-type="float">
            <text:p>585.862</text:p>
          </table:table-cell>
          <table:table-cell office:value-type="float" office:value="52.49" calcext:value-type="float">
            <text:p>5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3.072" calcext:value-type="float">
            <text:p>13.07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216-start-all-ms-ens02</text:p>
          </table:table-cell>
          <table:table-cell office:value-type="float" office:value="981.048" calcext:value-type="float">
            <text:p>981.048</text:p>
          </table:table-cell>
          <table:table-cell office:value-type="float" office:value="99.27" calcext:value-type="float">
            <text:p>99.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1.606" calcext:value-type="float">
            <text:p>11.606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string" calcext:value-type="string">
            <text:p>u-ch427-n216-start-all-ms-ens03</text:p>
          </table:table-cell>
          <table:table-cell office:value-type="float" office:value="1141.91" calcext:value-type="float">
            <text:p>1141.91</text:p>
          </table:table-cell>
          <table:table-cell office:value-type="float" office:value="116.13" calcext:value-type="float">
            <text:p>116.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7.427" calcext:value-type="float">
            <text:p>17.42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u-ch427-n216-start-all-ms-ens04</text:p>
          </table:table-cell>
          <table:table-cell office:value-type="float" office:value="574.641" calcext:value-type="float">
            <text:p>574.641</text:p>
          </table:table-cell>
          <table:table-cell office:value-type="float" office:value="135.86" calcext:value-type="float">
            <text:p>135.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3.415" calcext:value-type="float">
            <text:p>13.41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string" calcext:value-type="string">
            <text:p>u-ch427-n216-start-all-ms-ens05</text:p>
          </table:table-cell>
          <table:table-cell office:value-type="float" office:value="931.97" calcext:value-type="float">
            <text:p>931.97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4.015" calcext:value-type="float">
            <text:p>14.015</text:p>
          </table:table-cell>
          <table:table-cell office:value-type="float" office:value="0.96" calcext:value-type="float">
            <text:p>0.96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string" calcext:value-type="string">
            <text:p>u-ch427-n216-start-all-ms-ens06</text:p>
          </table:table-cell>
          <table:table-cell office:value-type="float" office:value="958.967" calcext:value-type="float">
            <text:p>958.967</text:p>
          </table:table-cell>
          <table:table-cell office:value-type="float" office:value="173.38" calcext:value-type="float">
            <text:p>173.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8.897" calcext:value-type="float">
            <text:p>38.897</text:p>
          </table:table-cell>
          <table:table-cell office:value-type="float" office:value="1.084" calcext:value-type="float">
            <text:p>1.084</text:p>
          </table:table-cell>
          <table:table-cell office:value-type="float" office:value="4.142" calcext:value-type="float">
            <text:p>4.142</text:p>
          </table:table-cell>
        </table:table-row>
        <table:table-row table:style-name="ro1">
          <table:table-cell office:value-type="string" calcext:value-type="string">
            <text:p>u-ch427-n216-start-all-ms-ens07</text:p>
          </table:table-cell>
          <table:table-cell office:value-type="float" office:value="916.554" calcext:value-type="float">
            <text:p>916.554</text:p>
          </table:table-cell>
          <table:table-cell office:value-type="float" office:value="209.75" calcext:value-type="float">
            <text:p>209.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29.437" calcext:value-type="float">
            <text:p>29.437</text:p>
          </table:table-cell>
          <table:table-cell office:value-type="float" office:value="1.097" calcext:value-type="float">
            <text:p>1.097</text:p>
          </table:table-cell>
          <table:table-cell office:value-type="float" office:value="2.339" calcext:value-type="float">
            <text:p>2.339</text:p>
          </table:table-cell>
        </table:table-row>
        <table:table-row table:style-name="ro1">
          <table:table-cell office:value-type="string" calcext:value-type="string">
            <text:p>u-ch427-n216-start-all-ms-ens08</text:p>
          </table:table-cell>
          <table:table-cell office:value-type="float" office:value="993.405" calcext:value-type="float">
            <text:p>993.405</text:p>
          </table:table-cell>
          <table:table-cell office:value-type="float" office:value="234.01" calcext:value-type="float">
            <text:p>234.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1.956" calcext:value-type="float">
            <text:p>31.956</text:p>
          </table:table-cell>
          <table:table-cell office:value-type="float" office:value="1.519" calcext:value-type="float">
            <text:p>1.519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 office:value-type="string" calcext:value-type="string">
            <text:p>u-ch427-n216-start-all-ms-ens09</text:p>
          </table:table-cell>
          <table:table-cell office:value-type="float" office:value="837.228" calcext:value-type="float">
            <text:p>837.228</text:p>
          </table:table-cell>
          <table:table-cell office:value-type="float" office:value="242.28" calcext:value-type="float">
            <text:p>242.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8.027" calcext:value-type="float">
            <text:p>28.027</text:p>
          </table:table-cell>
          <table:table-cell office:value-type="float" office:value="1.22" calcext:value-type="float">
            <text:p>1.22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string" calcext:value-type="string">
            <text:p>u-ch427-n216-start-all-ms-ens10</text:p>
          </table:table-cell>
          <table:table-cell office:value-type="float" office:value="946.643" calcext:value-type="float">
            <text:p>946.643</text:p>
          </table:table-cell>
          <table:table-cell office:value-type="float" office:value="273.35" calcext:value-type="float">
            <text:p>273.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6.097" calcext:value-type="float">
            <text:p>16.097</text:p>
          </table:table-cell>
          <table:table-cell office:value-type="float" office:value="1.327" calcext:value-type="float">
            <text:p>1.327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string" calcext:value-type="string">
            <text:p>u-ch427-n216-start-all-ms-ens11</text:p>
          </table:table-cell>
          <table:table-cell office:value-type="float" office:value="1004.575" calcext:value-type="float">
            <text:p>1004.575</text:p>
          </table:table-cell>
          <table:table-cell office:value-type="float" office:value="357.87" calcext:value-type="float">
            <text:p>357.8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4.646" calcext:value-type="float">
            <text:p>14.646</text:p>
          </table:table-cell>
          <table:table-cell office:value-type="float" office:value="1.411" calcext:value-type="float">
            <text:p>1.411</text:p>
          </table:table-cell>
          <table:table-cell office:value-type="float" office:value="2.311" calcext:value-type="float">
            <text:p>2.311</text:p>
          </table:table-cell>
        </table:table-row>
        <table:table-row table:style-name="ro1">
          <table:table-cell office:value-type="string" calcext:value-type="string">
            <text:p>u-ch427-n216-start-all-ms-ens12</text:p>
          </table:table-cell>
          <table:table-cell office:value-type="float" office:value="1348.11" calcext:value-type="float">
            <text:p>1348.11</text:p>
          </table:table-cell>
          <table:table-cell office:value-type="float" office:value="315.95" calcext:value-type="float">
            <text:p>315.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25.576" calcext:value-type="float">
            <text:p>25.576</text:p>
          </table:table-cell>
          <table:table-cell office:value-type="float" office:value="1.422" calcext:value-type="float">
            <text:p>1.422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 office:value-type="string" calcext:value-type="string">
            <text:p>u-ch427-n216-start-all-ms-ens13</text:p>
          </table:table-cell>
          <table:table-cell office:value-type="float" office:value="1320.797" calcext:value-type="float">
            <text:p>1320.797</text:p>
          </table:table-cell>
          <table:table-cell office:value-type="float" office:value="346.65" calcext:value-type="float">
            <text:p>346.6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32.621" calcext:value-type="float">
            <text:p>32.621</text:p>
          </table:table-cell>
          <table:table-cell office:value-type="float" office:value="2.682" calcext:value-type="float">
            <text:p>2.682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string" calcext:value-type="string">
            <text:p>u-ch427-n216-start-all-ms-ens14</text:p>
          </table:table-cell>
          <table:table-cell office:value-type="float" office:value="1273.66" calcext:value-type="float">
            <text:p>1273.66</text:p>
          </table:table-cell>
          <table:table-cell office:value-type="float" office:value="370.53" calcext:value-type="float">
            <text:p>370.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39.09" calcext:value-type="float">
            <text:p>39.09</text:p>
          </table:table-cell>
          <table:table-cell office:value-type="float" office:value="1.69" calcext:value-type="float">
            <text:p>1.69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string" calcext:value-type="string">
            <text:p>u-ch427-n216-start-all-ms-ens15</text:p>
          </table:table-cell>
          <table:table-cell office:value-type="float" office:value="1866.445" calcext:value-type="float">
            <text:p>1866.445</text:p>
          </table:table-cell>
          <table:table-cell office:value-type="float" office:value="411.4" calcext:value-type="float">
            <text:p>411.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.331" calcext:value-type="float">
            <text:p>50.331</text:p>
          </table:table-cell>
          <table:table-cell office:value-type="float" office:value="1.651" calcext:value-type="float">
            <text:p>1.651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string" calcext:value-type="string">
            <text:p>u-ch427-n216-start-all-ms-ens16</text:p>
          </table:table-cell>
          <table:table-cell office:value-type="float" office:value="1815.648" calcext:value-type="float">
            <text:p>1815.648</text:p>
          </table:table-cell>
          <table:table-cell office:value-type="float" office:value="245.98" calcext:value-type="float">
            <text:p>245.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239.841" calcext:value-type="float">
            <text:p>239.841</text:p>
          </table:table-cell>
          <table:table-cell office:value-type="float" office:value="1.946" calcext:value-type="float">
            <text:p>1.946</text:p>
          </table:table-cell>
          <table:table-cell office:value-type="float" office:value="3.495" calcext:value-type="float">
            <text:p>3.495</text:p>
          </table:table-cell>
        </table:table-row>
        <table:table-row table:style-name="ro1">
          <table:table-cell office:value-type="string" calcext:value-type="string">
            <text:p>u-ch427-n216-start-all-ms-ens17</text:p>
          </table:table-cell>
          <table:table-cell office:value-type="float" office:value="1559.096" calcext:value-type="float">
            <text:p>1559.096</text:p>
          </table:table-cell>
          <table:table-cell office:value-type="float" office:value="229.52" calcext:value-type="float">
            <text:p>229.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14.865" calcext:value-type="float">
            <text:p>114.865</text:p>
          </table:table-cell>
          <table:table-cell office:value-type="float" office:value="2.208" calcext:value-type="float">
            <text:p>2.208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string" calcext:value-type="string">
            <text:p>u-ch427-n216-start-all-ms-ens18</text:p>
          </table:table-cell>
          <table:table-cell office:value-type="float" office:value="1534.055" calcext:value-type="float">
            <text:p>1534.055</text:p>
          </table:table-cell>
          <table:table-cell office:value-type="float" office:value="230.71" calcext:value-type="float">
            <text:p>230.7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243.384" calcext:value-type="float">
            <text:p>243.384</text:p>
          </table:table-cell>
          <table:table-cell office:value-type="float" office:value="1.905" calcext:value-type="float">
            <text:p>1.905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226.549" calcext:value-type="float">
            <text:p>226.549</text:p>
          </table:table-cell>
          <table:table-cell office:value-type="float" office:value="52.16" calcext:value-type="float">
            <text:p>52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7:24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06Z</text:p>
          </table:table-cell>
          <table:table-cell office:value-type="string" calcext:value-type="string">
            <text:p>SUCCEEDED</text:p>
          </table:table-cell>
          <table:table-cell office:value-type="float" office:value="1230258" calcext:value-type="float">
            <text:p>1230258</text:p>
          </table:table-cell>
          <table:table-cell office:value-type="float" office:value="251413" calcext:value-type="float">
            <text:p>251413</text:p>
          </table:table-cell>
          <table:table-cell office:value-type="float" office:value="23.033" calcext:value-type="float">
            <text:p>23.033</text:p>
          </table:table-cell>
          <table:table-cell office:value-type="float" office:value="0.773" calcext:value-type="float">
            <text:p>0.773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238.147" calcext:value-type="float">
            <text:p>238.147</text:p>
          </table:table-cell>
          <table:table-cell office:value-type="float" office:value="52.62" calcext:value-type="float">
            <text:p>5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7:36Z</text:p>
          </table:table-cell>
          <table:table-cell office:value-type="string" calcext:value-type="string">
            <text:p>2022-03-10T02:07:56Z</text:p>
          </table:table-cell>
          <table:table-cell office:value-type="string" calcext:value-type="string">
            <text:p>2022-03-10T02:12:16Z</text:p>
          </table:table-cell>
          <table:table-cell office:value-type="string" calcext:value-type="string">
            <text:p>SUCCEEDED</text:p>
          </table:table-cell>
          <table:table-cell office:value-type="float" office:value="1230261" calcext:value-type="float">
            <text:p>1230261</text:p>
          </table:table-cell>
          <table:table-cell office:value-type="float" office:value="166519" calcext:value-type="float">
            <text:p>166519</text:p>
          </table:table-cell>
          <table:table-cell office:value-type="float" office:value="23.047" calcext:value-type="float">
            <text:p>23.047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204.609" calcext:value-type="float">
            <text:p>204.609</text:p>
          </table:table-cell>
          <table:table-cell office:value-type="float" office:value="48.34" calcext:value-type="float">
            <text:p>48.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4:52Z</text:p>
          </table:table-cell>
          <table:table-cell office:value-type="string" calcext:value-type="string">
            <text:p>2022-03-10T02:05:57Z</text:p>
          </table:table-cell>
          <table:table-cell office:value-type="string" calcext:value-type="string">
            <text:p>2022-03-10T02:10:05Z</text:p>
          </table:table-cell>
          <table:table-cell office:value-type="string" calcext:value-type="string">
            <text:p>SUCCEEDED</text:p>
          </table:table-cell>
          <table:table-cell office:value-type="float" office:value="1230233" calcext:value-type="float">
            <text:p>1230233</text:p>
          </table:table-cell>
          <table:table-cell office:value-type="float" office:value="168232" calcext:value-type="float">
            <text:p>168232</text:p>
          </table:table-cell>
          <table:table-cell office:value-type="float" office:value="17.062" calcext:value-type="float">
            <text:p>17.06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176.307" calcext:value-type="float">
            <text:p>176.307</text:p>
          </table:table-cell>
          <table:table-cell office:value-type="float" office:value="51.64" calcext:value-type="float">
            <text:p>51.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17:51Z</text:p>
          </table:table-cell>
          <table:table-cell office:value-type="string" calcext:value-type="string">
            <text:p>2022-03-10T02:19:01Z</text:p>
          </table:table-cell>
          <table:table-cell office:value-type="string" calcext:value-type="string">
            <text:p>2022-03-10T02:22:19Z</text:p>
          </table:table-cell>
          <table:table-cell office:value-type="string" calcext:value-type="string">
            <text:p>SUCCEEDED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1989" calcext:value-type="float">
            <text:p>21989</text:p>
          </table:table-cell>
          <table:table-cell office:value-type="float" office:value="15.178" calcext:value-type="float">
            <text:p>15.17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194.564" calcext:value-type="float">
            <text:p>194.564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08:39Z</text:p>
          </table:table-cell>
          <table:table-cell office:value-type="string" calcext:value-type="string">
            <text:p>2022-03-10T02:09:00Z</text:p>
          </table:table-cell>
          <table:table-cell office:value-type="string" calcext:value-type="string">
            <text:p>2022-03-10T02:12:38Z</text:p>
          </table:table-cell>
          <table:table-cell office:value-type="string" calcext:value-type="string">
            <text:p>SUCCEEDED</text:p>
          </table:table-cell>
          <table:table-cell office:value-type="float" office:value="1230270" calcext:value-type="float">
            <text:p>1230270</text:p>
          </table:table-cell>
          <table:table-cell office:value-type="float" office:value="207831" calcext:value-type="float">
            <text:p>207831</text:p>
          </table:table-cell>
          <table:table-cell office:value-type="float" office:value="12.521" calcext:value-type="float">
            <text:p>12.52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187.263" calcext:value-type="float">
            <text:p>187.263</text:p>
          </table:table-cell>
          <table:table-cell office:value-type="float" office:value="49.88" calcext:value-type="float">
            <text:p>49.8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0T02:13:51Z</text:p>
          </table:table-cell>
          <table:table-cell office:value-type="string" calcext:value-type="string">
            <text:p>2022-03-10T02:14:57Z</text:p>
          </table:table-cell>
          <table:table-cell office:value-type="string" calcext:value-type="string">
            <text:p>2022-03-10T02:18:29Z</text:p>
          </table:table-cell>
          <table:table-cell office:value-type="string" calcext:value-type="string">
            <text:p>SUCCEEDED</text:p>
          </table:table-cell>
          <table:table-cell office:value-type="float" office:value="1230309" calcext:value-type="float">
            <text:p>1230309</text:p>
          </table:table-cell>
          <table:table-cell office:value-type="float" office:value="225608" calcext:value-type="float">
            <text:p>225608</text:p>
          </table:table-cell>
          <table:table-cell office:value-type="float" office:value="19.585" calcext:value-type="float">
            <text:p>19.58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u-ch427-n216-start-paper-gr</text:p>
          </table:table-cell>
          <table:table-cell office:value-type="float" office:value="201.405" calcext:value-type="float">
            <text:p>201.405</text:p>
          </table:table-cell>
          <table:table-cell office:value-type="float" office:value="49.16" calcext:value-type="float">
            <text:p>49.16</text:p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1:41:26Z</text:p>
          </table:table-cell>
          <table:table-cell office:value-type="string" calcext:value-type="string">
            <text:p>2022-03-14T22:23:03Z</text:p>
          </table:table-cell>
          <table:table-cell office:value-type="string" calcext:value-type="string">
            <text:p>2022-03-14T22:26:44Z</text:p>
          </table:table-cell>
          <table:table-cell office:value-type="string" calcext:value-type="string">
            <text:p>SUCCEEDED</text:p>
          </table:table-cell>
          <table:table-cell office:value-type="float" office:value="1253511" calcext:value-type="float">
            <text:p>1253511</text:p>
          </table:table-cell>
          <table:table-cell office:value-type="float" office:value="254026" calcext:value-type="float">
            <text:p>254026</text:p>
          </table:table-cell>
          <table:table-cell office:value-type="float" office:value="11.901" calcext:value-type="float">
            <text:p>11.901</text:p>
          </table:table-cell>
          <table:table-cell office:value-type="float" office:value="0.759" calcext:value-type="float">
            <text:p>0.75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216-start-paper-gr-00</text:p>
          </table:table-cell>
          <table:table-cell office:value-type="float" office:value="131.275" calcext:value-type="float">
            <text:p>131.275</text:p>
          </table:table-cell>
          <table:table-cell office:value-type="float" office:value="40.73" calcext:value-type="float">
            <text:p>40.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29:16Z</text:p>
          </table:table-cell>
          <table:table-cell office:value-type="string" calcext:value-type="string">
            <text:p>2022-03-14T22:29:25Z</text:p>
          </table:table-cell>
          <table:table-cell office:value-type="string" calcext:value-type="string">
            <text:p>2022-03-14T22:31:51Z</text:p>
          </table:table-cell>
          <table:table-cell office:value-type="string" calcext:value-type="string">
            <text:p>SUCCEEDED</text:p>
          </table:table-cell>
          <table:table-cell office:value-type="float" office:value="1253761" calcext:value-type="float">
            <text:p>1253761</text:p>
          </table:table-cell>
          <table:table-cell office:value-type="float" office:value="170040" calcext:value-type="float">
            <text:p>170040</text:p>
          </table:table-cell>
          <table:table-cell office:value-type="float" office:value="15.143" calcext:value-type="float">
            <text:p>15.14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216-start-paper-gr-01</text:p>
          </table:table-cell>
          <table:table-cell office:value-type="float" office:value="178.124" calcext:value-type="float">
            <text:p>178.124</text:p>
          </table:table-cell>
          <table:table-cell office:value-type="float" office:value="41.49" calcext:value-type="float">
            <text:p>4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29:25Z</text:p>
          </table:table-cell>
          <table:table-cell office:value-type="string" calcext:value-type="string">
            <text:p>2022-03-14T22:29:35Z</text:p>
          </table:table-cell>
          <table:table-cell office:value-type="string" calcext:value-type="string">
            <text:p>2022-03-14T22:32:52Z</text:p>
          </table:table-cell>
          <table:table-cell office:value-type="string" calcext:value-type="string">
            <text:p>SUCCEEDED</text:p>
          </table:table-cell>
          <table:table-cell office:value-type="float" office:value="1253762" calcext:value-type="float">
            <text:p>1253762</text:p>
          </table:table-cell>
          <table:table-cell office:value-type="float" office:value="36544" calcext:value-type="float">
            <text:p>36544</text:p>
          </table:table-cell>
          <table:table-cell office:value-type="float" office:value="15.117" calcext:value-type="float">
            <text:p>15.117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216-start-paper-gr-10</text:p>
          </table:table-cell>
          <table:table-cell office:value-type="float" office:value="228.337" calcext:value-type="float">
            <text:p>228.337</text:p>
          </table:table-cell>
          <table:table-cell office:value-type="float" office:value="72.01" calcext:value-type="float">
            <text:p>72.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3-14T22:29:38Z</text:p>
          </table:table-cell>
          <table:table-cell office:value-type="string" calcext:value-type="string">
            <text:p>2022-03-14T22:30:10Z</text:p>
          </table:table-cell>
          <table:table-cell office:value-type="string" calcext:value-type="string">
            <text:p>2022-03-14T22:36:09Z</text:p>
          </table:table-cell>
          <table:table-cell office:value-type="string" calcext:value-type="string">
            <text:p>SUCCEEDED</text:p>
          </table:table-cell>
          <table:table-cell office:value-type="float" office:value="1253763" calcext:value-type="float">
            <text:p>1253763</text:p>
          </table:table-cell>
          <table:table-cell office:value-type="float" office:value="152972" calcext:value-type="float">
            <text:p>152972</text:p>
          </table:table-cell>
          <table:table-cell office:value-type="float" office:value="16.172" calcext:value-type="float">
            <text:p>16.17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u-ch427-n216-start-paper-gr-20</text:p>
          </table:table-cell>
          <table:table-cell office:value-type="float" office:value="310.834" calcext:value-type="float">
            <text:p>310.834</text:p>
          </table:table-cell>
          <table:table-cell office:value-type="float" office:value="104.76" calcext:value-type="float">
            <text:p>104.7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3-14T23:00:03Z</text:p>
          </table:table-cell>
          <table:table-cell office:value-type="string" calcext:value-type="string">
            <text:p>2022-03-14T23:18:53Z</text:p>
          </table:table-cell>
          <table:table-cell office:value-type="string" calcext:value-type="string">
            <text:p>2022-03-14T23:28:06Z</text:p>
          </table:table-cell>
          <table:table-cell office:value-type="string" calcext:value-type="string">
            <text:p>SUCCEEDED</text:p>
          </table:table-cell>
          <table:table-cell office:value-type="float" office:value="1253826" calcext:value-type="float">
            <text:p>1253826</text:p>
          </table:table-cell>
          <table:table-cell office:value-type="float" office:value="16677" calcext:value-type="float">
            <text:p>16677</text:p>
          </table:table-cell>
          <table:table-cell office:value-type="float" office:value="20.555" calcext:value-type="float">
            <text:p>20.555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u-ch427-n216-start-paper-gr2-00</text:p>
          </table:table-cell>
          <table:table-cell office:value-type="float" office:value="255.203" calcext:value-type="float">
            <text:p>255.203</text:p>
          </table:table-cell>
          <table:table-cell office:value-type="float" office:value="42.56" calcext:value-type="float">
            <text:p>42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0:49Z</text:p>
          </table:table-cell>
          <table:table-cell office:value-type="string" calcext:value-type="string">
            <text:p>2022-03-15T00:20:59Z</text:p>
          </table:table-cell>
          <table:table-cell office:value-type="string" calcext:value-type="string">
            <text:p>2022-03-15T00:25:33Z</text:p>
          </table:table-cell>
          <table:table-cell office:value-type="string" calcext:value-type="string">
            <text:p>SUCCEEDED</text:p>
          </table:table-cell>
          <table:table-cell office:value-type="float" office:value="1254158" calcext:value-type="float">
            <text:p>1254158</text:p>
          </table:table-cell>
          <table:table-cell office:value-type="float" office:value="117949" calcext:value-type="float">
            <text:p>117949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761" calcext:value-type="float">
            <text:p>0.761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216-start-paper-gr2-01</text:p>
          </table:table-cell>
          <table:table-cell office:value-type="float" office:value="255.031" calcext:value-type="float">
            <text:p>255.031</text:p>
          </table:table-cell>
          <table:table-cell office:value-type="float" office:value="42.51" calcext:value-type="float">
            <text:p>4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00Z</text:p>
          </table:table-cell>
          <table:table-cell office:value-type="string" calcext:value-type="string">
            <text:p>2022-03-15T00:21:11Z</text:p>
          </table:table-cell>
          <table:table-cell office:value-type="string" calcext:value-type="string">
            <text:p>2022-03-15T00:25:47Z</text:p>
          </table:table-cell>
          <table:table-cell office:value-type="string" calcext:value-type="string">
            <text:p>SUCCEEDED</text:p>
          </table:table-cell>
          <table:table-cell office:value-type="float" office:value="1254159" calcext:value-type="float">
            <text:p>1254159</text:p>
          </table:table-cell>
          <table:table-cell office:value-type="float" office:value="44221" calcext:value-type="float">
            <text:p>44221</text:p>
          </table:table-cell>
          <table:table-cell office:value-type="float" office:value="14.286" calcext:value-type="float">
            <text:p>14.286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u-ch427-n216-start-paper-gr2-10</text:p>
          </table:table-cell>
          <table:table-cell office:value-type="float" office:value="253.357" calcext:value-type="float">
            <text:p>253.357</text:p>
          </table:table-cell>
          <table:table-cell office:value-type="float" office:value="43.17" calcext:value-type="float">
            <text:p>43.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15Z</text:p>
          </table:table-cell>
          <table:table-cell office:value-type="string" calcext:value-type="string">
            <text:p>2022-03-15T00:21:25Z</text:p>
          </table:table-cell>
          <table:table-cell office:value-type="string" calcext:value-type="string">
            <text:p>2022-03-15T00:25:59Z</text:p>
          </table:table-cell>
          <table:table-cell office:value-type="string" calcext:value-type="string">
            <text:p>SUCCEEDED</text:p>
          </table:table-cell>
          <table:table-cell office:value-type="float" office:value="1254161" calcext:value-type="float">
            <text:p>1254161</text:p>
          </table:table-cell>
          <table:table-cell office:value-type="float" office:value="43001" calcext:value-type="float">
            <text:p>43001</text:p>
          </table:table-cell>
          <table:table-cell office:value-type="float" office:value="18.95" calcext:value-type="float">
            <text:p>18.9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u-ch427-n216-start-paper-gr2-20</text:p>
          </table:table-cell>
          <table:table-cell office:value-type="float" office:value="253.123" calcext:value-type="float">
            <text:p>253.123</text:p>
          </table:table-cell>
          <table:table-cell office:value-type="float" office:value="42.58" calcext:value-type="float">
            <text:p>42.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28Z</text:p>
          </table:table-cell>
          <table:table-cell office:value-type="string" calcext:value-type="string">
            <text:p>2022-03-15T00:21:37Z</text:p>
          </table:table-cell>
          <table:table-cell office:value-type="string" calcext:value-type="string">
            <text:p>2022-03-15T00:26:12Z</text:p>
          </table:table-cell>
          <table:table-cell office:value-type="string" calcext:value-type="string">
            <text:p>SUCCEEDED</text:p>
          </table:table-cell>
          <table:table-cell office:value-type="float" office:value="1254164" calcext:value-type="float">
            <text:p>1254164</text:p>
          </table:table-cell>
          <table:table-cell office:value-type="float" office:value="84115" calcext:value-type="float">
            <text:p>84115</text:p>
          </table:table-cell>
          <table:table-cell office:value-type="float" office:value="16.841" calcext:value-type="float">
            <text:p>16.84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u-ch427-n216-start-paper-gr2-30</text:p>
          </table:table-cell>
          <table:table-cell office:value-type="float" office:value="255.291" calcext:value-type="float">
            <text:p>255.291</text:p>
          </table:table-cell>
          <table:table-cell office:value-type="float" office:value="41.74" calcext:value-type="float">
            <text:p>41.7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39Z</text:p>
          </table:table-cell>
          <table:table-cell office:value-type="string" calcext:value-type="string">
            <text:p>2022-03-15T00:21:47Z</text:p>
          </table:table-cell>
          <table:table-cell office:value-type="string" calcext:value-type="string">
            <text:p>2022-03-15T00:26:34Z</text:p>
          </table:table-cell>
          <table:table-cell office:value-type="string" calcext:value-type="string">
            <text:p>SUCCEEDED</text:p>
          </table:table-cell>
          <table:table-cell office:value-type="float" office:value="1254165" calcext:value-type="float">
            <text:p>1254165</text:p>
          </table:table-cell>
          <table:table-cell office:value-type="float" office:value="56057" calcext:value-type="float">
            <text:p>56057</text:p>
          </table:table-cell>
          <table:table-cell office:value-type="float" office:value="12.348" calcext:value-type="float">
            <text:p>12.348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u-ch427-n216-start-paper-gr2-50</text:p>
          </table:table-cell>
          <table:table-cell office:value-type="float" office:value="261.726" calcext:value-type="float">
            <text:p>261.726</text:p>
          </table:table-cell>
          <table:table-cell office:value-type="float" office:value="42.28" calcext:value-type="float">
            <text:p>42.2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0:21:50Z</text:p>
          </table:table-cell>
          <table:table-cell office:value-type="string" calcext:value-type="string">
            <text:p>2022-03-15T00:22:01Z</text:p>
          </table:table-cell>
          <table:table-cell office:value-type="string" calcext:value-type="string">
            <text:p>2022-03-15T00:26:45Z</text:p>
          </table:table-cell>
          <table:table-cell office:value-type="string" calcext:value-type="string">
            <text:p>SUCCEEDED</text:p>
          </table:table-cell>
          <table:table-cell office:value-type="float" office:value="1254166" calcext:value-type="float">
            <text:p>1254166</text:p>
          </table:table-cell>
          <table:table-cell office:value-type="float" office:value="177164" calcext:value-type="float">
            <text:p>177164</text:p>
          </table:table-cell>
          <table:table-cell office:value-type="float" office:value="14.205" calcext:value-type="float">
            <text:p>14.20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u-ch427-n216-start-paper-gr-30</text:p>
          </table:table-cell>
          <table:table-cell office:value-type="float" office:value="375.477" calcext:value-type="float">
            <text:p>375.477</text:p>
          </table:table-cell>
          <table:table-cell office:value-type="float" office:value="118.93" calcext:value-type="float">
            <text:p>118.9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3-15T02:05:35Z</text:p>
          </table:table-cell>
          <table:table-cell office:value-type="string" calcext:value-type="string">
            <text:p>2022-03-15T06:10:09Z</text:p>
          </table:table-cell>
          <table:table-cell office:value-type="string" calcext:value-type="string">
            <text:p>2022-03-15T06:22:08Z</text:p>
          </table:table-cell>
          <table:table-cell office:value-type="string" calcext:value-type="string">
            <text:p>SUCCEEDED</text:p>
          </table:table-cell>
          <table:table-cell office:value-type="float" office:value="1254515" calcext:value-type="float">
            <text:p>1254515</text:p>
          </table:table-cell>
          <table:table-cell office:value-type="float" office:value="75499" calcext:value-type="float">
            <text:p>75499</text:p>
          </table:table-cell>
          <table:table-cell office:value-type="float" office:value="14.432" calcext:value-type="float">
            <text:p>14.432</text:p>
          </table:table-cell>
          <table:table-cell office:value-type="float" office:value="0.76" calcext:value-type="float">
            <text:p>0.76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u-ch427-n216-start-paper-gr46-00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41.77" calcext:value-type="float">
            <text:p>41.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26:03Z</text:p>
          </table:table-cell>
          <table:table-cell office:value-type="string" calcext:value-type="string">
            <text:p>2022-03-15T01:26:10Z</text:p>
          </table:table-cell>
          <table:table-cell office:value-type="string" calcext:value-type="string">
            <text:p>2022-03-15T01:30:31Z</text:p>
          </table:table-cell>
          <table:table-cell office:value-type="string" calcext:value-type="string">
            <text:p>SUCCEEDED</text:p>
          </table:table-cell>
          <table:table-cell office:value-type="float" office:value="1254447" calcext:value-type="float">
            <text:p>1254447</text:p>
          </table:table-cell>
          <table:table-cell office:value-type="float" office:value="210199" calcext:value-type="float">
            <text:p>210199</text:p>
          </table:table-cell>
          <table:table-cell office:value-type="float" office:value="20.027" calcext:value-type="float">
            <text:p>20.02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216-start-paper-gr46-01</text:p>
          </table:table-cell>
          <table:table-cell office:value-type="float" office:value="241.916" calcext:value-type="float">
            <text:p>241.916</text:p>
          </table:table-cell>
          <table:table-cell office:value-type="float" office:value="43.91" calcext:value-type="float">
            <text:p>4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1:16Z</text:p>
          </table:table-cell>
          <table:table-cell office:value-type="string" calcext:value-type="string">
            <text:p>2022-03-15T01:31:26Z</text:p>
          </table:table-cell>
          <table:table-cell office:value-type="string" calcext:value-type="string">
            <text:p>2022-03-15T01:35:48Z</text:p>
          </table:table-cell>
          <table:table-cell office:value-type="string" calcext:value-type="string">
            <text:p>SUCCEEDED</text:p>
          </table:table-cell>
          <table:table-cell office:value-type="float" office:value="1254453" calcext:value-type="float">
            <text:p>1254453</text:p>
          </table:table-cell>
          <table:table-cell office:value-type="float" office:value="6329" calcext:value-type="float">
            <text:p>6329</text:p>
          </table:table-cell>
          <table:table-cell office:value-type="float" office:value="15.213" calcext:value-type="float">
            <text:p>15.21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u-ch427-n216-start-paper-gr46-10</text:p>
          </table:table-cell>
          <table:table-cell office:value-type="float" office:value="243.566" calcext:value-type="float">
            <text:p>243.566</text:p>
          </table:table-cell>
          <table:table-cell office:value-type="float" office:value="42.16" calcext:value-type="float">
            <text:p>42.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1:26Z</text:p>
          </table:table-cell>
          <table:table-cell office:value-type="string" calcext:value-type="string">
            <text:p>2022-03-15T01:31:36Z</text:p>
          </table:table-cell>
          <table:table-cell office:value-type="string" calcext:value-type="string">
            <text:p>2022-03-15T01:36:02Z</text:p>
          </table:table-cell>
          <table:table-cell office:value-type="string" calcext:value-type="string">
            <text:p>SUCCEEDED</text:p>
          </table:table-cell>
          <table:table-cell office:value-type="float" office:value="1254454" calcext:value-type="float">
            <text:p>1254454</text:p>
          </table:table-cell>
          <table:table-cell office:value-type="float" office:value="111977" calcext:value-type="float">
            <text:p>111977</text:p>
          </table:table-cell>
          <table:table-cell office:value-type="float" office:value="16.378" calcext:value-type="float">
            <text:p>16.37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u-ch427-n216-start-paper-gr46-20</text:p>
          </table:table-cell>
          <table:table-cell office:value-type="float" office:value="240.541" calcext:value-type="float">
            <text:p>240.541</text:p>
          </table:table-cell>
          <table:table-cell office:value-type="float" office:value="42.78" calcext:value-type="float">
            <text:p>42.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1:41Z</text:p>
          </table:table-cell>
          <table:table-cell office:value-type="string" calcext:value-type="string">
            <text:p>2022-03-15T01:36:09Z</text:p>
          </table:table-cell>
          <table:table-cell office:value-type="string" calcext:value-type="string">
            <text:p>2022-03-15T01:40:27Z</text:p>
          </table:table-cell>
          <table:table-cell office:value-type="string" calcext:value-type="string">
            <text:p>SUCCEEDED</text:p>
          </table:table-cell>
          <table:table-cell office:value-type="float" office:value="1254455" calcext:value-type="float">
            <text:p>1254455</text:p>
          </table:table-cell>
          <table:table-cell office:value-type="float" office:value="63766" calcext:value-type="float">
            <text:p>63766</text:p>
          </table:table-cell>
          <table:table-cell office:value-type="float" office:value="13.9" calcext:value-type="float">
            <text:p>13.9</text:p>
          </table:table-cell>
          <table:table-cell office:value-type="float" office:value="0.754" calcext:value-type="float">
            <text:p>0.754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u-ch427-n216-start-paper-gr46-30</text:p>
          </table:table-cell>
          <table:table-cell office:value-type="float" office:value="241.35" calcext:value-type="float">
            <text:p>241.35</text:p>
          </table:table-cell>
          <table:table-cell office:value-type="float" office:value="42.47" calcext:value-type="float">
            <text:p>42.4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1:50Z</text:p>
          </table:table-cell>
          <table:table-cell office:value-type="string" calcext:value-type="string">
            <text:p>2022-03-15T01:36:42Z</text:p>
          </table:table-cell>
          <table:table-cell office:value-type="string" calcext:value-type="string">
            <text:p>2022-03-15T01:41:02Z</text:p>
          </table:table-cell>
          <table:table-cell office:value-type="string" calcext:value-type="string">
            <text:p>SUCCEEDED</text:p>
          </table:table-cell>
          <table:table-cell office:value-type="float" office:value="1254456" calcext:value-type="float">
            <text:p>1254456</text:p>
          </table:table-cell>
          <table:table-cell office:value-type="float" office:value="169003" calcext:value-type="float">
            <text:p>169003</text:p>
          </table:table-cell>
          <table:table-cell office:value-type="float" office:value="15.402" calcext:value-type="float">
            <text:p>15.40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string" calcext:value-type="string">
            <text:p>u-ch427-n216-start-paper-gr46-50</text:p>
          </table:table-cell>
          <table:table-cell office:value-type="float" office:value="246.299" calcext:value-type="float">
            <text:p>246.299</text:p>
          </table:table-cell>
          <table:table-cell office:value-type="float" office:value="42.52" calcext:value-type="float">
            <text:p>42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5T01:32:07Z</text:p>
          </table:table-cell>
          <table:table-cell office:value-type="string" calcext:value-type="string">
            <text:p>2022-03-15T01:41:45Z</text:p>
          </table:table-cell>
          <table:table-cell office:value-type="string" calcext:value-type="string">
            <text:p>2022-03-15T01:46:11Z</text:p>
          </table:table-cell>
          <table:table-cell office:value-type="string" calcext:value-type="string">
            <text:p>SUCCEEDED</text:p>
          </table:table-cell>
          <table:table-cell office:value-type="float" office:value="1254457" calcext:value-type="float">
            <text:p>1254457</text:p>
          </table:table-cell>
          <table:table-cell office:value-type="float" office:value="9543" calcext:value-type="float">
            <text:p>9543</text:p>
          </table:table-cell>
          <table:table-cell office:value-type="float" office:value="16.147" calcext:value-type="float">
            <text:p>16.14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u-ch427-n216-start-paper-gr-50</text:p>
          </table:table-cell>
          <table:table-cell office:value-type="float" office:value="898.484" calcext:value-type="float">
            <text:p>898.484</text:p>
          </table:table-cell>
          <table:table-cell office:value-type="float" office:value="236.78" calcext:value-type="float">
            <text:p>236.7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3-15T14:07:54Z</text:p>
          </table:table-cell>
          <table:table-cell office:value-type="string" calcext:value-type="string">
            <text:p>2022-03-15T20:21:33Z</text:p>
          </table:table-cell>
          <table:table-cell office:value-type="string" calcext:value-type="string">
            <text:p>2022-03-15T20:46:02Z</text:p>
          </table:table-cell>
          <table:table-cell office:value-type="string" calcext:value-type="string">
            <text:p>SUCCEEDED</text:p>
          </table:table-cell>
          <table:table-cell office:value-type="float" office:value="1257266" calcext:value-type="float">
            <text:p>1257266</text:p>
          </table:table-cell>
          <table:table-cell office:value-type="float" office:value="41225" calcext:value-type="float">
            <text:p>41225</text:p>
          </table:table-cell>
          <table:table-cell office:value-type="float" office:value="11.307" calcext:value-type="float">
            <text:p>11.3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u-ch427-n216-template-start-00</text:p>
          </table:table-cell>
          <table:table-cell office:value-type="float" office:value="143.368" calcext:value-type="float">
            <text:p>143.368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14T20:27:09Z</text:p>
          </table:table-cell>
          <table:table-cell office:value-type="string" calcext:value-type="string">
            <text:p>2022-02-14T20:29:41Z</text:p>
          </table:table-cell>
          <table:table-cell office:value-type="string" calcext:value-type="string">
            <text:p>2022-02-14T20:32:24Z</text:p>
          </table:table-cell>
          <table:table-cell office:value-type="string" calcext:value-type="string">
            <text:p>SUCCEEDED</text:p>
          </table:table-cell>
          <table:table-cell office:value-type="float" office:value="1116068" calcext:value-type="float">
            <text:p>1116068</text:p>
          </table:table-cell>
          <table:table-cell office:value-type="float" office:value="261759" calcext:value-type="float">
            <text:p>261759</text:p>
          </table:table-cell>
          <table:table-cell office:value-type="float" office:value="12.618" calcext:value-type="float">
            <text:p>12.6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template-start-all</text:p>
          </table:table-cell>
          <table:table-cell office:value-type="float" office:value="270.224" calcext:value-type="float">
            <text:p>270.224</text:p>
          </table:table-cell>
          <table:table-cell office:value-type="float" office:value="49.88" calcext:value-type="float">
            <text:p>49.88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19T01:35:30Z</text:p>
          </table:table-cell>
          <table:table-cell office:value-type="string" calcext:value-type="string">
            <text:p>2022-02-19T01:35:37Z</text:p>
          </table:table-cell>
          <table:table-cell office:value-type="string" calcext:value-type="string">
            <text:p>2022-02-19T01:41:28Z</text:p>
          </table:table-cell>
          <table:table-cell office:value-type="string" calcext:value-type="string">
            <text:p>SUCCEEDED</text:p>
          </table:table-cell>
          <table:table-cell office:value-type="float" office:value="1135258" calcext:value-type="float">
            <text:p>1135258</text:p>
          </table:table-cell>
          <table:table-cell office:value-type="float" office:value="89783" calcext:value-type="float">
            <text:p>89783</text:p>
          </table:table-cell>
          <table:table-cell office:value-type="float" office:value="21.939" calcext:value-type="float">
            <text:p>21.939</text:p>
          </table:table-cell>
          <table:table-cell office:value-type="float" office:value="0.613" calcext:value-type="float">
            <text:p>0.61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template-start-all2</text:p>
          </table:table-cell>
          <table:table-cell office:value-type="float" office:value="220.823" calcext:value-type="float">
            <text:p>220.823</text:p>
          </table:table-cell>
          <table:table-cell office:value-type="float" office:value="48.69" calcext:value-type="float">
            <text:p>48.69</text:p>
          </table:table-cell>
          <table:table-cell table:number-columns-repeated="2"/>
          <table:table-cell office:value-type="string" calcext:value-type="string">
            <text:p>l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25T17:23:03Z</text:p>
          </table:table-cell>
          <table:table-cell office:value-type="string" calcext:value-type="string">
            <text:p>2022-02-25T17:23:49Z</text:p>
          </table:table-cell>
          <table:table-cell office:value-type="string" calcext:value-type="string">
            <text:p>2022-02-25T17:27:58Z</text:p>
          </table:table-cell>
          <table:table-cell office:value-type="string" calcext:value-type="string">
            <text:p>SUCCEEDED</text:p>
          </table:table-cell>
          <table:table-cell office:value-type="float" office:value="1160062" calcext:value-type="float">
            <text:p>1160062</text:p>
          </table:table-cell>
          <table:table-cell office:value-type="float" office:value="209478" calcext:value-type="float">
            <text:p>209478</text:p>
          </table:table-cell>
          <table:table-cell office:value-type="float" office:value="12.236" calcext:value-type="float">
            <text:p>12.236</text:p>
          </table:table-cell>
          <table:table-cell office:value-type="float" office:value="0.616" calcext:value-type="float">
            <text:p>0.616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216-template-start-all-ms</text:p>
          </table:table-cell>
          <table:table-cell office:value-type="float" office:value="600.404" calcext:value-type="float">
            <text:p>600.40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27T15:58:07Z</text:p>
          </table:table-cell>
          <table:table-cell office:value-type="string" calcext:value-type="string">
            <text:p>2022-02-27T16:14:15Z</text:p>
          </table:table-cell>
          <table:table-cell office:value-type="string" calcext:value-type="string">
            <text:p>2022-02-27T16:24:53Z</text:p>
          </table:table-cell>
          <table:table-cell office:value-type="string" calcext:value-type="string">
            <text:p>SUCCEEDED</text:p>
          </table:table-cell>
          <table:table-cell office:value-type="float" office:value="1166588" calcext:value-type="float">
            <text:p>1166588</text:p>
          </table:table-cell>
          <table:table-cell office:value-type="float" office:value="51903" calcext:value-type="float">
            <text:p>51903</text:p>
          </table:table-cell>
          <table:table-cell office:value-type="float" office:value="14.309" calcext:value-type="float">
            <text:p>14.30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249.753" calcext:value-type="float">
            <text:p>249.753</text:p>
          </table:table-cell>
          <table:table-cell office:value-type="float" office:value="48.29" calcext:value-type="float">
            <text:p>48.29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08T18:44:51Z</text:p>
          </table:table-cell>
          <table:table-cell office:value-type="string" calcext:value-type="string">
            <text:p>2022-03-08T18:45:17Z</text:p>
          </table:table-cell>
          <table:table-cell office:value-type="string" calcext:value-type="string">
            <text:p>2022-03-08T18:49:51Z</text:p>
          </table:table-cell>
          <table:table-cell office:value-type="string" calcext:value-type="string">
            <text:p>SUCCEEDED</text:p>
          </table:table-cell>
          <table:table-cell office:value-type="float" office:value="1221341" calcext:value-type="float">
            <text:p>1221341</text:p>
          </table:table-cell>
          <table:table-cell office:value-type="float" office:value="7307" calcext:value-type="float">
            <text:p>7307</text:p>
          </table:table-cell>
          <table:table-cell office:value-type="float" office:value="22.246" calcext:value-type="float">
            <text:p>22.2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u-ch427-n216-test</text:p>
          </table:table-cell>
          <table:table-cell office:value-type="float" office:value="129.811" calcext:value-type="float">
            <text:p>129.811</text:p>
          </table:table-cell>
          <table:table-cell office:value-type="float" office:value="39.75" calcext:value-type="float">
            <text:p>39.75</text:p>
          </table:table-cell>
          <table:table-cell table:number-columns-repeated="2"/>
          <table:table-cell office:value-type="string" calcext:value-type="string">
            <text:p>s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17:51:56Z</text:p>
          </table:table-cell>
          <table:table-cell office:value-type="string" calcext:value-type="string">
            <text:p>2022-01-10T17:52:05Z</text:p>
          </table:table-cell>
          <table:table-cell office:value-type="string" calcext:value-type="string">
            <text:p>2022-01-10T17:54:32Z</text:p>
          </table:table-cell>
          <table:table-cell office:value-type="string" calcext:value-type="string">
            <text:p>SUCCEEDED</text:p>
          </table:table-cell>
          <table:table-cell office:value-type="float" office:value="954565" calcext:value-type="float">
            <text:p>954565</text:p>
          </table:table-cell>
          <table:table-cell office:value-type="float" office:value="8303" calcext:value-type="float">
            <text:p>8303</text:p>
          </table:table-cell>
          <table:table-cell office:value-type="float" office:value="13.657" calcext:value-type="float">
            <text:p>13.657</text:p>
          </table:table-cell>
          <table:table-cell office:value-type="float" office:value="0.602" calcext:value-type="float">
            <text:p>0.602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512-ens00</text:p>
          </table:table-cell>
          <table:table-cell office:value-type="float" office:value="4684.451" calcext:value-type="float">
            <text:p>4684.451</text:p>
          </table:table-cell>
          <table:table-cell office:value-type="float" office:value="89.76" calcext:value-type="float">
            <text:p>89.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27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06:48Z</text:p>
          </table:table-cell>
          <table:table-cell office:value-type="string" calcext:value-type="string">
            <text:p>SUCCEEDED</text:p>
          </table:table-cell>
          <table:table-cell office:value-type="float" office:value="931658" calcext:value-type="float">
            <text:p>931658</text:p>
          </table:table-cell>
          <table:table-cell office:value-type="float" office:value="163263" calcext:value-type="float">
            <text:p>163263</text:p>
          </table:table-cell>
          <table:table-cell office:value-type="float" office:value="154.076" calcext:value-type="float">
            <text:p>154.076</text:p>
          </table:table-cell>
          <table:table-cell office:value-type="float" office:value="32.081" calcext:value-type="float">
            <text:p>32.081</text:p>
          </table:table-cell>
          <table:table-cell office:value-type="float" office:value="31.133" calcext:value-type="float">
            <text:p>31.133</text:p>
          </table:table-cell>
        </table:table-row>
        <table:table-row table:style-name="ro1">
          <table:table-cell office:value-type="string" calcext:value-type="string">
            <text:p>u-ch427-n512-ens01</text:p>
          </table:table-cell>
          <table:table-cell office:value-type="float" office:value="5156.503" calcext:value-type="float">
            <text:p>5156.503</text:p>
          </table:table-cell>
          <table:table-cell office:value-type="float" office:value="94.38" calcext:value-type="float">
            <text:p>9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1-12-31T07:07:49Z</text:p>
          </table:table-cell>
          <table:table-cell office:value-type="string" calcext:value-type="string">
            <text:p>2021-12-31T10:18:24Z</text:p>
          </table:table-cell>
          <table:table-cell office:value-type="string" calcext:value-type="string">
            <text:p>2021-12-31T11:45:03Z</text:p>
          </table:table-cell>
          <table:table-cell office:value-type="string" calcext:value-type="string">
            <text:p>SUCCEEDED</text:p>
          </table:table-cell>
          <table:table-cell office:value-type="float" office:value="931660" calcext:value-type="float">
            <text:p>931660</text:p>
          </table:table-cell>
          <table:table-cell office:value-type="float" office:value="31306" calcext:value-type="float">
            <text:p>31306</text:p>
          </table:table-cell>
          <table:table-cell office:value-type="float" office:value="163.643" calcext:value-type="float">
            <text:p>163.643</text:p>
          </table:table-cell>
          <table:table-cell office:value-type="float" office:value="36.866" calcext:value-type="float">
            <text:p>36.866</text:p>
          </table:table-cell>
          <table:table-cell office:value-type="float" office:value="34.372" calcext:value-type="float">
            <text:p>34.372</text:p>
          </table:table-cell>
        </table:table-row>
        <table:table-row table:style-name="ro1">
          <table:table-cell office:value-type="string" calcext:value-type="string">
            <text:p>u-ch427-n512-ens01-test</text:p>
          </table:table-cell>
          <table:table-cell office:value-type="float" office:value="4889.297" calcext:value-type="float">
            <text:p>4889.297</text:p>
          </table:table-cell>
          <table:table-cell office:value-type="float" office:value="98.23" calcext:value-type="float">
            <text:p>98.23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2-01-02T20:38:32Z</text:p>
          </table:table-cell>
          <table:table-cell office:value-type="string" calcext:value-type="string">
            <text:p>2022-01-02T21:04:24Z</text:p>
          </table:table-cell>
          <table:table-cell office:value-type="string" calcext:value-type="string">
            <text:p>2022-01-02T22:26:37Z</text:p>
          </table:table-cell>
          <table:table-cell office:value-type="string" calcext:value-type="string">
            <text:p>SUCCEEDED</text:p>
          </table:table-cell>
          <table:table-cell office:value-type="float" office:value="935991" calcext:value-type="float">
            <text:p>935991</text:p>
          </table:table-cell>
          <table:table-cell office:value-type="float" office:value="170611" calcext:value-type="float">
            <text:p>170611</text:p>
          </table:table-cell>
          <table:table-cell office:value-type="float" office:value="168.751" calcext:value-type="float">
            <text:p>168.751</text:p>
          </table:table-cell>
          <table:table-cell office:value-type="float" office:value="33.539" calcext:value-type="float">
            <text:p>33.539</text:p>
          </table:table-cell>
          <table:table-cell office:value-type="float" office:value="34.277" calcext:value-type="float">
            <text:p>34.277</text:p>
          </table:table-cell>
        </table:table-row>
        <table:table-row table:style-name="ro1">
          <table:table-cell office:value-type="string" calcext:value-type="string">
            <text:p>u-ch427-n512-ens02</text:p>
          </table:table-cell>
          <table:table-cell office:value-type="float" office:value="5254.217" calcext:value-type="float">
            <text:p>5254.217</text:p>
          </table:table-cell>
          <table:table-cell office:value-type="float" office:value="129.64" calcext:value-type="float">
            <text:p>129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2-31T07:07:54Z</text:p>
          </table:table-cell>
          <table:table-cell office:value-type="string" calcext:value-type="string">
            <text:p>2021-12-31T08:48:22Z</text:p>
          </table:table-cell>
          <table:table-cell office:value-type="string" calcext:value-type="string">
            <text:p>2021-12-31T10:16:44Z</text:p>
          </table:table-cell>
          <table:table-cell office:value-type="string" calcext:value-type="string">
            <text:p>SUCCEEDED</text:p>
          </table:table-cell>
          <table:table-cell office:value-type="float" office:value="931661" calcext:value-type="float">
            <text:p>931661</text:p>
          </table:table-cell>
          <table:table-cell office:value-type="float" office:value="221317" calcext:value-type="float">
            <text:p>221317</text:p>
          </table:table-cell>
          <table:table-cell office:value-type="float" office:value="159.344" calcext:value-type="float">
            <text:p>159.344</text:p>
          </table:table-cell>
          <table:table-cell office:value-type="float" office:value="35.008" calcext:value-type="float">
            <text:p>35.008</text:p>
          </table:table-cell>
          <table:table-cell office:value-type="float" office:value="35.294" calcext:value-type="float">
            <text:p>35.294</text:p>
          </table:table-cell>
        </table:table-row>
        <table:table-row table:style-name="ro1">
          <table:table-cell office:value-type="string" calcext:value-type="string">
            <text:p>u-ch427-n512-ens03</text:p>
          </table:table-cell>
          <table:table-cell office:value-type="float" office:value="5300.991" calcext:value-type="float">
            <text:p>5300.991</text:p>
          </table:table-cell>
          <table:table-cell office:value-type="float" office:value="161.24" calcext:value-type="float">
            <text:p>161.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2-31T07:13:01Z</text:p>
          </table:table-cell>
          <table:table-cell office:value-type="string" calcext:value-type="string">
            <text:p>2022-01-01T16:29:11Z</text:p>
          </table:table-cell>
          <table:table-cell office:value-type="string" calcext:value-type="string">
            <text:p>2022-01-01T17:58:25Z</text:p>
          </table:table-cell>
          <table:table-cell office:value-type="string" calcext:value-type="string">
            <text:p>SUCCEEDED</text:p>
          </table:table-cell>
          <table:table-cell office:value-type="float" office:value="931681" calcext:value-type="float">
            <text:p>931681</text:p>
          </table:table-cell>
          <table:table-cell office:value-type="float" office:value="58649" calcext:value-type="float">
            <text:p>58649</text:p>
          </table:table-cell>
          <table:table-cell office:value-type="float" office:value="163.333" calcext:value-type="float">
            <text:p>163.333</text:p>
          </table:table-cell>
          <table:table-cell office:value-type="float" office:value="35.417" calcext:value-type="float">
            <text:p>35.417</text:p>
          </table:table-cell>
          <table:table-cell office:value-type="float" office:value="36.124" calcext:value-type="float">
            <text:p>36.124</text:p>
          </table:table-cell>
        </table:table-row>
        <table:table-row table:style-name="ro1">
          <table:table-cell office:value-type="string" calcext:value-type="string">
            <text:p>u-ch427-n512-ens04</text:p>
          </table:table-cell>
          <table:table-cell office:value-type="float" office:value="5306.15" calcext:value-type="float">
            <text:p>5306.15</text:p>
          </table:table-cell>
          <table:table-cell office:value-type="float" office:value="171.25" calcext:value-type="float">
            <text:p>171.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22-01-02T07:05:02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01Z</text:p>
          </table:table-cell>
          <table:table-cell office:value-type="string" calcext:value-type="string">
            <text:p>SUCCEEDED</text:p>
          </table:table-cell>
          <table:table-cell office:value-type="float" office:value="934876" calcext:value-type="float">
            <text:p>934876</text:p>
          </table:table-cell>
          <table:table-cell office:value-type="float" office:value="215513" calcext:value-type="float">
            <text:p>215513</text:p>
          </table:table-cell>
          <table:table-cell office:value-type="float" office:value="168.948" calcext:value-type="float">
            <text:p>168.948</text:p>
          </table:table-cell>
          <table:table-cell office:value-type="float" office:value="34.564" calcext:value-type="float">
            <text:p>34.564</text:p>
          </table:table-cell>
          <table:table-cell office:value-type="float" office:value="35.106" calcext:value-type="float">
            <text:p>35.106</text:p>
          </table:table-cell>
        </table:table-row>
        <table:table-row table:style-name="ro1">
          <table:table-cell office:value-type="string" calcext:value-type="string">
            <text:p>u-ch427-n512-ens06</text:p>
          </table:table-cell>
          <table:table-cell office:value-type="float" office:value="5302.987" calcext:value-type="float">
            <text:p>5302.987</text:p>
          </table:table-cell>
          <table:table-cell office:value-type="float" office:value="207.32" calcext:value-type="float">
            <text:p>207.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22-01-02T07:10:08Z</text:p>
          </table:table-cell>
          <table:table-cell office:value-type="string" calcext:value-type="string">
            <text:p>2022-01-02T13:53:23Z</text:p>
          </table:table-cell>
          <table:table-cell office:value-type="string" calcext:value-type="string">
            <text:p>2022-01-02T15:23:25Z</text:p>
          </table:table-cell>
          <table:table-cell office:value-type="string" calcext:value-type="string">
            <text:p>SUCCEEDED</text:p>
          </table:table-cell>
          <table:table-cell office:value-type="float" office:value="934880" calcext:value-type="float">
            <text:p>934880</text:p>
          </table:table-cell>
          <table:table-cell office:value-type="float" office:value="52294" calcext:value-type="float">
            <text:p>52294</text:p>
          </table:table-cell>
          <table:table-cell office:value-type="float" office:value="172.221" calcext:value-type="float">
            <text:p>172.221</text:p>
          </table:table-cell>
          <table:table-cell office:value-type="float" office:value="33.2" calcext:value-type="float">
            <text:p>33.2</text:p>
          </table:table-cell>
          <table:table-cell office:value-type="float" office:value="34.732" calcext:value-type="float">
            <text:p>34.732</text:p>
          </table:table-cell>
        </table:table-row>
        <table:table-row table:style-name="ro1">
          <table:table-cell office:value-type="string" calcext:value-type="string">
            <text:p>u-ch427-n512-ens08</text:p>
          </table:table-cell>
          <table:table-cell office:value-type="float" office:value="5617.466" calcext:value-type="float">
            <text:p>5617.466</text:p>
          </table:table-cell>
          <table:table-cell office:value-type="float" office:value="224.1" calcext:value-type="float">
            <text:p>224.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022-01-02T07:10:24Z</text:p>
          </table:table-cell>
          <table:table-cell office:value-type="string" calcext:value-type="string">
            <text:p>2022-01-02T09:53:26Z</text:p>
          </table:table-cell>
          <table:table-cell office:value-type="string" calcext:value-type="string">
            <text:p>2022-01-02T11:28:50Z</text:p>
          </table:table-cell>
          <table:table-cell office:value-type="string" calcext:value-type="string">
            <text:p>SUCCEEDED</text:p>
          </table:table-cell>
          <table:table-cell office:value-type="float" office:value="934882" calcext:value-type="float">
            <text:p>934882</text:p>
          </table:table-cell>
          <table:table-cell office:value-type="float" office:value="236588" calcext:value-type="float">
            <text:p>236588</text:p>
          </table:table-cell>
          <table:table-cell office:value-type="float" office:value="183.271" calcext:value-type="float">
            <text:p>183.2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36.618" calcext:value-type="float">
            <text:p>36.618</text:p>
          </table:table-cell>
        </table:table-row>
        <table:table-row table:style-name="ro1">
          <table:table-cell office:value-type="string" calcext:value-type="string">
            <text:p>u-ch427-n512-ens09</text:p>
          </table:table-cell>
          <table:table-cell office:value-type="float" office:value="5668.019" calcext:value-type="float">
            <text:p>5668.019</text:p>
          </table:table-cell>
          <table:table-cell office:value-type="float" office:value="250.95" calcext:value-type="float">
            <text:p>250.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022-01-02T07:40:43Z</text:p>
          </table:table-cell>
          <table:table-cell office:value-type="string" calcext:value-type="string">
            <text:p>2022-01-02T14:09:21Z</text:p>
          </table:table-cell>
          <table:table-cell office:value-type="string" calcext:value-type="string">
            <text:p>2022-01-02T15:46:14Z</text:p>
          </table:table-cell>
          <table:table-cell office:value-type="string" calcext:value-type="string">
            <text:p>SUCCEEDED</text:p>
          </table:table-cell>
          <table:table-cell office:value-type="float" office:value="934916" calcext:value-type="float">
            <text:p>934916</text:p>
          </table:table-cell>
          <table:table-cell office:value-type="float" office:value="38582" calcext:value-type="float">
            <text:p>38582</text:p>
          </table:table-cell>
          <table:table-cell office:value-type="float" office:value="174.988" calcext:value-type="float">
            <text:p>174.988</text:p>
          </table:table-cell>
          <table:table-cell office:value-type="float" office:value="39.636" calcext:value-type="float">
            <text:p>39.636</text:p>
          </table:table-cell>
          <table:table-cell office:value-type="float" office:value="36.604" calcext:value-type="float">
            <text:p>36.604</text:p>
          </table:table-cell>
        </table:table-row>
        <table:table-row table:style-name="ro1">
          <table:table-cell office:value-type="string" calcext:value-type="string">
            <text:p>u-ch427-n512-ens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2022-01-02T07:47:00Z</text:p>
          </table:table-cell>
          <table:table-cell table:number-columns-repeated="3"/>
          <table:table-cell office:value-type="float" office:value="934939" calcext:value-type="float">
            <text:p>934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ens21</text:p>
          </table:table-cell>
          <table:table-cell office:value-type="float" office:value="5862.071" calcext:value-type="float">
            <text:p>5862.071</text:p>
          </table:table-cell>
          <table:table-cell office:value-type="float" office:value="424.78" calcext:value-type="float">
            <text:p>424.7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22-01-02T07:47:08Z</text:p>
          </table:table-cell>
          <table:table-cell office:value-type="string" calcext:value-type="string">
            <text:p>2022-01-04T13:21:23Z</text:p>
          </table:table-cell>
          <table:table-cell office:value-type="string" calcext:value-type="string">
            <text:p>2022-01-04T15:04:39Z</text:p>
          </table:table-cell>
          <table:table-cell office:value-type="string" calcext:value-type="string">
            <text:p>SUCCEEDED</text:p>
          </table:table-cell>
          <table:table-cell office:value-type="float" office:value="934943" calcext:value-type="float">
            <text:p>934943</text:p>
          </table:table-cell>
          <table:table-cell office:value-type="float" office:value="140751" calcext:value-type="float">
            <text:p>140751</text:p>
          </table:table-cell>
          <table:table-cell office:value-type="float" office:value="195.255" calcext:value-type="float">
            <text:p>195.255</text:p>
          </table:table-cell>
          <table:table-cell office:value-type="float" office:value="36.349" calcext:value-type="float">
            <text:p>36.349</text:p>
          </table:table-cell>
          <table:table-cell office:value-type="float" office:value="37.151" calcext:value-type="float">
            <text:p>37.151</text:p>
          </table:table-cell>
        </table:table-row>
        <table:table-row table:style-name="ro1">
          <table:table-cell office:value-type="string" calcext:value-type="string">
            <text:p>u-ch427-n512-ens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12" calcext:value-type="float">
            <text:p>51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022-01-02T07:47:38Z</text:p>
          </table:table-cell>
          <table:table-cell office:value-type="string" calcext:value-type="string">
            <text:p>2022-01-03T02:39:18Z</text:p>
          </table:table-cell>
          <table:table-cell office:value-type="string" calcext:value-type="string">
            <text:p>2022-01-03T02:52:30Z</text:p>
          </table:table-cell>
          <table:table-cell office:value-type="string" calcext:value-type="string">
            <text:p>E</text:p>
          </table:table-cell>
          <table:table-cell office:value-type="float" office:value="934947" calcext:value-type="float">
            <text:p>934947</text:p>
          </table:table-cell>
          <table:table-cell office:value-type="float" office:value="47810" calcext:value-type="float">
            <text:p>478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23</text:p>
          </table:table-cell>
          <table:table-cell office:value-type="float" office:value="5950.79" calcext:value-type="float">
            <text:p>5950.79</text:p>
          </table:table-cell>
          <table:table-cell office:value-type="float" office:value="447.31" calcext:value-type="float">
            <text:p>447.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022-01-02T07:47:06Z</text:p>
          </table:table-cell>
          <table:table-cell office:value-type="string" calcext:value-type="string">
            <text:p>2022-01-02T12:07:23Z</text:p>
          </table:table-cell>
          <table:table-cell office:value-type="string" calcext:value-type="string">
            <text:p>2022-01-02T13:52:28Z</text:p>
          </table:table-cell>
          <table:table-cell office:value-type="string" calcext:value-type="string">
            <text:p>SUCCEEDED</text:p>
          </table:table-cell>
          <table:table-cell office:value-type="float" office:value="934942" calcext:value-type="float">
            <text:p>934942</text:p>
          </table:table-cell>
          <table:table-cell office:value-type="float" office:value="139612" calcext:value-type="float">
            <text:p>139612</text:p>
          </table:table-cell>
          <table:table-cell office:value-type="float" office:value="196.352" calcext:value-type="float">
            <text:p>196.352</text:p>
          </table:table-cell>
          <table:table-cell office:value-type="float" office:value="42.281" calcext:value-type="float">
            <text:p>42.281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u-ch427-n512-ens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2022-01-02T07:48:35Z</text:p>
          </table:table-cell>
          <table:table-cell office:value-type="string" calcext:value-type="string">
            <text:p>2022-01-03T02:52:59Z</text:p>
          </table:table-cell>
          <table:table-cell office:value-type="string" calcext:value-type="string">
            <text:p>2022-01-03T03:07:07Z</text:p>
          </table:table-cell>
          <table:table-cell office:value-type="string" calcext:value-type="string">
            <text:p>E</text:p>
          </table:table-cell>
          <table:table-cell office:value-type="float" office:value="934948" calcext:value-type="float">
            <text:p>934948</text:p>
          </table:table-cell>
          <table:table-cell office:value-type="float" office:value="108431" calcext:value-type="float">
            <text:p>108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25</text:p>
          </table:table-cell>
          <table:table-cell office:value-type="float" office:value="6142.064" calcext:value-type="float">
            <text:p>6142.064</text:p>
          </table:table-cell>
          <table:table-cell office:value-type="float" office:value="478.87" calcext:value-type="float">
            <text:p>478.8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2022-01-02T07:53:44Z</text:p>
          </table:table-cell>
          <table:table-cell office:value-type="string" calcext:value-type="string">
            <text:p>2022-01-04T04:33:23Z</text:p>
          </table:table-cell>
          <table:table-cell office:value-type="string" calcext:value-type="string">
            <text:p>2022-01-04T06:21:49Z</text:p>
          </table:table-cell>
          <table:table-cell office:value-type="string" calcext:value-type="string">
            <text:p>SUCCEEDED</text:p>
          </table:table-cell>
          <table:table-cell office:value-type="float" office:value="934953" calcext:value-type="float">
            <text:p>934953</text:p>
          </table:table-cell>
          <table:table-cell office:value-type="float" office:value="58067" calcext:value-type="float">
            <text:p>58067</text:p>
          </table:table-cell>
          <table:table-cell office:value-type="float" office:value="196.715" calcext:value-type="float">
            <text:p>196.715</text:p>
          </table:table-cell>
          <table:table-cell office:value-type="float" office:value="37.908" calcext:value-type="float">
            <text:p>37.908</text:p>
          </table:table-cell>
          <table:table-cell office:value-type="float" office:value="37.672" calcext:value-type="float">
            <text:p>37.672</text:p>
          </table:table-cell>
        </table:table-row>
        <table:table-row table:style-name="ro1">
          <table:table-cell office:value-type="string" calcext:value-type="string">
            <text:p>u-ch427-n512-ens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2022-01-02T07:53:55Z</text:p>
          </table:table-cell>
          <table:table-cell office:value-type="string" calcext:value-type="string">
            <text:p>2022-01-04T04:23:56Z</text:p>
          </table:table-cell>
          <table:table-cell office:value-type="string" calcext:value-type="string">
            <text:p>2022-01-04T04:32:32Z</text:p>
          </table:table-cell>
          <table:table-cell office:value-type="string" calcext:value-type="string">
            <text:p>E</text:p>
          </table:table-cell>
          <table:table-cell office:value-type="float" office:value="934954" calcext:value-type="float">
            <text:p>934954</text:p>
          </table:table-cell>
          <table:table-cell office:value-type="float" office:value="53340" calcext:value-type="float">
            <text:p>53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512-ens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2022-01-02T07:01:16Z</text:p>
          </table:table-cell>
          <table:table-cell office:value-type="string" calcext:value-type="string">
            <text:p>2022-01-04T04:10:38Z</text:p>
          </table:table-cell>
          <table:table-cell office:value-type="string" calcext:value-type="string">
            <text:p>2022-01-04T04:23:12Z</text:p>
          </table:table-cell>
          <table:table-cell office:value-type="string" calcext:value-type="string">
            <text:p>E</text:p>
          </table:table-cell>
          <table:table-cell office:value-type="float" office:value="934862" calcext:value-type="float">
            <text:p>934862</text:p>
          </table:table-cell>
          <table:table-cell office:value-type="float" office:value="253721" calcext:value-type="float">
            <text:p>253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2022-01-02T07:01:33Z</text:p>
          </table:table-cell>
          <table:table-cell office:value-type="string" calcext:value-type="string">
            <text:p>2022-01-04T03:50:58Z</text:p>
          </table:table-cell>
          <table:table-cell office:value-type="string" calcext:value-type="string">
            <text:p>2022-01-04T03:56:23Z</text:p>
          </table:table-cell>
          <table:table-cell office:value-type="string" calcext:value-type="string">
            <text:p>E</text:p>
          </table:table-cell>
          <table:table-cell office:value-type="float" office:value="934864" calcext:value-type="float">
            <text:p>934864</text:p>
          </table:table-cell>
          <table:table-cell office:value-type="float" office:value="188933" calcext:value-type="float">
            <text:p>18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12" calcext:value-type="float">
            <text:p>51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2022-01-02T07:01:37Z</text:p>
          </table:table-cell>
          <table:table-cell office:value-type="string" calcext:value-type="string">
            <text:p>2022-01-04T01:17:54Z</text:p>
          </table:table-cell>
          <table:table-cell office:value-type="string" calcext:value-type="string">
            <text:p>2022-01-04T01:34:36Z</text:p>
          </table:table-cell>
          <table:table-cell office:value-type="string" calcext:value-type="string">
            <text:p>E</text:p>
          </table:table-cell>
          <table:table-cell office:value-type="float" office:value="934865" calcext:value-type="float">
            <text:p>934865</text:p>
          </table:table-cell>
          <table:table-cell office:value-type="float" office:value="14655" calcext:value-type="float">
            <text:p>14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2022-01-02T07:04:05Z</text:p>
          </table:table-cell>
          <table:table-cell office:value-type="string" calcext:value-type="string">
            <text:p>2022-01-04T08:33:51Z</text:p>
          </table:table-cell>
          <table:table-cell office:value-type="string" calcext:value-type="string">
            <text:p>2022-01-04T08:45:54Z</text:p>
          </table:table-cell>
          <table:table-cell office:value-type="string" calcext:value-type="string">
            <text:p>E</text:p>
          </table:table-cell>
          <table:table-cell office:value-type="float" office:value="934875" calcext:value-type="float">
            <text:p>934875</text:p>
          </table:table-cell>
          <table:table-cell office:value-type="float" office:value="209125" calcext:value-type="float">
            <text:p>20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3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2022-01-02T07:46:31Z</text:p>
          </table:table-cell>
          <table:table-cell office:value-type="string" calcext:value-type="string">
            <text:p>2022-01-04T13:19:22Z</text:p>
          </table:table-cell>
          <table:table-cell office:value-type="string" calcext:value-type="string">
            <text:p>2022-01-04T13:20:00Z</text:p>
          </table:table-cell>
          <table:table-cell office:value-type="string" calcext:value-type="string">
            <text:p>E</text:p>
          </table:table-cell>
          <table:table-cell office:value-type="float" office:value="934937" calcext:value-type="float">
            <text:p>934937</text:p>
          </table:table-cell>
          <table:table-cell office:value-type="float" office:value="121273" calcext:value-type="float">
            <text:p>121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2022-01-02T07:47:03Z</text:p>
          </table:table-cell>
          <table:table-cell office:value-type="string" calcext:value-type="string">
            <text:p>2022-01-04T13:17:22Z</text:p>
          </table:table-cell>
          <table:table-cell office:value-type="string" calcext:value-type="string">
            <text:p>2022-01-04T13:17:56Z</text:p>
          </table:table-cell>
          <table:table-cell office:value-type="string" calcext:value-type="string">
            <text:p>E</text:p>
          </table:table-cell>
          <table:table-cell office:value-type="float" office:value="934940" calcext:value-type="float">
            <text:p>934940</text:p>
          </table:table-cell>
          <table:table-cell office:value-type="float" office:value="117614" calcext:value-type="float">
            <text:p>117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12" calcext:value-type="float">
            <text:p>51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2021-12-31T07:11:22Z</text:p>
          </table:table-cell>
          <table:table-cell office:value-type="string" calcext:value-type="string">
            <text:p>2022-01-02T11:51:06Z</text:p>
          </table:table-cell>
          <table:table-cell office:value-type="string" calcext:value-type="string">
            <text:p>2022-01-02T11:57:13Z</text:p>
          </table:table-cell>
          <table:table-cell office:value-type="string" calcext:value-type="string">
            <text:p>E</text:p>
          </table:table-cell>
          <table:table-cell office:value-type="float" office:value="931678" calcext:value-type="float">
            <text:p>931678</text:p>
          </table:table-cell>
          <table:table-cell office:value-type="float" office:value="133059" calcext:value-type="float">
            <text:p>133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ens35</text:p>
          </table:table-cell>
          <table:table-cell office:value-type="float" office:value="6794.41" calcext:value-type="float">
            <text:p>6794.41</text:p>
          </table:table-cell>
          <table:table-cell office:value-type="float" office:value="718.24" calcext:value-type="float">
            <text:p>718.2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2022-01-02T02:44:43Z</text:p>
          </table:table-cell>
          <table:table-cell office:value-type="string" calcext:value-type="string">
            <text:p>2022-01-02T23:52:46Z</text:p>
          </table:table-cell>
          <table:table-cell office:value-type="string" calcext:value-type="string">
            <text:p>2022-01-03T01:53:46Z</text:p>
          </table:table-cell>
          <table:table-cell office:value-type="string" calcext:value-type="string">
            <text:p>SUCCEEDED</text:p>
          </table:table-cell>
          <table:table-cell office:value-type="float" office:value="934675" calcext:value-type="float">
            <text:p>934675</text:p>
          </table:table-cell>
          <table:table-cell office:value-type="float" office:value="88101" calcext:value-type="float">
            <text:p>88101</text:p>
          </table:table-cell>
          <table:table-cell office:value-type="float" office:value="550.846" calcext:value-type="float">
            <text:p>550.846</text:p>
          </table:table-cell>
          <table:table-cell office:value-type="float" office:value="44.328" calcext:value-type="float">
            <text:p>44.328</text:p>
          </table:table-cell>
          <table:table-cell office:value-type="float" office:value="39.129" calcext:value-type="float">
            <text:p>39.129</text:p>
          </table:table-cell>
        </table:table-row>
        <table:table-row table:style-name="ro1">
          <table:table-cell office:value-type="string" calcext:value-type="string">
            <text:p>u-ch427-n512-max18-ens00</text:p>
          </table:table-cell>
          <table:table-cell office:value-type="float" office:value="4669.843" calcext:value-type="float">
            <text:p>4669.843</text:p>
          </table:table-cell>
          <table:table-cell office:value-type="float" office:value="89.59" calcext:value-type="float">
            <text:p>89.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34Z</text:p>
          </table:table-cell>
          <table:table-cell office:value-type="string" calcext:value-type="string">
            <text:p>2022-01-10T23:26:04Z</text:p>
          </table:table-cell>
          <table:table-cell office:value-type="string" calcext:value-type="string">
            <text:p>2022-01-11T00:44:15Z</text:p>
          </table:table-cell>
          <table:table-cell office:value-type="string" calcext:value-type="string">
            <text:p>SUCCEEDED</text:p>
          </table:table-cell>
          <table:table-cell office:value-type="float" office:value="955932" calcext:value-type="float">
            <text:p>955932</text:p>
          </table:table-cell>
          <table:table-cell office:value-type="float" office:value="119115" calcext:value-type="float">
            <text:p>119115</text:p>
          </table:table-cell>
          <table:table-cell office:value-type="float" office:value="158.016" calcext:value-type="float">
            <text:p>158.016</text:p>
          </table:table-cell>
          <table:table-cell office:value-type="float" office:value="32.231" calcext:value-type="float">
            <text:p>32.231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string" calcext:value-type="string">
            <text:p>u-ch427-n512-max18-ens01</text:p>
          </table:table-cell>
          <table:table-cell office:value-type="float" office:value="5077.223" calcext:value-type="float">
            <text:p>5077.223</text:p>
          </table:table-cell>
          <table:table-cell office:value-type="float" office:value="93.62" calcext:value-type="float">
            <text:p>9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40Z</text:p>
          </table:table-cell>
          <table:table-cell office:value-type="string" calcext:value-type="string">
            <text:p>2022-01-11T00:27:15Z</text:p>
          </table:table-cell>
          <table:table-cell office:value-type="string" calcext:value-type="string">
            <text:p>2022-01-11T01:52:34Z</text:p>
          </table:table-cell>
          <table:table-cell office:value-type="string" calcext:value-type="string">
            <text:p>SUCCEEDED</text:p>
          </table:table-cell>
          <table:table-cell office:value-type="float" office:value="955935" calcext:value-type="float">
            <text:p>955935</text:p>
          </table:table-cell>
          <table:table-cell office:value-type="float" office:value="58428" calcext:value-type="float">
            <text:p>58428</text:p>
          </table:table-cell>
          <table:table-cell office:value-type="float" office:value="157.439" calcext:value-type="float">
            <text:p>157.439</text:p>
          </table:table-cell>
          <table:table-cell office:value-type="float" office:value="34.183" calcext:value-type="float">
            <text:p>34.183</text:p>
          </table:table-cell>
          <table:table-cell office:value-type="float" office:value="34.312" calcext:value-type="float">
            <text:p>34.312</text:p>
          </table:table-cell>
        </table:table-row>
        <table:table-row table:style-name="ro1">
          <table:table-cell office:value-type="string" calcext:value-type="string">
            <text:p>u-ch427-n512-max18-ens02</text:p>
          </table:table-cell>
          <table:table-cell office:value-type="float" office:value="5170.287" calcext:value-type="float">
            <text:p>5170.287</text:p>
          </table:table-cell>
          <table:table-cell office:value-type="float" office:value="131.76" calcext:value-type="float">
            <text:p>131.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0T23:22:46Z</text:p>
          </table:table-cell>
          <table:table-cell office:value-type="string" calcext:value-type="string">
            <text:p>2022-01-11T01:26:16Z</text:p>
          </table:table-cell>
          <table:table-cell office:value-type="string" calcext:value-type="string">
            <text:p>2022-01-11T02:53:19Z</text:p>
          </table:table-cell>
          <table:table-cell office:value-type="string" calcext:value-type="string">
            <text:p>SUCCEEDED</text:p>
          </table:table-cell>
          <table:table-cell office:value-type="float" office:value="955936" calcext:value-type="float">
            <text:p>955936</text:p>
          </table:table-cell>
          <table:table-cell office:value-type="float" office:value="154733" calcext:value-type="float">
            <text:p>154733</text:p>
          </table:table-cell>
          <table:table-cell office:value-type="float" office:value="159.328" calcext:value-type="float">
            <text:p>159.328</text:p>
          </table:table-cell>
          <table:table-cell office:value-type="float" office:value="35.926" calcext:value-type="float">
            <text:p>35.926</text:p>
          </table:table-cell>
          <table:table-cell office:value-type="float" office:value="35.224" calcext:value-type="float">
            <text:p>35.224</text:p>
          </table:table-cell>
        </table:table-row>
        <table:table-row table:style-name="ro1">
          <table:table-cell office:value-type="string" calcext:value-type="string">
            <text:p>u-ch427-n512-max18-ens03</text:p>
          </table:table-cell>
          <table:table-cell office:value-type="float" office:value="5306.574" calcext:value-type="float">
            <text:p>5306.574</text:p>
          </table:table-cell>
          <table:table-cell office:value-type="float" office:value="163.35" calcext:value-type="float">
            <text:p>163.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0T23:22:57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19:29Z</text:p>
          </table:table-cell>
          <table:table-cell office:value-type="string" calcext:value-type="string">
            <text:p>SUCCEEDED</text:p>
          </table:table-cell>
          <table:table-cell office:value-type="float" office:value="955937" calcext:value-type="float">
            <text:p>955937</text:p>
          </table:table-cell>
          <table:table-cell office:value-type="float" office:value="78001" calcext:value-type="float">
            <text:p>78001</text:p>
          </table:table-cell>
          <table:table-cell office:value-type="float" office:value="160.951" calcext:value-type="float">
            <text:p>160.951</text:p>
          </table:table-cell>
          <table:table-cell office:value-type="float" office:value="34.514" calcext:value-type="float">
            <text:p>34.514</text:p>
          </table:table-cell>
          <table:table-cell office:value-type="float" office:value="36.952" calcext:value-type="float">
            <text:p>36.952</text:p>
          </table:table-cell>
        </table:table-row>
        <table:table-row table:style-name="ro1">
          <table:table-cell office:value-type="string" calcext:value-type="string">
            <text:p>u-ch427-n512-max18-ens04</text:p>
          </table:table-cell>
          <table:table-cell office:value-type="float" office:value="5309.204" calcext:value-type="float">
            <text:p>5309.204</text:p>
          </table:table-cell>
          <table:table-cell office:value-type="float" office:value="161.16" calcext:value-type="float">
            <text:p>161.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0T23:28:09Z</text:p>
          </table:table-cell>
          <table:table-cell office:value-type="string" calcext:value-type="string">
            <text:p>2022-01-11T03:11:17Z</text:p>
          </table:table-cell>
          <table:table-cell office:value-type="string" calcext:value-type="string">
            <text:p>2022-01-11T04:40:58Z</text:p>
          </table:table-cell>
          <table:table-cell office:value-type="string" calcext:value-type="string">
            <text:p>SUCCEEDED</text:p>
          </table:table-cell>
          <table:table-cell office:value-type="float" office:value="955948" calcext:value-type="float">
            <text:p>955948</text:p>
          </table:table-cell>
          <table:table-cell office:value-type="float" office:value="230651" calcext:value-type="float">
            <text:p>230651</text:p>
          </table:table-cell>
          <table:table-cell office:value-type="float" office:value="160.083" calcext:value-type="float">
            <text:p>160.083</text:p>
          </table:table-cell>
          <table:table-cell office:value-type="float" office:value="37.208" calcext:value-type="float">
            <text:p>37.208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string" calcext:value-type="string">
            <text:p>u-ch427-n512-max18-ens05</text:p>
          </table:table-cell>
          <table:table-cell office:value-type="float" office:value="5506.266" calcext:value-type="float">
            <text:p>5506.266</text:p>
          </table:table-cell>
          <table:table-cell office:value-type="float" office:value="173.47" calcext:value-type="float">
            <text:p>173.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8:47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9:03Z</text:p>
          </table:table-cell>
          <table:table-cell office:value-type="string" calcext:value-type="string">
            <text:p>SUCCEEDED</text:p>
          </table:table-cell>
          <table:table-cell office:value-type="float" office:value="965862" calcext:value-type="float">
            <text:p>965862</text:p>
          </table:table-cell>
          <table:table-cell office:value-type="float" office:value="159844" calcext:value-type="float">
            <text:p>159844</text:p>
          </table:table-cell>
          <table:table-cell office:value-type="float" office:value="168.364" calcext:value-type="float">
            <text:p>168.364</text:p>
          </table:table-cell>
          <table:table-cell office:value-type="float" office:value="44.812" calcext:value-type="float">
            <text:p>44.812</text:p>
          </table:table-cell>
          <table:table-cell office:value-type="float" office:value="36.785" calcext:value-type="float">
            <text:p>36.785</text:p>
          </table:table-cell>
        </table:table-row>
        <table:table-row table:style-name="ro1">
          <table:table-cell office:value-type="string" calcext:value-type="string">
            <text:p>u-ch427-n512-max18-ens06</text:p>
          </table:table-cell>
          <table:table-cell office:value-type="float" office:value="5632.011" calcext:value-type="float">
            <text:p>5632.011</text:p>
          </table:table-cell>
          <table:table-cell office:value-type="float" office:value="196.7" calcext:value-type="float">
            <text:p>196.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8:58Z</text:p>
          </table:table-cell>
          <table:table-cell office:value-type="string" calcext:value-type="string">
            <text:p>2022-01-13T03:29:20Z</text:p>
          </table:table-cell>
          <table:table-cell office:value-type="string" calcext:value-type="string">
            <text:p>2022-01-13T05:04:50Z</text:p>
          </table:table-cell>
          <table:table-cell office:value-type="string" calcext:value-type="string">
            <text:p>SUCCEEDED</text:p>
          </table:table-cell>
          <table:table-cell office:value-type="float" office:value="965863" calcext:value-type="float">
            <text:p>965863</text:p>
          </table:table-cell>
          <table:table-cell office:value-type="float" office:value="185638" calcext:value-type="float">
            <text:p>185638</text:p>
          </table:table-cell>
          <table:table-cell office:value-type="float" office:value="167.62" calcext:value-type="float">
            <text:p>167.62</text:p>
          </table:table-cell>
          <table:table-cell office:value-type="float" office:value="39.819" calcext:value-type="float">
            <text:p>39.819</text:p>
          </table:table-cell>
          <table:table-cell office:value-type="float" office:value="37.204" calcext:value-type="float">
            <text:p>37.204</text:p>
          </table:table-cell>
        </table:table-row>
        <table:table-row table:style-name="ro1">
          <table:table-cell office:value-type="string" calcext:value-type="string">
            <text:p>u-ch427-n512-max18-ens07</text:p>
          </table:table-cell>
          <table:table-cell office:value-type="float" office:value="5548.378" calcext:value-type="float">
            <text:p>5548.378</text:p>
          </table:table-cell>
          <table:table-cell office:value-type="float" office:value="212.14" calcext:value-type="float">
            <text:p>212.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05Z</text:p>
          </table:table-cell>
          <table:table-cell office:value-type="string" calcext:value-type="string">
            <text:p>2022-01-13T02:34:57Z</text:p>
          </table:table-cell>
          <table:table-cell office:value-type="string" calcext:value-type="string">
            <text:p>2022-01-13T04:09:24Z</text:p>
          </table:table-cell>
          <table:table-cell office:value-type="string" calcext:value-type="string">
            <text:p>SUCCEEDED</text:p>
          </table:table-cell>
          <table:table-cell office:value-type="float" office:value="965865" calcext:value-type="float">
            <text:p>965865</text:p>
          </table:table-cell>
          <table:table-cell office:value-type="float" office:value="10197" calcext:value-type="float">
            <text:p>10197</text:p>
          </table:table-cell>
          <table:table-cell office:value-type="float" office:value="170.753" calcext:value-type="float">
            <text:p>170.753</text:p>
          </table:table-cell>
          <table:table-cell office:value-type="float" office:value="37.459" calcext:value-type="float">
            <text:p>37.459</text:p>
          </table:table-cell>
          <table:table-cell office:value-type="float" office:value="37.739" calcext:value-type="float">
            <text:p>37.739</text:p>
          </table:table-cell>
        </table:table-row>
        <table:table-row table:style-name="ro1">
          <table:table-cell office:value-type="string" calcext:value-type="string">
            <text:p>u-ch427-n512-max18-ens08</text:p>
          </table:table-cell>
          <table:table-cell office:value-type="float" office:value="5626.931" calcext:value-type="float">
            <text:p>5626.931</text:p>
          </table:table-cell>
          <table:table-cell office:value-type="float" office:value="211.7" calcext:value-type="float">
            <text:p>211.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1:19:13Z</text:p>
          </table:table-cell>
          <table:table-cell office:value-type="string" calcext:value-type="string">
            <text:p>2022-01-13T02:49:35Z</text:p>
          </table:table-cell>
          <table:table-cell office:value-type="string" calcext:value-type="string">
            <text:p>2022-01-13T04:25:20Z</text:p>
          </table:table-cell>
          <table:table-cell office:value-type="string" calcext:value-type="string">
            <text:p>SUCCEEDED</text:p>
          </table:table-cell>
          <table:table-cell office:value-type="float" office:value="965866" calcext:value-type="float">
            <text:p>965866</text:p>
          </table:table-cell>
          <table:table-cell office:value-type="float" office:value="88183" calcext:value-type="float">
            <text:p>88183</text:p>
          </table:table-cell>
          <table:table-cell office:value-type="float" office:value="169.287" calcext:value-type="float">
            <text:p>169.287</text:p>
          </table:table-cell>
          <table:table-cell office:value-type="float" office:value="36.374" calcext:value-type="float">
            <text:p>36.374</text:p>
          </table:table-cell>
          <table:table-cell office:value-type="float" office:value="36.718" calcext:value-type="float">
            <text:p>36.718</text:p>
          </table:table-cell>
        </table:table-row>
        <table:table-row table:style-name="ro1">
          <table:table-cell office:value-type="string" calcext:value-type="string">
            <text:p>u-ch427-n512-max18-ens09</text:p>
          </table:table-cell>
          <table:table-cell office:value-type="float" office:value="5561.263" calcext:value-type="float">
            <text:p>5561.263</text:p>
          </table:table-cell>
          <table:table-cell office:value-type="float" office:value="223.7" calcext:value-type="float">
            <text:p>223.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0T23:33:58Z</text:p>
          </table:table-cell>
          <table:table-cell office:value-type="string" calcext:value-type="string">
            <text:p>2022-01-11T01:35:57Z</text:p>
          </table:table-cell>
          <table:table-cell office:value-type="string" calcext:value-type="string">
            <text:p>2022-01-11T03:11:02Z</text:p>
          </table:table-cell>
          <table:table-cell office:value-type="string" calcext:value-type="string">
            <text:p>SUCCEEDED</text:p>
          </table:table-cell>
          <table:table-cell office:value-type="float" office:value="955963" calcext:value-type="float">
            <text:p>955963</text:p>
          </table:table-cell>
          <table:table-cell office:value-type="float" office:value="224754" calcext:value-type="float">
            <text:p>224754</text:p>
          </table:table-cell>
          <table:table-cell office:value-type="float" office:value="159.94" calcext:value-type="float">
            <text:p>159.94</text:p>
          </table:table-cell>
          <table:table-cell office:value-type="float" office:value="42.872" calcext:value-type="float">
            <text:p>42.872</text:p>
          </table:table-cell>
          <table:table-cell office:value-type="float" office:value="36.388" calcext:value-type="float">
            <text:p>36.388</text:p>
          </table:table-cell>
        </table:table-row>
        <table:table-row table:style-name="ro1">
          <table:table-cell office:value-type="string" calcext:value-type="string">
            <text:p>u-ch427-n512-max18-ens10</text:p>
          </table:table-cell>
          <table:table-cell office:value-type="float" office:value="5578.587" calcext:value-type="float">
            <text:p>5578.587</text:p>
          </table:table-cell>
          <table:table-cell office:value-type="float" office:value="238.26" calcext:value-type="float">
            <text:p>238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0T23:29:03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25:20Z</text:p>
          </table:table-cell>
          <table:table-cell office:value-type="string" calcext:value-type="string">
            <text:p>SUCCEEDED</text:p>
          </table:table-cell>
          <table:table-cell office:value-type="float" office:value="955954" calcext:value-type="float">
            <text:p>955954</text:p>
          </table:table-cell>
          <table:table-cell office:value-type="float" office:value="228560" calcext:value-type="float">
            <text:p>228560</text:p>
          </table:table-cell>
          <table:table-cell office:value-type="float" office:value="163.183" calcext:value-type="float">
            <text:p>163.183</text:p>
          </table:table-cell>
          <table:table-cell office:value-type="float" office:value="36.217" calcext:value-type="float">
            <text:p>36.217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u-ch427-n512-max18-ens11</text:p>
          </table:table-cell>
          <table:table-cell office:value-type="float" office:value="5691.455" calcext:value-type="float">
            <text:p>5691.455</text:p>
          </table:table-cell>
          <table:table-cell office:value-type="float" office:value="259.46" calcext:value-type="float">
            <text:p>259.4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37:04Z</text:p>
          </table:table-cell>
          <table:table-cell office:value-type="string" calcext:value-type="string">
            <text:p>2022-01-11T09:42:03Z</text:p>
          </table:table-cell>
          <table:table-cell office:value-type="string" calcext:value-type="string">
            <text:p>2022-01-11T11:19:26Z</text:p>
          </table:table-cell>
          <table:table-cell office:value-type="string" calcext:value-type="string">
            <text:p>SUCCEEDED</text:p>
          </table:table-cell>
          <table:table-cell office:value-type="float" office:value="956362" calcext:value-type="float">
            <text:p>956362</text:p>
          </table:table-cell>
          <table:table-cell office:value-type="float" office:value="110325" calcext:value-type="float">
            <text:p>110325</text:p>
          </table:table-cell>
          <table:table-cell office:value-type="float" office:value="168.32" calcext:value-type="float">
            <text:p>168.32</text:p>
          </table:table-cell>
          <table:table-cell office:value-type="float" office:value="38.964" calcext:value-type="float">
            <text:p>38.964</text:p>
          </table:table-cell>
          <table:table-cell office:value-type="float" office:value="37.542" calcext:value-type="float">
            <text:p>37.542</text:p>
          </table:table-cell>
        </table:table-row>
        <table:table-row table:style-name="ro1">
          <table:table-cell office:value-type="string" calcext:value-type="string">
            <text:p>u-ch427-n512-max18-ens12</text:p>
          </table:table-cell>
          <table:table-cell office:value-type="float" office:value="5724.304" calcext:value-type="float">
            <text:p>5724.304</text:p>
          </table:table-cell>
          <table:table-cell office:value-type="float" office:value="344.96" calcext:value-type="float">
            <text:p>344.9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14:30:53Z</text:p>
          </table:table-cell>
          <table:table-cell office:value-type="string" calcext:value-type="string">
            <text:p>2022-01-11T17:26:35Z</text:p>
          </table:table-cell>
          <table:table-cell office:value-type="string" calcext:value-type="string">
            <text:p>2022-01-11T19:04:12Z</text:p>
          </table:table-cell>
          <table:table-cell office:value-type="string" calcext:value-type="string">
            <text:p>SUCCEEDED</text:p>
          </table:table-cell>
          <table:table-cell office:value-type="float" office:value="958315" calcext:value-type="float">
            <text:p>958315</text:p>
          </table:table-cell>
          <table:table-cell office:value-type="float" office:value="180939" calcext:value-type="float">
            <text:p>180939</text:p>
          </table:table-cell>
          <table:table-cell office:value-type="float" office:value="177.04" calcext:value-type="float">
            <text:p>177.04</text:p>
          </table:table-cell>
          <table:table-cell office:value-type="float" office:value="38.497" calcext:value-type="float">
            <text:p>38.497</text:p>
          </table:table-cell>
          <table:table-cell office:value-type="float" office:value="36.927" calcext:value-type="float">
            <text:p>36.927</text:p>
          </table:table-cell>
        </table:table-row>
        <table:table-row table:style-name="ro1">
          <table:table-cell office:value-type="string" calcext:value-type="string">
            <text:p>u-ch427-n512-max18-ens13</text:p>
          </table:table-cell>
          <table:table-cell office:value-type="float" office:value="5691.428" calcext:value-type="float">
            <text:p>5691.428</text:p>
          </table:table-cell>
          <table:table-cell office:value-type="float" office:value="288.37" calcext:value-type="float">
            <text:p>288.3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0T23:34:29Z</text:p>
          </table:table-cell>
          <table:table-cell office:value-type="string" calcext:value-type="string">
            <text:p>2022-01-11T01:11:21Z</text:p>
          </table:table-cell>
          <table:table-cell office:value-type="string" calcext:value-type="string">
            <text:p>2022-01-11T02:49:23Z</text:p>
          </table:table-cell>
          <table:table-cell office:value-type="string" calcext:value-type="string">
            <text:p>SUCCEEDED</text:p>
          </table:table-cell>
          <table:table-cell office:value-type="float" office:value="955965" calcext:value-type="float">
            <text:p>955965</text:p>
          </table:table-cell>
          <table:table-cell office:value-type="float" office:value="12286" calcext:value-type="float">
            <text:p>12286</text:p>
          </table:table-cell>
          <table:table-cell office:value-type="float" office:value="164.844" calcext:value-type="float">
            <text:p>164.844</text:p>
          </table:table-cell>
          <table:table-cell office:value-type="float" office:value="40.42" calcext:value-type="float">
            <text:p>40.42</text:p>
          </table:table-cell>
          <table:table-cell office:value-type="float" office:value="35.977" calcext:value-type="float">
            <text:p>35.977</text:p>
          </table:table-cell>
        </table:table-row>
        <table:table-row table:style-name="ro1">
          <table:table-cell office:value-type="string" calcext:value-type="string">
            <text:p>u-ch427-n512-max18-ens14</text:p>
          </table:table-cell>
          <table:table-cell office:value-type="float" office:value="5931.143" calcext:value-type="float">
            <text:p>5931.143</text:p>
          </table:table-cell>
          <table:table-cell office:value-type="float" office:value="294.27" calcext:value-type="float">
            <text:p>294.2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01:12:24Z</text:p>
          </table:table-cell>
          <table:table-cell office:value-type="string" calcext:value-type="string">
            <text:p>2022-01-11T11:19:41Z</text:p>
          </table:table-cell>
          <table:table-cell office:value-type="string" calcext:value-type="string">
            <text:p>2022-01-11T13:01:32Z</text:p>
          </table:table-cell>
          <table:table-cell office:value-type="string" calcext:value-type="string">
            <text:p>SUCCEEDED</text:p>
          </table:table-cell>
          <table:table-cell office:value-type="float" office:value="956442" calcext:value-type="float">
            <text:p>956442</text:p>
          </table:table-cell>
          <table:table-cell office:value-type="float" office:value="189990" calcext:value-type="float">
            <text:p>189990</text:p>
          </table:table-cell>
          <table:table-cell office:value-type="float" office:value="174.079" calcext:value-type="float">
            <text:p>174.079</text:p>
          </table:table-cell>
          <table:table-cell office:value-type="float" office:value="37.29" calcext:value-type="float">
            <text:p>37.29</text:p>
          </table:table-cell>
          <table:table-cell office:value-type="float" office:value="37.216" calcext:value-type="float">
            <text:p>37.216</text:p>
          </table:table-cell>
        </table:table-row>
        <table:table-row table:style-name="ro1">
          <table:table-cell office:value-type="string" calcext:value-type="string">
            <text:p>u-ch427-n512-max18-ens15</text:p>
          </table:table-cell>
          <table:table-cell office:value-type="float" office:value="5889.558" calcext:value-type="float">
            <text:p>5889.558</text:p>
          </table:table-cell>
          <table:table-cell office:value-type="float" office:value="315.95" calcext:value-type="float">
            <text:p>315.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20:55:21Z</text:p>
          </table:table-cell>
          <table:table-cell office:value-type="string" calcext:value-type="string">
            <text:p>2022-01-12T00:38:10Z</text:p>
          </table:table-cell>
          <table:table-cell office:value-type="string" calcext:value-type="string">
            <text:p>2022-01-12T02:19:18Z</text:p>
          </table:table-cell>
          <table:table-cell office:value-type="string" calcext:value-type="string">
            <text:p>SUCCEEDED</text:p>
          </table:table-cell>
          <table:table-cell office:value-type="float" office:value="959581" calcext:value-type="float">
            <text:p>959581</text:p>
          </table:table-cell>
          <table:table-cell office:value-type="float" office:value="214436" calcext:value-type="float">
            <text:p>214436</text:p>
          </table:table-cell>
          <table:table-cell office:value-type="float" office:value="183.352" calcext:value-type="float">
            <text:p>183.352</text:p>
          </table:table-cell>
          <table:table-cell office:value-type="float" office:value="46.698" calcext:value-type="float">
            <text:p>46.698</text:p>
          </table:table-cell>
          <table:table-cell office:value-type="float" office:value="38.668" calcext:value-type="float">
            <text:p>38.668</text:p>
          </table:table-cell>
        </table:table-row>
        <table:table-row table:style-name="ro1">
          <table:table-cell office:value-type="string" calcext:value-type="string">
            <text:p>u-ch427-n512-max18-ens16</text:p>
          </table:table-cell>
          <table:table-cell office:value-type="float" office:value="5803.054" calcext:value-type="float">
            <text:p>5803.054</text:p>
          </table:table-cell>
          <table:table-cell office:value-type="float" office:value="322.82" calcext:value-type="float">
            <text:p>322.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20:54:42Z</text:p>
          </table:table-cell>
          <table:table-cell office:value-type="string" calcext:value-type="string">
            <text:p>2022-01-12T06:01:33Z</text:p>
          </table:table-cell>
          <table:table-cell office:value-type="string" calcext:value-type="string">
            <text:p>2022-01-12T07:42:04Z</text:p>
          </table:table-cell>
          <table:table-cell office:value-type="string" calcext:value-type="string">
            <text:p>SUCCEEDED</text:p>
          </table:table-cell>
          <table:table-cell office:value-type="float" office:value="959579" calcext:value-type="float">
            <text:p>959579</text:p>
          </table:table-cell>
          <table:table-cell office:value-type="float" office:value="115550" calcext:value-type="float">
            <text:p>115550</text:p>
          </table:table-cell>
          <table:table-cell office:value-type="float" office:value="172.071" calcext:value-type="float">
            <text:p>172.071</text:p>
          </table:table-cell>
          <table:table-cell office:value-type="float" office:value="39.18" calcext:value-type="float">
            <text:p>39.18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string" calcext:value-type="string">
            <text:p>u-ch427-n512-max18-ens17</text:p>
          </table:table-cell>
          <table:table-cell office:value-type="float" office:value="5876.366" calcext:value-type="float">
            <text:p>5876.366</text:p>
          </table:table-cell>
          <table:table-cell office:value-type="float" office:value="339.81" calcext:value-type="float">
            <text:p>339.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20:54:59Z</text:p>
          </table:table-cell>
          <table:table-cell office:value-type="string" calcext:value-type="string">
            <text:p>2022-01-12T04:19:33Z</text:p>
          </table:table-cell>
          <table:table-cell office:value-type="string" calcext:value-type="string">
            <text:p>2022-01-12T06:01:14Z</text:p>
          </table:table-cell>
          <table:table-cell office:value-type="string" calcext:value-type="string">
            <text:p>SUCCEEDED</text:p>
          </table:table-cell>
          <table:table-cell office:value-type="float" office:value="959580" calcext:value-type="float">
            <text:p>959580</text:p>
          </table:table-cell>
          <table:table-cell office:value-type="float" office:value="42238" calcext:value-type="float">
            <text:p>42238</text:p>
          </table:table-cell>
          <table:table-cell office:value-type="float" office:value="174.572" calcext:value-type="float">
            <text:p>174.572</text:p>
          </table:table-cell>
          <table:table-cell office:value-type="float" office:value="39.895" calcext:value-type="float">
            <text:p>39.895</text:p>
          </table:table-cell>
          <table:table-cell office:value-type="float" office:value="38.191" calcext:value-type="float">
            <text:p>38.191</text:p>
          </table:table-cell>
        </table:table-row>
        <table:table-row table:style-name="ro1">
          <table:table-cell office:value-type="string" calcext:value-type="string">
            <text:p>u-ch427-n512-max18-ens18</text:p>
          </table:table-cell>
          <table:table-cell office:value-type="float" office:value="5872.186" calcext:value-type="float">
            <text:p>5872.186</text:p>
          </table:table-cell>
          <table:table-cell office:value-type="float" office:value="358.6" calcext:value-type="float">
            <text:p>358.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1T01:12:55Z</text:p>
          </table:table-cell>
          <table:table-cell office:value-type="string" calcext:value-type="string">
            <text:p>2022-01-11T06:19:03Z</text:p>
          </table:table-cell>
          <table:table-cell office:value-type="string" calcext:value-type="string">
            <text:p>2022-01-11T08:01:07Z</text:p>
          </table:table-cell>
          <table:table-cell office:value-type="string" calcext:value-type="string">
            <text:p>SUCCEEDED</text:p>
          </table:table-cell>
          <table:table-cell office:value-type="float" office:value="956444" calcext:value-type="float">
            <text:p>956444</text:p>
          </table:table-cell>
          <table:table-cell office:value-type="float" office:value="26766" calcext:value-type="float">
            <text:p>26766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45.437" calcext:value-type="float">
            <text:p>45.437</text:p>
          </table:table-cell>
          <table:table-cell office:value-type="float" office:value="37.168" calcext:value-type="float">
            <text:p>37.168</text:p>
          </table:table-cell>
        </table:table-row>
        <table:table-row table:style-name="ro1">
          <table:table-cell office:value-type="string" calcext:value-type="string">
            <text:p>u-ch427-n512-max18-mf-ens00</text:p>
          </table:table-cell>
          <table:table-cell office:value-type="float" office:value="4598" calcext:value-type="float">
            <text:p>4598</text:p>
          </table:table-cell>
          <table:table-cell office:value-type="float" office:value="89.12" calcext:value-type="float">
            <text:p>89.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7:57Z</text:p>
          </table:table-cell>
          <table:table-cell office:value-type="string" calcext:value-type="string">
            <text:p>2022-01-13T03:52:51Z</text:p>
          </table:table-cell>
          <table:table-cell office:value-type="string" calcext:value-type="string">
            <text:p>2022-01-13T05:09:49Z</text:p>
          </table:table-cell>
          <table:table-cell office:value-type="string" calcext:value-type="string">
            <text:p>SUCCEEDED</text:p>
          </table:table-cell>
          <table:table-cell office:value-type="float" office:value="966023" calcext:value-type="float">
            <text:p>966023</text:p>
          </table:table-cell>
          <table:table-cell office:value-type="float" office:value="100970" calcext:value-type="float">
            <text:p>100970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32.549" calcext:value-type="float">
            <text:p>32.549</text:p>
          </table:table-cell>
          <table:table-cell office:value-type="float" office:value="31.033" calcext:value-type="float">
            <text:p>31.033</text:p>
          </table:table-cell>
        </table:table-row>
        <table:table-row table:style-name="ro1">
          <table:table-cell office:value-type="string" calcext:value-type="string">
            <text:p>u-ch427-n512-max18-mf-ens01</text:p>
          </table:table-cell>
          <table:table-cell office:value-type="float" office:value="5255.059" calcext:value-type="float">
            <text:p>5255.059</text:p>
          </table:table-cell>
          <table:table-cell office:value-type="float" office:value="100.31" calcext:value-type="float">
            <text:p>10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8:07Z</text:p>
          </table:table-cell>
          <table:table-cell office:value-type="string" calcext:value-type="string">
            <text:p>2022-01-13T03:58:11Z</text:p>
          </table:table-cell>
          <table:table-cell office:value-type="string" calcext:value-type="string">
            <text:p>2022-01-13T05:26:39Z</text:p>
          </table:table-cell>
          <table:table-cell office:value-type="string" calcext:value-type="string">
            <text:p>SUCCEEDED</text:p>
          </table:table-cell>
          <table:table-cell office:value-type="float" office:value="966024" calcext:value-type="float">
            <text:p>966024</text:p>
          </table:table-cell>
          <table:table-cell office:value-type="float" office:value="162644" calcext:value-type="float">
            <text:p>162644</text:p>
          </table:table-cell>
          <table:table-cell office:value-type="float" office:value="164.14" calcext:value-type="float">
            <text:p>164.14</text:p>
          </table:table-cell>
          <table:table-cell office:value-type="float" office:value="36.969" calcext:value-type="float">
            <text:p>36.969</text:p>
          </table:table-cell>
          <table:table-cell office:value-type="float" office:value="36.18" calcext:value-type="float">
            <text:p>36.18</text:p>
          </table:table-cell>
        </table:table-row>
        <table:table-row table:style-name="ro1">
          <table:table-cell office:value-type="string" calcext:value-type="string">
            <text:p>u-ch427-n512-max18-mf-ens02</text:p>
          </table:table-cell>
          <table:table-cell office:value-type="float" office:value="5487.921" calcext:value-type="float">
            <text:p>5487.921</text:p>
          </table:table-cell>
          <table:table-cell office:value-type="float" office:value="175.11" calcext:value-type="float">
            <text:p>175.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3T02:38:13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8:21Z</text:p>
          </table:table-cell>
          <table:table-cell office:value-type="string" calcext:value-type="string">
            <text:p>SUCCEEDED</text:p>
          </table:table-cell>
          <table:table-cell office:value-type="float" office:value="966025" calcext:value-type="float">
            <text:p>966025</text:p>
          </table:table-cell>
          <table:table-cell office:value-type="float" office:value="31006" calcext:value-type="float">
            <text:p>31006</text:p>
          </table:table-cell>
          <table:table-cell office:value-type="float" office:value="168.224" calcext:value-type="float">
            <text:p>168.224</text:p>
          </table:table-cell>
          <table:table-cell office:value-type="float" office:value="35.336" calcext:value-type="float">
            <text:p>35.336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string" calcext:value-type="string">
            <text:p>u-ch427-n512-max18-mf-ens03</text:p>
          </table:table-cell>
          <table:table-cell office:value-type="float" office:value="5905.988" calcext:value-type="float">
            <text:p>5905.988</text:p>
          </table:table-cell>
          <table:table-cell office:value-type="float" office:value="209.34" calcext:value-type="float">
            <text:p>209.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3T02:38:23Z</text:p>
          </table:table-cell>
          <table:table-cell office:value-type="string" calcext:value-type="string">
            <text:p>2022-01-13T04:04:53Z</text:p>
          </table:table-cell>
          <table:table-cell office:value-type="string" calcext:value-type="string">
            <text:p>2022-01-13T05:44:18Z</text:p>
          </table:table-cell>
          <table:table-cell office:value-type="string" calcext:value-type="string">
            <text:p>SUCCEEDED</text:p>
          </table:table-cell>
          <table:table-cell office:value-type="float" office:value="966026" calcext:value-type="float">
            <text:p>966026</text:p>
          </table:table-cell>
          <table:table-cell office:value-type="float" office:value="233590" calcext:value-type="float">
            <text:p>233590</text:p>
          </table:table-cell>
          <table:table-cell office:value-type="float" office:value="169.618" calcext:value-type="float">
            <text:p>169.618</text:p>
          </table:table-cell>
          <table:table-cell office:value-type="float" office:value="40.961" calcext:value-type="float">
            <text:p>40.961</text:p>
          </table:table-cell>
          <table:table-cell office:value-type="float" office:value="38.796" calcext:value-type="float">
            <text:p>38.796</text:p>
          </table:table-cell>
        </table:table-row>
        <table:table-row table:style-name="ro1">
          <table:table-cell office:value-type="string" calcext:value-type="string">
            <text:p>u-ch427-n512-max18-mf-ens04</text:p>
          </table:table-cell>
          <table:table-cell office:value-type="float" office:value="6000.079" calcext:value-type="float">
            <text:p>6000.079</text:p>
          </table:table-cell>
          <table:table-cell office:value-type="float" office:value="256.97" calcext:value-type="float">
            <text:p>256.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3T02:43:39Z</text:p>
          </table:table-cell>
          <table:table-cell office:value-type="string" calcext:value-type="string">
            <text:p>2022-01-13T06:33:06Z</text:p>
          </table:table-cell>
          <table:table-cell office:value-type="string" calcext:value-type="string">
            <text:p>2022-01-13T08:14:21Z</text:p>
          </table:table-cell>
          <table:table-cell office:value-type="string" calcext:value-type="string">
            <text:p>SUCCEEDED</text:p>
          </table:table-cell>
          <table:table-cell office:value-type="float" office:value="966035" calcext:value-type="float">
            <text:p>966035</text:p>
          </table:table-cell>
          <table:table-cell office:value-type="float" office:value="136472" calcext:value-type="float">
            <text:p>136472</text:p>
          </table:table-cell>
          <table:table-cell office:value-type="float" office:value="167.836" calcext:value-type="float">
            <text:p>167.836</text:p>
          </table:table-cell>
          <table:table-cell office:value-type="float" office:value="39.005" calcext:value-type="float">
            <text:p>39.005</text:p>
          </table:table-cell>
          <table:table-cell office:value-type="float" office:value="39.128" calcext:value-type="float">
            <text:p>39.128</text:p>
          </table:table-cell>
        </table:table-row>
        <table:table-row table:style-name="ro1">
          <table:table-cell office:value-type="string" calcext:value-type="string">
            <text:p>u-ch427-n512-max18-mf-ens05</text:p>
          </table:table-cell>
          <table:table-cell office:value-type="float" office:value="6221.976" calcext:value-type="float">
            <text:p>6221.976</text:p>
          </table:table-cell>
          <table:table-cell office:value-type="float" office:value="281.54" calcext:value-type="float">
            <text:p>281.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2:43:48Z</text:p>
          </table:table-cell>
          <table:table-cell office:value-type="string" calcext:value-type="string">
            <text:p>2022-01-13T07:33:46Z</text:p>
          </table:table-cell>
          <table:table-cell office:value-type="string" calcext:value-type="string">
            <text:p>2022-01-13T09:18:46Z</text:p>
          </table:table-cell>
          <table:table-cell office:value-type="string" calcext:value-type="string">
            <text:p>SUCCEEDED</text:p>
          </table:table-cell>
          <table:table-cell office:value-type="float" office:value="966036" calcext:value-type="float">
            <text:p>966036</text:p>
          </table:table-cell>
          <table:table-cell office:value-type="float" office:value="147203" calcext:value-type="float">
            <text:p>147203</text:p>
          </table:table-cell>
          <table:table-cell office:value-type="float" office:value="173.823" calcext:value-type="float">
            <text:p>173.823</text:p>
          </table:table-cell>
          <table:table-cell office:value-type="float" office:value="42.255" calcext:value-type="float">
            <text:p>42.255</text:p>
          </table:table-cell>
          <table:table-cell office:value-type="float" office:value="39.876" calcext:value-type="float">
            <text:p>39.876</text:p>
          </table:table-cell>
        </table:table-row>
        <table:table-row table:style-name="ro1">
          <table:table-cell office:value-type="string" calcext:value-type="string">
            <text:p>u-ch427-n512-max18-mf-ens06</text:p>
          </table:table-cell>
          <table:table-cell office:value-type="float" office:value="6301.586" calcext:value-type="float">
            <text:p>6301.586</text:p>
          </table:table-cell>
          <table:table-cell office:value-type="float" office:value="311.09" calcext:value-type="float">
            <text:p>311.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2:43:56Z</text:p>
          </table:table-cell>
          <table:table-cell office:value-type="string" calcext:value-type="string">
            <text:p>2022-01-13T07:53:50Z</text:p>
          </table:table-cell>
          <table:table-cell office:value-type="string" calcext:value-type="string">
            <text:p>2022-01-13T09:40:34Z</text:p>
          </table:table-cell>
          <table:table-cell office:value-type="string" calcext:value-type="string">
            <text:p>SUCCEEDED</text:p>
          </table:table-cell>
          <table:table-cell office:value-type="float" office:value="966037" calcext:value-type="float">
            <text:p>966037</text:p>
          </table:table-cell>
          <table:table-cell office:value-type="float" office:value="51557" calcext:value-type="float">
            <text:p>51557</text:p>
          </table:table-cell>
          <table:table-cell office:value-type="float" office:value="165.606" calcext:value-type="float">
            <text:p>165.606</text:p>
          </table:table-cell>
          <table:table-cell office:value-type="float" office:value="43.491" calcext:value-type="float">
            <text:p>43.491</text:p>
          </table:table-cell>
          <table:table-cell office:value-type="float" office:value="40.008" calcext:value-type="float">
            <text:p>40.008</text:p>
          </table:table-cell>
        </table:table-row>
        <table:table-row table:style-name="ro1">
          <table:table-cell office:value-type="string" calcext:value-type="string">
            <text:p>u-ch427-n512-max18-mf-ens07</text:p>
          </table:table-cell>
          <table:table-cell office:value-type="float" office:value="6513.327" calcext:value-type="float">
            <text:p>6513.327</text:p>
          </table:table-cell>
          <table:table-cell office:value-type="float" office:value="345.21" calcext:value-type="float">
            <text:p>345.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2:44:00Z</text:p>
          </table:table-cell>
          <table:table-cell office:value-type="string" calcext:value-type="string">
            <text:p>2022-01-13T05:59:21Z</text:p>
          </table:table-cell>
          <table:table-cell office:value-type="string" calcext:value-type="string">
            <text:p>2022-01-13T07:49:57Z</text:p>
          </table:table-cell>
          <table:table-cell office:value-type="string" calcext:value-type="string">
            <text:p>SUCCEEDED</text:p>
          </table:table-cell>
          <table:table-cell office:value-type="float" office:value="966038" calcext:value-type="float">
            <text:p>966038</text:p>
          </table:table-cell>
          <table:table-cell office:value-type="float" office:value="231393" calcext:value-type="float">
            <text:p>231393</text:p>
          </table:table-cell>
          <table:table-cell office:value-type="float" office:value="173.864" calcext:value-type="float">
            <text:p>173.864</text:p>
          </table:table-cell>
          <table:table-cell office:value-type="float" office:value="40.643" calcext:value-type="float">
            <text:p>40.643</text:p>
          </table:table-cell>
          <table:table-cell office:value-type="float" office:value="39.584" calcext:value-type="float">
            <text:p>39.584</text:p>
          </table:table-cell>
        </table:table-row>
        <table:table-row table:style-name="ro1">
          <table:table-cell office:value-type="string" calcext:value-type="string">
            <text:p>u-ch427-n512-max18-mf-ens08</text:p>
          </table:table-cell>
          <table:table-cell office:value-type="float" office:value="6462.551" calcext:value-type="float">
            <text:p>6462.551</text:p>
          </table:table-cell>
          <table:table-cell office:value-type="float" office:value="374.1" calcext:value-type="float">
            <text:p>374.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2:44:07Z</text:p>
          </table:table-cell>
          <table:table-cell office:value-type="string" calcext:value-type="string">
            <text:p>2022-01-13T05:05:21Z</text:p>
          </table:table-cell>
          <table:table-cell office:value-type="string" calcext:value-type="string">
            <text:p>2022-01-13T06:55:11Z</text:p>
          </table:table-cell>
          <table:table-cell office:value-type="string" calcext:value-type="string">
            <text:p>SUCCEEDED</text:p>
          </table:table-cell>
          <table:table-cell office:value-type="float" office:value="966039" calcext:value-type="float">
            <text:p>966039</text:p>
          </table:table-cell>
          <table:table-cell office:value-type="float" office:value="76636" calcext:value-type="float">
            <text:p>76636</text:p>
          </table:table-cell>
          <table:table-cell office:value-type="float" office:value="174.76" calcext:value-type="float">
            <text:p>174.76</text:p>
          </table:table-cell>
          <table:table-cell office:value-type="float" office:value="40.368" calcext:value-type="float">
            <text:p>40.368</text:p>
          </table:table-cell>
          <table:table-cell office:value-type="float" office:value="39.804" calcext:value-type="float">
            <text:p>39.804</text:p>
          </table:table-cell>
        </table:table-row>
        <table:table-row table:style-name="ro1">
          <table:table-cell office:value-type="string" calcext:value-type="string">
            <text:p>u-ch427-n512-max18-mf-ens09</text:p>
          </table:table-cell>
          <table:table-cell office:value-type="float" office:value="6458.643" calcext:value-type="float">
            <text:p>6458.643</text:p>
          </table:table-cell>
          <table:table-cell office:value-type="float" office:value="411.43" calcext:value-type="float">
            <text:p>411.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3T02:49:24Z</text:p>
          </table:table-cell>
          <table:table-cell office:value-type="string" calcext:value-type="string">
            <text:p>2022-01-13T05:43:09Z</text:p>
          </table:table-cell>
          <table:table-cell office:value-type="string" calcext:value-type="string">
            <text:p>2022-01-13T07:33:13Z</text:p>
          </table:table-cell>
          <table:table-cell office:value-type="string" calcext:value-type="string">
            <text:p>SUCCEEDED</text:p>
          </table:table-cell>
          <table:table-cell office:value-type="float" office:value="966047" calcext:value-type="float">
            <text:p>966047</text:p>
          </table:table-cell>
          <table:table-cell office:value-type="float" office:value="73336" calcext:value-type="float">
            <text:p>7333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41.684" calcext:value-type="float">
            <text:p>41.684</text:p>
          </table:table-cell>
          <table:table-cell office:value-type="float" office:value="40.166" calcext:value-type="float">
            <text:p>40.166</text:p>
          </table:table-cell>
        </table:table-row>
        <table:table-row table:style-name="ro1">
          <table:table-cell office:value-type="string" calcext:value-type="string">
            <text:p>u-ch427-n512-max18-mf-ens10</text:p>
          </table:table-cell>
          <table:table-cell office:value-type="float" office:value="6714.697" calcext:value-type="float">
            <text:p>6714.697</text:p>
          </table:table-cell>
          <table:table-cell office:value-type="float" office:value="444.52" calcext:value-type="float">
            <text:p>444.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3T19:23:19Z</text:p>
          </table:table-cell>
          <table:table-cell office:value-type="string" calcext:value-type="string">
            <text:p>2022-01-13T22:49:10Z</text:p>
          </table:table-cell>
          <table:table-cell office:value-type="string" calcext:value-type="string">
            <text:p>2022-01-14T00:43:32Z</text:p>
          </table:table-cell>
          <table:table-cell office:value-type="string" calcext:value-type="string">
            <text:p>SUCCEEDED</text:p>
          </table:table-cell>
          <table:table-cell office:value-type="float" office:value="968839" calcext:value-type="float">
            <text:p>968839</text:p>
          </table:table-cell>
          <table:table-cell office:value-type="float" office:value="199539" calcext:value-type="float">
            <text:p>199539</text:p>
          </table:table-cell>
          <table:table-cell office:value-type="float" office:value="174.247" calcext:value-type="float">
            <text:p>174.247</text:p>
          </table:table-cell>
          <table:table-cell office:value-type="float" office:value="41.769" calcext:value-type="float">
            <text:p>41.769</text:p>
          </table:table-cell>
          <table:table-cell office:value-type="float" office:value="40.428" calcext:value-type="float">
            <text:p>40.428</text:p>
          </table:table-cell>
        </table:table-row>
        <table:table-row table:style-name="ro1">
          <table:table-cell office:value-type="string" calcext:value-type="string">
            <text:p>u-ch427-n512-max18-mf-ens11</text:p>
          </table:table-cell>
          <table:table-cell office:value-type="float" office:value="6704.859" calcext:value-type="float">
            <text:p>6704.859</text:p>
          </table:table-cell>
          <table:table-cell office:value-type="float" office:value="481.19" calcext:value-type="float">
            <text:p>481.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3T19:23:23Z</text:p>
          </table:table-cell>
          <table:table-cell office:value-type="string" calcext:value-type="string">
            <text:p>2022-01-13T22:20:38Z</text:p>
          </table:table-cell>
          <table:table-cell office:value-type="string" calcext:value-type="string">
            <text:p>2022-01-14T00:15:13Z</text:p>
          </table:table-cell>
          <table:table-cell office:value-type="string" calcext:value-type="string">
            <text:p>SUCCEEDED</text:p>
          </table:table-cell>
          <table:table-cell office:value-type="float" office:value="968840" calcext:value-type="float">
            <text:p>968840</text:p>
          </table:table-cell>
          <table:table-cell office:value-type="float" office:value="100470" calcext:value-type="float">
            <text:p>100470</text:p>
          </table:table-cell>
          <table:table-cell office:value-type="float" office:value="173.624" calcext:value-type="float">
            <text:p>173.624</text:p>
          </table:table-cell>
          <table:table-cell office:value-type="float" office:value="43.214" calcext:value-type="float">
            <text:p>43.214</text:p>
          </table:table-cell>
          <table:table-cell office:value-type="float" office:value="40.388" calcext:value-type="float">
            <text:p>40.388</text:p>
          </table:table-cell>
        </table:table-row>
        <table:table-row table:style-name="ro1">
          <table:table-cell office:value-type="string" calcext:value-type="string">
            <text:p>u-ch427-n512-max18-mf-ens12</text:p>
          </table:table-cell>
          <table:table-cell office:value-type="float" office:value="6766.863" calcext:value-type="float">
            <text:p>6766.863</text:p>
          </table:table-cell>
          <table:table-cell office:value-type="float" office:value="505.17" calcext:value-type="float">
            <text:p>505.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3T02:49:46Z</text:p>
          </table:table-cell>
          <table:table-cell office:value-type="string" calcext:value-type="string">
            <text:p>2022-01-13T15:58:28Z</text:p>
          </table:table-cell>
          <table:table-cell office:value-type="string" calcext:value-type="string">
            <text:p>2022-01-13T17:54:06Z</text:p>
          </table:table-cell>
          <table:table-cell office:value-type="string" calcext:value-type="string">
            <text:p>SUCCEEDED</text:p>
          </table:table-cell>
          <table:table-cell office:value-type="float" office:value="966048" calcext:value-type="float">
            <text:p>966048</text:p>
          </table:table-cell>
          <table:table-cell office:value-type="float" office:value="89921" calcext:value-type="float">
            <text:p>89921</text:p>
          </table:table-cell>
          <table:table-cell office:value-type="float" office:value="171.716" calcext:value-type="float">
            <text:p>171.716</text:p>
          </table:table-cell>
          <table:table-cell office:value-type="float" office:value="47.023" calcext:value-type="float">
            <text:p>47.023</text:p>
          </table:table-cell>
          <table:table-cell office:value-type="float" office:value="41.292" calcext:value-type="float">
            <text:p>41.292</text:p>
          </table:table-cell>
        </table:table-row>
        <table:table-row table:style-name="ro1">
          <table:table-cell office:value-type="string" calcext:value-type="string">
            <text:p>u-ch427-n512-max18-mf-ens13</text:p>
          </table:table-cell>
          <table:table-cell office:value-type="float" office:value="6867.999" calcext:value-type="float">
            <text:p>6867.999</text:p>
          </table:table-cell>
          <table:table-cell office:value-type="float" office:value="545.1" calcext:value-type="float">
            <text:p>545.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3T02:49:59Z</text:p>
          </table:table-cell>
          <table:table-cell office:value-type="string" calcext:value-type="string">
            <text:p>2022-01-13T06:55:38Z</text:p>
          </table:table-cell>
          <table:table-cell office:value-type="string" calcext:value-type="string">
            <text:p>2022-01-13T08:53:22Z</text:p>
          </table:table-cell>
          <table:table-cell office:value-type="string" calcext:value-type="string">
            <text:p>SUCCEEDED</text:p>
          </table:table-cell>
          <table:table-cell office:value-type="float" office:value="966049" calcext:value-type="float">
            <text:p>966049</text:p>
          </table:table-cell>
          <table:table-cell office:value-type="float" office:value="194289" calcext:value-type="float">
            <text:p>194289</text:p>
          </table:table-cell>
          <table:table-cell office:value-type="float" office:value="178.974" calcext:value-type="float">
            <text:p>178.974</text:p>
          </table:table-cell>
          <table:table-cell office:value-type="float" office:value="39.744" calcext:value-type="float">
            <text:p>39.744</text:p>
          </table:table-cell>
          <table:table-cell office:value-type="float" office:value="41.336" calcext:value-type="float">
            <text:p>41.336</text:p>
          </table:table-cell>
        </table:table-row>
        <table:table-row table:style-name="ro1">
          <table:table-cell office:value-type="string" calcext:value-type="string">
            <text:p>u-ch427-n512-max18-mf-ens14</text:p>
          </table:table-cell>
          <table:table-cell office:value-type="float" office:value="6897.616" calcext:value-type="float">
            <text:p>6897.616</text:p>
          </table:table-cell>
          <table:table-cell office:value-type="float" office:value="593.15" calcext:value-type="float">
            <text:p>593.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3T02:50:09Z</text:p>
          </table:table-cell>
          <table:table-cell office:value-type="string" calcext:value-type="string">
            <text:p>2022-01-13T14:14:44Z</text:p>
          </table:table-cell>
          <table:table-cell office:value-type="string" calcext:value-type="string">
            <text:p>2022-01-13T16:12:55Z</text:p>
          </table:table-cell>
          <table:table-cell office:value-type="string" calcext:value-type="string">
            <text:p>SUCCEEDED</text:p>
          </table:table-cell>
          <table:table-cell office:value-type="float" office:value="966050" calcext:value-type="float">
            <text:p>966050</text:p>
          </table:table-cell>
          <table:table-cell office:value-type="float" office:value="225106" calcext:value-type="float">
            <text:p>225106</text:p>
          </table:table-cell>
          <table:table-cell office:value-type="float" office:value="171.265" calcext:value-type="float">
            <text:p>171.265</text:p>
          </table:table-cell>
          <table:table-cell office:value-type="float" office:value="41.017" calcext:value-type="float">
            <text:p>41.017</text:p>
          </table:table-cell>
          <table:table-cell office:value-type="float" office:value="39.627" calcext:value-type="float">
            <text:p>39.627</text:p>
          </table:table-cell>
        </table:table-row>
        <table:table-row table:style-name="ro1">
          <table:table-cell office:value-type="string" calcext:value-type="string">
            <text:p>u-ch427-n512-max18-mf-ens15</text:p>
          </table:table-cell>
          <table:table-cell office:value-type="float" office:value="7093.028" calcext:value-type="float">
            <text:p>7093.028</text:p>
          </table:table-cell>
          <table:table-cell office:value-type="float" office:value="612.78" calcext:value-type="float">
            <text:p>612.7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3T02:50:17Z</text:p>
          </table:table-cell>
          <table:table-cell office:value-type="string" calcext:value-type="string">
            <text:p>2022-01-13T12:12:13Z</text:p>
          </table:table-cell>
          <table:table-cell office:value-type="string" calcext:value-type="string">
            <text:p>2022-01-13T14:14:07Z</text:p>
          </table:table-cell>
          <table:table-cell office:value-type="string" calcext:value-type="string">
            <text:p>SUCCEEDED</text:p>
          </table:table-cell>
          <table:table-cell office:value-type="float" office:value="966051" calcext:value-type="float">
            <text:p>966051</text:p>
          </table:table-cell>
          <table:table-cell office:value-type="float" office:value="257298" calcext:value-type="float">
            <text:p>257298</text:p>
          </table:table-cell>
          <table:table-cell office:value-type="float" office:value="174.36" calcext:value-type="float">
            <text:p>174.36</text:p>
          </table:table-cell>
          <table:table-cell office:value-type="float" office:value="47.22" calcext:value-type="float">
            <text:p>47.22</text:p>
          </table:table-cell>
          <table:table-cell office:value-type="float" office:value="41.08" calcext:value-type="float">
            <text:p>41.08</text:p>
          </table:table-cell>
        </table:table-row>
        <table:table-row table:style-name="ro1">
          <table:table-cell office:value-type="string" calcext:value-type="string">
            <text:p>u-ch427-n512-max18-mf-ens16</text:p>
          </table:table-cell>
          <table:table-cell office:value-type="float" office:value="7079.019" calcext:value-type="float">
            <text:p>7079.019</text:p>
          </table:table-cell>
          <table:table-cell office:value-type="float" office:value="340.7" calcext:value-type="float">
            <text:p>340.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3T02:53:44Z</text:p>
          </table:table-cell>
          <table:table-cell office:value-type="string" calcext:value-type="string">
            <text:p>2022-01-13T13:44:29Z</text:p>
          </table:table-cell>
          <table:table-cell office:value-type="string" calcext:value-type="string">
            <text:p>2022-01-13T15:46:11Z</text:p>
          </table:table-cell>
          <table:table-cell office:value-type="string" calcext:value-type="string">
            <text:p>SUCCEEDED</text:p>
          </table:table-cell>
          <table:table-cell office:value-type="float" office:value="966053" calcext:value-type="float">
            <text:p>966053</text:p>
          </table:table-cell>
          <table:table-cell office:value-type="float" office:value="115968" calcext:value-type="float">
            <text:p>115968</text:p>
          </table:table-cell>
          <table:table-cell office:value-type="float" office:value="486.884" calcext:value-type="float">
            <text:p>486.884</text:p>
          </table:table-cell>
          <table:table-cell office:value-type="float" office:value="47.078" calcext:value-type="float">
            <text:p>47.078</text:p>
          </table:table-cell>
          <table:table-cell office:value-type="float" office:value="40.888" calcext:value-type="float">
            <text:p>40.888</text:p>
          </table:table-cell>
        </table:table-row>
        <table:table-row table:style-name="ro1">
          <table:table-cell office:value-type="string" calcext:value-type="string">
            <text:p>u-ch427-n512-max18-mf-ens17</text:p>
          </table:table-cell>
          <table:table-cell office:value-type="float" office:value="6548.006" calcext:value-type="float">
            <text:p>6548.006</text:p>
          </table:table-cell>
          <table:table-cell office:value-type="float" office:value="339.7" calcext:value-type="float">
            <text:p>339.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3T02:53:55Z</text:p>
          </table:table-cell>
          <table:table-cell office:value-type="string" calcext:value-type="string">
            <text:p>2022-01-13T11:41:57Z</text:p>
          </table:table-cell>
          <table:table-cell office:value-type="string" calcext:value-type="string">
            <text:p>2022-01-13T13:35:25Z</text:p>
          </table:table-cell>
          <table:table-cell office:value-type="string" calcext:value-type="string">
            <text:p>SUCCEEDED</text:p>
          </table:table-cell>
          <table:table-cell office:value-type="float" office:value="966055" calcext:value-type="float">
            <text:p>966055</text:p>
          </table:table-cell>
          <table:table-cell office:value-type="float" office:value="94865" calcext:value-type="float">
            <text:p>94865</text:p>
          </table:table-cell>
          <table:table-cell office:value-type="float" office:value="177.471" calcext:value-type="float">
            <text:p>177.471</text:p>
          </table:table-cell>
          <table:table-cell office:value-type="float" office:value="43.553" calcext:value-type="float">
            <text:p>43.553</text:p>
          </table:table-cell>
          <table:table-cell office:value-type="float" office:value="39.898" calcext:value-type="float">
            <text:p>39.898</text:p>
          </table:table-cell>
        </table:table-row>
        <table:table-row table:style-name="ro1">
          <table:table-cell office:value-type="string" calcext:value-type="string">
            <text:p>u-ch427-n512-max18-mf-ens18</text:p>
          </table:table-cell>
          <table:table-cell office:value-type="float" office:value="7149.627" calcext:value-type="float">
            <text:p>7149.627</text:p>
          </table:table-cell>
          <table:table-cell office:value-type="float" office:value="352.29" calcext:value-type="float">
            <text:p>352.2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3T02:53:48Z</text:p>
          </table:table-cell>
          <table:table-cell office:value-type="string" calcext:value-type="string">
            <text:p>2022-01-13T09:38:17Z</text:p>
          </table:table-cell>
          <table:table-cell office:value-type="string" calcext:value-type="string">
            <text:p>2022-01-13T11:41:39Z</text:p>
          </table:table-cell>
          <table:table-cell office:value-type="string" calcext:value-type="string">
            <text:p>SUCCEEDED</text:p>
          </table:table-cell>
          <table:table-cell office:value-type="float" office:value="966054" calcext:value-type="float">
            <text:p>966054</text:p>
          </table:table-cell>
          <table:table-cell office:value-type="float" office:value="18136" calcext:value-type="float">
            <text:p>18136</text:p>
          </table:table-cell>
          <table:table-cell office:value-type="float" office:value="519.05" calcext:value-type="float">
            <text:p>519.05</text:p>
          </table:table-cell>
          <table:table-cell office:value-type="float" office:value="41.924" calcext:value-type="float">
            <text:p>41.924</text:p>
          </table:table-cell>
          <table:table-cell office:value-type="float" office:value="40.291" calcext:value-type="float">
            <text:p>40.291</text:p>
          </table:table-cell>
        </table:table-row>
        <table:table-row table:style-name="ro1">
          <table:table-cell office:value-type="string" calcext:value-type="string">
            <text:p>u-ch427-n512-max18-single-ens00</text:p>
          </table:table-cell>
          <table:table-cell office:value-type="float" office:value="4825.767" calcext:value-type="float">
            <text:p>4825.767</text:p>
          </table:table-cell>
          <table:table-cell office:value-type="float" office:value="87.52" calcext:value-type="float">
            <text:p>87.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0Z</text:p>
          </table:table-cell>
          <table:table-cell office:value-type="string" calcext:value-type="string">
            <text:p>2022-01-11T00:49:59Z</text:p>
          </table:table-cell>
          <table:table-cell office:value-type="string" calcext:value-type="string">
            <text:p>2022-01-11T02:10:49Z</text:p>
          </table:table-cell>
          <table:table-cell office:value-type="string" calcext:value-type="string">
            <text:p>SUCCEEDED</text:p>
          </table:table-cell>
          <table:table-cell office:value-type="float" office:value="956357" calcext:value-type="float">
            <text:p>956357</text:p>
          </table:table-cell>
          <table:table-cell office:value-type="float" office:value="100086" calcext:value-type="float">
            <text:p>100086</text:p>
          </table:table-cell>
          <table:table-cell office:value-type="float" office:value="155.651" calcext:value-type="float">
            <text:p>155.651</text:p>
          </table:table-cell>
          <table:table-cell office:value-type="float" office:value="34.063" calcext:value-type="float">
            <text:p>34.063</text:p>
          </table:table-cell>
          <table:table-cell office:value-type="float" office:value="32.244" calcext:value-type="float">
            <text:p>32.244</text:p>
          </table:table-cell>
        </table:table-row>
        <table:table-row table:style-name="ro1">
          <table:table-cell office:value-type="string" calcext:value-type="string">
            <text:p>u-ch427-n512-max18-single-ens01</text:p>
          </table:table-cell>
          <table:table-cell office:value-type="float" office:value="5066.251" calcext:value-type="float">
            <text:p>5066.251</text:p>
          </table:table-cell>
          <table:table-cell office:value-type="float" office:value="93.19" calcext:value-type="float">
            <text:p>9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9Z</text:p>
          </table:table-cell>
          <table:table-cell office:value-type="string" calcext:value-type="string">
            <text:p>2022-01-11T01:52:44Z</text:p>
          </table:table-cell>
          <table:table-cell office:value-type="string" calcext:value-type="string">
            <text:p>2022-01-11T03:17:53Z</text:p>
          </table:table-cell>
          <table:table-cell office:value-type="string" calcext:value-type="string">
            <text:p>SUCCEEDED</text:p>
          </table:table-cell>
          <table:table-cell office:value-type="float" office:value="956358" calcext:value-type="float">
            <text:p>956358</text:p>
          </table:table-cell>
          <table:table-cell office:value-type="float" office:value="89281" calcext:value-type="float">
            <text:p>89281</text:p>
          </table:table-cell>
          <table:table-cell office:value-type="float" office:value="161.732" calcext:value-type="float">
            <text:p>161.732</text:p>
          </table:table-cell>
          <table:table-cell office:value-type="float" office:value="34.149" calcext:value-type="float">
            <text:p>34.149</text:p>
          </table:table-cell>
          <table:table-cell office:value-type="float" office:value="33.016" calcext:value-type="float">
            <text:p>33.016</text:p>
          </table:table-cell>
        </table:table-row>
        <table:table-row table:style-name="ro1">
          <table:table-cell office:value-type="string" calcext:value-type="string">
            <text:p>u-ch427-n512-max18-single-ens02</text:p>
          </table:table-cell>
          <table:table-cell office:value-type="float" office:value="5146.934" calcext:value-type="float">
            <text:p>5146.934</text:p>
          </table:table-cell>
          <table:table-cell office:value-type="float" office:value="103.2" calcext:value-type="float">
            <text:p>103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1T00:36:07Z</text:p>
          </table:table-cell>
          <table:table-cell office:value-type="string" calcext:value-type="string">
            <text:p>2022-01-11T02:57:17Z</text:p>
          </table:table-cell>
          <table:table-cell office:value-type="string" calcext:value-type="string">
            <text:p>2022-01-11T04:23:54Z</text:p>
          </table:table-cell>
          <table:table-cell office:value-type="string" calcext:value-type="string">
            <text:p>SUCCEEDED</text:p>
          </table:table-cell>
          <table:table-cell office:value-type="float" office:value="956359" calcext:value-type="float">
            <text:p>956359</text:p>
          </table:table-cell>
          <table:table-cell office:value-type="float" office:value="224955" calcext:value-type="float">
            <text:p>224955</text:p>
          </table:table-cell>
          <table:table-cell office:value-type="float" office:value="159.943" calcext:value-type="float">
            <text:p>159.943</text:p>
          </table:table-cell>
          <table:table-cell office:value-type="float" office:value="36.061" calcext:value-type="float">
            <text:p>36.061</text:p>
          </table:table-cell>
          <table:table-cell office:value-type="float" office:value="35.042" calcext:value-type="float">
            <text:p>35.042</text:p>
          </table:table-cell>
        </table:table-row>
        <table:table-row table:style-name="ro1">
          <table:table-cell office:value-type="string" calcext:value-type="string">
            <text:p>u-ch427-n512-max18-single-ens03</text:p>
          </table:table-cell>
          <table:table-cell office:value-type="float" office:value="5253.012" calcext:value-type="float">
            <text:p>5253.012</text:p>
          </table:table-cell>
          <table:table-cell office:value-type="float" office:value="108.57" calcext:value-type="float">
            <text:p>108.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1T00:36:14Z</text:p>
          </table:table-cell>
          <table:table-cell office:value-type="string" calcext:value-type="string">
            <text:p>2022-01-11T04:19:59Z</text:p>
          </table:table-cell>
          <table:table-cell office:value-type="string" calcext:value-type="string">
            <text:p>2022-01-11T05:48:47Z</text:p>
          </table:table-cell>
          <table:table-cell office:value-type="string" calcext:value-type="string">
            <text:p>SUCCEEDED</text:p>
          </table:table-cell>
          <table:table-cell office:value-type="float" office:value="956360" calcext:value-type="float">
            <text:p>956360</text:p>
          </table:table-cell>
          <table:table-cell office:value-type="float" office:value="148362" calcext:value-type="float">
            <text:p>148362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34.256" calcext:value-type="float">
            <text:p>34.256</text:p>
          </table:table-cell>
          <table:table-cell office:value-type="float" office:value="36.221" calcext:value-type="float">
            <text:p>36.221</text:p>
          </table:table-cell>
        </table:table-row>
        <table:table-row table:style-name="ro1">
          <table:table-cell office:value-type="string" calcext:value-type="string">
            <text:p>u-ch427-n512-max18-single-ens04</text:p>
          </table:table-cell>
          <table:table-cell office:value-type="float" office:value="5245.938" calcext:value-type="float">
            <text:p>5245.938</text:p>
          </table:table-cell>
          <table:table-cell office:value-type="float" office:value="119.44" calcext:value-type="float">
            <text:p>119.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1T14:29:27Z</text:p>
          </table:table-cell>
          <table:table-cell office:value-type="string" calcext:value-type="string">
            <text:p>2022-01-11T20:49:41Z</text:p>
          </table:table-cell>
          <table:table-cell office:value-type="string" calcext:value-type="string">
            <text:p>2022-01-11T22:18:29Z</text:p>
          </table:table-cell>
          <table:table-cell office:value-type="string" calcext:value-type="string">
            <text:p>SUCCEEDED</text:p>
          </table:table-cell>
          <table:table-cell office:value-type="float" office:value="958303" calcext:value-type="float">
            <text:p>958303</text:p>
          </table:table-cell>
          <table:table-cell office:value-type="float" office:value="75587" calcext:value-type="float">
            <text:p>75587</text:p>
          </table:table-cell>
          <table:table-cell office:value-type="float" office:value="169.736" calcext:value-type="float">
            <text:p>169.736</text:p>
          </table:table-cell>
          <table:table-cell office:value-type="float" office:value="37.648" calcext:value-type="float">
            <text:p>37.648</text:p>
          </table:table-cell>
          <table:table-cell office:value-type="float" office:value="36.419" calcext:value-type="float">
            <text:p>36.419</text:p>
          </table:table-cell>
        </table:table-row>
        <table:table-row table:style-name="ro1">
          <table:table-cell office:value-type="string" calcext:value-type="string">
            <text:p>u-ch427-n512-max18-single-ens05</text:p>
          </table:table-cell>
          <table:table-cell office:value-type="float" office:value="5284.806" calcext:value-type="float">
            <text:p>5284.806</text:p>
          </table:table-cell>
          <table:table-cell office:value-type="float" office:value="135.14" calcext:value-type="float">
            <text:p>135.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9:22Z</text:p>
          </table:table-cell>
          <table:table-cell office:value-type="string" calcext:value-type="string">
            <text:p>2022-01-13T05:03:07Z</text:p>
          </table:table-cell>
          <table:table-cell office:value-type="string" calcext:value-type="string">
            <text:p>2022-01-13T06:32:35Z</text:p>
          </table:table-cell>
          <table:table-cell office:value-type="string" calcext:value-type="string">
            <text:p>SUCCEEDED</text:p>
          </table:table-cell>
          <table:table-cell office:value-type="float" office:value="965867" calcext:value-type="float">
            <text:p>965867</text:p>
          </table:table-cell>
          <table:table-cell office:value-type="float" office:value="19104" calcext:value-type="float">
            <text:p>19104</text:p>
          </table:table-cell>
          <table:table-cell office:value-type="float" office:value="170.411" calcext:value-type="float">
            <text:p>170.411</text:p>
          </table:table-cell>
          <table:table-cell office:value-type="float" office:value="36.048" calcext:value-type="float">
            <text:p>36.048</text:p>
          </table:table-cell>
          <table:table-cell office:value-type="float" office:value="35.211" calcext:value-type="float">
            <text:p>35.211</text:p>
          </table:table-cell>
        </table:table-row>
        <table:table-row table:style-name="ro1">
          <table:table-cell office:value-type="string" calcext:value-type="string">
            <text:p>u-ch427-n512-max18-single-ens06</text:p>
          </table:table-cell>
          <table:table-cell office:value-type="float" office:value="5322.026" calcext:value-type="float">
            <text:p>5322.026</text:p>
          </table:table-cell>
          <table:table-cell office:value-type="float" office:value="132.69" calcext:value-type="float">
            <text:p>132.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9:31Z</text:p>
          </table:table-cell>
          <table:table-cell office:value-type="string" calcext:value-type="string">
            <text:p>2022-01-13T03:32:11Z</text:p>
          </table:table-cell>
          <table:table-cell office:value-type="string" calcext:value-type="string">
            <text:p>2022-01-13T05:02:46Z</text:p>
          </table:table-cell>
          <table:table-cell office:value-type="string" calcext:value-type="string">
            <text:p>SUCCEEDED</text:p>
          </table:table-cell>
          <table:table-cell office:value-type="float" office:value="965869" calcext:value-type="float">
            <text:p>965869</text:p>
          </table:table-cell>
          <table:table-cell office:value-type="float" office:value="67929" calcext:value-type="float">
            <text:p>67929</text:p>
          </table:table-cell>
          <table:table-cell office:value-type="float" office:value="171.123" calcext:value-type="float">
            <text:p>171.123</text:p>
          </table:table-cell>
          <table:table-cell office:value-type="float" office:value="34.078" calcext:value-type="float">
            <text:p>34.078</text:p>
          </table:table-cell>
          <table:table-cell office:value-type="float" office:value="35.348" calcext:value-type="float">
            <text:p>35.348</text:p>
          </table:table-cell>
        </table:table-row>
        <table:table-row table:style-name="ro1">
          <table:table-cell office:value-type="string" calcext:value-type="string">
            <text:p>u-ch427-n512-max18-single-ens07</text:p>
          </table:table-cell>
          <table:table-cell office:value-type="float" office:value="5435.495" calcext:value-type="float">
            <text:p>5435.495</text:p>
          </table:table-cell>
          <table:table-cell office:value-type="float" office:value="146.91" calcext:value-type="float">
            <text:p>146.9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40Z</text:p>
          </table:table-cell>
          <table:table-cell office:value-type="string" calcext:value-type="string">
            <text:p>2022-01-13T04:10:18Z</text:p>
          </table:table-cell>
          <table:table-cell office:value-type="string" calcext:value-type="string">
            <text:p>2022-01-13T05:42:46Z</text:p>
          </table:table-cell>
          <table:table-cell office:value-type="string" calcext:value-type="string">
            <text:p>SUCCEEDED</text:p>
          </table:table-cell>
          <table:table-cell office:value-type="float" office:value="965870" calcext:value-type="float">
            <text:p>965870</text:p>
          </table:table-cell>
          <table:table-cell office:value-type="float" office:value="202306" calcext:value-type="float">
            <text:p>202306</text:p>
          </table:table-cell>
          <table:table-cell office:value-type="float" office:value="168.338" calcext:value-type="float">
            <text:p>168.338</text:p>
          </table:table-cell>
          <table:table-cell office:value-type="float" office:value="35.845" calcext:value-type="float">
            <text:p>35.845</text:p>
          </table:table-cell>
          <table:table-cell office:value-type="float" office:value="35.848" calcext:value-type="float">
            <text:p>35.848</text:p>
          </table:table-cell>
        </table:table-row>
        <table:table-row table:style-name="ro1">
          <table:table-cell office:value-type="string" calcext:value-type="string">
            <text:p>u-ch427-n512-max18-single-ens08</text:p>
          </table:table-cell>
          <table:table-cell office:value-type="float" office:value="5451.927" calcext:value-type="float">
            <text:p>5451.927</text:p>
          </table:table-cell>
          <table:table-cell office:value-type="float" office:value="148.65" calcext:value-type="float">
            <text:p>148.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5T03:18:29Z</text:p>
          </table:table-cell>
          <table:table-cell office:value-type="string" calcext:value-type="string">
            <text:p>2022-01-15T03:18:39Z</text:p>
          </table:table-cell>
          <table:table-cell office:value-type="string" calcext:value-type="string">
            <text:p>2022-01-15T04:51:30Z</text:p>
          </table:table-cell>
          <table:table-cell office:value-type="string" calcext:value-type="string">
            <text:p>SUCCEEDED</text:p>
          </table:table-cell>
          <table:table-cell office:value-type="float" office:value="972579" calcext:value-type="float">
            <text:p>972579</text:p>
          </table:table-cell>
          <table:table-cell office:value-type="float" office:value="228894" calcext:value-type="float">
            <text:p>228894</text:p>
          </table:table-cell>
          <table:table-cell office:value-type="float" office:value="169.296" calcext:value-type="float">
            <text:p>169.296</text:p>
          </table:table-cell>
          <table:table-cell office:value-type="float" office:value="37.148" calcext:value-type="float">
            <text:p>37.148</text:p>
          </table:table-cell>
          <table:table-cell office:value-type="float" office:value="37.648" calcext:value-type="float">
            <text:p>37.648</text:p>
          </table:table-cell>
        </table:table-row>
        <table:table-row table:style-name="ro1">
          <table:table-cell office:value-type="string" calcext:value-type="string">
            <text:p>u-ch427-n512-max18-single-ens09</text:p>
          </table:table-cell>
          <table:table-cell office:value-type="float" office:value="5444.227" calcext:value-type="float">
            <text:p>5444.227</text:p>
          </table:table-cell>
          <table:table-cell office:value-type="float" office:value="153.12" calcext:value-type="float">
            <text:p>153.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1T00:42:07Z</text:p>
          </table:table-cell>
          <table:table-cell office:value-type="string" calcext:value-type="string">
            <text:p>2022-01-11T04:26:05Z</text:p>
          </table:table-cell>
          <table:table-cell office:value-type="string" calcext:value-type="string">
            <text:p>2022-01-11T05:59:08Z</text:p>
          </table:table-cell>
          <table:table-cell office:value-type="string" calcext:value-type="string">
            <text:p>SUCCEEDED</text:p>
          </table:table-cell>
          <table:table-cell office:value-type="float" office:value="956374" calcext:value-type="float">
            <text:p>956374</text:p>
          </table:table-cell>
          <table:table-cell office:value-type="float" office:value="40381" calcext:value-type="float">
            <text:p>40381</text:p>
          </table:table-cell>
          <table:table-cell office:value-type="float" office:value="164.396" calcext:value-type="float">
            <text:p>164.396</text:p>
          </table:table-cell>
          <table:table-cell office:value-type="float" office:value="38.228" calcext:value-type="float">
            <text:p>38.228</text:p>
          </table:table-cell>
          <table:table-cell office:value-type="float" office:value="34.871" calcext:value-type="float">
            <text:p>34.871</text:p>
          </table:table-cell>
        </table:table-row>
        <table:table-row table:style-name="ro1">
          <table:table-cell office:value-type="string" calcext:value-type="string">
            <text:p>u-ch427-n512-max18-single-ens10</text:p>
          </table:table-cell>
          <table:table-cell office:value-type="float" office:value="5544.374" calcext:value-type="float">
            <text:p>5544.374</text:p>
          </table:table-cell>
          <table:table-cell office:value-type="float" office:value="168.32" calcext:value-type="float">
            <text:p>168.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1T14:28:54Z</text:p>
          </table:table-cell>
          <table:table-cell office:value-type="string" calcext:value-type="string">
            <text:p>2022-01-11T19:09:16Z</text:p>
          </table:table-cell>
          <table:table-cell office:value-type="string" calcext:value-type="string">
            <text:p>2022-01-11T20:44:09Z</text:p>
          </table:table-cell>
          <table:table-cell office:value-type="string" calcext:value-type="string">
            <text:p>SUCCEEDED</text:p>
          </table:table-cell>
          <table:table-cell office:value-type="float" office:value="958299" calcext:value-type="float">
            <text:p>95829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72.688" calcext:value-type="float">
            <text:p>172.688</text:p>
          </table:table-cell>
          <table:table-cell office:value-type="float" office:value="38.48" calcext:value-type="float">
            <text:p>38.48</text:p>
          </table:table-cell>
          <table:table-cell office:value-type="float" office:value="37.097" calcext:value-type="float">
            <text:p>37.097</text:p>
          </table:table-cell>
        </table:table-row>
        <table:table-row table:style-name="ro1">
          <table:table-cell office:value-type="string" calcext:value-type="string">
            <text:p>u-ch427-n512-max18-single-ens11</text:p>
          </table:table-cell>
          <table:table-cell office:value-type="float" office:value="5557.125" calcext:value-type="float">
            <text:p>5557.125</text:p>
          </table:table-cell>
          <table:table-cell office:value-type="float" office:value="174.7" calcext:value-type="float">
            <text:p>174.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42:25Z</text:p>
          </table:table-cell>
          <table:table-cell office:value-type="string" calcext:value-type="string">
            <text:p>2022-01-11T11:47:46Z</text:p>
          </table:table-cell>
          <table:table-cell office:value-type="string" calcext:value-type="string">
            <text:p>2022-01-11T13:23:09Z</text:p>
          </table:table-cell>
          <table:table-cell office:value-type="string" calcext:value-type="string">
            <text:p>SUCCEEDED</text:p>
          </table:table-cell>
          <table:table-cell office:value-type="float" office:value="956378" calcext:value-type="float">
            <text:p>956378</text:p>
          </table:table-cell>
          <table:table-cell office:value-type="float" office:value="142064" calcext:value-type="float">
            <text:p>142064</text:p>
          </table:table-cell>
          <table:table-cell office:value-type="float" office:value="167.636" calcext:value-type="float">
            <text:p>167.636</text:p>
          </table:table-cell>
          <table:table-cell office:value-type="float" office:value="37.145" calcext:value-type="float">
            <text:p>37.145</text:p>
          </table:table-cell>
          <table:table-cell office:value-type="float" office:value="36.224" calcext:value-type="float">
            <text:p>36.224</text:p>
          </table:table-cell>
        </table:table-row>
        <table:table-row table:style-name="ro1">
          <table:table-cell office:value-type="string" calcext:value-type="string">
            <text:p>u-ch427-n512-max18-single-ens12</text:p>
          </table:table-cell>
          <table:table-cell office:value-type="float" office:value="5645.018" calcext:value-type="float">
            <text:p>5645.018</text:p>
          </table:table-cell>
          <table:table-cell office:value-type="float" office:value="170.61" calcext:value-type="float">
            <text:p>170.6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00:52:51Z</text:p>
          </table:table-cell>
          <table:table-cell office:value-type="string" calcext:value-type="string">
            <text:p>2022-01-11T13:01:53Z</text:p>
          </table:table-cell>
          <table:table-cell office:value-type="string" calcext:value-type="string">
            <text:p>2022-01-11T14:39:09Z</text:p>
          </table:table-cell>
          <table:table-cell office:value-type="string" calcext:value-type="string">
            <text:p>SUCCEEDED</text:p>
          </table:table-cell>
          <table:table-cell office:value-type="float" office:value="956417" calcext:value-type="float">
            <text:p>956417</text:p>
          </table:table-cell>
          <table:table-cell office:value-type="float" office:value="27171" calcext:value-type="float">
            <text:p>27171</text:p>
          </table:table-cell>
          <table:table-cell office:value-type="float" office:value="168.04" calcext:value-type="float">
            <text:p>168.04</text:p>
          </table:table-cell>
          <table:table-cell office:value-type="float" office:value="41.94" calcext:value-type="float">
            <text:p>41.94</text:p>
          </table:table-cell>
          <table:table-cell office:value-type="float" office:value="38.115" calcext:value-type="float">
            <text:p>38.115</text:p>
          </table:table-cell>
        </table:table-row>
        <table:table-row table:style-name="ro1">
          <table:table-cell office:value-type="string" calcext:value-type="string">
            <text:p>u-ch427-n512-max18-single-ens13</text:p>
          </table:table-cell>
          <table:table-cell office:value-type="float" office:value="5699.267" calcext:value-type="float">
            <text:p>5699.267</text:p>
          </table:table-cell>
          <table:table-cell office:value-type="float" office:value="186.47" calcext:value-type="float">
            <text:p>186.4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1T00:53:02Z</text:p>
          </table:table-cell>
          <table:table-cell office:value-type="string" calcext:value-type="string">
            <text:p>2022-01-11T09:19:32Z</text:p>
          </table:table-cell>
          <table:table-cell office:value-type="string" calcext:value-type="string">
            <text:p>2022-01-11T10:58:05Z</text:p>
          </table:table-cell>
          <table:table-cell office:value-type="string" calcext:value-type="string">
            <text:p>SUCCEEDED</text:p>
          </table:table-cell>
          <table:table-cell office:value-type="float" office:value="956419" calcext:value-type="float">
            <text:p>956419</text:p>
          </table:table-cell>
          <table:table-cell office:value-type="float" office:value="3935" calcext:value-type="float">
            <text:p>3935</text:p>
          </table:table-cell>
          <table:table-cell office:value-type="float" office:value="186.252" calcext:value-type="float">
            <text:p>186.252</text:p>
          </table:table-cell>
          <table:table-cell office:value-type="float" office:value="37.107" calcext:value-type="float">
            <text:p>37.107</text:p>
          </table:table-cell>
          <table:table-cell office:value-type="float" office:value="37.172" calcext:value-type="float">
            <text:p>37.172</text:p>
          </table:table-cell>
        </table:table-row>
        <table:table-row table:style-name="ro1">
          <table:table-cell office:value-type="string" calcext:value-type="string">
            <text:p>u-ch427-n512-max18-single-ens14</text:p>
          </table:table-cell>
          <table:table-cell office:value-type="float" office:value="5751.607" calcext:value-type="float">
            <text:p>5751.607</text:p>
          </table:table-cell>
          <table:table-cell office:value-type="float" office:value="212.54" calcext:value-type="float">
            <text:p>212.5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20:55:47Z</text:p>
          </table:table-cell>
          <table:table-cell office:value-type="string" calcext:value-type="string">
            <text:p>2022-01-11T22:58:06Z</text:p>
          </table:table-cell>
          <table:table-cell office:value-type="string" calcext:value-type="string">
            <text:p>2022-01-12T00:37:36Z</text:p>
          </table:table-cell>
          <table:table-cell office:value-type="string" calcext:value-type="string">
            <text:p>SUCCEEDED</text:p>
          </table:table-cell>
          <table:table-cell office:value-type="float" office:value="959584" calcext:value-type="float">
            <text:p>959584</text:p>
          </table:table-cell>
          <table:table-cell office:value-type="float" office:value="18937" calcext:value-type="float">
            <text:p>18937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37.88" calcext:value-type="float">
            <text:p>37.88</text:p>
          </table:table-cell>
          <table:table-cell office:value-type="float" office:value="38.064" calcext:value-type="float">
            <text:p>38.064</text:p>
          </table:table-cell>
        </table:table-row>
        <table:table-row table:style-name="ro1">
          <table:table-cell office:value-type="string" calcext:value-type="string">
            <text:p>u-ch427-n512-max18-single-ens15</text:p>
          </table:table-cell>
          <table:table-cell office:value-type="float" office:value="5778.934" calcext:value-type="float">
            <text:p>5778.934</text:p>
          </table:table-cell>
          <table:table-cell office:value-type="float" office:value="223.26" calcext:value-type="float">
            <text:p>223.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00:45:22Z</text:p>
          </table:table-cell>
          <table:table-cell office:value-type="string" calcext:value-type="string">
            <text:p>2022-01-11T08:01:25Z</text:p>
          </table:table-cell>
          <table:table-cell office:value-type="string" calcext:value-type="string">
            <text:p>2022-01-11T09:41:45Z</text:p>
          </table:table-cell>
          <table:table-cell office:value-type="string" calcext:value-type="string">
            <text:p>SUCCEEDED</text:p>
          </table:table-cell>
          <table:table-cell office:value-type="float" office:value="956392" calcext:value-type="float">
            <text:p>956392</text:p>
          </table:table-cell>
          <table:table-cell office:value-type="float" office:value="37893" calcext:value-type="float">
            <text:p>37893</text:p>
          </table:table-cell>
          <table:table-cell office:value-type="float" office:value="171.267" calcext:value-type="float">
            <text:p>171.267</text:p>
          </table:table-cell>
          <table:table-cell office:value-type="float" office:value="54.169" calcext:value-type="float">
            <text:p>54.169</text:p>
          </table:table-cell>
          <table:table-cell office:value-type="float" office:value="37.704" calcext:value-type="float">
            <text:p>37.704</text:p>
          </table:table-cell>
        </table:table-row>
        <table:table-row table:style-name="ro1">
          <table:table-cell office:value-type="string" calcext:value-type="string">
            <text:p>u-ch427-n512-max18-single-ens16</text:p>
          </table:table-cell>
          <table:table-cell office:value-type="float" office:value="5769.083" calcext:value-type="float">
            <text:p>5769.083</text:p>
          </table:table-cell>
          <table:table-cell office:value-type="float" office:value="229.86" calcext:value-type="float">
            <text:p>229.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14:29:39Z</text:p>
          </table:table-cell>
          <table:table-cell office:value-type="string" calcext:value-type="string">
            <text:p>2022-01-11T15:21:33Z</text:p>
          </table:table-cell>
          <table:table-cell office:value-type="string" calcext:value-type="string">
            <text:p>2022-01-11T17:01:35Z</text:p>
          </table:table-cell>
          <table:table-cell office:value-type="string" calcext:value-type="string">
            <text:p>SUCCEEDED</text:p>
          </table:table-cell>
          <table:table-cell office:value-type="float" office:value="958305" calcext:value-type="float">
            <text:p>958305</text:p>
          </table:table-cell>
          <table:table-cell office:value-type="float" office:value="194810" calcext:value-type="float">
            <text:p>194810</text:p>
          </table:table-cell>
          <table:table-cell office:value-type="float" office:value="171.756" calcext:value-type="float">
            <text:p>171.756</text:p>
          </table:table-cell>
          <table:table-cell office:value-type="float" office:value="41.462" calcext:value-type="float">
            <text:p>41.462</text:p>
          </table:table-cell>
          <table:table-cell office:value-type="float" office:value="38.823" calcext:value-type="float">
            <text:p>38.823</text:p>
          </table:table-cell>
        </table:table-row>
        <table:table-row table:style-name="ro1">
          <table:table-cell office:value-type="string" calcext:value-type="string">
            <text:p>u-ch427-n512-max18-single-ens17</text:p>
          </table:table-cell>
          <table:table-cell office:value-type="float" office:value="5762.243" calcext:value-type="float">
            <text:p>5762.243</text:p>
          </table:table-cell>
          <table:table-cell office:value-type="float" office:value="231.87" calcext:value-type="float">
            <text:p>231.8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14:29:33Z</text:p>
          </table:table-cell>
          <table:table-cell office:value-type="string" calcext:value-type="string">
            <text:p>2022-01-11T14:57:14Z</text:p>
          </table:table-cell>
          <table:table-cell office:value-type="string" calcext:value-type="string">
            <text:p>2022-01-11T16:37:33Z</text:p>
          </table:table-cell>
          <table:table-cell office:value-type="string" calcext:value-type="string">
            <text:p>SUCCEEDED</text:p>
          </table:table-cell>
          <table:table-cell office:value-type="float" office:value="958304" calcext:value-type="float">
            <text:p>958304</text:p>
          </table:table-cell>
          <table:table-cell office:value-type="float" office:value="115952" calcext:value-type="float">
            <text:p>115952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39.019" calcext:value-type="float">
            <text:p>39.019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u-ch427-n512-max18-single-ens18</text:p>
          </table:table-cell>
          <table:table-cell office:value-type="float" office:value="5783.926" calcext:value-type="float">
            <text:p>5783.926</text:p>
          </table:table-cell>
          <table:table-cell office:value-type="float" office:value="236.2" calcext:value-type="float">
            <text:p>236.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5T17:17:05Z</text:p>
          </table:table-cell>
          <table:table-cell office:value-type="string" calcext:value-type="string">
            <text:p>2022-01-15T19:01:56Z</text:p>
          </table:table-cell>
          <table:table-cell office:value-type="string" calcext:value-type="string">
            <text:p>2022-01-15T20:43:01Z</text:p>
          </table:table-cell>
          <table:table-cell office:value-type="string" calcext:value-type="string">
            <text:p>SUCCEEDED</text:p>
          </table:table-cell>
          <table:table-cell office:value-type="float" office:value="973686" calcext:value-type="float">
            <text:p>973686</text:p>
          </table:table-cell>
          <table:table-cell office:value-type="float" office:value="41513" calcext:value-type="float">
            <text:p>41513</text:p>
          </table:table-cell>
          <table:table-cell office:value-type="float" office:value="175.035" calcext:value-type="float">
            <text:p>175.035</text:p>
          </table:table-cell>
          <table:table-cell office:value-type="float" office:value="35.445" calcext:value-type="float">
            <text:p>35.445</text:p>
          </table:table-cell>
          <table:table-cell office:value-type="float" office:value="37.748" calcext:value-type="float">
            <text:p>37.748</text:p>
          </table:table-cell>
        </table:table-row>
        <table:table-row table:style-name="ro1">
          <table:table-cell office:value-type="string" calcext:value-type="string">
            <text:p>u-ch427-n512-max18-stdev-ens00</text:p>
          </table:table-cell>
          <table:table-cell office:value-type="float" office:value="4627.003" calcext:value-type="float">
            <text:p>4627.003</text:p>
          </table:table-cell>
          <table:table-cell office:value-type="float" office:value="90.08" calcext:value-type="float">
            <text:p>90.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22T23:11:30Z</text:p>
          </table:table-cell>
          <table:table-cell office:value-type="string" calcext:value-type="string">
            <text:p>2022-01-22T23:11:51Z</text:p>
          </table:table-cell>
          <table:table-cell office:value-type="string" calcext:value-type="string">
            <text:p>2022-01-23T00:29:19Z</text:p>
          </table:table-cell>
          <table:table-cell office:value-type="string" calcext:value-type="string">
            <text:p>SUCCEEDED</text:p>
          </table:table-cell>
          <table:table-cell office:value-type="float" office:value="1006315" calcext:value-type="float">
            <text:p>1006315</text:p>
          </table:table-cell>
          <table:table-cell office:value-type="float" office:value="145518" calcext:value-type="float">
            <text:p>145518</text:p>
          </table:table-cell>
          <table:table-cell office:value-type="float" office:value="159.101" calcext:value-type="float">
            <text:p>159.101</text:p>
          </table:table-cell>
          <table:table-cell office:value-type="float" office:value="30.737" calcext:value-type="float">
            <text:p>30.737</text:p>
          </table:table-cell>
          <table:table-cell office:value-type="float" office:value="31.968" calcext:value-type="float">
            <text:p>31.968</text:p>
          </table:table-cell>
        </table:table-row>
        <table:table-row table:style-name="ro1">
          <table:table-cell office:value-type="string" calcext:value-type="string">
            <text:p>u-ch427-n512-max18-stdev-ens01</text:p>
          </table:table-cell>
          <table:table-cell office:value-type="float" office:value="4994.339" calcext:value-type="float">
            <text:p>4994.339</text:p>
          </table:table-cell>
          <table:table-cell office:value-type="float" office:value="94.02" calcext:value-type="float">
            <text:p>9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22T23:22:58Z</text:p>
          </table:table-cell>
          <table:table-cell office:value-type="string" calcext:value-type="string">
            <text:p>2022-01-22T23:29:07Z</text:p>
          </table:table-cell>
          <table:table-cell office:value-type="string" calcext:value-type="string">
            <text:p>2022-01-23T00:53:04Z</text:p>
          </table:table-cell>
          <table:table-cell office:value-type="string" calcext:value-type="string">
            <text:p>SUCCEEDED</text:p>
          </table:table-cell>
          <table:table-cell office:value-type="float" office:value="1006395" calcext:value-type="float">
            <text:p>1006395</text:p>
          </table:table-cell>
          <table:table-cell office:value-type="float" office:value="210149" calcext:value-type="float">
            <text:p>210149</text:p>
          </table:table-cell>
          <table:table-cell office:value-type="float" office:value="156.549" calcext:value-type="float">
            <text:p>156.549</text:p>
          </table:table-cell>
          <table:table-cell office:value-type="float" office:value="34.113" calcext:value-type="float">
            <text:p>34.113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string" calcext:value-type="string">
            <text:p>u-ch427-n512-max18-stdev-ens02</text:p>
          </table:table-cell>
          <table:table-cell office:value-type="float" office:value="5116.809" calcext:value-type="float">
            <text:p>5116.809</text:p>
          </table:table-cell>
          <table:table-cell office:value-type="float" office:value="102.51" calcext:value-type="float">
            <text:p>102.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22T23:22:58Z</text:p>
          </table:table-cell>
          <table:table-cell office:value-type="string" calcext:value-type="string">
            <text:p>2022-01-23T00:08:49Z</text:p>
          </table:table-cell>
          <table:table-cell office:value-type="string" calcext:value-type="string">
            <text:p>2022-01-23T01:34:57Z</text:p>
          </table:table-cell>
          <table:table-cell office:value-type="string" calcext:value-type="string">
            <text:p>SUCCEEDED</text:p>
          </table:table-cell>
          <table:table-cell office:value-type="float" office:value="1006396" calcext:value-type="float">
            <text:p>1006396</text:p>
          </table:table-cell>
          <table:table-cell office:value-type="float" office:value="129005" calcext:value-type="float">
            <text:p>129005</text:p>
          </table:table-cell>
          <table:table-cell office:value-type="float" office:value="157.82" calcext:value-type="float">
            <text:p>157.82</text:p>
          </table:table-cell>
          <table:table-cell office:value-type="float" office:value="33.669" calcext:value-type="float">
            <text:p>33.669</text:p>
          </table:table-cell>
          <table:table-cell office:value-type="float" office:value="35.008" calcext:value-type="float">
            <text:p>35.008</text:p>
          </table:table-cell>
        </table:table-row>
        <table:table-row table:style-name="ro1">
          <table:table-cell office:value-type="string" calcext:value-type="string">
            <text:p>u-ch427-n512-max18-stdev-ens03</text:p>
          </table:table-cell>
          <table:table-cell office:value-type="float" office:value="5228.483" calcext:value-type="float">
            <text:p>5228.483</text:p>
          </table:table-cell>
          <table:table-cell office:value-type="float" office:value="110.9" calcext:value-type="float">
            <text:p>110.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22T23:22:59Z</text:p>
          </table:table-cell>
          <table:table-cell office:value-type="string" calcext:value-type="string">
            <text:p>2022-01-23T00:54:38Z</text:p>
          </table:table-cell>
          <table:table-cell office:value-type="string" calcext:value-type="string">
            <text:p>2022-01-23T02:23:02Z</text:p>
          </table:table-cell>
          <table:table-cell office:value-type="string" calcext:value-type="string">
            <text:p>SUCCEEDED</text:p>
          </table:table-cell>
          <table:table-cell office:value-type="float" office:value="1006397" calcext:value-type="float">
            <text:p>1006397</text:p>
          </table:table-cell>
          <table:table-cell office:value-type="float" office:value="258325" calcext:value-type="float">
            <text:p>258325</text:p>
          </table:table-cell>
          <table:table-cell office:value-type="float" office:value="158.796" calcext:value-type="float">
            <text:p>158.796</text:p>
          </table:table-cell>
          <table:table-cell office:value-type="float" office:value="37.528" calcext:value-type="float">
            <text:p>37.528</text:p>
          </table:table-cell>
          <table:table-cell office:value-type="float" office:value="34.925" calcext:value-type="float">
            <text:p>34.925</text:p>
          </table:table-cell>
        </table:table-row>
        <table:table-row table:style-name="ro1">
          <table:table-cell office:value-type="string" calcext:value-type="string">
            <text:p>u-ch427-n512-max18-stdev-ens04</text:p>
          </table:table-cell>
          <table:table-cell office:value-type="float" office:value="5388.558" calcext:value-type="float">
            <text:p>5388.558</text:p>
          </table:table-cell>
          <table:table-cell office:value-type="float" office:value="122.37" calcext:value-type="float">
            <text:p>122.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22T23:22:59Z</text:p>
          </table:table-cell>
          <table:table-cell office:value-type="string" calcext:value-type="string">
            <text:p>2022-01-23T02:49:17Z</text:p>
          </table:table-cell>
          <table:table-cell office:value-type="string" calcext:value-type="string">
            <text:p>2022-01-23T04:20:25Z</text:p>
          </table:table-cell>
          <table:table-cell office:value-type="string" calcext:value-type="string">
            <text:p>SUCCEEDED</text:p>
          </table:table-cell>
          <table:table-cell office:value-type="float" office:value="1006398" calcext:value-type="float">
            <text:p>10063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57.538" calcext:value-type="float">
            <text:p>157.538</text:p>
          </table:table-cell>
          <table:table-cell office:value-type="float" office:value="36.056" calcext:value-type="float">
            <text:p>36.056</text:p>
          </table:table-cell>
          <table:table-cell office:value-type="float" office:value="35.603" calcext:value-type="float">
            <text:p>35.603</text:p>
          </table:table-cell>
        </table:table-row>
        <table:table-row table:style-name="ro1">
          <table:table-cell office:value-type="string" calcext:value-type="string">
            <text:p>u-ch427-n512-max18-stdev-ens05</text:p>
          </table:table-cell>
          <table:table-cell office:value-type="float" office:value="5263.335" calcext:value-type="float">
            <text:p>5263.335</text:p>
          </table:table-cell>
          <table:table-cell office:value-type="float" office:value="126.75" calcext:value-type="float">
            <text:p>126.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22T23:23:00Z</text:p>
          </table:table-cell>
          <table:table-cell office:value-type="string" calcext:value-type="string">
            <text:p>2022-01-23T02:29:05Z</text:p>
          </table:table-cell>
          <table:table-cell office:value-type="string" calcext:value-type="string">
            <text:p>2022-01-23T03:58:13Z</text:p>
          </table:table-cell>
          <table:table-cell office:value-type="string" calcext:value-type="string">
            <text:p>SUCCEEDED</text:p>
          </table:table-cell>
          <table:table-cell office:value-type="float" office:value="1006399" calcext:value-type="float">
            <text:p>1006399</text:p>
          </table:table-cell>
          <table:table-cell office:value-type="float" office:value="156193" calcext:value-type="float">
            <text:p>156193</text:p>
          </table:table-cell>
          <table:table-cell office:value-type="float" office:value="161.348" calcext:value-type="float">
            <text:p>161.348</text:p>
          </table:table-cell>
          <table:table-cell office:value-type="float" office:value="34.808" calcext:value-type="float">
            <text:p>34.808</text:p>
          </table:table-cell>
          <table:table-cell office:value-type="float" office:value="35.135" calcext:value-type="float">
            <text:p>35.135</text:p>
          </table:table-cell>
        </table:table-row>
        <table:table-row table:style-name="ro1">
          <table:table-cell office:value-type="string" calcext:value-type="string">
            <text:p>u-ch427-n512-max18-stdev-ens06</text:p>
          </table:table-cell>
          <table:table-cell office:value-type="float" office:value="5378.539" calcext:value-type="float">
            <text:p>5378.539</text:p>
          </table:table-cell>
          <table:table-cell office:value-type="float" office:value="140.31" calcext:value-type="float">
            <text:p>140.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22T23:23:00Z</text:p>
          </table:table-cell>
          <table:table-cell office:value-type="string" calcext:value-type="string">
            <text:p>2022-01-23T07:15:48Z</text:p>
          </table:table-cell>
          <table:table-cell office:value-type="string" calcext:value-type="string">
            <text:p>2022-01-23T08:47:14Z</text:p>
          </table:table-cell>
          <table:table-cell office:value-type="string" calcext:value-type="string">
            <text:p>SUCCEEDED</text:p>
          </table:table-cell>
          <table:table-cell office:value-type="float" office:value="1006400" calcext:value-type="float">
            <text:p>1006400</text:p>
          </table:table-cell>
          <table:table-cell office:value-type="float" office:value="247220" calcext:value-type="float">
            <text:p>247220</text:p>
          </table:table-cell>
          <table:table-cell office:value-type="float" office:value="161.168" calcext:value-type="float">
            <text:p>161.168</text:p>
          </table:table-cell>
          <table:table-cell office:value-type="float" office:value="35.531" calcext:value-type="float">
            <text:p>35.531</text:p>
          </table:table-cell>
          <table:table-cell office:value-type="float" office:value="37.705" calcext:value-type="float">
            <text:p>37.705</text:p>
          </table:table-cell>
        </table:table-row>
        <table:table-row table:style-name="ro1">
          <table:table-cell office:value-type="string" calcext:value-type="string">
            <text:p>u-ch427-n512-max18-stdev-ens07</text:p>
          </table:table-cell>
          <table:table-cell office:value-type="float" office:value="5566.912" calcext:value-type="float">
            <text:p>5566.912</text:p>
          </table:table-cell>
          <table:table-cell office:value-type="float" office:value="143.5" calcext:value-type="float">
            <text:p>143.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22T23:12:37Z</text:p>
          </table:table-cell>
          <table:table-cell office:value-type="string" calcext:value-type="string">
            <text:p>2022-01-23T05:40:25Z</text:p>
          </table:table-cell>
          <table:table-cell office:value-type="string" calcext:value-type="string">
            <text:p>2022-01-23T07:15:23Z</text:p>
          </table:table-cell>
          <table:table-cell office:value-type="string" calcext:value-type="string">
            <text:p>SUCCEEDED</text:p>
          </table:table-cell>
          <table:table-cell office:value-type="float" office:value="1006327" calcext:value-type="float">
            <text:p>1006327</text:p>
          </table:table-cell>
          <table:table-cell office:value-type="float" office:value="66783" calcext:value-type="float">
            <text:p>66783</text:p>
          </table:table-cell>
          <table:table-cell office:value-type="float" office:value="161.069" calcext:value-type="float">
            <text:p>161.069</text:p>
          </table:table-cell>
          <table:table-cell office:value-type="float" office:value="35.068" calcext:value-type="float">
            <text:p>35.068</text:p>
          </table:table-cell>
          <table:table-cell office:value-type="float" office:value="37.361" calcext:value-type="float">
            <text:p>37.361</text:p>
          </table:table-cell>
        </table:table-row>
        <table:table-row table:style-name="ro1">
          <table:table-cell office:value-type="string" calcext:value-type="string">
            <text:p>u-ch427-n512-max18-stdev-ens08</text:p>
          </table:table-cell>
          <table:table-cell office:value-type="float" office:value="5507.022" calcext:value-type="float">
            <text:p>5507.022</text:p>
          </table:table-cell>
          <table:table-cell office:value-type="float" office:value="150.14" calcext:value-type="float">
            <text:p>150.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22T23:12:46Z</text:p>
          </table:table-cell>
          <table:table-cell office:value-type="string" calcext:value-type="string">
            <text:p>2022-01-23T03:58:52Z</text:p>
          </table:table-cell>
          <table:table-cell office:value-type="string" calcext:value-type="string">
            <text:p>2022-01-23T05:32:56Z</text:p>
          </table:table-cell>
          <table:table-cell office:value-type="string" calcext:value-type="string">
            <text:p>SUCCEEDED</text:p>
          </table:table-cell>
          <table:table-cell office:value-type="float" office:value="1006328" calcext:value-type="float">
            <text:p>1006328</text:p>
          </table:table-cell>
          <table:table-cell office:value-type="float" office:value="102059" calcext:value-type="float">
            <text:p>102059</text:p>
          </table:table-cell>
          <table:table-cell office:value-type="float" office:value="162.019" calcext:value-type="float">
            <text:p>162.019</text:p>
          </table:table-cell>
          <table:table-cell office:value-type="float" office:value="41.328" calcext:value-type="float">
            <text:p>41.328</text:p>
          </table:table-cell>
          <table:table-cell office:value-type="float" office:value="37.592" calcext:value-type="float">
            <text:p>37.592</text:p>
          </table:table-cell>
        </table:table-row>
        <table:table-row table:style-name="ro1">
          <table:table-cell office:value-type="string" calcext:value-type="string">
            <text:p>u-ch427-n512-max18-stdev-ens09</text:p>
          </table:table-cell>
          <table:table-cell office:value-type="float" office:value="5666.411" calcext:value-type="float">
            <text:p>5666.411</text:p>
          </table:table-cell>
          <table:table-cell office:value-type="float" office:value="159.48" calcext:value-type="float">
            <text:p>159.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22T23:23:01Z</text:p>
          </table:table-cell>
          <table:table-cell office:value-type="string" calcext:value-type="string">
            <text:p>2022-01-23T05:09:03Z</text:p>
          </table:table-cell>
          <table:table-cell office:value-type="string" calcext:value-type="string">
            <text:p>2022-01-23T06:45:48Z</text:p>
          </table:table-cell>
          <table:table-cell office:value-type="string" calcext:value-type="string">
            <text:p>SUCCEEDED</text:p>
          </table:table-cell>
          <table:table-cell office:value-type="float" office:value="1006401" calcext:value-type="float">
            <text:p>1006401</text:p>
          </table:table-cell>
          <table:table-cell office:value-type="float" office:value="261042" calcext:value-type="float">
            <text:p>261042</text:p>
          </table:table-cell>
          <table:table-cell office:value-type="float" office:value="162.292" calcext:value-type="float">
            <text:p>162.292</text:p>
          </table:table-cell>
          <table:table-cell office:value-type="float" office:value="38.499" calcext:value-type="float">
            <text:p>38.499</text:p>
          </table:table-cell>
          <table:table-cell office:value-type="float" office:value="36.736" calcext:value-type="float">
            <text:p>36.736</text:p>
          </table:table-cell>
        </table:table-row>
        <table:table-row table:style-name="ro1">
          <table:table-cell office:value-type="string" calcext:value-type="string">
            <text:p>u-ch427-n512-max18-stdev-ens10</text:p>
          </table:table-cell>
          <table:table-cell office:value-type="float" office:value="5562.883" calcext:value-type="float">
            <text:p>5562.883</text:p>
          </table:table-cell>
          <table:table-cell office:value-type="float" office:value="158.94" calcext:value-type="float">
            <text:p>158.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22T23:13:06Z</text:p>
          </table:table-cell>
          <table:table-cell office:value-type="string" calcext:value-type="string">
            <text:p>2022-01-23T03:26:55Z</text:p>
          </table:table-cell>
          <table:table-cell office:value-type="string" calcext:value-type="string">
            <text:p>2022-01-23T05:02:25Z</text:p>
          </table:table-cell>
          <table:table-cell office:value-type="string" calcext:value-type="string">
            <text:p>SUCCEEDED</text:p>
          </table:table-cell>
          <table:table-cell office:value-type="float" office:value="1006330" calcext:value-type="float">
            <text:p>1006330</text:p>
          </table:table-cell>
          <table:table-cell office:value-type="float" office:value="82414" calcext:value-type="float">
            <text:p>82414</text:p>
          </table:table-cell>
          <table:table-cell office:value-type="float" office:value="162.675" calcext:value-type="float">
            <text:p>162.675</text:p>
          </table:table-cell>
          <table:table-cell office:value-type="float" office:value="36.456" calcext:value-type="float">
            <text:p>36.456</text:p>
          </table:table-cell>
          <table:table-cell office:value-type="float" office:value="37.608" calcext:value-type="float">
            <text:p>37.608</text:p>
          </table:table-cell>
        </table:table-row>
        <table:table-row table:style-name="ro1">
          <table:table-cell office:value-type="string" calcext:value-type="string">
            <text:p>u-ch427-n512-max18-stdev-ens11</text:p>
          </table:table-cell>
          <table:table-cell office:value-type="float" office:value="5653.215" calcext:value-type="float">
            <text:p>5653.215</text:p>
          </table:table-cell>
          <table:table-cell office:value-type="float" office:value="174.08" calcext:value-type="float">
            <text:p>174.0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22T23:13:15Z</text:p>
          </table:table-cell>
          <table:table-cell office:value-type="string" calcext:value-type="string">
            <text:p>2022-01-23T02:43:25Z</text:p>
          </table:table-cell>
          <table:table-cell office:value-type="string" calcext:value-type="string">
            <text:p>2022-01-23T04:20:46Z</text:p>
          </table:table-cell>
          <table:table-cell office:value-type="string" calcext:value-type="string">
            <text:p>SUCCEEDED</text:p>
          </table:table-cell>
          <table:table-cell office:value-type="float" office:value="1006331" calcext:value-type="float">
            <text:p>1006331</text:p>
          </table:table-cell>
          <table:table-cell office:value-type="float" office:value="194338" calcext:value-type="float">
            <text:p>194338</text:p>
          </table:table-cell>
          <table:table-cell office:value-type="float" office:value="165.025" calcext:value-type="float">
            <text:p>165.025</text:p>
          </table:table-cell>
          <table:table-cell office:value-type="float" office:value="44.05" calcext:value-type="float">
            <text:p>44.05</text:p>
          </table:table-cell>
          <table:table-cell office:value-type="float" office:value="37.276" calcext:value-type="float">
            <text:p>37.276</text:p>
          </table:table-cell>
        </table:table-row>
        <table:table-row table:style-name="ro1">
          <table:table-cell office:value-type="string" calcext:value-type="string">
            <text:p>u-ch427-n512-max18-stdev-ens12</text:p>
          </table:table-cell>
          <table:table-cell office:value-type="float" office:value="8719.387" calcext:value-type="float">
            <text:p>8719.387</text:p>
          </table:table-cell>
          <table:table-cell office:value-type="float" office:value="729.54" calcext:value-type="float">
            <text:p>729.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22T23:13:22Z</text:p>
          </table:table-cell>
          <table:table-cell office:value-type="string" calcext:value-type="string">
            <text:p>2022-01-22T23:20:27Z</text:p>
          </table:table-cell>
          <table:table-cell office:value-type="string" calcext:value-type="string">
            <text:p>2022-01-23T01:49:10Z</text:p>
          </table:table-cell>
          <table:table-cell office:value-type="string" calcext:value-type="string">
            <text:p>SUCCEEDED</text:p>
          </table:table-cell>
          <table:table-cell office:value-type="float" office:value="1006332" calcext:value-type="float">
            <text:p>1006332</text:p>
          </table:table-cell>
          <table:table-cell office:value-type="float" office:value="26790" calcext:value-type="float">
            <text:p>26790</text:p>
          </table:table-cell>
          <table:table-cell office:value-type="float" office:value="177.767" calcext:value-type="float">
            <text:p>177.767</text:p>
          </table:table-cell>
          <table:table-cell office:value-type="float" office:value="55.16" calcext:value-type="float">
            <text:p>55.16</text:p>
          </table:table-cell>
          <table:table-cell office:value-type="float" office:value="47.452" calcext:value-type="float">
            <text:p>47.452</text:p>
          </table:table-cell>
        </table:table-row>
        <table:table-row table:style-name="ro1">
          <table:table-cell office:value-type="string" calcext:value-type="string">
            <text:p>u-ch427-n512-max18-stdev-ens12-test</text:p>
          </table:table-cell>
          <table:table-cell office:value-type="float" office:value="5485.835" calcext:value-type="float">
            <text:p>5485.835</text:p>
          </table:table-cell>
          <table:table-cell office:value-type="float" office:value="170.88" calcext:value-type="float">
            <text:p>170.88</text:p>
          </table:table-cell>
          <table:table-cell table:number-columns-repeated="2"/>
          <table:table-cell office:value-type="string" calcext:value-type="string">
            <text:p>st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24T00:59:27Z</text:p>
          </table:table-cell>
          <table:table-cell office:value-type="string" calcext:value-type="string">
            <text:p>2022-01-24T05:23:16Z</text:p>
          </table:table-cell>
          <table:table-cell office:value-type="string" calcext:value-type="string">
            <text:p>2022-01-24T06:57:55Z</text:p>
          </table:table-cell>
          <table:table-cell office:value-type="string" calcext:value-type="string">
            <text:p>SUCCEEDED</text:p>
          </table:table-cell>
          <table:table-cell office:value-type="float" office:value="1009496" calcext:value-type="float">
            <text:p>1009496</text:p>
          </table:table-cell>
          <table:table-cell office:value-type="float" office:value="193901" calcext:value-type="float">
            <text:p>193901</text:p>
          </table:table-cell>
          <table:table-cell office:value-type="float" office:value="162.584" calcext:value-type="float">
            <text:p>162.584</text:p>
          </table:table-cell>
          <table:table-cell office:value-type="float" office:value="38.562" calcext:value-type="float">
            <text:p>38.562</text:p>
          </table:table-cell>
          <table:table-cell office:value-type="float" office:value="36.266" calcext:value-type="float">
            <text:p>36.266</text:p>
          </table:table-cell>
        </table:table-row>
        <table:table-row table:style-name="ro1">
          <table:table-cell office:value-type="string" calcext:value-type="string">
            <text:p>u-ch427-n512-max18-stdev-ens13</text:p>
          </table:table-cell>
          <table:table-cell office:value-type="float" office:value="5580.953" calcext:value-type="float">
            <text:p>5580.953</text:p>
          </table:table-cell>
          <table:table-cell office:value-type="float" office:value="185.91" calcext:value-type="float">
            <text:p>185.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22T23:13:31Z</text:p>
          </table:table-cell>
          <table:table-cell office:value-type="string" calcext:value-type="string">
            <text:p>2022-01-23T01:49:47Z</text:p>
          </table:table-cell>
          <table:table-cell office:value-type="string" calcext:value-type="string">
            <text:p>2022-01-23T03:26:22Z</text:p>
          </table:table-cell>
          <table:table-cell office:value-type="string" calcext:value-type="string">
            <text:p>SUCCEEDED</text:p>
          </table:table-cell>
          <table:table-cell office:value-type="float" office:value="1006333" calcext:value-type="float">
            <text:p>1006333</text:p>
          </table:table-cell>
          <table:table-cell office:value-type="float" office:value="134844" calcext:value-type="float">
            <text:p>134844</text:p>
          </table:table-cell>
          <table:table-cell office:value-type="float" office:value="162.81" calcext:value-type="float">
            <text:p>162.81</text:p>
          </table:table-cell>
          <table:table-cell office:value-type="float" office:value="39.691" calcext:value-type="float">
            <text:p>39.691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u-ch427-n512-max18-stdev-ens14</text:p>
          </table:table-cell>
          <table:table-cell office:value-type="float" office:value="5670.143" calcext:value-type="float">
            <text:p>5670.143</text:p>
          </table:table-cell>
          <table:table-cell office:value-type="float" office:value="210.59" calcext:value-type="float">
            <text:p>210.5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22T23:29:11Z</text:p>
          </table:table-cell>
          <table:table-cell office:value-type="string" calcext:value-type="string">
            <text:p>2022-01-23T04:21:07Z</text:p>
          </table:table-cell>
          <table:table-cell office:value-type="string" calcext:value-type="string">
            <text:p>2022-01-23T05:59:00Z</text:p>
          </table:table-cell>
          <table:table-cell office:value-type="string" calcext:value-type="string">
            <text:p>SUCCEEDED</text:p>
          </table:table-cell>
          <table:table-cell office:value-type="float" office:value="1006423" calcext:value-type="float">
            <text:p>1006423</text:p>
          </table:table-cell>
          <table:table-cell office:value-type="float" office:value="189251" calcext:value-type="float">
            <text:p>189251</text:p>
          </table:table-cell>
          <table:table-cell office:value-type="float" office:value="162.879" calcext:value-type="float">
            <text:p>162.879</text:p>
          </table:table-cell>
          <table:table-cell office:value-type="float" office:value="39.494" calcext:value-type="float">
            <text:p>39.494</text:p>
          </table:table-cell>
          <table:table-cell office:value-type="float" office:value="36.87" calcext:value-type="float">
            <text:p>36.87</text:p>
          </table:table-cell>
        </table:table-row>
        <table:table-row table:style-name="ro1">
          <table:table-cell office:value-type="string" calcext:value-type="string">
            <text:p>u-ch427-n512-max18-stdev-ens15</text:p>
          </table:table-cell>
          <table:table-cell office:value-type="float" office:value="5666.595" calcext:value-type="float">
            <text:p>5666.595</text:p>
          </table:table-cell>
          <table:table-cell office:value-type="float" office:value="223.5" calcext:value-type="float">
            <text:p>223.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22T23:13:49Z</text:p>
          </table:table-cell>
          <table:table-cell office:value-type="string" calcext:value-type="string">
            <text:p>2022-01-23T01:04:41Z</text:p>
          </table:table-cell>
          <table:table-cell office:value-type="string" calcext:value-type="string">
            <text:p>2022-01-23T02:43:10Z</text:p>
          </table:table-cell>
          <table:table-cell office:value-type="string" calcext:value-type="string">
            <text:p>SUCCEEDED</text:p>
          </table:table-cell>
          <table:table-cell office:value-type="float" office:value="1006336" calcext:value-type="float">
            <text:p>1006336</text:p>
          </table:table-cell>
          <table:table-cell office:value-type="float" office:value="100573" calcext:value-type="float">
            <text:p>100573</text:p>
          </table:table-cell>
          <table:table-cell office:value-type="float" office:value="167.435" calcext:value-type="float">
            <text:p>167.435</text:p>
          </table:table-cell>
          <table:table-cell office:value-type="float" office:value="43.406" calcext:value-type="float">
            <text:p>43.406</text:p>
          </table:table-cell>
          <table:table-cell office:value-type="float" office:value="37.623" calcext:value-type="float">
            <text:p>37.623</text:p>
          </table:table-cell>
        </table:table-row>
        <table:table-row table:style-name="ro1">
          <table:table-cell office:value-type="string" calcext:value-type="string">
            <text:p>u-ch427-n512-max18-stdev-ens16</text:p>
          </table:table-cell>
          <table:table-cell office:value-type="float" office:value="5870.219" calcext:value-type="float">
            <text:p>5870.219</text:p>
          </table:table-cell>
          <table:table-cell office:value-type="float" office:value="223.69" calcext:value-type="float">
            <text:p>223.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22T23:13:56Z</text:p>
          </table:table-cell>
          <table:table-cell office:value-type="string" calcext:value-type="string">
            <text:p>2022-01-22T23:22:07Z</text:p>
          </table:table-cell>
          <table:table-cell office:value-type="string" calcext:value-type="string">
            <text:p>2022-01-23T01:04:25Z</text:p>
          </table:table-cell>
          <table:table-cell office:value-type="string" calcext:value-type="string">
            <text:p>SUCCEEDED</text:p>
          </table:table-cell>
          <table:table-cell office:value-type="float" office:value="1006337" calcext:value-type="float">
            <text:p>1006337</text:p>
          </table:table-cell>
          <table:table-cell office:value-type="float" office:value="104314" calcext:value-type="float">
            <text:p>104314</text:p>
          </table:table-cell>
          <table:table-cell office:value-type="float" office:value="167.322" calcext:value-type="float">
            <text:p>167.322</text:p>
          </table:table-cell>
          <table:table-cell office:value-type="float" office:value="39.786" calcext:value-type="float">
            <text:p>39.786</text:p>
          </table:table-cell>
          <table:table-cell office:value-type="float" office:value="36.168" calcext:value-type="float">
            <text:p>36.168</text:p>
          </table:table-cell>
        </table:table-row>
        <table:table-row table:style-name="ro1">
          <table:table-cell office:value-type="string" calcext:value-type="string">
            <text:p>u-ch427-n512-max18-stdev-ens17</text:p>
          </table:table-cell>
          <table:table-cell office:value-type="float" office:value="5751.774" calcext:value-type="float">
            <text:p>5751.774</text:p>
          </table:table-cell>
          <table:table-cell office:value-type="float" office:value="233.46" calcext:value-type="float">
            <text:p>233.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22T23:14:08Z</text:p>
          </table:table-cell>
          <table:table-cell office:value-type="string" calcext:value-type="string">
            <text:p>2022-01-23T05:59:19Z</text:p>
          </table:table-cell>
          <table:table-cell office:value-type="string" calcext:value-type="string">
            <text:p>2022-01-23T07:39:43Z</text:p>
          </table:table-cell>
          <table:table-cell office:value-type="string" calcext:value-type="string">
            <text:p>SUCCEEDED</text:p>
          </table:table-cell>
          <table:table-cell office:value-type="float" office:value="1006338" calcext:value-type="float">
            <text:p>1006338</text:p>
          </table:table-cell>
          <table:table-cell office:value-type="float" office:value="80672" calcext:value-type="float">
            <text:p>80672</text:p>
          </table:table-cell>
          <table:table-cell office:value-type="float" office:value="166.681" calcext:value-type="float">
            <text:p>166.681</text:p>
          </table:table-cell>
          <table:table-cell office:value-type="float" office:value="37.059" calcext:value-type="float">
            <text:p>37.059</text:p>
          </table:table-cell>
          <table:table-cell office:value-type="float" office:value="37.612" calcext:value-type="float">
            <text:p>37.612</text:p>
          </table:table-cell>
        </table:table-row>
        <table:table-row table:style-name="ro1">
          <table:table-cell office:value-type="string" calcext:value-type="string">
            <text:p>u-ch427-n512-max18-stdev-ens18</text:p>
          </table:table-cell>
          <table:table-cell office:value-type="float" office:value="5840.831" calcext:value-type="float">
            <text:p>5840.831</text:p>
          </table:table-cell>
          <table:table-cell office:value-type="float" office:value="240.52" calcext:value-type="float">
            <text:p>240.5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22T23:29:17Z</text:p>
          </table:table-cell>
          <table:table-cell office:value-type="string" calcext:value-type="string">
            <text:p>2022-01-23T07:39:55Z</text:p>
          </table:table-cell>
          <table:table-cell office:value-type="string" calcext:value-type="string">
            <text:p>2022-01-23T09:21:55Z</text:p>
          </table:table-cell>
          <table:table-cell office:value-type="string" calcext:value-type="string">
            <text:p>SUCCEEDED</text:p>
          </table:table-cell>
          <table:table-cell office:value-type="float" office:value="1006424" calcext:value-type="float">
            <text:p>1006424</text:p>
          </table:table-cell>
          <table:table-cell office:value-type="float" office:value="212120" calcext:value-type="float">
            <text:p>212120</text:p>
          </table:table-cell>
          <table:table-cell office:value-type="float" office:value="171.737" calcext:value-type="float">
            <text:p>171.737</text:p>
          </table:table-cell>
          <table:table-cell office:value-type="float" office:value="46.929" calcext:value-type="float">
            <text:p>46.929</text:p>
          </table:table-cell>
          <table:table-cell office:value-type="float" office:value="38.159" calcext:value-type="float">
            <text:p>38.159</text:p>
          </table:table-cell>
        </table:table-row>
        <table:table-row table:style-name="ro1">
          <table:table-cell office:value-type="string" calcext:value-type="string">
            <text:p>u-ch427-n512-max18-stdev-one-ens00</text:p>
          </table:table-cell>
          <table:table-cell office:value-type="float" office:value="4611.127" calcext:value-type="float">
            <text:p>4611.127</text:p>
          </table:table-cell>
          <table:table-cell office:value-type="float" office:value="89.2" calcext:value-type="float">
            <text:p>89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23T19:01:46Z</text:p>
          </table:table-cell>
          <table:table-cell office:value-type="string" calcext:value-type="string">
            <text:p>2022-01-23T20:00:13Z</text:p>
          </table:table-cell>
          <table:table-cell office:value-type="string" calcext:value-type="string">
            <text:p>2022-01-23T21:17:26Z</text:p>
          </table:table-cell>
          <table:table-cell office:value-type="string" calcext:value-type="string">
            <text:p>SUCCEEDED</text:p>
          </table:table-cell>
          <table:table-cell office:value-type="float" office:value="1008934" calcext:value-type="float">
            <text:p>1008934</text:p>
          </table:table-cell>
          <table:table-cell office:value-type="float" office:value="210299" calcext:value-type="float">
            <text:p>210299</text:p>
          </table:table-cell>
          <table:table-cell office:value-type="float" office:value="183.352" calcext:value-type="float">
            <text:p>183.352</text:p>
          </table:table-cell>
          <table:table-cell office:value-type="float" office:value="30.565" calcext:value-type="float">
            <text:p>30.565</text:p>
          </table:table-cell>
          <table:table-cell office:value-type="float" office:value="30.912" calcext:value-type="float">
            <text:p>30.912</text:p>
          </table:table-cell>
        </table:table-row>
        <table:table-row table:style-name="ro1">
          <table:table-cell office:value-type="string" calcext:value-type="string">
            <text:p>u-ch427-n512-max18-stdev-one-ens01</text:p>
          </table:table-cell>
          <table:table-cell office:value-type="float" office:value="4943.009" calcext:value-type="float">
            <text:p>4943.009</text:p>
          </table:table-cell>
          <table:table-cell office:value-type="float" office:value="108.4" calcext:value-type="float">
            <text:p>108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23T19:01:54Z</text:p>
          </table:table-cell>
          <table:table-cell office:value-type="string" calcext:value-type="string">
            <text:p>2022-01-23T20:55:49Z</text:p>
          </table:table-cell>
          <table:table-cell office:value-type="string" calcext:value-type="string">
            <text:p>2022-01-23T22:19:00Z</text:p>
          </table:table-cell>
          <table:table-cell office:value-type="string" calcext:value-type="string">
            <text:p>SUCCEEDED</text:p>
          </table:table-cell>
          <table:table-cell office:value-type="float" office:value="1008936" calcext:value-type="float">
            <text:p>1008936</text:p>
          </table:table-cell>
          <table:table-cell office:value-type="float" office:value="95890" calcext:value-type="float">
            <text:p>95890</text:p>
          </table:table-cell>
          <table:table-cell office:value-type="float" office:value="158.463" calcext:value-type="float">
            <text:p>158.463</text:p>
          </table:table-cell>
          <table:table-cell office:value-type="float" office:value="33.698" calcext:value-type="float">
            <text:p>33.698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 office:value-type="string" calcext:value-type="string">
            <text:p>u-ch427-n512-max18-stdev-one-ens02</text:p>
          </table:table-cell>
          <table:table-cell office:value-type="float" office:value="5348.37" calcext:value-type="float">
            <text:p>5348.37</text:p>
          </table:table-cell>
          <table:table-cell office:value-type="float" office:value="124.65" calcext:value-type="float">
            <text:p>124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23T19:02:06Z</text:p>
          </table:table-cell>
          <table:table-cell office:value-type="string" calcext:value-type="string">
            <text:p>2022-01-23T22:39:51Z</text:p>
          </table:table-cell>
          <table:table-cell office:value-type="string" calcext:value-type="string">
            <text:p>2022-01-24T00:09:53Z</text:p>
          </table:table-cell>
          <table:table-cell office:value-type="string" calcext:value-type="string">
            <text:p>SUCCEEDED</text:p>
          </table:table-cell>
          <table:table-cell office:value-type="float" office:value="1008937" calcext:value-type="float">
            <text:p>1008937</text:p>
          </table:table-cell>
          <table:table-cell office:value-type="float" office:value="244571" calcext:value-type="float">
            <text:p>244571</text:p>
          </table:table-cell>
          <table:table-cell office:value-type="float" office:value="161.068" calcext:value-type="float">
            <text:p>161.068</text:p>
          </table:table-cell>
          <table:table-cell office:value-type="float" office:value="35.772" calcext:value-type="float">
            <text:p>35.772</text:p>
          </table:table-cell>
          <table:table-cell office:value-type="float" office:value="36.02" calcext:value-type="float">
            <text:p>36.02</text:p>
          </table:table-cell>
        </table:table-row>
        <table:table-row table:style-name="ro1">
          <table:table-cell office:value-type="string" calcext:value-type="string">
            <text:p>u-ch427-n512-max18-stdev-one-ens03</text:p>
          </table:table-cell>
          <table:table-cell office:value-type="float" office:value="5375.059" calcext:value-type="float">
            <text:p>5375.059</text:p>
          </table:table-cell>
          <table:table-cell office:value-type="float" office:value="140.47" calcext:value-type="float">
            <text:p>140.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23T19:02:13Z</text:p>
          </table:table-cell>
          <table:table-cell office:value-type="string" calcext:value-type="string">
            <text:p>2022-01-23T23:15:01Z</text:p>
          </table:table-cell>
          <table:table-cell office:value-type="string" calcext:value-type="string">
            <text:p>2022-01-24T00:45:34Z</text:p>
          </table:table-cell>
          <table:table-cell office:value-type="string" calcext:value-type="string">
            <text:p>SUCCEEDED</text:p>
          </table:table-cell>
          <table:table-cell office:value-type="float" office:value="1008938" calcext:value-type="float">
            <text:p>1008938</text:p>
          </table:table-cell>
          <table:table-cell office:value-type="float" office:value="233944" calcext:value-type="float">
            <text:p>233944</text:p>
          </table:table-cell>
          <table:table-cell office:value-type="float" office:value="159.336" calcext:value-type="float">
            <text:p>159.336</text:p>
          </table:table-cell>
          <table:table-cell office:value-type="float" office:value="35.42" calcext:value-type="float">
            <text:p>35.42</text:p>
          </table:table-cell>
          <table:table-cell office:value-type="float" office:value="35.344" calcext:value-type="float">
            <text:p>35.344</text:p>
          </table:table-cell>
        </table:table-row>
        <table:table-row table:style-name="ro1">
          <table:table-cell office:value-type="string" calcext:value-type="string">
            <text:p>u-ch427-n512-max18-stdev-one-ens04</text:p>
          </table:table-cell>
          <table:table-cell office:value-type="float" office:value="5568.271" calcext:value-type="float">
            <text:p>5568.271</text:p>
          </table:table-cell>
          <table:table-cell office:value-type="float" office:value="149.86" calcext:value-type="float">
            <text:p>149.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23T19:02:24Z</text:p>
          </table:table-cell>
          <table:table-cell office:value-type="string" calcext:value-type="string">
            <text:p>2022-01-23T23:15:00Z</text:p>
          </table:table-cell>
          <table:table-cell office:value-type="string" calcext:value-type="string">
            <text:p>2022-01-24T00:49:09Z</text:p>
          </table:table-cell>
          <table:table-cell office:value-type="string" calcext:value-type="string">
            <text:p>SUCCEEDED</text:p>
          </table:table-cell>
          <table:table-cell office:value-type="float" office:value="1008939" calcext:value-type="float">
            <text:p>1008939</text:p>
          </table:table-cell>
          <table:table-cell office:value-type="float" office:value="58079" calcext:value-type="float">
            <text:p>58079</text:p>
          </table:table-cell>
          <table:table-cell office:value-type="float" office:value="160.924" calcext:value-type="float">
            <text:p>160.924</text:p>
          </table:table-cell>
          <table:table-cell office:value-type="float" office:value="38.812" calcext:value-type="float">
            <text:p>38.812</text:p>
          </table:table-cell>
          <table:table-cell office:value-type="float" office:value="36.746" calcext:value-type="float">
            <text:p>36.746</text:p>
          </table:table-cell>
        </table:table-row>
        <table:table-row table:style-name="ro1">
          <table:table-cell office:value-type="string" calcext:value-type="string">
            <text:p>u-ch427-n512-max18-stdev-one-ens05</text:p>
          </table:table-cell>
          <table:table-cell office:value-type="float" office:value="5582.19" calcext:value-type="float">
            <text:p>5582.19</text:p>
          </table:table-cell>
          <table:table-cell office:value-type="float" office:value="156.9" calcext:value-type="float">
            <text:p>156.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23T19:02:38Z</text:p>
          </table:table-cell>
          <table:table-cell office:value-type="string" calcext:value-type="string">
            <text:p>2022-01-23T20:14:14Z</text:p>
          </table:table-cell>
          <table:table-cell office:value-type="string" calcext:value-type="string">
            <text:p>2022-01-23T21:48:43Z</text:p>
          </table:table-cell>
          <table:table-cell office:value-type="string" calcext:value-type="string">
            <text:p>SUCCEEDED</text:p>
          </table:table-cell>
          <table:table-cell office:value-type="float" office:value="1008940" calcext:value-type="float">
            <text:p>1008940</text:p>
          </table:table-cell>
          <table:table-cell office:value-type="float" office:value="6223" calcext:value-type="float">
            <text:p>6223</text:p>
          </table:table-cell>
          <table:table-cell office:value-type="float" office:value="166.168" calcext:value-type="float">
            <text:p>166.168</text:p>
          </table:table-cell>
          <table:table-cell office:value-type="float" office:value="39.471" calcext:value-type="float">
            <text:p>39.471</text:p>
          </table:table-cell>
          <table:table-cell office:value-type="float" office:value="37.228" calcext:value-type="float">
            <text:p>37.228</text:p>
          </table:table-cell>
        </table:table-row>
        <table:table-row table:style-name="ro1">
          <table:table-cell office:value-type="string" calcext:value-type="string">
            <text:p>u-ch427-n512-max18-stdev-one-ens06</text:p>
          </table:table-cell>
          <table:table-cell office:value-type="float" office:value="5589.053" calcext:value-type="float">
            <text:p>5589.053</text:p>
          </table:table-cell>
          <table:table-cell office:value-type="float" office:value="166.48" calcext:value-type="float">
            <text:p>166.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23T19:02:40Z</text:p>
          </table:table-cell>
          <table:table-cell office:value-type="string" calcext:value-type="string">
            <text:p>2022-01-23T21:49:09Z</text:p>
          </table:table-cell>
          <table:table-cell office:value-type="string" calcext:value-type="string">
            <text:p>2022-01-23T23:24:18Z</text:p>
          </table:table-cell>
          <table:table-cell office:value-type="string" calcext:value-type="string">
            <text:p>SUCCEEDED</text:p>
          </table:table-cell>
          <table:table-cell office:value-type="float" office:value="1008941" calcext:value-type="float">
            <text:p>1008941</text:p>
          </table:table-cell>
          <table:table-cell office:value-type="float" office:value="78484" calcext:value-type="float">
            <text:p>78484</text:p>
          </table:table-cell>
          <table:table-cell office:value-type="float" office:value="163.524" calcext:value-type="float">
            <text:p>163.524</text:p>
          </table:table-cell>
          <table:table-cell office:value-type="float" office:value="38.236" calcext:value-type="float">
            <text:p>38.236</text:p>
          </table:table-cell>
          <table:table-cell office:value-type="float" office:value="37.423" calcext:value-type="float">
            <text:p>37.423</text:p>
          </table:table-cell>
        </table:table-row>
        <table:table-row table:style-name="ro1">
          <table:table-cell office:value-type="string" calcext:value-type="string">
            <text:p>u-ch427-n512-max18-stdev-one-ens07</text:p>
          </table:table-cell>
          <table:table-cell office:value-type="float" office:value="5641.314" calcext:value-type="float">
            <text:p>5641.314</text:p>
          </table:table-cell>
          <table:table-cell office:value-type="float" office:value="176.6" calcext:value-type="float">
            <text:p>176.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23T23:27:46Z</text:p>
          </table:table-cell>
          <table:table-cell office:value-type="string" calcext:value-type="string">
            <text:p>2022-01-23T23:28:04Z</text:p>
          </table:table-cell>
          <table:table-cell office:value-type="string" calcext:value-type="string">
            <text:p>2022-01-24T01:04:18Z</text:p>
          </table:table-cell>
          <table:table-cell office:value-type="string" calcext:value-type="string">
            <text:p>SUCCEEDED</text:p>
          </table:table-cell>
          <table:table-cell office:value-type="float" office:value="1009341" calcext:value-type="float">
            <text:p>1009341</text:p>
          </table:table-cell>
          <table:table-cell office:value-type="float" office:value="111672" calcext:value-type="float">
            <text:p>111672</text:p>
          </table:table-cell>
          <table:table-cell office:value-type="float" office:value="173.608" calcext:value-type="float">
            <text:p>173.608</text:p>
          </table:table-cell>
          <table:table-cell office:value-type="float" office:value="35.834" calcext:value-type="float">
            <text:p>35.834</text:p>
          </table:table-cell>
          <table:table-cell office:value-type="float" office:value="37.079" calcext:value-type="float">
            <text:p>37.079</text:p>
          </table:table-cell>
        </table:table-row>
        <table:table-row table:style-name="ro1">
          <table:table-cell office:value-type="string" calcext:value-type="string">
            <text:p>u-ch427-n512-max18-stdev-one-ens08</text:p>
          </table:table-cell>
          <table:table-cell office:value-type="float" office:value="5678.479" calcext:value-type="float">
            <text:p>5678.479</text:p>
          </table:table-cell>
          <table:table-cell office:value-type="float" office:value="191.8" calcext:value-type="float">
            <text:p>191.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23T19:03:01Z</text:p>
          </table:table-cell>
          <table:table-cell office:value-type="string" calcext:value-type="string">
            <text:p>2022-01-23T20:00:13Z</text:p>
          </table:table-cell>
          <table:table-cell office:value-type="string" calcext:value-type="string">
            <text:p>2022-01-23T21:37:11Z</text:p>
          </table:table-cell>
          <table:table-cell office:value-type="string" calcext:value-type="string">
            <text:p>SUCCEEDED</text:p>
          </table:table-cell>
          <table:table-cell office:value-type="float" office:value="1008943" calcext:value-type="float">
            <text:p>1008943</text:p>
          </table:table-cell>
          <table:table-cell office:value-type="float" office:value="102280" calcext:value-type="float">
            <text:p>102280</text:p>
          </table:table-cell>
          <table:table-cell office:value-type="float" office:value="169.165" calcext:value-type="float">
            <text:p>169.165</text:p>
          </table:table-cell>
          <table:table-cell office:value-type="float" office:value="35.661" calcext:value-type="float">
            <text:p>35.661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1">
          <table:table-cell office:value-type="string" calcext:value-type="string">
            <text:p>u-ch427-n512-max18-stdev-one-ens09</text:p>
          </table:table-cell>
          <table:table-cell office:value-type="float" office:value="5594.303" calcext:value-type="float">
            <text:p>5594.303</text:p>
          </table:table-cell>
          <table:table-cell office:value-type="float" office:value="206.77" calcext:value-type="float">
            <text:p>206.7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23T19:03:10Z</text:p>
          </table:table-cell>
          <table:table-cell office:value-type="string" calcext:value-type="string">
            <text:p>2022-01-23T21:38:15Z</text:p>
          </table:table-cell>
          <table:table-cell office:value-type="string" calcext:value-type="string">
            <text:p>2022-01-23T23:14:07Z</text:p>
          </table:table-cell>
          <table:table-cell office:value-type="string" calcext:value-type="string">
            <text:p>SUCCEEDED</text:p>
          </table:table-cell>
          <table:table-cell office:value-type="float" office:value="1008944" calcext:value-type="float">
            <text:p>1008944</text:p>
          </table:table-cell>
          <table:table-cell office:value-type="float" office:value="4575" calcext:value-type="float">
            <text:p>4575</text:p>
          </table:table-cell>
          <table:table-cell office:value-type="float" office:value="170.083" calcext:value-type="float">
            <text:p>170.083</text:p>
          </table:table-cell>
          <table:table-cell office:value-type="float" office:value="34.622" calcext:value-type="float">
            <text:p>34.622</text:p>
          </table:table-cell>
          <table:table-cell office:value-type="float" office:value="36.268" calcext:value-type="float">
            <text:p>36.268</text:p>
          </table:table-cell>
        </table:table-row>
        <table:table-row table:style-name="ro1">
          <table:table-cell office:value-type="string" calcext:value-type="string">
            <text:p>u-ch427-n512-max18-stdev-one-ens10</text:p>
          </table:table-cell>
          <table:table-cell office:value-type="float" office:value="5541.631" calcext:value-type="float">
            <text:p>5541.631</text:p>
          </table:table-cell>
          <table:table-cell office:value-type="float" office:value="213.48" calcext:value-type="float">
            <text:p>213.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24T01:00:31Z</text:p>
          </table:table-cell>
          <table:table-cell office:value-type="string" calcext:value-type="string">
            <text:p>2022-01-24T05:49:19Z</text:p>
          </table:table-cell>
          <table:table-cell office:value-type="string" calcext:value-type="string">
            <text:p>2022-01-24T07:24:30Z</text:p>
          </table:table-cell>
          <table:table-cell office:value-type="string" calcext:value-type="string">
            <text:p>SUCCEEDED</text:p>
          </table:table-cell>
          <table:table-cell office:value-type="float" office:value="1009499" calcext:value-type="float">
            <text:p>1009499</text:p>
          </table:table-cell>
          <table:table-cell office:value-type="float" office:value="34748" calcext:value-type="float">
            <text:p>34748</text:p>
          </table:table-cell>
          <table:table-cell office:value-type="float" office:value="162.936" calcext:value-type="float">
            <text:p>162.936</text:p>
          </table:table-cell>
          <table:table-cell office:value-type="float" office:value="35.52" calcext:value-type="float">
            <text:p>35.52</text:p>
          </table:table-cell>
          <table:table-cell office:value-type="float" office:value="36.384" calcext:value-type="float">
            <text:p>36.384</text:p>
          </table:table-cell>
        </table:table-row>
        <table:table-row table:style-name="ro1">
          <table:table-cell office:value-type="string" calcext:value-type="string">
            <text:p>u-ch427-n512-max18-stdev-one-ens11</text:p>
          </table:table-cell>
          <table:table-cell office:value-type="float" office:value="5731.543" calcext:value-type="float">
            <text:p>5731.543</text:p>
          </table:table-cell>
          <table:table-cell office:value-type="float" office:value="222.59" calcext:value-type="float">
            <text:p>222.5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23T19:03:38Z</text:p>
          </table:table-cell>
          <table:table-cell office:value-type="string" calcext:value-type="string">
            <text:p>2022-01-24T00:24:46Z</text:p>
          </table:table-cell>
          <table:table-cell office:value-type="string" calcext:value-type="string">
            <text:p>2022-01-24T02:03:08Z</text:p>
          </table:table-cell>
          <table:table-cell office:value-type="string" calcext:value-type="string">
            <text:p>SUCCEEDED</text:p>
          </table:table-cell>
          <table:table-cell office:value-type="float" office:value="1008946" calcext:value-type="float">
            <text:p>1008946</text:p>
          </table:table-cell>
          <table:table-cell office:value-type="float" office:value="1768" calcext:value-type="float">
            <text:p>1768</text:p>
          </table:table-cell>
          <table:table-cell office:value-type="float" office:value="162.96" calcext:value-type="float">
            <text:p>162.96</text:p>
          </table:table-cell>
          <table:table-cell office:value-type="float" office:value="41.786" calcext:value-type="float">
            <text:p>41.786</text:p>
          </table:table-cell>
          <table:table-cell office:value-type="float" office:value="37.428" calcext:value-type="float">
            <text:p>37.428</text:p>
          </table:table-cell>
        </table:table-row>
        <table:table-row table:style-name="ro1">
          <table:table-cell office:value-type="string" calcext:value-type="string">
            <text:p>u-ch427-n512-max18-stdev-one-ens12</text:p>
          </table:table-cell>
          <table:table-cell office:value-type="float" office:value="5659.615" calcext:value-type="float">
            <text:p>5659.615</text:p>
          </table:table-cell>
          <table:table-cell office:value-type="float" office:value="239.2" calcext:value-type="float">
            <text:p>239.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23T19:03:46Z</text:p>
          </table:table-cell>
          <table:table-cell office:value-type="string" calcext:value-type="string">
            <text:p>2022-01-24T02:30:05Z</text:p>
          </table:table-cell>
          <table:table-cell office:value-type="string" calcext:value-type="string">
            <text:p>2022-01-24T04:07:38Z</text:p>
          </table:table-cell>
          <table:table-cell office:value-type="string" calcext:value-type="string">
            <text:p>SUCCEEDED</text:p>
          </table:table-cell>
          <table:table-cell office:value-type="float" office:value="1008947" calcext:value-type="float">
            <text:p>1008947</text:p>
          </table:table-cell>
          <table:table-cell office:value-type="float" office:value="238716" calcext:value-type="float">
            <text:p>238716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44.728" calcext:value-type="float">
            <text:p>44.728</text:p>
          </table:table-cell>
          <table:table-cell office:value-type="float" office:value="37.32" calcext:value-type="float">
            <text:p>37.32</text:p>
          </table:table-cell>
        </table:table-row>
        <table:table-row table:style-name="ro1">
          <table:table-cell office:value-type="string" calcext:value-type="string">
            <text:p>u-ch427-n512-max18-stdev-one-ens12-test</text:p>
          </table:table-cell>
          <table:table-cell office:value-type="float" office:value="5700.494" calcext:value-type="float">
            <text:p>5700.494</text:p>
          </table:table-cell>
          <table:table-cell office:value-type="float" office:value="232.03" calcext:value-type="float">
            <text:p>232.03</text:p>
          </table:table-cell>
          <table:table-cell table:number-columns-repeated="2"/>
          <table:table-cell office:value-type="string" calcext:value-type="string">
            <text:p>st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24T00:38:45Z</text:p>
          </table:table-cell>
          <table:table-cell office:value-type="string" calcext:value-type="string">
            <text:p>2022-01-24T03:44:32Z</text:p>
          </table:table-cell>
          <table:table-cell office:value-type="string" calcext:value-type="string">
            <text:p>2022-01-24T05:22:46Z</text:p>
          </table:table-cell>
          <table:table-cell office:value-type="string" calcext:value-type="string">
            <text:p>SUCCEEDED</text:p>
          </table:table-cell>
          <table:table-cell office:value-type="float" office:value="1009476" calcext:value-type="float">
            <text:p>1009476</text:p>
          </table:table-cell>
          <table:table-cell office:value-type="float" office:value="54373" calcext:value-type="float">
            <text:p>54373</text:p>
          </table:table-cell>
          <table:table-cell office:value-type="float" office:value="163.692" calcext:value-type="float">
            <text:p>163.692</text:p>
          </table:table-cell>
          <table:table-cell office:value-type="float" office:value="39.157" calcext:value-type="float">
            <text:p>39.157</text:p>
          </table:table-cell>
          <table:table-cell office:value-type="float" office:value="37.268" calcext:value-type="float">
            <text:p>37.268</text:p>
          </table:table-cell>
        </table:table-row>
        <table:table-row table:style-name="ro1">
          <table:table-cell office:value-type="string" calcext:value-type="string">
            <text:p>u-ch427-n512-max18-stdev-one-ens13</text:p>
          </table:table-cell>
          <table:table-cell office:value-type="float" office:value="5814" calcext:value-type="float">
            <text:p>5814</text:p>
          </table:table-cell>
          <table:table-cell office:value-type="float" office:value="247.81" calcext:value-type="float">
            <text:p>247.8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24T01:00:37Z</text:p>
          </table:table-cell>
          <table:table-cell office:value-type="string" calcext:value-type="string">
            <text:p>2022-01-24T04:08:14Z</text:p>
          </table:table-cell>
          <table:table-cell office:value-type="string" calcext:value-type="string">
            <text:p>2022-01-24T05:48:44Z</text:p>
          </table:table-cell>
          <table:table-cell office:value-type="string" calcext:value-type="string">
            <text:p>SUCCEEDED</text:p>
          </table:table-cell>
          <table:table-cell office:value-type="float" office:value="1009500" calcext:value-type="float">
            <text:p>1009500</text:p>
          </table:table-cell>
          <table:table-cell office:value-type="float" office:value="200704" calcext:value-type="float">
            <text:p>200704</text:p>
          </table:table-cell>
          <table:table-cell office:value-type="float" office:value="162.931" calcext:value-type="float">
            <text:p>162.931</text:p>
          </table:table-cell>
          <table:table-cell office:value-type="float" office:value="38.855" calcext:value-type="float">
            <text:p>38.855</text:p>
          </table:table-cell>
          <table:table-cell office:value-type="float" office:value="37.673" calcext:value-type="float">
            <text:p>37.673</text:p>
          </table:table-cell>
        </table:table-row>
        <table:table-row table:style-name="ro1">
          <table:table-cell office:value-type="string" calcext:value-type="string">
            <text:p>u-ch427-n512-max18-stdev-one-ens14</text:p>
          </table:table-cell>
          <table:table-cell office:value-type="float" office:value="5778.666" calcext:value-type="float">
            <text:p>5778.666</text:p>
          </table:table-cell>
          <table:table-cell office:value-type="float" office:value="266.64" calcext:value-type="float">
            <text:p>266.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23T19:04:09Z</text:p>
          </table:table-cell>
          <table:table-cell office:value-type="string" calcext:value-type="string">
            <text:p>2022-01-24T02:03:27Z</text:p>
          </table:table-cell>
          <table:table-cell office:value-type="string" calcext:value-type="string">
            <text:p>2022-01-24T03:43:47Z</text:p>
          </table:table-cell>
          <table:table-cell office:value-type="string" calcext:value-type="string">
            <text:p>SUCCEEDED</text:p>
          </table:table-cell>
          <table:table-cell office:value-type="float" office:value="1008950" calcext:value-type="float">
            <text:p>1008950</text:p>
          </table:table-cell>
          <table:table-cell office:value-type="float" office:value="66762" calcext:value-type="float">
            <text:p>66762</text:p>
          </table:table-cell>
          <table:table-cell office:value-type="float" office:value="166.759" calcext:value-type="float">
            <text:p>166.759</text:p>
          </table:table-cell>
          <table:table-cell office:value-type="float" office:value="43.002" calcext:value-type="float">
            <text:p>43.002</text:p>
          </table:table-cell>
          <table:table-cell office:value-type="float" office:value="36.376" calcext:value-type="float">
            <text:p>36.376</text:p>
          </table:table-cell>
        </table:table-row>
        <table:table-row table:style-name="ro1">
          <table:table-cell office:value-type="string" calcext:value-type="string">
            <text:p>u-ch427-n512-max18-stdev-one-ens15</text:p>
          </table:table-cell>
          <table:table-cell office:value-type="float" office:value="5752.112" calcext:value-type="float">
            <text:p>5752.112</text:p>
          </table:table-cell>
          <table:table-cell office:value-type="float" office:value="279.09" calcext:value-type="float">
            <text:p>279.0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24T00:30:55Z</text:p>
          </table:table-cell>
          <table:table-cell office:value-type="string" calcext:value-type="string">
            <text:p>2022-01-24T00:49:51Z</text:p>
          </table:table-cell>
          <table:table-cell office:value-type="string" calcext:value-type="string">
            <text:p>2022-01-24T02:29:51Z</text:p>
          </table:table-cell>
          <table:table-cell office:value-type="string" calcext:value-type="string">
            <text:p>SUCCEEDED</text:p>
          </table:table-cell>
          <table:table-cell office:value-type="float" office:value="1009467" calcext:value-type="float">
            <text:p>1009467</text:p>
          </table:table-cell>
          <table:table-cell office:value-type="float" office:value="147754" calcext:value-type="float">
            <text:p>147754</text:p>
          </table:table-cell>
          <table:table-cell office:value-type="float" office:value="168.944" calcext:value-type="float">
            <text:p>168.944</text:p>
          </table:table-cell>
          <table:table-cell office:value-type="float" office:value="36.879" calcext:value-type="float">
            <text:p>36.879</text:p>
          </table:table-cell>
          <table:table-cell office:value-type="float" office:value="37.676" calcext:value-type="float">
            <text:p>37.676</text:p>
          </table:table-cell>
        </table:table-row>
        <table:table-row table:style-name="ro1">
          <table:table-cell office:value-type="string" calcext:value-type="string">
            <text:p>u-ch427-n512-max18-stdev-one-ens16</text:p>
          </table:table-cell>
          <table:table-cell office:value-type="float" office:value="5966.236" calcext:value-type="float">
            <text:p>5966.236</text:p>
          </table:table-cell>
          <table:table-cell office:value-type="float" office:value="281.68" calcext:value-type="float">
            <text:p>281.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23T19:09:29Z</text:p>
          </table:table-cell>
          <table:table-cell office:value-type="string" calcext:value-type="string">
            <text:p>2022-01-23T22:39:51Z</text:p>
          </table:table-cell>
          <table:table-cell office:value-type="string" calcext:value-type="string">
            <text:p>2022-01-24T00:23:49Z</text:p>
          </table:table-cell>
          <table:table-cell office:value-type="string" calcext:value-type="string">
            <text:p>SUCCEEDED</text:p>
          </table:table-cell>
          <table:table-cell office:value-type="float" office:value="1008958" calcext:value-type="float">
            <text:p>1008958</text:p>
          </table:table-cell>
          <table:table-cell office:value-type="float" office:value="41722" calcext:value-type="float">
            <text:p>41722</text:p>
          </table:table-cell>
          <table:table-cell office:value-type="float" office:value="170.096" calcext:value-type="float">
            <text:p>170.096</text:p>
          </table:table-cell>
          <table:table-cell office:value-type="float" office:value="38.928" calcext:value-type="float">
            <text:p>38.928</text:p>
          </table:table-cell>
          <table:table-cell office:value-type="float" office:value="37.788" calcext:value-type="float">
            <text:p>37.788</text:p>
          </table:table-cell>
        </table:table-row>
        <table:table-row table:style-name="ro1">
          <table:table-cell office:value-type="string" calcext:value-type="string">
            <text:p>u-ch427-n512-max18-stdev-one-ens17</text:p>
          </table:table-cell>
          <table:table-cell office:value-type="float" office:value="5938.423" calcext:value-type="float">
            <text:p>5938.423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23T19:09:37Z</text:p>
          </table:table-cell>
          <table:table-cell office:value-type="string" calcext:value-type="string">
            <text:p>2022-01-23T20:55:49Z</text:p>
          </table:table-cell>
          <table:table-cell office:value-type="string" calcext:value-type="string">
            <text:p>2022-01-23T22:39:19Z</text:p>
          </table:table-cell>
          <table:table-cell office:value-type="string" calcext:value-type="string">
            <text:p>SUCCEEDED</text:p>
          </table:table-cell>
          <table:table-cell office:value-type="float" office:value="1008959" calcext:value-type="float">
            <text:p>1008959</text:p>
          </table:table-cell>
          <table:table-cell office:value-type="float" office:value="227833" calcext:value-type="float">
            <text:p>227833</text:p>
          </table:table-cell>
          <table:table-cell office:value-type="float" office:value="170.304" calcext:value-type="float">
            <text:p>170.304</text:p>
          </table:table-cell>
          <table:table-cell office:value-type="float" office:value="38.736" calcext:value-type="float">
            <text:p>38.736</text:p>
          </table:table-cell>
          <table:table-cell office:value-type="float" office:value="37.824" calcext:value-type="float">
            <text:p>37.824</text:p>
          </table:table-cell>
        </table:table-row>
        <table:table-row table:style-name="ro1">
          <table:table-cell office:value-type="string" calcext:value-type="string">
            <text:p>u-ch427-n512-max18-stdev-one-ens18</text:p>
          </table:table-cell>
          <table:table-cell office:value-type="float" office:value="5897.395" calcext:value-type="float">
            <text:p>5897.395</text:p>
          </table:table-cell>
          <table:table-cell office:value-type="float" office:value="308.22" calcext:value-type="float">
            <text:p>308.2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23T19:09:47Z</text:p>
          </table:table-cell>
          <table:table-cell office:value-type="string" calcext:value-type="string">
            <text:p>2022-01-23T19:11:59Z</text:p>
          </table:table-cell>
          <table:table-cell office:value-type="string" calcext:value-type="string">
            <text:p>2022-01-23T20:55:17Z</text:p>
          </table:table-cell>
          <table:table-cell office:value-type="string" calcext:value-type="string">
            <text:p>SUCCEEDED</text:p>
          </table:table-cell>
          <table:table-cell office:value-type="float" office:value="1008960" calcext:value-type="float">
            <text:p>1008960</text:p>
          </table:table-cell>
          <table:table-cell office:value-type="float" office:value="172983" calcext:value-type="float">
            <text:p>172983</text:p>
          </table:table-cell>
          <table:table-cell office:value-type="float" office:value="170.012" calcext:value-type="float">
            <text:p>170.012</text:p>
          </table:table-cell>
          <table:table-cell office:value-type="float" office:value="37.656" calcext:value-type="float">
            <text:p>37.656</text:p>
          </table:table-cell>
          <table:table-cell office:value-type="float" office:value="38.864" calcext:value-type="float">
            <text:p>38.864</text:p>
          </table:table-cell>
        </table:table-row>
        <table:table-row table:style-name="ro1">
          <table:table-cell office:value-type="string" calcext:value-type="string">
            <text:p>u-ch427-n512-ms-aftf-start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7T23:48:30Z</text:p>
          </table:table-cell>
          <table:table-cell office:value-type="string" calcext:value-type="string">
            <text:p>2022-02-17T23:49:06Z</text:p>
          </table:table-cell>
          <table:table-cell office:value-type="string" calcext:value-type="string">
            <text:p>2022-02-17T23:49:12Z</text:p>
          </table:table-cell>
          <table:table-cell office:value-type="string" calcext:value-type="string">
            <text:p>E</text:p>
          </table:table-cell>
          <table:table-cell office:value-type="float" office:value="1131066" calcext:value-type="float">
            <text:p>1131066</text:p>
          </table:table-cell>
          <table:table-cell office:value-type="float" office:value="180592" calcext:value-type="float">
            <text:p>180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7T23:48:40Z</text:p>
          </table:table-cell>
          <table:table-cell office:value-type="string" calcext:value-type="string">
            <text:p>2022-02-17T23:49:07Z</text:p>
          </table:table-cell>
          <table:table-cell office:value-type="string" calcext:value-type="string">
            <text:p>2022-02-17T23:49:19Z</text:p>
          </table:table-cell>
          <table:table-cell office:value-type="string" calcext:value-type="string">
            <text:p>E</text:p>
          </table:table-cell>
          <table:table-cell office:value-type="float" office:value="1131067" calcext:value-type="float">
            <text:p>1131067</text:p>
          </table:table-cell>
          <table:table-cell office:value-type="float" office:value="33721" calcext:value-type="float">
            <text:p>33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2-17T23:48:52Z</text:p>
          </table:table-cell>
          <table:table-cell office:value-type="string" calcext:value-type="string">
            <text:p>2022-02-17T23:49:07Z</text:p>
          </table:table-cell>
          <table:table-cell office:value-type="string" calcext:value-type="string">
            <text:p>2022-02-17T23:49:15Z</text:p>
          </table:table-cell>
          <table:table-cell office:value-type="string" calcext:value-type="string">
            <text:p>E</text:p>
          </table:table-cell>
          <table:table-cell office:value-type="float" office:value="1131070" calcext:value-type="float">
            <text:p>1131070</text:p>
          </table:table-cell>
          <table:table-cell office:value-type="float" office:value="241953" calcext:value-type="float">
            <text:p>241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2-17T23:49:06Z</text:p>
          </table:table-cell>
          <table:table-cell office:value-type="string" calcext:value-type="string">
            <text:p>2022-02-18T00:13:22Z</text:p>
          </table:table-cell>
          <table:table-cell office:value-type="string" calcext:value-type="string">
            <text:p>2022-02-18T00:13:34Z</text:p>
          </table:table-cell>
          <table:table-cell office:value-type="string" calcext:value-type="string">
            <text:p>E</text:p>
          </table:table-cell>
          <table:table-cell office:value-type="float" office:value="1131073" calcext:value-type="float">
            <text:p>1131073</text:p>
          </table:table-cell>
          <table:table-cell office:value-type="float" office:value="252022" calcext:value-type="float">
            <text:p>25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2-17T23:49:16Z</text:p>
          </table:table-cell>
          <table:table-cell office:value-type="string" calcext:value-type="string">
            <text:p>2022-02-17T23:49:41Z</text:p>
          </table:table-cell>
          <table:table-cell office:value-type="string" calcext:value-type="string">
            <text:p>2022-02-17T23:49:53Z</text:p>
          </table:table-cell>
          <table:table-cell office:value-type="string" calcext:value-type="string">
            <text:p>E</text:p>
          </table:table-cell>
          <table:table-cell office:value-type="float" office:value="1131074" calcext:value-type="float">
            <text:p>1131074</text:p>
          </table:table-cell>
          <table:table-cell office:value-type="float" office:value="243393" calcext:value-type="float">
            <text:p>243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2-17T23:49:23Z</text:p>
          </table:table-cell>
          <table:table-cell office:value-type="string" calcext:value-type="string">
            <text:p>2022-02-18T00:12:05Z</text:p>
          </table:table-cell>
          <table:table-cell office:value-type="string" calcext:value-type="string">
            <text:p>2022-02-18T00:12:12Z</text:p>
          </table:table-cell>
          <table:table-cell office:value-type="string" calcext:value-type="string">
            <text:p>E</text:p>
          </table:table-cell>
          <table:table-cell office:value-type="float" office:value="1131075" calcext:value-type="float">
            <text:p>1131075</text:p>
          </table:table-cell>
          <table:table-cell office:value-type="float" office:value="167448" calcext:value-type="float">
            <text:p>167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2-17T23:49:36Z</text:p>
          </table:table-cell>
          <table:table-cell office:value-type="string" calcext:value-type="string">
            <text:p>2022-02-18T00:12:44Z</text:p>
          </table:table-cell>
          <table:table-cell office:value-type="string" calcext:value-type="string">
            <text:p>2022-02-18T00:13:00Z</text:p>
          </table:table-cell>
          <table:table-cell office:value-type="string" calcext:value-type="string">
            <text:p>E</text:p>
          </table:table-cell>
          <table:table-cell office:value-type="float" office:value="1131076" calcext:value-type="float">
            <text:p>1131076</text:p>
          </table:table-cell>
          <table:table-cell office:value-type="float" office:value="74864" calcext:value-type="float">
            <text:p>74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2-17T23:49:53Z</text:p>
          </table:table-cell>
          <table:table-cell office:value-type="string" calcext:value-type="string">
            <text:p>2022-02-18T00:28:50Z</text:p>
          </table:table-cell>
          <table:table-cell office:value-type="string" calcext:value-type="string">
            <text:p>2022-02-18T00:29:00Z</text:p>
          </table:table-cell>
          <table:table-cell office:value-type="string" calcext:value-type="string">
            <text:p>E</text:p>
          </table:table-cell>
          <table:table-cell office:value-type="float" office:value="1131078" calcext:value-type="float">
            <text:p>1131078</text:p>
          </table:table-cell>
          <table:table-cell office:value-type="float" office:value="251152" calcext:value-type="float">
            <text:p>251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2-17T23:50:02Z</text:p>
          </table:table-cell>
          <table:table-cell office:value-type="string" calcext:value-type="string">
            <text:p>2022-02-18T02:18:36Z</text:p>
          </table:table-cell>
          <table:table-cell office:value-type="string" calcext:value-type="string">
            <text:p>2022-02-18T02:18:48Z</text:p>
          </table:table-cell>
          <table:table-cell office:value-type="string" calcext:value-type="string">
            <text:p>E</text:p>
          </table:table-cell>
          <table:table-cell office:value-type="float" office:value="1131080" calcext:value-type="float">
            <text:p>1131080</text:p>
          </table:table-cell>
          <table:table-cell office:value-type="float" office:value="218343" calcext:value-type="float">
            <text:p>21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2-17T23:50:14Z</text:p>
          </table:table-cell>
          <table:table-cell office:value-type="string" calcext:value-type="string">
            <text:p>2022-02-18T02:17:31Z</text:p>
          </table:table-cell>
          <table:table-cell office:value-type="string" calcext:value-type="string">
            <text:p>2022-02-18T02:17:47Z</text:p>
          </table:table-cell>
          <table:table-cell office:value-type="string" calcext:value-type="string">
            <text:p>E</text:p>
          </table:table-cell>
          <table:table-cell office:value-type="float" office:value="1131082" calcext:value-type="float">
            <text:p>1131082</text:p>
          </table:table-cell>
          <table:table-cell office:value-type="float" office:value="166944" calcext:value-type="float">
            <text:p>166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2-17T23:50:24Z</text:p>
          </table:table-cell>
          <table:table-cell office:value-type="string" calcext:value-type="string">
            <text:p>2022-02-18T02:18:09Z</text:p>
          </table:table-cell>
          <table:table-cell office:value-type="string" calcext:value-type="string">
            <text:p>2022-02-18T02:18:24Z</text:p>
          </table:table-cell>
          <table:table-cell office:value-type="string" calcext:value-type="string">
            <text:p>E</text:p>
          </table:table-cell>
          <table:table-cell office:value-type="float" office:value="1131085" calcext:value-type="float">
            <text:p>1131085</text:p>
          </table:table-cell>
          <table:table-cell office:value-type="float" office:value="168651" calcext:value-type="float">
            <text:p>168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2-17T23:50:43Z</text:p>
          </table:table-cell>
          <table:table-cell office:value-type="string" calcext:value-type="string">
            <text:p>2022-02-18T02:16:12Z</text:p>
          </table:table-cell>
          <table:table-cell office:value-type="string" calcext:value-type="string">
            <text:p>2022-02-18T02:16:36Z</text:p>
          </table:table-cell>
          <table:table-cell office:value-type="string" calcext:value-type="string">
            <text:p>E</text:p>
          </table:table-cell>
          <table:table-cell office:value-type="float" office:value="1131087" calcext:value-type="float">
            <text:p>1131087</text:p>
          </table:table-cell>
          <table:table-cell office:value-type="float" office:value="163990" calcext:value-type="float">
            <text:p>163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2-17T23:50:56Z</text:p>
          </table:table-cell>
          <table:table-cell office:value-type="string" calcext:value-type="string">
            <text:p>2022-02-18T02:16:53Z</text:p>
          </table:table-cell>
          <table:table-cell office:value-type="string" calcext:value-type="string">
            <text:p>2022-02-18T02:17:06Z</text:p>
          </table:table-cell>
          <table:table-cell office:value-type="string" calcext:value-type="string">
            <text:p>E</text:p>
          </table:table-cell>
          <table:table-cell office:value-type="float" office:value="1131089" calcext:value-type="float">
            <text:p>1131089</text:p>
          </table:table-cell>
          <table:table-cell office:value-type="float" office:value="165497" calcext:value-type="float">
            <text:p>165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2-17T23:51:12Z</text:p>
          </table:table-cell>
          <table:table-cell office:value-type="string" calcext:value-type="string">
            <text:p>2022-02-18T02:14:46Z</text:p>
          </table:table-cell>
          <table:table-cell office:value-type="string" calcext:value-type="string">
            <text:p>2022-02-18T02:14:57Z</text:p>
          </table:table-cell>
          <table:table-cell office:value-type="string" calcext:value-type="string">
            <text:p>E</text:p>
          </table:table-cell>
          <table:table-cell office:value-type="float" office:value="1131091" calcext:value-type="float">
            <text:p>1131091</text:p>
          </table:table-cell>
          <table:table-cell office:value-type="float" office:value="160882" calcext:value-type="float">
            <text:p>160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2-17T23:51:21Z</text:p>
          </table:table-cell>
          <table:table-cell office:value-type="string" calcext:value-type="string">
            <text:p>2022-02-18T02:15:32Z</text:p>
          </table:table-cell>
          <table:table-cell office:value-type="string" calcext:value-type="string">
            <text:p>2022-02-18T02:15:44Z</text:p>
          </table:table-cell>
          <table:table-cell office:value-type="string" calcext:value-type="string">
            <text:p>E</text:p>
          </table:table-cell>
          <table:table-cell office:value-type="float" office:value="1131093" calcext:value-type="float">
            <text:p>1131093</text:p>
          </table:table-cell>
          <table:table-cell office:value-type="float" office:value="162332" calcext:value-type="float">
            <text:p>162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2-17T23:51:40Z</text:p>
          </table:table-cell>
          <table:table-cell office:value-type="string" calcext:value-type="string">
            <text:p>2022-02-18T02:13:36Z</text:p>
          </table:table-cell>
          <table:table-cell office:value-type="string" calcext:value-type="string">
            <text:p>2022-02-18T02:13:57Z</text:p>
          </table:table-cell>
          <table:table-cell office:value-type="string" calcext:value-type="string">
            <text:p>E</text:p>
          </table:table-cell>
          <table:table-cell office:value-type="float" office:value="1131096" calcext:value-type="float">
            <text:p>1131096</text:p>
          </table:table-cell>
          <table:table-cell office:value-type="float" office:value="157948" calcext:value-type="float">
            <text:p>157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2-17T23:51:54Z</text:p>
          </table:table-cell>
          <table:table-cell office:value-type="string" calcext:value-type="string">
            <text:p>2022-02-18T02:14:14Z</text:p>
          </table:table-cell>
          <table:table-cell office:value-type="string" calcext:value-type="string">
            <text:p>2022-02-18T02:14:28Z</text:p>
          </table:table-cell>
          <table:table-cell office:value-type="string" calcext:value-type="string">
            <text:p>E</text:p>
          </table:table-cell>
          <table:table-cell office:value-type="float" office:value="1131101" calcext:value-type="float">
            <text:p>1131101</text:p>
          </table:table-cell>
          <table:table-cell office:value-type="float" office:value="159389" calcext:value-type="float">
            <text:p>159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2-17T23:52:12Z</text:p>
          </table:table-cell>
          <table:table-cell office:value-type="string" calcext:value-type="string">
            <text:p>2022-02-18T01:57:29Z</text:p>
          </table:table-cell>
          <table:table-cell office:value-type="string" calcext:value-type="string">
            <text:p>2022-02-18T01:57:41Z</text:p>
          </table:table-cell>
          <table:table-cell office:value-type="string" calcext:value-type="string">
            <text:p>E</text:p>
          </table:table-cell>
          <table:table-cell office:value-type="float" office:value="1131103" calcext:value-type="float">
            <text:p>1131103</text:p>
          </table:table-cell>
          <table:table-cell office:value-type="float" office:value="152371" calcext:value-type="float">
            <text:p>152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ms-aftf-start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2-17T23:52:26Z</text:p>
          </table:table-cell>
          <table:table-cell office:value-type="string" calcext:value-type="string">
            <text:p>2022-02-18T02:12:35Z</text:p>
          </table:table-cell>
          <table:table-cell office:value-type="string" calcext:value-type="string">
            <text:p>2022-02-18T02:12:45Z</text:p>
          </table:table-cell>
          <table:table-cell office:value-type="string" calcext:value-type="string">
            <text:p>E</text:p>
          </table:table-cell>
          <table:table-cell office:value-type="float" office:value="1131105" calcext:value-type="float">
            <text:p>1131105</text:p>
          </table:table-cell>
          <table:table-cell office:value-type="float" office:value="156016" calcext:value-type="float">
            <text:p>156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512-start-all-mean-mf-ens00</text:p>
          </table:table-cell>
          <table:table-cell office:value-type="float" office:value="4703.763" calcext:value-type="float">
            <text:p>4703.763</text:p>
          </table:table-cell>
          <table:table-cell office:value-type="float" office:value="103.98" calcext:value-type="float">
            <text:p>103.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05:33:32Z</text:p>
          </table:table-cell>
          <table:table-cell office:value-type="string" calcext:value-type="string">
            <text:p>2022-03-08T05:48:56Z</text:p>
          </table:table-cell>
          <table:table-cell office:value-type="string" calcext:value-type="string">
            <text:p>2022-03-08T07:07:45Z</text:p>
          </table:table-cell>
          <table:table-cell office:value-type="string" calcext:value-type="string">
            <text:p>SUCCEEDED</text:p>
          </table:table-cell>
          <table:table-cell office:value-type="float" office:value="1215715" calcext:value-type="float">
            <text:p>1215715</text:p>
          </table:table-cell>
          <table:table-cell office:value-type="float" office:value="202548" calcext:value-type="float">
            <text:p>202548</text:p>
          </table:table-cell>
          <table:table-cell office:value-type="float" office:value="181.267" calcext:value-type="float">
            <text:p>181.267</text:p>
          </table:table-cell>
          <table:table-cell office:value-type="float" office:value="31.804" calcext:value-type="float">
            <text:p>31.804</text:p>
          </table:table-cell>
          <table:table-cell office:value-type="float" office:value="32.076" calcext:value-type="float">
            <text:p>32.076</text:p>
          </table:table-cell>
        </table:table-row>
        <table:table-row table:style-name="ro1">
          <table:table-cell office:value-type="string" calcext:value-type="string">
            <text:p>u-ch427-n512-start-all-mean-mf-ens01</text:p>
          </table:table-cell>
          <table:table-cell office:value-type="float" office:value="5426.695" calcext:value-type="float">
            <text:p>5426.695</text:p>
          </table:table-cell>
          <table:table-cell office:value-type="float" office:value="209.98" calcext:value-type="float">
            <text:p>209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05:33:32Z</text:p>
          </table:table-cell>
          <table:table-cell office:value-type="string" calcext:value-type="string">
            <text:p>2022-03-08T05:51:14Z</text:p>
          </table:table-cell>
          <table:table-cell office:value-type="string" calcext:value-type="string">
            <text:p>2022-03-08T07:22:54Z</text:p>
          </table:table-cell>
          <table:table-cell office:value-type="string" calcext:value-type="string">
            <text:p>SUCCEEDED</text:p>
          </table:table-cell>
          <table:table-cell office:value-type="float" office:value="1215716" calcext:value-type="float">
            <text:p>1215716</text:p>
          </table:table-cell>
          <table:table-cell office:value-type="float" office:value="100398" calcext:value-type="float">
            <text:p>100398</text:p>
          </table:table-cell>
          <table:table-cell office:value-type="float" office:value="175.381" calcext:value-type="float">
            <text:p>175.381</text:p>
          </table:table-cell>
          <table:table-cell office:value-type="float" office:value="34.83" calcext:value-type="float">
            <text:p>34.83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u-ch427-n512-start-all-mean-mf-ens02</text:p>
          </table:table-cell>
          <table:table-cell office:value-type="float" office:value="6349.867" calcext:value-type="float">
            <text:p>6349.867</text:p>
          </table:table-cell>
          <table:table-cell office:value-type="float" office:value="316.23" calcext:value-type="float">
            <text:p>316.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3-08T05:15:22Z</text:p>
          </table:table-cell>
          <table:table-cell office:value-type="string" calcext:value-type="string">
            <text:p>2022-03-08T06:03:56Z</text:p>
          </table:table-cell>
          <table:table-cell office:value-type="string" calcext:value-type="string">
            <text:p>2022-03-08T07:51:25Z</text:p>
          </table:table-cell>
          <table:table-cell office:value-type="string" calcext:value-type="string">
            <text:p>SUCCEEDED</text:p>
          </table:table-cell>
          <table:table-cell office:value-type="float" office:value="1215596" calcext:value-type="float">
            <text:p>1215596</text:p>
          </table:table-cell>
          <table:table-cell office:value-type="float" office:value="70429" calcext:value-type="float">
            <text:p>70429</text:p>
          </table:table-cell>
          <table:table-cell office:value-type="float" office:value="180.314" calcext:value-type="float">
            <text:p>180.314</text:p>
          </table:table-cell>
          <table:table-cell office:value-type="float" office:value="40.483" calcext:value-type="float">
            <text:p>40.483</text:p>
          </table:table-cell>
          <table:table-cell office:value-type="float" office:value="38.956" calcext:value-type="float">
            <text:p>38.956</text:p>
          </table:table-cell>
        </table:table-row>
        <table:table-row table:style-name="ro1">
          <table:table-cell office:value-type="string" calcext:value-type="string">
            <text:p>u-ch427-n512-start-all-mean-mf-ens03</text:p>
          </table:table-cell>
          <table:table-cell office:value-type="float" office:value="6929.255" calcext:value-type="float">
            <text:p>6929.255</text:p>
          </table:table-cell>
          <table:table-cell office:value-type="float" office:value="375.99" calcext:value-type="float">
            <text:p>375.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3-08T16:44:20Z</text:p>
          </table:table-cell>
          <table:table-cell office:value-type="string" calcext:value-type="string">
            <text:p>2022-03-08T16:45:07Z</text:p>
          </table:table-cell>
          <table:table-cell office:value-type="string" calcext:value-type="string">
            <text:p>2022-03-08T18:44:20Z</text:p>
          </table:table-cell>
          <table:table-cell office:value-type="string" calcext:value-type="string">
            <text:p>SUCCEEDED</text:p>
          </table:table-cell>
          <table:table-cell office:value-type="float" office:value="1220538" calcext:value-type="float">
            <text:p>1220538</text:p>
          </table:table-cell>
          <table:table-cell office:value-type="float" office:value="43026" calcext:value-type="float">
            <text:p>43026</text:p>
          </table:table-cell>
          <table:table-cell office:value-type="float" office:value="187.7" calcext:value-type="float">
            <text:p>187.7</text:p>
          </table:table-cell>
          <table:table-cell office:value-type="float" office:value="41.67" calcext:value-type="float">
            <text:p>41.67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string" calcext:value-type="string">
            <text:p>u-ch427-n512-start-all-mean-mf-ens04</text:p>
          </table:table-cell>
          <table:table-cell office:value-type="float" office:value="7084.051" calcext:value-type="float">
            <text:p>7084.051</text:p>
          </table:table-cell>
          <table:table-cell office:value-type="float" office:value="434.19" calcext:value-type="float">
            <text:p>434.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3-08T05:15:23Z</text:p>
          </table:table-cell>
          <table:table-cell office:value-type="string" calcext:value-type="string">
            <text:p>2022-03-08T05:42:56Z</text:p>
          </table:table-cell>
          <table:table-cell office:value-type="string" calcext:value-type="string">
            <text:p>2022-03-08T07:42:56Z</text:p>
          </table:table-cell>
          <table:table-cell office:value-type="string" calcext:value-type="string">
            <text:p>SUCCEEDED</text:p>
          </table:table-cell>
          <table:table-cell office:value-type="float" office:value="1215597" calcext:value-type="float">
            <text:p>1215597</text:p>
          </table:table-cell>
          <table:table-cell office:value-type="float" office:value="149931" calcext:value-type="float">
            <text:p>149931</text:p>
          </table:table-cell>
          <table:table-cell office:value-type="float" office:value="183.96" calcext:value-type="float">
            <text:p>183.96</text:p>
          </table:table-cell>
          <table:table-cell office:value-type="float" office:value="43.182" calcext:value-type="float">
            <text:p>43.182</text:p>
          </table:table-cell>
          <table:table-cell office:value-type="float" office:value="43.359" calcext:value-type="float">
            <text:p>43.359</text:p>
          </table:table-cell>
        </table:table-row>
        <table:table-row table:style-name="ro1">
          <table:table-cell office:value-type="string" calcext:value-type="string">
            <text:p>u-ch427-n512-start-all-mean-mf-ens05</text:p>
          </table:table-cell>
          <table:table-cell office:value-type="float" office:value="7337.403" calcext:value-type="float">
            <text:p>7337.403</text:p>
          </table:table-cell>
          <table:table-cell office:value-type="float" office:value="479.44" calcext:value-type="float">
            <text:p>479.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3-08T05:15:23Z</text:p>
          </table:table-cell>
          <table:table-cell office:value-type="string" calcext:value-type="string">
            <text:p>2022-03-08T08:02:56Z</text:p>
          </table:table-cell>
          <table:table-cell office:value-type="string" calcext:value-type="string">
            <text:p>2022-03-08T10:07:28Z</text:p>
          </table:table-cell>
          <table:table-cell office:value-type="string" calcext:value-type="string">
            <text:p>SUCCEEDED</text:p>
          </table:table-cell>
          <table:table-cell office:value-type="float" office:value="1215598" calcext:value-type="float">
            <text:p>1215598</text:p>
          </table:table-cell>
          <table:table-cell office:value-type="float" office:value="247532" calcext:value-type="float">
            <text:p>247532</text:p>
          </table:table-cell>
          <table:table-cell office:value-type="float" office:value="201.892" calcext:value-type="float">
            <text:p>201.892</text:p>
          </table:table-cell>
          <table:table-cell office:value-type="float" office:value="45.9" calcext:value-type="float">
            <text:p>45.9</text:p>
          </table:table-cell>
          <table:table-cell office:value-type="float" office:value="44.489" calcext:value-type="float">
            <text:p>44.489</text:p>
          </table:table-cell>
        </table:table-row>
        <table:table-row table:style-name="ro1">
          <table:table-cell office:value-type="string" calcext:value-type="string">
            <text:p>u-ch427-n512-start-all-mean-mf-ens06</text:p>
          </table:table-cell>
          <table:table-cell office:value-type="float" office:value="7622.463" calcext:value-type="float">
            <text:p>7622.463</text:p>
          </table:table-cell>
          <table:table-cell office:value-type="float" office:value="607.75" calcext:value-type="float">
            <text:p>607.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3-08T05:15:24Z</text:p>
          </table:table-cell>
          <table:table-cell office:value-type="string" calcext:value-type="string">
            <text:p>2022-03-08T06:10:23Z</text:p>
          </table:table-cell>
          <table:table-cell office:value-type="string" calcext:value-type="string">
            <text:p>2022-03-08T08:20:20Z</text:p>
          </table:table-cell>
          <table:table-cell office:value-type="string" calcext:value-type="string">
            <text:p>SUCCEEDED</text:p>
          </table:table-cell>
          <table:table-cell office:value-type="float" office:value="1215599" calcext:value-type="float">
            <text:p>1215599</text:p>
          </table:table-cell>
          <table:table-cell office:value-type="float" office:value="121304" calcext:value-type="float">
            <text:p>121304</text:p>
          </table:table-cell>
          <table:table-cell office:value-type="float" office:value="197.022" calcext:value-type="float">
            <text:p>197.022</text:p>
          </table:table-cell>
          <table:table-cell office:value-type="float" office:value="56.752" calcext:value-type="float">
            <text:p>56.752</text:p>
          </table:table-cell>
          <table:table-cell office:value-type="float" office:value="45.468" calcext:value-type="float">
            <text:p>45.468</text:p>
          </table:table-cell>
        </table:table-row>
        <table:table-row table:style-name="ro1">
          <table:table-cell office:value-type="string" calcext:value-type="string">
            <text:p>u-ch427-n512-start-all-mean-mf-ens07</text:p>
          </table:table-cell>
          <table:table-cell office:value-type="float" office:value="7803.754" calcext:value-type="float">
            <text:p>7803.754</text:p>
          </table:table-cell>
          <table:table-cell office:value-type="float" office:value="632.99" calcext:value-type="float">
            <text:p>632.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3-08T02:48:02Z</text:p>
          </table:table-cell>
          <table:table-cell office:value-type="string" calcext:value-type="string">
            <text:p>2022-03-08T04:55:54Z</text:p>
          </table:table-cell>
          <table:table-cell office:value-type="string" calcext:value-type="string">
            <text:p>2022-03-08T07:09:48Z</text:p>
          </table:table-cell>
          <table:table-cell office:value-type="string" calcext:value-type="string">
            <text:p>SUCCEEDED</text:p>
          </table:table-cell>
          <table:table-cell office:value-type="float" office:value="1215160" calcext:value-type="float">
            <text:p>1215160</text:p>
          </table:table-cell>
          <table:table-cell office:value-type="float" office:value="146677" calcext:value-type="float">
            <text:p>146677</text:p>
          </table:table-cell>
          <table:table-cell office:value-type="float" office:value="194.992" calcext:value-type="float">
            <text:p>194.992</text:p>
          </table:table-cell>
          <table:table-cell office:value-type="float" office:value="58.903" calcext:value-type="float">
            <text:p>58.903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u-ch427-n512-start-all-mean-mf-ens08</text:p>
          </table:table-cell>
          <table:table-cell office:value-type="float" office:value="7953.99" calcext:value-type="float">
            <text:p>7953.99</text:p>
          </table:table-cell>
          <table:table-cell office:value-type="float" office:value="647.32" calcext:value-type="float">
            <text:p>647.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3-08T05:33:36Z</text:p>
          </table:table-cell>
          <table:table-cell office:value-type="string" calcext:value-type="string">
            <text:p>2022-03-08T07:10:27Z</text:p>
          </table:table-cell>
          <table:table-cell office:value-type="string" calcext:value-type="string">
            <text:p>2022-03-08T09:26:02Z</text:p>
          </table:table-cell>
          <table:table-cell office:value-type="string" calcext:value-type="string">
            <text:p>SUCCEEDED</text:p>
          </table:table-cell>
          <table:table-cell office:value-type="float" office:value="1215717" calcext:value-type="float">
            <text:p>1215717</text:p>
          </table:table-cell>
          <table:table-cell office:value-type="float" office:value="107013" calcext:value-type="float">
            <text:p>107013</text:p>
          </table:table-cell>
          <table:table-cell office:value-type="float" office:value="209.184" calcext:value-type="float">
            <text:p>209.184</text:p>
          </table:table-cell>
          <table:table-cell office:value-type="float" office:value="46.755" calcext:value-type="float">
            <text:p>46.755</text:p>
          </table:table-cell>
          <table:table-cell office:value-type="float" office:value="46.996" calcext:value-type="float">
            <text:p>46.996</text:p>
          </table:table-cell>
        </table:table-row>
        <table:table-row table:style-name="ro1">
          <table:table-cell office:value-type="string" calcext:value-type="string">
            <text:p>u-ch427-n512-start-all-mean-mf-ens09</text:p>
          </table:table-cell>
          <table:table-cell office:value-type="float" office:value="8058.979" calcext:value-type="float">
            <text:p>8058.979</text:p>
          </table:table-cell>
          <table:table-cell office:value-type="float" office:value="708.97" calcext:value-type="float">
            <text:p>708.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3-09T14:58:40Z</text:p>
          </table:table-cell>
          <table:table-cell office:value-type="string" calcext:value-type="string">
            <text:p>2022-03-09T15:43:09Z</text:p>
          </table:table-cell>
          <table:table-cell office:value-type="string" calcext:value-type="string">
            <text:p>2022-03-09T18:02:30Z</text:p>
          </table:table-cell>
          <table:table-cell office:value-type="string" calcext:value-type="string">
            <text:p>SUCCEEDED</text:p>
          </table:table-cell>
          <table:table-cell office:value-type="float" office:value="1226751" calcext:value-type="float">
            <text:p>1226751</text:p>
          </table:table-cell>
          <table:table-cell office:value-type="float" office:value="182545" calcext:value-type="float">
            <text:p>182545</text:p>
          </table:table-cell>
          <table:table-cell office:value-type="float" office:value="194.013" calcext:value-type="float">
            <text:p>194.013</text:p>
          </table:table-cell>
          <table:table-cell office:value-type="float" office:value="46.336" calcext:value-type="float">
            <text:p>46.336</text:p>
          </table:table-cell>
          <table:table-cell office:value-type="float" office:value="46.836" calcext:value-type="float">
            <text:p>46.836</text:p>
          </table:table-cell>
        </table:table-row>
        <table:table-row table:style-name="ro1">
          <table:table-cell office:value-type="string" calcext:value-type="string">
            <text:p>u-ch427-n512-start-all-mean-mf-ens10</text:p>
          </table:table-cell>
          <table:table-cell office:value-type="float" office:value="8143.642" calcext:value-type="float">
            <text:p>8143.642</text:p>
          </table:table-cell>
          <table:table-cell office:value-type="float" office:value="728.23" calcext:value-type="float">
            <text:p>728.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3-09T14:58:41Z</text:p>
          </table:table-cell>
          <table:table-cell office:value-type="string" calcext:value-type="string">
            <text:p>2022-03-09T17:10:10Z</text:p>
          </table:table-cell>
          <table:table-cell office:value-type="string" calcext:value-type="string">
            <text:p>2022-03-09T19:29:47Z</text:p>
          </table:table-cell>
          <table:table-cell office:value-type="string" calcext:value-type="string">
            <text:p>SUCCEEDED</text:p>
          </table:table-cell>
          <table:table-cell office:value-type="float" office:value="1226752" calcext:value-type="float">
            <text:p>1226752</text:p>
          </table:table-cell>
          <table:table-cell office:value-type="float" office:value="229351" calcext:value-type="float">
            <text:p>229351</text:p>
          </table:table-cell>
          <table:table-cell office:value-type="float" office:value="187.557" calcext:value-type="float">
            <text:p>187.557</text:p>
          </table:table-cell>
          <table:table-cell office:value-type="float" office:value="50.832" calcext:value-type="float">
            <text:p>50.832</text:p>
          </table:table-cell>
          <table:table-cell office:value-type="float" office:value="45.513" calcext:value-type="float">
            <text:p>45.513</text:p>
          </table:table-cell>
        </table:table-row>
        <table:table-row table:style-name="ro1">
          <table:table-cell office:value-type="string" calcext:value-type="string">
            <text:p>u-ch427-n512-start-all-mean-mf-ens11</text:p>
          </table:table-cell>
          <table:table-cell office:value-type="float" office:value="8063.031" calcext:value-type="float">
            <text:p>8063.031</text:p>
          </table:table-cell>
          <table:table-cell office:value-type="float" office:value="754.62" calcext:value-type="float">
            <text:p>754.6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2022-03-13T16:11:15Z</text:p>
          </table:table-cell>
          <table:table-cell office:value-type="string" calcext:value-type="string">
            <text:p>2022-03-14T04:31:15Z</text:p>
          </table:table-cell>
          <table:table-cell office:value-type="string" calcext:value-type="string">
            <text:p>2022-03-14T06:49:16Z</text:p>
          </table:table-cell>
          <table:table-cell office:value-type="string" calcext:value-type="string">
            <text:p>SUCCEEDED</text:p>
          </table:table-cell>
          <table:table-cell office:value-type="float" office:value="1247233" calcext:value-type="float">
            <text:p>1247233</text:p>
          </table:table-cell>
          <table:table-cell office:value-type="float" office:value="202409" calcext:value-type="float">
            <text:p>202409</text:p>
          </table:table-cell>
          <table:table-cell office:value-type="float" office:value="177.105" calcext:value-type="float">
            <text:p>177.105</text:p>
          </table:table-cell>
          <table:table-cell office:value-type="float" office:value="50.475" calcext:value-type="float">
            <text:p>50.475</text:p>
          </table:table-cell>
          <table:table-cell office:value-type="float" office:value="47.429" calcext:value-type="float">
            <text:p>47.429</text:p>
          </table:table-cell>
        </table:table-row>
        <table:table-row table:style-name="ro1">
          <table:table-cell office:value-type="string" calcext:value-type="string">
            <text:p>u-ch427-n512-start-all-mean-mf-ens12</text:p>
          </table:table-cell>
          <table:table-cell office:value-type="float" office:value="9377.811" calcext:value-type="float">
            <text:p>9377.811</text:p>
          </table:table-cell>
          <table:table-cell office:value-type="float" office:value="2058.39" calcext:value-type="float">
            <text:p>2058.3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2022-03-13T16:11:47Z</text:p>
          </table:table-cell>
          <table:table-cell office:value-type="string" calcext:value-type="string">
            <text:p>2022-03-14T05:25:24Z</text:p>
          </table:table-cell>
          <table:table-cell office:value-type="string" calcext:value-type="string">
            <text:p>2022-03-14T08:04:54Z</text:p>
          </table:table-cell>
          <table:table-cell office:value-type="string" calcext:value-type="string">
            <text:p>SUCCEEDED</text:p>
          </table:table-cell>
          <table:table-cell office:value-type="float" office:value="1247235" calcext:value-type="float">
            <text:p>1247235</text:p>
          </table:table-cell>
          <table:table-cell office:value-type="float" office:value="198405" calcext:value-type="float">
            <text:p>198405</text:p>
          </table:table-cell>
          <table:table-cell office:value-type="float" office:value="179.418" calcext:value-type="float">
            <text:p>179.418</text:p>
          </table:table-cell>
          <table:table-cell office:value-type="float" office:value="53.281" calcext:value-type="float">
            <text:p>53.281</text:p>
          </table:table-cell>
          <table:table-cell office:value-type="float" office:value="47.384" calcext:value-type="float">
            <text:p>47.384</text:p>
          </table:table-cell>
        </table:table-row>
        <table:table-row table:style-name="ro1">
          <table:table-cell office:value-type="string" calcext:value-type="string">
            <text:p>u-ch427-n512-start-all-mean-mf-ens13</text:p>
          </table:table-cell>
          <table:table-cell office:value-type="float" office:value="8259.827" calcext:value-type="float">
            <text:p>8259.827</text:p>
          </table:table-cell>
          <table:table-cell office:value-type="float" office:value="783.38" calcext:value-type="float">
            <text:p>783.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2022-03-13T16:57:12Z</text:p>
          </table:table-cell>
          <table:table-cell office:value-type="string" calcext:value-type="string">
            <text:p>2022-03-14T07:40:02Z</text:p>
          </table:table-cell>
          <table:table-cell office:value-type="string" calcext:value-type="string">
            <text:p>2022-03-14T10:01:20Z</text:p>
          </table:table-cell>
          <table:table-cell office:value-type="string" calcext:value-type="string">
            <text:p>SUCCEEDED</text:p>
          </table:table-cell>
          <table:table-cell office:value-type="float" office:value="1247325" calcext:value-type="float">
            <text:p>1247325</text:p>
          </table:table-cell>
          <table:table-cell office:value-type="float" office:value="202140" calcext:value-type="float">
            <text:p>202140</text:p>
          </table:table-cell>
          <table:table-cell office:value-type="float" office:value="181.272" calcext:value-type="float">
            <text:p>181.272</text:p>
          </table:table-cell>
          <table:table-cell office:value-type="float" office:value="53.86" calcext:value-type="float">
            <text:p>53.86</text:p>
          </table:table-cell>
          <table:table-cell office:value-type="float" office:value="48.48" calcext:value-type="float">
            <text:p>48.48</text:p>
          </table:table-cell>
        </table:table-row>
        <table:table-row table:style-name="ro1">
          <table:table-cell office:value-type="string" calcext:value-type="string">
            <text:p>u-ch427-n512-start-all-mean-mf-ens14</text:p>
          </table:table-cell>
          <table:table-cell office:value-type="float" office:value="9819.26" calcext:value-type="float">
            <text:p>9819.26</text:p>
          </table:table-cell>
          <table:table-cell office:value-type="float" office:value="2346.45" calcext:value-type="float">
            <text:p>2346.4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2022-03-13T16:58:07Z</text:p>
          </table:table-cell>
          <table:table-cell office:value-type="string" calcext:value-type="string">
            <text:p>2022-03-14T08:20:05Z</text:p>
          </table:table-cell>
          <table:table-cell office:value-type="string" calcext:value-type="string">
            <text:p>2022-03-14T11:08:12Z</text:p>
          </table:table-cell>
          <table:table-cell office:value-type="string" calcext:value-type="string">
            <text:p>SUCCEEDED</text:p>
          </table:table-cell>
          <table:table-cell office:value-type="float" office:value="1247329" calcext:value-type="float">
            <text:p>1247329</text:p>
          </table:table-cell>
          <table:table-cell office:value-type="float" office:value="18896" calcext:value-type="float">
            <text:p>18896</text:p>
          </table:table-cell>
          <table:table-cell office:value-type="float" office:value="181.596" calcext:value-type="float">
            <text:p>181.596</text:p>
          </table:table-cell>
          <table:table-cell office:value-type="float" office:value="51.815" calcext:value-type="float">
            <text:p>51.815</text:p>
          </table:table-cell>
          <table:table-cell office:value-type="float" office:value="48.542" calcext:value-type="float">
            <text:p>48.542</text:p>
          </table:table-cell>
        </table:table-row>
        <table:table-row table:style-name="ro1">
          <table:table-cell office:value-type="string" calcext:value-type="string">
            <text:p>u-ch427-n512-start-all-mean-mf-ens15</text:p>
          </table:table-cell>
          <table:table-cell office:value-type="float" office:value="8672.219" calcext:value-type="float">
            <text:p>8672.219</text:p>
          </table:table-cell>
          <table:table-cell office:value-type="float" office:value="948.98" calcext:value-type="float">
            <text:p>948.9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2022-03-13T16:18:52Z</text:p>
          </table:table-cell>
          <table:table-cell office:value-type="string" calcext:value-type="string">
            <text:p>2022-03-13T21:58:06Z</text:p>
          </table:table-cell>
          <table:table-cell office:value-type="string" calcext:value-type="string">
            <text:p>2022-03-14T00:27:02Z</text:p>
          </table:table-cell>
          <table:table-cell office:value-type="string" calcext:value-type="string">
            <text:p>SUCCEEDED</text:p>
          </table:table-cell>
          <table:table-cell office:value-type="float" office:value="1247245" calcext:value-type="float">
            <text:p>1247245</text:p>
          </table:table-cell>
          <table:table-cell office:value-type="float" office:value="231108" calcext:value-type="float">
            <text:p>231108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50.913" calcext:value-type="float">
            <text:p>50.913</text:p>
          </table:table-cell>
          <table:table-cell office:value-type="float" office:value="49.792" calcext:value-type="float">
            <text:p>49.792</text:p>
          </table:table-cell>
        </table:table-row>
        <table:table-row table:style-name="ro1">
          <table:table-cell office:value-type="string" calcext:value-type="string">
            <text:p>u-ch427-n512-start-all-mean-mf-ens16</text:p>
          </table:table-cell>
          <table:table-cell office:value-type="float" office:value="8827.754" calcext:value-type="float">
            <text:p>8827.754</text:p>
          </table:table-cell>
          <table:table-cell office:value-type="float" office:value="981.46" calcext:value-type="float">
            <text:p>981.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2022-03-13T17:03:07Z</text:p>
          </table:table-cell>
          <table:table-cell office:value-type="string" calcext:value-type="string">
            <text:p>2022-03-14T02:53:17Z</text:p>
          </table:table-cell>
          <table:table-cell office:value-type="string" calcext:value-type="string">
            <text:p>2022-03-14T05:24:34Z</text:p>
          </table:table-cell>
          <table:table-cell office:value-type="string" calcext:value-type="string">
            <text:p>SUCCEEDED</text:p>
          </table:table-cell>
          <table:table-cell office:value-type="float" office:value="1247343" calcext:value-type="float">
            <text:p>1247343</text:p>
          </table:table-cell>
          <table:table-cell office:value-type="float" office:value="115114" calcext:value-type="float">
            <text:p>115114</text:p>
          </table:table-cell>
          <table:table-cell office:value-type="float" office:value="187.182" calcext:value-type="float">
            <text:p>187.182</text:p>
          </table:table-cell>
          <table:table-cell office:value-type="float" office:value="50.942" calcext:value-type="float">
            <text:p>50.942</text:p>
          </table:table-cell>
          <table:table-cell office:value-type="float" office:value="49.952" calcext:value-type="float">
            <text:p>49.952</text:p>
          </table:table-cell>
        </table:table-row>
        <table:table-row table:style-name="ro1">
          <table:table-cell office:value-type="string" calcext:value-type="string">
            <text:p>u-ch427-n512-start-all-mean-mf-ens17</text:p>
          </table:table-cell>
          <table:table-cell office:value-type="float" office:value="9759.383" calcext:value-type="float">
            <text:p>9759.383</text:p>
          </table:table-cell>
          <table:table-cell office:value-type="float" office:value="1935.38" calcext:value-type="float">
            <text:p>1935.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22-03-13T17:02:37Z</text:p>
          </table:table-cell>
          <table:table-cell office:value-type="string" calcext:value-type="string">
            <text:p>2022-03-13T23:57:59Z</text:p>
          </table:table-cell>
          <table:table-cell office:value-type="string" calcext:value-type="string">
            <text:p>2022-03-14T02:45:27Z</text:p>
          </table:table-cell>
          <table:table-cell office:value-type="string" calcext:value-type="string">
            <text:p>SUCCEEDED</text:p>
          </table:table-cell>
          <table:table-cell office:value-type="float" office:value="1247341" calcext:value-type="float">
            <text:p>1247341</text:p>
          </table:table-cell>
          <table:table-cell office:value-type="float" office:value="27031" calcext:value-type="float">
            <text:p>27031</text:p>
          </table:table-cell>
          <table:table-cell office:value-type="float" office:value="183.736" calcext:value-type="float">
            <text:p>183.736</text:p>
          </table:table-cell>
          <table:table-cell office:value-type="float" office:value="55.376" calcext:value-type="float">
            <text:p>55.376</text:p>
          </table:table-cell>
          <table:table-cell office:value-type="float" office:value="49.844" calcext:value-type="float">
            <text:p>49.844</text:p>
          </table:table-cell>
        </table:table-row>
        <table:table-row table:style-name="ro1">
          <table:table-cell office:value-type="string" calcext:value-type="string">
            <text:p>u-ch427-n512-start-all-mean-mf-ens18</text:p>
          </table:table-cell>
          <table:table-cell office:value-type="float" office:value="10860.867" calcext:value-type="float">
            <text:p>10860.867</text:p>
          </table:table-cell>
          <table:table-cell office:value-type="float" office:value="2942.59" calcext:value-type="float">
            <text:p>2942.5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2022-03-13T17:07:39Z</text:p>
          </table:table-cell>
          <table:table-cell office:value-type="string" calcext:value-type="string">
            <text:p>2022-03-13T20:51:23Z</text:p>
          </table:table-cell>
          <table:table-cell office:value-type="string" calcext:value-type="string">
            <text:p>2022-03-13T23:57:41Z</text:p>
          </table:table-cell>
          <table:table-cell office:value-type="string" calcext:value-type="string">
            <text:p>SUCCEEDED</text:p>
          </table:table-cell>
          <table:table-cell office:value-type="float" office:value="1247406" calcext:value-type="float">
            <text:p>1247406</text:p>
          </table:table-cell>
          <table:table-cell office:value-type="float" office:value="198133" calcext:value-type="float">
            <text:p>198133</text:p>
          </table:table-cell>
          <table:table-cell office:value-type="float" office:value="187.103" calcext:value-type="float">
            <text:p>187.103</text:p>
          </table:table-cell>
          <table:table-cell office:value-type="float" office:value="52.474" calcext:value-type="float">
            <text:p>52.474</text:p>
          </table:table-cell>
          <table:table-cell office:value-type="float" office:value="51.739" calcext:value-type="float">
            <text:p>51.739</text:p>
          </table:table-cell>
        </table:table-row>
        <table:table-row table:style-name="ro1">
          <table:table-cell office:value-type="string" calcext:value-type="string">
            <text:p>u-ch427-n512-start-all-ms-ens00</text:p>
          </table:table-cell>
          <table:table-cell office:value-type="float" office:value="4755.611" calcext:value-type="float">
            <text:p>4755.611</text:p>
          </table:table-cell>
          <table:table-cell office:value-type="float" office:value="91.04" calcext:value-type="float">
            <text:p>91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7T18:01:07Z</text:p>
          </table:table-cell>
          <table:table-cell office:value-type="string" calcext:value-type="string">
            <text:p>2022-02-28T01:35:44Z</text:p>
          </table:table-cell>
          <table:table-cell office:value-type="string" calcext:value-type="string">
            <text:p>2022-02-28T02:55:27Z</text:p>
          </table:table-cell>
          <table:table-cell office:value-type="string" calcext:value-type="string">
            <text:p>SUCCEEDED</text:p>
          </table:table-cell>
          <table:table-cell office:value-type="float" office:value="1167230" calcext:value-type="float">
            <text:p>1167230</text:p>
          </table:table-cell>
          <table:table-cell office:value-type="float" office:value="50083" calcext:value-type="float">
            <text:p>50083</text:p>
          </table:table-cell>
          <table:table-cell office:value-type="float" office:value="156.423" calcext:value-type="float">
            <text:p>156.423</text:p>
          </table:table-cell>
          <table:table-cell office:value-type="float" office:value="32.72" calcext:value-type="float">
            <text:p>32.72</text:p>
          </table:table-cell>
          <table:table-cell office:value-type="float" office:value="32.043" calcext:value-type="float">
            <text:p>32.043</text:p>
          </table:table-cell>
        </table:table-row>
        <table:table-row table:style-name="ro1">
          <table:table-cell office:value-type="string" calcext:value-type="string">
            <text:p>u-ch427-n512-start-all-ms-ens01</text:p>
          </table:table-cell>
          <table:table-cell office:value-type="float" office:value="5425.927" calcext:value-type="float">
            <text:p>5425.927</text:p>
          </table:table-cell>
          <table:table-cell office:value-type="float" office:value="227.42" calcext:value-type="float">
            <text:p>227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7T18:01:36Z</text:p>
          </table:table-cell>
          <table:table-cell office:value-type="string" calcext:value-type="string">
            <text:p>2022-02-28T01:41:30Z</text:p>
          </table:table-cell>
          <table:table-cell office:value-type="string" calcext:value-type="string">
            <text:p>2022-02-28T03:13:45Z</text:p>
          </table:table-cell>
          <table:table-cell office:value-type="string" calcext:value-type="string">
            <text:p>SUCCEEDED</text:p>
          </table:table-cell>
          <table:table-cell office:value-type="float" office:value="1167232" calcext:value-type="float">
            <text:p>1167232</text:p>
          </table:table-cell>
          <table:table-cell office:value-type="float" office:value="158668" calcext:value-type="float">
            <text:p>158668</text:p>
          </table:table-cell>
          <table:table-cell office:value-type="float" office:value="157.831" calcext:value-type="float">
            <text:p>157.831</text:p>
          </table:table-cell>
          <table:table-cell office:value-type="float" office:value="34.567" calcext:value-type="float">
            <text:p>34.567</text:p>
          </table:table-cell>
          <table:table-cell office:value-type="float" office:value="35.395" calcext:value-type="float">
            <text:p>35.395</text:p>
          </table:table-cell>
        </table:table-row>
        <table:table-row table:style-name="ro1">
          <table:table-cell office:value-type="string" calcext:value-type="string">
            <text:p>u-ch427-n512-start-all-ms-ens02</text:p>
          </table:table-cell>
          <table:table-cell office:value-type="float" office:value="7060.871" calcext:value-type="float">
            <text:p>7060.871</text:p>
          </table:table-cell>
          <table:table-cell office:value-type="float" office:value="326.94" calcext:value-type="float">
            <text:p>326.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3-01T17:34:41Z</text:p>
          </table:table-cell>
          <table:table-cell office:value-type="string" calcext:value-type="string">
            <text:p>2022-03-01T23:24:39Z</text:p>
          </table:table-cell>
          <table:table-cell office:value-type="string" calcext:value-type="string">
            <text:p>2022-03-02T01:23:27Z</text:p>
          </table:table-cell>
          <table:table-cell office:value-type="string" calcext:value-type="string">
            <text:p>SUCCEEDED</text:p>
          </table:table-cell>
          <table:table-cell office:value-type="float" office:value="1183079" calcext:value-type="float">
            <text:p>1183079</text:p>
          </table:table-cell>
          <table:table-cell office:value-type="float" office:value="259699" calcext:value-type="float">
            <text:p>259699</text:p>
          </table:table-cell>
          <table:table-cell office:value-type="float" office:value="182.227" calcext:value-type="float">
            <text:p>182.227</text:p>
          </table:table-cell>
          <table:table-cell office:value-type="float" office:value="59.736" calcext:value-type="float">
            <text:p>59.736</text:p>
          </table:table-cell>
          <table:table-cell office:value-type="float" office:value="38.485" calcext:value-type="float">
            <text:p>38.485</text:p>
          </table:table-cell>
        </table:table-row>
        <table:table-row table:style-name="ro1">
          <table:table-cell office:value-type="string" calcext:value-type="string">
            <text:p>u-ch427-n512-start-all-ms-ens03</text:p>
          </table:table-cell>
          <table:table-cell office:value-type="float" office:value="2665.709" calcext:value-type="float">
            <text:p>2665.709</text:p>
          </table:table-cell>
          <table:table-cell office:value-type="float" office:value="225.05" calcext:value-type="float">
            <text:p>225.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3-04T16:06:37Z</text:p>
          </table:table-cell>
          <table:table-cell office:value-type="string" calcext:value-type="string">
            <text:p>2022-03-04T23:33:20Z</text:p>
          </table:table-cell>
          <table:table-cell office:value-type="string" calcext:value-type="string">
            <text:p>2022-03-05T00:19:04Z</text:p>
          </table:table-cell>
          <table:table-cell office:value-type="string" calcext:value-type="string">
            <text:p>SUCCEEDED</text:p>
          </table:table-cell>
          <table:table-cell office:value-type="float" office:value="1200735" calcext:value-type="float">
            <text:p>1200735</text:p>
          </table:table-cell>
          <table:table-cell office:value-type="float" office:value="137079" calcext:value-type="float">
            <text:p>137079</text:p>
          </table:table-cell>
          <table:table-cell office:value-type="float" office:value="74.677" calcext:value-type="float">
            <text:p>74.677</text:p>
          </table:table-cell>
          <table:table-cell office:value-type="float" office:value="3.981" calcext:value-type="float">
            <text:p>3.981</text:p>
          </table:table-cell>
          <table:table-cell office:value-type="float" office:value="3.921" calcext:value-type="float">
            <text:p>3.921</text:p>
          </table:table-cell>
        </table:table-row>
        <table:table-row table:style-name="ro1">
          <table:table-cell office:value-type="string" calcext:value-type="string">
            <text:p>u-ch427-n512-start-all-ms-ens04</text:p>
          </table:table-cell>
          <table:table-cell office:value-type="float" office:value="2457.301" calcext:value-type="float">
            <text:p>2457.301</text:p>
          </table:table-cell>
          <table:table-cell office:value-type="float" office:value="280.95" calcext:value-type="float">
            <text:p>280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2022-03-04T16:06:51Z</text:p>
          </table:table-cell>
          <table:table-cell office:value-type="string" calcext:value-type="string">
            <text:p>2022-03-04T23:51:28Z</text:p>
          </table:table-cell>
          <table:table-cell office:value-type="string" calcext:value-type="string">
            <text:p>2022-03-05T00:34:18Z</text:p>
          </table:table-cell>
          <table:table-cell office:value-type="string" calcext:value-type="string">
            <text:p>SUCCEEDED</text:p>
          </table:table-cell>
          <table:table-cell office:value-type="float" office:value="1200742" calcext:value-type="float">
            <text:p>1200742</text:p>
          </table:table-cell>
          <table:table-cell office:value-type="float" office:value="49432" calcext:value-type="float">
            <text:p>49432</text:p>
          </table:table-cell>
          <table:table-cell office:value-type="float" office:value="61.504" calcext:value-type="float">
            <text:p>61.504</text:p>
          </table:table-cell>
          <table:table-cell office:value-type="float" office:value="9.353" calcext:value-type="float">
            <text:p>9.353</text:p>
          </table:table-cell>
          <table:table-cell office:value-type="float" office:value="5.324" calcext:value-type="float">
            <text:p>5.324</text:p>
          </table:table-cell>
        </table:table-row>
        <table:table-row table:style-name="ro1">
          <table:table-cell office:value-type="string" calcext:value-type="string">
            <text:p>u-ch427-n512-start-all-ms-ens05</text:p>
          </table:table-cell>
          <table:table-cell office:value-type="float" office:value="2924.62" calcext:value-type="float">
            <text:p>2924.62</text:p>
          </table:table-cell>
          <table:table-cell office:value-type="float" office:value="369.77" calcext:value-type="float">
            <text:p>369.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022-03-05T23:41:07Z</text:p>
          </table:table-cell>
          <table:table-cell office:value-type="string" calcext:value-type="string">
            <text:p>2022-03-06T08:07:47Z</text:p>
          </table:table-cell>
          <table:table-cell office:value-type="string" calcext:value-type="string">
            <text:p>2022-03-06T08:58:53Z</text:p>
          </table:table-cell>
          <table:table-cell office:value-type="string" calcext:value-type="string">
            <text:p>SUCCEEDED</text:p>
          </table:table-cell>
          <table:table-cell office:value-type="float" office:value="1206252" calcext:value-type="float">
            <text:p>1206252</text:p>
          </table:table-cell>
          <table:table-cell office:value-type="float" office:value="61256" calcext:value-type="float">
            <text:p>61256</text:p>
          </table:table-cell>
          <table:table-cell office:value-type="float" office:value="62.913" calcext:value-type="float">
            <text:p>62.913</text:p>
          </table:table-cell>
          <table:table-cell office:value-type="float" office:value="4.841" calcext:value-type="float">
            <text:p>4.841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string" calcext:value-type="string">
            <text:p>u-ch427-n512-start-all-ms-ens06</text:p>
          </table:table-cell>
          <table:table-cell office:value-type="float" office:value="2565.976" calcext:value-type="float">
            <text:p>2565.976</text:p>
          </table:table-cell>
          <table:table-cell office:value-type="float" office:value="355.62" calcext:value-type="float">
            <text:p>355.6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2022-03-05T23:42:21Z</text:p>
          </table:table-cell>
          <table:table-cell office:value-type="string" calcext:value-type="string">
            <text:p>2022-03-06T08:09:48Z</text:p>
          </table:table-cell>
          <table:table-cell office:value-type="string" calcext:value-type="string">
            <text:p>2022-03-06T08:55:42Z</text:p>
          </table:table-cell>
          <table:table-cell office:value-type="string" calcext:value-type="string">
            <text:p>SUCCEEDED</text:p>
          </table:table-cell>
          <table:table-cell office:value-type="float" office:value="1206255" calcext:value-type="float">
            <text:p>1206255</text:p>
          </table:table-cell>
          <table:table-cell office:value-type="float" office:value="167237" calcext:value-type="float">
            <text:p>167237</text:p>
          </table:table-cell>
          <table:table-cell office:value-type="float" office:value="63.56" calcext:value-type="float">
            <text:p>63.56</text:p>
          </table:table-cell>
          <table:table-cell office:value-type="float" office:value="4.835" calcext:value-type="float">
            <text:p>4.835</text:p>
          </table:table-cell>
          <table:table-cell office:value-type="float" office:value="4.731" calcext:value-type="float">
            <text:p>4.731</text:p>
          </table:table-cell>
        </table:table-row>
        <table:table-row table:style-name="ro1">
          <table:table-cell office:value-type="string" calcext:value-type="string">
            <text:p>u-ch427-n512-start-all-ms-ens07</text:p>
          </table:table-cell>
          <table:table-cell office:value-type="float" office:value="2408.549" calcext:value-type="float">
            <text:p>2408.549</text:p>
          </table:table-cell>
          <table:table-cell office:value-type="float" office:value="484.94" calcext:value-type="float">
            <text:p>484.9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3-05T23:41:47Z</text:p>
          </table:table-cell>
          <table:table-cell office:value-type="string" calcext:value-type="string">
            <text:p>2022-03-06T08:07:20Z</text:p>
          </table:table-cell>
          <table:table-cell office:value-type="string" calcext:value-type="string">
            <text:p>2022-03-06T08:50:05Z</text:p>
          </table:table-cell>
          <table:table-cell office:value-type="string" calcext:value-type="string">
            <text:p>SUCCEEDED</text:p>
          </table:table-cell>
          <table:table-cell office:value-type="float" office:value="1206254" calcext:value-type="float">
            <text:p>1206254</text:p>
          </table:table-cell>
          <table:table-cell office:value-type="float" office:value="258540" calcext:value-type="float">
            <text:p>258540</text:p>
          </table:table-cell>
          <table:table-cell office:value-type="float" office:value="66.112" calcext:value-type="float">
            <text:p>66.112</text:p>
          </table:table-cell>
          <table:table-cell office:value-type="float" office:value="5.3" calcext:value-type="float">
            <text:p>5.3</text:p>
          </table:table-cell>
          <table:table-cell office:value-type="float" office:value="5.101" calcext:value-type="float">
            <text:p>5.101</text:p>
          </table:table-cell>
        </table:table-row>
        <table:table-row table:style-name="ro1">
          <table:table-cell office:value-type="string" calcext:value-type="string">
            <text:p>u-ch427-n512-start-all-ms-ens08</text:p>
          </table:table-cell>
          <table:table-cell office:value-type="float" office:value="3174.581" calcext:value-type="float">
            <text:p>3174.581</text:p>
          </table:table-cell>
          <table:table-cell office:value-type="float" office:value="488.01" calcext:value-type="float">
            <text:p>488.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2022-03-05T23:43:39Z</text:p>
          </table:table-cell>
          <table:table-cell office:value-type="string" calcext:value-type="string">
            <text:p>2022-03-06T08:04:09Z</text:p>
          </table:table-cell>
          <table:table-cell office:value-type="string" calcext:value-type="string">
            <text:p>2022-03-06T09:00:05Z</text:p>
          </table:table-cell>
          <table:table-cell office:value-type="string" calcext:value-type="string">
            <text:p>SUCCEEDED</text:p>
          </table:table-cell>
          <table:table-cell office:value-type="float" office:value="1206257" calcext:value-type="float">
            <text:p>1206257</text:p>
          </table:table-cell>
          <table:table-cell office:value-type="float" office:value="129830" calcext:value-type="float">
            <text:p>129830</text:p>
          </table:table-cell>
          <table:table-cell office:value-type="float" office:value="78.423" calcext:value-type="float">
            <text:p>78.423</text:p>
          </table:table-cell>
          <table:table-cell office:value-type="float" office:value="7.22" calcext:value-type="float">
            <text:p>7.22</text:p>
          </table:table-cell>
          <table:table-cell office:value-type="float" office:value="5.885" calcext:value-type="float">
            <text:p>5.885</text:p>
          </table:table-cell>
        </table:table-row>
        <table:table-row table:style-name="ro1">
          <table:table-cell office:value-type="string" calcext:value-type="string">
            <text:p>u-ch427-n512-start-all-ms-ens09</text:p>
          </table:table-cell>
          <table:table-cell office:value-type="float" office:value="3069.616" calcext:value-type="float">
            <text:p>3069.616</text:p>
          </table:table-cell>
          <table:table-cell office:value-type="float" office:value="440.61" calcext:value-type="float">
            <text:p>440.6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2022-03-04T16:18:30Z</text:p>
          </table:table-cell>
          <table:table-cell office:value-type="string" calcext:value-type="string">
            <text:p>2022-03-04T23:25:56Z</text:p>
          </table:table-cell>
          <table:table-cell office:value-type="string" calcext:value-type="string">
            <text:p>2022-03-05T00:22:50Z</text:p>
          </table:table-cell>
          <table:table-cell office:value-type="string" calcext:value-type="string">
            <text:p>SUCCEEDED</text:p>
          </table:table-cell>
          <table:table-cell office:value-type="float" office:value="1200822" calcext:value-type="float">
            <text:p>1200822</text:p>
          </table:table-cell>
          <table:table-cell office:value-type="float" office:value="127480" calcext:value-type="float">
            <text:p>127480</text:p>
          </table:table-cell>
          <table:table-cell office:value-type="float" office:value="77.213" calcext:value-type="float">
            <text:p>77.213</text:p>
          </table:table-cell>
          <table:table-cell office:value-type="float" office:value="7.228" calcext:value-type="float">
            <text:p>7.228</text:p>
          </table:table-cell>
          <table:table-cell office:value-type="float" office:value="5.493" calcext:value-type="float">
            <text:p>5.493</text:p>
          </table:table-cell>
        </table:table-row>
        <table:table-row table:style-name="ro1">
          <table:table-cell office:value-type="string" calcext:value-type="string">
            <text:p>u-ch427-n512-start-all-ms-ens10</text:p>
          </table:table-cell>
          <table:table-cell office:value-type="float" office:value="2951.902" calcext:value-type="float">
            <text:p>2951.902</text:p>
          </table:table-cell>
          <table:table-cell office:value-type="float" office:value="539.1" calcext:value-type="float">
            <text:p>539.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3-05T23:43:50Z</text:p>
          </table:table-cell>
          <table:table-cell office:value-type="string" calcext:value-type="string">
            <text:p>2022-03-06T07:14:27Z</text:p>
          </table:table-cell>
          <table:table-cell office:value-type="string" calcext:value-type="string">
            <text:p>2022-03-06T08:07:33Z</text:p>
          </table:table-cell>
          <table:table-cell office:value-type="string" calcext:value-type="string">
            <text:p>SUCCEEDED</text:p>
          </table:table-cell>
          <table:table-cell office:value-type="float" office:value="1206258" calcext:value-type="float">
            <text:p>1206258</text:p>
          </table:table-cell>
          <table:table-cell office:value-type="float" office:value="96538" calcext:value-type="float">
            <text:p>96538</text:p>
          </table:table-cell>
          <table:table-cell office:value-type="float" office:value="70.44" calcext:value-type="float">
            <text:p>70.44</text:p>
          </table:table-cell>
          <table:table-cell office:value-type="float" office:value="6.262" calcext:value-type="float">
            <text:p>6.262</text:p>
          </table:table-cell>
          <table:table-cell office:value-type="float" office:value="6.373" calcext:value-type="float">
            <text:p>6.373</text:p>
          </table:table-cell>
        </table:table-row>
        <table:table-row table:style-name="ro1">
          <table:table-cell office:value-type="string" calcext:value-type="string">
            <text:p>u-ch427-n512-start-all-ms-ens11</text:p>
          </table:table-cell>
          <table:table-cell office:value-type="float" office:value="4878.579" calcext:value-type="float">
            <text:p>4878.579</text:p>
          </table:table-cell>
          <table:table-cell office:value-type="float" office:value="2262.12" calcext:value-type="float">
            <text:p>2262.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2022-03-05T23:44:36Z</text:p>
          </table:table-cell>
          <table:table-cell office:value-type="string" calcext:value-type="string">
            <text:p>2022-03-06T08:50:49Z</text:p>
          </table:table-cell>
          <table:table-cell office:value-type="string" calcext:value-type="string">
            <text:p>2022-03-06T10:23:12Z</text:p>
          </table:table-cell>
          <table:table-cell office:value-type="string" calcext:value-type="string">
            <text:p>SUCCEEDED</text:p>
          </table:table-cell>
          <table:table-cell office:value-type="float" office:value="1206259" calcext:value-type="float">
            <text:p>1206259</text:p>
          </table:table-cell>
          <table:table-cell office:value-type="float" office:value="187538" calcext:value-type="float">
            <text:p>187538</text:p>
          </table:table-cell>
          <table:table-cell office:value-type="float" office:value="68.612" calcext:value-type="float">
            <text:p>68.612</text:p>
          </table:table-cell>
          <table:table-cell office:value-type="float" office:value="6.441" calcext:value-type="float">
            <text:p>6.441</text:p>
          </table:table-cell>
          <table:table-cell office:value-type="float" office:value="6.221" calcext:value-type="float">
            <text:p>6.221</text:p>
          </table:table-cell>
        </table:table-row>
        <table:table-row table:style-name="ro1">
          <table:table-cell office:value-type="string" calcext:value-type="string">
            <text:p>u-ch427-n512-start-all-ms-ens12</text:p>
          </table:table-cell>
          <table:table-cell office:value-type="float" office:value="3085.879" calcext:value-type="float">
            <text:p>3085.879</text:p>
          </table:table-cell>
          <table:table-cell office:value-type="float" office:value="592.51" calcext:value-type="float">
            <text:p>592.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2022-03-04T16:24:33Z</text:p>
          </table:table-cell>
          <table:table-cell office:value-type="string" calcext:value-type="string">
            <text:p>2022-03-04T22:20:21Z</text:p>
          </table:table-cell>
          <table:table-cell office:value-type="string" calcext:value-type="string">
            <text:p>2022-03-04T23:25:30Z</text:p>
          </table:table-cell>
          <table:table-cell office:value-type="string" calcext:value-type="string">
            <text:p>SUCCEEDED</text:p>
          </table:table-cell>
          <table:table-cell office:value-type="float" office:value="1200862" calcext:value-type="float">
            <text:p>1200862</text:p>
          </table:table-cell>
          <table:table-cell office:value-type="float" office:value="13029" calcext:value-type="float">
            <text:p>13029</text:p>
          </table:table-cell>
          <table:table-cell office:value-type="float" office:value="73.329" calcext:value-type="float">
            <text:p>73.329</text:p>
          </table:table-cell>
          <table:table-cell office:value-type="float" office:value="12.835" calcext:value-type="float">
            <text:p>12.835</text:p>
          </table:table-cell>
          <table:table-cell office:value-type="float" office:value="6.985" calcext:value-type="float">
            <text:p>6.985</text:p>
          </table:table-cell>
        </table:table-row>
        <table:table-row table:style-name="ro1">
          <table:table-cell office:value-type="string" calcext:value-type="string">
            <text:p>u-ch427-n512-start-all-ms-ens13</text:p>
          </table:table-cell>
          <table:table-cell office:value-type="float" office:value="3434.958" calcext:value-type="float">
            <text:p>3434.958</text:p>
          </table:table-cell>
          <table:table-cell office:value-type="float" office:value="613.36" calcext:value-type="float">
            <text:p>613.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2022-03-04T16:25:00Z</text:p>
          </table:table-cell>
          <table:table-cell office:value-type="string" calcext:value-type="string">
            <text:p>2022-03-04T22:33:54Z</text:p>
          </table:table-cell>
          <table:table-cell office:value-type="string" calcext:value-type="string">
            <text:p>2022-03-04T23:37:06Z</text:p>
          </table:table-cell>
          <table:table-cell office:value-type="string" calcext:value-type="string">
            <text:p>SUCCEEDED</text:p>
          </table:table-cell>
          <table:table-cell office:value-type="float" office:value="1200864" calcext:value-type="float">
            <text:p>1200864</text:p>
          </table:table-cell>
          <table:table-cell office:value-type="float" office:value="111852" calcext:value-type="float">
            <text:p>111852</text:p>
          </table:table-cell>
          <table:table-cell office:value-type="float" office:value="86.855" calcext:value-type="float">
            <text:p>86.855</text:p>
          </table:table-cell>
          <table:table-cell office:value-type="float" office:value="7.027" calcext:value-type="float">
            <text:p>7.027</text:p>
          </table:table-cell>
          <table:table-cell office:value-type="float" office:value="9.651" calcext:value-type="float">
            <text:p>9.651</text:p>
          </table:table-cell>
        </table:table-row>
        <table:table-row table:style-name="ro1">
          <table:table-cell office:value-type="string" calcext:value-type="string">
            <text:p>u-ch427-n512-start-all-ms-ens14</text:p>
          </table:table-cell>
          <table:table-cell office:value-type="float" office:value="3839.597" calcext:value-type="float">
            <text:p>3839.597</text:p>
          </table:table-cell>
          <table:table-cell office:value-type="float" office:value="788.96" calcext:value-type="float">
            <text:p>788.9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2022-03-05T23:44:45Z</text:p>
          </table:table-cell>
          <table:table-cell office:value-type="string" calcext:value-type="string">
            <text:p>2022-03-06T05:53:32Z</text:p>
          </table:table-cell>
          <table:table-cell office:value-type="string" calcext:value-type="string">
            <text:p>2022-03-06T07:14:07Z</text:p>
          </table:table-cell>
          <table:table-cell office:value-type="string" calcext:value-type="string">
            <text:p>SUCCEEDED</text:p>
          </table:table-cell>
          <table:table-cell office:value-type="float" office:value="1206260" calcext:value-type="float">
            <text:p>1206260</text:p>
          </table:table-cell>
          <table:table-cell office:value-type="float" office:value="88338" calcext:value-type="float">
            <text:p>88338</text:p>
          </table:table-cell>
          <table:table-cell office:value-type="float" office:value="81.071" calcext:value-type="float">
            <text:p>81.071</text:p>
          </table:table-cell>
          <table:table-cell office:value-type="float" office:value="7.026" calcext:value-type="float">
            <text:p>7.026</text:p>
          </table:table-cell>
          <table:table-cell office:value-type="float" office:value="6.827" calcext:value-type="float">
            <text:p>6.827</text:p>
          </table:table-cell>
        </table:table-row>
        <table:table-row table:style-name="ro1">
          <table:table-cell office:value-type="string" calcext:value-type="string">
            <text:p>u-ch427-n512-start-all-ms-ens15</text:p>
          </table:table-cell>
          <table:table-cell office:value-type="float" office:value="3725.016" calcext:value-type="float">
            <text:p>3725.016</text:p>
          </table:table-cell>
          <table:table-cell office:value-type="float" office:value="800.12" calcext:value-type="float">
            <text:p>800.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2022-03-05T23:46:54Z</text:p>
          </table:table-cell>
          <table:table-cell office:value-type="string" calcext:value-type="string">
            <text:p>2022-03-06T04:44:54Z</text:p>
          </table:table-cell>
          <table:table-cell office:value-type="string" calcext:value-type="string">
            <text:p>2022-03-06T05:52:51Z</text:p>
          </table:table-cell>
          <table:table-cell office:value-type="string" calcext:value-type="string">
            <text:p>SUCCEEDED</text:p>
          </table:table-cell>
          <table:table-cell office:value-type="float" office:value="1206261" calcext:value-type="float">
            <text:p>1206261</text:p>
          </table:table-cell>
          <table:table-cell office:value-type="float" office:value="233578" calcext:value-type="float">
            <text:p>233578</text:p>
          </table:table-cell>
          <table:table-cell office:value-type="float" office:value="85.752" calcext:value-type="float">
            <text:p>85.752</text:p>
          </table:table-cell>
          <table:table-cell office:value-type="float" office:value="7.815" calcext:value-type="float">
            <text:p>7.815</text:p>
          </table:table-cell>
          <table:table-cell office:value-type="float" office:value="6.885" calcext:value-type="float">
            <text:p>6.885</text:p>
          </table:table-cell>
        </table:table-row>
        <table:table-row table:style-name="ro1">
          <table:table-cell office:value-type="string" calcext:value-type="string">
            <text:p>u-ch427-n512-start-all-ms-ens16</text:p>
          </table:table-cell>
          <table:table-cell office:value-type="float" office:value="4209.595" calcext:value-type="float">
            <text:p>4209.595</text:p>
          </table:table-cell>
          <table:table-cell office:value-type="float" office:value="956.63" calcext:value-type="float">
            <text:p>956.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2022-03-04T16:26:13Z</text:p>
          </table:table-cell>
          <table:table-cell office:value-type="string" calcext:value-type="string">
            <text:p>2022-03-04T20:32:16Z</text:p>
          </table:table-cell>
          <table:table-cell office:value-type="string" calcext:value-type="string">
            <text:p>2022-03-04T22:05:14Z</text:p>
          </table:table-cell>
          <table:table-cell office:value-type="string" calcext:value-type="string">
            <text:p>SUCCEEDED</text:p>
          </table:table-cell>
          <table:table-cell office:value-type="float" office:value="1200870" calcext:value-type="float">
            <text:p>1200870</text:p>
          </table:table-cell>
          <table:table-cell office:value-type="float" office:value="195001" calcext:value-type="float">
            <text:p>195001</text:p>
          </table:table-cell>
          <table:table-cell office:value-type="float" office:value="87.571" calcext:value-type="float">
            <text:p>87.571</text:p>
          </table:table-cell>
          <table:table-cell office:value-type="float" office:value="17.117" calcext:value-type="float">
            <text:p>17.117</text:p>
          </table:table-cell>
          <table:table-cell office:value-type="float" office:value="8.673" calcext:value-type="float">
            <text:p>8.673</text:p>
          </table:table-cell>
        </table:table-row>
        <table:table-row table:style-name="ro1">
          <table:table-cell office:value-type="string" calcext:value-type="string">
            <text:p>u-ch427-n512-start-all-ms-ens17</text:p>
          </table:table-cell>
          <table:table-cell office:value-type="float" office:value="3941.651" calcext:value-type="float">
            <text:p>3941.651</text:p>
          </table:table-cell>
          <table:table-cell office:value-type="float" office:value="645.33" calcext:value-type="float">
            <text:p>645.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3-04T16:26:34Z</text:p>
          </table:table-cell>
          <table:table-cell office:value-type="string" calcext:value-type="string">
            <text:p>2022-03-04T20:37:10Z</text:p>
          </table:table-cell>
          <table:table-cell office:value-type="string" calcext:value-type="string">
            <text:p>2022-03-04T22:00:42Z</text:p>
          </table:table-cell>
          <table:table-cell office:value-type="string" calcext:value-type="string">
            <text:p>SUCCEEDED</text:p>
          </table:table-cell>
          <table:table-cell office:value-type="float" office:value="1200872" calcext:value-type="float">
            <text:p>1200872</text:p>
          </table:table-cell>
          <table:table-cell office:value-type="float" office:value="149899" calcext:value-type="float">
            <text:p>149899</text:p>
          </table:table-cell>
          <table:table-cell office:value-type="float" office:value="172.731" calcext:value-type="float">
            <text:p>172.731</text:p>
          </table:table-cell>
          <table:table-cell office:value-type="float" office:value="25.495" calcext:value-type="float">
            <text:p>25.495</text:p>
          </table:table-cell>
          <table:table-cell office:value-type="float" office:value="12.632" calcext:value-type="float">
            <text:p>12.632</text:p>
          </table:table-cell>
        </table:table-row>
        <table:table-row table:style-name="ro1">
          <table:table-cell office:value-type="string" calcext:value-type="string">
            <text:p>u-ch427-n512-start-all-ms-ens18</text:p>
          </table:table-cell>
          <table:table-cell office:value-type="float" office:value="4265.49" calcext:value-type="float">
            <text:p>4265.49</text:p>
          </table:table-cell>
          <table:table-cell office:value-type="float" office:value="874.35" calcext:value-type="float">
            <text:p>874.3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2022-03-05T23:47:11Z</text:p>
          </table:table-cell>
          <table:table-cell office:value-type="string" calcext:value-type="string">
            <text:p>2022-03-06T04:41:31Z</text:p>
          </table:table-cell>
          <table:table-cell office:value-type="string" calcext:value-type="string">
            <text:p>2022-03-06T06:02:58Z</text:p>
          </table:table-cell>
          <table:table-cell office:value-type="string" calcext:value-type="string">
            <text:p>SUCCEEDED</text:p>
          </table:table-cell>
          <table:table-cell office:value-type="float" office:value="1206262" calcext:value-type="float">
            <text:p>1206262</text:p>
          </table:table-cell>
          <table:table-cell office:value-type="float" office:value="144410" calcext:value-type="float">
            <text:p>144410</text:p>
          </table:table-cell>
          <table:table-cell office:value-type="float" office:value="91.628" calcext:value-type="float">
            <text:p>91.628</text:p>
          </table:table-cell>
          <table:table-cell office:value-type="float" office:value="10.464" calcext:value-type="float">
            <text:p>10.464</text:p>
          </table:table-cell>
          <table:table-cell office:value-type="float" office:value="12.597" calcext:value-type="float">
            <text:p>12.597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5417.603" calcext:value-type="float">
            <text:p>5417.603</text:p>
          </table:table-cell>
          <table:table-cell office:value-type="float" office:value="117.3" calcext:value-type="float">
            <text:p>117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25:57Z</text:p>
          </table:table-cell>
          <table:table-cell office:value-type="string" calcext:value-type="string">
            <text:p>2022-03-10T02:30:57Z</text:p>
          </table:table-cell>
          <table:table-cell office:value-type="string" calcext:value-type="string">
            <text:p>2022-03-10T04:02:15Z</text:p>
          </table:table-cell>
          <table:table-cell office:value-type="string" calcext:value-type="string">
            <text:p>SUCCEEDED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58817" calcext:value-type="float">
            <text:p>158817</text:p>
          </table:table-cell>
          <table:table-cell office:value-type="float" office:value="169.6" calcext:value-type="float">
            <text:p>169.6</text:p>
          </table:table-cell>
          <table:table-cell office:value-type="float" office:value="36.611" calcext:value-type="float">
            <text:p>36.611</text:p>
          </table:table-cell>
          <table:table-cell office:value-type="float" office:value="35.888" calcext:value-type="float">
            <text:p>35.888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741.451" calcext:value-type="float">
            <text:p>5741.451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26:02Z</text:p>
          </table:table-cell>
          <table:table-cell office:value-type="string" calcext:value-type="string">
            <text:p>2022-03-10T02:59:56Z</text:p>
          </table:table-cell>
          <table:table-cell office:value-type="string" calcext:value-type="string">
            <text:p>2022-03-10T04:36:36Z</text:p>
          </table:table-cell>
          <table:table-cell office:value-type="string" calcext:value-type="string">
            <text:p>SUCCEEDED</text:p>
          </table:table-cell>
          <table:table-cell office:value-type="float" office:value="1230347" calcext:value-type="float">
            <text:p>1230347</text:p>
          </table:table-cell>
          <table:table-cell office:value-type="float" office:value="210526" calcext:value-type="float">
            <text:p>210526</text:p>
          </table:table-cell>
          <table:table-cell office:value-type="float" office:value="176.57" calcext:value-type="float">
            <text:p>176.57</text:p>
          </table:table-cell>
          <table:table-cell office:value-type="float" office:value="38.328" calcext:value-type="float">
            <text:p>38.328</text:p>
          </table:table-cell>
          <table:table-cell office:value-type="float" office:value="37.883" calcext:value-type="float">
            <text:p>37.883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474.759" calcext:value-type="float">
            <text:p>5474.759</text:p>
          </table:table-cell>
          <table:table-cell office:value-type="float" office:value="117.3" calcext:value-type="float">
            <text:p>117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17:03:20Z</text:p>
          </table:table-cell>
          <table:table-cell office:value-type="string" calcext:value-type="string">
            <text:p>2022-03-10T17:03:46Z</text:p>
          </table:table-cell>
          <table:table-cell office:value-type="string" calcext:value-type="string">
            <text:p>2022-03-10T18:35:53Z</text:p>
          </table:table-cell>
          <table:table-cell office:value-type="string" calcext:value-type="string">
            <text:p>SUCCEEDED</text:p>
          </table:table-cell>
          <table:table-cell office:value-type="float" office:value="1234552" calcext:value-type="float">
            <text:p>1234552</text:p>
          </table:table-cell>
          <table:table-cell office:value-type="float" office:value="34972" calcext:value-type="float">
            <text:p>34972</text:p>
          </table:table-cell>
          <table:table-cell office:value-type="float" office:value="223.906" calcext:value-type="float">
            <text:p>223.906</text:p>
          </table:table-cell>
          <table:table-cell office:value-type="float" office:value="51.252" calcext:value-type="float">
            <text:p>51.252</text:p>
          </table:table-cell>
          <table:table-cell office:value-type="float" office:value="35.75" calcext:value-type="float">
            <text:p>35.75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289.891" calcext:value-type="float">
            <text:p>5289.891</text:p>
          </table:table-cell>
          <table:table-cell office:value-type="float" office:value="116.66" calcext:value-type="float">
            <text:p>116.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02:53:42Z</text:p>
          </table:table-cell>
          <table:table-cell office:value-type="string" calcext:value-type="string">
            <text:p>2022-03-10T04:19:43Z</text:p>
          </table:table-cell>
          <table:table-cell office:value-type="string" calcext:value-type="string">
            <text:p>2022-03-10T05:48:48Z</text:p>
          </table:table-cell>
          <table:table-cell office:value-type="string" calcext:value-type="string">
            <text:p>SUCCEEDED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37839" calcext:value-type="float">
            <text:p>137839</text:p>
          </table:table-cell>
          <table:table-cell office:value-type="float" office:value="169.376" calcext:value-type="float">
            <text:p>169.376</text:p>
          </table:table-cell>
          <table:table-cell office:value-type="float" office:value="36.072" calcext:value-type="float">
            <text:p>36.072</text:p>
          </table:table-cell>
          <table:table-cell office:value-type="float" office:value="36.144" calcext:value-type="float">
            <text:p>36.144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5454.259" calcext:value-type="float">
            <text:p>5454.259</text:p>
          </table:table-cell>
          <table:table-cell office:value-type="float" office:value="115.3" calcext:value-type="float">
            <text:p>115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0T17:03:23Z</text:p>
          </table:table-cell>
          <table:table-cell office:value-type="string" calcext:value-type="string">
            <text:p>2022-03-10T17:37:56Z</text:p>
          </table:table-cell>
          <table:table-cell office:value-type="string" calcext:value-type="string">
            <text:p>2022-03-10T19:09:54Z</text:p>
          </table:table-cell>
          <table:table-cell office:value-type="string" calcext:value-type="string">
            <text:p>SUCCEEDED</text:p>
          </table:table-cell>
          <table:table-cell office:value-type="float" office:value="1234553" calcext:value-type="float">
            <text:p>1234553</text:p>
          </table:table-cell>
          <table:table-cell office:value-type="float" office:value="180879" calcext:value-type="float">
            <text:p>180879</text:p>
          </table:table-cell>
          <table:table-cell office:value-type="float" office:value="172.61" calcext:value-type="float">
            <text:p>172.61</text:p>
          </table:table-cell>
          <table:table-cell office:value-type="float" office:value="36.208" calcext:value-type="float">
            <text:p>36.208</text:p>
          </table:table-cell>
          <table:table-cell office:value-type="float" office:value="35.882" calcext:value-type="float">
            <text:p>35.882</text:p>
          </table:table-cell>
        </table:table-row>
        <table:table-row table:style-name="ro1">
          <table:table-cell office:value-type="string" calcext:value-type="string">
            <text:p>u-ch427-n512-start-paper-gr</text:p>
          </table:table-cell>
          <table:table-cell office:value-type="float" office:value="626.089" calcext:value-type="float">
            <text:p>626.089</text:p>
          </table:table-cell>
          <table:table-cell office:value-type="float" office:value="49.57" calcext:value-type="float">
            <text:p>49.57</text:p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4T21:41:34Z</text:p>
          </table:table-cell>
          <table:table-cell office:value-type="string" calcext:value-type="string">
            <text:p>2022-03-14T22:23:03Z</text:p>
          </table:table-cell>
          <table:table-cell office:value-type="string" calcext:value-type="string">
            <text:p>2022-03-14T22:33:53Z</text:p>
          </table:table-cell>
          <table:table-cell office:value-type="string" calcext:value-type="string">
            <text:p>SUCCEEDED</text:p>
          </table:table-cell>
          <table:table-cell office:value-type="float" office:value="1253512" calcext:value-type="float">
            <text:p>1253512</text:p>
          </table:table-cell>
          <table:table-cell office:value-type="float" office:value="195881" calcext:value-type="float">
            <text:p>195881</text:p>
          </table:table-cell>
          <table:table-cell office:value-type="float" office:value="48.219" calcext:value-type="float">
            <text:p>48.219</text:p>
          </table:table-cell>
          <table:table-cell office:value-type="float" office:value="2.901" calcext:value-type="float">
            <text:p>2.901</text:p>
          </table:table-cell>
          <table:table-cell office:value-type="float" office:value="2.881" calcext:value-type="float">
            <text:p>2.881</text:p>
          </table:table-cell>
        </table:table-row>
        <table:table-row table:style-name="ro1">
          <table:table-cell office:value-type="string" calcext:value-type="string">
            <text:p>u-ch427-n512-start-paper-gr-00</text:p>
          </table:table-cell>
          <table:table-cell office:value-type="float" office:value="128.958" calcext:value-type="float">
            <text:p>128.958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30:29Z</text:p>
          </table:table-cell>
          <table:table-cell office:value-type="string" calcext:value-type="string">
            <text:p>2022-03-14T22:30:38Z</text:p>
          </table:table-cell>
          <table:table-cell office:value-type="string" calcext:value-type="string">
            <text:p>2022-03-14T22:33:02Z</text:p>
          </table:table-cell>
          <table:table-cell office:value-type="string" calcext:value-type="string">
            <text:p>SUCCEEDED</text:p>
          </table:table-cell>
          <table:table-cell office:value-type="float" office:value="1253765" calcext:value-type="float">
            <text:p>1253765</text:p>
          </table:table-cell>
          <table:table-cell office:value-type="float" office:value="131760" calcext:value-type="float">
            <text:p>131760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512-start-paper-gr-01</text:p>
          </table:table-cell>
          <table:table-cell office:value-type="float" office:value="158.069" calcext:value-type="float">
            <text:p>158.069</text:p>
          </table:table-cell>
          <table:table-cell office:value-type="float" office:value="41.92" calcext:value-type="float">
            <text:p>41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35:47Z</text:p>
          </table:table-cell>
          <table:table-cell office:value-type="string" calcext:value-type="string">
            <text:p>2022-03-14T22:35:55Z</text:p>
          </table:table-cell>
          <table:table-cell office:value-type="string" calcext:value-type="string">
            <text:p>2022-03-14T22:38:53Z</text:p>
          </table:table-cell>
          <table:table-cell office:value-type="string" calcext:value-type="string">
            <text:p>SUCCEEDED</text:p>
          </table:table-cell>
          <table:table-cell office:value-type="float" office:value="1253776" calcext:value-type="float">
            <text:p>1253776</text:p>
          </table:table-cell>
          <table:table-cell office:value-type="float" office:value="31202" calcext:value-type="float">
            <text:p>31202</text:p>
          </table:table-cell>
          <table:table-cell office:value-type="float" office:value="14.372" calcext:value-type="float">
            <text:p>14.37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u-ch427-n512-start-paper-gr-10</text:p>
          </table:table-cell>
          <table:table-cell office:value-type="float" office:value="218.342" calcext:value-type="float">
            <text:p>218.342</text:p>
          </table:table-cell>
          <table:table-cell office:value-type="float" office:value="72.27" calcext:value-type="float">
            <text:p>72.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3-14T23:00:13Z</text:p>
          </table:table-cell>
          <table:table-cell office:value-type="string" calcext:value-type="string">
            <text:p>2022-03-14T23:28:27Z</text:p>
          </table:table-cell>
          <table:table-cell office:value-type="string" calcext:value-type="string">
            <text:p>2022-03-14T23:34:17Z</text:p>
          </table:table-cell>
          <table:table-cell office:value-type="string" calcext:value-type="string">
            <text:p>SUCCEEDED</text:p>
          </table:table-cell>
          <table:table-cell office:value-type="float" office:value="1253827" calcext:value-type="float">
            <text:p>1253827</text:p>
          </table:table-cell>
          <table:table-cell office:value-type="float" office:value="237049" calcext:value-type="float">
            <text:p>237049</text:p>
          </table:table-cell>
          <table:table-cell office:value-type="float" office:value="14.917" calcext:value-type="float">
            <text:p>14.917</text:p>
          </table:table-cell>
          <table:table-cell office:value-type="float" office:value="0.76" calcext:value-type="float">
            <text:p>0.76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u-ch427-n512-start-paper-gr-20</text:p>
          </table:table-cell>
          <table:table-cell office:value-type="float" office:value="294.696" calcext:value-type="float">
            <text:p>294.696</text:p>
          </table:table-cell>
          <table:table-cell office:value-type="float" office:value="106.53" calcext:value-type="float">
            <text:p>106.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3-14T22:59:29Z</text:p>
          </table:table-cell>
          <table:table-cell office:value-type="string" calcext:value-type="string">
            <text:p>2022-03-14T22:59:40Z</text:p>
          </table:table-cell>
          <table:table-cell office:value-type="string" calcext:value-type="string">
            <text:p>2022-03-14T23:08:38Z</text:p>
          </table:table-cell>
          <table:table-cell office:value-type="string" calcext:value-type="string">
            <text:p>SUCCEEDED</text:p>
          </table:table-cell>
          <table:table-cell office:value-type="float" office:value="1253822" calcext:value-type="float">
            <text:p>1253822</text:p>
          </table:table-cell>
          <table:table-cell office:value-type="float" office:value="172755" calcext:value-type="float">
            <text:p>172755</text:p>
          </table:table-cell>
          <table:table-cell office:value-type="float" office:value="14.242" calcext:value-type="float">
            <text:p>14.24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u-ch427-n512-start-paper-gr2-00</text:p>
          </table:table-cell>
          <table:table-cell office:value-type="float" office:value="9601.679" calcext:value-type="float">
            <text:p>9601.679</text:p>
          </table:table-cell>
          <table:table-cell office:value-type="float" office:value="107.25" calcext:value-type="float">
            <text:p>107.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20T18:26:55Z</text:p>
          </table:table-cell>
          <table:table-cell office:value-type="string" calcext:value-type="string">
            <text:p>2022-03-20T18:47:29Z</text:p>
          </table:table-cell>
          <table:table-cell office:value-type="string" calcext:value-type="string">
            <text:p>2022-03-20T21:28:20Z</text:p>
          </table:table-cell>
          <table:table-cell office:value-type="string" calcext:value-type="string">
            <text:p>SUCCEEDED</text:p>
          </table:table-cell>
          <table:table-cell office:value-type="float" office:value="1286876" calcext:value-type="float">
            <text:p>1286876</text:p>
          </table:table-cell>
          <table:table-cell office:value-type="float" office:value="95924" calcext:value-type="float">
            <text:p>95924</text:p>
          </table:table-cell>
          <table:table-cell office:value-type="float" office:value="162.285" calcext:value-type="float">
            <text:p>162.285</text:p>
          </table:table-cell>
          <table:table-cell office:value-type="float" office:value="36.215" calcext:value-type="float">
            <text:p>36.215</text:p>
          </table:table-cell>
          <table:table-cell office:value-type="float" office:value="34.655" calcext:value-type="float">
            <text:p>34.655</text:p>
          </table:table-cell>
        </table:table-row>
        <table:table-row table:style-name="ro1">
          <table:table-cell office:value-type="string" calcext:value-type="string">
            <text:p>u-ch427-n512-start-paper-gr2-01</text:p>
          </table:table-cell>
          <table:table-cell office:value-type="float" office:value="9665.803" calcext:value-type="float">
            <text:p>9665.803</text:p>
          </table:table-cell>
          <table:table-cell office:value-type="float" office:value="108.3" calcext:value-type="float">
            <text:p>108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32:11Z</text:p>
          </table:table-cell>
          <table:table-cell office:value-type="string" calcext:value-type="string">
            <text:p>2022-03-15T20:38:01Z</text:p>
          </table:table-cell>
          <table:table-cell office:value-type="string" calcext:value-type="string">
            <text:p>2022-03-15T23:20:00Z</text:p>
          </table:table-cell>
          <table:table-cell office:value-type="string" calcext:value-type="string">
            <text:p>SUCCEEDED</text:p>
          </table:table-cell>
          <table:table-cell office:value-type="float" office:value="1259323" calcext:value-type="float">
            <text:p>1259323</text:p>
          </table:table-cell>
          <table:table-cell office:value-type="float" office:value="30464" calcext:value-type="float">
            <text:p>30464</text:p>
          </table:table-cell>
          <table:table-cell office:value-type="float" office:value="164.639" calcext:value-type="float">
            <text:p>164.639</text:p>
          </table:table-cell>
          <table:table-cell office:value-type="float" office:value="35.888" calcext:value-type="float">
            <text:p>35.888</text:p>
          </table:table-cell>
          <table:table-cell office:value-type="float" office:value="35.566" calcext:value-type="float">
            <text:p>35.566</text:p>
          </table:table-cell>
        </table:table-row>
        <table:table-row table:style-name="ro1">
          <table:table-cell office:value-type="string" calcext:value-type="string">
            <text:p>u-ch427-n512-start-paper-gr2-10</text:p>
          </table:table-cell>
          <table:table-cell office:value-type="float" office:value="9870.707" calcext:value-type="float">
            <text:p>9870.707</text:p>
          </table:table-cell>
          <table:table-cell office:value-type="float" office:value="105.94" calcext:value-type="float">
            <text:p>105.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20T18:27:11Z</text:p>
          </table:table-cell>
          <table:table-cell office:value-type="string" calcext:value-type="string">
            <text:p>2022-03-20T19:15:56Z</text:p>
          </table:table-cell>
          <table:table-cell office:value-type="string" calcext:value-type="string">
            <text:p>2022-03-20T22:01:19Z</text:p>
          </table:table-cell>
          <table:table-cell office:value-type="string" calcext:value-type="string">
            <text:p>SUCCEEDED</text:p>
          </table:table-cell>
          <table:table-cell office:value-type="float" office:value="1286877" calcext:value-type="float">
            <text:p>1286877</text:p>
          </table:table-cell>
          <table:table-cell office:value-type="float" office:value="38873" calcext:value-type="float">
            <text:p>38873</text:p>
          </table:table-cell>
          <table:table-cell office:value-type="float" office:value="162.96" calcext:value-type="float">
            <text:p>162.96</text:p>
          </table:table-cell>
          <table:table-cell office:value-type="float" office:value="36.287" calcext:value-type="float">
            <text:p>36.287</text:p>
          </table:table-cell>
          <table:table-cell office:value-type="float" office:value="36.48" calcext:value-type="float">
            <text:p>36.48</text:p>
          </table:table-cell>
        </table:table-row>
        <table:table-row table:style-name="ro1">
          <table:table-cell office:value-type="string" calcext:value-type="string">
            <text:p>u-ch427-n512-start-paper-gr2-20</text:p>
          </table:table-cell>
          <table:table-cell office:value-type="float" office:value="9982.687" calcext:value-type="float">
            <text:p>9982.687</text:p>
          </table:table-cell>
          <table:table-cell office:value-type="float" office:value="114.84" calcext:value-type="float">
            <text:p>114.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20T18:27:23Z</text:p>
          </table:table-cell>
          <table:table-cell office:value-type="string" calcext:value-type="string">
            <text:p>2022-03-20T19:32:55Z</text:p>
          </table:table-cell>
          <table:table-cell office:value-type="string" calcext:value-type="string">
            <text:p>2022-03-20T22:20:11Z</text:p>
          </table:table-cell>
          <table:table-cell office:value-type="string" calcext:value-type="string">
            <text:p>SUCCEEDED</text:p>
          </table:table-cell>
          <table:table-cell office:value-type="float" office:value="1286878" calcext:value-type="float">
            <text:p>1286878</text:p>
          </table:table-cell>
          <table:table-cell office:value-type="float" office:value="174730" calcext:value-type="float">
            <text:p>174730</text:p>
          </table:table-cell>
          <table:table-cell office:value-type="float" office:value="161.532" calcext:value-type="float">
            <text:p>161.532</text:p>
          </table:table-cell>
          <table:table-cell office:value-type="float" office:value="37" calcext:value-type="float">
            <text:p>37</text:p>
          </table:table-cell>
          <table:table-cell office:value-type="float" office:value="37.814" calcext:value-type="float">
            <text:p>37.814</text:p>
          </table:table-cell>
        </table:table-row>
        <table:table-row table:style-name="ro1">
          <table:table-cell office:value-type="string" calcext:value-type="string">
            <text:p>u-ch427-n512-start-paper-gr2-30</text:p>
          </table:table-cell>
          <table:table-cell office:value-type="float" office:value="9816.246" calcext:value-type="float">
            <text:p>9816.246</text:p>
          </table:table-cell>
          <table:table-cell office:value-type="float" office:value="114.13" calcext:value-type="float">
            <text:p>114.1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20T18:27:33Z</text:p>
          </table:table-cell>
          <table:table-cell office:value-type="string" calcext:value-type="string">
            <text:p>2022-03-20T19:32:55Z</text:p>
          </table:table-cell>
          <table:table-cell office:value-type="string" calcext:value-type="string">
            <text:p>2022-03-20T22:17:25Z</text:p>
          </table:table-cell>
          <table:table-cell office:value-type="string" calcext:value-type="string">
            <text:p>SUCCEEDED</text:p>
          </table:table-cell>
          <table:table-cell office:value-type="float" office:value="1286880" calcext:value-type="float">
            <text:p>1286880</text:p>
          </table:table-cell>
          <table:table-cell office:value-type="float" office:value="48944" calcext:value-type="float">
            <text:p>48944</text:p>
          </table:table-cell>
          <table:table-cell office:value-type="float" office:value="162.293" calcext:value-type="float">
            <text:p>162.293</text:p>
          </table:table-cell>
          <table:table-cell office:value-type="float" office:value="35.762" calcext:value-type="float">
            <text:p>35.762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u-ch427-n512-start-paper-gr-30</text:p>
          </table:table-cell>
          <table:table-cell office:value-type="float" office:value="407.63" calcext:value-type="float">
            <text:p>407.63</text:p>
          </table:table-cell>
          <table:table-cell office:value-type="float" office:value="145.86" calcext:value-type="float">
            <text:p>145.8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3-14T22:36:20Z</text:p>
          </table:table-cell>
          <table:table-cell office:value-type="string" calcext:value-type="string">
            <text:p>2022-03-15T01:55:34Z</text:p>
          </table:table-cell>
          <table:table-cell office:value-type="string" calcext:value-type="string">
            <text:p>2022-03-15T02:08:51Z</text:p>
          </table:table-cell>
          <table:table-cell office:value-type="string" calcext:value-type="string">
            <text:p>SUCCEEDED</text:p>
          </table:table-cell>
          <table:table-cell office:value-type="float" office:value="1253780" calcext:value-type="float">
            <text:p>1253780</text:p>
          </table:table-cell>
          <table:table-cell office:value-type="float" office:value="114146" calcext:value-type="float">
            <text:p>114146</text:p>
          </table:table-cell>
          <table:table-cell office:value-type="float" office:value="20.94" calcext:value-type="float">
            <text:p>20.9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u-ch427-n512-start-paper-gr46-00</text:p>
          </table:table-cell>
          <table:table-cell office:value-type="float" office:value="9528.619" calcext:value-type="float">
            <text:p>9528.619</text:p>
          </table:table-cell>
          <table:table-cell office:value-type="float" office:value="107.55" calcext:value-type="float">
            <text:p>107.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39:58Z</text:p>
          </table:table-cell>
          <table:table-cell office:value-type="string" calcext:value-type="string">
            <text:p>2022-03-15T20:46:20Z</text:p>
          </table:table-cell>
          <table:table-cell office:value-type="string" calcext:value-type="string">
            <text:p>2022-03-15T23:26:04Z</text:p>
          </table:table-cell>
          <table:table-cell office:value-type="string" calcext:value-type="string">
            <text:p>SUCCEEDED</text:p>
          </table:table-cell>
          <table:table-cell office:value-type="float" office:value="1259366" calcext:value-type="float">
            <text:p>1259366</text:p>
          </table:table-cell>
          <table:table-cell office:value-type="float" office:value="106500" calcext:value-type="float">
            <text:p>106500</text:p>
          </table:table-cell>
          <table:table-cell office:value-type="float" office:value="163.177" calcext:value-type="float">
            <text:p>163.177</text:p>
          </table:table-cell>
          <table:table-cell office:value-type="float" office:value="35.56" calcext:value-type="float">
            <text:p>35.56</text:p>
          </table:table-cell>
          <table:table-cell office:value-type="float" office:value="34.272" calcext:value-type="float">
            <text:p>34.272</text:p>
          </table:table-cell>
        </table:table-row>
        <table:table-row table:style-name="ro1">
          <table:table-cell office:value-type="string" calcext:value-type="string">
            <text:p>u-ch427-n512-start-paper-gr46-01</text:p>
          </table:table-cell>
          <table:table-cell office:value-type="float" office:value="10188.973" calcext:value-type="float">
            <text:p>10188.973</text:p>
          </table:table-cell>
          <table:table-cell office:value-type="float" office:value="108.08" calcext:value-type="float">
            <text:p>108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40:23Z</text:p>
          </table:table-cell>
          <table:table-cell office:value-type="string" calcext:value-type="string">
            <text:p>2022-03-15T20:54:01Z</text:p>
          </table:table-cell>
          <table:table-cell office:value-type="string" calcext:value-type="string">
            <text:p>2022-03-15T23:44:41Z</text:p>
          </table:table-cell>
          <table:table-cell office:value-type="string" calcext:value-type="string">
            <text:p>SUCCEEDED</text:p>
          </table:table-cell>
          <table:table-cell office:value-type="float" office:value="1259367" calcext:value-type="float">
            <text:p>1259367</text:p>
          </table:table-cell>
          <table:table-cell office:value-type="float" office:value="184453" calcext:value-type="float">
            <text:p>184453</text:p>
          </table:table-cell>
          <table:table-cell office:value-type="float" office:value="169.603" calcext:value-type="float">
            <text:p>169.603</text:p>
          </table:table-cell>
          <table:table-cell office:value-type="float" office:value="36.657" calcext:value-type="float">
            <text:p>36.657</text:p>
          </table:table-cell>
          <table:table-cell office:value-type="float" office:value="36.844" calcext:value-type="float">
            <text:p>36.844</text:p>
          </table:table-cell>
        </table:table-row>
        <table:table-row table:style-name="ro1">
          <table:table-cell office:value-type="string" calcext:value-type="string">
            <text:p>u-ch427-n512-start-paper-gr46-10</text:p>
          </table:table-cell>
          <table:table-cell office:value-type="float" office:value="9943.306" calcext:value-type="float">
            <text:p>9943.306</text:p>
          </table:table-cell>
          <table:table-cell office:value-type="float" office:value="105.37" calcext:value-type="float">
            <text:p>105.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40:48Z</text:p>
          </table:table-cell>
          <table:table-cell office:value-type="string" calcext:value-type="string">
            <text:p>2022-03-15T21:12:48Z</text:p>
          </table:table-cell>
          <table:table-cell office:value-type="string" calcext:value-type="string">
            <text:p>2022-03-15T23:59:21Z</text:p>
          </table:table-cell>
          <table:table-cell office:value-type="string" calcext:value-type="string">
            <text:p>SUCCEEDED</text:p>
          </table:table-cell>
          <table:table-cell office:value-type="float" office:value="1259372" calcext:value-type="float">
            <text:p>1259372</text:p>
          </table:table-cell>
          <table:table-cell office:value-type="float" office:value="262090" calcext:value-type="float">
            <text:p>262090</text:p>
          </table:table-cell>
          <table:table-cell office:value-type="float" office:value="167.827" calcext:value-type="float">
            <text:p>167.827</text:p>
          </table:table-cell>
          <table:table-cell office:value-type="float" office:value="36.378" calcext:value-type="float">
            <text:p>36.378</text:p>
          </table:table-cell>
          <table:table-cell office:value-type="float" office:value="36.476" calcext:value-type="float">
            <text:p>36.476</text:p>
          </table:table-cell>
        </table:table-row>
        <table:table-row table:style-name="ro1">
          <table:table-cell office:value-type="string" calcext:value-type="string">
            <text:p>u-ch427-n512-start-paper-gr46-20</text:p>
          </table:table-cell>
          <table:table-cell office:value-type="float" office:value="9782.123" calcext:value-type="float">
            <text:p>9782.123</text:p>
          </table:table-cell>
          <table:table-cell office:value-type="float" office:value="108.79" calcext:value-type="float">
            <text:p>108.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41:10Z</text:p>
          </table:table-cell>
          <table:table-cell office:value-type="string" calcext:value-type="string">
            <text:p>2022-03-15T21:22:00Z</text:p>
          </table:table-cell>
          <table:table-cell office:value-type="string" calcext:value-type="string">
            <text:p>2022-03-16T00:05:53Z</text:p>
          </table:table-cell>
          <table:table-cell office:value-type="string" calcext:value-type="string">
            <text:p>SUCCEEDED</text:p>
          </table:table-cell>
          <table:table-cell office:value-type="float" office:value="1259373" calcext:value-type="float">
            <text:p>1259373</text:p>
          </table:table-cell>
          <table:table-cell office:value-type="float" office:value="99290" calcext:value-type="float">
            <text:p>99290</text:p>
          </table:table-cell>
          <table:table-cell office:value-type="float" office:value="166.961" calcext:value-type="float">
            <text:p>166.961</text:p>
          </table:table-cell>
          <table:table-cell office:value-type="float" office:value="35.188" calcext:value-type="float">
            <text:p>35.188</text:p>
          </table:table-cell>
          <table:table-cell office:value-type="float" office:value="36.008" calcext:value-type="float">
            <text:p>36.008</text:p>
          </table:table-cell>
        </table:table-row>
        <table:table-row table:style-name="ro1">
          <table:table-cell office:value-type="string" calcext:value-type="string">
            <text:p>u-ch427-n512-start-paper-gr46-30</text:p>
          </table:table-cell>
          <table:table-cell office:value-type="float" office:value="9917.992" calcext:value-type="float">
            <text:p>9917.992</text:p>
          </table:table-cell>
          <table:table-cell office:value-type="float" office:value="107.62" calcext:value-type="float">
            <text:p>107.6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15T20:41:27Z</text:p>
          </table:table-cell>
          <table:table-cell office:value-type="string" calcext:value-type="string">
            <text:p>2022-03-15T22:27:11Z</text:p>
          </table:table-cell>
          <table:table-cell office:value-type="string" calcext:value-type="string">
            <text:p>2022-03-16T01:13:22Z</text:p>
          </table:table-cell>
          <table:table-cell office:value-type="string" calcext:value-type="string">
            <text:p>SUCCEEDED</text:p>
          </table:table-cell>
          <table:table-cell office:value-type="float" office:value="1259374" calcext:value-type="float">
            <text:p>1259374</text:p>
          </table:table-cell>
          <table:table-cell office:value-type="float" office:value="218183" calcext:value-type="float">
            <text:p>218183</text:p>
          </table:table-cell>
          <table:table-cell office:value-type="float" office:value="172.708" calcext:value-type="float">
            <text:p>172.708</text:p>
          </table:table-cell>
          <table:table-cell office:value-type="float" office:value="36.358" calcext:value-type="float">
            <text:p>36.358</text:p>
          </table:table-cell>
          <table:table-cell office:value-type="float" office:value="36.127" calcext:value-type="float">
            <text:p>36.127</text:p>
          </table:table-cell>
        </table:table-row>
        <table:table-row table:style-name="ro1">
          <table:table-cell office:value-type="string" calcext:value-type="string">
            <text:p>u-ch427-n512-template-start-00</text:p>
          </table:table-cell>
          <table:table-cell office:value-type="float" office:value="4979.903" calcext:value-type="float">
            <text:p>4979.903</text:p>
          </table:table-cell>
          <table:table-cell office:value-type="float" office:value="135.44" calcext:value-type="float">
            <text:p>135.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4T20:27:16Z</text:p>
          </table:table-cell>
          <table:table-cell office:value-type="string" calcext:value-type="string">
            <text:p>2022-02-14T20:34:03Z</text:p>
          </table:table-cell>
          <table:table-cell office:value-type="string" calcext:value-type="string">
            <text:p>2022-02-14T21:58:00Z</text:p>
          </table:table-cell>
          <table:table-cell office:value-type="string" calcext:value-type="string">
            <text:p>SUCCEEDED</text:p>
          </table:table-cell>
          <table:table-cell office:value-type="float" office:value="1116069" calcext:value-type="float">
            <text:p>1116069</text:p>
          </table:table-cell>
          <table:table-cell office:value-type="float" office:value="151352" calcext:value-type="float">
            <text:p>151352</text:p>
          </table:table-cell>
          <table:table-cell office:value-type="float" office:value="159.126" calcext:value-type="float">
            <text:p>159.126</text:p>
          </table:table-cell>
          <table:table-cell office:value-type="float" office:value="34.56" calcext:value-type="float">
            <text:p>34.56</text:p>
          </table:table-cell>
          <table:table-cell office:value-type="float" office:value="33.309" calcext:value-type="float">
            <text:p>33.309</text:p>
          </table:table-cell>
        </table:table-row>
        <table:table-row table:style-name="ro1">
          <table:table-cell office:value-type="string" calcext:value-type="string">
            <text:p>u-ch427-n512-template-start-all</text:p>
          </table:table-cell>
          <table:table-cell office:value-type="float" office:value="5066.279" calcext:value-type="float">
            <text:p>5066.279</text:p>
          </table:table-cell>
          <table:table-cell office:value-type="float" office:value="137.82" calcext:value-type="float">
            <text:p>137.82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9T15:31:09Z</text:p>
          </table:table-cell>
          <table:table-cell office:value-type="string" calcext:value-type="string">
            <text:p>2022-02-19T15:36:36Z</text:p>
          </table:table-cell>
          <table:table-cell office:value-type="string" calcext:value-type="string">
            <text:p>2022-02-19T17:02:08Z</text:p>
          </table:table-cell>
          <table:table-cell office:value-type="string" calcext:value-type="string">
            <text:p>SUCCEEDED</text:p>
          </table:table-cell>
          <table:table-cell office:value-type="float" office:value="1136224" calcext:value-type="float">
            <text:p>1136224</text:p>
          </table:table-cell>
          <table:table-cell office:value-type="float" office:value="101288" calcext:value-type="float">
            <text:p>101288</text:p>
          </table:table-cell>
          <table:table-cell office:value-type="float" office:value="163.251" calcext:value-type="float">
            <text:p>163.251</text:p>
          </table:table-cell>
          <table:table-cell office:value-type="float" office:value="34.74" calcext:value-type="float">
            <text:p>34.74</text:p>
          </table:table-cell>
          <table:table-cell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u-ch427-n512-template-start-all2</text:p>
          </table:table-cell>
          <table:table-cell office:value-type="float" office:value="5202.099" calcext:value-type="float">
            <text:p>5202.099</text:p>
          </table:table-cell>
          <table:table-cell office:value-type="float" office:value="138.96" calcext:value-type="float">
            <text:p>138.96</text:p>
          </table:table-cell>
          <table:table-cell table:number-columns-repeated="2"/>
          <table:table-cell office:value-type="string" calcext:value-type="string">
            <text:p>l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5T17:23:20Z</text:p>
          </table:table-cell>
          <table:table-cell office:value-type="string" calcext:value-type="string">
            <text:p>2022-02-25T17:23:49Z</text:p>
          </table:table-cell>
          <table:table-cell office:value-type="string" calcext:value-type="string">
            <text:p>2022-02-25T18:51:43Z</text:p>
          </table:table-cell>
          <table:table-cell office:value-type="string" calcext:value-type="string">
            <text:p>SUCCEEDED</text:p>
          </table:table-cell>
          <table:table-cell office:value-type="float" office:value="1160064" calcext:value-type="float">
            <text:p>1160064</text:p>
          </table:table-cell>
          <table:table-cell office:value-type="float" office:value="121902" calcext:value-type="float">
            <text:p>121902</text:p>
          </table:table-cell>
          <table:table-cell office:value-type="float" office:value="169.398" calcext:value-type="float">
            <text:p>169.398</text:p>
          </table:table-cell>
          <table:table-cell office:value-type="float" office:value="36.1" calcext:value-type="float">
            <text:p>36.1</text:p>
          </table:table-cell>
          <table:table-cell office:value-type="float" office:value="42.764" calcext:value-type="float">
            <text:p>42.764</text:p>
          </table:table-cell>
        </table:table-row>
        <table:table-row table:style-name="ro1">
          <table:table-cell office:value-type="string" calcext:value-type="string">
            <text:p>u-ch427-n512-template-start-all-ms</text:p>
          </table:table-cell>
          <table:table-cell office:value-type="float" office:value="5607.091" calcext:value-type="float">
            <text:p>5607.091</text:p>
          </table:table-cell>
          <table:table-cell office:value-type="float" office:value="205.74" calcext:value-type="float">
            <text:p>205.74</text:p>
          </table:table-cell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7T00:35:55Z</text:p>
          </table:table-cell>
          <table:table-cell office:value-type="string" calcext:value-type="string">
            <text:p>2022-02-27T00:59:53Z</text:p>
          </table:table-cell>
          <table:table-cell office:value-type="string" calcext:value-type="string">
            <text:p>2022-02-27T02:35:31Z</text:p>
          </table:table-cell>
          <table:table-cell office:value-type="string" calcext:value-type="string">
            <text:p>SUCCEEDED</text:p>
          </table:table-cell>
          <table:table-cell office:value-type="float" office:value="1163865" calcext:value-type="float">
            <text:p>1163865</text:p>
          </table:table-cell>
          <table:table-cell office:value-type="float" office:value="86709" calcext:value-type="float">
            <text:p>86709</text:p>
          </table:table-cell>
          <table:table-cell office:value-type="float" office:value="161.644" calcext:value-type="float">
            <text:p>161.644</text:p>
          </table:table-cell>
          <table:table-cell office:value-type="float" office:value="37.014" calcext:value-type="float">
            <text:p>37.014</text:p>
          </table:table-cell>
          <table:table-cell office:value-type="float" office:value="36.402" calcext:value-type="float">
            <text:p>36.402</text:p>
          </table:table-cell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5454.287" calcext:value-type="float">
            <text:p>5454.287</text:p>
          </table:table-cell>
          <table:table-cell office:value-type="float" office:value="121.47" calcext:value-type="float">
            <text:p>121.47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3-08T18:45:14Z</text:p>
          </table:table-cell>
          <table:table-cell office:value-type="string" calcext:value-type="string">
            <text:p>2022-03-08T18:46:21Z</text:p>
          </table:table-cell>
          <table:table-cell office:value-type="string" calcext:value-type="string">
            <text:p>2022-03-08T20:17:58Z</text:p>
          </table:table-cell>
          <table:table-cell office:value-type="string" calcext:value-type="string">
            <text:p>SUCCEEDED</text:p>
          </table:table-cell>
          <table:table-cell office:value-type="float" office:value="1221344" calcext:value-type="float">
            <text:p>1221344</text:p>
          </table:table-cell>
          <table:table-cell office:value-type="float" office:value="118658" calcext:value-type="float">
            <text:p>118658</text:p>
          </table:table-cell>
          <table:table-cell office:value-type="float" office:value="179.32" calcext:value-type="float">
            <text:p>179.32</text:p>
          </table:table-cell>
          <table:table-cell office:value-type="float" office:value="35.612" calcext:value-type="float">
            <text:p>35.612</text:p>
          </table:table-cell>
          <table:table-cell office:value-type="float" office:value="36.732" calcext:value-type="float">
            <text:p>36.732</text:p>
          </table:table-cell>
        </table:table-row>
        <table:table-row table:style-name="ro1">
          <table:table-cell office:value-type="string" calcext:value-type="string">
            <text:p>u-ch427-n512-test</text:p>
          </table:table-cell>
          <table:table-cell office:value-type="float" office:value="4893.511" calcext:value-type="float">
            <text:p>4893.511</text:p>
          </table:table-cell>
          <table:table-cell office:value-type="float" office:value="92.79" calcext:value-type="float">
            <text:p>92.79</text:p>
          </table:table-cell>
          <table:table-cell table:number-columns-repeated="2"/>
          <table:table-cell office:value-type="string" calcext:value-type="string">
            <text:p>s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17:44:50Z</text:p>
          </table:table-cell>
          <table:table-cell office:value-type="string" calcext:value-type="string">
            <text:p>2022-01-10T19:11:06Z</text:p>
          </table:table-cell>
          <table:table-cell office:value-type="string" calcext:value-type="string">
            <text:p>2022-01-10T20:33:23Z</text:p>
          </table:table-cell>
          <table:table-cell office:value-type="string" calcext:value-type="string">
            <text:p>SUCCEEDED</text:p>
          </table:table-cell>
          <table:table-cell office:value-type="float" office:value="954545" calcext:value-type="float">
            <text:p>954545</text:p>
          </table:table-cell>
          <table:table-cell office:value-type="float" office:value="131563" calcext:value-type="float">
            <text:p>131563</text:p>
          </table:table-cell>
          <table:table-cell office:value-type="float" office:value="155.184" calcext:value-type="float">
            <text:p>155.184</text:p>
          </table:table-cell>
          <table:table-cell office:value-type="float" office:value="33.396" calcext:value-type="float">
            <text:p>33.396</text:p>
          </table:table-cell>
          <table:table-cell office:value-type="float" office:value="34.624" calcext:value-type="float">
            <text:p>34.624</text:p>
          </table:table-cell>
        </table:table-row>
        <table:table-row table:style-name="ro1">
          <table:table-cell office:value-type="string" calcext:value-type="string">
            <text:p>u-ch427-n96-all-fields-multiple-files</text:p>
          </table:table-cell>
          <table:table-cell office:value-type="float" office:value="62.623" calcext:value-type="float">
            <text:p>62.623</text:p>
          </table:table-cell>
          <table:table-cell office:value-type="float" office:value="10.92" calcext:value-type="float">
            <text:p>10.92</text:p>
          </table:table-cell>
          <table:table-cell table:number-columns-repeated="2"/>
          <table:table-cell office:value-type="string" calcext:value-type="string">
            <text:p>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2:44:03Z</text:p>
          </table:table-cell>
          <table:table-cell office:value-type="string" calcext:value-type="string">
            <text:p>2022-01-11T02:44:13Z</text:p>
          </table:table-cell>
          <table:table-cell office:value-type="string" calcext:value-type="string">
            <text:p>2022-01-11T02:45:33Z</text:p>
          </table:table-cell>
          <table:table-cell office:value-type="string" calcext:value-type="string">
            <text:p>SUCCEEDED</text:p>
          </table:table-cell>
          <table:table-cell office:value-type="float" office:value="956745" calcext:value-type="float">
            <text:p>956745</text:p>
          </table:table-cell>
          <table:table-cell office:value-type="float" office:value="230417" calcext:value-type="float">
            <text:p>230417</text:p>
          </table:table-cell>
          <table:table-cell office:value-type="float" office:value="9.279" calcext:value-type="float">
            <text:p>9.279</text:p>
          </table:table-cell>
          <table:table-cell office:value-type="float" office:value="0.373" calcext:value-type="float">
            <text:p>0.373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u-ch427-n96-all-fields-one-file</text:p>
          </table:table-cell>
          <table:table-cell office:value-type="float" office:value="129.354" calcext:value-type="float">
            <text:p>129.354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  <table:table-cell office:value-type="string" calcext:value-type="string">
            <text:p>l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2:25:31Z</text:p>
          </table:table-cell>
          <table:table-cell office:value-type="string" calcext:value-type="string">
            <text:p>2022-01-11T02:27:58Z</text:p>
          </table:table-cell>
          <table:table-cell office:value-type="string" calcext:value-type="string">
            <text:p>2022-01-11T02:31:20Z</text:p>
          </table:table-cell>
          <table:table-cell office:value-type="string" calcext:value-type="string">
            <text:p>SUCCEEDED</text:p>
          </table:table-cell>
          <table:table-cell office:value-type="float" office:value="956705" calcext:value-type="float">
            <text:p>956705</text:p>
          </table:table-cell>
          <table:table-cell office:value-type="float" office:value="51257" calcext:value-type="float">
            <text:p>51257</text:p>
          </table:table-cell>
          <table:table-cell office:value-type="float" office:value="7.86" calcext:value-type="float">
            <text:p>7.86</text:p>
          </table:table-cell>
          <table:table-cell office:value-type="float" office:value="0.458" calcext:value-type="float">
            <text:p>0.458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u-ch427-n96-ens00</text:p>
          </table:table-cell>
          <table:table-cell office:value-type="float" office:value="59.27" calcext:value-type="float">
            <text:p>59.27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0:52:15Z</text:p>
          </table:table-cell>
          <table:table-cell office:value-type="string" calcext:value-type="string">
            <text:p>2021-12-26T20:53:27Z</text:p>
          </table:table-cell>
          <table:table-cell office:value-type="string" calcext:value-type="string">
            <text:p>2021-12-26T20:54:41Z</text:p>
          </table:table-cell>
          <table:table-cell office:value-type="string" calcext:value-type="string">
            <text:p>SUCCEEDED</text:p>
          </table:table-cell>
          <table:table-cell office:value-type="float" office:value="921810" calcext:value-type="float">
            <text:p>921810</text:p>
          </table:table-cell>
          <table:table-cell office:value-type="float" office:value="128434" calcext:value-type="float">
            <text:p>128434</text:p>
          </table:table-cell>
          <table:table-cell office:value-type="float" office:value="6.139" calcext:value-type="float">
            <text:p>6.139</text:p>
          </table:table-cell>
          <table:table-cell office:value-type="float" office:value="0.372" calcext:value-type="float">
            <text:p>0.372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ens01</text:p>
          </table:table-cell>
          <table:table-cell office:value-type="float" office:value="58.912" calcext:value-type="float">
            <text:p>58.912</text:p>
          </table:table-cell>
          <table:table-cell office:value-type="float" office:value="10.74" calcext:value-type="float">
            <text:p>10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2Z</text:p>
          </table:table-cell>
          <table:table-cell office:value-type="string" calcext:value-type="string">
            <text:p>2021-12-26T22:17:35Z</text:p>
          </table:table-cell>
          <table:table-cell office:value-type="string" calcext:value-type="string">
            <text:p>SUCCEEDED</text:p>
          </table:table-cell>
          <table:table-cell office:value-type="float" office:value="921941" calcext:value-type="float">
            <text:p>921941</text:p>
          </table:table-cell>
          <table:table-cell office:value-type="float" office:value="201494" calcext:value-type="float">
            <text:p>201494</text:p>
          </table:table-cell>
          <table:table-cell office:value-type="float" office:value="6.608" calcext:value-type="float">
            <text:p>6.608</text:p>
          </table:table-cell>
          <table:table-cell office:value-type="float" office:value="0.361" calcext:value-type="float">
            <text:p>0.361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01-test</text:p>
          </table:table-cell>
          <table:table-cell office:value-type="float" office:value="63.146" calcext:value-type="float">
            <text:p>63.146</text:p>
          </table:table-cell>
          <table:table-cell office:value-type="float" office:value="11.56" calcext:value-type="float">
            <text:p>11.56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1-02T19:34:41Z</text:p>
          </table:table-cell>
          <table:table-cell office:value-type="string" calcext:value-type="string">
            <text:p>2022-01-02T19:34:53Z</text:p>
          </table:table-cell>
          <table:table-cell office:value-type="string" calcext:value-type="string">
            <text:p>2022-01-02T19:36:09Z</text:p>
          </table:table-cell>
          <table:table-cell office:value-type="string" calcext:value-type="string">
            <text:p>SUCCEEDED</text:p>
          </table:table-cell>
          <table:table-cell office:value-type="float" office:value="935840" calcext:value-type="float">
            <text:p>935840</text:p>
          </table:table-cell>
          <table:table-cell office:value-type="float" office:value="26900" calcext:value-type="float">
            <text:p>26900</text:p>
          </table:table-cell>
          <table:table-cell office:value-type="float" office:value="8.662" calcext:value-type="float">
            <text:p>8.662</text:p>
          </table:table-cell>
          <table:table-cell office:value-type="float" office:value="0.363" calcext:value-type="float">
            <text:p>0.36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u-ch427-n96-ens01-test2</text:p>
          </table:table-cell>
          <table:table-cell table:number-columns-repeated="4"/>
          <table:table-cell office:value-type="string" calcext:value-type="string">
            <text:p>t2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96-ens02</text:p>
          </table:table-cell>
          <table:table-cell office:value-type="float" office:value="60.563" calcext:value-type="float">
            <text:p>60.563</text:p>
          </table:table-cell>
          <table:table-cell office:value-type="float" office:value="12.23" calcext:value-type="float">
            <text:p>12.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7Z</text:p>
          </table:table-cell>
          <table:table-cell office:value-type="string" calcext:value-type="string">
            <text:p>2021-12-26T22:21:42Z</text:p>
          </table:table-cell>
          <table:table-cell office:value-type="string" calcext:value-type="string">
            <text:p>SUCCEEDED</text:p>
          </table:table-cell>
          <table:table-cell office:value-type="float" office:value="921940" calcext:value-type="float">
            <text:p>921940</text:p>
          </table:table-cell>
          <table:table-cell office:value-type="float" office:value="236476" calcext:value-type="float">
            <text:p>236476</text:p>
          </table:table-cell>
          <table:table-cell office:value-type="float" office:value="6.052" calcext:value-type="float">
            <text:p>6.052</text:p>
          </table:table-cell>
          <table:table-cell office:value-type="float" office:value="0.368" calcext:value-type="float">
            <text:p>0.368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ens03</text:p>
          </table:table-cell>
          <table:table-cell office:value-type="float" office:value="59.729" calcext:value-type="float">
            <text:p>59.729</text:p>
          </table:table-cell>
          <table:table-cell office:value-type="float" office:value="13.67" calcext:value-type="float">
            <text:p>13.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20:28Z</text:p>
          </table:table-cell>
          <table:table-cell office:value-type="string" calcext:value-type="string">
            <text:p>2021-12-26T22:21:43Z</text:p>
          </table:table-cell>
          <table:table-cell office:value-type="string" calcext:value-type="string">
            <text:p>SUCCEEDED</text:p>
          </table:table-cell>
          <table:table-cell office:value-type="float" office:value="921939" calcext:value-type="float">
            <text:p>921939</text:p>
          </table:table-cell>
          <table:table-cell office:value-type="float" office:value="117998" calcext:value-type="float">
            <text:p>117998</text:p>
          </table:table-cell>
          <table:table-cell office:value-type="float" office:value="3.994" calcext:value-type="float">
            <text:p>3.994</text:p>
          </table:table-cell>
          <table:table-cell office:value-type="float" office:value="0.364" calcext:value-type="float">
            <text:p>0.364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ens04</text:p>
          </table:table-cell>
          <table:table-cell office:value-type="float" office:value="64.119" calcext:value-type="float">
            <text:p>64.119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9:18Z</text:p>
          </table:table-cell>
          <table:table-cell office:value-type="string" calcext:value-type="string">
            <text:p>2021-12-26T22:20:39Z</text:p>
          </table:table-cell>
          <table:table-cell office:value-type="string" calcext:value-type="string">
            <text:p>SUCCEEDED</text:p>
          </table:table-cell>
          <table:table-cell office:value-type="float" office:value="921938" calcext:value-type="float">
            <text:p>921938</text:p>
          </table:table-cell>
          <table:table-cell office:value-type="float" office:value="178189" calcext:value-type="float">
            <text:p>178189</text:p>
          </table:table-cell>
          <table:table-cell office:value-type="float" office:value="6.342" calcext:value-type="float">
            <text:p>6.3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ens05</text:p>
          </table:table-cell>
          <table:table-cell office:value-type="float" office:value="81.187" calcext:value-type="float">
            <text:p>81.187</text:p>
          </table:table-cell>
          <table:table-cell office:value-type="float" office:value="30.63" calcext:value-type="float">
            <text:p>30.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3:27Z</text:p>
          </table:table-cell>
          <table:table-cell office:value-type="string" calcext:value-type="string">
            <text:p>2021-12-26T22:15:24Z</text:p>
          </table:table-cell>
          <table:table-cell office:value-type="string" calcext:value-type="string">
            <text:p>SUCCEEDED</text:p>
          </table:table-cell>
          <table:table-cell office:value-type="float" office:value="921936" calcext:value-type="float">
            <text:p>921936</text:p>
          </table:table-cell>
          <table:table-cell office:value-type="float" office:value="203485" calcext:value-type="float">
            <text:p>203485</text:p>
          </table:table-cell>
          <table:table-cell office:value-type="float" office:value="7.773" calcext:value-type="float">
            <text:p>7.773</text:p>
          </table:table-cell>
          <table:table-cell office:value-type="float" office:value="0.37" calcext:value-type="float">
            <text:p>0.37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06</text:p>
          </table:table-cell>
          <table:table-cell office:value-type="float" office:value="83.008" calcext:value-type="float">
            <text:p>83.008</text:p>
          </table:table-cell>
          <table:table-cell office:value-type="float" office:value="32.27" calcext:value-type="float">
            <text:p>32.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09:13Z</text:p>
          </table:table-cell>
          <table:table-cell office:value-type="string" calcext:value-type="string">
            <text:p>2021-12-26T22:11:14Z</text:p>
          </table:table-cell>
          <table:table-cell office:value-type="string" calcext:value-type="string">
            <text:p>SUCCEEDED</text:p>
          </table:table-cell>
          <table:table-cell office:value-type="float" office:value="921935" calcext:value-type="float">
            <text:p>921935</text:p>
          </table:table-cell>
          <table:table-cell office:value-type="float" office:value="35468" calcext:value-type="float">
            <text:p>35468</text:p>
          </table:table-cell>
          <table:table-cell office:value-type="float" office:value="7.515" calcext:value-type="float">
            <text:p>7.515</text:p>
          </table:table-cell>
          <table:table-cell office:value-type="float" office:value="0.374" calcext:value-type="float">
            <text:p>0.37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07</text:p>
          </table:table-cell>
          <table:table-cell office:value-type="float" office:value="85.763" calcext:value-type="float">
            <text:p>85.763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1-12-26T22:03:03Z</text:p>
          </table:table-cell>
          <table:table-cell office:value-type="string" calcext:value-type="string">
            <text:p>2021-12-26T22:16:23Z</text:p>
          </table:table-cell>
          <table:table-cell office:value-type="string" calcext:value-type="string">
            <text:p>2021-12-26T22:18:25Z</text:p>
          </table:table-cell>
          <table:table-cell office:value-type="string" calcext:value-type="string">
            <text:p>SUCCEEDED</text:p>
          </table:table-cell>
          <table:table-cell office:value-type="float" office:value="921937" calcext:value-type="float">
            <text:p>921937</text:p>
          </table:table-cell>
          <table:table-cell office:value-type="float" office:value="204893" calcext:value-type="float">
            <text:p>204893</text:p>
          </table:table-cell>
          <table:table-cell office:value-type="float" office:value="8.952" calcext:value-type="float">
            <text:p>8.952</text:p>
          </table:table-cell>
          <table:table-cell office:value-type="float" office:value="0.418" calcext:value-type="float">
            <text:p>0.41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ens08</text:p>
          </table:table-cell>
          <table:table-cell office:value-type="float" office:value="85.609" calcext:value-type="float">
            <text:p>85.609</text:p>
          </table:table-cell>
          <table:table-cell office:value-type="float" office:value="34.35" calcext:value-type="float">
            <text:p>34.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8:25Z</text:p>
          </table:table-cell>
          <table:table-cell office:value-type="string" calcext:value-type="string">
            <text:p>2021-12-26T22:30:27Z</text:p>
          </table:table-cell>
          <table:table-cell office:value-type="string" calcext:value-type="string">
            <text:p>SUCCEEDED</text:p>
          </table:table-cell>
          <table:table-cell office:value-type="float" office:value="921947" calcext:value-type="float">
            <text:p>921947</text:p>
          </table:table-cell>
          <table:table-cell office:value-type="float" office:value="18711" calcext:value-type="float">
            <text:p>18711</text:p>
          </table:table-cell>
          <table:table-cell office:value-type="float" office:value="7.234" calcext:value-type="float">
            <text:p>7.234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ens09</text:p>
          </table:table-cell>
          <table:table-cell office:value-type="float" office:value="88.297" calcext:value-type="float">
            <text:p>88.297</text:p>
          </table:table-cell>
          <table:table-cell office:value-type="float" office:value="35.93" calcext:value-type="float">
            <text:p>35.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8:23Z</text:p>
          </table:table-cell>
          <table:table-cell office:value-type="string" calcext:value-type="string">
            <text:p>2021-12-26T22:40:31Z</text:p>
          </table:table-cell>
          <table:table-cell office:value-type="string" calcext:value-type="string">
            <text:p>SUCCEEDED</text:p>
          </table:table-cell>
          <table:table-cell office:value-type="float" office:value="921948" calcext:value-type="float">
            <text:p>921948</text:p>
          </table:table-cell>
          <table:table-cell office:value-type="float" office:value="150653" calcext:value-type="float">
            <text:p>150653</text:p>
          </table:table-cell>
          <table:table-cell office:value-type="float" office:value="7.731" calcext:value-type="float">
            <text:p>7.731</text:p>
          </table:table-cell>
          <table:table-cell office:value-type="float" office:value="0.422" calcext:value-type="float">
            <text:p>0.42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ens10</text:p>
          </table:table-cell>
          <table:table-cell office:value-type="float" office:value="102.766" calcext:value-type="float">
            <text:p>102.766</text:p>
          </table:table-cell>
          <table:table-cell office:value-type="float" office:value="36.6" calcext:value-type="float">
            <text:p>36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35:17Z</text:p>
          </table:table-cell>
          <table:table-cell office:value-type="string" calcext:value-type="string">
            <text:p>2021-12-26T22:37:39Z</text:p>
          </table:table-cell>
          <table:table-cell office:value-type="string" calcext:value-type="string">
            <text:p>SUCCEEDED</text:p>
          </table:table-cell>
          <table:table-cell office:value-type="float" office:value="921943" calcext:value-type="float">
            <text:p>921943</text:p>
          </table:table-cell>
          <table:table-cell office:value-type="float" office:value="133419" calcext:value-type="float">
            <text:p>133419</text:p>
          </table:table-cell>
          <table:table-cell office:value-type="float" office:value="21.172" calcext:value-type="float">
            <text:p>21.172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ens11</text:p>
          </table:table-cell>
          <table:table-cell office:value-type="float" office:value="103.534" calcext:value-type="float">
            <text:p>103.534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7:27Z</text:p>
          </table:table-cell>
          <table:table-cell office:value-type="string" calcext:value-type="string">
            <text:p>2021-12-26T22:19:51Z</text:p>
          </table:table-cell>
          <table:table-cell office:value-type="string" calcext:value-type="string">
            <text:p>SUCCEEDED</text:p>
          </table:table-cell>
          <table:table-cell office:value-type="float" office:value="921942" calcext:value-type="float">
            <text:p>921942</text:p>
          </table:table-cell>
          <table:table-cell office:value-type="float" office:value="9161" calcext:value-type="float">
            <text:p>9161</text:p>
          </table:table-cell>
          <table:table-cell office:value-type="float" office:value="21.942" calcext:value-type="float">
            <text:p>21.942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ens12</text:p>
          </table:table-cell>
          <table:table-cell office:value-type="float" office:value="101.991" calcext:value-type="float">
            <text:p>101.991</text:p>
          </table:table-cell>
          <table:table-cell office:value-type="float" office:value="37.89" calcext:value-type="float">
            <text:p>37.8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13:26Z</text:p>
          </table:table-cell>
          <table:table-cell office:value-type="string" calcext:value-type="string">
            <text:p>2021-12-26T22:15:48Z</text:p>
          </table:table-cell>
          <table:table-cell office:value-type="string" calcext:value-type="string">
            <text:p>SUCCEEDED</text:p>
          </table:table-cell>
          <table:table-cell office:value-type="float" office:value="921944" calcext:value-type="float">
            <text:p>921944</text:p>
          </table:table-cell>
          <table:table-cell office:value-type="float" office:value="252285" calcext:value-type="float">
            <text:p>252285</text:p>
          </table:table-cell>
          <table:table-cell office:value-type="float" office:value="18.291" calcext:value-type="float">
            <text:p>18.291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13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37.76" calcext:value-type="float">
            <text:p>37.7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2-26T22:03:05Z</text:p>
          </table:table-cell>
          <table:table-cell office:value-type="string" calcext:value-type="string">
            <text:p>2021-12-26T22:21:23Z</text:p>
          </table:table-cell>
          <table:table-cell office:value-type="string" calcext:value-type="string">
            <text:p>2021-12-26T22:23:51Z</text:p>
          </table:table-cell>
          <table:table-cell office:value-type="string" calcext:value-type="string">
            <text:p>SUCCEEDED</text:p>
          </table:table-cell>
          <table:table-cell office:value-type="float" office:value="921945" calcext:value-type="float">
            <text:p>921945</text:p>
          </table:table-cell>
          <table:table-cell office:value-type="float" office:value="27182" calcext:value-type="float">
            <text:p>27182</text:p>
          </table:table-cell>
          <table:table-cell office:value-type="float" office:value="22.604" calcext:value-type="float">
            <text:p>22.604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ens14</text:p>
          </table:table-cell>
          <table:table-cell office:value-type="float" office:value="108.39" calcext:value-type="float">
            <text:p>108.39</text:p>
          </table:table-cell>
          <table:table-cell office:value-type="float" office:value="54.04" calcext:value-type="float">
            <text:p>54.0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4:27Z</text:p>
          </table:table-cell>
          <table:table-cell office:value-type="string" calcext:value-type="string">
            <text:p>2021-12-27T00:06:57Z</text:p>
          </table:table-cell>
          <table:table-cell office:value-type="string" calcext:value-type="string">
            <text:p>SUCCEEDED</text:p>
          </table:table-cell>
          <table:table-cell office:value-type="float" office:value="921951" calcext:value-type="float">
            <text:p>921951</text:p>
          </table:table-cell>
          <table:table-cell office:value-type="float" office:value="192476" calcext:value-type="float">
            <text:p>192476</text:p>
          </table:table-cell>
          <table:table-cell office:value-type="float" office:value="7.63" calcext:value-type="float">
            <text:p>7.63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ens15</text:p>
          </table:table-cell>
          <table:table-cell office:value-type="float" office:value="110.516" calcext:value-type="float">
            <text:p>110.516</text:p>
          </table:table-cell>
          <table:table-cell office:value-type="float" office:value="55.41" calcext:value-type="float">
            <text:p>55.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08:28Z</text:p>
          </table:table-cell>
          <table:table-cell office:value-type="string" calcext:value-type="string">
            <text:p>2021-12-27T00:11:19Z</text:p>
          </table:table-cell>
          <table:table-cell office:value-type="string" calcext:value-type="string">
            <text:p>SUCCEEDED</text:p>
          </table:table-cell>
          <table:table-cell office:value-type="float" office:value="921953" calcext:value-type="float">
            <text:p>921953</text:p>
          </table:table-cell>
          <table:table-cell office:value-type="float" office:value="210400" calcext:value-type="float">
            <text:p>210400</text:p>
          </table:table-cell>
          <table:table-cell office:value-type="float" office:value="7.572" calcext:value-type="float">
            <text:p>7.572</text:p>
          </table:table-cell>
          <table:table-cell office:value-type="float" office:value="0.44" calcext:value-type="float">
            <text:p>0.4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ens16</text:p>
          </table:table-cell>
          <table:table-cell office:value-type="float" office:value="112.056" calcext:value-type="float">
            <text:p>112.056</text:p>
          </table:table-cell>
          <table:table-cell office:value-type="float" office:value="56.15" calcext:value-type="float">
            <text:p>56.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41:24Z</text:p>
          </table:table-cell>
          <table:table-cell office:value-type="string" calcext:value-type="string">
            <text:p>2021-12-26T22:44:17Z</text:p>
          </table:table-cell>
          <table:table-cell office:value-type="string" calcext:value-type="string">
            <text:p>SUCCEEDED</text:p>
          </table:table-cell>
          <table:table-cell office:value-type="float" office:value="921949" calcext:value-type="float">
            <text:p>921949</text:p>
          </table:table-cell>
          <table:table-cell office:value-type="float" office:value="24344" calcext:value-type="float">
            <text:p>24344</text:p>
          </table:table-cell>
          <table:table-cell office:value-type="float" office:value="7.597" calcext:value-type="float">
            <text:p>7.5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ens17</text:p>
          </table:table-cell>
          <table:table-cell office:value-type="float" office:value="112.887" calcext:value-type="float">
            <text:p>112.887</text:p>
          </table:table-cell>
          <table:table-cell office:value-type="float" office:value="56.81" calcext:value-type="float">
            <text:p>56.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57:27Z</text:p>
          </table:table-cell>
          <table:table-cell office:value-type="string" calcext:value-type="string">
            <text:p>2021-12-27T01:00:22Z</text:p>
          </table:table-cell>
          <table:table-cell office:value-type="string" calcext:value-type="string">
            <text:p>SUCCEEDED</text:p>
          </table:table-cell>
          <table:table-cell office:value-type="float" office:value="921952" calcext:value-type="float">
            <text:p>921952</text:p>
          </table:table-cell>
          <table:table-cell office:value-type="float" office:value="80083" calcext:value-type="float">
            <text:p>80083</text:p>
          </table:table-cell>
          <table:table-cell office:value-type="float" office:value="7.56" calcext:value-type="float">
            <text:p>7.56</text:p>
          </table:table-cell>
          <table:table-cell office:value-type="float" office:value="0.437" calcext:value-type="float">
            <text:p>0.437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ens18</text:p>
          </table:table-cell>
          <table:table-cell office:value-type="float" office:value="113.115" calcext:value-type="float">
            <text:p>113.115</text:p>
          </table:table-cell>
          <table:table-cell office:value-type="float" office:value="54.65" calcext:value-type="float">
            <text:p>54.6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0:14:28Z</text:p>
          </table:table-cell>
          <table:table-cell office:value-type="string" calcext:value-type="string">
            <text:p>2021-12-27T00:17:22Z</text:p>
          </table:table-cell>
          <table:table-cell office:value-type="string" calcext:value-type="string">
            <text:p>SUCCEEDED</text:p>
          </table:table-cell>
          <table:table-cell office:value-type="float" office:value="921950" calcext:value-type="float">
            <text:p>921950</text:p>
          </table:table-cell>
          <table:table-cell office:value-type="float" office:value="19258" calcext:value-type="float">
            <text:p>19258</text:p>
          </table:table-cell>
          <table:table-cell office:value-type="float" office:value="9.52" calcext:value-type="float">
            <text:p>9.52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u-ch427-n96-ens19</text:p>
          </table:table-cell>
          <table:table-cell office:value-type="float" office:value="113.04" calcext:value-type="float">
            <text:p>113.04</text:p>
          </table:table-cell>
          <table:table-cell office:value-type="float" office:value="56.2" calcext:value-type="float">
            <text:p>56.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1:04:22Z</text:p>
          </table:table-cell>
          <table:table-cell office:value-type="string" calcext:value-type="string">
            <text:p>2021-12-27T01:07:18Z</text:p>
          </table:table-cell>
          <table:table-cell office:value-type="string" calcext:value-type="string">
            <text:p>SUCCEEDED</text:p>
          </table:table-cell>
          <table:table-cell office:value-type="float" office:value="921954" calcext:value-type="float">
            <text:p>921954</text:p>
          </table:table-cell>
          <table:table-cell office:value-type="float" office:value="26671" calcext:value-type="float">
            <text:p>26671</text:p>
          </table:table-cell>
          <table:table-cell office:value-type="float" office:value="8.591" calcext:value-type="float">
            <text:p>8.591</text:p>
          </table:table-cell>
          <table:table-cell office:value-type="float" office:value="0.469" calcext:value-type="float">
            <text:p>0.469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ens20</text:p>
          </table:table-cell>
          <table:table-cell office:value-type="float" office:value="115.322" calcext:value-type="float">
            <text:p>115.322</text:p>
          </table:table-cell>
          <table:table-cell office:value-type="float" office:value="60.46" calcext:value-type="float">
            <text:p>60.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6T22:33:29Z</text:p>
          </table:table-cell>
          <table:table-cell office:value-type="string" calcext:value-type="string">
            <text:p>2021-12-26T22:36:32Z</text:p>
          </table:table-cell>
          <table:table-cell office:value-type="string" calcext:value-type="string">
            <text:p>SUCCEEDED</text:p>
          </table:table-cell>
          <table:table-cell office:value-type="float" office:value="921955" calcext:value-type="float">
            <text:p>921955</text:p>
          </table:table-cell>
          <table:table-cell office:value-type="float" office:value="36202" calcext:value-type="float">
            <text:p>36202</text:p>
          </table:table-cell>
          <table:table-cell office:value-type="float" office:value="7.525" calcext:value-type="float">
            <text:p>7.525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ens21</text:p>
          </table:table-cell>
          <table:table-cell office:value-type="float" office:value="129.677" calcext:value-type="float">
            <text:p>129.677</text:p>
          </table:table-cell>
          <table:table-cell office:value-type="float" office:value="72.29" calcext:value-type="float">
            <text:p>72.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12-26T22:03:08Z</text:p>
          </table:table-cell>
          <table:table-cell office:value-type="string" calcext:value-type="string">
            <text:p>2021-12-27T02:19:22Z</text:p>
          </table:table-cell>
          <table:table-cell office:value-type="string" calcext:value-type="string">
            <text:p>2021-12-27T02:22:36Z</text:p>
          </table:table-cell>
          <table:table-cell office:value-type="string" calcext:value-type="string">
            <text:p>SUCCEEDED</text:p>
          </table:table-cell>
          <table:table-cell office:value-type="float" office:value="921956" calcext:value-type="float">
            <text:p>921956</text:p>
          </table:table-cell>
          <table:table-cell office:value-type="float" office:value="15156" calcext:value-type="float">
            <text:p>15156</text:p>
          </table:table-cell>
          <table:table-cell office:value-type="float" office:value="8.232" calcext:value-type="float">
            <text:p>8.2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ens22</text:p>
          </table:table-cell>
          <table:table-cell office:value-type="float" office:value="137.959" calcext:value-type="float">
            <text:p>137.959</text:p>
          </table:table-cell>
          <table:table-cell office:value-type="float" office:value="73.74" calcext:value-type="float">
            <text:p>73.7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2-26T22:03:10Z</text:p>
          </table:table-cell>
          <table:table-cell office:value-type="string" calcext:value-type="string">
            <text:p>2021-12-27T02:23:27Z</text:p>
          </table:table-cell>
          <table:table-cell office:value-type="string" calcext:value-type="string">
            <text:p>2021-12-27T02:26:49Z</text:p>
          </table:table-cell>
          <table:table-cell office:value-type="string" calcext:value-type="string">
            <text:p>SUCCEEDED</text:p>
          </table:table-cell>
          <table:table-cell office:value-type="float" office:value="921957" calcext:value-type="float">
            <text:p>921957</text:p>
          </table:table-cell>
          <table:table-cell office:value-type="float" office:value="33644" calcext:value-type="float">
            <text:p>33644</text:p>
          </table:table-cell>
          <table:table-cell office:value-type="float" office:value="9.051" calcext:value-type="float">
            <text:p>9.051</text:p>
          </table:table-cell>
          <table:table-cell office:value-type="float" office:value="0.394" calcext:value-type="float">
            <text:p>0.394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u-ch427-n96-ens23</text:p>
          </table:table-cell>
          <table:table-cell office:value-type="float" office:value="132.146" calcext:value-type="float">
            <text:p>132.146</text:p>
          </table:table-cell>
          <table:table-cell office:value-type="float" office:value="72.46" calcext:value-type="float">
            <text:p>72.4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2-26T21:21:15Z</text:p>
          </table:table-cell>
          <table:table-cell office:value-type="string" calcext:value-type="string">
            <text:p>2021-12-27T01:12:23Z</text:p>
          </table:table-cell>
          <table:table-cell office:value-type="string" calcext:value-type="string">
            <text:p>2021-12-27T01:15:40Z</text:p>
          </table:table-cell>
          <table:table-cell office:value-type="string" calcext:value-type="string">
            <text:p>SUCCEEDED</text:p>
          </table:table-cell>
          <table:table-cell office:value-type="float" office:value="921881" calcext:value-type="float">
            <text:p>921881</text:p>
          </table:table-cell>
          <table:table-cell office:value-type="float" office:value="117332" calcext:value-type="float">
            <text:p>117332</text:p>
          </table:table-cell>
          <table:table-cell office:value-type="float" office:value="8.443" calcext:value-type="float">
            <text:p>8.443</text:p>
          </table:table-cell>
          <table:table-cell office:value-type="float" office:value="0.391" calcext:value-type="float">
            <text:p>0.391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ens24</text:p>
          </table:table-cell>
          <table:table-cell office:value-type="float" office:value="135.163" calcext:value-type="float">
            <text:p>135.163</text:p>
          </table:table-cell>
          <table:table-cell office:value-type="float" office:value="60.43" calcext:value-type="float">
            <text:p>60.4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2-26T21:21:32Z</text:p>
          </table:table-cell>
          <table:table-cell office:value-type="string" calcext:value-type="string">
            <text:p>2021-12-27T01:16:28Z</text:p>
          </table:table-cell>
          <table:table-cell office:value-type="string" calcext:value-type="string">
            <text:p>2021-12-27T01:20:08Z</text:p>
          </table:table-cell>
          <table:table-cell office:value-type="string" calcext:value-type="string">
            <text:p>SUCCEEDED</text:p>
          </table:table-cell>
          <table:table-cell office:value-type="float" office:value="921900" calcext:value-type="float">
            <text:p>921900</text:p>
          </table:table-cell>
          <table:table-cell office:value-type="float" office:value="25002" calcext:value-type="float">
            <text:p>25002</text:p>
          </table:table-cell>
          <table:table-cell office:value-type="float" office:value="21.493" calcext:value-type="float">
            <text:p>21.493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25</text:p>
          </table:table-cell>
          <table:table-cell office:value-type="float" office:value="135.968" calcext:value-type="float">
            <text:p>135.968</text:p>
          </table:table-cell>
          <table:table-cell office:value-type="float" office:value="75.42" calcext:value-type="float">
            <text:p>75.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21-12-26T21:21:37Z</text:p>
          </table:table-cell>
          <table:table-cell office:value-type="string" calcext:value-type="string">
            <text:p>2021-12-27T00:19:30Z</text:p>
          </table:table-cell>
          <table:table-cell office:value-type="string" calcext:value-type="string">
            <text:p>2021-12-27T00:22:53Z</text:p>
          </table:table-cell>
          <table:table-cell office:value-type="string" calcext:value-type="string">
            <text:p>SUCCEEDED</text:p>
          </table:table-cell>
          <table:table-cell office:value-type="float" office:value="921901" calcext:value-type="float">
            <text:p>921901</text:p>
          </table:table-cell>
          <table:table-cell office:value-type="float" office:value="37840" calcext:value-type="float">
            <text:p>37840</text:p>
          </table:table-cell>
          <table:table-cell office:value-type="float" office:value="7.664" calcext:value-type="float">
            <text:p>7.66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ens256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2022-01-02T06:58:49Z</text:p>
          </table:table-cell>
          <table:table-cell office:value-type="string" calcext:value-type="string">
            <text:p>2022-01-03T03:56:20Z</text:p>
          </table:table-cell>
          <table:table-cell office:value-type="string" calcext:value-type="string">
            <text:p>2022-01-03T03:56:28Z</text:p>
          </table:table-cell>
          <table:table-cell office:value-type="string" calcext:value-type="string">
            <text:p>E</text:p>
          </table:table-cell>
          <table:table-cell office:value-type="float" office:value="934857" calcext:value-type="float">
            <text:p>934857</text:p>
          </table:table-cell>
          <table:table-cell office:value-type="float" office:value="193090" calcext:value-type="float">
            <text:p>193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ens25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2022-01-02T07:01:33Z</text:p>
          </table:table-cell>
          <table:table-cell office:value-type="string" calcext:value-type="string">
            <text:p>2022-01-03T03:55:31Z</text:p>
          </table:table-cell>
          <table:table-cell office:value-type="string" calcext:value-type="string">
            <text:p>2022-01-03T03:55:39Z</text:p>
          </table:table-cell>
          <table:table-cell office:value-type="string" calcext:value-type="string">
            <text:p>E</text:p>
          </table:table-cell>
          <table:table-cell office:value-type="float" office:value="934863" calcext:value-type="float">
            <text:p>934863</text:p>
          </table:table-cell>
          <table:table-cell office:value-type="float" office:value="191632" calcext:value-type="float">
            <text:p>191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ens26</text:p>
          </table:table-cell>
          <table:table-cell office:value-type="float" office:value="137.88" calcext:value-type="float">
            <text:p>137.88</text:p>
          </table:table-cell>
          <table:table-cell office:value-type="float" office:value="62.78" calcext:value-type="float">
            <text:p>62.7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1-12-26T22:39:57Z</text:p>
          </table:table-cell>
          <table:table-cell office:value-type="string" calcext:value-type="string">
            <text:p>2021-12-27T02:29:21Z</text:p>
          </table:table-cell>
          <table:table-cell office:value-type="string" calcext:value-type="string">
            <text:p>2021-12-27T02:33:04Z</text:p>
          </table:table-cell>
          <table:table-cell office:value-type="string" calcext:value-type="string">
            <text:p>SUCCEEDED</text:p>
          </table:table-cell>
          <table:table-cell office:value-type="float" office:value="922129" calcext:value-type="float">
            <text:p>922129</text:p>
          </table:table-cell>
          <table:table-cell office:value-type="float" office:value="110114" calcext:value-type="float">
            <text:p>110114</text:p>
          </table:table-cell>
          <table:table-cell office:value-type="float" office:value="20.624" calcext:value-type="float">
            <text:p>20.624</text:p>
          </table:table-cell>
          <table:table-cell office:value-type="float" office:value="0.489" calcext:value-type="float">
            <text:p>0.489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ens27</text:p>
          </table:table-cell>
          <table:table-cell office:value-type="float" office:value="138.927" calcext:value-type="float">
            <text:p>138.927</text:p>
          </table:table-cell>
          <table:table-cell office:value-type="float" office:value="64.32" calcext:value-type="float">
            <text:p>64.3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21-12-26T22:40:10Z</text:p>
          </table:table-cell>
          <table:table-cell office:value-type="string" calcext:value-type="string">
            <text:p>2021-12-27T02:34:23Z</text:p>
          </table:table-cell>
          <table:table-cell office:value-type="string" calcext:value-type="string">
            <text:p>2021-12-27T02:38:06Z</text:p>
          </table:table-cell>
          <table:table-cell office:value-type="string" calcext:value-type="string">
            <text:p>SUCCEEDED</text:p>
          </table:table-cell>
          <table:table-cell office:value-type="float" office:value="922130" calcext:value-type="float">
            <text:p>922130</text:p>
          </table:table-cell>
          <table:table-cell office:value-type="float" office:value="129260" calcext:value-type="float">
            <text:p>129260</text:p>
          </table:table-cell>
          <table:table-cell office:value-type="float" office:value="20.724" calcext:value-type="float">
            <text:p>20.724</text:p>
          </table:table-cell>
          <table:table-cell office:value-type="float" office:value="0.398" calcext:value-type="float">
            <text:p>0.39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28</text:p>
          </table:table-cell>
          <table:table-cell office:value-type="float" office:value="143.064" calcext:value-type="float">
            <text:p>143.064</text:p>
          </table:table-cell>
          <table:table-cell office:value-type="float" office:value="63.58" calcext:value-type="float">
            <text:p>63.5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21-12-26T22:40:25Z</text:p>
          </table:table-cell>
          <table:table-cell office:value-type="string" calcext:value-type="string">
            <text:p>2021-12-27T02:40:22Z</text:p>
          </table:table-cell>
          <table:table-cell office:value-type="string" calcext:value-type="string">
            <text:p>2021-12-27T02:44:11Z</text:p>
          </table:table-cell>
          <table:table-cell office:value-type="string" calcext:value-type="string">
            <text:p>SUCCEEDED</text:p>
          </table:table-cell>
          <table:table-cell office:value-type="float" office:value="922131" calcext:value-type="float">
            <text:p>922131</text:p>
          </table:table-cell>
          <table:table-cell office:value-type="float" office:value="148542" calcext:value-type="float">
            <text:p>148542</text:p>
          </table:table-cell>
          <table:table-cell office:value-type="float" office:value="21.889" calcext:value-type="float">
            <text:p>21.889</text:p>
          </table:table-cell>
          <table:table-cell office:value-type="float" office:value="0.465" calcext:value-type="float">
            <text:p>0.46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ens29</text:p>
          </table:table-cell>
          <table:table-cell office:value-type="float" office:value="142.655" calcext:value-type="float">
            <text:p>142.655</text:p>
          </table:table-cell>
          <table:table-cell office:value-type="float" office:value="78.46" calcext:value-type="float">
            <text:p>78.4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1-12-26T23:00:38Z</text:p>
          </table:table-cell>
          <table:table-cell office:value-type="string" calcext:value-type="string">
            <text:p>2021-12-27T02:49:26Z</text:p>
          </table:table-cell>
          <table:table-cell office:value-type="string" calcext:value-type="string">
            <text:p>2021-12-27T02:53:16Z</text:p>
          </table:table-cell>
          <table:table-cell office:value-type="string" calcext:value-type="string">
            <text:p>SUCCEEDED</text:p>
          </table:table-cell>
          <table:table-cell office:value-type="float" office:value="922210" calcext:value-type="float">
            <text:p>922210</text:p>
          </table:table-cell>
          <table:table-cell office:value-type="float" office:value="107625" calcext:value-type="float">
            <text:p>107625</text:p>
          </table:table-cell>
          <table:table-cell office:value-type="float" office:value="8.684" calcext:value-type="float">
            <text:p>8.684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u-ch427-n96-ens30</text:p>
          </table:table-cell>
          <table:table-cell office:value-type="float" office:value="142.709" calcext:value-type="float">
            <text:p>142.709</text:p>
          </table:table-cell>
          <table:table-cell office:value-type="float" office:value="79.21" calcext:value-type="float">
            <text:p>79.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21-12-26T23:00:47Z</text:p>
          </table:table-cell>
          <table:table-cell office:value-type="string" calcext:value-type="string">
            <text:p>2021-12-27T02:54:22Z</text:p>
          </table:table-cell>
          <table:table-cell office:value-type="string" calcext:value-type="string">
            <text:p>2021-12-27T02:58:12Z</text:p>
          </table:table-cell>
          <table:table-cell office:value-type="string" calcext:value-type="string">
            <text:p>SUCCEEDED</text:p>
          </table:table-cell>
          <table:table-cell office:value-type="float" office:value="922211" calcext:value-type="float">
            <text:p>922211</text:p>
          </table:table-cell>
          <table:table-cell office:value-type="float" office:value="126915" calcext:value-type="float">
            <text:p>126915</text:p>
          </table:table-cell>
          <table:table-cell office:value-type="float" office:value="7.608" calcext:value-type="float">
            <text:p>7.608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ens31</text:p>
          </table:table-cell>
          <table:table-cell office:value-type="float" office:value="147.286" calcext:value-type="float">
            <text:p>147.286</text:p>
          </table:table-cell>
          <table:table-cell office:value-type="float" office:value="67.28" calcext:value-type="float">
            <text:p>67.2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21-12-26T23:00:57Z</text:p>
          </table:table-cell>
          <table:table-cell office:value-type="string" calcext:value-type="string">
            <text:p>2021-12-27T03:10:27Z</text:p>
          </table:table-cell>
          <table:table-cell office:value-type="string" calcext:value-type="string">
            <text:p>2021-12-27T03:14:22Z</text:p>
          </table:table-cell>
          <table:table-cell office:value-type="string" calcext:value-type="string">
            <text:p>SUCCEEDED</text:p>
          </table:table-cell>
          <table:table-cell office:value-type="float" office:value="922212" calcext:value-type="float">
            <text:p>922212</text:p>
          </table:table-cell>
          <table:table-cell office:value-type="float" office:value="183855" calcext:value-type="float">
            <text:p>183855</text:p>
          </table:table-cell>
          <table:table-cell office:value-type="float" office:value="21.5" calcext:value-type="float">
            <text:p>21.5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32</text:p>
          </table:table-cell>
          <table:table-cell office:value-type="float" office:value="150.241" calcext:value-type="float">
            <text:p>150.241</text:p>
          </table:table-cell>
          <table:table-cell office:value-type="float" office:value="76.07" calcext:value-type="float">
            <text:p>76.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21-12-26T23:01:10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1Z</text:p>
          </table:table-cell>
          <table:table-cell office:value-type="string" calcext:value-type="string">
            <text:p>SUCCEEDED</text:p>
          </table:table-cell>
          <table:table-cell office:value-type="float" office:value="922213" calcext:value-type="float">
            <text:p>922213</text:p>
          </table:table-cell>
          <table:table-cell office:value-type="float" office:value="49260" calcext:value-type="float">
            <text:p>49260</text:p>
          </table:table-cell>
          <table:table-cell office:value-type="float" office:value="11.238" calcext:value-type="float">
            <text:p>11.238</text:p>
          </table:table-cell>
          <table:table-cell office:value-type="float" office:value="0.45" calcext:value-type="float">
            <text:p>0.45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33</text:p>
          </table:table-cell>
          <table:table-cell office:value-type="float" office:value="152.08" calcext:value-type="float">
            <text:p>152.08</text:p>
          </table:table-cell>
          <table:table-cell office:value-type="float" office:value="67.04" calcext:value-type="float">
            <text:p>67.0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21-12-26T23:01:22Z</text:p>
          </table:table-cell>
          <table:table-cell office:value-type="string" calcext:value-type="string">
            <text:p>2021-12-27T03:17:23Z</text:p>
          </table:table-cell>
          <table:table-cell office:value-type="string" calcext:value-type="string">
            <text:p>2021-12-27T03:21:25Z</text:p>
          </table:table-cell>
          <table:table-cell office:value-type="string" calcext:value-type="string">
            <text:p>SUCCEEDED</text:p>
          </table:table-cell>
          <table:table-cell office:value-type="float" office:value="922214" calcext:value-type="float">
            <text:p>922214</text:p>
          </table:table-cell>
          <table:table-cell office:value-type="float" office:value="205503" calcext:value-type="float">
            <text:p>205503</text:p>
          </table:table-cell>
          <table:table-cell office:value-type="float" office:value="19.479" calcext:value-type="float">
            <text:p>19.479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ens34</text:p>
          </table:table-cell>
          <table:table-cell office:value-type="float" office:value="147.549" calcext:value-type="float">
            <text:p>147.549</text:p>
          </table:table-cell>
          <table:table-cell office:value-type="float" office:value="81.62" calcext:value-type="float">
            <text:p>81.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21-12-26T23:06:35Z</text:p>
          </table:table-cell>
          <table:table-cell office:value-type="string" calcext:value-type="string">
            <text:p>2021-12-27T03:37:23Z</text:p>
          </table:table-cell>
          <table:table-cell office:value-type="string" calcext:value-type="string">
            <text:p>2021-12-27T03:41:42Z</text:p>
          </table:table-cell>
          <table:table-cell office:value-type="string" calcext:value-type="string">
            <text:p>SUCCEEDED</text:p>
          </table:table-cell>
          <table:table-cell office:value-type="float" office:value="922220" calcext:value-type="float">
            <text:p>922220</text:p>
          </table:table-cell>
          <table:table-cell office:value-type="float" office:value="218648" calcext:value-type="float">
            <text:p>218648</text:p>
          </table:table-cell>
          <table:table-cell office:value-type="float" office:value="7.768" calcext:value-type="float">
            <text:p>7.768</text:p>
          </table:table-cell>
          <table:table-cell office:value-type="float" office:value="0.446" calcext:value-type="float">
            <text:p>0.446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ens35</text:p>
          </table:table-cell>
          <table:table-cell office:value-type="float" office:value="146.503" calcext:value-type="float">
            <text:p>146.503</text:p>
          </table:table-cell>
          <table:table-cell office:value-type="float" office:value="81.44" calcext:value-type="float">
            <text:p>81.4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21-12-26T22:49:22Z</text:p>
          </table:table-cell>
          <table:table-cell office:value-type="string" calcext:value-type="string">
            <text:p>2021-12-27T02:59:20Z</text:p>
          </table:table-cell>
          <table:table-cell office:value-type="string" calcext:value-type="string">
            <text:p>2021-12-27T03:03:36Z</text:p>
          </table:table-cell>
          <table:table-cell office:value-type="string" calcext:value-type="string">
            <text:p>SUCCEEDED</text:p>
          </table:table-cell>
          <table:table-cell office:value-type="float" office:value="922141" calcext:value-type="float">
            <text:p>922141</text:p>
          </table:table-cell>
          <table:table-cell office:value-type="float" office:value="197262" calcext:value-type="float">
            <text:p>197262</text:p>
          </table:table-cell>
          <table:table-cell office:value-type="float" office:value="8.129" calcext:value-type="float">
            <text:p>8.129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u-ch427-n96-ens36</text:p>
          </table:table-cell>
          <table:table-cell office:value-type="float" office:value="164.019" calcext:value-type="float">
            <text:p>164.019</text:p>
          </table:table-cell>
          <table:table-cell office:value-type="float" office:value="83.48" calcext:value-type="float">
            <text:p>83.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21-12-26T22:49:26Z</text:p>
          </table:table-cell>
          <table:table-cell office:value-type="string" calcext:value-type="string">
            <text:p>2021-12-27T03:04:25Z</text:p>
          </table:table-cell>
          <table:table-cell office:value-type="string" calcext:value-type="string">
            <text:p>2021-12-27T03:08:58Z</text:p>
          </table:table-cell>
          <table:table-cell office:value-type="string" calcext:value-type="string">
            <text:p>SUCCEEDED</text:p>
          </table:table-cell>
          <table:table-cell office:value-type="float" office:value="922142" calcext:value-type="float">
            <text:p>922142</text:p>
          </table:table-cell>
          <table:table-cell office:value-type="float" office:value="217202" calcext:value-type="float">
            <text:p>217202</text:p>
          </table:table-cell>
          <table:table-cell office:value-type="float" office:value="19.892" calcext:value-type="float">
            <text:p>19.892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37</text:p>
          </table:table-cell>
          <table:table-cell office:value-type="float" office:value="154.402" calcext:value-type="float">
            <text:p>154.402</text:p>
          </table:table-cell>
          <table:table-cell office:value-type="float" office:value="85.08" calcext:value-type="float">
            <text:p>85.0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21-12-26T23:03:32Z</text:p>
          </table:table-cell>
          <table:table-cell office:value-type="string" calcext:value-type="string">
            <text:p>2021-12-27T03:28:22Z</text:p>
          </table:table-cell>
          <table:table-cell office:value-type="string" calcext:value-type="string">
            <text:p>2021-12-27T03:32:46Z</text:p>
          </table:table-cell>
          <table:table-cell office:value-type="string" calcext:value-type="string">
            <text:p>SUCCEEDED</text:p>
          </table:table-cell>
          <table:table-cell office:value-type="float" office:value="922215" calcext:value-type="float">
            <text:p>922215</text:p>
          </table:table-cell>
          <table:table-cell office:value-type="float" office:value="240107" calcext:value-type="float">
            <text:p>240107</text:p>
          </table:table-cell>
          <table:table-cell office:value-type="float" office:value="8.481" calcext:value-type="float">
            <text:p>8.481</text:p>
          </table:table-cell>
          <table:table-cell office:value-type="float" office:value="0.452" calcext:value-type="float">
            <text:p>0.45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38</text:p>
          </table:table-cell>
          <table:table-cell office:value-type="float" office:value="168.48" calcext:value-type="float">
            <text:p>168.48</text:p>
          </table:table-cell>
          <table:table-cell office:value-type="float" office:value="84.14" calcext:value-type="float">
            <text:p>84.1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21-12-29T15:18:36Z</text:p>
          </table:table-cell>
          <table:table-cell office:value-type="string" calcext:value-type="string">
            <text:p>2021-12-29T15:26:31Z</text:p>
          </table:table-cell>
          <table:table-cell office:value-type="string" calcext:value-type="string">
            <text:p>2021-12-29T15:31:11Z</text:p>
          </table:table-cell>
          <table:table-cell office:value-type="string" calcext:value-type="string">
            <text:p>SUCCEEDED</text:p>
          </table:table-cell>
          <table:table-cell office:value-type="float" office:value="928061" calcext:value-type="float">
            <text:p>928061</text:p>
          </table:table-cell>
          <table:table-cell office:value-type="float" office:value="259355" calcext:value-type="float">
            <text:p>259355</text:p>
          </table:table-cell>
          <table:table-cell office:value-type="float" office:value="22.229" calcext:value-type="float">
            <text:p>22.229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u-ch427-n96-ens39</text:p>
          </table:table-cell>
          <table:table-cell office:value-type="float" office:value="155.56" calcext:value-type="float">
            <text:p>155.56</text:p>
          </table:table-cell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21-12-26T23:08:34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3:49Z</text:p>
          </table:table-cell>
          <table:table-cell office:value-type="string" calcext:value-type="string">
            <text:p>SUCCEEDED</text:p>
          </table:table-cell>
          <table:table-cell office:value-type="float" office:value="922221" calcext:value-type="float">
            <text:p>922221</text:p>
          </table:table-cell>
          <table:table-cell office:value-type="float" office:value="165563" calcext:value-type="float">
            <text:p>165563</text:p>
          </table:table-cell>
          <table:table-cell office:value-type="float" office:value="7.088" calcext:value-type="float">
            <text:p>7.088</text:p>
          </table:table-cell>
          <table:table-cell office:value-type="float" office:value="0.486" calcext:value-type="float">
            <text:p>0.486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96-ens40</text:p>
          </table:table-cell>
          <table:table-cell office:value-type="float" office:value="170.842" calcext:value-type="float">
            <text:p>170.842</text:p>
          </table:table-cell>
          <table:table-cell office:value-type="float" office:value="98.22" calcext:value-type="float">
            <text:p>98.2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21-12-26T23:08:41Z</text:p>
          </table:table-cell>
          <table:table-cell office:value-type="string" calcext:value-type="string">
            <text:p>2021-12-27T03:22:24Z</text:p>
          </table:table-cell>
          <table:table-cell office:value-type="string" calcext:value-type="string">
            <text:p>2021-12-27T03:27:08Z</text:p>
          </table:table-cell>
          <table:table-cell office:value-type="string" calcext:value-type="string">
            <text:p>SUCCEEDED</text:p>
          </table:table-cell>
          <table:table-cell office:value-type="float" office:value="922222" calcext:value-type="float">
            <text:p>922222</text:p>
          </table:table-cell>
          <table:table-cell office:value-type="float" office:value="225090" calcext:value-type="float">
            <text:p>225090</text:p>
          </table:table-cell>
          <table:table-cell office:value-type="float" office:value="9.164" calcext:value-type="float">
            <text:p>9.16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96-ens41</text:p>
          </table:table-cell>
          <table:table-cell office:value-type="float" office:value="172.658" calcext:value-type="float">
            <text:p>172.658</text:p>
          </table:table-cell>
          <table:table-cell office:value-type="float" office:value="98.7" calcext:value-type="float">
            <text:p>98.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1-12-26T23:22:17Z</text:p>
          </table:table-cell>
          <table:table-cell office:value-type="string" calcext:value-type="string">
            <text:p>2021-12-27T03:40:21Z</text:p>
          </table:table-cell>
          <table:table-cell office:value-type="string" calcext:value-type="string">
            <text:p>2021-12-27T03:45:05Z</text:p>
          </table:table-cell>
          <table:table-cell office:value-type="string" calcext:value-type="string">
            <text:p>SUCCEEDED</text:p>
          </table:table-cell>
          <table:table-cell office:value-type="float" office:value="922239" calcext:value-type="float">
            <text:p>922239</text:p>
          </table:table-cell>
          <table:table-cell office:value-type="float" office:value="29567" calcext:value-type="float">
            <text:p>29567</text:p>
          </table:table-cell>
          <table:table-cell office:value-type="float" office:value="8.573" calcext:value-type="float">
            <text:p>8.573</text:p>
          </table:table-cell>
          <table:table-cell office:value-type="float" office:value="0.451" calcext:value-type="float">
            <text:p>0.451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ens42</text:p>
          </table:table-cell>
          <table:table-cell office:value-type="float" office:value="172.808" calcext:value-type="float">
            <text:p>172.808</text:p>
          </table:table-cell>
          <table:table-cell office:value-type="float" office:value="99.99" calcext:value-type="float">
            <text:p>99.9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21-12-26T23:22:26Z</text:p>
          </table:table-cell>
          <table:table-cell office:value-type="string" calcext:value-type="string">
            <text:p>2021-12-27T03:34:20Z</text:p>
          </table:table-cell>
          <table:table-cell office:value-type="string" calcext:value-type="string">
            <text:p>2021-12-27T03:39:05Z</text:p>
          </table:table-cell>
          <table:table-cell office:value-type="string" calcext:value-type="string">
            <text:p>SUCCEEDED</text:p>
          </table:table-cell>
          <table:table-cell office:value-type="float" office:value="922240" calcext:value-type="float">
            <text:p>922240</text:p>
          </table:table-cell>
          <table:table-cell office:value-type="float" office:value="8974" calcext:value-type="float">
            <text:p>8974</text:p>
          </table:table-cell>
          <table:table-cell office:value-type="float" office:value="10.055" calcext:value-type="float">
            <text:p>10.05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ens43</text:p>
          </table:table-cell>
          <table:table-cell office:value-type="float" office:value="179.588" calcext:value-type="float">
            <text:p>179.588</text:p>
          </table:table-cell>
          <table:table-cell office:value-type="float" office:value="81.59" calcext:value-type="float">
            <text:p>81.5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21-12-26T23:22:32Z</text:p>
          </table:table-cell>
          <table:table-cell office:value-type="string" calcext:value-type="string">
            <text:p>2021-12-27T03:35:22Z</text:p>
          </table:table-cell>
          <table:table-cell office:value-type="string" calcext:value-type="string">
            <text:p>2021-12-27T03:40:37Z</text:p>
          </table:table-cell>
          <table:table-cell office:value-type="string" calcext:value-type="string">
            <text:p>SUCCEEDED</text:p>
          </table:table-cell>
          <table:table-cell office:value-type="float" office:value="922241" calcext:value-type="float">
            <text:p>922241</text:p>
          </table:table-cell>
          <table:table-cell office:value-type="float" office:value="20635" calcext:value-type="float">
            <text:p>20635</text:p>
          </table:table-cell>
          <table:table-cell office:value-type="float" office:value="28.017" calcext:value-type="float">
            <text:p>28.01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ens44</text:p>
          </table:table-cell>
          <table:table-cell office:value-type="float" office:value="184.311" calcext:value-type="float">
            <text:p>184.311</text:p>
          </table:table-cell>
          <table:table-cell office:value-type="float" office:value="91.52" calcext:value-type="float">
            <text:p>91.5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21-12-26T23:22:40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3" calcext:value-type="float">
            <text:p>922243</text:p>
          </table:table-cell>
          <table:table-cell office:value-type="float" office:value="96842" calcext:value-type="float">
            <text:p>96842</text:p>
          </table:table-cell>
          <table:table-cell office:value-type="float" office:value="17.248" calcext:value-type="float">
            <text:p>17.24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96-ens45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102.22" calcext:value-type="float">
            <text:p>102.2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21-12-26T23:22:53Z</text:p>
          </table:table-cell>
          <table:table-cell office:value-type="string" calcext:value-type="string">
            <text:p>2021-12-27T03:29:21Z</text:p>
          </table:table-cell>
          <table:table-cell office:value-type="string" calcext:value-type="string">
            <text:p>2021-12-27T03:34:37Z</text:p>
          </table:table-cell>
          <table:table-cell office:value-type="string" calcext:value-type="string">
            <text:p>SUCCEEDED</text:p>
          </table:table-cell>
          <table:table-cell office:value-type="float" office:value="922244" calcext:value-type="float">
            <text:p>922244</text:p>
          </table:table-cell>
          <table:table-cell office:value-type="float" office:value="197446" calcext:value-type="float">
            <text:p>197446</text:p>
          </table:table-cell>
          <table:table-cell office:value-type="float" office:value="6.511" calcext:value-type="float">
            <text:p>6.511</text:p>
          </table:table-cell>
          <table:table-cell office:value-type="float" office:value="0.58" calcext:value-type="float">
            <text:p>0.5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u-ch427-n96-ens46</text:p>
          </table:table-cell>
          <table:table-cell office:value-type="float" office:value="190.657" calcext:value-type="float">
            <text:p>190.657</text:p>
          </table:table-cell>
          <table:table-cell office:value-type="float" office:value="103.37" calcext:value-type="float">
            <text:p>103.3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21-12-28T00:09:31Z</text:p>
          </table:table-cell>
          <table:table-cell office:value-type="string" calcext:value-type="string">
            <text:p>2021-12-28T00:27:27Z</text:p>
          </table:table-cell>
          <table:table-cell office:value-type="string" calcext:value-type="string">
            <text:p>2021-12-28T00:32:33Z</text:p>
          </table:table-cell>
          <table:table-cell office:value-type="string" calcext:value-type="string">
            <text:p>SUCCEEDED</text:p>
          </table:table-cell>
          <table:table-cell office:value-type="float" office:value="924629" calcext:value-type="float">
            <text:p>924629</text:p>
          </table:table-cell>
          <table:table-cell office:value-type="float" office:value="232585" calcext:value-type="float">
            <text:p>232585</text:p>
          </table:table-cell>
          <table:table-cell office:value-type="float" office:value="9.423" calcext:value-type="float">
            <text:p>9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47</text:p>
          </table:table-cell>
          <table:table-cell office:value-type="float" office:value="179.643" calcext:value-type="float">
            <text:p>179.643</text:p>
          </table:table-cell>
          <table:table-cell office:value-type="float" office:value="103.63" calcext:value-type="float">
            <text:p>103.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21-12-27T22:15:42Z</text:p>
          </table:table-cell>
          <table:table-cell office:value-type="string" calcext:value-type="string">
            <text:p>2021-12-27T22:16:26Z</text:p>
          </table:table-cell>
          <table:table-cell office:value-type="string" calcext:value-type="string">
            <text:p>2021-12-27T22:21:42Z</text:p>
          </table:table-cell>
          <table:table-cell office:value-type="string" calcext:value-type="string">
            <text:p>SUCCEEDED</text:p>
          </table:table-cell>
          <table:table-cell office:value-type="float" office:value="924288" calcext:value-type="float">
            <text:p>924288</text:p>
          </table:table-cell>
          <table:table-cell office:value-type="float" office:value="201208" calcext:value-type="float">
            <text:p>201208</text:p>
          </table:table-cell>
          <table:table-cell office:value-type="float" office:value="8.824" calcext:value-type="float">
            <text:p>8.824</text:p>
          </table:table-cell>
          <table:table-cell office:value-type="float" office:value="0.508" calcext:value-type="float">
            <text:p>0.508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ens48</text:p>
          </table:table-cell>
          <table:table-cell office:value-type="float" office:value="180.657" calcext:value-type="float">
            <text:p>180.657</text:p>
          </table:table-cell>
          <table:table-cell office:value-type="float" office:value="103.28" calcext:value-type="float">
            <text:p>103.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21-12-27T22:19:22Z</text:p>
          </table:table-cell>
          <table:table-cell office:value-type="string" calcext:value-type="string">
            <text:p>2021-12-27T23:22:26Z</text:p>
          </table:table-cell>
          <table:table-cell office:value-type="string" calcext:value-type="string">
            <text:p>2021-12-27T23:27:23Z</text:p>
          </table:table-cell>
          <table:table-cell office:value-type="string" calcext:value-type="string">
            <text:p>SUCCEEDED</text:p>
          </table:table-cell>
          <table:table-cell office:value-type="float" office:value="924293" calcext:value-type="float">
            <text:p>924293</text:p>
          </table:table-cell>
          <table:table-cell office:value-type="float" office:value="92216" calcext:value-type="float">
            <text:p>92216</text:p>
          </table:table-cell>
          <table:table-cell office:value-type="float" office:value="9.575" calcext:value-type="float">
            <text:p>9.575</text:p>
          </table:table-cell>
          <table:table-cell office:value-type="float" office:value="0.42" calcext:value-type="float">
            <text:p>0.4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ens49</text:p>
          </table:table-cell>
          <table:table-cell office:value-type="float" office:value="181.658" calcext:value-type="float">
            <text:p>181.658</text:p>
          </table:table-cell>
          <table:table-cell office:value-type="float" office:value="103.89" calcext:value-type="float">
            <text:p>103.8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21-12-28T01:28:54Z</text:p>
          </table:table-cell>
          <table:table-cell office:value-type="string" calcext:value-type="string">
            <text:p>2021-12-28T01:36:24Z</text:p>
          </table:table-cell>
          <table:table-cell office:value-type="string" calcext:value-type="string">
            <text:p>2021-12-28T01:41:44Z</text:p>
          </table:table-cell>
          <table:table-cell office:value-type="string" calcext:value-type="string">
            <text:p>SUCCEEDED</text:p>
          </table:table-cell>
          <table:table-cell office:value-type="float" office:value="924935" calcext:value-type="float">
            <text:p>924935</text:p>
          </table:table-cell>
          <table:table-cell office:value-type="float" office:value="39497" calcext:value-type="float">
            <text:p>39497</text:p>
          </table:table-cell>
          <table:table-cell office:value-type="float" office:value="9.762" calcext:value-type="float">
            <text:p>9.762</text:p>
          </table:table-cell>
          <table:table-cell office:value-type="float" office:value="4.868" calcext:value-type="float">
            <text:p>4.868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96-ens50</text:p>
          </table:table-cell>
          <table:table-cell office:value-type="float" office:value="192.924" calcext:value-type="float">
            <text:p>192.924</text:p>
          </table:table-cell>
          <table:table-cell office:value-type="float" office:value="110.52" calcext:value-type="float">
            <text:p>110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21-12-28T01:29:39Z</text:p>
          </table:table-cell>
          <table:table-cell office:value-type="string" calcext:value-type="string">
            <text:p>2021-12-28T04:06:25Z</text:p>
          </table:table-cell>
          <table:table-cell office:value-type="string" calcext:value-type="string">
            <text:p>2021-12-28T04:11:54Z</text:p>
          </table:table-cell>
          <table:table-cell office:value-type="string" calcext:value-type="string">
            <text:p>SUCCEEDED</text:p>
          </table:table-cell>
          <table:table-cell office:value-type="float" office:value="924936" calcext:value-type="float">
            <text:p>924936</text:p>
          </table:table-cell>
          <table:table-cell office:value-type="float" office:value="236261" calcext:value-type="float">
            <text:p>236261</text:p>
          </table:table-cell>
          <table:table-cell office:value-type="float" office:value="9.066" calcext:value-type="float">
            <text:p>9.06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u-ch427-n96-ens51</text:p>
          </table:table-cell>
          <table:table-cell office:value-type="float" office:value="187.768" calcext:value-type="float">
            <text:p>187.768</text:p>
          </table:table-cell>
          <table:table-cell office:value-type="float" office:value="105.52" calcext:value-type="float">
            <text:p>105.5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21-12-27T13:50:40Z</text:p>
          </table:table-cell>
          <table:table-cell office:value-type="string" calcext:value-type="string">
            <text:p>2021-12-27T19:00:26Z</text:p>
          </table:table-cell>
          <table:table-cell office:value-type="string" calcext:value-type="string">
            <text:p>2021-12-27T19:05:53Z</text:p>
          </table:table-cell>
          <table:table-cell office:value-type="string" calcext:value-type="string">
            <text:p>SUCCEEDED</text:p>
          </table:table-cell>
          <table:table-cell office:value-type="float" office:value="923447" calcext:value-type="float">
            <text:p>923447</text:p>
          </table:table-cell>
          <table:table-cell office:value-type="float" office:value="62983" calcext:value-type="float">
            <text:p>62983</text:p>
          </table:table-cell>
          <table:table-cell office:value-type="float" office:value="9.241" calcext:value-type="float">
            <text:p>9.241</text:p>
          </table:table-cell>
          <table:table-cell office:value-type="float" office:value="0.432" calcext:value-type="float">
            <text:p>0.432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52</text:p>
          </table:table-cell>
          <table:table-cell office:value-type="float" office:value="195.833" calcext:value-type="float">
            <text:p>195.833</text:p>
          </table:table-cell>
          <table:table-cell office:value-type="float" office:value="94.3" calcext:value-type="float">
            <text:p>94.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1-12-27T13:50:48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19Z</text:p>
          </table:table-cell>
          <table:table-cell office:value-type="string" calcext:value-type="string">
            <text:p>SUCCEEDED</text:p>
          </table:table-cell>
          <table:table-cell office:value-type="float" office:value="923448" calcext:value-type="float">
            <text:p>923448</text:p>
          </table:table-cell>
          <table:table-cell office:value-type="float" office:value="156078" calcext:value-type="float">
            <text:p>156078</text:p>
          </table:table-cell>
          <table:table-cell office:value-type="float" office:value="21.243" calcext:value-type="float">
            <text:p>21.243</text:p>
          </table:table-cell>
          <table:table-cell office:value-type="float" office:value="0.929" calcext:value-type="float">
            <text:p>0.929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ens53</text:p>
          </table:table-cell>
          <table:table-cell office:value-type="float" office:value="236.003" calcext:value-type="float">
            <text:p>236.003</text:p>
          </table:table-cell>
          <table:table-cell office:value-type="float" office:value="112.2" calcext:value-type="float">
            <text:p>112.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1-12-27T13:51:02Z</text:p>
          </table:table-cell>
          <table:table-cell office:value-type="string" calcext:value-type="string">
            <text:p>2021-12-27T18:52:21Z</text:p>
          </table:table-cell>
          <table:table-cell office:value-type="string" calcext:value-type="string">
            <text:p>2021-12-27T18:58:37Z</text:p>
          </table:table-cell>
          <table:table-cell office:value-type="string" calcext:value-type="string">
            <text:p>SUCCEEDED</text:p>
          </table:table-cell>
          <table:table-cell office:value-type="float" office:value="923449" calcext:value-type="float">
            <text:p>923449</text:p>
          </table:table-cell>
          <table:table-cell office:value-type="float" office:value="40571" calcext:value-type="float">
            <text:p>40571</text:p>
          </table:table-cell>
          <table:table-cell office:value-type="float" office:value="20.154" calcext:value-type="float">
            <text:p>20.154</text:p>
          </table:table-cell>
          <table:table-cell office:value-type="float" office:value="0.86" calcext:value-type="float">
            <text:p>0.86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u-ch427-n96-ens54</text:p>
          </table:table-cell>
          <table:table-cell office:value-type="float" office:value="227.58" calcext:value-type="float">
            <text:p>227.58</text:p>
          </table:table-cell>
          <table:table-cell office:value-type="float" office:value="126.25" calcext:value-type="float">
            <text:p>126.2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021-12-27T13:51:15Z</text:p>
          </table:table-cell>
          <table:table-cell office:value-type="string" calcext:value-type="string">
            <text:p>2021-12-27T19:00:27Z</text:p>
          </table:table-cell>
          <table:table-cell office:value-type="string" calcext:value-type="string">
            <text:p>2021-12-27T19:06:59Z</text:p>
          </table:table-cell>
          <table:table-cell office:value-type="string" calcext:value-type="string">
            <text:p>SUCCEEDED</text:p>
          </table:table-cell>
          <table:table-cell office:value-type="float" office:value="923450" calcext:value-type="float">
            <text:p>923450</text:p>
          </table:table-cell>
          <table:table-cell office:value-type="float" office:value="177845" calcext:value-type="float">
            <text:p>177845</text:p>
          </table:table-cell>
          <table:table-cell office:value-type="float" office:value="9.413" calcext:value-type="float">
            <text:p>9.4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u-ch427-n96-ens55</text:p>
          </table:table-cell>
          <table:table-cell office:value-type="float" office:value="217.521" calcext:value-type="float">
            <text:p>217.521</text:p>
          </table:table-cell>
          <table:table-cell office:value-type="float" office:value="110.6" calcext:value-type="float">
            <text:p>110.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021-12-27T13:51:23Z</text:p>
          </table:table-cell>
          <table:table-cell office:value-type="string" calcext:value-type="string">
            <text:p>2021-12-27T19:02:21Z</text:p>
          </table:table-cell>
          <table:table-cell office:value-type="string" calcext:value-type="string">
            <text:p>2021-12-27T19:08:19Z</text:p>
          </table:table-cell>
          <table:table-cell office:value-type="string" calcext:value-type="string">
            <text:p>SUCCEEDED</text:p>
          </table:table-cell>
          <table:table-cell office:value-type="float" office:value="923451" calcext:value-type="float">
            <text:p>923451</text:p>
          </table:table-cell>
          <table:table-cell office:value-type="float" office:value="133331" calcext:value-type="float">
            <text:p>133331</text:p>
          </table:table-cell>
          <table:table-cell office:value-type="float" office:value="21.747" calcext:value-type="float">
            <text:p>21.747</text:p>
          </table:table-cell>
          <table:table-cell office:value-type="float" office:value="0.458" calcext:value-type="float">
            <text:p>0.45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u-ch427-n96-ens56</text:p>
          </table:table-cell>
          <table:table-cell office:value-type="float" office:value="223.291" calcext:value-type="float">
            <text:p>223.291</text:p>
          </table:table-cell>
          <table:table-cell office:value-type="float" office:value="108.52" calcext:value-type="float">
            <text:p>108.5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21-12-27T22:16:47Z</text:p>
          </table:table-cell>
          <table:table-cell office:value-type="string" calcext:value-type="string">
            <text:p>2021-12-27T23:54:22Z</text:p>
          </table:table-cell>
          <table:table-cell office:value-type="string" calcext:value-type="string">
            <text:p>2021-12-28T00:00:31Z</text:p>
          </table:table-cell>
          <table:table-cell office:value-type="string" calcext:value-type="string">
            <text:p>SUCCEEDED</text:p>
          </table:table-cell>
          <table:table-cell office:value-type="float" office:value="924290" calcext:value-type="float">
            <text:p>924290</text:p>
          </table:table-cell>
          <table:table-cell office:value-type="float" office:value="44926" calcext:value-type="float">
            <text:p>44926</text:p>
          </table:table-cell>
          <table:table-cell office:value-type="float" office:value="21.955" calcext:value-type="float">
            <text:p>21.955</text:p>
          </table:table-cell>
          <table:table-cell office:value-type="float" office:value="0.917" calcext:value-type="float">
            <text:p>0.917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57</text:p>
          </table:table-cell>
          <table:table-cell office:value-type="float" office:value="257.914" calcext:value-type="float">
            <text:p>257.914</text:p>
          </table:table-cell>
          <table:table-cell office:value-type="float" office:value="123.31" calcext:value-type="float">
            <text:p>123.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2021-12-27T13:51:40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20Z</text:p>
          </table:table-cell>
          <table:table-cell office:value-type="string" calcext:value-type="string">
            <text:p>SUCCEEDED</text:p>
          </table:table-cell>
          <table:table-cell office:value-type="float" office:value="923453" calcext:value-type="float">
            <text:p>923453</text:p>
          </table:table-cell>
          <table:table-cell office:value-type="float" office:value="31803" calcext:value-type="float">
            <text:p>31803</text:p>
          </table:table-cell>
          <table:table-cell office:value-type="float" office:value="5.097" calcext:value-type="float">
            <text:p>5.097</text:p>
          </table:table-cell>
          <table:table-cell office:value-type="float" office:value="1.369" calcext:value-type="float">
            <text:p>1.36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u-ch427-n96-ens58</text:p>
          </table:table-cell>
          <table:table-cell office:value-type="float" office:value="229.47" calcext:value-type="float">
            <text:p>229.47</text:p>
          </table:table-cell>
          <table:table-cell office:value-type="float" office:value="113.45" calcext:value-type="float">
            <text:p>113.4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21-12-27T13:51:49Z</text:p>
          </table:table-cell>
          <table:table-cell office:value-type="string" calcext:value-type="string">
            <text:p>2021-12-27T19:17:20Z</text:p>
          </table:table-cell>
          <table:table-cell office:value-type="string" calcext:value-type="string">
            <text:p>2021-12-27T19:23:51Z</text:p>
          </table:table-cell>
          <table:table-cell office:value-type="string" calcext:value-type="string">
            <text:p>SUCCEEDED</text:p>
          </table:table-cell>
          <table:table-cell office:value-type="float" office:value="923457" calcext:value-type="float">
            <text:p>923457</text:p>
          </table:table-cell>
          <table:table-cell office:value-type="float" office:value="160883" calcext:value-type="float">
            <text:p>160883</text:p>
          </table:table-cell>
          <table:table-cell office:value-type="float" office:value="16.527" calcext:value-type="float">
            <text:p>16.527</text:p>
          </table:table-cell>
          <table:table-cell office:value-type="float" office:value="0.832" calcext:value-type="float">
            <text:p>0.832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59</text:p>
          </table:table-cell>
          <table:table-cell office:value-type="float" office:value="263.412" calcext:value-type="float">
            <text:p>263.412</text:p>
          </table:table-cell>
          <table:table-cell office:value-type="float" office:value="106.2" calcext:value-type="float">
            <text:p>106.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21-12-27T13:51:58Z</text:p>
          </table:table-cell>
          <table:table-cell office:value-type="string" calcext:value-type="string">
            <text:p>2021-12-27T19:17:19Z</text:p>
          </table:table-cell>
          <table:table-cell office:value-type="string" calcext:value-type="string">
            <text:p>2021-12-27T19:24:03Z</text:p>
          </table:table-cell>
          <table:table-cell office:value-type="string" calcext:value-type="string">
            <text:p>SUCCEEDED</text:p>
          </table:table-cell>
          <table:table-cell office:value-type="float" office:value="923461" calcext:value-type="float">
            <text:p>923461</text:p>
          </table:table-cell>
          <table:table-cell office:value-type="float" office:value="244935" calcext:value-type="float">
            <text:p>244935</text:p>
          </table:table-cell>
          <table:table-cell office:value-type="float" office:value="25.259" calcext:value-type="float">
            <text:p>25.259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string" calcext:value-type="string">
            <text:p>u-ch427-n96-ens60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115.43" calcext:value-type="float">
            <text:p>115.4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021-12-27T22:14:22Z</text:p>
          </table:table-cell>
          <table:table-cell office:value-type="string" calcext:value-type="string">
            <text:p>2021-12-27T22:49:26Z</text:p>
          </table:table-cell>
          <table:table-cell office:value-type="string" calcext:value-type="string">
            <text:p>2021-12-27T22:55:42Z</text:p>
          </table:table-cell>
          <table:table-cell office:value-type="string" calcext:value-type="string">
            <text:p>SUCCEEDED</text:p>
          </table:table-cell>
          <table:table-cell office:value-type="float" office:value="924286" calcext:value-type="float">
            <text:p>924286</text:p>
          </table:table-cell>
          <table:table-cell office:value-type="float" office:value="28448" calcext:value-type="float">
            <text:p>2844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495" calcext:value-type="float">
            <text:p>0.49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96-ens6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96-ens62</text:p>
          </table:table-cell>
          <table:table-cell office:value-type="float" office:value="238.059" calcext:value-type="float">
            <text:p>238.059</text:p>
          </table:table-cell>
          <table:table-cell office:value-type="float" office:value="122.02" calcext:value-type="float">
            <text:p>122.0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021-12-27T14:07:37Z</text:p>
          </table:table-cell>
          <table:table-cell office:value-type="string" calcext:value-type="string">
            <text:p>2021-12-27T19:22:47Z</text:p>
          </table:table-cell>
          <table:table-cell office:value-type="string" calcext:value-type="string">
            <text:p>2021-12-27T19:29:53Z</text:p>
          </table:table-cell>
          <table:table-cell office:value-type="string" calcext:value-type="string">
            <text:p>SUCCEEDED</text:p>
          </table:table-cell>
          <table:table-cell office:value-type="float" office:value="923531" calcext:value-type="float">
            <text:p>923531</text:p>
          </table:table-cell>
          <table:table-cell office:value-type="float" office:value="54752" calcext:value-type="float">
            <text:p>54752</text:p>
          </table:table-cell>
          <table:table-cell office:value-type="float" office:value="13.738" calcext:value-type="float">
            <text:p>13.73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ens63</text:p>
          </table:table-cell>
          <table:table-cell office:value-type="float" office:value="237.25" calcext:value-type="float">
            <text:p>237.25</text:p>
          </table:table-cell>
          <table:table-cell office:value-type="float" office:value="116.33" calcext:value-type="float">
            <text:p>116.3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021-12-27T22:12:30Z</text:p>
          </table:table-cell>
          <table:table-cell office:value-type="string" calcext:value-type="string">
            <text:p>2021-12-27T22:23:21Z</text:p>
          </table:table-cell>
          <table:table-cell office:value-type="string" calcext:value-type="string">
            <text:p>2021-12-27T22:30:07Z</text:p>
          </table:table-cell>
          <table:table-cell office:value-type="string" calcext:value-type="string">
            <text:p>SUCCEEDED</text:p>
          </table:table-cell>
          <table:table-cell office:value-type="float" office:value="924285" calcext:value-type="float">
            <text:p>924285</text:p>
          </table:table-cell>
          <table:table-cell office:value-type="float" office:value="222543" calcext:value-type="float">
            <text:p>222543</text:p>
          </table:table-cell>
          <table:table-cell office:value-type="float" office:value="19.652" calcext:value-type="float">
            <text:p>19.65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96-ens64</text:p>
          </table:table-cell>
          <table:table-cell office:value-type="float" office:value="244.146" calcext:value-type="float">
            <text:p>244.146</text:p>
          </table:table-cell>
          <table:table-cell office:value-type="float" office:value="126.47" calcext:value-type="float">
            <text:p>126.4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021-12-27T14:07:55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11Z</text:p>
          </table:table-cell>
          <table:table-cell office:value-type="string" calcext:value-type="string">
            <text:p>SUCCEEDED</text:p>
          </table:table-cell>
          <table:table-cell office:value-type="float" office:value="923533" calcext:value-type="float">
            <text:p>923533</text:p>
          </table:table-cell>
          <table:table-cell office:value-type="float" office:value="183011" calcext:value-type="float">
            <text:p>183011</text:p>
          </table:table-cell>
          <table:table-cell office:value-type="float" office:value="10.335" calcext:value-type="float">
            <text:p>10.335</text:p>
          </table:table-cell>
          <table:table-cell office:value-type="float" office:value="0.648" calcext:value-type="float">
            <text:p>0.64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96-ens65</text:p>
          </table:table-cell>
          <table:table-cell office:value-type="float" office:value="261.354" calcext:value-type="float">
            <text:p>261.354</text:p>
          </table:table-cell>
          <table:table-cell office:value-type="float" office:value="126.58" calcext:value-type="float">
            <text:p>126.5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021-12-27T14:08:07Z</text:p>
          </table:table-cell>
          <table:table-cell office:value-type="string" calcext:value-type="string">
            <text:p>2021-12-27T19:25:16Z</text:p>
          </table:table-cell>
          <table:table-cell office:value-type="string" calcext:value-type="string">
            <text:p>2021-12-27T19:32:21Z</text:p>
          </table:table-cell>
          <table:table-cell office:value-type="string" calcext:value-type="string">
            <text:p>SUCCEEDED</text:p>
          </table:table-cell>
          <table:table-cell office:value-type="float" office:value="923534" calcext:value-type="float">
            <text:p>923534</text:p>
          </table:table-cell>
          <table:table-cell office:value-type="float" office:value="220853" calcext:value-type="float">
            <text:p>220853</text:p>
          </table:table-cell>
          <table:table-cell office:value-type="float" office:value="12.393" calcext:value-type="float">
            <text:p>12.393</text:p>
          </table:table-cell>
          <table:table-cell office:value-type="float" office:value="0.724" calcext:value-type="float">
            <text:p>0.72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string" calcext:value-type="string">
            <text:p>u-ch427-n96-ens66</text:p>
          </table:table-cell>
          <table:table-cell office:value-type="float" office:value="242.941" calcext:value-type="float">
            <text:p>242.941</text:p>
          </table:table-cell>
          <table:table-cell office:value-type="float" office:value="129.82" calcext:value-type="float">
            <text:p>129.8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021-12-27T22:11:26Z</text:p>
          </table:table-cell>
          <table:table-cell office:value-type="string" calcext:value-type="string">
            <text:p>2021-12-27T23:02:27Z</text:p>
          </table:table-cell>
          <table:table-cell office:value-type="string" calcext:value-type="string">
            <text:p>2021-12-27T23:09:20Z</text:p>
          </table:table-cell>
          <table:table-cell office:value-type="string" calcext:value-type="string">
            <text:p>SUCCEEDED</text:p>
          </table:table-cell>
          <table:table-cell office:value-type="float" office:value="924283" calcext:value-type="float">
            <text:p>924283</text:p>
          </table:table-cell>
          <table:table-cell office:value-type="float" office:value="3952" calcext:value-type="float">
            <text:p>3952</text:p>
          </table:table-cell>
          <table:table-cell office:value-type="float" office:value="14.002" calcext:value-type="float">
            <text:p>14.002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ens67</text:p>
          </table:table-cell>
          <table:table-cell office:value-type="float" office:value="254.496" calcext:value-type="float">
            <text:p>254.496</text:p>
          </table:table-cell>
          <table:table-cell office:value-type="float" office:value="133.41" calcext:value-type="float">
            <text:p>133.4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1-12-27T23:22:07Z</text:p>
          </table:table-cell>
          <table:table-cell office:value-type="string" calcext:value-type="string">
            <text:p>2021-12-28T00:47:29Z</text:p>
          </table:table-cell>
          <table:table-cell office:value-type="string" calcext:value-type="string">
            <text:p>2021-12-28T00:54:40Z</text:p>
          </table:table-cell>
          <table:table-cell office:value-type="string" calcext:value-type="string">
            <text:p>SUCCEEDED</text:p>
          </table:table-cell>
          <table:table-cell office:value-type="float" office:value="924548" calcext:value-type="float">
            <text:p>924548</text:p>
          </table:table-cell>
          <table:table-cell office:value-type="float" office:value="155291" calcext:value-type="float">
            <text:p>155291</text:p>
          </table:table-cell>
          <table:table-cell office:value-type="float" office:value="11.783" calcext:value-type="float">
            <text:p>11.783</text:p>
          </table:table-cell>
          <table:table-cell office:value-type="float" office:value="0.501" calcext:value-type="float">
            <text:p>0.50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96-ens68</text:p>
          </table:table-cell>
          <table:table-cell office:value-type="float" office:value="253.984" calcext:value-type="float">
            <text:p>253.984</text:p>
          </table:table-cell>
          <table:table-cell office:value-type="float" office:value="134.27" calcext:value-type="float">
            <text:p>134.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021-12-27T14:08:34Z</text:p>
          </table:table-cell>
          <table:table-cell office:value-type="string" calcext:value-type="string">
            <text:p>2021-12-27T19:09:20Z</text:p>
          </table:table-cell>
          <table:table-cell office:value-type="string" calcext:value-type="string">
            <text:p>2021-12-27T19:16:46Z</text:p>
          </table:table-cell>
          <table:table-cell office:value-type="string" calcext:value-type="string">
            <text:p>SUCCEEDED</text:p>
          </table:table-cell>
          <table:table-cell office:value-type="float" office:value="923536" calcext:value-type="float">
            <text:p>923536</text:p>
          </table:table-cell>
          <table:table-cell office:value-type="float" office:value="137808" calcext:value-type="float">
            <text:p>137808</text:p>
          </table:table-cell>
          <table:table-cell office:value-type="float" office:value="8.579" calcext:value-type="float">
            <text:p>8.579</text:p>
          </table:table-cell>
          <table:table-cell office:value-type="float" office:value="0.481" calcext:value-type="float">
            <text:p>0.48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96-ens69</text:p>
          </table:table-cell>
          <table:table-cell office:value-type="float" office:value="255.69" calcext:value-type="float">
            <text:p>255.69</text:p>
          </table:table-cell>
          <table:table-cell office:value-type="float" office:value="132.27" calcext:value-type="float">
            <text:p>132.2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021-12-27T13:55:32Z</text:p>
          </table:table-cell>
          <table:table-cell office:value-type="string" calcext:value-type="string">
            <text:p>2021-12-27T18:52:19Z</text:p>
          </table:table-cell>
          <table:table-cell office:value-type="string" calcext:value-type="string">
            <text:p>2021-12-27T19:00:07Z</text:p>
          </table:table-cell>
          <table:table-cell office:value-type="string" calcext:value-type="string">
            <text:p>SUCCEEDED</text:p>
          </table:table-cell>
          <table:table-cell office:value-type="float" office:value="923502" calcext:value-type="float">
            <text:p>923502</text:p>
          </table:table-cell>
          <table:table-cell office:value-type="float" office:value="38781" calcext:value-type="float">
            <text:p>38781</text:p>
          </table:table-cell>
          <table:table-cell office:value-type="float" office:value="11.67" calcext:value-type="float">
            <text:p>11.67</text:p>
          </table:table-cell>
          <table:table-cell office:value-type="float" office:value="1.249" calcext:value-type="float">
            <text:p>1.24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96-ens70</text:p>
          </table:table-cell>
          <table:table-cell office:value-type="float" office:value="271.867" calcext:value-type="float">
            <text:p>271.867</text:p>
          </table:table-cell>
          <table:table-cell office:value-type="float" office:value="137.29" calcext:value-type="float">
            <text:p>137.2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021-12-27T15:13:42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23Z</text:p>
          </table:table-cell>
          <table:table-cell office:value-type="string" calcext:value-type="string">
            <text:p>SUCCEEDED</text:p>
          </table:table-cell>
          <table:table-cell office:value-type="float" office:value="923650" calcext:value-type="float">
            <text:p>923650</text:p>
          </table:table-cell>
          <table:table-cell office:value-type="float" office:value="151050" calcext:value-type="float">
            <text:p>151050</text:p>
          </table:table-cell>
          <table:table-cell office:value-type="float" office:value="16.426" calcext:value-type="float">
            <text:p>16.426</text:p>
          </table:table-cell>
          <table:table-cell office:value-type="float" office:value="0.47" calcext:value-type="float">
            <text:p>0.47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71</text:p>
          </table:table-cell>
          <table:table-cell office:value-type="float" office:value="282.923" calcext:value-type="float">
            <text:p>282.923</text:p>
          </table:table-cell>
          <table:table-cell office:value-type="float" office:value="145.2" calcext:value-type="float">
            <text:p>145.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021-12-27T22:46:26Z</text:p>
          </table:table-cell>
          <table:table-cell office:value-type="string" calcext:value-type="string">
            <text:p>2021-12-28T00:12:23Z</text:p>
          </table:table-cell>
          <table:table-cell office:value-type="string" calcext:value-type="string">
            <text:p>2021-12-28T00:20:03Z</text:p>
          </table:table-cell>
          <table:table-cell office:value-type="string" calcext:value-type="string">
            <text:p>SUCCEEDED</text:p>
          </table:table-cell>
          <table:table-cell office:value-type="float" office:value="924401" calcext:value-type="float">
            <text:p>924401</text:p>
          </table:table-cell>
          <table:table-cell office:value-type="float" office:value="68415" calcext:value-type="float">
            <text:p>68415</text:p>
          </table:table-cell>
          <table:table-cell office:value-type="float" office:value="8.428" calcext:value-type="float">
            <text:p>8.428</text:p>
          </table:table-cell>
          <table:table-cell office:value-type="float" office:value="0.717" calcext:value-type="float">
            <text:p>0.717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72</text:p>
          </table:table-cell>
          <table:table-cell office:value-type="float" office:value="285.906" calcext:value-type="float">
            <text:p>285.906</text:p>
          </table:table-cell>
          <table:table-cell office:value-type="float" office:value="138.53" calcext:value-type="float">
            <text:p>138.5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21-12-27T15:14:10Z</text:p>
          </table:table-cell>
          <table:table-cell office:value-type="string" calcext:value-type="string">
            <text:p>2021-12-27T19:42:20Z</text:p>
          </table:table-cell>
          <table:table-cell office:value-type="string" calcext:value-type="string">
            <text:p>2021-12-27T19:50:44Z</text:p>
          </table:table-cell>
          <table:table-cell office:value-type="string" calcext:value-type="string">
            <text:p>SUCCEEDED</text:p>
          </table:table-cell>
          <table:table-cell office:value-type="float" office:value="923652" calcext:value-type="float">
            <text:p>923652</text:p>
          </table:table-cell>
          <table:table-cell office:value-type="float" office:value="173965" calcext:value-type="float">
            <text:p>173965</text:p>
          </table:table-cell>
          <table:table-cell office:value-type="float" office:value="19.643" calcext:value-type="float">
            <text:p>19.64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73</text:p>
          </table:table-cell>
          <table:table-cell office:value-type="float" office:value="284.121" calcext:value-type="float">
            <text:p>284.121</text:p>
          </table:table-cell>
          <table:table-cell office:value-type="float" office:value="138.63" calcext:value-type="float">
            <text:p>138.6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021-12-27T15:14:20Z</text:p>
          </table:table-cell>
          <table:table-cell office:value-type="string" calcext:value-type="string">
            <text:p>2021-12-27T19:43:20Z</text:p>
          </table:table-cell>
          <table:table-cell office:value-type="string" calcext:value-type="string">
            <text:p>2021-12-27T19:51:39Z</text:p>
          </table:table-cell>
          <table:table-cell office:value-type="string" calcext:value-type="string">
            <text:p>SUCCEEDED</text:p>
          </table:table-cell>
          <table:table-cell office:value-type="float" office:value="923653" calcext:value-type="float">
            <text:p>923653</text:p>
          </table:table-cell>
          <table:table-cell office:value-type="float" office:value="229102" calcext:value-type="float">
            <text:p>229102</text:p>
          </table:table-cell>
          <table:table-cell office:value-type="float" office:value="18.79" calcext:value-type="float">
            <text:p>18.79</text:p>
          </table:table-cell>
          <table:table-cell office:value-type="float" office:value="1.066" calcext:value-type="float">
            <text:p>1.06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u-ch427-n96-ens74</text:p>
          </table:table-cell>
          <table:table-cell office:value-type="float" office:value="271.31" calcext:value-type="float">
            <text:p>271.31</text:p>
          </table:table-cell>
          <table:table-cell office:value-type="float" office:value="140.29" calcext:value-type="float">
            <text:p>140.2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021-12-27T15:14:29Z</text:p>
          </table:table-cell>
          <table:table-cell office:value-type="string" calcext:value-type="string">
            <text:p>2021-12-27T19:52:21Z</text:p>
          </table:table-cell>
          <table:table-cell office:value-type="string" calcext:value-type="string">
            <text:p>2021-12-27T20:00:39Z</text:p>
          </table:table-cell>
          <table:table-cell office:value-type="string" calcext:value-type="string">
            <text:p>SUCCEEDED</text:p>
          </table:table-cell>
          <table:table-cell office:value-type="float" office:value="923654" calcext:value-type="float">
            <text:p>923654</text:p>
          </table:table-cell>
          <table:table-cell office:value-type="float" office:value="124052" calcext:value-type="float">
            <text:p>124052</text:p>
          </table:table-cell>
          <table:table-cell office:value-type="float" office:value="16.497" calcext:value-type="float">
            <text:p>16.497</text:p>
          </table:table-cell>
          <table:table-cell office:value-type="float" office:value="0.53" calcext:value-type="float">
            <text:p>0.53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ens75</text:p>
          </table:table-cell>
          <table:table-cell office:value-type="float" office:value="271.548" calcext:value-type="float">
            <text:p>271.548</text:p>
          </table:table-cell>
          <table:table-cell office:value-type="float" office:value="137.84" calcext:value-type="float">
            <text:p>137.8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021-12-27T15:19:07Z</text:p>
          </table:table-cell>
          <table:table-cell office:value-type="string" calcext:value-type="string">
            <text:p>2021-12-27T20:01:20Z</text:p>
          </table:table-cell>
          <table:table-cell office:value-type="string" calcext:value-type="string">
            <text:p>2021-12-27T20:09:29Z</text:p>
          </table:table-cell>
          <table:table-cell office:value-type="string" calcext:value-type="string">
            <text:p>SUCCEEDED</text:p>
          </table:table-cell>
          <table:table-cell office:value-type="float" office:value="923655" calcext:value-type="float">
            <text:p>923655</text:p>
          </table:table-cell>
          <table:table-cell office:value-type="float" office:value="147619" calcext:value-type="float">
            <text:p>147619</text:p>
          </table:table-cell>
          <table:table-cell office:value-type="float" office:value="23.128" calcext:value-type="float">
            <text:p>23.128</text:p>
          </table:table-cell>
          <table:table-cell office:value-type="float" office:value="0.56" calcext:value-type="float">
            <text:p>0.56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u-ch427-n96-ens76</text:p>
          </table:table-cell>
          <table:table-cell office:value-type="float" office:value="295.592" calcext:value-type="float">
            <text:p>295.592</text:p>
          </table:table-cell>
          <table:table-cell office:value-type="float" office:value="142.04" calcext:value-type="float">
            <text:p>142.0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1-12-27T15:02:00Z</text:p>
          </table:table-cell>
          <table:table-cell office:value-type="string" calcext:value-type="string">
            <text:p>2021-12-27T19:33:18Z</text:p>
          </table:table-cell>
          <table:table-cell office:value-type="string" calcext:value-type="string">
            <text:p>2021-12-27T19:41:54Z</text:p>
          </table:table-cell>
          <table:table-cell office:value-type="string" calcext:value-type="string">
            <text:p>SUCCEEDED</text:p>
          </table:table-cell>
          <table:table-cell office:value-type="float" office:value="923630" calcext:value-type="float">
            <text:p>923630</text:p>
          </table:table-cell>
          <table:table-cell office:value-type="float" office:value="205234" calcext:value-type="float">
            <text:p>205234</text:p>
          </table:table-cell>
          <table:table-cell office:value-type="float" office:value="23.526" calcext:value-type="float">
            <text:p>23.526</text:p>
          </table:table-cell>
          <table:table-cell office:value-type="float" office:value="0.81" calcext:value-type="float">
            <text:p>0.81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u-ch427-n96-ens77</text:p>
          </table:table-cell>
          <table:table-cell office:value-type="float" office:value="323.258" calcext:value-type="float">
            <text:p>323.258</text:p>
          </table:table-cell>
          <table:table-cell office:value-type="float" office:value="143.3" calcext:value-type="float">
            <text:p>143.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21-12-29T15:24:32Z</text:p>
          </table:table-cell>
          <table:table-cell office:value-type="string" calcext:value-type="string">
            <text:p>2021-12-29T18:03:30Z</text:p>
          </table:table-cell>
          <table:table-cell office:value-type="string" calcext:value-type="string">
            <text:p>2021-12-29T18:12:40Z</text:p>
          </table:table-cell>
          <table:table-cell office:value-type="string" calcext:value-type="string">
            <text:p>SUCCEEDED</text:p>
          </table:table-cell>
          <table:table-cell office:value-type="float" office:value="928069" calcext:value-type="float">
            <text:p>928069</text:p>
          </table:table-cell>
          <table:table-cell office:value-type="float" office:value="7747" calcext:value-type="float">
            <text:p>7747</text:p>
          </table:table-cell>
          <table:table-cell office:value-type="float" office:value="21.225" calcext:value-type="float">
            <text:p>21.2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ens78</text:p>
          </table:table-cell>
          <table:table-cell office:value-type="float" office:value="292.024" calcext:value-type="float">
            <text:p>292.024</text:p>
          </table:table-cell>
          <table:table-cell office:value-type="float" office:value="150.61" calcext:value-type="float">
            <text:p>150.6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21-12-27T16:29:13Z</text:p>
          </table:table-cell>
          <table:table-cell office:value-type="string" calcext:value-type="string">
            <text:p>2021-12-27T20:20:19Z</text:p>
          </table:table-cell>
          <table:table-cell office:value-type="string" calcext:value-type="string">
            <text:p>2021-12-27T20:29:16Z</text:p>
          </table:table-cell>
          <table:table-cell office:value-type="string" calcext:value-type="string">
            <text:p>SUCCEEDED</text:p>
          </table:table-cell>
          <table:table-cell office:value-type="float" office:value="923774" calcext:value-type="float">
            <text:p>923774</text:p>
          </table:table-cell>
          <table:table-cell office:value-type="float" office:value="62416" calcext:value-type="float">
            <text:p>62416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005" calcext:value-type="float">
            <text:p>1.005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u-ch427-n96-ens79</text:p>
          </table:table-cell>
          <table:table-cell office:value-type="float" office:value="292.159" calcext:value-type="float">
            <text:p>292.159</text:p>
          </table:table-cell>
          <table:table-cell office:value-type="float" office:value="141.85" calcext:value-type="float">
            <text:p>141.8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021-12-27T16:24:25Z</text:p>
          </table:table-cell>
          <table:table-cell office:value-type="string" calcext:value-type="string">
            <text:p>2021-12-27T20:10:20Z</text:p>
          </table:table-cell>
          <table:table-cell office:value-type="string" calcext:value-type="string">
            <text:p>2021-12-27T20:19:12Z</text:p>
          </table:table-cell>
          <table:table-cell office:value-type="string" calcext:value-type="string">
            <text:p>SUCCEEDED</text:p>
          </table:table-cell>
          <table:table-cell office:value-type="float" office:value="923763" calcext:value-type="float">
            <text:p>923763</text:p>
          </table:table-cell>
          <table:table-cell office:value-type="float" office:value="171136" calcext:value-type="float">
            <text:p>171136</text:p>
          </table:table-cell>
          <table:table-cell office:value-type="float" office:value="21.23" calcext:value-type="float">
            <text:p>21.2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ens80</text:p>
          </table:table-cell>
          <table:table-cell office:value-type="float" office:value="333.412" calcext:value-type="float">
            <text:p>333.412</text:p>
          </table:table-cell>
          <table:table-cell office:value-type="float" office:value="143.3" calcext:value-type="float">
            <text:p>143.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021-12-28T01:31:55Z</text:p>
          </table:table-cell>
          <table:table-cell office:value-type="string" calcext:value-type="string">
            <text:p>2021-12-28T07:02:22Z</text:p>
          </table:table-cell>
          <table:table-cell office:value-type="string" calcext:value-type="string">
            <text:p>2021-12-28T07:12:04Z</text:p>
          </table:table-cell>
          <table:table-cell office:value-type="string" calcext:value-type="string">
            <text:p>SUCCEEDED</text:p>
          </table:table-cell>
          <table:table-cell office:value-type="float" office:value="924943" calcext:value-type="float">
            <text:p>924943</text:p>
          </table:table-cell>
          <table:table-cell office:value-type="float" office:value="188097" calcext:value-type="float">
            <text:p>188097</text:p>
          </table:table-cell>
          <table:table-cell office:value-type="float" office:value="61.278" calcext:value-type="float">
            <text:p>61.27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u-ch427-n96-ens81</text:p>
          </table:table-cell>
          <table:table-cell office:value-type="float" office:value="310.211" calcext:value-type="float">
            <text:p>310.211</text:p>
          </table:table-cell>
          <table:table-cell office:value-type="float" office:value="157.1" calcext:value-type="float">
            <text:p>157.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21-12-27T23:23:52Z</text:p>
          </table:table-cell>
          <table:table-cell office:value-type="string" calcext:value-type="string">
            <text:p>2021-12-28T00:57:28Z</text:p>
          </table:table-cell>
          <table:table-cell office:value-type="string" calcext:value-type="string">
            <text:p>2021-12-28T01:06:26Z</text:p>
          </table:table-cell>
          <table:table-cell office:value-type="string" calcext:value-type="string">
            <text:p>SUCCEEDED</text:p>
          </table:table-cell>
          <table:table-cell office:value-type="float" office:value="924554" calcext:value-type="float">
            <text:p>924554</text:p>
          </table:table-cell>
          <table:table-cell office:value-type="float" office:value="21508" calcext:value-type="float">
            <text:p>21508</text:p>
          </table:table-cell>
          <table:table-cell office:value-type="float" office:value="14.497" calcext:value-type="float">
            <text:p>14.497</text:p>
          </table:table-cell>
          <table:table-cell office:value-type="float" office:value="0.462" calcext:value-type="float">
            <text:p>0.462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96-ens82</text:p>
          </table:table-cell>
          <table:table-cell office:value-type="float" office:value="328.363" calcext:value-type="float">
            <text:p>328.363</text:p>
          </table:table-cell>
          <table:table-cell office:value-type="float" office:value="147.98" calcext:value-type="float">
            <text:p>147.9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021-12-27T23:23:59Z</text:p>
          </table:table-cell>
          <table:table-cell office:value-type="string" calcext:value-type="string">
            <text:p>2021-12-28T00:47:30Z</text:p>
          </table:table-cell>
          <table:table-cell office:value-type="string" calcext:value-type="string">
            <text:p>2021-12-28T00:57:03Z</text:p>
          </table:table-cell>
          <table:table-cell office:value-type="string" calcext:value-type="string">
            <text:p>SUCCEEDED</text:p>
          </table:table-cell>
          <table:table-cell office:value-type="float" office:value="924556" calcext:value-type="float">
            <text:p>924556</text:p>
          </table:table-cell>
          <table:table-cell office:value-type="float" office:value="130357" calcext:value-type="float">
            <text:p>130357</text:p>
          </table:table-cell>
          <table:table-cell office:value-type="float" office:value="12.207" calcext:value-type="float">
            <text:p>12.2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96-ens83</text:p>
          </table:table-cell>
          <table:table-cell office:value-type="float" office:value="311.459" calcext:value-type="float">
            <text:p>311.459</text:p>
          </table:table-cell>
          <table:table-cell office:value-type="float" office:value="159.14" calcext:value-type="float">
            <text:p>159.1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021-12-27T22:52:24Z</text:p>
          </table:table-cell>
          <table:table-cell office:value-type="string" calcext:value-type="string">
            <text:p>2021-12-27T23:11:22Z</text:p>
          </table:table-cell>
          <table:table-cell office:value-type="string" calcext:value-type="string">
            <text:p>2021-12-27T23:20:42Z</text:p>
          </table:table-cell>
          <table:table-cell office:value-type="string" calcext:value-type="string">
            <text:p>SUCCEEDED</text:p>
          </table:table-cell>
          <table:table-cell office:value-type="float" office:value="924467" calcext:value-type="float">
            <text:p>924467</text:p>
          </table:table-cell>
          <table:table-cell office:value-type="float" office:value="67795" calcext:value-type="float">
            <text:p>67795</text:p>
          </table:table-cell>
          <table:table-cell office:value-type="float" office:value="10.627" calcext:value-type="float">
            <text:p>10.627</text:p>
          </table:table-cell>
          <table:table-cell office:value-type="float" office:value="0.459" calcext:value-type="float">
            <text:p>0.459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ens84</text:p>
          </table:table-cell>
          <table:table-cell office:value-type="float" office:value="347.19" calcext:value-type="float">
            <text:p>347.19</text:p>
          </table:table-cell>
          <table:table-cell office:value-type="float" office:value="148.95" calcext:value-type="float">
            <text:p>148.9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021-12-28T01:35:09Z</text:p>
          </table:table-cell>
          <table:table-cell office:value-type="string" calcext:value-type="string">
            <text:p>2021-12-28T06:18:22Z</text:p>
          </table:table-cell>
          <table:table-cell office:value-type="string" calcext:value-type="string">
            <text:p>2021-12-28T06:28:19Z</text:p>
          </table:table-cell>
          <table:table-cell office:value-type="string" calcext:value-type="string">
            <text:p>SUCCEEDED</text:p>
          </table:table-cell>
          <table:table-cell office:value-type="float" office:value="924973" calcext:value-type="float">
            <text:p>924973</text:p>
          </table:table-cell>
          <table:table-cell office:value-type="float" office:value="239158" calcext:value-type="float">
            <text:p>239158</text:p>
          </table:table-cell>
          <table:table-cell office:value-type="float" office:value="22.851" calcext:value-type="float">
            <text:p>22.851</text:p>
          </table:table-cell>
          <table:table-cell office:value-type="float" office:value="0.531" calcext:value-type="float">
            <text:p>0.531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96-ens85</text:p>
          </table:table-cell>
          <table:table-cell office:value-type="float" office:value="342.552" calcext:value-type="float">
            <text:p>342.552</text:p>
          </table:table-cell>
          <table:table-cell office:value-type="float" office:value="156.3" calcext:value-type="float">
            <text:p>156.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021-12-28T00:11:59Z</text:p>
          </table:table-cell>
          <table:table-cell office:value-type="string" calcext:value-type="string">
            <text:p>2021-12-28T01:03:29Z</text:p>
          </table:table-cell>
          <table:table-cell office:value-type="string" calcext:value-type="string">
            <text:p>2021-12-28T01:12:38Z</text:p>
          </table:table-cell>
          <table:table-cell office:value-type="string" calcext:value-type="string">
            <text:p>SUCCEEDED</text:p>
          </table:table-cell>
          <table:table-cell office:value-type="float" office:value="924633" calcext:value-type="float">
            <text:p>924633</text:p>
          </table:table-cell>
          <table:table-cell office:value-type="float" office:value="77244" calcext:value-type="float">
            <text:p>77244</text:p>
          </table:table-cell>
          <table:table-cell office:value-type="float" office:value="13.937" calcext:value-type="float">
            <text:p>13.937</text:p>
          </table:table-cell>
          <table:table-cell table:number-columns-repeated="2"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u-ch427-n96-ens86</text:p>
          </table:table-cell>
          <table:table-cell office:value-type="float" office:value="317.605" calcext:value-type="float">
            <text:p>317.605</text:p>
          </table:table-cell>
          <table:table-cell office:value-type="float" office:value="155.96" calcext:value-type="float">
            <text:p>155.9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021-12-28T01:31:22Z</text:p>
          </table:table-cell>
          <table:table-cell office:value-type="string" calcext:value-type="string">
            <text:p>2021-12-28T05:32:32Z</text:p>
          </table:table-cell>
          <table:table-cell office:value-type="string" calcext:value-type="string">
            <text:p>2021-12-28T05:42:02Z</text:p>
          </table:table-cell>
          <table:table-cell office:value-type="string" calcext:value-type="string">
            <text:p>SUCCEEDED</text:p>
          </table:table-cell>
          <table:table-cell office:value-type="float" office:value="924939" calcext:value-type="float">
            <text:p>924939</text:p>
          </table:table-cell>
          <table:table-cell office:value-type="float" office:value="102153" calcext:value-type="float">
            <text:p>102153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ens87</text:p>
          </table:table-cell>
          <table:table-cell office:value-type="float" office:value="360.696" calcext:value-type="float">
            <text:p>360.696</text:p>
          </table:table-cell>
          <table:table-cell office:value-type="float" office:value="168.67" calcext:value-type="float">
            <text:p>168.6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021-12-28T00:12:19Z</text:p>
          </table:table-cell>
          <table:table-cell office:value-type="string" calcext:value-type="string">
            <text:p>2021-12-28T01:24:22Z</text:p>
          </table:table-cell>
          <table:table-cell office:value-type="string" calcext:value-type="string">
            <text:p>2021-12-28T01:34:39Z</text:p>
          </table:table-cell>
          <table:table-cell office:value-type="string" calcext:value-type="string">
            <text:p>SUCCEEDED</text:p>
          </table:table-cell>
          <table:table-cell office:value-type="float" office:value="924635" calcext:value-type="float">
            <text:p>924635</text:p>
          </table:table-cell>
          <table:table-cell office:value-type="float" office:value="74564" calcext:value-type="float">
            <text:p>74564</text:p>
          </table:table-cell>
          <table:table-cell office:value-type="float" office:value="14.117" calcext:value-type="float">
            <text:p>14.117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u-ch427-n96-ens88</text:p>
          </table:table-cell>
          <table:table-cell office:value-type="float" office:value="340.293" calcext:value-type="float">
            <text:p>340.293</text:p>
          </table:table-cell>
          <table:table-cell office:value-type="float" office:value="154.88" calcext:value-type="float">
            <text:p>154.8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021-12-28T13:54:41Z</text:p>
          </table:table-cell>
          <table:table-cell office:value-type="string" calcext:value-type="string">
            <text:p>2021-12-28T20:28:27Z</text:p>
          </table:table-cell>
          <table:table-cell office:value-type="string" calcext:value-type="string">
            <text:p>2021-12-28T20:38:24Z</text:p>
          </table:table-cell>
          <table:table-cell office:value-type="string" calcext:value-type="string">
            <text:p>SUCCEEDED</text:p>
          </table:table-cell>
          <table:table-cell office:value-type="float" office:value="925655" calcext:value-type="float">
            <text:p>925655</text:p>
          </table:table-cell>
          <table:table-cell office:value-type="float" office:value="18163" calcext:value-type="float">
            <text:p>18163</text:p>
          </table:table-cell>
          <table:table-cell office:value-type="float" office:value="27.769" calcext:value-type="float">
            <text:p>27.76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ens89</text:p>
          </table:table-cell>
          <table:table-cell office:value-type="float" office:value="369.33" calcext:value-type="float">
            <text:p>369.33</text:p>
          </table:table-cell>
          <table:table-cell office:value-type="float" office:value="176.9" calcext:value-type="float">
            <text:p>176.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2021-12-28T13:54:30Z</text:p>
          </table:table-cell>
          <table:table-cell office:value-type="string" calcext:value-type="string">
            <text:p>2021-12-28T20:22:30Z</text:p>
          </table:table-cell>
          <table:table-cell office:value-type="string" calcext:value-type="string">
            <text:p>2021-12-28T20:32:14Z</text:p>
          </table:table-cell>
          <table:table-cell office:value-type="string" calcext:value-type="string">
            <text:p>SUCCEEDED</text:p>
          </table:table-cell>
          <table:table-cell office:value-type="float" office:value="925653" calcext:value-type="float">
            <text:p>925653</text:p>
          </table:table-cell>
          <table:table-cell office:value-type="float" office:value="3078" calcext:value-type="float">
            <text:p>3078</text:p>
          </table:table-cell>
          <table:table-cell office:value-type="float" office:value="16.817" calcext:value-type="float">
            <text:p>16.81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ens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2022-01-02T23:57:06Z</text:p>
          </table:table-cell>
          <table:table-cell office:value-type="string" calcext:value-type="string">
            <text:p>2022-01-03T00:55:05Z</text:p>
          </table:table-cell>
          <table:table-cell office:value-type="string" calcext:value-type="string">
            <text:p>2022-01-03T01:05:13Z</text:p>
          </table:table-cell>
          <table:table-cell office:value-type="string" calcext:value-type="string">
            <text:p>E</text:p>
          </table:table-cell>
          <table:table-cell office:value-type="float" office:value="936300" calcext:value-type="float">
            <text:p>936300</text:p>
          </table:table-cell>
          <table:table-cell office:value-type="float" office:value="182260" calcext:value-type="float">
            <text:p>182260</text:p>
          </table:table-cell>
          <table:table-cell office:value-type="float" office:value="28.786" calcext:value-type="float">
            <text:p>28.786</text:p>
          </table:table-cell>
          <table:table-cell office:value-type="float" office:value="0.561" calcext:value-type="float">
            <text:p>0.56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u-ch427-n96-ens91</text:p>
          </table:table-cell>
          <table:table-cell office:value-type="float" office:value="404.181" calcext:value-type="float">
            <text:p>404.181</text:p>
          </table:table-cell>
          <table:table-cell office:value-type="float" office:value="166.8" calcext:value-type="float">
            <text:p>166.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021-12-29T00:46:16Z</text:p>
          </table:table-cell>
          <table:table-cell office:value-type="string" calcext:value-type="string">
            <text:p>2021-12-29T23:22:30Z</text:p>
          </table:table-cell>
          <table:table-cell office:value-type="string" calcext:value-type="string">
            <text:p>2021-12-29T23:33:53Z</text:p>
          </table:table-cell>
          <table:table-cell office:value-type="string" calcext:value-type="string">
            <text:p>SUCCEEDED</text:p>
          </table:table-cell>
          <table:table-cell office:value-type="float" office:value="926816" calcext:value-type="float">
            <text:p>926816</text:p>
          </table:table-cell>
          <table:table-cell office:value-type="float" office:value="164405" calcext:value-type="float">
            <text:p>164405</text:p>
          </table:table-cell>
          <table:table-cell office:value-type="float" office:value="25.14" calcext:value-type="float">
            <text:p>25.14</text:p>
          </table:table-cell>
          <table:table-cell office:value-type="float" office:value="0.69" calcext:value-type="float">
            <text:p>0.69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96-ens92</text:p>
          </table:table-cell>
          <table:table-cell office:value-type="float" office:value="358.913" calcext:value-type="float">
            <text:p>358.913</text:p>
          </table:table-cell>
          <table:table-cell office:value-type="float" office:value="157.63" calcext:value-type="float">
            <text:p>157.6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021-12-29T00:46:11Z</text:p>
          </table:table-cell>
          <table:table-cell office:value-type="string" calcext:value-type="string">
            <text:p>2021-12-29T21:47:28Z</text:p>
          </table:table-cell>
          <table:table-cell office:value-type="string" calcext:value-type="string">
            <text:p>2021-12-29T21:58:12Z</text:p>
          </table:table-cell>
          <table:table-cell office:value-type="string" calcext:value-type="string">
            <text:p>SUCCEEDED</text:p>
          </table:table-cell>
          <table:table-cell office:value-type="float" office:value="926815" calcext:value-type="float">
            <text:p>926815</text:p>
          </table:table-cell>
          <table:table-cell office:value-type="float" office:value="211368" calcext:value-type="float">
            <text:p>211368</text:p>
          </table:table-cell>
          <table:table-cell office:value-type="float" office:value="34.242" calcext:value-type="float">
            <text:p>34.242</text:p>
          </table:table-cell>
          <table:table-cell office:value-type="float" office:value="0.553" calcext:value-type="float">
            <text:p>0.5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96-ens93</text:p>
          </table:table-cell>
          <table:table-cell office:value-type="float" office:value="413.375" calcext:value-type="float">
            <text:p>413.37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021-12-29T15:22:48Z</text:p>
          </table:table-cell>
          <table:table-cell office:value-type="string" calcext:value-type="string">
            <text:p>2021-12-30T07:31:46Z</text:p>
          </table:table-cell>
          <table:table-cell office:value-type="string" calcext:value-type="string">
            <text:p>2021-12-30T07:43:00Z</text:p>
          </table:table-cell>
          <table:table-cell office:value-type="string" calcext:value-type="string">
            <text:p>SUCCEEDED</text:p>
          </table:table-cell>
          <table:table-cell office:value-type="float" office:value="928064" calcext:value-type="float">
            <text:p>928064</text:p>
          </table:table-cell>
          <table:table-cell office:value-type="float" office:value="241333" calcext:value-type="float">
            <text:p>241333</text:p>
          </table:table-cell>
          <table:table-cell office:value-type="float" office:value="9.984" calcext:value-type="float">
            <text:p>9.98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ens94</text:p>
          </table:table-cell>
          <table:table-cell office:value-type="float" office:value="406.553" calcext:value-type="float">
            <text:p>406.553</text:p>
          </table:table-cell>
          <table:table-cell office:value-type="float" office:value="161.54" calcext:value-type="float">
            <text:p>161.5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021-12-29T00:30:49Z</text:p>
          </table:table-cell>
          <table:table-cell office:value-type="string" calcext:value-type="string">
            <text:p>2021-12-29T00:45:33Z</text:p>
          </table:table-cell>
          <table:table-cell office:value-type="string" calcext:value-type="string">
            <text:p>2021-12-29T00:57:28Z</text:p>
          </table:table-cell>
          <table:table-cell office:value-type="string" calcext:value-type="string">
            <text:p>SUCCEEDED</text:p>
          </table:table-cell>
          <table:table-cell office:value-type="float" office:value="926801" calcext:value-type="float">
            <text:p>926801</text:p>
          </table:table-cell>
          <table:table-cell office:value-type="float" office:value="219048" calcext:value-type="float">
            <text:p>219048</text:p>
          </table:table-cell>
          <table:table-cell office:value-type="float" office:value="25.82" calcext:value-type="float">
            <text:p>25.82</text:p>
          </table:table-cell>
          <table:table-cell office:value-type="float" office:value="0.612" calcext:value-type="float">
            <text:p>0.612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ens95</text:p>
          </table:table-cell>
          <table:table-cell office:value-type="float" office:value="429.955" calcext:value-type="float">
            <text:p>429.955</text:p>
          </table:table-cell>
          <table:table-cell office:value-type="float" office:value="175.81" calcext:value-type="float">
            <text:p>175.8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021-12-29T00:35:39Z</text:p>
          </table:table-cell>
          <table:table-cell office:value-type="string" calcext:value-type="string">
            <text:p>2021-12-29T16:55:18Z</text:p>
          </table:table-cell>
          <table:table-cell office:value-type="string" calcext:value-type="string">
            <text:p>2021-12-29T17:07:33Z</text:p>
          </table:table-cell>
          <table:table-cell office:value-type="string" calcext:value-type="string">
            <text:p>SUCCEEDED</text:p>
          </table:table-cell>
          <table:table-cell office:value-type="float" office:value="926805" calcext:value-type="float">
            <text:p>926805</text:p>
          </table:table-cell>
          <table:table-cell office:value-type="float" office:value="194540" calcext:value-type="float">
            <text:p>194540</text:p>
          </table:table-cell>
          <table:table-cell office:value-type="float" office:value="10.858" calcext:value-type="float">
            <text:p>10.858</text:p>
          </table:table-cell>
          <table:table-cell office:value-type="float" office:value="0.74" calcext:value-type="float">
            <text:p>0.7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96-ens96</text:p>
          </table:table-cell>
          <table:table-cell office:value-type="float" office:value="432.791" calcext:value-type="float">
            <text:p>432.791</text:p>
          </table:table-cell>
          <table:table-cell office:value-type="float" office:value="184.42" calcext:value-type="float">
            <text:p>184.42</text:p>
          </table:table-cell>
          <table:table-cell table:number-columns-repeated="2"/>
          <table:table-cell table:number-columns-repeated="2" office:value-type="float" office:value="96" calcext:value-type="float">
            <text:p>9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021-12-29T00:35:29Z</text:p>
          </table:table-cell>
          <table:table-cell office:value-type="string" calcext:value-type="string">
            <text:p>2021-12-29T01:32:33Z</text:p>
          </table:table-cell>
          <table:table-cell office:value-type="string" calcext:value-type="string">
            <text:p>2021-12-29T01:44:50Z</text:p>
          </table:table-cell>
          <table:table-cell office:value-type="string" calcext:value-type="string">
            <text:p>SUCCEEDED</text:p>
          </table:table-cell>
          <table:table-cell office:value-type="float" office:value="926804" calcext:value-type="float">
            <text:p>926804</text:p>
          </table:table-cell>
          <table:table-cell office:value-type="float" office:value="12583" calcext:value-type="float">
            <text:p>12583</text:p>
          </table:table-cell>
          <table:table-cell office:value-type="float" office:value="10.34" calcext:value-type="float">
            <text:p>10.3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ens97</text:p>
          </table:table-cell>
          <table:table-cell office:value-type="float" office:value="369.422" calcext:value-type="float">
            <text:p>369.422</text:p>
          </table:table-cell>
          <table:table-cell office:value-type="float" office:value="167.12" calcext:value-type="float">
            <text:p>167.1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021-12-29T00:35:41Z</text:p>
          </table:table-cell>
          <table:table-cell office:value-type="string" calcext:value-type="string">
            <text:p>2021-12-29T17:08:17Z</text:p>
          </table:table-cell>
          <table:table-cell office:value-type="string" calcext:value-type="string">
            <text:p>2021-12-29T17:19:56Z</text:p>
          </table:table-cell>
          <table:table-cell office:value-type="string" calcext:value-type="string">
            <text:p>SUCCEEDED</text:p>
          </table:table-cell>
          <table:table-cell office:value-type="float" office:value="926806" calcext:value-type="float">
            <text:p>926806</text:p>
          </table:table-cell>
          <table:table-cell office:value-type="float" office:value="220860" calcext:value-type="float">
            <text:p>220860</text:p>
          </table:table-cell>
          <table:table-cell office:value-type="float" office:value="22.587" calcext:value-type="float">
            <text:p>22.58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u-ch427-n96-ens98</text:p>
          </table:table-cell>
          <table:table-cell office:value-type="float" office:value="456.115" calcext:value-type="float">
            <text:p>456.115</text:p>
          </table:table-cell>
          <table:table-cell office:value-type="float" office:value="173.25" calcext:value-type="float">
            <text:p>173.2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021-12-29T00:40:58Z</text:p>
          </table:table-cell>
          <table:table-cell office:value-type="string" calcext:value-type="string">
            <text:p>2021-12-29T18:13:21Z</text:p>
          </table:table-cell>
          <table:table-cell office:value-type="string" calcext:value-type="string">
            <text:p>2021-12-29T18:26:06Z</text:p>
          </table:table-cell>
          <table:table-cell office:value-type="string" calcext:value-type="string">
            <text:p>SUCCEEDED</text:p>
          </table:table-cell>
          <table:table-cell office:value-type="float" office:value="926807" calcext:value-type="float">
            <text:p>926807</text:p>
          </table:table-cell>
          <table:table-cell office:value-type="float" office:value="32238" calcext:value-type="float">
            <text:p>32238</text:p>
          </table:table-cell>
          <table:table-cell office:value-type="float" office:value="17.035" calcext:value-type="float">
            <text:p>17.035</text:p>
          </table:table-cell>
          <table:table-cell office:value-type="float" office:value="0.784" calcext:value-type="float">
            <text:p>0.784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ens99</text:p>
          </table:table-cell>
          <table:table-cell office:value-type="float" office:value="401.758" calcext:value-type="float">
            <text:p>401.758</text:p>
          </table:table-cell>
          <table:table-cell office:value-type="float" office:value="167.74" calcext:value-type="float">
            <text:p>167.7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021-12-29T01:37:41Z</text:p>
          </table:table-cell>
          <table:table-cell office:value-type="string" calcext:value-type="string">
            <text:p>2021-12-30T02:57:17Z</text:p>
          </table:table-cell>
          <table:table-cell office:value-type="string" calcext:value-type="string">
            <text:p>2021-12-30T03:09:36Z</text:p>
          </table:table-cell>
          <table:table-cell office:value-type="string" calcext:value-type="string">
            <text:p>SUCCEEDED</text:p>
          </table:table-cell>
          <table:table-cell office:value-type="float" office:value="927001" calcext:value-type="float">
            <text:p>927001</text:p>
          </table:table-cell>
          <table:table-cell office:value-type="float" office:value="111400" calcext:value-type="float">
            <text:p>111400</text:p>
          </table:table-cell>
          <table:table-cell office:value-type="float" office:value="20.592" calcext:value-type="float">
            <text:p>20.592</text:p>
          </table:table-cell>
          <table:table-cell office:value-type="float" office:value="0.561" calcext:value-type="float">
            <text:p>0.561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u-ch427-n96-max18-ens00</text:p>
          </table:table-cell>
          <table:table-cell office:value-type="float" office:value="58.534" calcext:value-type="float">
            <text:p>58.534</text:p>
          </table:table-cell>
          <table:table-cell office:value-type="float" office:value="10.38" calcext:value-type="float">
            <text:p>10.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15Z</text:p>
          </table:table-cell>
          <table:table-cell office:value-type="string" calcext:value-type="string">
            <text:p>2022-01-10T22:20:23Z</text:p>
          </table:table-cell>
          <table:table-cell office:value-type="string" calcext:value-type="string">
            <text:p>2022-01-10T22:21:35Z</text:p>
          </table:table-cell>
          <table:table-cell office:value-type="string" calcext:value-type="string">
            <text:p>SUCCEEDED</text:p>
          </table:table-cell>
          <table:table-cell office:value-type="float" office:value="955614" calcext:value-type="float">
            <text:p>955614</text:p>
          </table:table-cell>
          <table:table-cell office:value-type="float" office:value="94134" calcext:value-type="float">
            <text:p>94134</text:p>
          </table:table-cell>
          <table:table-cell office:value-type="float" office:value="7.878" calcext:value-type="float">
            <text:p>7.878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18-ens01</text:p>
          </table:table-cell>
          <table:table-cell office:value-type="float" office:value="57.965" calcext:value-type="float">
            <text:p>57.965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21Z</text:p>
          </table:table-cell>
          <table:table-cell office:value-type="string" calcext:value-type="string">
            <text:p>2022-01-10T22:20:31Z</text:p>
          </table:table-cell>
          <table:table-cell office:value-type="string" calcext:value-type="string">
            <text:p>2022-01-10T22:21:42Z</text:p>
          </table:table-cell>
          <table:table-cell office:value-type="string" calcext:value-type="string">
            <text:p>SUCCEEDED</text:p>
          </table:table-cell>
          <table:table-cell office:value-type="float" office:value="955616" calcext:value-type="float">
            <text:p>955616</text:p>
          </table:table-cell>
          <table:table-cell office:value-type="float" office:value="33212" calcext:value-type="float">
            <text:p>33212</text:p>
          </table:table-cell>
          <table:table-cell office:value-type="float" office:value="4.589" calcext:value-type="float">
            <text:p>4.5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max18-ens02</text:p>
          </table:table-cell>
          <table:table-cell office:value-type="float" office:value="58.851" calcext:value-type="float">
            <text:p>58.851</text:p>
          </table:table-cell>
          <table:table-cell office:value-type="float" office:value="12.13" calcext:value-type="float">
            <text:p>12.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0T22:20:29Z</text:p>
          </table:table-cell>
          <table:table-cell office:value-type="string" calcext:value-type="string">
            <text:p>2022-01-10T22:20:40Z</text:p>
          </table:table-cell>
          <table:table-cell office:value-type="string" calcext:value-type="string">
            <text:p>2022-01-10T22:21:54Z</text:p>
          </table:table-cell>
          <table:table-cell office:value-type="string" calcext:value-type="string">
            <text:p>SUCCEEDED</text:p>
          </table:table-cell>
          <table:table-cell office:value-type="float" office:value="955618" calcext:value-type="float">
            <text:p>955618</text:p>
          </table:table-cell>
          <table:table-cell office:value-type="float" office:value="232706" calcext:value-type="float">
            <text:p>232706</text:p>
          </table:table-cell>
          <table:table-cell office:value-type="float" office:value="4.694" calcext:value-type="float">
            <text:p>4.6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max18-ens03</text:p>
          </table:table-cell>
          <table:table-cell office:value-type="float" office:value="59.738" calcext:value-type="float">
            <text:p>59.738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0T22:20:37Z</text:p>
          </table:table-cell>
          <table:table-cell office:value-type="string" calcext:value-type="string">
            <text:p>2022-01-10T22:20:47Z</text:p>
          </table:table-cell>
          <table:table-cell office:value-type="string" calcext:value-type="string">
            <text:p>2022-01-10T22:22:03Z</text:p>
          </table:table-cell>
          <table:table-cell office:value-type="string" calcext:value-type="string">
            <text:p>SUCCEEDED</text:p>
          </table:table-cell>
          <table:table-cell office:value-type="float" office:value="955620" calcext:value-type="float">
            <text:p>955620</text:p>
          </table:table-cell>
          <table:table-cell office:value-type="float" office:value="228573" calcext:value-type="float">
            <text:p>228573</text:p>
          </table:table-cell>
          <table:table-cell office:value-type="float" office:value="4.271" calcext:value-type="float">
            <text:p>4.271</text:p>
          </table:table-cell>
          <table:table-cell office:value-type="float" office:value="0.37" calcext:value-type="float">
            <text:p>0.37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ens04</text:p>
          </table:table-cell>
          <table:table-cell office:value-type="float" office:value="61.444" calcext:value-type="float">
            <text:p>61.444</text:p>
          </table:table-cell>
          <table:table-cell office:value-type="float" office:value="14.63" calcext:value-type="float">
            <text:p>14.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0T22:20:46Z</text:p>
          </table:table-cell>
          <table:table-cell office:value-type="string" calcext:value-type="string">
            <text:p>2022-01-10T22:20:55Z</text:p>
          </table:table-cell>
          <table:table-cell office:value-type="string" calcext:value-type="string">
            <text:p>2022-01-10T22:22:13Z</text:p>
          </table:table-cell>
          <table:table-cell office:value-type="string" calcext:value-type="string">
            <text:p>SUCCEEDED</text:p>
          </table:table-cell>
          <table:table-cell office:value-type="float" office:value="955622" calcext:value-type="float">
            <text:p>955622</text:p>
          </table:table-cell>
          <table:table-cell office:value-type="float" office:value="191090" calcext:value-type="float">
            <text:p>191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4" calcext:value-type="float">
            <text:p>0.4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5</text:p>
          </table:table-cell>
          <table:table-cell office:value-type="float" office:value="80.568" calcext:value-type="float">
            <text:p>80.568</text:p>
          </table:table-cell>
          <table:table-cell office:value-type="float" office:value="30.42" calcext:value-type="float">
            <text:p>30.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0T22:20:54Z</text:p>
          </table:table-cell>
          <table:table-cell office:value-type="string" calcext:value-type="string">
            <text:p>2022-01-10T22:22:09Z</text:p>
          </table:table-cell>
          <table:table-cell office:value-type="string" calcext:value-type="string">
            <text:p>2022-01-10T22:24:06Z</text:p>
          </table:table-cell>
          <table:table-cell office:value-type="string" calcext:value-type="string">
            <text:p>SUCCEEDED</text:p>
          </table:table-cell>
          <table:table-cell office:value-type="float" office:value="955624" calcext:value-type="float">
            <text:p>955624</text:p>
          </table:table-cell>
          <table:table-cell office:value-type="float" office:value="248649" calcext:value-type="float">
            <text:p>248649</text:p>
          </table:table-cell>
          <table:table-cell office:value-type="float" office:value="7.556" calcext:value-type="float">
            <text:p>7.55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6</text:p>
          </table:table-cell>
          <table:table-cell office:value-type="float" office:value="83.135" calcext:value-type="float">
            <text:p>83.135</text:p>
          </table:table-cell>
          <table:table-cell office:value-type="float" office:value="32.14" calcext:value-type="float">
            <text:p>32.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0T22:21:06Z</text:p>
          </table:table-cell>
          <table:table-cell office:value-type="string" calcext:value-type="string">
            <text:p>2022-01-10T22:22:38Z</text:p>
          </table:table-cell>
          <table:table-cell office:value-type="string" calcext:value-type="string">
            <text:p>2022-01-10T22:24:37Z</text:p>
          </table:table-cell>
          <table:table-cell office:value-type="string" calcext:value-type="string">
            <text:p>SUCCEEDED</text:p>
          </table:table-cell>
          <table:table-cell office:value-type="float" office:value="955626" calcext:value-type="float">
            <text:p>955626</text:p>
          </table:table-cell>
          <table:table-cell office:value-type="float" office:value="207287" calcext:value-type="float">
            <text:p>207287</text:p>
          </table:table-cell>
          <table:table-cell office:value-type="float" office:value="8" calcext:value-type="float">
            <text:p>8</text:p>
          </table:table-cell>
          <table:table-cell office:value-type="float" office:value="0.372" calcext:value-type="float">
            <text:p>0.372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ax18-ens07</text:p>
          </table:table-cell>
          <table:table-cell office:value-type="float" office:value="87.82" calcext:value-type="float">
            <text:p>87.82</text:p>
          </table:table-cell>
          <table:table-cell office:value-type="float" office:value="33.79" calcext:value-type="float">
            <text:p>33.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0T22:21:12Z</text:p>
          </table:table-cell>
          <table:table-cell office:value-type="string" calcext:value-type="string">
            <text:p>2022-01-10T22:24:51Z</text:p>
          </table:table-cell>
          <table:table-cell office:value-type="string" calcext:value-type="string">
            <text:p>2022-01-10T22:26:56Z</text:p>
          </table:table-cell>
          <table:table-cell office:value-type="string" calcext:value-type="string">
            <text:p>SUCCEEDED</text:p>
          </table:table-cell>
          <table:table-cell office:value-type="float" office:value="955627" calcext:value-type="float">
            <text:p>955627</text:p>
          </table:table-cell>
          <table:table-cell office:value-type="float" office:value="4563" calcext:value-type="float">
            <text:p>4563</text:p>
          </table:table-cell>
          <table:table-cell office:value-type="float" office:value="10.585" calcext:value-type="float">
            <text:p>10.5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ens08</text:p>
          </table:table-cell>
          <table:table-cell office:value-type="float" office:value="86.346" calcext:value-type="float">
            <text:p>86.346</text:p>
          </table:table-cell>
          <table:table-cell office:value-type="float" office:value="34.02" calcext:value-type="float">
            <text:p>34.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0T22:21:20Z</text:p>
          </table:table-cell>
          <table:table-cell office:value-type="string" calcext:value-type="string">
            <text:p>2022-01-10T22:27:23Z</text:p>
          </table:table-cell>
          <table:table-cell office:value-type="string" calcext:value-type="string">
            <text:p>2022-01-10T22:29:26Z</text:p>
          </table:table-cell>
          <table:table-cell office:value-type="string" calcext:value-type="string">
            <text:p>SUCCEEDED</text:p>
          </table:table-cell>
          <table:table-cell office:value-type="float" office:value="955628" calcext:value-type="float">
            <text:p>955628</text:p>
          </table:table-cell>
          <table:table-cell office:value-type="float" office:value="21716" calcext:value-type="float">
            <text:p>21716</text:p>
          </table:table-cell>
          <table:table-cell office:value-type="float" office:value="8.29" calcext:value-type="float">
            <text:p>8.2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09</text:p>
          </table:table-cell>
          <table:table-cell office:value-type="float" office:value="91.086" calcext:value-type="float">
            <text:p>91.086</text:p>
          </table:table-cell>
          <table:table-cell office:value-type="float" office:value="36.93" calcext:value-type="float">
            <text:p>36.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0T22:21:32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29" calcext:value-type="float">
            <text:p>955629</text:p>
          </table:table-cell>
          <table:table-cell office:value-type="float" office:value="122136" calcext:value-type="float">
            <text:p>122136</text:p>
          </table:table-cell>
          <table:table-cell office:value-type="float" office:value="7.845" calcext:value-type="float">
            <text:p>7.84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ens10</text:p>
          </table:table-cell>
          <table:table-cell office:value-type="float" office:value="90.163" calcext:value-type="float">
            <text:p>90.163</text:p>
          </table:table-cell>
          <table:table-cell office:value-type="float" office:value="36.95" calcext:value-type="float">
            <text:p>36.9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0T22:27:01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67" calcext:value-type="float">
            <text:p>955667</text:p>
          </table:table-cell>
          <table:table-cell office:value-type="float" office:value="173944" calcext:value-type="float">
            <text:p>173944</text:p>
          </table:table-cell>
          <table:table-cell office:value-type="float" office:value="6.898" calcext:value-type="float">
            <text:p>6.8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1</text:p>
          </table:table-cell>
          <table:table-cell office:value-type="float" office:value="99.842" calcext:value-type="float">
            <text:p>99.842</text:p>
          </table:table-cell>
          <table:table-cell office:value-type="float" office:value="37.67" calcext:value-type="float">
            <text:p>37.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0T22:21:44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3:55Z</text:p>
          </table:table-cell>
          <table:table-cell office:value-type="string" calcext:value-type="string">
            <text:p>SUCCEEDED</text:p>
          </table:table-cell>
          <table:table-cell office:value-type="float" office:value="955630" calcext:value-type="float">
            <text:p>955630</text:p>
          </table:table-cell>
          <table:table-cell office:value-type="float" office:value="245261" calcext:value-type="float">
            <text:p>245261</text:p>
          </table:table-cell>
          <table:table-cell office:value-type="float" office:value="7.908" calcext:value-type="float">
            <text:p>7.9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ens12</text:p>
          </table:table-cell>
          <table:table-cell office:value-type="float" office:value="105.039" calcext:value-type="float">
            <text:p>105.039</text:p>
          </table:table-cell>
          <table:table-cell office:value-type="float" office:value="38.85" calcext:value-type="float">
            <text:p>38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0T22:21:53Z</text:p>
          </table:table-cell>
          <table:table-cell office:value-type="string" calcext:value-type="string">
            <text:p>2022-01-10T22:33:14Z</text:p>
          </table:table-cell>
          <table:table-cell office:value-type="string" calcext:value-type="string">
            <text:p>2022-01-10T22:35:40Z</text:p>
          </table:table-cell>
          <table:table-cell office:value-type="string" calcext:value-type="string">
            <text:p>SUCCEEDED</text:p>
          </table:table-cell>
          <table:table-cell office:value-type="float" office:value="955631" calcext:value-type="float">
            <text:p>955631</text:p>
          </table:table-cell>
          <table:table-cell office:value-type="float" office:value="56388" calcext:value-type="float">
            <text:p>56388</text:p>
          </table:table-cell>
          <table:table-cell office:value-type="float" office:value="20.196" calcext:value-type="float">
            <text:p>20.196</text:p>
          </table:table-cell>
          <table:table-cell office:value-type="float" office:value="0.41" calcext:value-type="float">
            <text:p>0.41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ax18-ens13</text:p>
          </table:table-cell>
          <table:table-cell office:value-type="float" office:value="108.579" calcext:value-type="float">
            <text:p>108.579</text:p>
          </table:table-cell>
          <table:table-cell office:value-type="float" office:value="40.24" calcext:value-type="float">
            <text:p>40.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0T22:22:01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4:04Z</text:p>
          </table:table-cell>
          <table:table-cell office:value-type="string" calcext:value-type="string">
            <text:p>SUCCEEDED</text:p>
          </table:table-cell>
          <table:table-cell office:value-type="float" office:value="955633" calcext:value-type="float">
            <text:p>955633</text:p>
          </table:table-cell>
          <table:table-cell office:value-type="float" office:value="221028" calcext:value-type="float">
            <text:p>221028</text:p>
          </table:table-cell>
          <table:table-cell office:value-type="float" office:value="19.992" calcext:value-type="float">
            <text:p>19.9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14</text:p>
          </table:table-cell>
          <table:table-cell office:value-type="float" office:value="95.148" calcext:value-type="float">
            <text:p>95.148</text:p>
          </table:table-cell>
          <table:table-cell office:value-type="float" office:value="42.78" calcext:value-type="float">
            <text:p>42.7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0T22:29:04Z</text:p>
          </table:table-cell>
          <table:table-cell office:value-type="string" calcext:value-type="string">
            <text:p>2022-01-10T22:41:33Z</text:p>
          </table:table-cell>
          <table:table-cell office:value-type="string" calcext:value-type="string">
            <text:p>2022-01-10T22:44:09Z</text:p>
          </table:table-cell>
          <table:table-cell office:value-type="string" calcext:value-type="string">
            <text:p>SUCCEEDED</text:p>
          </table:table-cell>
          <table:table-cell office:value-type="float" office:value="955675" calcext:value-type="float">
            <text:p>955675</text:p>
          </table:table-cell>
          <table:table-cell office:value-type="float" office:value="138351" calcext:value-type="float">
            <text:p>138351</text:p>
          </table:table-cell>
          <table:table-cell office:value-type="float" office:value="4.903" calcext:value-type="float">
            <text:p>4.903</text:p>
          </table:table-cell>
          <table:table-cell office:value-type="float" office:value="0.401" calcext:value-type="float">
            <text:p>0.40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ens15</text:p>
          </table:table-cell>
          <table:table-cell office:value-type="float" office:value="132.253" calcext:value-type="float">
            <text:p>132.253</text:p>
          </table:table-cell>
          <table:table-cell office:value-type="float" office:value="41.58" calcext:value-type="float">
            <text:p>41.5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0T22:31:30Z</text:p>
          </table:table-cell>
          <table:table-cell office:value-type="string" calcext:value-type="string">
            <text:p>2022-01-10T22:56:55Z</text:p>
          </table:table-cell>
          <table:table-cell office:value-type="string" calcext:value-type="string">
            <text:p>2022-01-10T22:59:50Z</text:p>
          </table:table-cell>
          <table:table-cell office:value-type="string" calcext:value-type="string">
            <text:p>SUCCEEDED</text:p>
          </table:table-cell>
          <table:table-cell office:value-type="float" office:value="955700" calcext:value-type="float">
            <text:p>955700</text:p>
          </table:table-cell>
          <table:table-cell office:value-type="float" office:value="107686" calcext:value-type="float">
            <text:p>107686</text:p>
          </table:table-cell>
          <table:table-cell office:value-type="float" office:value="19.998" calcext:value-type="float">
            <text:p>19.998</text:p>
          </table:table-cell>
          <table:table-cell office:value-type="float" office:value="0.38" calcext:value-type="float">
            <text:p>0.38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6</text:p>
          </table:table-cell>
          <table:table-cell office:value-type="float" office:value="110.124" calcext:value-type="float">
            <text:p>110.124</text:p>
          </table:table-cell>
          <table:table-cell office:value-type="float" office:value="41.21" calcext:value-type="float">
            <text:p>41.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0T22:22:30Z</text:p>
          </table:table-cell>
          <table:table-cell office:value-type="string" calcext:value-type="string">
            <text:p>2022-01-10T22:29:51Z</text:p>
          </table:table-cell>
          <table:table-cell office:value-type="string" calcext:value-type="string">
            <text:p>2022-01-10T22:32:42Z</text:p>
          </table:table-cell>
          <table:table-cell office:value-type="string" calcext:value-type="string">
            <text:p>SUCCEEDED</text:p>
          </table:table-cell>
          <table:table-cell office:value-type="float" office:value="955635" calcext:value-type="float">
            <text:p>955635</text:p>
          </table:table-cell>
          <table:table-cell office:value-type="float" office:value="38771" calcext:value-type="float">
            <text:p>38771</text:p>
          </table:table-cell>
          <table:table-cell office:value-type="float" office:value="20.952" calcext:value-type="float">
            <text:p>20.952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ens1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57.25" calcext:value-type="float">
            <text:p>57.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0T22:22:36Z</text:p>
          </table:table-cell>
          <table:table-cell office:value-type="string" calcext:value-type="string">
            <text:p>2022-01-10T22:44:22Z</text:p>
          </table:table-cell>
          <table:table-cell office:value-type="string" calcext:value-type="string">
            <text:p>2022-01-10T22:47:17Z</text:p>
          </table:table-cell>
          <table:table-cell office:value-type="string" calcext:value-type="string">
            <text:p>SUCCEEDED</text:p>
          </table:table-cell>
          <table:table-cell office:value-type="float" office:value="955636" calcext:value-type="float">
            <text:p>955636</text:p>
          </table:table-cell>
          <table:table-cell office:value-type="float" office:value="1694" calcext:value-type="float">
            <text:p>1694</text:p>
          </table:table-cell>
          <table:table-cell office:value-type="float" office:value="5.842" calcext:value-type="float">
            <text:p>5.84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u-ch427-n96-max18-ens18</text:p>
          </table:table-cell>
          <table:table-cell office:value-type="float" office:value="136.418" calcext:value-type="float">
            <text:p>136.418</text:p>
          </table:table-cell>
          <table:table-cell office:value-type="float" office:value="57.46" calcext:value-type="float">
            <text:p>57.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0T23:05:52Z</text:p>
          </table:table-cell>
          <table:table-cell office:value-type="string" calcext:value-type="string">
            <text:p>2022-01-10T23:06:15Z</text:p>
          </table:table-cell>
          <table:table-cell office:value-type="string" calcext:value-type="string">
            <text:p>2022-01-10T23:09:35Z</text:p>
          </table:table-cell>
          <table:table-cell office:value-type="string" calcext:value-type="string">
            <text:p>SUCCEEDED</text:p>
          </table:table-cell>
          <table:table-cell office:value-type="float" office:value="955842" calcext:value-type="float">
            <text:p>955842</text:p>
          </table:table-cell>
          <table:table-cell office:value-type="float" office:value="202229" calcext:value-type="float">
            <text:p>202229</text:p>
          </table:table-cell>
          <table:table-cell office:value-type="float" office:value="20.783" calcext:value-type="float">
            <text:p>20.783</text:p>
          </table:table-cell>
          <table:table-cell office:value-type="float" office:value="0.39" calcext:value-type="float">
            <text:p>0.39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mf-ens00</text:p>
          </table:table-cell>
          <table:table-cell office:value-type="float" office:value="62.34" calcext:value-type="float">
            <text:p>62.34</text:p>
          </table:table-cell>
          <table:table-cell office:value-type="float" office:value="12.03" calcext:value-type="float">
            <text:p>12.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599" calcext:value-type="float">
            <text:p>960599</text:p>
          </table:table-cell>
          <table:table-cell office:value-type="float" office:value="191270" calcext:value-type="float">
            <text:p>191270</text:p>
          </table:table-cell>
          <table:table-cell office:value-type="float" office:value="9.831" calcext:value-type="float">
            <text:p>9.831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u-ch427-n96-max18-mf-ens01</text:p>
          </table:table-cell>
          <table:table-cell office:value-type="float" office:value="63.432" calcext:value-type="float">
            <text:p>63.432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7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50Z</text:p>
          </table:table-cell>
          <table:table-cell office:value-type="string" calcext:value-type="string">
            <text:p>SUCCEEDED</text:p>
          </table:table-cell>
          <table:table-cell office:value-type="float" office:value="960602" calcext:value-type="float">
            <text:p>960602</text:p>
          </table:table-cell>
          <table:table-cell office:value-type="float" office:value="85818" calcext:value-type="float">
            <text:p>85818</text:p>
          </table:table-cell>
          <table:table-cell office:value-type="float" office:value="9.001" calcext:value-type="float">
            <text:p>9.001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mf-ens0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19.04" calcext:value-type="float">
            <text:p>19.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23:31:47Z</text:p>
          </table:table-cell>
          <table:table-cell office:value-type="string" calcext:value-type="string">
            <text:p>2022-01-11T23:47:12Z</text:p>
          </table:table-cell>
          <table:table-cell office:value-type="string" calcext:value-type="string">
            <text:p>2022-01-11T23:49:27Z</text:p>
          </table:table-cell>
          <table:table-cell office:value-type="string" calcext:value-type="string">
            <text:p>SUCCEEDED</text:p>
          </table:table-cell>
          <table:table-cell office:value-type="float" office:value="960604" calcext:value-type="float">
            <text:p>960604</text:p>
          </table:table-cell>
          <table:table-cell office:value-type="float" office:value="101039" calcext:value-type="float">
            <text:p>101039</text:p>
          </table:table-cell>
          <table:table-cell office:value-type="float" office:value="9.596" calcext:value-type="float">
            <text:p>9.596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mf-ens03</text:p>
          </table:table-cell>
          <table:table-cell office:value-type="float" office:value="84.023" calcext:value-type="float">
            <text:p>84.023</text:p>
          </table:table-cell>
          <table:table-cell office:value-type="float" office:value="23.91" calcext:value-type="float">
            <text:p>23.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23:31:55Z</text:p>
          </table:table-cell>
          <table:table-cell office:value-type="string" calcext:value-type="string">
            <text:p>2022-01-11T23:47:58Z</text:p>
          </table:table-cell>
          <table:table-cell office:value-type="string" calcext:value-type="string">
            <text:p>2022-01-11T23:49:59Z</text:p>
          </table:table-cell>
          <table:table-cell office:value-type="string" calcext:value-type="string">
            <text:p>SUCCEEDED</text:p>
          </table:table-cell>
          <table:table-cell office:value-type="float" office:value="960616" calcext:value-type="float">
            <text:p>960616</text:p>
          </table:table-cell>
          <table:table-cell office:value-type="float" office:value="253084" calcext:value-type="float">
            <text:p>253084</text:p>
          </table:table-cell>
          <table:table-cell office:value-type="float" office:value="10.54" calcext:value-type="float">
            <text:p>10.54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mf-ens04</text:p>
          </table:table-cell>
          <table:table-cell office:value-type="float" office:value="88.094" calcext:value-type="float">
            <text:p>88.094</text:p>
          </table:table-cell>
          <table:table-cell office:value-type="float" office:value="23.45" calcext:value-type="float">
            <text:p>23.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23:32:01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7:18Z</text:p>
          </table:table-cell>
          <table:table-cell office:value-type="string" calcext:value-type="string">
            <text:p>SUCCEEDED</text:p>
          </table:table-cell>
          <table:table-cell office:value-type="float" office:value="960618" calcext:value-type="float">
            <text:p>960618</text:p>
          </table:table-cell>
          <table:table-cell office:value-type="float" office:value="236619" calcext:value-type="float">
            <text:p>236619</text:p>
          </table:table-cell>
          <table:table-cell office:value-type="float" office:value="11.869" calcext:value-type="float">
            <text:p>11.869</text:p>
          </table:table-cell>
          <table:table-cell office:value-type="float" office:value="0.391" calcext:value-type="float">
            <text:p>0.39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max18-mf-ens05</text:p>
          </table:table-cell>
          <table:table-cell office:value-type="float" office:value="102.316" calcext:value-type="float">
            <text:p>102.316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23:32:10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9Z</text:p>
          </table:table-cell>
          <table:table-cell office:value-type="string" calcext:value-type="string">
            <text:p>SUCCEEDED</text:p>
          </table:table-cell>
          <table:table-cell office:value-type="float" office:value="960620" calcext:value-type="float">
            <text:p>960620</text:p>
          </table:table-cell>
          <table:table-cell office:value-type="float" office:value="216749" calcext:value-type="float">
            <text:p>216749</text:p>
          </table:table-cell>
          <table:table-cell office:value-type="float" office:value="11.66" calcext:value-type="float">
            <text:p>11.66</text:p>
          </table:table-cell>
          <table:table-cell office:value-type="float" office:value="0.478" calcext:value-type="float">
            <text:p>0.47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max18-mf-ens0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33.12" calcext:value-type="float">
            <text:p>33.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23:32:18Z</text:p>
          </table:table-cell>
          <table:table-cell office:value-type="string" calcext:value-type="string">
            <text:p>2022-01-11T23:49:13Z</text:p>
          </table:table-cell>
          <table:table-cell office:value-type="string" calcext:value-type="string">
            <text:p>2022-01-11T23:51:58Z</text:p>
          </table:table-cell>
          <table:table-cell office:value-type="string" calcext:value-type="string">
            <text:p>SUCCEEDED</text:p>
          </table:table-cell>
          <table:table-cell office:value-type="float" office:value="960621" calcext:value-type="float">
            <text:p>960621</text:p>
          </table:table-cell>
          <table:table-cell office:value-type="float" office:value="49972" calcext:value-type="float">
            <text:p>49972</text:p>
          </table:table-cell>
          <table:table-cell office:value-type="float" office:value="30.106" calcext:value-type="float">
            <text:p>30.1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07</text:p>
          </table:table-cell>
          <table:table-cell office:value-type="float" office:value="98.014" calcext:value-type="float">
            <text:p>98.014</text:p>
          </table:table-cell>
          <table:table-cell office:value-type="float" office:value="32.53" calcext:value-type="float">
            <text:p>32.5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23:32:25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5Z</text:p>
          </table:table-cell>
          <table:table-cell office:value-type="string" calcext:value-type="string">
            <text:p>SUCCEEDED</text:p>
          </table:table-cell>
          <table:table-cell office:value-type="float" office:value="960623" calcext:value-type="float">
            <text:p>960623</text:p>
          </table:table-cell>
          <table:table-cell office:value-type="float" office:value="152223" calcext:value-type="float">
            <text:p>152223</text:p>
          </table:table-cell>
          <table:table-cell office:value-type="float" office:value="13.278" calcext:value-type="float">
            <text:p>13.278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96-max18-mf-ens0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34.04" calcext:value-type="float">
            <text:p>34.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2T00:09:52Z</text:p>
          </table:table-cell>
          <table:table-cell office:value-type="string" calcext:value-type="string">
            <text:p>2022-01-12T00:22:55Z</text:p>
          </table:table-cell>
          <table:table-cell office:value-type="string" calcext:value-type="string">
            <text:p>2022-01-12T00:25:53Z</text:p>
          </table:table-cell>
          <table:table-cell office:value-type="string" calcext:value-type="string">
            <text:p>SUCCEEDED</text:p>
          </table:table-cell>
          <table:table-cell office:value-type="float" office:value="960812" calcext:value-type="float">
            <text:p>960812</text:p>
          </table:table-cell>
          <table:table-cell office:value-type="float" office:value="134235" calcext:value-type="float">
            <text:p>134235</text:p>
          </table:table-cell>
          <table:table-cell office:value-type="float" office:value="35.853" calcext:value-type="float">
            <text:p>35.853</text:p>
          </table:table-cell>
          <table:table-cell office:value-type="float" office:value="0.448" calcext:value-type="float">
            <text:p>0.4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0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37.56" calcext:value-type="float">
            <text:p>37.5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23:32:43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23Z</text:p>
          </table:table-cell>
          <table:table-cell office:value-type="string" calcext:value-type="string">
            <text:p>SUCCEEDED</text:p>
          </table:table-cell>
          <table:table-cell office:value-type="float" office:value="960627" calcext:value-type="float">
            <text:p>960627</text:p>
          </table:table-cell>
          <table:table-cell office:value-type="float" office:value="101023" calcext:value-type="float">
            <text:p>101023</text:p>
          </table:table-cell>
          <table:table-cell office:value-type="float" office:value="37.452" calcext:value-type="float">
            <text:p>37.4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mf-ens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37.4" calcext:value-type="float">
            <text:p>37.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23:32:49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19Z</text:p>
          </table:table-cell>
          <table:table-cell office:value-type="string" calcext:value-type="string">
            <text:p>SUCCEEDED</text:p>
          </table:table-cell>
          <table:table-cell office:value-type="float" office:value="960628" calcext:value-type="float">
            <text:p>960628</text:p>
          </table:table-cell>
          <table:table-cell office:value-type="float" office:value="47703" calcext:value-type="float">
            <text:p>47703</text:p>
          </table:table-cell>
          <table:table-cell office:value-type="float" office:value="30.095" calcext:value-type="float">
            <text:p>30.09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mf-ens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36.48" calcext:value-type="float">
            <text:p>36.4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3T01:19:47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0Z</text:p>
          </table:table-cell>
          <table:table-cell office:value-type="string" calcext:value-type="string">
            <text:p>SUCCEEDED</text:p>
          </table:table-cell>
          <table:table-cell office:value-type="float" office:value="965871" calcext:value-type="float">
            <text:p>965871</text:p>
          </table:table-cell>
          <table:table-cell office:value-type="float" office:value="26338" calcext:value-type="float">
            <text:p>26338</text:p>
          </table:table-cell>
          <table:table-cell office:value-type="float" office:value="42.789" calcext:value-type="float">
            <text:p>42.78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51.19" calcext:value-type="float">
            <text:p>51.1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3T01:19:55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3Z</text:p>
          </table:table-cell>
          <table:table-cell office:value-type="string" calcext:value-type="string">
            <text:p>SUCCEEDED</text:p>
          </table:table-cell>
          <table:table-cell office:value-type="float" office:value="965872" calcext:value-type="float">
            <text:p>965872</text:p>
          </table:table-cell>
          <table:table-cell office:value-type="float" office:value="212303" calcext:value-type="float">
            <text:p>212303</text:p>
          </table:table-cell>
          <table:table-cell office:value-type="float" office:value="28.813" calcext:value-type="float">
            <text:p>28.813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96-max18-mf-ens13</text:p>
          </table:table-cell>
          <table:table-cell office:value-type="float" office:value="124.59" calcext:value-type="float">
            <text:p>124.59</text:p>
          </table:table-cell>
          <table:table-cell office:value-type="float" office:value="54.22" calcext:value-type="float">
            <text:p>54.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23:33:15Z</text:p>
          </table:table-cell>
          <table:table-cell office:value-type="string" calcext:value-type="string">
            <text:p>2022-01-11T23:55:59Z</text:p>
          </table:table-cell>
          <table:table-cell office:value-type="string" calcext:value-type="string">
            <text:p>2022-01-11T23:58:51Z</text:p>
          </table:table-cell>
          <table:table-cell office:value-type="string" calcext:value-type="string">
            <text:p>SUCCEEDED</text:p>
          </table:table-cell>
          <table:table-cell office:value-type="float" office:value="960631" calcext:value-type="float">
            <text:p>960631</text:p>
          </table:table-cell>
          <table:table-cell office:value-type="float" office:value="65934" calcext:value-type="float">
            <text:p>65934</text:p>
          </table:table-cell>
          <table:table-cell office:value-type="float" office:value="10.374" calcext:value-type="float">
            <text:p>10.374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4</text:p>
          </table:table-cell>
          <table:table-cell office:value-type="float" office:value="169.522" calcext:value-type="float">
            <text:p>169.522</text:p>
          </table:table-cell>
          <table:table-cell office:value-type="float" office:value="54.55" calcext:value-type="float">
            <text:p>54.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3T02:18:58Z</text:p>
          </table:table-cell>
          <table:table-cell office:value-type="string" calcext:value-type="string">
            <text:p>2022-01-13T03:33:41Z</text:p>
          </table:table-cell>
          <table:table-cell office:value-type="string" calcext:value-type="string">
            <text:p>2022-01-13T03:37:18Z</text:p>
          </table:table-cell>
          <table:table-cell office:value-type="string" calcext:value-type="string">
            <text:p>SUCCEEDED</text:p>
          </table:table-cell>
          <table:table-cell office:value-type="float" office:value="965940" calcext:value-type="float">
            <text:p>965940</text:p>
          </table:table-cell>
          <table:table-cell office:value-type="float" office:value="98063" calcext:value-type="float">
            <text:p>98063</text:p>
          </table:table-cell>
          <table:table-cell office:value-type="float" office:value="38.258" calcext:value-type="float">
            <text:p>38.258</text:p>
          </table:table-cell>
          <table:table-cell office:value-type="float" office:value="0.409" calcext:value-type="float">
            <text:p>0.409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max18-mf-ens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57.7" calcext:value-type="float">
            <text:p>57.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3T01:20:12Z</text:p>
          </table:table-cell>
          <table:table-cell office:value-type="string" calcext:value-type="string">
            <text:p>2022-01-13T01:49:09Z</text:p>
          </table:table-cell>
          <table:table-cell office:value-type="string" calcext:value-type="string">
            <text:p>2022-01-13T01:53:10Z</text:p>
          </table:table-cell>
          <table:table-cell office:value-type="string" calcext:value-type="string">
            <text:p>SUCCEEDED</text:p>
          </table:table-cell>
          <table:table-cell office:value-type="float" office:value="965874" calcext:value-type="float">
            <text:p>965874</text:p>
          </table:table-cell>
          <table:table-cell office:value-type="float" office:value="181953" calcext:value-type="float">
            <text:p>181953</text:p>
          </table:table-cell>
          <table:table-cell office:value-type="float" office:value="41.736" calcext:value-type="float">
            <text:p>41.73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16</text:p>
          </table:table-cell>
          <table:table-cell office:value-type="float" office:value="181.711" calcext:value-type="float">
            <text:p>181.711</text:p>
          </table:table-cell>
          <table:table-cell office:value-type="float" office:value="56.77" calcext:value-type="float">
            <text:p>56.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3T01:20:22Z</text:p>
          </table:table-cell>
          <table:table-cell office:value-type="string" calcext:value-type="string">
            <text:p>2022-01-13T01:57:17Z</text:p>
          </table:table-cell>
          <table:table-cell office:value-type="string" calcext:value-type="string">
            <text:p>2022-01-13T02:01:25Z</text:p>
          </table:table-cell>
          <table:table-cell office:value-type="string" calcext:value-type="string">
            <text:p>SUCCEEDED</text:p>
          </table:table-cell>
          <table:table-cell office:value-type="float" office:value="965875" calcext:value-type="float">
            <text:p>965875</text:p>
          </table:table-cell>
          <table:table-cell office:value-type="float" office:value="200256" calcext:value-type="float">
            <text:p>200256</text:p>
          </table:table-cell>
          <table:table-cell office:value-type="float" office:value="41.031" calcext:value-type="float">
            <text:p>41.0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max18-mf-ens17</text:p>
          </table:table-cell>
          <table:table-cell office:value-type="float" office:value="190.447" calcext:value-type="float">
            <text:p>190.447</text:p>
          </table:table-cell>
          <table:table-cell office:value-type="float" office:value="54.88" calcext:value-type="float">
            <text:p>54.8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3T01:20:31Z</text:p>
          </table:table-cell>
          <table:table-cell office:value-type="string" calcext:value-type="string">
            <text:p>2022-01-13T02:18:53Z</text:p>
          </table:table-cell>
          <table:table-cell office:value-type="string" calcext:value-type="string">
            <text:p>2022-01-13T02:23:15Z</text:p>
          </table:table-cell>
          <table:table-cell office:value-type="string" calcext:value-type="string">
            <text:p>SUCCEEDED</text:p>
          </table:table-cell>
          <table:table-cell office:value-type="float" office:value="965876" calcext:value-type="float">
            <text:p>965876</text:p>
          </table:table-cell>
          <table:table-cell office:value-type="float" office:value="212183" calcext:value-type="float">
            <text:p>212183</text:p>
          </table:table-cell>
          <table:table-cell office:value-type="float" office:value="51.481" calcext:value-type="float">
            <text:p>51.4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mf-ens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57.04" calcext:value-type="float">
            <text:p>57.0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3T01:20:41Z</text:p>
          </table:table-cell>
          <table:table-cell office:value-type="string" calcext:value-type="string">
            <text:p>2022-01-13T02:37:15Z</text:p>
          </table:table-cell>
          <table:table-cell office:value-type="string" calcext:value-type="string">
            <text:p>2022-01-13T02:41:40Z</text:p>
          </table:table-cell>
          <table:table-cell office:value-type="string" calcext:value-type="string">
            <text:p>SUCCEEDED</text:p>
          </table:table-cell>
          <table:table-cell office:value-type="float" office:value="965877" calcext:value-type="float">
            <text:p>965877</text:p>
          </table:table-cell>
          <table:table-cell office:value-type="float" office:value="81841" calcext:value-type="float">
            <text:p>81841</text:p>
          </table:table-cell>
          <table:table-cell office:value-type="float" office:value="52.339" calcext:value-type="float">
            <text:p>52.3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single-ens00</text:p>
          </table:table-cell>
          <table:table-cell office:value-type="float" office:value="57.294" calcext:value-type="float">
            <text:p>57.294</text:p>
          </table:table-cell>
          <table:table-cell office:value-type="float" office:value="10.16" calcext:value-type="float">
            <text:p>10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6:59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8:28Z</text:p>
          </table:table-cell>
          <table:table-cell office:value-type="string" calcext:value-type="string">
            <text:p>SUCCEEDED</text:p>
          </table:table-cell>
          <table:table-cell office:value-type="float" office:value="956396" calcext:value-type="float">
            <text:p>956396</text:p>
          </table:table-cell>
          <table:table-cell office:value-type="float" office:value="96407" calcext:value-type="float">
            <text:p>96407</text:p>
          </table:table-cell>
          <table:table-cell office:value-type="float" office:value="6.743" calcext:value-type="float">
            <text:p>6.743</text:p>
          </table:table-cell>
          <table:table-cell office:value-type="float" office:value="0.351" calcext:value-type="float">
            <text:p>0.35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18-single-ens01</text:p>
          </table:table-cell>
          <table:table-cell office:value-type="float" office:value="107.44" calcext:value-type="float">
            <text:p>107.44</text:p>
          </table:table-cell>
          <table:table-cell office:value-type="float" office:value="13.98" calcext:value-type="float">
            <text:p>1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7:08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9:19Z</text:p>
          </table:table-cell>
          <table:table-cell office:value-type="string" calcext:value-type="string">
            <text:p>SUCCEEDED</text:p>
          </table:table-cell>
          <table:table-cell office:value-type="float" office:value="956397" calcext:value-type="float">
            <text:p>956397</text:p>
          </table:table-cell>
          <table:table-cell office:value-type="float" office:value="84632" calcext:value-type="float">
            <text:p>84632</text:p>
          </table:table-cell>
          <table:table-cell office:value-type="float" office:value="4.579" calcext:value-type="float">
            <text:p>4.579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2</text:p>
          </table:table-cell>
          <table:table-cell office:value-type="float" office:value="60.102" calcext:value-type="float">
            <text:p>60.102</text:p>
          </table:table-cell>
          <table:table-cell office:value-type="float" office:value="10.76" calcext:value-type="float">
            <text:p>10.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00:47:16Z</text:p>
          </table:table-cell>
          <table:table-cell office:value-type="string" calcext:value-type="string">
            <text:p>2022-01-11T00:51:39Z</text:p>
          </table:table-cell>
          <table:table-cell office:value-type="string" calcext:value-type="string">
            <text:p>2022-01-11T00:52:57Z</text:p>
          </table:table-cell>
          <table:table-cell office:value-type="string" calcext:value-type="string">
            <text:p>SUCCEEDED</text:p>
          </table:table-cell>
          <table:table-cell office:value-type="float" office:value="956399" calcext:value-type="float">
            <text:p>956399</text:p>
          </table:table-cell>
          <table:table-cell office:value-type="float" office:value="46181" calcext:value-type="float">
            <text:p>46181</text:p>
          </table:table-cell>
          <table:table-cell office:value-type="float" office:value="7.495" calcext:value-type="float">
            <text:p>7.495</text:p>
          </table:table-cell>
          <table:table-cell office:value-type="float" office:value="0.421" calcext:value-type="float">
            <text:p>0.42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3</text:p>
          </table:table-cell>
          <table:table-cell office:value-type="float" office:value="129.408" calcext:value-type="float">
            <text:p>129.408</text:p>
          </table:table-cell>
          <table:table-cell office:value-type="float" office:value="11.92" calcext:value-type="float">
            <text:p>11.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00:47:24Z</text:p>
          </table:table-cell>
          <table:table-cell office:value-type="string" calcext:value-type="string">
            <text:p>2022-01-11T00:53:17Z</text:p>
          </table:table-cell>
          <table:table-cell office:value-type="string" calcext:value-type="string">
            <text:p>2022-01-11T00:55:48Z</text:p>
          </table:table-cell>
          <table:table-cell office:value-type="string" calcext:value-type="string">
            <text:p>SUCCEEDED</text:p>
          </table:table-cell>
          <table:table-cell office:value-type="float" office:value="956400" calcext:value-type="float">
            <text:p>956400</text:p>
          </table:table-cell>
          <table:table-cell office:value-type="float" office:value="61951" calcext:value-type="float">
            <text:p>61951</text:p>
          </table:table-cell>
          <table:table-cell office:value-type="float" office:value="7.55" calcext:value-type="float">
            <text:p>7.55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single-ens04</text:p>
          </table:table-cell>
          <table:table-cell office:value-type="float" office:value="61.886" calcext:value-type="float">
            <text:p>61.886</text:p>
          </table:table-cell>
          <table:table-cell office:value-type="float" office:value="11.95" calcext:value-type="float">
            <text:p>11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01:20:0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22Z</text:p>
          </table:table-cell>
          <table:table-cell office:value-type="string" calcext:value-type="string">
            <text:p>SUCCEEDED</text:p>
          </table:table-cell>
          <table:table-cell office:value-type="float" office:value="956470" calcext:value-type="float">
            <text:p>956470</text:p>
          </table:table-cell>
          <table:table-cell office:value-type="float" office:value="175742" calcext:value-type="float">
            <text:p>175742</text:p>
          </table:table-cell>
          <table:table-cell office:value-type="float" office:value="7.74" calcext:value-type="float">
            <text:p>7.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ingle-ens05</text:p>
          </table:table-cell>
          <table:table-cell office:value-type="float" office:value="60.849" calcext:value-type="float">
            <text:p>60.849</text:p>
          </table:table-cell>
          <table:table-cell office:value-type="float" office:value="11.12" calcext:value-type="float">
            <text:p>11.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01:20:14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2Z</text:p>
          </table:table-cell>
          <table:table-cell office:value-type="string" calcext:value-type="string">
            <text:p>SUCCEEDED</text:p>
          </table:table-cell>
          <table:table-cell office:value-type="float" office:value="956471" calcext:value-type="float">
            <text:p>956471</text:p>
          </table:table-cell>
          <table:table-cell office:value-type="float" office:value="173090" calcext:value-type="float">
            <text:p>173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single-ens06</text:p>
          </table:table-cell>
          <table:table-cell office:value-type="float" office:value="62.443" calcext:value-type="float">
            <text:p>62.443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01:20:2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4Z</text:p>
          </table:table-cell>
          <table:table-cell office:value-type="string" calcext:value-type="string">
            <text:p>SUCCEEDED</text:p>
          </table:table-cell>
          <table:table-cell office:value-type="float" office:value="956472" calcext:value-type="float">
            <text:p>956472</text:p>
          </table:table-cell>
          <table:table-cell office:value-type="float" office:value="186297" calcext:value-type="float">
            <text:p>186297</text:p>
          </table:table-cell>
          <table:table-cell office:value-type="float" office:value="4.086" calcext:value-type="float">
            <text:p>4.08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7</text:p>
          </table:table-cell>
          <table:table-cell office:value-type="float" office:value="63.483" calcext:value-type="float">
            <text:p>63.483</text:p>
          </table:table-cell>
          <table:table-cell office:value-type="float" office:value="13.23" calcext:value-type="float">
            <text:p>13.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01:20:2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5Z</text:p>
          </table:table-cell>
          <table:table-cell office:value-type="string" calcext:value-type="string">
            <text:p>SUCCEEDED</text:p>
          </table:table-cell>
          <table:table-cell office:value-type="float" office:value="956473" calcext:value-type="float">
            <text:p>956473</text:p>
          </table:table-cell>
          <table:table-cell office:value-type="float" office:value="191432" calcext:value-type="float">
            <text:p>191432</text:p>
          </table:table-cell>
          <table:table-cell office:value-type="float" office:value="4.155" calcext:value-type="float">
            <text:p>4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max18-single-ens08</text:p>
          </table:table-cell>
          <table:table-cell office:value-type="float" office:value="63.024" calcext:value-type="float">
            <text:p>63.024</text:p>
          </table:table-cell>
          <table:table-cell office:value-type="float" office:value="12.83" calcext:value-type="float">
            <text:p>12.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1T01:20:3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6Z</text:p>
          </table:table-cell>
          <table:table-cell office:value-type="string" calcext:value-type="string">
            <text:p>SUCCEEDED</text:p>
          </table:table-cell>
          <table:table-cell office:value-type="float" office:value="956474" calcext:value-type="float">
            <text:p>956474</text:p>
          </table:table-cell>
          <table:table-cell office:value-type="float" office:value="189508" calcext:value-type="float">
            <text:p>189508</text:p>
          </table:table-cell>
          <table:table-cell office:value-type="float" office:value="4.368" calcext:value-type="float">
            <text:p>4.368</text:p>
          </table:table-cell>
          <table:table-cell office:value-type="float" office:value="0.405" calcext:value-type="float">
            <text:p>0.405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ax18-single-ens09</text:p>
          </table:table-cell>
          <table:table-cell office:value-type="float" office:value="65.446" calcext:value-type="float">
            <text:p>65.446</text:p>
          </table:table-cell>
          <table:table-cell office:value-type="float" office:value="13.47" calcext:value-type="float">
            <text:p>13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01:20:40Z</text:p>
          </table:table-cell>
          <table:table-cell office:value-type="string" calcext:value-type="string">
            <text:p>2022-01-11T01:23:02Z</text:p>
          </table:table-cell>
          <table:table-cell office:value-type="string" calcext:value-type="string">
            <text:p>2022-01-11T01:24:54Z</text:p>
          </table:table-cell>
          <table:table-cell office:value-type="string" calcext:value-type="string">
            <text:p>SUCCEEDED</text:p>
          </table:table-cell>
          <table:table-cell office:value-type="float" office:value="956475" calcext:value-type="float">
            <text:p>956475</text:p>
          </table:table-cell>
          <table:table-cell office:value-type="float" office:value="160146" calcext:value-type="float">
            <text:p>160146</text:p>
          </table:table-cell>
          <table:table-cell office:value-type="float" office:value="4.806" calcext:value-type="float">
            <text:p>4.806</text:p>
          </table:table-cell>
          <table:table-cell office:value-type="float" office:value="0.389" calcext:value-type="float">
            <text:p>0.389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single-ens10</text:p>
          </table:table-cell>
          <table:table-cell office:value-type="float" office:value="65.592" calcext:value-type="float">
            <text:p>65.592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01:20:5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56Z</text:p>
          </table:table-cell>
          <table:table-cell office:value-type="string" calcext:value-type="string">
            <text:p>SUCCEEDED</text:p>
          </table:table-cell>
          <table:table-cell office:value-type="float" office:value="956477" calcext:value-type="float">
            <text:p>956477</text:p>
          </table:table-cell>
          <table:table-cell office:value-type="float" office:value="99336" calcext:value-type="float">
            <text:p>99336</text:p>
          </table:table-cell>
          <table:table-cell office:value-type="float" office:value="4.64" calcext:value-type="float">
            <text:p>4.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u-ch427-n96-max18-single-ens11</text:p>
          </table:table-cell>
          <table:table-cell office:value-type="float" office:value="69.374" calcext:value-type="float">
            <text:p>69.374</text:p>
          </table:table-cell>
          <table:table-cell office:value-type="float" office:value="14.47" calcext:value-type="float">
            <text:p>14.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1T01:20:57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0Z</text:p>
          </table:table-cell>
          <table:table-cell office:value-type="string" calcext:value-type="string">
            <text:p>SUCCEEDED</text:p>
          </table:table-cell>
          <table:table-cell office:value-type="float" office:value="956478" calcext:value-type="float">
            <text:p>956478</text:p>
          </table:table-cell>
          <table:table-cell office:value-type="float" office:value="255100" calcext:value-type="float">
            <text:p>255100</text:p>
          </table:table-cell>
          <table:table-cell office:value-type="float" office:value="8.083" calcext:value-type="float">
            <text:p>8.083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max18-single-ens12</text:p>
          </table:table-cell>
          <table:table-cell office:value-type="float" office:value="71.183" calcext:value-type="float">
            <text:p>71.183</text:p>
          </table:table-cell>
          <table:table-cell office:value-type="float" office:value="17.29" calcext:value-type="float">
            <text:p>17.2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1T01:20:5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5:02Z</text:p>
          </table:table-cell>
          <table:table-cell office:value-type="string" calcext:value-type="string">
            <text:p>SUCCEEDED</text:p>
          </table:table-cell>
          <table:table-cell office:value-type="float" office:value="956476" calcext:value-type="float">
            <text:p>956476</text:p>
          </table:table-cell>
          <table:table-cell office:value-type="float" office:value="33488" calcext:value-type="float">
            <text:p>33488</text:p>
          </table:table-cell>
          <table:table-cell office:value-type="float" office:value="4.799" calcext:value-type="float">
            <text:p>4.799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3</text:p>
          </table:table-cell>
          <table:table-cell office:value-type="float" office:value="70.769" calcext:value-type="float">
            <text:p>70.769</text:p>
          </table:table-cell>
          <table:table-cell office:value-type="float" office:value="15.42" calcext:value-type="float">
            <text:p>15.4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01:21:04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5Z</text:p>
          </table:table-cell>
          <table:table-cell office:value-type="string" calcext:value-type="string">
            <text:p>SUCCEEDED</text:p>
          </table:table-cell>
          <table:table-cell office:value-type="float" office:value="956479" calcext:value-type="float">
            <text:p>956479</text:p>
          </table:table-cell>
          <table:table-cell office:value-type="float" office:value="206050" calcext:value-type="float">
            <text:p>206050</text:p>
          </table:table-cell>
          <table:table-cell office:value-type="float" office:value="4.542" calcext:value-type="float">
            <text:p>4.542</text:p>
          </table:table-cell>
          <table:table-cell office:value-type="float" office:value="0.398" calcext:value-type="float">
            <text:p>0.39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4</text:p>
          </table:table-cell>
          <table:table-cell office:value-type="float" office:value="74.016" calcext:value-type="float">
            <text:p>74.016</text:p>
          </table:table-cell>
          <table:table-cell office:value-type="float" office:value="18.62" calcext:value-type="float">
            <text:p>18.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1T01:21:10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51Z</text:p>
          </table:table-cell>
          <table:table-cell office:value-type="string" calcext:value-type="string">
            <text:p>SUCCEEDED</text:p>
          </table:table-cell>
          <table:table-cell office:value-type="float" office:value="956480" calcext:value-type="float">
            <text:p>956480</text:p>
          </table:table-cell>
          <table:table-cell office:value-type="float" office:value="59117" calcext:value-type="float">
            <text:p>59117</text:p>
          </table:table-cell>
          <table:table-cell office:value-type="float" office:value="4.67" calcext:value-type="float">
            <text:p>4.67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max18-single-ens15</text:p>
          </table:table-cell>
          <table:table-cell office:value-type="float" office:value="74.557" calcext:value-type="float">
            <text:p>74.557</text:p>
          </table:table-cell>
          <table:table-cell office:value-type="float" office:value="19.03" calcext:value-type="float">
            <text:p>19.0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1T01:20:00Z</text:p>
          </table:table-cell>
          <table:table-cell office:value-type="string" calcext:value-type="string">
            <text:p>2022-01-11T01:20:15Z</text:p>
          </table:table-cell>
          <table:table-cell office:value-type="string" calcext:value-type="string">
            <text:p>2022-01-11T01:22:24Z</text:p>
          </table:table-cell>
          <table:table-cell office:value-type="string" calcext:value-type="string">
            <text:p>SUCCEEDED</text:p>
          </table:table-cell>
          <table:table-cell office:value-type="float" office:value="956469" calcext:value-type="float">
            <text:p>956469</text:p>
          </table:table-cell>
          <table:table-cell office:value-type="float" office:value="142613" calcext:value-type="float">
            <text:p>142613</text:p>
          </table:table-cell>
          <table:table-cell office:value-type="float" office:value="8.827" calcext:value-type="float">
            <text:p>8.8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max18-single-ens16</text:p>
          </table:table-cell>
          <table:table-cell office:value-type="float" office:value="75.752" calcext:value-type="float">
            <text:p>75.752</text:p>
          </table:table-cell>
          <table:table-cell office:value-type="float" office:value="15.51" calcext:value-type="float">
            <text:p>15.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1T00:49:30Z</text:p>
          </table:table-cell>
          <table:table-cell office:value-type="string" calcext:value-type="string">
            <text:p>2022-01-11T00:58:47Z</text:p>
          </table:table-cell>
          <table:table-cell office:value-type="string" calcext:value-type="string">
            <text:p>2022-01-11T01:01:18Z</text:p>
          </table:table-cell>
          <table:table-cell office:value-type="string" calcext:value-type="string">
            <text:p>SUCCEEDED</text:p>
          </table:table-cell>
          <table:table-cell office:value-type="float" office:value="956412" calcext:value-type="float">
            <text:p>956412</text:p>
          </table:table-cell>
          <table:table-cell office:value-type="float" office:value="117918" calcext:value-type="float">
            <text:p>117918</text:p>
          </table:table-cell>
          <table:table-cell office:value-type="float" office:value="8.299" calcext:value-type="float">
            <text:p>8.29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single-ens17</text:p>
          </table:table-cell>
          <table:table-cell office:value-type="float" office:value="78.149" calcext:value-type="float">
            <text:p>78.149</text:p>
          </table:table-cell>
          <table:table-cell office:value-type="float" office:value="16.97" calcext:value-type="float">
            <text:p>16.9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1T00:49:38Z</text:p>
          </table:table-cell>
          <table:table-cell office:value-type="string" calcext:value-type="string">
            <text:p>2022-01-11T00:58:46Z</text:p>
          </table:table-cell>
          <table:table-cell office:value-type="string" calcext:value-type="string">
            <text:p>2022-01-11T01:01:19Z</text:p>
          </table:table-cell>
          <table:table-cell office:value-type="string" calcext:value-type="string">
            <text:p>SUCCEEDED</text:p>
          </table:table-cell>
          <table:table-cell office:value-type="float" office:value="956414" calcext:value-type="float">
            <text:p>956414</text:p>
          </table:table-cell>
          <table:table-cell office:value-type="float" office:value="259076" calcext:value-type="float">
            <text:p>259076</text:p>
          </table:table-cell>
          <table:table-cell office:value-type="float" office:value="5.733" calcext:value-type="float">
            <text:p>5.7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max18-single-ens18</text:p>
          </table:table-cell>
          <table:table-cell office:value-type="float" office:value="73.511" calcext:value-type="float">
            <text:p>73.511</text:p>
          </table:table-cell>
          <table:table-cell office:value-type="float" office:value="17.13" calcext:value-type="float">
            <text:p>17.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1T00:49:55Z</text:p>
          </table:table-cell>
          <table:table-cell office:value-type="string" calcext:value-type="string">
            <text:p>2022-01-11T01:01:58Z</text:p>
          </table:table-cell>
          <table:table-cell office:value-type="string" calcext:value-type="string">
            <text:p>2022-01-11T01:04:28Z</text:p>
          </table:table-cell>
          <table:table-cell office:value-type="string" calcext:value-type="string">
            <text:p>SUCCEEDED</text:p>
          </table:table-cell>
          <table:table-cell office:value-type="float" office:value="956415" calcext:value-type="float">
            <text:p>956415</text:p>
          </table:table-cell>
          <table:table-cell office:value-type="float" office:value="135542" calcext:value-type="float">
            <text:p>135542</text:p>
          </table:table-cell>
          <table:table-cell office:value-type="float" office:value="8.253" calcext:value-type="float">
            <text:p>8.253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stdev-ens00</text:p>
          </table:table-cell>
          <table:table-cell office:value-type="float" office:value="58.617" calcext:value-type="float">
            <text:p>58.617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2T22:56:51Z</text:p>
          </table:table-cell>
          <table:table-cell office:value-type="string" calcext:value-type="string">
            <text:p>2022-01-22T22:56:59Z</text:p>
          </table:table-cell>
          <table:table-cell office:value-type="string" calcext:value-type="string">
            <text:p>2022-01-22T22:58:08Z</text:p>
          </table:table-cell>
          <table:table-cell office:value-type="string" calcext:value-type="string">
            <text:p>SUCCEEDED</text:p>
          </table:table-cell>
          <table:table-cell office:value-type="float" office:value="1006147" calcext:value-type="float">
            <text:p>1006147</text:p>
          </table:table-cell>
          <table:table-cell office:value-type="float" office:value="122179" calcext:value-type="float">
            <text:p>122179</text:p>
          </table:table-cell>
          <table:table-cell office:value-type="float" office:value="7.567" calcext:value-type="float">
            <text:p>7.567</text:p>
          </table:table-cell>
          <table:table-cell office:value-type="float" office:value="0.358" calcext:value-type="float">
            <text:p>0.358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ax18-stdev-ens01</text:p>
          </table:table-cell>
          <table:table-cell office:value-type="float" office:value="58.662" calcext:value-type="float">
            <text:p>58.662</text:p>
          </table:table-cell>
          <table:table-cell office:value-type="float" office:value="10.5" calcext:value-type="float">
            <text:p>1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2T23:20:46Z</text:p>
          </table:table-cell>
          <table:table-cell office:value-type="string" calcext:value-type="string">
            <text:p>2022-01-22T23:20:56Z</text:p>
          </table:table-cell>
          <table:table-cell office:value-type="string" calcext:value-type="string">
            <text:p>2022-01-22T23:22:08Z</text:p>
          </table:table-cell>
          <table:table-cell office:value-type="string" calcext:value-type="string">
            <text:p>SUCCEEDED</text:p>
          </table:table-cell>
          <table:table-cell office:value-type="float" office:value="1006351" calcext:value-type="float">
            <text:p>1006351</text:p>
          </table:table-cell>
          <table:table-cell office:value-type="float" office:value="144880" calcext:value-type="float">
            <text:p>144880</text:p>
          </table:table-cell>
          <table:table-cell office:value-type="float" office:value="6.626" calcext:value-type="float">
            <text:p>6.626</text:p>
          </table:table-cell>
          <table:table-cell office:value-type="float" office:value="0.386" calcext:value-type="float">
            <text:p>0.386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u-ch427-n96-max18-stdev-ens02</text:p>
          </table:table-cell>
          <table:table-cell office:value-type="float" office:value="56.82" calcext:value-type="float">
            <text:p>56.82</text:p>
          </table:table-cell>
          <table:table-cell office:value-type="float" office:value="10.81" calcext:value-type="float">
            <text:p>10.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22T23:20:47Z</text:p>
          </table:table-cell>
          <table:table-cell office:value-type="string" calcext:value-type="string">
            <text:p>2022-01-22T23:20:58Z</text:p>
          </table:table-cell>
          <table:table-cell office:value-type="string" calcext:value-type="string">
            <text:p>2022-01-22T23:22:12Z</text:p>
          </table:table-cell>
          <table:table-cell office:value-type="string" calcext:value-type="string">
            <text:p>SUCCEEDED</text:p>
          </table:table-cell>
          <table:table-cell office:value-type="float" office:value="1006352" calcext:value-type="float">
            <text:p>1006352</text:p>
          </table:table-cell>
          <table:table-cell office:value-type="float" office:value="75191" calcext:value-type="float">
            <text:p>75191</text:p>
          </table:table-cell>
          <table:table-cell office:value-type="float" office:value="4.425" calcext:value-type="float">
            <text:p>4.425</text:p>
          </table:table-cell>
          <table:table-cell office:value-type="float" office:value="0.4" calcext:value-type="float">
            <text:p>0.4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tdev-ens03</text:p>
          </table:table-cell>
          <table:table-cell office:value-type="float" office:value="62.348" calcext:value-type="float">
            <text:p>62.348</text:p>
          </table:table-cell>
          <table:table-cell office:value-type="float" office:value="11.95" calcext:value-type="float">
            <text:p>11.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22T23:20:47Z</text:p>
          </table:table-cell>
          <table:table-cell office:value-type="string" calcext:value-type="string">
            <text:p>2022-01-22T23:22:05Z</text:p>
          </table:table-cell>
          <table:table-cell office:value-type="string" calcext:value-type="string">
            <text:p>2022-01-22T23:23:28Z</text:p>
          </table:table-cell>
          <table:table-cell office:value-type="string" calcext:value-type="string">
            <text:p>SUCCEEDED</text:p>
          </table:table-cell>
          <table:table-cell office:value-type="float" office:value="1006353" calcext:value-type="float">
            <text:p>1006353</text:p>
          </table:table-cell>
          <table:table-cell office:value-type="float" office:value="129665" calcext:value-type="float">
            <text:p>129665</text:p>
          </table:table-cell>
          <table:table-cell office:value-type="float" office:value="7.712" calcext:value-type="float">
            <text:p>7.7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tdev-ens04</text:p>
          </table:table-cell>
          <table:table-cell office:value-type="float" office:value="62.108" calcext:value-type="float">
            <text:p>62.108</text:p>
          </table:table-cell>
          <table:table-cell office:value-type="float" office:value="11.81" calcext:value-type="float">
            <text:p>11.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22T23:20:48Z</text:p>
          </table:table-cell>
          <table:table-cell office:value-type="string" calcext:value-type="string">
            <text:p>2022-01-22T23:22:05Z</text:p>
          </table:table-cell>
          <table:table-cell office:value-type="string" calcext:value-type="string">
            <text:p>2022-01-22T23:23:28Z</text:p>
          </table:table-cell>
          <table:table-cell office:value-type="string" calcext:value-type="string">
            <text:p>SUCCEEDED</text:p>
          </table:table-cell>
          <table:table-cell office:value-type="float" office:value="1006355" calcext:value-type="float">
            <text:p>1006355</text:p>
          </table:table-cell>
          <table:table-cell office:value-type="float" office:value="144235" calcext:value-type="float">
            <text:p>144235</text:p>
          </table:table-cell>
          <table:table-cell office:value-type="float" office:value="7.673" calcext:value-type="float">
            <text:p>7.673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stdev-ens05</text:p>
          </table:table-cell>
          <table:table-cell office:value-type="float" office:value="63.077" calcext:value-type="float">
            <text:p>63.077</text:p>
          </table:table-cell>
          <table:table-cell office:value-type="float" office:value="12.21" calcext:value-type="float">
            <text:p>12.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22T23:20:47Z</text:p>
          </table:table-cell>
          <table:table-cell office:value-type="string" calcext:value-type="string">
            <text:p>2022-01-22T23:22:05Z</text:p>
          </table:table-cell>
          <table:table-cell office:value-type="string" calcext:value-type="string">
            <text:p>2022-01-22T23:23:48Z</text:p>
          </table:table-cell>
          <table:table-cell office:value-type="string" calcext:value-type="string">
            <text:p>SUCCEEDED</text:p>
          </table:table-cell>
          <table:table-cell office:value-type="float" office:value="1006354" calcext:value-type="float">
            <text:p>1006354</text:p>
          </table:table-cell>
          <table:table-cell office:value-type="float" office:value="98872" calcext:value-type="float">
            <text:p>98872</text:p>
          </table:table-cell>
          <table:table-cell office:value-type="float" office:value="8.257" calcext:value-type="float">
            <text:p>8.257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ax18-stdev-ens06</text:p>
          </table:table-cell>
          <table:table-cell office:value-type="float" office:value="65.948" calcext:value-type="float">
            <text:p>65.948</text:p>
          </table:table-cell>
          <table:table-cell office:value-type="float" office:value="12.77" calcext:value-type="float">
            <text:p>12.7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22T23:20:48Z</text:p>
          </table:table-cell>
          <table:table-cell office:value-type="string" calcext:value-type="string">
            <text:p>2022-01-22T23:20:58Z</text:p>
          </table:table-cell>
          <table:table-cell office:value-type="string" calcext:value-type="string">
            <text:p>2022-01-22T23:22:46Z</text:p>
          </table:table-cell>
          <table:table-cell office:value-type="string" calcext:value-type="string">
            <text:p>SUCCEEDED</text:p>
          </table:table-cell>
          <table:table-cell office:value-type="float" office:value="1006356" calcext:value-type="float">
            <text:p>1006356</text:p>
          </table:table-cell>
          <table:table-cell office:value-type="float" office:value="64377" calcext:value-type="float">
            <text:p>64377</text:p>
          </table:table-cell>
          <table:table-cell office:value-type="float" office:value="8.824" calcext:value-type="float">
            <text:p>8.824</text:p>
          </table:table-cell>
          <table:table-cell office:value-type="float" office:value="0.374" calcext:value-type="float">
            <text:p>0.374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stdev-ens07</text:p>
          </table:table-cell>
          <table:table-cell office:value-type="float" office:value="66.837" calcext:value-type="float">
            <text:p>66.837</text:p>
          </table:table-cell>
          <table:table-cell office:value-type="float" office:value="13.53" calcext:value-type="float">
            <text:p>13.5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22T23:20:49Z</text:p>
          </table:table-cell>
          <table:table-cell office:value-type="string" calcext:value-type="string">
            <text:p>2022-01-22T23:20:58Z</text:p>
          </table:table-cell>
          <table:table-cell office:value-type="string" calcext:value-type="string">
            <text:p>2022-01-22T23:22:47Z</text:p>
          </table:table-cell>
          <table:table-cell office:value-type="string" calcext:value-type="string">
            <text:p>SUCCEEDED</text:p>
          </table:table-cell>
          <table:table-cell office:value-type="float" office:value="1006357" calcext:value-type="float">
            <text:p>1006357</text:p>
          </table:table-cell>
          <table:table-cell office:value-type="float" office:value="227934" calcext:value-type="float">
            <text:p>227934</text:p>
          </table:table-cell>
          <table:table-cell office:value-type="float" office:value="8.483" calcext:value-type="float">
            <text:p>8.483</text:p>
          </table:table-cell>
          <table:table-cell office:value-type="float" office:value="0.421" calcext:value-type="float">
            <text:p>0.42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tdev-ens08</text:p>
          </table:table-cell>
          <table:table-cell office:value-type="float" office:value="136.227" calcext:value-type="float">
            <text:p>136.227</text:p>
          </table:table-cell>
          <table:table-cell office:value-type="float" office:value="13.56" calcext:value-type="float">
            <text:p>13.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22T23:20:49Z</text:p>
          </table:table-cell>
          <table:table-cell office:value-type="string" calcext:value-type="string">
            <text:p>2022-01-22T23:23:06Z</text:p>
          </table:table-cell>
          <table:table-cell office:value-type="string" calcext:value-type="string">
            <text:p>2022-01-22T23:26:08Z</text:p>
          </table:table-cell>
          <table:table-cell office:value-type="string" calcext:value-type="string">
            <text:p>SUCCEEDED</text:p>
          </table:table-cell>
          <table:table-cell office:value-type="float" office:value="1006358" calcext:value-type="float">
            <text:p>1006358</text:p>
          </table:table-cell>
          <table:table-cell office:value-type="float" office:value="245034" calcext:value-type="float">
            <text:p>245034</text:p>
          </table:table-cell>
          <table:table-cell office:value-type="float" office:value="7.612" calcext:value-type="float">
            <text:p>7.612</text:p>
          </table:table-cell>
          <table:table-cell office:value-type="float" office:value="0.371" calcext:value-type="float">
            <text:p>0.371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96-max18-stdev-ens09</text:p>
          </table:table-cell>
          <table:table-cell office:value-type="float" office:value="104.162" calcext:value-type="float">
            <text:p>104.162</text:p>
          </table:table-cell>
          <table:table-cell office:value-type="float" office:value="35.57" calcext:value-type="float">
            <text:p>35.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22T23:20:49Z</text:p>
          </table:table-cell>
          <table:table-cell office:value-type="string" calcext:value-type="string">
            <text:p>2022-01-22T23:23:44Z</text:p>
          </table:table-cell>
          <table:table-cell office:value-type="string" calcext:value-type="string">
            <text:p>2022-01-22T23:26:20Z</text:p>
          </table:table-cell>
          <table:table-cell office:value-type="string" calcext:value-type="string">
            <text:p>SUCCEEDED</text:p>
          </table:table-cell>
          <table:table-cell office:value-type="float" office:value="1006359" calcext:value-type="float">
            <text:p>1006359</text:p>
          </table:table-cell>
          <table:table-cell office:value-type="float" office:value="192997" calcext:value-type="float">
            <text:p>192997</text:p>
          </table:table-cell>
          <table:table-cell office:value-type="float" office:value="6.752" calcext:value-type="float">
            <text:p>6.752</text:p>
          </table:table-cell>
          <table:table-cell office:value-type="float" office:value="5.563" calcext:value-type="float">
            <text:p>5.563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u-ch427-n96-max18-stdev-ens10</text:p>
          </table:table-cell>
          <table:table-cell office:value-type="float" office:value="128.146" calcext:value-type="float">
            <text:p>128.146</text:p>
          </table:table-cell>
          <table:table-cell office:value-type="float" office:value="47.61" calcext:value-type="float">
            <text:p>47.6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22T23:20:50Z</text:p>
          </table:table-cell>
          <table:table-cell office:value-type="string" calcext:value-type="string">
            <text:p>2022-01-22T23:26:28Z</text:p>
          </table:table-cell>
          <table:table-cell office:value-type="string" calcext:value-type="string">
            <text:p>2022-01-22T23:29:23Z</text:p>
          </table:table-cell>
          <table:table-cell office:value-type="string" calcext:value-type="string">
            <text:p>SUCCEEDED</text:p>
          </table:table-cell>
          <table:table-cell office:value-type="float" office:value="1006360" calcext:value-type="float">
            <text:p>1006360</text:p>
          </table:table-cell>
          <table:table-cell office:value-type="float" office:value="81427" calcext:value-type="float">
            <text:p>81427</text:p>
          </table:table-cell>
          <table:table-cell office:value-type="float" office:value="7.712" calcext:value-type="float">
            <text:p>7.712</text:p>
          </table:table-cell>
          <table:table-cell office:value-type="float" office:value="15.434" calcext:value-type="float">
            <text:p>15.434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u-ch427-n96-max18-stdev-ens11</text:p>
          </table:table-cell>
          <table:table-cell office:value-type="float" office:value="68.04" calcext:value-type="float">
            <text:p>68.04</text:p>
          </table:table-cell>
          <table:table-cell office:value-type="float" office:value="14.38" calcext:value-type="float">
            <text:p>14.3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22T23:20:50Z</text:p>
          </table:table-cell>
          <table:table-cell office:value-type="string" calcext:value-type="string">
            <text:p>2022-01-22T23:26:53Z</text:p>
          </table:table-cell>
          <table:table-cell office:value-type="string" calcext:value-type="string">
            <text:p>2022-01-22T23:30:06Z</text:p>
          </table:table-cell>
          <table:table-cell office:value-type="string" calcext:value-type="string">
            <text:p>SUCCEEDED</text:p>
          </table:table-cell>
          <table:table-cell office:value-type="float" office:value="1006361" calcext:value-type="float">
            <text:p>1006361</text:p>
          </table:table-cell>
          <table:table-cell office:value-type="float" office:value="262070" calcext:value-type="float">
            <text:p>262070</text:p>
          </table:table-cell>
          <table:table-cell office:value-type="float" office:value="7.904" calcext:value-type="float">
            <text:p>7.904</text:p>
          </table:table-cell>
          <table:table-cell office:value-type="float" office:value="0.374" calcext:value-type="float">
            <text:p>0.3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stdev-ens12</text:p>
          </table:table-cell>
          <table:table-cell office:value-type="float" office:value="70.779" calcext:value-type="float">
            <text:p>70.77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22T23:20:51Z</text:p>
          </table:table-cell>
          <table:table-cell office:value-type="string" calcext:value-type="string">
            <text:p>2022-01-22T23:38:54Z</text:p>
          </table:table-cell>
          <table:table-cell office:value-type="string" calcext:value-type="string">
            <text:p>2022-01-22T23:40:55Z</text:p>
          </table:table-cell>
          <table:table-cell office:value-type="string" calcext:value-type="string">
            <text:p>SUCCEEDED</text:p>
          </table:table-cell>
          <table:table-cell office:value-type="float" office:value="1006362" calcext:value-type="float">
            <text:p>1006362</text:p>
          </table:table-cell>
          <table:table-cell office:value-type="float" office:value="116571" calcext:value-type="float">
            <text:p>116571</text:p>
          </table:table-cell>
          <table:table-cell office:value-type="float" office:value="10.073" calcext:value-type="float">
            <text:p>10.073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u-ch427-n96-max18-stdev-ens13</text:p>
          </table:table-cell>
          <table:table-cell office:value-type="float" office:value="73.61" calcext:value-type="float">
            <text:p>73.61</text:p>
          </table:table-cell>
          <table:table-cell office:value-type="float" office:value="16.22" calcext:value-type="float">
            <text:p>16.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22T23:20:51Z</text:p>
          </table:table-cell>
          <table:table-cell office:value-type="string" calcext:value-type="string">
            <text:p>2022-01-22T23:41:03Z</text:p>
          </table:table-cell>
          <table:table-cell office:value-type="string" calcext:value-type="string">
            <text:p>2022-01-22T23:43:08Z</text:p>
          </table:table-cell>
          <table:table-cell office:value-type="string" calcext:value-type="string">
            <text:p>SUCCEEDED</text:p>
          </table:table-cell>
          <table:table-cell office:value-type="float" office:value="1006363" calcext:value-type="float">
            <text:p>1006363</text:p>
          </table:table-cell>
          <table:table-cell office:value-type="float" office:value="45929" calcext:value-type="float">
            <text:p>45929</text:p>
          </table:table-cell>
          <table:table-cell office:value-type="float" office:value="8.041" calcext:value-type="float">
            <text:p>8.041</text:p>
          </table:table-cell>
          <table:table-cell office:value-type="float" office:value="0.436" calcext:value-type="float">
            <text:p>0.43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u-ch427-n96-max18-stdev-ens14</text:p>
          </table:table-cell>
          <table:table-cell office:value-type="float" office:value="73.677" calcext:value-type="float">
            <text:p>73.677</text:p>
          </table:table-cell>
          <table:table-cell office:value-type="float" office:value="16.76" calcext:value-type="float">
            <text:p>16.7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22T23:20:52Z</text:p>
          </table:table-cell>
          <table:table-cell office:value-type="string" calcext:value-type="string">
            <text:p>2022-01-22T23:33:28Z</text:p>
          </table:table-cell>
          <table:table-cell office:value-type="string" calcext:value-type="string">
            <text:p>2022-01-22T23:35:36Z</text:p>
          </table:table-cell>
          <table:table-cell office:value-type="string" calcext:value-type="string">
            <text:p>SUCCEEDED</text:p>
          </table:table-cell>
          <table:table-cell office:value-type="float" office:value="1006364" calcext:value-type="float">
            <text:p>1006364</text:p>
          </table:table-cell>
          <table:table-cell office:value-type="float" office:value="81794" calcext:value-type="float">
            <text:p>81794</text:p>
          </table:table-cell>
          <table:table-cell office:value-type="float" office:value="9.385" calcext:value-type="float">
            <text:p>9.385</text:p>
          </table:table-cell>
          <table:table-cell office:value-type="float" office:value="0.764" calcext:value-type="float">
            <text:p>0.764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96-max18-stdev-ens15</text:p>
          </table:table-cell>
          <table:table-cell office:value-type="float" office:value="76.368" calcext:value-type="float">
            <text:p>76.368</text:p>
          </table:table-cell>
          <table:table-cell office:value-type="float" office:value="18.85" calcext:value-type="float">
            <text:p>18.8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22T23:20:52Z</text:p>
          </table:table-cell>
          <table:table-cell office:value-type="string" calcext:value-type="string">
            <text:p>2022-01-22T23:35:54Z</text:p>
          </table:table-cell>
          <table:table-cell office:value-type="string" calcext:value-type="string">
            <text:p>2022-01-22T23:38:23Z</text:p>
          </table:table-cell>
          <table:table-cell office:value-type="string" calcext:value-type="string">
            <text:p>SUCCEEDED</text:p>
          </table:table-cell>
          <table:table-cell office:value-type="float" office:value="1006365" calcext:value-type="float">
            <text:p>1006365</text:p>
          </table:table-cell>
          <table:table-cell office:value-type="float" office:value="99076" calcext:value-type="float">
            <text:p>99076</text:p>
          </table:table-cell>
          <table:table-cell office:value-type="float" office:value="10.141" calcext:value-type="float">
            <text:p>10.141</text:p>
          </table:table-cell>
          <table:table-cell office:value-type="float" office:value="0.427" calcext:value-type="float">
            <text:p>0.427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u-ch427-n96-max18-stdev-ens16</text:p>
          </table:table-cell>
          <table:table-cell office:value-type="float" office:value="73.256" calcext:value-type="float">
            <text:p>73.256</text:p>
          </table:table-cell>
          <table:table-cell office:value-type="float" office:value="16.18" calcext:value-type="float">
            <text:p>16.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22T23:20:53Z</text:p>
          </table:table-cell>
          <table:table-cell office:value-type="string" calcext:value-type="string">
            <text:p>2022-01-22T23:46:16Z</text:p>
          </table:table-cell>
          <table:table-cell office:value-type="string" calcext:value-type="string">
            <text:p>2022-01-22T23:48:43Z</text:p>
          </table:table-cell>
          <table:table-cell office:value-type="string" calcext:value-type="string">
            <text:p>SUCCEEDED</text:p>
          </table:table-cell>
          <table:table-cell office:value-type="float" office:value="1006368" calcext:value-type="float">
            <text:p>1006368</text:p>
          </table:table-cell>
          <table:table-cell office:value-type="float" office:value="151557" calcext:value-type="float">
            <text:p>151557</text:p>
          </table:table-cell>
          <table:table-cell office:value-type="float" office:value="9.678" calcext:value-type="float">
            <text:p>9.678</text:p>
          </table:table-cell>
          <table:table-cell office:value-type="float" office:value="0.388" calcext:value-type="float">
            <text:p>0.388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u-ch427-n96-max18-stdev-ens17</text:p>
          </table:table-cell>
          <table:table-cell office:value-type="float" office:value="75.348" calcext:value-type="float">
            <text:p>75.348</text:p>
          </table:table-cell>
          <table:table-cell office:value-type="float" office:value="18.03" calcext:value-type="float">
            <text:p>18.0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22T23:20:53Z</text:p>
          </table:table-cell>
          <table:table-cell office:value-type="string" calcext:value-type="string">
            <text:p>2022-01-22T23:30:28Z</text:p>
          </table:table-cell>
          <table:table-cell office:value-type="string" calcext:value-type="string">
            <text:p>2022-01-22T23:32:58Z</text:p>
          </table:table-cell>
          <table:table-cell office:value-type="string" calcext:value-type="string">
            <text:p>SUCCEEDED</text:p>
          </table:table-cell>
          <table:table-cell office:value-type="float" office:value="1006366" calcext:value-type="float">
            <text:p>1006366</text:p>
          </table:table-cell>
          <table:table-cell office:value-type="float" office:value="19019" calcext:value-type="float">
            <text:p>19019</text:p>
          </table:table-cell>
          <table:table-cell office:value-type="float" office:value="8.83" calcext:value-type="float">
            <text:p>8.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96-max18-stdev-ens18</text:p>
          </table:table-cell>
          <table:table-cell office:value-type="float" office:value="75.011" calcext:value-type="float">
            <text:p>75.011</text:p>
          </table:table-cell>
          <table:table-cell office:value-type="float" office:value="16.7" calcext:value-type="float">
            <text:p>16.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22T23:20:53Z</text:p>
          </table:table-cell>
          <table:table-cell office:value-type="string" calcext:value-type="string">
            <text:p>2022-01-22T23:43:27Z</text:p>
          </table:table-cell>
          <table:table-cell office:value-type="string" calcext:value-type="string">
            <text:p>2022-01-22T23:45:58Z</text:p>
          </table:table-cell>
          <table:table-cell office:value-type="string" calcext:value-type="string">
            <text:p>SUCCEEDED</text:p>
          </table:table-cell>
          <table:table-cell office:value-type="float" office:value="1006367" calcext:value-type="float">
            <text:p>1006367</text:p>
          </table:table-cell>
          <table:table-cell office:value-type="float" office:value="133923" calcext:value-type="float">
            <text:p>133923</text:p>
          </table:table-cell>
          <table:table-cell office:value-type="float" office:value="8.492" calcext:value-type="float">
            <text:p>8.492</text:p>
          </table:table-cell>
          <table:table-cell office:value-type="float" office:value="0.395" calcext:value-type="float">
            <text:p>0.395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u-ch427-n96-max18-stdev-one-ens00</text:p>
          </table:table-cell>
          <table:table-cell office:value-type="float" office:value="82.491" calcext:value-type="float">
            <text:p>82.491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4T17:10:09Z</text:p>
          </table:table-cell>
          <table:table-cell office:value-type="string" calcext:value-type="string">
            <text:p>2022-01-24T17:10:47Z</text:p>
          </table:table-cell>
          <table:table-cell office:value-type="string" calcext:value-type="string">
            <text:p>2022-01-24T17:12:36Z</text:p>
          </table:table-cell>
          <table:table-cell office:value-type="string" calcext:value-type="string">
            <text:p>SUCCEEDED</text:p>
          </table:table-cell>
          <table:table-cell office:value-type="float" office:value="1011953" calcext:value-type="float">
            <text:p>1011953</text:p>
          </table:table-cell>
          <table:table-cell office:value-type="float" office:value="69626" calcext:value-type="float">
            <text:p>69626</text:p>
          </table:table-cell>
          <table:table-cell office:value-type="float" office:value="8.19" calcext:value-type="float">
            <text:p>8.19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ax18-stdev-one-ens01</text:p>
          </table:table-cell>
          <table:table-cell office:value-type="float" office:value="252.945" calcext:value-type="float">
            <text:p>252.945</text:p>
          </table:table-cell>
          <table:table-cell office:value-type="float" office:value="11.01" calcext:value-type="float">
            <text:p>11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4T17:10:15Z</text:p>
          </table:table-cell>
          <table:table-cell office:value-type="string" calcext:value-type="string">
            <text:p>2022-01-24T17:10:47Z</text:p>
          </table:table-cell>
          <table:table-cell office:value-type="string" calcext:value-type="string">
            <text:p>2022-01-24T17:15:21Z</text:p>
          </table:table-cell>
          <table:table-cell office:value-type="string" calcext:value-type="string">
            <text:p>SUCCEEDED</text:p>
          </table:table-cell>
          <table:table-cell office:value-type="float" office:value="1011954" calcext:value-type="float">
            <text:p>1011954</text:p>
          </table:table-cell>
          <table:table-cell office:value-type="float" office:value="153321" calcext:value-type="float">
            <text:p>153321</text:p>
          </table:table-cell>
          <table:table-cell office:value-type="float" office:value="8.902" calcext:value-type="float">
            <text:p>8.902</text:p>
          </table:table-cell>
          <table:table-cell office:value-type="float" office:value="0.369" calcext:value-type="float">
            <text:p>0.369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tdev-one-ens02</text:p>
          </table:table-cell>
          <table:table-cell office:value-type="float" office:value="285.915" calcext:value-type="float">
            <text:p>285.915</text:p>
          </table:table-cell>
          <table:table-cell office:value-type="float" office:value="11.71" calcext:value-type="float">
            <text:p>11.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24T17:10:24Z</text:p>
          </table:table-cell>
          <table:table-cell office:value-type="string" calcext:value-type="string">
            <text:p>2022-01-24T17:10:47Z</text:p>
          </table:table-cell>
          <table:table-cell office:value-type="string" calcext:value-type="string">
            <text:p>2022-01-24T17:15:55Z</text:p>
          </table:table-cell>
          <table:table-cell office:value-type="string" calcext:value-type="string">
            <text:p>SUCCEEDED</text:p>
          </table:table-cell>
          <table:table-cell office:value-type="float" office:value="1011956" calcext:value-type="float">
            <text:p>1011956</text:p>
          </table:table-cell>
          <table:table-cell office:value-type="float" office:value="20677" calcext:value-type="float">
            <text:p>20677</text:p>
          </table:table-cell>
          <table:table-cell office:value-type="float" office:value="8.069" calcext:value-type="float">
            <text:p>8.069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max18-stdev-one-ens03</text:p>
          </table:table-cell>
          <table:table-cell office:value-type="float" office:value="196.138" calcext:value-type="float">
            <text:p>196.138</text:p>
          </table:table-cell>
          <table:table-cell office:value-type="float" office:value="13.03" calcext:value-type="float">
            <text:p>13.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24T17:10:34Z</text:p>
          </table:table-cell>
          <table:table-cell office:value-type="string" calcext:value-type="string">
            <text:p>2022-01-24T17:10:47Z</text:p>
          </table:table-cell>
          <table:table-cell office:value-type="string" calcext:value-type="string">
            <text:p>2022-01-24T17:15:59Z</text:p>
          </table:table-cell>
          <table:table-cell office:value-type="string" calcext:value-type="string">
            <text:p>SUCCEEDED</text:p>
          </table:table-cell>
          <table:table-cell office:value-type="float" office:value="1011958" calcext:value-type="float">
            <text:p>1011958</text:p>
          </table:table-cell>
          <table:table-cell office:value-type="float" office:value="97072" calcext:value-type="float">
            <text:p>97072</text:p>
          </table:table-cell>
          <table:table-cell office:value-type="float" office:value="9.884" calcext:value-type="float">
            <text:p>9.884</text:p>
          </table:table-cell>
          <table:table-cell office:value-type="float" office:value="9.508" calcext:value-type="float">
            <text:p>9.508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max18-stdev-one-ens04</text:p>
          </table:table-cell>
          <table:table-cell office:value-type="float" office:value="70.13" calcext:value-type="float">
            <text:p>70.13</text:p>
          </table:table-cell>
          <table:table-cell office:value-type="float" office:value="13.26" calcext:value-type="float">
            <text:p>13.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24T17:10:43Z</text:p>
          </table:table-cell>
          <table:table-cell office:value-type="string" calcext:value-type="string">
            <text:p>2022-01-24T17:13:32Z</text:p>
          </table:table-cell>
          <table:table-cell office:value-type="string" calcext:value-type="string">
            <text:p>2022-01-24T17:16:31Z</text:p>
          </table:table-cell>
          <table:table-cell office:value-type="string" calcext:value-type="string">
            <text:p>SUCCEEDED</text:p>
          </table:table-cell>
          <table:table-cell office:value-type="float" office:value="1011960" calcext:value-type="float">
            <text:p>1011960</text:p>
          </table:table-cell>
          <table:table-cell office:value-type="float" office:value="206169" calcext:value-type="float">
            <text:p>206169</text:p>
          </table:table-cell>
          <table:table-cell office:value-type="float" office:value="11.167" calcext:value-type="float">
            <text:p>11.167</text:p>
          </table:table-cell>
          <table:table-cell office:value-type="float" office:value="0.392" calcext:value-type="float">
            <text:p>0.392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u-ch427-n96-max18-stdev-one-ens05</text:p>
          </table:table-cell>
          <table:table-cell office:value-type="float" office:value="70.203" calcext:value-type="float">
            <text:p>70.203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24T17:10:51Z</text:p>
          </table:table-cell>
          <table:table-cell office:value-type="string" calcext:value-type="string">
            <text:p>2022-01-24T17:15:46Z</text:p>
          </table:table-cell>
          <table:table-cell office:value-type="string" calcext:value-type="string">
            <text:p>2022-01-24T17:17:37Z</text:p>
          </table:table-cell>
          <table:table-cell office:value-type="string" calcext:value-type="string">
            <text:p>SUCCEEDED</text:p>
          </table:table-cell>
          <table:table-cell office:value-type="float" office:value="1011961" calcext:value-type="float">
            <text:p>1011961</text:p>
          </table:table-cell>
          <table:table-cell office:value-type="float" office:value="169206" calcext:value-type="float">
            <text:p>169206</text:p>
          </table:table-cell>
          <table:table-cell office:value-type="float" office:value="8.605" calcext:value-type="float">
            <text:p>8.6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max18-stdev-one-ens06</text:p>
          </table:table-cell>
          <table:table-cell office:value-type="float" office:value="73.94" calcext:value-type="float">
            <text:p>73.94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24T17:10:59Z</text:p>
          </table:table-cell>
          <table:table-cell office:value-type="string" calcext:value-type="string">
            <text:p>2022-01-24T17:15:46Z</text:p>
          </table:table-cell>
          <table:table-cell office:value-type="string" calcext:value-type="string">
            <text:p>2022-01-24T17:17:42Z</text:p>
          </table:table-cell>
          <table:table-cell office:value-type="string" calcext:value-type="string">
            <text:p>SUCCEEDED</text:p>
          </table:table-cell>
          <table:table-cell office:value-type="float" office:value="1011962" calcext:value-type="float">
            <text:p>1011962</text:p>
          </table:table-cell>
          <table:table-cell office:value-type="float" office:value="91112" calcext:value-type="float">
            <text:p>91112</text:p>
          </table:table-cell>
          <table:table-cell office:value-type="float" office:value="8.915" calcext:value-type="float">
            <text:p>8.915</text:p>
          </table:table-cell>
          <table:table-cell office:value-type="float" office:value="0.426" calcext:value-type="float">
            <text:p>0.426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96-max18-stdev-one-ens07</text:p>
          </table:table-cell>
          <table:table-cell office:value-type="float" office:value="72.655" calcext:value-type="float">
            <text:p>72.655</text:p>
          </table:table-cell>
          <table:table-cell office:value-type="float" office:value="15.48" calcext:value-type="float">
            <text:p>15.4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24T17:11:06Z</text:p>
          </table:table-cell>
          <table:table-cell office:value-type="string" calcext:value-type="string">
            <text:p>2022-01-24T17:23:58Z</text:p>
          </table:table-cell>
          <table:table-cell office:value-type="string" calcext:value-type="string">
            <text:p>2022-01-24T17:25:53Z</text:p>
          </table:table-cell>
          <table:table-cell office:value-type="string" calcext:value-type="string">
            <text:p>SUCCEEDED</text:p>
          </table:table-cell>
          <table:table-cell office:value-type="float" office:value="1011963" calcext:value-type="float">
            <text:p>1011963</text:p>
          </table:table-cell>
          <table:table-cell office:value-type="float" office:value="170528" calcext:value-type="float">
            <text:p>170528</text:p>
          </table:table-cell>
          <table:table-cell office:value-type="float" office:value="9.247" calcext:value-type="float">
            <text:p>9.247</text:p>
          </table:table-cell>
          <table:table-cell office:value-type="float" office:value="0.409" calcext:value-type="float">
            <text:p>0.409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u-ch427-n96-max18-stdev-one-ens08</text:p>
          </table:table-cell>
          <table:table-cell office:value-type="float" office:value="73.622" calcext:value-type="float">
            <text:p>73.622</text:p>
          </table:table-cell>
          <table:table-cell office:value-type="float" office:value="14.82" calcext:value-type="float">
            <text:p>14.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24T17:11:14Z</text:p>
          </table:table-cell>
          <table:table-cell office:value-type="string" calcext:value-type="string">
            <text:p>2022-01-24T17:23:59Z</text:p>
          </table:table-cell>
          <table:table-cell office:value-type="string" calcext:value-type="string">
            <text:p>2022-01-24T17:25:57Z</text:p>
          </table:table-cell>
          <table:table-cell office:value-type="string" calcext:value-type="string">
            <text:p>SUCCEEDED</text:p>
          </table:table-cell>
          <table:table-cell office:value-type="float" office:value="1011964" calcext:value-type="float">
            <text:p>1011964</text:p>
          </table:table-cell>
          <table:table-cell office:value-type="float" office:value="219601" calcext:value-type="float">
            <text:p>219601</text:p>
          </table:table-cell>
          <table:table-cell office:value-type="float" office:value="9.236" calcext:value-type="float">
            <text:p>9.236</text:p>
          </table:table-cell>
          <table:table-cell office:value-type="float" office:value="0.581" calcext:value-type="float">
            <text:p>0.581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96-max18-stdev-one-ens09</text:p>
          </table:table-cell>
          <table:table-cell office:value-type="float" office:value="77.143" calcext:value-type="float">
            <text:p>77.143</text:p>
          </table:table-cell>
          <table:table-cell office:value-type="float" office:value="17.18" calcext:value-type="float">
            <text:p>17.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24T17:11:23Z</text:p>
          </table:table-cell>
          <table:table-cell office:value-type="string" calcext:value-type="string">
            <text:p>2022-01-24T17:26:43Z</text:p>
          </table:table-cell>
          <table:table-cell office:value-type="string" calcext:value-type="string">
            <text:p>2022-01-24T17:28:47Z</text:p>
          </table:table-cell>
          <table:table-cell office:value-type="string" calcext:value-type="string">
            <text:p>SUCCEEDED</text:p>
          </table:table-cell>
          <table:table-cell office:value-type="float" office:value="1011965" calcext:value-type="float">
            <text:p>1011965</text:p>
          </table:table-cell>
          <table:table-cell office:value-type="float" office:value="133783" calcext:value-type="float">
            <text:p>133783</text:p>
          </table:table-cell>
          <table:table-cell office:value-type="float" office:value="10.119" calcext:value-type="float">
            <text:p>10.119</text:p>
          </table:table-cell>
          <table:table-cell office:value-type="float" office:value="0.659" calcext:value-type="float">
            <text:p>0.659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max18-stdev-one-ens10</text:p>
          </table:table-cell>
          <table:table-cell office:value-type="float" office:value="77.237" calcext:value-type="float">
            <text:p>77.237</text:p>
          </table:table-cell>
          <table:table-cell office:value-type="float" office:value="16.85" calcext:value-type="float">
            <text:p>16.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24T17:11:31Z</text:p>
          </table:table-cell>
          <table:table-cell office:value-type="string" calcext:value-type="string">
            <text:p>2022-01-24T17:18:29Z</text:p>
          </table:table-cell>
          <table:table-cell office:value-type="string" calcext:value-type="string">
            <text:p>2022-01-24T17:20:34Z</text:p>
          </table:table-cell>
          <table:table-cell office:value-type="string" calcext:value-type="string">
            <text:p>SUCCEEDED</text:p>
          </table:table-cell>
          <table:table-cell office:value-type="float" office:value="1011966" calcext:value-type="float">
            <text:p>1011966</text:p>
          </table:table-cell>
          <table:table-cell office:value-type="float" office:value="185875" calcext:value-type="float">
            <text:p>185875</text:p>
          </table:table-cell>
          <table:table-cell office:value-type="float" office:value="9.554" calcext:value-type="float">
            <text:p>9.55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max18-stdev-one-ens11</text:p>
          </table:table-cell>
          <table:table-cell office:value-type="float" office:value="77.771" calcext:value-type="float">
            <text:p>77.771</text:p>
          </table:table-cell>
          <table:table-cell office:value-type="float" office:value="17.25" calcext:value-type="float">
            <text:p>17.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24T17:11:38Z</text:p>
          </table:table-cell>
          <table:table-cell office:value-type="string" calcext:value-type="string">
            <text:p>2022-01-24T17:21:17Z</text:p>
          </table:table-cell>
          <table:table-cell office:value-type="string" calcext:value-type="string">
            <text:p>2022-01-24T17:23:23Z</text:p>
          </table:table-cell>
          <table:table-cell office:value-type="string" calcext:value-type="string">
            <text:p>SUCCEEDED</text:p>
          </table:table-cell>
          <table:table-cell office:value-type="float" office:value="1011967" calcext:value-type="float">
            <text:p>1011967</text:p>
          </table:table-cell>
          <table:table-cell office:value-type="float" office:value="202575" calcext:value-type="float">
            <text:p>202575</text:p>
          </table:table-cell>
          <table:table-cell office:value-type="float" office:value="9.177" calcext:value-type="float">
            <text:p>9.177</text:p>
          </table:table-cell>
          <table:table-cell office:value-type="float" office:value="0.432" calcext:value-type="float">
            <text:p>0.432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u-ch427-n96-max18-stdev-one-ens12</text:p>
          </table:table-cell>
          <table:table-cell office:value-type="float" office:value="81.408" calcext:value-type="float">
            <text:p>81.408</text:p>
          </table:table-cell>
          <table:table-cell office:value-type="float" office:value="17.87" calcext:value-type="float">
            <text:p>17.8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24T17:11:47Z</text:p>
          </table:table-cell>
          <table:table-cell office:value-type="string" calcext:value-type="string">
            <text:p>2022-01-24T17:29:29Z</text:p>
          </table:table-cell>
          <table:table-cell office:value-type="string" calcext:value-type="string">
            <text:p>2022-01-24T17:31:41Z</text:p>
          </table:table-cell>
          <table:table-cell office:value-type="string" calcext:value-type="string">
            <text:p>SUCCEEDED</text:p>
          </table:table-cell>
          <table:table-cell office:value-type="float" office:value="1011968" calcext:value-type="float">
            <text:p>1011968</text:p>
          </table:table-cell>
          <table:table-cell office:value-type="float" office:value="236566" calcext:value-type="float">
            <text:p>236566</text:p>
          </table:table-cell>
          <table:table-cell office:value-type="float" office:value="10.537" calcext:value-type="float">
            <text:p>10.537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96-max18-stdev-one-ens13</text:p>
          </table:table-cell>
          <table:table-cell office:value-type="float" office:value="88.875" calcext:value-type="float">
            <text:p>88.875</text:p>
          </table:table-cell>
          <table:table-cell office:value-type="float" office:value="19.75" calcext:value-type="float">
            <text:p>19.7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24T17:11:55Z</text:p>
          </table:table-cell>
          <table:table-cell office:value-type="string" calcext:value-type="string">
            <text:p>2022-01-24T17:32:39Z</text:p>
          </table:table-cell>
          <table:table-cell office:value-type="string" calcext:value-type="string">
            <text:p>2022-01-24T17:34:58Z</text:p>
          </table:table-cell>
          <table:table-cell office:value-type="string" calcext:value-type="string">
            <text:p>SUCCEEDED</text:p>
          </table:table-cell>
          <table:table-cell office:value-type="float" office:value="1011969" calcext:value-type="float">
            <text:p>1011969</text:p>
          </table:table-cell>
          <table:table-cell office:value-type="float" office:value="155939" calcext:value-type="float">
            <text:p>155939</text:p>
          </table:table-cell>
          <table:table-cell office:value-type="float" office:value="13.515" calcext:value-type="float">
            <text:p>13.515</text:p>
          </table:table-cell>
          <table:table-cell office:value-type="float" office:value="1.823" calcext:value-type="float">
            <text:p>1.823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96-max18-stdev-one-ens14</text:p>
          </table:table-cell>
          <table:table-cell office:value-type="float" office:value="85.861" calcext:value-type="float">
            <text:p>85.861</text:p>
          </table:table-cell>
          <table:table-cell office:value-type="float" office:value="19.31" calcext:value-type="float">
            <text:p>19.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24T17:12:03Z</text:p>
          </table:table-cell>
          <table:table-cell office:value-type="string" calcext:value-type="string">
            <text:p>2022-01-24T17:35:24Z</text:p>
          </table:table-cell>
          <table:table-cell office:value-type="string" calcext:value-type="string">
            <text:p>2022-01-24T17:37:43Z</text:p>
          </table:table-cell>
          <table:table-cell office:value-type="string" calcext:value-type="string">
            <text:p>SUCCEEDED</text:p>
          </table:table-cell>
          <table:table-cell office:value-type="float" office:value="1011970" calcext:value-type="float">
            <text:p>1011970</text:p>
          </table:table-cell>
          <table:table-cell office:value-type="float" office:value="165246" calcext:value-type="float">
            <text:p>165246</text:p>
          </table:table-cell>
          <table:table-cell office:value-type="float" office:value="12.617" calcext:value-type="float">
            <text:p>12.617</text:p>
          </table:table-cell>
          <table:table-cell office:value-type="float" office:value="0.56" calcext:value-type="float">
            <text:p>0.56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string" calcext:value-type="string">
            <text:p>u-ch427-n96-max18-stdev-one-ens15</text:p>
          </table:table-cell>
          <table:table-cell office:value-type="float" office:value="86.126" calcext:value-type="float">
            <text:p>86.126</text:p>
          </table:table-cell>
          <table:table-cell office:value-type="float" office:value="21.29" calcext:value-type="float">
            <text:p>21.2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24T17:12:16Z</text:p>
          </table:table-cell>
          <table:table-cell office:value-type="string" calcext:value-type="string">
            <text:p>2022-01-24T17:36:25Z</text:p>
          </table:table-cell>
          <table:table-cell office:value-type="string" calcext:value-type="string">
            <text:p>2022-01-24T17:38:47Z</text:p>
          </table:table-cell>
          <table:table-cell office:value-type="string" calcext:value-type="string">
            <text:p>SUCCEEDED</text:p>
          </table:table-cell>
          <table:table-cell office:value-type="float" office:value="1011971" calcext:value-type="float">
            <text:p>1011971</text:p>
          </table:table-cell>
          <table:table-cell office:value-type="float" office:value="75764" calcext:value-type="float">
            <text:p>75764</text:p>
          </table:table-cell>
          <table:table-cell office:value-type="float" office:value="9.586" calcext:value-type="float">
            <text:p>9.586</text:p>
          </table:table-cell>
          <table:table-cell office:value-type="float" office:value="0.512" calcext:value-type="float">
            <text:p>0.51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96-max18-stdev-one-ens16</text:p>
          </table:table-cell>
          <table:table-cell office:value-type="float" office:value="93.698" calcext:value-type="float">
            <text:p>93.698</text:p>
          </table:table-cell>
          <table:table-cell office:value-type="float" office:value="21.62" calcext:value-type="float">
            <text:p>21.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24T17:12:20Z</text:p>
          </table:table-cell>
          <table:table-cell office:value-type="string" calcext:value-type="string">
            <text:p>2022-01-24T17:36:25Z</text:p>
          </table:table-cell>
          <table:table-cell office:value-type="string" calcext:value-type="string">
            <text:p>2022-01-24T17:39:13Z</text:p>
          </table:table-cell>
          <table:table-cell office:value-type="string" calcext:value-type="string">
            <text:p>SUCCEEDED</text:p>
          </table:table-cell>
          <table:table-cell office:value-type="float" office:value="1011973" calcext:value-type="float">
            <text:p>1011973</text:p>
          </table:table-cell>
          <table:table-cell office:value-type="float" office:value="42214" calcext:value-type="float">
            <text:p>42214</text:p>
          </table:table-cell>
          <table:table-cell office:value-type="float" office:value="10.907" calcext:value-type="float">
            <text:p>10.907</text:p>
          </table:table-cell>
          <table:table-cell office:value-type="float" office:value="0.464" calcext:value-type="float">
            <text:p>0.46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u-ch427-n96-max18-stdev-one-ens17</text:p>
          </table:table-cell>
          <table:table-cell office:value-type="float" office:value="89.836" calcext:value-type="float">
            <text:p>89.836</text:p>
          </table:table-cell>
          <table:table-cell office:value-type="float" office:value="22.72" calcext:value-type="float">
            <text:p>22.7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24T17:12:35Z</text:p>
          </table:table-cell>
          <table:table-cell office:value-type="string" calcext:value-type="string">
            <text:p>2022-01-24T17:39:30Z</text:p>
          </table:table-cell>
          <table:table-cell office:value-type="string" calcext:value-type="string">
            <text:p>2022-01-24T17:42:15Z</text:p>
          </table:table-cell>
          <table:table-cell office:value-type="string" calcext:value-type="string">
            <text:p>SUCCEEDED</text:p>
          </table:table-cell>
          <table:table-cell office:value-type="float" office:value="1011974" calcext:value-type="float">
            <text:p>1011974</text:p>
          </table:table-cell>
          <table:table-cell office:value-type="float" office:value="93458" calcext:value-type="float">
            <text:p>93458</text:p>
          </table:table-cell>
          <table:table-cell office:value-type="float" office:value="10.093" calcext:value-type="float">
            <text:p>10.093</text:p>
          </table:table-cell>
          <table:table-cell office:value-type="float" office:value="0.511" calcext:value-type="float">
            <text:p>0.511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96-max18-stdev-one-ens18</text:p>
          </table:table-cell>
          <table:table-cell office:value-type="float" office:value="96.468" calcext:value-type="float">
            <text:p>96.468</text:p>
          </table:table-cell>
          <table:table-cell office:value-type="float" office:value="23.91" calcext:value-type="float">
            <text:p>23.9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24T17:12:38Z</text:p>
          </table:table-cell>
          <table:table-cell office:value-type="string" calcext:value-type="string">
            <text:p>2022-01-24T17:38:27Z</text:p>
          </table:table-cell>
          <table:table-cell office:value-type="string" calcext:value-type="string">
            <text:p>2022-01-24T17:41:19Z</text:p>
          </table:table-cell>
          <table:table-cell office:value-type="string" calcext:value-type="string">
            <text:p>SUCCEEDED</text:p>
          </table:table-cell>
          <table:table-cell office:value-type="float" office:value="1011976" calcext:value-type="float">
            <text:p>1011976</text:p>
          </table:table-cell>
          <table:table-cell office:value-type="float" office:value="182564" calcext:value-type="float">
            <text:p>182564</text:p>
          </table:table-cell>
          <table:table-cell office:value-type="float" office:value="15.112" calcext:value-type="float">
            <text:p>15.112</text:p>
          </table:table-cell>
          <table:table-cell office:value-type="float" office:value="0.509" calcext:value-type="float">
            <text:p>0.509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u-ch427-n96-max18-test-ens00</text:p>
          </table:table-cell>
          <table:table-cell office:value-type="float" office:value="84.221" calcext:value-type="float">
            <text:p>84.221</text:p>
          </table:table-cell>
          <table:table-cell office:value-type="float" office:value="11.02" calcext:value-type="float">
            <text:p>11.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0T14:47:23Z</text:p>
          </table:table-cell>
          <table:table-cell office:value-type="string" calcext:value-type="string">
            <text:p>2022-01-20T14:47:43Z</text:p>
          </table:table-cell>
          <table:table-cell office:value-type="string" calcext:value-type="string">
            <text:p>2022-01-20T14:49:28Z</text:p>
          </table:table-cell>
          <table:table-cell office:value-type="string" calcext:value-type="string">
            <text:p>SUCCEEDED</text:p>
          </table:table-cell>
          <table:table-cell office:value-type="float" office:value="997747" calcext:value-type="float">
            <text:p>997747</text:p>
          </table:table-cell>
          <table:table-cell office:value-type="float" office:value="219758" calcext:value-type="float">
            <text:p>219758</text:p>
          </table:table-cell>
          <table:table-cell office:value-type="float" office:value="8.667" calcext:value-type="float">
            <text:p>8.667</text:p>
          </table:table-cell>
          <table:table-cell office:value-type="float" office:value="5.596" calcext:value-type="float">
            <text:p>5.596</text:p>
          </table:table-cell>
          <table:table-cell office:value-type="float" office:value="3.821" calcext:value-type="float">
            <text:p>3.821</text:p>
          </table:table-cell>
        </table:table-row>
        <table:table-row table:style-name="ro1">
          <table:table-cell office:value-type="string" calcext:value-type="string">
            <text:p>u-ch427-n96-max18-test-ens01</text:p>
          </table:table-cell>
          <table:table-cell office:value-type="float" office:value="88.138" calcext:value-type="float">
            <text:p>88.138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0T14:47:46Z</text:p>
          </table:table-cell>
          <table:table-cell office:value-type="string" calcext:value-type="string">
            <text:p>2022-01-20T14:48:16Z</text:p>
          </table:table-cell>
          <table:table-cell office:value-type="string" calcext:value-type="string">
            <text:p>2022-01-20T14:50:34Z</text:p>
          </table:table-cell>
          <table:table-cell office:value-type="string" calcext:value-type="string">
            <text:p>SUCCEEDED</text:p>
          </table:table-cell>
          <table:table-cell office:value-type="float" office:value="997751" calcext:value-type="float">
            <text:p>997751</text:p>
          </table:table-cell>
          <table:table-cell office:value-type="float" office:value="255888" calcext:value-type="float">
            <text:p>255888</text:p>
          </table:table-cell>
          <table:table-cell office:value-type="float" office:value="8.88" calcext:value-type="float">
            <text:p>8.88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u-ch427-n96-max18-test-ens02</text:p>
          </table:table-cell>
          <table:table-cell office:value-type="float" office:value="72.67" calcext:value-type="float">
            <text:p>72.67</text:p>
          </table:table-cell>
          <table:table-cell office:value-type="float" office:value="11.15" calcext:value-type="float">
            <text:p>11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20T14:48:15Z</text:p>
          </table:table-cell>
          <table:table-cell office:value-type="string" calcext:value-type="string">
            <text:p>2022-01-20T14:48:46Z</text:p>
          </table:table-cell>
          <table:table-cell office:value-type="string" calcext:value-type="string">
            <text:p>2022-01-20T14:50:27Z</text:p>
          </table:table-cell>
          <table:table-cell office:value-type="string" calcext:value-type="string">
            <text:p>SUCCEEDED</text:p>
          </table:table-cell>
          <table:table-cell office:value-type="float" office:value="997757" calcext:value-type="float">
            <text:p>997757</text:p>
          </table:table-cell>
          <table:table-cell office:value-type="float" office:value="12917" calcext:value-type="float">
            <text:p>12917</text:p>
          </table:table-cell>
          <table:table-cell office:value-type="float" office:value="9.385" calcext:value-type="float">
            <text:p>9.3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ax18-test-ens03</text:p>
          </table:table-cell>
          <table:table-cell office:value-type="float" office:value="92.001" calcext:value-type="float">
            <text:p>92.001</text:p>
          </table:table-cell>
          <table:table-cell office:value-type="float" office:value="11.39" calcext:value-type="float">
            <text:p>11.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20T14:48:26Z</text:p>
          </table:table-cell>
          <table:table-cell office:value-type="string" calcext:value-type="string">
            <text:p>2022-01-20T14:48:46Z</text:p>
          </table:table-cell>
          <table:table-cell office:value-type="string" calcext:value-type="string">
            <text:p>2022-01-20T14:50:45Z</text:p>
          </table:table-cell>
          <table:table-cell office:value-type="string" calcext:value-type="string">
            <text:p>SUCCEEDED</text:p>
          </table:table-cell>
          <table:table-cell office:value-type="float" office:value="997761" calcext:value-type="float">
            <text:p>997761</text:p>
          </table:table-cell>
          <table:table-cell office:value-type="float" office:value="27820" calcext:value-type="float">
            <text:p>27820</text:p>
          </table:table-cell>
          <table:table-cell office:value-type="float" office:value="6.358" calcext:value-type="float">
            <text:p>6.358</text:p>
          </table:table-cell>
          <table:table-cell office:value-type="float" office:value="0.374" calcext:value-type="float">
            <text:p>0.374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ax18-test-ens04</text:p>
          </table:table-cell>
          <table:table-cell office:value-type="float" office:value="109.454" calcext:value-type="float">
            <text:p>109.454</text:p>
          </table:table-cell>
          <table:table-cell office:value-type="float" office:value="12.25" calcext:value-type="float">
            <text:p>12.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20T14:48:46Z</text:p>
          </table:table-cell>
          <table:table-cell office:value-type="string" calcext:value-type="string">
            <text:p>2022-01-20T14:49:17Z</text:p>
          </table:table-cell>
          <table:table-cell office:value-type="string" calcext:value-type="string">
            <text:p>2022-01-20T14:51:26Z</text:p>
          </table:table-cell>
          <table:table-cell office:value-type="string" calcext:value-type="string">
            <text:p>SUCCEEDED</text:p>
          </table:table-cell>
          <table:table-cell office:value-type="float" office:value="997764" calcext:value-type="float">
            <text:p>997764</text:p>
          </table:table-cell>
          <table:table-cell office:value-type="float" office:value="5660" calcext:value-type="float">
            <text:p>5660</text:p>
          </table:table-cell>
          <table:table-cell office:value-type="float" office:value="34.694" calcext:value-type="float">
            <text:p>34.694</text:p>
          </table:table-cell>
          <table:table-cell office:value-type="float" office:value="1.333" calcext:value-type="float">
            <text:p>1.333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ax18-test-ens05</text:p>
          </table:table-cell>
          <table:table-cell office:value-type="float" office:value="98.895" calcext:value-type="float">
            <text:p>98.895</text:p>
          </table:table-cell>
          <table:table-cell office:value-type="float" office:value="18.58" calcext:value-type="float">
            <text:p>18.5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20T14:48:58Z</text:p>
          </table:table-cell>
          <table:table-cell office:value-type="string" calcext:value-type="string">
            <text:p>2022-01-20T14:49:17Z</text:p>
          </table:table-cell>
          <table:table-cell office:value-type="string" calcext:value-type="string">
            <text:p>2022-01-20T14:51:44Z</text:p>
          </table:table-cell>
          <table:table-cell office:value-type="string" calcext:value-type="string">
            <text:p>SUCCEEDED</text:p>
          </table:table-cell>
          <table:table-cell office:value-type="float" office:value="997768" calcext:value-type="float">
            <text:p>997768</text:p>
          </table:table-cell>
          <table:table-cell office:value-type="float" office:value="164419" calcext:value-type="float">
            <text:p>164419</text:p>
          </table:table-cell>
          <table:table-cell office:value-type="float" office:value="7.104" calcext:value-type="float">
            <text:p>7.104</text:p>
          </table:table-cell>
          <table:table-cell office:value-type="float" office:value="0.354" calcext:value-type="float">
            <text:p>0.354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u-ch427-n96-max18-test-ens06</text:p>
          </table:table-cell>
          <table:table-cell office:value-type="float" office:value="99.669" calcext:value-type="float">
            <text:p>99.669</text:p>
          </table:table-cell>
          <table:table-cell office:value-type="float" office:value="21.07" calcext:value-type="float">
            <text:p>21.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20T14:49:04Z</text:p>
          </table:table-cell>
          <table:table-cell office:value-type="string" calcext:value-type="string">
            <text:p>2022-01-20T14:49:17Z</text:p>
          </table:table-cell>
          <table:table-cell office:value-type="string" calcext:value-type="string">
            <text:p>2022-01-20T14:51:46Z</text:p>
          </table:table-cell>
          <table:table-cell office:value-type="string" calcext:value-type="string">
            <text:p>SUCCEEDED</text:p>
          </table:table-cell>
          <table:table-cell office:value-type="float" office:value="997769" calcext:value-type="float">
            <text:p>997769</text:p>
          </table:table-cell>
          <table:table-cell office:value-type="float" office:value="201803" calcext:value-type="float">
            <text:p>201803</text:p>
          </table:table-cell>
          <table:table-cell office:value-type="float" office:value="5.655" calcext:value-type="float">
            <text:p>5.655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18-test-ens07</text:p>
          </table:table-cell>
          <table:table-cell office:value-type="float" office:value="80.212" calcext:value-type="float">
            <text:p>80.212</text:p>
          </table:table-cell>
          <table:table-cell office:value-type="float" office:value="16.45" calcext:value-type="float">
            <text:p>16.4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20T14:49:12Z</text:p>
          </table:table-cell>
          <table:table-cell office:value-type="string" calcext:value-type="string">
            <text:p>2022-01-20T14:49:47Z</text:p>
          </table:table-cell>
          <table:table-cell office:value-type="string" calcext:value-type="string">
            <text:p>2022-01-20T14:52:14Z</text:p>
          </table:table-cell>
          <table:table-cell office:value-type="string" calcext:value-type="string">
            <text:p>SUCCEEDED</text:p>
          </table:table-cell>
          <table:table-cell office:value-type="float" office:value="997770" calcext:value-type="float">
            <text:p>997770</text:p>
          </table:table-cell>
          <table:table-cell office:value-type="float" office:value="136199" calcext:value-type="float">
            <text:p>136199</text:p>
          </table:table-cell>
          <table:table-cell office:value-type="float" office:value="22.876" calcext:value-type="float">
            <text:p>22.876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max18-test-ens08</text:p>
          </table:table-cell>
          <table:table-cell office:value-type="float" office:value="75.832" calcext:value-type="float">
            <text:p>75.832</text:p>
          </table:table-cell>
          <table:table-cell office:value-type="float" office:value="30.63" calcext:value-type="float">
            <text:p>30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20T14:49:20Z</text:p>
          </table:table-cell>
          <table:table-cell office:value-type="string" calcext:value-type="string">
            <text:p>2022-01-20T14:49:47Z</text:p>
          </table:table-cell>
          <table:table-cell office:value-type="string" calcext:value-type="string">
            <text:p>2022-01-20T14:52:24Z</text:p>
          </table:table-cell>
          <table:table-cell office:value-type="string" calcext:value-type="string">
            <text:p>SUCCEEDED</text:p>
          </table:table-cell>
          <table:table-cell office:value-type="float" office:value="997771" calcext:value-type="float">
            <text:p>997771</text:p>
          </table:table-cell>
          <table:table-cell office:value-type="float" office:value="190229" calcext:value-type="float">
            <text:p>190229</text:p>
          </table:table-cell>
          <table:table-cell office:value-type="float" office:value="4.42" calcext:value-type="float">
            <text:p>4.42</text:p>
          </table:table-cell>
          <table:table-cell office:value-type="float" office:value="0.374" calcext:value-type="float">
            <text:p>0.37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18-test-ens09</text:p>
          </table:table-cell>
          <table:table-cell office:value-type="float" office:value="74.751" calcext:value-type="float">
            <text:p>74.751</text:p>
          </table:table-cell>
          <table:table-cell office:value-type="float" office:value="29.05" calcext:value-type="float">
            <text:p>29.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20T14:49:33Z</text:p>
          </table:table-cell>
          <table:table-cell office:value-type="string" calcext:value-type="string">
            <text:p>2022-01-20T14:49:47Z</text:p>
          </table:table-cell>
          <table:table-cell office:value-type="string" calcext:value-type="string">
            <text:p>2022-01-20T14:52:24Z</text:p>
          </table:table-cell>
          <table:table-cell office:value-type="string" calcext:value-type="string">
            <text:p>SUCCEEDED</text:p>
          </table:table-cell>
          <table:table-cell office:value-type="float" office:value="997773" calcext:value-type="float">
            <text:p>997773</text:p>
          </table:table-cell>
          <table:table-cell office:value-type="float" office:value="184880" calcext:value-type="float">
            <text:p>184880</text:p>
          </table:table-cell>
          <table:table-cell office:value-type="float" office:value="4.692" calcext:value-type="float">
            <text:p>4.692</text:p>
          </table:table-cell>
          <table:table-cell office:value-type="float" office:value="0.351" calcext:value-type="float">
            <text:p>0.351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18-test-ens10</text:p>
          </table:table-cell>
          <table:table-cell office:value-type="float" office:value="70.152" calcext:value-type="float">
            <text:p>70.152</text:p>
          </table:table-cell>
          <table:table-cell office:value-type="float" office:value="13.04" calcext:value-type="float">
            <text:p>13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20T14:49:42Z</text:p>
          </table:table-cell>
          <table:table-cell office:value-type="string" calcext:value-type="string">
            <text:p>2022-01-20T14:50:19Z</text:p>
          </table:table-cell>
          <table:table-cell office:value-type="string" calcext:value-type="string">
            <text:p>2022-01-20T14:52:30Z</text:p>
          </table:table-cell>
          <table:table-cell office:value-type="string" calcext:value-type="string">
            <text:p>SUCCEEDED</text:p>
          </table:table-cell>
          <table:table-cell office:value-type="float" office:value="997774" calcext:value-type="float">
            <text:p>997774</text:p>
          </table:table-cell>
          <table:table-cell office:value-type="float" office:value="70543" calcext:value-type="float">
            <text:p>70543</text:p>
          </table:table-cell>
          <table:table-cell office:value-type="float" office:value="4.864" calcext:value-type="float">
            <text:p>4.8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ax18-test-ens11</text:p>
          </table:table-cell>
          <table:table-cell office:value-type="float" office:value="83.112" calcext:value-type="float">
            <text:p>83.112</text:p>
          </table:table-cell>
          <table:table-cell office:value-type="float" office:value="14.63" calcext:value-type="float">
            <text:p>14.6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20T14:50:25Z</text:p>
          </table:table-cell>
          <table:table-cell office:value-type="string" calcext:value-type="string">
            <text:p>2022-01-20T14:50:50Z</text:p>
          </table:table-cell>
          <table:table-cell office:value-type="string" calcext:value-type="string">
            <text:p>2022-01-20T14:53:18Z</text:p>
          </table:table-cell>
          <table:table-cell office:value-type="string" calcext:value-type="string">
            <text:p>SUCCEEDED</text:p>
          </table:table-cell>
          <table:table-cell office:value-type="float" office:value="997777" calcext:value-type="float">
            <text:p>997777</text:p>
          </table:table-cell>
          <table:table-cell office:value-type="float" office:value="250321" calcext:value-type="float">
            <text:p>250321</text:p>
          </table:table-cell>
          <table:table-cell office:value-type="float" office:value="6.566" calcext:value-type="float">
            <text:p>6.566</text:p>
          </table:table-cell>
          <table:table-cell office:value-type="float" office:value="0.37" calcext:value-type="float">
            <text:p>0.37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u-ch427-n96-max18-test-ens12</text:p>
          </table:table-cell>
          <table:table-cell office:value-type="float" office:value="88.615" calcext:value-type="float">
            <text:p>88.615</text:p>
          </table:table-cell>
          <table:table-cell office:value-type="float" office:value="15.73" calcext:value-type="float">
            <text:p>15.7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20T14:50:29Z</text:p>
          </table:table-cell>
          <table:table-cell office:value-type="string" calcext:value-type="string">
            <text:p>2022-01-20T14:50:50Z</text:p>
          </table:table-cell>
          <table:table-cell office:value-type="string" calcext:value-type="string">
            <text:p>2022-01-20T14:53:20Z</text:p>
          </table:table-cell>
          <table:table-cell office:value-type="string" calcext:value-type="string">
            <text:p>SUCCEEDED</text:p>
          </table:table-cell>
          <table:table-cell office:value-type="float" office:value="997780" calcext:value-type="float">
            <text:p>997780</text:p>
          </table:table-cell>
          <table:table-cell office:value-type="float" office:value="185863" calcext:value-type="float">
            <text:p>185863</text:p>
          </table:table-cell>
          <table:table-cell office:value-type="float" office:value="7.656" calcext:value-type="float">
            <text:p>7.656</text:p>
          </table:table-cell>
          <table:table-cell office:value-type="float" office:value="0.345" calcext:value-type="float">
            <text:p>0.345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u-ch427-n96-max18-test-ens13</text:p>
          </table:table-cell>
          <table:table-cell office:value-type="float" office:value="69.567" calcext:value-type="float">
            <text:p>69.567</text:p>
          </table:table-cell>
          <table:table-cell office:value-type="float" office:value="16.61" calcext:value-type="float">
            <text:p>16.6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20T14:50:54Z</text:p>
          </table:table-cell>
          <table:table-cell office:value-type="string" calcext:value-type="string">
            <text:p>2022-01-20T14:51:22Z</text:p>
          </table:table-cell>
          <table:table-cell office:value-type="string" calcext:value-type="string">
            <text:p>2022-01-20T14:53:41Z</text:p>
          </table:table-cell>
          <table:table-cell office:value-type="string" calcext:value-type="string">
            <text:p>SUCCEEDED</text:p>
          </table:table-cell>
          <table:table-cell office:value-type="float" office:value="997793" calcext:value-type="float">
            <text:p>997793</text:p>
          </table:table-cell>
          <table:table-cell office:value-type="float" office:value="252513" calcext:value-type="float">
            <text:p>252513</text:p>
          </table:table-cell>
          <table:table-cell office:value-type="float" office:value="7.854" calcext:value-type="float">
            <text:p>7.854</text:p>
          </table:table-cell>
          <table:table-cell office:value-type="float" office:value="0.376" calcext:value-type="float">
            <text:p>0.376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ax18-test-ens14</text:p>
          </table:table-cell>
          <table:table-cell office:value-type="float" office:value="86.175" calcext:value-type="float">
            <text:p>86.175</text:p>
          </table:table-cell>
          <table:table-cell office:value-type="float" office:value="17.13" calcext:value-type="float">
            <text:p>17.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20T14:51:03Z</text:p>
          </table:table-cell>
          <table:table-cell office:value-type="string" calcext:value-type="string">
            <text:p>2022-01-20T14:51:22Z</text:p>
          </table:table-cell>
          <table:table-cell office:value-type="string" calcext:value-type="string">
            <text:p>2022-01-20T14:53:46Z</text:p>
          </table:table-cell>
          <table:table-cell office:value-type="string" calcext:value-type="string">
            <text:p>SUCCEEDED</text:p>
          </table:table-cell>
          <table:table-cell office:value-type="float" office:value="997794" calcext:value-type="float">
            <text:p>997794</text:p>
          </table:table-cell>
          <table:table-cell office:value-type="float" office:value="103518" calcext:value-type="float">
            <text:p>103518</text:p>
          </table:table-cell>
          <table:table-cell office:value-type="float" office:value="25.59" calcext:value-type="float">
            <text:p>25.59</text:p>
          </table:table-cell>
          <table:table-cell office:value-type="float" office:value="0.348" calcext:value-type="float">
            <text:p>0.348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18-test-ens15</text:p>
          </table:table-cell>
          <table:table-cell office:value-type="float" office:value="70.798" calcext:value-type="float">
            <text:p>70.798</text:p>
          </table:table-cell>
          <table:table-cell office:value-type="float" office:value="20.54" calcext:value-type="float">
            <text:p>20.5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20T14:51:16Z</text:p>
          </table:table-cell>
          <table:table-cell office:value-type="string" calcext:value-type="string">
            <text:p>2022-01-20T14:51:55Z</text:p>
          </table:table-cell>
          <table:table-cell office:value-type="string" calcext:value-type="string">
            <text:p>2022-01-20T14:54:21Z</text:p>
          </table:table-cell>
          <table:table-cell office:value-type="string" calcext:value-type="string">
            <text:p>SUCCEEDED</text:p>
          </table:table-cell>
          <table:table-cell office:value-type="float" office:value="997795" calcext:value-type="float">
            <text:p>997795</text:p>
          </table:table-cell>
          <table:table-cell office:value-type="float" office:value="123140" calcext:value-type="float">
            <text:p>123140</text:p>
          </table:table-cell>
          <table:table-cell office:value-type="float" office:value="6.037" calcext:value-type="float">
            <text:p>6.037</text:p>
          </table:table-cell>
          <table:table-cell office:value-type="float" office:value="0.351" calcext:value-type="float">
            <text:p>0.35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18-test-ens16</text:p>
          </table:table-cell>
          <table:table-cell office:value-type="float" office:value="68.833" calcext:value-type="float">
            <text:p>68.833</text:p>
          </table:table-cell>
          <table:table-cell office:value-type="float" office:value="16.81" calcext:value-type="float">
            <text:p>16.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20T14:51:28Z</text:p>
          </table:table-cell>
          <table:table-cell office:value-type="string" calcext:value-type="string">
            <text:p>2022-01-20T14:51:56Z</text:p>
          </table:table-cell>
          <table:table-cell office:value-type="string" calcext:value-type="string">
            <text:p>2022-01-20T14:54:19Z</text:p>
          </table:table-cell>
          <table:table-cell office:value-type="string" calcext:value-type="string">
            <text:p>SUCCEEDED</text:p>
          </table:table-cell>
          <table:table-cell office:value-type="float" office:value="997797" calcext:value-type="float">
            <text:p>997797</text:p>
          </table:table-cell>
          <table:table-cell office:value-type="float" office:value="252940" calcext:value-type="float">
            <text:p>252940</text:p>
          </table:table-cell>
          <table:table-cell office:value-type="float" office:value="8.585" calcext:value-type="float">
            <text:p>8.585</text:p>
          </table:table-cell>
          <table:table-cell office:value-type="float" office:value="0.352" calcext:value-type="float">
            <text:p>0.35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max18-test-ens17</text:p>
          </table:table-cell>
          <table:table-cell office:value-type="float" office:value="68.848" calcext:value-type="float">
            <text:p>68.848</text:p>
          </table:table-cell>
          <table:table-cell office:value-type="float" office:value="17.52" calcext:value-type="float">
            <text:p>17.5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20T14:51:39Z</text:p>
          </table:table-cell>
          <table:table-cell office:value-type="string" calcext:value-type="string">
            <text:p>2022-01-20T14:51:55Z</text:p>
          </table:table-cell>
          <table:table-cell office:value-type="string" calcext:value-type="string">
            <text:p>2022-01-20T14:54:21Z</text:p>
          </table:table-cell>
          <table:table-cell office:value-type="string" calcext:value-type="string">
            <text:p>SUCCEEDED</text:p>
          </table:table-cell>
          <table:table-cell office:value-type="float" office:value="997799" calcext:value-type="float">
            <text:p>997799</text:p>
          </table:table-cell>
          <table:table-cell office:value-type="float" office:value="47798" calcext:value-type="float">
            <text:p>47798</text:p>
          </table:table-cell>
          <table:table-cell office:value-type="float" office:value="7.674" calcext:value-type="float">
            <text:p>7.674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ax18-test-ens18</text:p>
          </table:table-cell>
          <table:table-cell office:value-type="float" office:value="69.49" calcext:value-type="float">
            <text:p>69.49</text:p>
          </table:table-cell>
          <table:table-cell office:value-type="float" office:value="18.01" calcext:value-type="float">
            <text:p>18.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20T14:51:57Z</text:p>
          </table:table-cell>
          <table:table-cell office:value-type="string" calcext:value-type="string">
            <text:p>2022-01-20T14:52:26Z</text:p>
          </table:table-cell>
          <table:table-cell office:value-type="string" calcext:value-type="string">
            <text:p>2022-01-20T14:55:20Z</text:p>
          </table:table-cell>
          <table:table-cell office:value-type="string" calcext:value-type="string">
            <text:p>SUCCEEDED</text:p>
          </table:table-cell>
          <table:table-cell office:value-type="float" office:value="997802" calcext:value-type="float">
            <text:p>997802</text:p>
          </table:table-cell>
          <table:table-cell office:value-type="float" office:value="254318" calcext:value-type="float">
            <text:p>254318</text:p>
          </table:table-cell>
          <table:table-cell office:value-type="float" office:value="8.37" calcext:value-type="float">
            <text:p>8.37</text:p>
          </table:table-cell>
          <table:table-cell office:value-type="float" office:value="0.376" calcext:value-type="float">
            <text:p>0.376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u-ch427-n96-max25-asmf-ens00</text:p>
          </table:table-cell>
          <table:table-cell office:value-type="float" office:value="66.68" calcext:value-type="float">
            <text:p>66.68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8T16:41:20Z</text:p>
          </table:table-cell>
          <table:table-cell office:value-type="string" calcext:value-type="string">
            <text:p>2022-01-18T16:41:59Z</text:p>
          </table:table-cell>
          <table:table-cell office:value-type="string" calcext:value-type="string">
            <text:p>2022-01-18T16:43:25Z</text:p>
          </table:table-cell>
          <table:table-cell office:value-type="string" calcext:value-type="string">
            <text:p>SUCCEEDED</text:p>
          </table:table-cell>
          <table:table-cell office:value-type="float" office:value="987323" calcext:value-type="float">
            <text:p>987323</text:p>
          </table:table-cell>
          <table:table-cell office:value-type="float" office:value="145249" calcext:value-type="float">
            <text:p>145249</text:p>
          </table:table-cell>
          <table:table-cell office:value-type="float" office:value="10.18" calcext:value-type="float">
            <text:p>10.18</text:p>
          </table:table-cell>
          <table:table-cell office:value-type="float" office:value="0.354" calcext:value-type="float">
            <text:p>0.35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25-asm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8T16:41:28Z</text:p>
          </table:table-cell>
          <table:table-cell office:value-type="string" calcext:value-type="string">
            <text:p>2022-01-18T16:41:59Z</text:p>
          </table:table-cell>
          <table:table-cell office:value-type="string" calcext:value-type="string">
            <text:p>2022-01-18T16:42:14Z</text:p>
          </table:table-cell>
          <table:table-cell office:value-type="string" calcext:value-type="string">
            <text:p>E</text:p>
          </table:table-cell>
          <table:table-cell office:value-type="float" office:value="987326" calcext:value-type="float">
            <text:p>987326</text:p>
          </table:table-cell>
          <table:table-cell office:value-type="float" office:value="75665" calcext:value-type="float">
            <text:p>75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8T16:41:37Z</text:p>
          </table:table-cell>
          <table:table-cell office:value-type="string" calcext:value-type="string">
            <text:p>2022-01-18T16:41:59Z</text:p>
          </table:table-cell>
          <table:table-cell office:value-type="string" calcext:value-type="string">
            <text:p>2022-01-18T16:42:15Z</text:p>
          </table:table-cell>
          <table:table-cell office:value-type="string" calcext:value-type="string">
            <text:p>E</text:p>
          </table:table-cell>
          <table:table-cell office:value-type="float" office:value="987332" calcext:value-type="float">
            <text:p>987332</text:p>
          </table:table-cell>
          <table:table-cell office:value-type="float" office:value="203519" calcext:value-type="float">
            <text:p>203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8T16:42:05Z</text:p>
          </table:table-cell>
          <table:table-cell office:value-type="string" calcext:value-type="string">
            <text:p>2022-01-18T16:45:23Z</text:p>
          </table:table-cell>
          <table:table-cell office:value-type="string" calcext:value-type="string">
            <text:p>2022-01-18T16:46:02Z</text:p>
          </table:table-cell>
          <table:table-cell office:value-type="string" calcext:value-type="string">
            <text:p>E</text:p>
          </table:table-cell>
          <table:table-cell office:value-type="float" office:value="987342" calcext:value-type="float">
            <text:p>987342</text:p>
          </table:table-cell>
          <table:table-cell office:value-type="float" office:value="174493" calcext:value-type="float">
            <text:p>174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8T16:42:09Z</text:p>
          </table:table-cell>
          <table:table-cell office:value-type="string" calcext:value-type="string">
            <text:p>2022-01-18T16:45:23Z</text:p>
          </table:table-cell>
          <table:table-cell office:value-type="string" calcext:value-type="string">
            <text:p>2022-01-18T16:46:03Z</text:p>
          </table:table-cell>
          <table:table-cell office:value-type="string" calcext:value-type="string">
            <text:p>E</text:p>
          </table:table-cell>
          <table:table-cell office:value-type="float" office:value="987344" calcext:value-type="float">
            <text:p>987344</text:p>
          </table:table-cell>
          <table:table-cell office:value-type="float" office:value="220486" calcext:value-type="float">
            <text:p>220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05</text:p>
          </table:table-cell>
          <table:table-cell office:value-type="float" office:value="80.638" calcext:value-type="float">
            <text:p>80.638</text:p>
          </table:table-cell>
          <table:table-cell office:value-type="float" office:value="16.73" calcext:value-type="float">
            <text:p>16.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9T16:05:01Z</text:p>
          </table:table-cell>
          <table:table-cell office:value-type="string" calcext:value-type="string">
            <text:p>2022-01-19T16:05:33Z</text:p>
          </table:table-cell>
          <table:table-cell office:value-type="string" calcext:value-type="string">
            <text:p>2022-01-19T16:08:05Z</text:p>
          </table:table-cell>
          <table:table-cell office:value-type="string" calcext:value-type="string">
            <text:p>SUCCEEDED</text:p>
          </table:table-cell>
          <table:table-cell office:value-type="float" office:value="993892" calcext:value-type="float">
            <text:p>993892</text:p>
          </table:table-cell>
          <table:table-cell office:value-type="float" office:value="87695" calcext:value-type="float">
            <text:p>87695</text:p>
          </table:table-cell>
          <table:table-cell office:value-type="float" office:value="12.269" calcext:value-type="float">
            <text:p>12.269</text:p>
          </table:table-cell>
          <table:table-cell office:value-type="float" office:value="0.35" calcext:value-type="float">
            <text:p>0.35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25-asm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8T16:42:26Z</text:p>
          </table:table-cell>
          <table:table-cell office:value-type="string" calcext:value-type="string">
            <text:p>2022-01-18T16:49:46Z</text:p>
          </table:table-cell>
          <table:table-cell office:value-type="string" calcext:value-type="string">
            <text:p>2022-01-18T16:50:23Z</text:p>
          </table:table-cell>
          <table:table-cell office:value-type="string" calcext:value-type="string">
            <text:p>E</text:p>
          </table:table-cell>
          <table:table-cell office:value-type="float" office:value="987354" calcext:value-type="float">
            <text:p>987354</text:p>
          </table:table-cell>
          <table:table-cell office:value-type="float" office:value="159035" calcext:value-type="float">
            <text:p>15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8T16:42:39Z</text:p>
          </table:table-cell>
          <table:table-cell office:value-type="string" calcext:value-type="string">
            <text:p>2022-01-18T16:52:18Z</text:p>
          </table:table-cell>
          <table:table-cell office:value-type="string" calcext:value-type="string">
            <text:p>2022-01-18T16:52:56Z</text:p>
          </table:table-cell>
          <table:table-cell office:value-type="string" calcext:value-type="string">
            <text:p>E</text:p>
          </table:table-cell>
          <table:table-cell office:value-type="float" office:value="987361" calcext:value-type="float">
            <text:p>987361</text:p>
          </table:table-cell>
          <table:table-cell office:value-type="float" office:value="66839" calcext:value-type="float">
            <text:p>66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8T16:42:53Z</text:p>
          </table:table-cell>
          <table:table-cell office:value-type="string" calcext:value-type="string">
            <text:p>2022-01-18T16:55:42Z</text:p>
          </table:table-cell>
          <table:table-cell office:value-type="string" calcext:value-type="string">
            <text:p>2022-01-18T16:57:01Z</text:p>
          </table:table-cell>
          <table:table-cell office:value-type="string" calcext:value-type="string">
            <text:p>E</text:p>
          </table:table-cell>
          <table:table-cell office:value-type="float" office:value="987366" calcext:value-type="float">
            <text:p>987366</text:p>
          </table:table-cell>
          <table:table-cell office:value-type="float" office:value="70118" calcext:value-type="float">
            <text:p>70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8T16:43:11Z</text:p>
          </table:table-cell>
          <table:table-cell office:value-type="string" calcext:value-type="string">
            <text:p>2022-01-18T17:00:33Z</text:p>
          </table:table-cell>
          <table:table-cell office:value-type="string" calcext:value-type="string">
            <text:p>2022-01-18T17:01:14Z</text:p>
          </table:table-cell>
          <table:table-cell office:value-type="string" calcext:value-type="string">
            <text:p>E</text:p>
          </table:table-cell>
          <table:table-cell office:value-type="float" office:value="987372" calcext:value-type="float">
            <text:p>987372</text:p>
          </table:table-cell>
          <table:table-cell office:value-type="float" office:value="240215" calcext:value-type="float">
            <text:p>240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8T16:43:46Z</text:p>
          </table:table-cell>
          <table:table-cell office:value-type="string" calcext:value-type="string">
            <text:p>2022-01-18T17:29:24Z</text:p>
          </table:table-cell>
          <table:table-cell office:value-type="string" calcext:value-type="string">
            <text:p>2022-01-18T17:30:30Z</text:p>
          </table:table-cell>
          <table:table-cell office:value-type="string" calcext:value-type="string">
            <text:p>E</text:p>
          </table:table-cell>
          <table:table-cell office:value-type="float" office:value="987382" calcext:value-type="float">
            <text:p>987382</text:p>
          </table:table-cell>
          <table:table-cell office:value-type="float" office:value="74914" calcext:value-type="float">
            <text:p>74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8T16:43:44Z</text:p>
          </table:table-cell>
          <table:table-cell office:value-type="string" calcext:value-type="string">
            <text:p>2022-01-18T17:13:03Z</text:p>
          </table:table-cell>
          <table:table-cell office:value-type="string" calcext:value-type="string">
            <text:p>2022-01-18T17:14:32Z</text:p>
          </table:table-cell>
          <table:table-cell office:value-type="string" calcext:value-type="string">
            <text:p>E</text:p>
          </table:table-cell>
          <table:table-cell office:value-type="float" office:value="987381" calcext:value-type="float">
            <text:p>987381</text:p>
          </table:table-cell>
          <table:table-cell office:value-type="float" office:value="173350" calcext:value-type="float">
            <text:p>173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8T16:44:06Z</text:p>
          </table:table-cell>
          <table:table-cell office:value-type="string" calcext:value-type="string">
            <text:p>2022-01-18T17:30:18Z</text:p>
          </table:table-cell>
          <table:table-cell office:value-type="string" calcext:value-type="string">
            <text:p>2022-01-18T17:31:17Z</text:p>
          </table:table-cell>
          <table:table-cell office:value-type="string" calcext:value-type="string">
            <text:p>E</text:p>
          </table:table-cell>
          <table:table-cell office:value-type="float" office:value="987393" calcext:value-type="float">
            <text:p>987393</text:p>
          </table:table-cell>
          <table:table-cell office:value-type="float" office:value="102664" calcext:value-type="float">
            <text:p>102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8T16:44:24Z</text:p>
          </table:table-cell>
          <table:table-cell office:value-type="string" calcext:value-type="string">
            <text:p>2022-01-18T17:29:24Z</text:p>
          </table:table-cell>
          <table:table-cell office:value-type="string" calcext:value-type="string">
            <text:p>2022-01-18T17:30:33Z</text:p>
          </table:table-cell>
          <table:table-cell office:value-type="string" calcext:value-type="string">
            <text:p>E</text:p>
          </table:table-cell>
          <table:table-cell office:value-type="float" office:value="987399" calcext:value-type="float">
            <text:p>987399</text:p>
          </table:table-cell>
          <table:table-cell office:value-type="float" office:value="70042" calcext:value-type="float">
            <text:p>70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8T16:44:27Z</text:p>
          </table:table-cell>
          <table:table-cell office:value-type="string" calcext:value-type="string">
            <text:p>2022-01-18T17:27:08Z</text:p>
          </table:table-cell>
          <table:table-cell office:value-type="string" calcext:value-type="string">
            <text:p>2022-01-18T17:28:32Z</text:p>
          </table:table-cell>
          <table:table-cell office:value-type="string" calcext:value-type="string">
            <text:p>E</text:p>
          </table:table-cell>
          <table:table-cell office:value-type="float" office:value="987400" calcext:value-type="float">
            <text:p>987400</text:p>
          </table:table-cell>
          <table:table-cell office:value-type="float" office:value="192576" calcext:value-type="float">
            <text:p>192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8T17:30:45Z</text:p>
          </table:table-cell>
          <table:table-cell office:value-type="string" calcext:value-type="string">
            <text:p>2022-01-18T17:31:56Z</text:p>
          </table:table-cell>
          <table:table-cell office:value-type="string" calcext:value-type="string">
            <text:p>2022-01-18T17:33:03Z</text:p>
          </table:table-cell>
          <table:table-cell office:value-type="string" calcext:value-type="string">
            <text:p>E</text:p>
          </table:table-cell>
          <table:table-cell office:value-type="float" office:value="987835" calcext:value-type="float">
            <text:p>987835</text:p>
          </table:table-cell>
          <table:table-cell office:value-type="float" office:value="206425" calcext:value-type="float">
            <text:p>206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8T16:44:43Z</text:p>
          </table:table-cell>
          <table:table-cell office:value-type="string" calcext:value-type="string">
            <text:p>2022-01-18T17:27:08Z</text:p>
          </table:table-cell>
          <table:table-cell office:value-type="string" calcext:value-type="string">
            <text:p>2022-01-18T17:28:52Z</text:p>
          </table:table-cell>
          <table:table-cell office:value-type="string" calcext:value-type="string">
            <text:p>E</text:p>
          </table:table-cell>
          <table:table-cell office:value-type="float" office:value="987406" calcext:value-type="float">
            <text:p>987406</text:p>
          </table:table-cell>
          <table:table-cell office:value-type="float" office:value="120019" calcext:value-type="float">
            <text:p>12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8T16:44:52Z</text:p>
          </table:table-cell>
          <table:table-cell office:value-type="string" calcext:value-type="string">
            <text:p>2022-01-18T17:27:10Z</text:p>
          </table:table-cell>
          <table:table-cell office:value-type="string" calcext:value-type="string">
            <text:p>2022-01-18T17:28:56Z</text:p>
          </table:table-cell>
          <table:table-cell office:value-type="string" calcext:value-type="string">
            <text:p>E</text:p>
          </table:table-cell>
          <table:table-cell office:value-type="float" office:value="987411" calcext:value-type="float">
            <text:p>987411</text:p>
          </table:table-cell>
          <table:table-cell office:value-type="float" office:value="91668" calcext:value-type="float">
            <text:p>91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8T16:45:04Z</text:p>
          </table:table-cell>
          <table:table-cell office:value-type="string" calcext:value-type="string">
            <text:p>2022-01-18T17:16:52Z</text:p>
          </table:table-cell>
          <table:table-cell office:value-type="string" calcext:value-type="string">
            <text:p>2022-01-18T17:18:01Z</text:p>
          </table:table-cell>
          <table:table-cell office:value-type="string" calcext:value-type="string">
            <text:p>E</text:p>
          </table:table-cell>
          <table:table-cell office:value-type="float" office:value="987416" calcext:value-type="float">
            <text:p>987416</text:p>
          </table:table-cell>
          <table:table-cell office:value-type="float" office:value="97735" calcext:value-type="float">
            <text:p>97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2022-01-18T16:45:15Z</text:p>
          </table:table-cell>
          <table:table-cell office:value-type="string" calcext:value-type="string">
            <text:p>2022-01-18T17:21:07Z</text:p>
          </table:table-cell>
          <table:table-cell office:value-type="string" calcext:value-type="string">
            <text:p>2022-01-18T17:22:31Z</text:p>
          </table:table-cell>
          <table:table-cell office:value-type="string" calcext:value-type="string">
            <text:p>E</text:p>
          </table:table-cell>
          <table:table-cell office:value-type="float" office:value="987420" calcext:value-type="float">
            <text:p>987420</text:p>
          </table:table-cell>
          <table:table-cell office:value-type="float" office:value="255527" calcext:value-type="float">
            <text:p>255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22-01-18T16:45:21Z</text:p>
          </table:table-cell>
          <table:table-cell office:value-type="string" calcext:value-type="string">
            <text:p>2022-01-18T17:27:08Z</text:p>
          </table:table-cell>
          <table:table-cell office:value-type="string" calcext:value-type="string">
            <text:p>2022-01-18T17:28:48Z</text:p>
          </table:table-cell>
          <table:table-cell office:value-type="string" calcext:value-type="string">
            <text:p>E</text:p>
          </table:table-cell>
          <table:table-cell office:value-type="float" office:value="987424" calcext:value-type="float">
            <text:p>987424</text:p>
          </table:table-cell>
          <table:table-cell office:value-type="float" office:value="191281" calcext:value-type="float">
            <text:p>191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2022-01-18T16:45:36Z</text:p>
          </table:table-cell>
          <table:table-cell office:value-type="string" calcext:value-type="string">
            <text:p>2022-01-18T17:27:51Z</text:p>
          </table:table-cell>
          <table:table-cell office:value-type="string" calcext:value-type="string">
            <text:p>2022-01-18T17:29:14Z</text:p>
          </table:table-cell>
          <table:table-cell office:value-type="string" calcext:value-type="string">
            <text:p>E</text:p>
          </table:table-cell>
          <table:table-cell office:value-type="float" office:value="987425" calcext:value-type="float">
            <text:p>987425</text:p>
          </table:table-cell>
          <table:table-cell office:value-type="float" office:value="198004" calcext:value-type="float">
            <text:p>198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2-01-18T16:46:24Z</text:p>
          </table:table-cell>
          <table:table-cell office:value-type="string" calcext:value-type="string">
            <text:p>2022-01-18T17:28:37Z</text:p>
          </table:table-cell>
          <table:table-cell office:value-type="string" calcext:value-type="string">
            <text:p>2022-01-18T17:29:52Z</text:p>
          </table:table-cell>
          <table:table-cell office:value-type="string" calcext:value-type="string">
            <text:p>E</text:p>
          </table:table-cell>
          <table:table-cell office:value-type="float" office:value="987436" calcext:value-type="float">
            <text:p>987436</text:p>
          </table:table-cell>
          <table:table-cell office:value-type="float" office:value="257270" calcext:value-type="float">
            <text:p>257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22-01-18T20:50:26Z</text:p>
          </table:table-cell>
          <table:table-cell office:value-type="string" calcext:value-type="string">
            <text:p>2022-01-18T20:55:03Z</text:p>
          </table:table-cell>
          <table:table-cell office:value-type="string" calcext:value-type="string">
            <text:p>2022-01-18T20:56:40Z</text:p>
          </table:table-cell>
          <table:table-cell office:value-type="string" calcext:value-type="string">
            <text:p>E</text:p>
          </table:table-cell>
          <table:table-cell office:value-type="float" office:value="988880" calcext:value-type="float">
            <text:p>988880</text:p>
          </table:table-cell>
          <table:table-cell office:value-type="float" office:value="18108" calcext:value-type="float">
            <text:p>18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022-01-18T20:50:45Z</text:p>
          </table:table-cell>
          <table:table-cell office:value-type="string" calcext:value-type="string">
            <text:p>2022-01-18T20:58:18Z</text:p>
          </table:table-cell>
          <table:table-cell office:value-type="string" calcext:value-type="string">
            <text:p>2022-01-18T20:59:43Z</text:p>
          </table:table-cell>
          <table:table-cell office:value-type="string" calcext:value-type="string">
            <text:p>E</text:p>
          </table:table-cell>
          <table:table-cell office:value-type="float" office:value="988882" calcext:value-type="float">
            <text:p>988882</text:p>
          </table:table-cell>
          <table:table-cell office:value-type="float" office:value="259350" calcext:value-type="float">
            <text:p>259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asmf-ens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2022-01-18T20:50:58Z</text:p>
          </table:table-cell>
          <table:table-cell office:value-type="string" calcext:value-type="string">
            <text:p>2022-01-18T20:58:18Z</text:p>
          </table:table-cell>
          <table:table-cell office:value-type="string" calcext:value-type="string">
            <text:p>2022-01-18T20:59:53Z</text:p>
          </table:table-cell>
          <table:table-cell office:value-type="string" calcext:value-type="string">
            <text:p>E</text:p>
          </table:table-cell>
          <table:table-cell office:value-type="float" office:value="988883" calcext:value-type="float">
            <text:p>988883</text:p>
          </table:table-cell>
          <table:table-cell office:value-type="float" office:value="58088" calcext:value-type="float">
            <text:p>58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00</text:p>
          </table:table-cell>
          <table:table-cell office:value-type="float" office:value="74.795" calcext:value-type="float">
            <text:p>74.795</text:p>
          </table:table-cell>
          <table:table-cell office:value-type="float" office:value="15.63" calcext:value-type="float">
            <text:p>15.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8T16:58:20Z</text:p>
          </table:table-cell>
          <table:table-cell office:value-type="string" calcext:value-type="string">
            <text:p>2022-01-18T17:04:18Z</text:p>
          </table:table-cell>
          <table:table-cell office:value-type="string" calcext:value-type="string">
            <text:p>2022-01-18T17:07:05Z</text:p>
          </table:table-cell>
          <table:table-cell office:value-type="string" calcext:value-type="string">
            <text:p>SUCCEEDED</text:p>
          </table:table-cell>
          <table:table-cell office:value-type="float" office:value="987564" calcext:value-type="float">
            <text:p>987564</text:p>
          </table:table-cell>
          <table:table-cell office:value-type="float" office:value="150559" calcext:value-type="float">
            <text:p>150559</text:p>
          </table:table-cell>
          <table:table-cell office:value-type="float" office:value="15.476" calcext:value-type="float">
            <text:p>15.476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25-ssm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8T17:04:03Z</text:p>
          </table:table-cell>
          <table:table-cell office:value-type="string" calcext:value-type="string">
            <text:p>2022-01-18T17:04:18Z</text:p>
          </table:table-cell>
          <table:table-cell office:value-type="string" calcext:value-type="string">
            <text:p>2022-01-18T17:05:51Z</text:p>
          </table:table-cell>
          <table:table-cell office:value-type="string" calcext:value-type="string">
            <text:p>E</text:p>
          </table:table-cell>
          <table:table-cell office:value-type="float" office:value="987599" calcext:value-type="float">
            <text:p>987599</text:p>
          </table:table-cell>
          <table:table-cell office:value-type="float" office:value="107894" calcext:value-type="float">
            <text:p>107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8T17:04:14Z</text:p>
          </table:table-cell>
          <table:table-cell office:value-type="string" calcext:value-type="string">
            <text:p>2022-01-18T17:16:53Z</text:p>
          </table:table-cell>
          <table:table-cell office:value-type="string" calcext:value-type="string">
            <text:p>2022-01-18T17:17:11Z</text:p>
          </table:table-cell>
          <table:table-cell office:value-type="string" calcext:value-type="string">
            <text:p>E</text:p>
          </table:table-cell>
          <table:table-cell office:value-type="float" office:value="987601" calcext:value-type="float">
            <text:p>987601</text:p>
          </table:table-cell>
          <table:table-cell office:value-type="float" office:value="187859" calcext:value-type="float">
            <text:p>187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8T17:04:26Z</text:p>
          </table:table-cell>
          <table:table-cell office:value-type="string" calcext:value-type="string">
            <text:p>2022-01-18T17:21:07Z</text:p>
          </table:table-cell>
          <table:table-cell office:value-type="string" calcext:value-type="string">
            <text:p>2022-01-18T17:21:25Z</text:p>
          </table:table-cell>
          <table:table-cell office:value-type="string" calcext:value-type="string">
            <text:p>E</text:p>
          </table:table-cell>
          <table:table-cell office:value-type="float" office:value="987603" calcext:value-type="float">
            <text:p>987603</text:p>
          </table:table-cell>
          <table:table-cell office:value-type="float" office:value="175496" calcext:value-type="float">
            <text:p>175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8T17:04:38Z</text:p>
          </table:table-cell>
          <table:table-cell office:value-type="string" calcext:value-type="string">
            <text:p>2022-01-18T17:21:59Z</text:p>
          </table:table-cell>
          <table:table-cell office:value-type="string" calcext:value-type="string">
            <text:p>2022-01-18T17:22:45Z</text:p>
          </table:table-cell>
          <table:table-cell office:value-type="string" calcext:value-type="string">
            <text:p>E</text:p>
          </table:table-cell>
          <table:table-cell office:value-type="float" office:value="987605" calcext:value-type="float">
            <text:p>987605</text:p>
          </table:table-cell>
          <table:table-cell office:value-type="float" office:value="7429" calcext:value-type="float">
            <text:p>7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05</text:p>
          </table:table-cell>
          <table:table-cell office:value-type="float" office:value="80.054" calcext:value-type="float">
            <text:p>80.054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9T16:05:08Z</text:p>
          </table:table-cell>
          <table:table-cell office:value-type="string" calcext:value-type="string">
            <text:p>2022-01-19T16:05:33Z</text:p>
          </table:table-cell>
          <table:table-cell office:value-type="string" calcext:value-type="string">
            <text:p>2022-01-19T16:07:40Z</text:p>
          </table:table-cell>
          <table:table-cell office:value-type="string" calcext:value-type="string">
            <text:p>SUCCEEDED</text:p>
          </table:table-cell>
          <table:table-cell office:value-type="float" office:value="993893" calcext:value-type="float">
            <text:p>993893</text:p>
          </table:table-cell>
          <table:table-cell office:value-type="float" office:value="49698" calcext:value-type="float">
            <text:p>49698</text:p>
          </table:table-cell>
          <table:table-cell office:value-type="float" office:value="12.682" calcext:value-type="float">
            <text:p>12.682</text:p>
          </table:table-cell>
          <table:table-cell office:value-type="float" office:value="0.375" calcext:value-type="float">
            <text:p>0.375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u-ch427-n96-max25-ssm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8T17:09:53Z</text:p>
          </table:table-cell>
          <table:table-cell office:value-type="string" calcext:value-type="string">
            <text:p>2022-01-18T17:31:03Z</text:p>
          </table:table-cell>
          <table:table-cell office:value-type="string" calcext:value-type="string">
            <text:p>2022-01-18T17:31:49Z</text:p>
          </table:table-cell>
          <table:table-cell office:value-type="string" calcext:value-type="string">
            <text:p>E</text:p>
          </table:table-cell>
          <table:table-cell office:value-type="float" office:value="987656" calcext:value-type="float">
            <text:p>987656</text:p>
          </table:table-cell>
          <table:table-cell office:value-type="float" office:value="96201" calcext:value-type="float">
            <text:p>96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8T17:10:06Z</text:p>
          </table:table-cell>
          <table:table-cell office:value-type="string" calcext:value-type="string">
            <text:p>2022-01-18T17:31:03Z</text:p>
          </table:table-cell>
          <table:table-cell office:value-type="string" calcext:value-type="string">
            <text:p>2022-01-18T17:31:53Z</text:p>
          </table:table-cell>
          <table:table-cell office:value-type="string" calcext:value-type="string">
            <text:p>E</text:p>
          </table:table-cell>
          <table:table-cell office:value-type="float" office:value="987663" calcext:value-type="float">
            <text:p>987663</text:p>
          </table:table-cell>
          <table:table-cell office:value-type="float" office:value="72849" calcext:value-type="float">
            <text:p>7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8T17:10:28Z</text:p>
          </table:table-cell>
          <table:table-cell office:value-type="string" calcext:value-type="string">
            <text:p>2022-01-18T17:31:03Z</text:p>
          </table:table-cell>
          <table:table-cell office:value-type="string" calcext:value-type="string">
            <text:p>2022-01-18T17:31:51Z</text:p>
          </table:table-cell>
          <table:table-cell office:value-type="string" calcext:value-type="string">
            <text:p>E</text:p>
          </table:table-cell>
          <table:table-cell office:value-type="float" office:value="987665" calcext:value-type="float">
            <text:p>987665</text:p>
          </table:table-cell>
          <table:table-cell office:value-type="float" office:value="245558" calcext:value-type="float">
            <text:p>245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8T17:20:45Z</text:p>
          </table:table-cell>
          <table:table-cell office:value-type="string" calcext:value-type="string">
            <text:p>2022-01-18T17:31:56Z</text:p>
          </table:table-cell>
          <table:table-cell office:value-type="string" calcext:value-type="string">
            <text:p>2022-01-18T17:32:37Z</text:p>
          </table:table-cell>
          <table:table-cell office:value-type="string" calcext:value-type="string">
            <text:p>E</text:p>
          </table:table-cell>
          <table:table-cell office:value-type="float" office:value="987753" calcext:value-type="float">
            <text:p>987753</text:p>
          </table:table-cell>
          <table:table-cell office:value-type="float" office:value="15333" calcext:value-type="float">
            <text:p>15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8T17:21:37Z</text:p>
          </table:table-cell>
          <table:table-cell office:value-type="string" calcext:value-type="string">
            <text:p>2022-01-18T17:32:33Z</text:p>
          </table:table-cell>
          <table:table-cell office:value-type="string" calcext:value-type="string">
            <text:p>2022-01-18T17:33:50Z</text:p>
          </table:table-cell>
          <table:table-cell office:value-type="string" calcext:value-type="string">
            <text:p>E</text:p>
          </table:table-cell>
          <table:table-cell office:value-type="float" office:value="987759" calcext:value-type="float">
            <text:p>987759</text:p>
          </table:table-cell>
          <table:table-cell office:value-type="float" office:value="235328" calcext:value-type="float">
            <text:p>235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8T17:21:54Z</text:p>
          </table:table-cell>
          <table:table-cell office:value-type="string" calcext:value-type="string">
            <text:p>2022-01-18T17:31:56Z</text:p>
          </table:table-cell>
          <table:table-cell office:value-type="string" calcext:value-type="string">
            <text:p>2022-01-18T17:33:01Z</text:p>
          </table:table-cell>
          <table:table-cell office:value-type="string" calcext:value-type="string">
            <text:p>E</text:p>
          </table:table-cell>
          <table:table-cell office:value-type="float" office:value="987761" calcext:value-type="float">
            <text:p>987761</text:p>
          </table:table-cell>
          <table:table-cell office:value-type="float" office:value="106058" calcext:value-type="float">
            <text:p>106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8T17:22:01Z</text:p>
          </table:table-cell>
          <table:table-cell office:value-type="string" calcext:value-type="string">
            <text:p>2022-01-18T17:31:56Z</text:p>
          </table:table-cell>
          <table:table-cell office:value-type="string" calcext:value-type="string">
            <text:p>2022-01-18T17:32:56Z</text:p>
          </table:table-cell>
          <table:table-cell office:value-type="string" calcext:value-type="string">
            <text:p>E</text:p>
          </table:table-cell>
          <table:table-cell office:value-type="float" office:value="987762" calcext:value-type="float">
            <text:p>987762</text:p>
          </table:table-cell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8T17:22:13Z</text:p>
          </table:table-cell>
          <table:table-cell office:value-type="string" calcext:value-type="string">
            <text:p>2022-01-18T17:29:24Z</text:p>
          </table:table-cell>
          <table:table-cell office:value-type="string" calcext:value-type="string">
            <text:p>2022-01-18T17:30:36Z</text:p>
          </table:table-cell>
          <table:table-cell office:value-type="string" calcext:value-type="string">
            <text:p>E</text:p>
          </table:table-cell>
          <table:table-cell office:value-type="float" office:value="987764" calcext:value-type="float">
            <text:p>987764</text:p>
          </table:table-cell>
          <table:table-cell office:value-type="float" office:value="69581" calcext:value-type="float">
            <text:p>69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8T17:22:28Z</text:p>
          </table:table-cell>
          <table:table-cell office:value-type="string" calcext:value-type="string">
            <text:p>2022-01-18T17:30:20Z</text:p>
          </table:table-cell>
          <table:table-cell office:value-type="string" calcext:value-type="string">
            <text:p>2022-01-18T17:31:21Z</text:p>
          </table:table-cell>
          <table:table-cell office:value-type="string" calcext:value-type="string">
            <text:p>E</text:p>
          </table:table-cell>
          <table:table-cell office:value-type="float" office:value="987766" calcext:value-type="float">
            <text:p>987766</text:p>
          </table:table-cell>
          <table:table-cell office:value-type="float" office:value="260823" calcext:value-type="float">
            <text:p>260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8T17:22:35Z</text:p>
          </table:table-cell>
          <table:table-cell office:value-type="string" calcext:value-type="string">
            <text:p>2022-01-18T17:30:18Z</text:p>
          </table:table-cell>
          <table:table-cell office:value-type="string" calcext:value-type="string">
            <text:p>2022-01-18T17:31:42Z</text:p>
          </table:table-cell>
          <table:table-cell office:value-type="string" calcext:value-type="string">
            <text:p>E</text:p>
          </table:table-cell>
          <table:table-cell office:value-type="float" office:value="987767" calcext:value-type="float">
            <text:p>987767</text:p>
          </table:table-cell>
          <table:table-cell office:value-type="float" office:value="11701" calcext:value-type="float">
            <text:p>11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8T17:27:52Z</text:p>
          </table:table-cell>
          <table:table-cell office:value-type="string" calcext:value-type="string">
            <text:p>2022-01-18T17:31:56Z</text:p>
          </table:table-cell>
          <table:table-cell office:value-type="string" calcext:value-type="string">
            <text:p>2022-01-18T17:33:11Z</text:p>
          </table:table-cell>
          <table:table-cell office:value-type="string" calcext:value-type="string">
            <text:p>E</text:p>
          </table:table-cell>
          <table:table-cell office:value-type="float" office:value="987812" calcext:value-type="float">
            <text:p>987812</text:p>
          </table:table-cell>
          <table:table-cell office:value-type="float" office:value="229601" calcext:value-type="float">
            <text:p>229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8T17:22:57Z</text:p>
          </table:table-cell>
          <table:table-cell office:value-type="string" calcext:value-type="string">
            <text:p>2022-01-18T17:31:01Z</text:p>
          </table:table-cell>
          <table:table-cell office:value-type="string" calcext:value-type="string">
            <text:p>2022-01-18T17:32:09Z</text:p>
          </table:table-cell>
          <table:table-cell office:value-type="string" calcext:value-type="string">
            <text:p>E</text:p>
          </table:table-cell>
          <table:table-cell office:value-type="float" office:value="987769" calcext:value-type="float">
            <text:p>987769</text:p>
          </table:table-cell>
          <table:table-cell office:value-type="float" office:value="199603" calcext:value-type="float">
            <text:p>199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8T17:33:11Z</text:p>
          </table:table-cell>
          <table:table-cell office:value-type="string" calcext:value-type="string">
            <text:p>2022-01-18T17:34:28Z</text:p>
          </table:table-cell>
          <table:table-cell office:value-type="string" calcext:value-type="string">
            <text:p>2022-01-18T17:35:47Z</text:p>
          </table:table-cell>
          <table:table-cell office:value-type="string" calcext:value-type="string">
            <text:p>E</text:p>
          </table:table-cell>
          <table:table-cell office:value-type="float" office:value="987862" calcext:value-type="float">
            <text:p>987862</text:p>
          </table:table-cell>
          <table:table-cell office:value-type="float" office:value="18651" calcext:value-type="float">
            <text:p>18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2022-01-18T17:33:20Z</text:p>
          </table:table-cell>
          <table:table-cell office:value-type="string" calcext:value-type="string">
            <text:p>2022-01-18T17:37:26Z</text:p>
          </table:table-cell>
          <table:table-cell office:value-type="string" calcext:value-type="string">
            <text:p>2022-01-18T17:38:40Z</text:p>
          </table:table-cell>
          <table:table-cell office:value-type="string" calcext:value-type="string">
            <text:p>E</text:p>
          </table:table-cell>
          <table:table-cell office:value-type="float" office:value="987864" calcext:value-type="float">
            <text:p>987864</text:p>
          </table:table-cell>
          <table:table-cell office:value-type="float" office:value="182885" calcext:value-type="float">
            <text:p>182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22-01-18T17:33:45Z</text:p>
          </table:table-cell>
          <table:table-cell office:value-type="string" calcext:value-type="string">
            <text:p>2022-01-18T17:37:26Z</text:p>
          </table:table-cell>
          <table:table-cell office:value-type="string" calcext:value-type="string">
            <text:p>2022-01-18T17:38:37Z</text:p>
          </table:table-cell>
          <table:table-cell office:value-type="string" calcext:value-type="string">
            <text:p>E</text:p>
          </table:table-cell>
          <table:table-cell office:value-type="float" office:value="987867" calcext:value-type="float">
            <text:p>987867</text:p>
          </table:table-cell>
          <table:table-cell office:value-type="float" office:value="22410" calcext:value-type="float">
            <text:p>22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2022-01-18T17:34:00Z</text:p>
          </table:table-cell>
          <table:table-cell office:value-type="string" calcext:value-type="string">
            <text:p>2022-01-18T17:37:26Z</text:p>
          </table:table-cell>
          <table:table-cell office:value-type="string" calcext:value-type="string">
            <text:p>2022-01-18T17:38:47Z</text:p>
          </table:table-cell>
          <table:table-cell office:value-type="string" calcext:value-type="string">
            <text:p>E</text:p>
          </table:table-cell>
          <table:table-cell office:value-type="float" office:value="987868" calcext:value-type="float">
            <text:p>987868</text:p>
          </table:table-cell>
          <table:table-cell office:value-type="float" office:value="94640" calcext:value-type="float">
            <text:p>94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2-01-18T17:34:15Z</text:p>
          </table:table-cell>
          <table:table-cell office:value-type="string" calcext:value-type="string">
            <text:p>2022-01-18T17:39:05Z</text:p>
          </table:table-cell>
          <table:table-cell office:value-type="string" calcext:value-type="string">
            <text:p>2022-01-18T17:40:19Z</text:p>
          </table:table-cell>
          <table:table-cell office:value-type="string" calcext:value-type="string">
            <text:p>E</text:p>
          </table:table-cell>
          <table:table-cell office:value-type="float" office:value="987870" calcext:value-type="float">
            <text:p>987870</text:p>
          </table:table-cell>
          <table:table-cell office:value-type="float" office:value="186166" calcext:value-type="float">
            <text:p>186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22-01-18T17:34:21Z</text:p>
          </table:table-cell>
          <table:table-cell office:value-type="string" calcext:value-type="string">
            <text:p>2022-01-18T17:39:05Z</text:p>
          </table:table-cell>
          <table:table-cell office:value-type="string" calcext:value-type="string">
            <text:p>2022-01-18T17:40:32Z</text:p>
          </table:table-cell>
          <table:table-cell office:value-type="string" calcext:value-type="string">
            <text:p>E</text:p>
          </table:table-cell>
          <table:table-cell office:value-type="float" office:value="987872" calcext:value-type="float">
            <text:p>987872</text:p>
          </table:table-cell>
          <table:table-cell office:value-type="float" office:value="25894" calcext:value-type="float">
            <text:p>25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022-01-18T17:34:29Z</text:p>
          </table:table-cell>
          <table:table-cell office:value-type="string" calcext:value-type="string">
            <text:p>2022-01-18T17:41:32Z</text:p>
          </table:table-cell>
          <table:table-cell office:value-type="string" calcext:value-type="string">
            <text:p>2022-01-18T17:42:45Z</text:p>
          </table:table-cell>
          <table:table-cell office:value-type="string" calcext:value-type="string">
            <text:p>E</text:p>
          </table:table-cell>
          <table:table-cell office:value-type="float" office:value="987873" calcext:value-type="float">
            <text:p>987873</text:p>
          </table:table-cell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ax25-ssmf-ens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2022-01-18T17:34:57Z</text:p>
          </table:table-cell>
          <table:table-cell office:value-type="string" calcext:value-type="string">
            <text:p>2022-01-18T17:44:29Z</text:p>
          </table:table-cell>
          <table:table-cell office:value-type="string" calcext:value-type="string">
            <text:p>2022-01-18T17:46:23Z</text:p>
          </table:table-cell>
          <table:table-cell office:value-type="string" calcext:value-type="string">
            <text:p>E</text:p>
          </table:table-cell>
          <table:table-cell office:value-type="float" office:value="987880" calcext:value-type="float">
            <text:p>987880</text:p>
          </table:table-cell>
          <table:table-cell office:value-type="float" office:value="26723" calcext:value-type="float">
            <text:p>26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0</text:p>
          </table:table-cell>
          <table:table-cell office:value-type="float" office:value="71.083" calcext:value-type="float">
            <text:p>71.083</text:p>
          </table:table-cell>
          <table:table-cell office:value-type="float" office:value="13.28" calcext:value-type="float">
            <text:p>13.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4T22:05:43Z</text:p>
          </table:table-cell>
          <table:table-cell office:value-type="string" calcext:value-type="string">
            <text:p>2022-02-04T22:06:07Z</text:p>
          </table:table-cell>
          <table:table-cell office:value-type="string" calcext:value-type="string">
            <text:p>2022-02-04T22:07:32Z</text:p>
          </table:table-cell>
          <table:table-cell office:value-type="string" calcext:value-type="string">
            <text:p>SUCCEEDED</text:p>
          </table:table-cell>
          <table:table-cell office:value-type="float" office:value="1058034" calcext:value-type="float">
            <text:p>1058034</text:p>
          </table:table-cell>
          <table:table-cell office:value-type="float" office:value="133461" calcext:value-type="float">
            <text:p>133461</text:p>
          </table:table-cell>
          <table:table-cell office:value-type="float" office:value="16.836" calcext:value-type="float">
            <text:p>16.836</text:p>
          </table:table-cell>
          <table:table-cell office:value-type="float" office:value="0.353" calcext:value-type="float">
            <text:p>0.353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u-ch427-n96-mean-afa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4T22:05:47Z</text:p>
          </table:table-cell>
          <table:table-cell office:value-type="string" calcext:value-type="string">
            <text:p>2022-02-04T22:06:07Z</text:p>
          </table:table-cell>
          <table:table-cell office:value-type="string" calcext:value-type="string">
            <text:p>2022-02-04T22:06:22Z</text:p>
          </table:table-cell>
          <table:table-cell office:value-type="string" calcext:value-type="string">
            <text:p>E</text:p>
          </table:table-cell>
          <table:table-cell office:value-type="float" office:value="1058035" calcext:value-type="float">
            <text:p>1058035</text:p>
          </table:table-cell>
          <table:table-cell office:value-type="float" office:value="249449" calcext:value-type="float">
            <text:p>249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4T22:05:54Z</text:p>
          </table:table-cell>
          <table:table-cell office:value-type="string" calcext:value-type="string">
            <text:p>2022-02-04T22:06:07Z</text:p>
          </table:table-cell>
          <table:table-cell office:value-type="string" calcext:value-type="string">
            <text:p>2022-02-04T22:06:23Z</text:p>
          </table:table-cell>
          <table:table-cell office:value-type="string" calcext:value-type="string">
            <text:p>E</text:p>
          </table:table-cell>
          <table:table-cell office:value-type="float" office:value="1058038" calcext:value-type="float">
            <text:p>1058038</text:p>
          </table:table-cell>
          <table:table-cell office:value-type="float" office:value="161921" calcext:value-type="float">
            <text:p>161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4T22:06:04Z</text:p>
          </table:table-cell>
          <table:table-cell office:value-type="string" calcext:value-type="string">
            <text:p>2022-02-04T22:07:44Z</text:p>
          </table:table-cell>
          <table:table-cell office:value-type="string" calcext:value-type="string">
            <text:p>2022-02-04T22:08:01Z</text:p>
          </table:table-cell>
          <table:table-cell office:value-type="string" calcext:value-type="string">
            <text:p>E</text:p>
          </table:table-cell>
          <table:table-cell office:value-type="float" office:value="1058039" calcext:value-type="float">
            <text:p>1058039</text:p>
          </table:table-cell>
          <table:table-cell office:value-type="float" office:value="233757" calcext:value-type="float">
            <text:p>233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4T22:06:12Z</text:p>
          </table:table-cell>
          <table:table-cell office:value-type="string" calcext:value-type="string">
            <text:p>2022-02-04T22:06:41Z</text:p>
          </table:table-cell>
          <table:table-cell office:value-type="string" calcext:value-type="string">
            <text:p>2022-02-04T22:06:58Z</text:p>
          </table:table-cell>
          <table:table-cell office:value-type="string" calcext:value-type="string">
            <text:p>E</text:p>
          </table:table-cell>
          <table:table-cell office:value-type="float" office:value="1058040" calcext:value-type="float">
            <text:p>1058040</text:p>
          </table:table-cell>
          <table:table-cell office:value-type="float" office:value="182114" calcext:value-type="float">
            <text:p>182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4T22:06:20Z</text:p>
          </table:table-cell>
          <table:table-cell office:value-type="string" calcext:value-type="string">
            <text:p>2022-02-04T22:06:41Z</text:p>
          </table:table-cell>
          <table:table-cell office:value-type="string" calcext:value-type="string">
            <text:p>2022-02-04T22:07:17Z</text:p>
          </table:table-cell>
          <table:table-cell office:value-type="string" calcext:value-type="string">
            <text:p>E</text:p>
          </table:table-cell>
          <table:table-cell office:value-type="float" office:value="1058041" calcext:value-type="float">
            <text:p>1058041</text:p>
          </table:table-cell>
          <table:table-cell office:value-type="float" office:value="147068" calcext:value-type="float">
            <text:p>147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4T22:06:30Z</text:p>
          </table:table-cell>
          <table:table-cell office:value-type="string" calcext:value-type="string">
            <text:p>2022-02-04T22:09:32Z</text:p>
          </table:table-cell>
          <table:table-cell office:value-type="string" calcext:value-type="string">
            <text:p>2022-02-04T22:10:11Z</text:p>
          </table:table-cell>
          <table:table-cell office:value-type="string" calcext:value-type="string">
            <text:p>E</text:p>
          </table:table-cell>
          <table:table-cell office:value-type="float" office:value="1058042" calcext:value-type="float">
            <text:p>1058042</text:p>
          </table:table-cell>
          <table:table-cell office:value-type="float" office:value="150234" calcext:value-type="float">
            <text:p>150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4T22:06:38Z</text:p>
          </table:table-cell>
          <table:table-cell office:value-type="string" calcext:value-type="string">
            <text:p>2022-02-04T22:07:10Z</text:p>
          </table:table-cell>
          <table:table-cell office:value-type="string" calcext:value-type="string">
            <text:p>2022-02-04T22:07:56Z</text:p>
          </table:table-cell>
          <table:table-cell office:value-type="string" calcext:value-type="string">
            <text:p>E</text:p>
          </table:table-cell>
          <table:table-cell office:value-type="float" office:value="1058043" calcext:value-type="float">
            <text:p>1058043</text:p>
          </table:table-cell>
          <table:table-cell office:value-type="float" office:value="171112" calcext:value-type="float">
            <text:p>171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4T22:06:52Z</text:p>
          </table:table-cell>
          <table:table-cell office:value-type="string" calcext:value-type="string">
            <text:p>2022-02-04T22:08:58Z</text:p>
          </table:table-cell>
          <table:table-cell office:value-type="string" calcext:value-type="string">
            <text:p>2022-02-04T22:09:37Z</text:p>
          </table:table-cell>
          <table:table-cell office:value-type="string" calcext:value-type="string">
            <text:p>E</text:p>
          </table:table-cell>
          <table:table-cell office:value-type="float" office:value="1058044" calcext:value-type="float">
            <text:p>1058044</text:p>
          </table:table-cell>
          <table:table-cell office:value-type="float" office:value="230423" calcext:value-type="float">
            <text:p>230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4T22:07:01Z</text:p>
          </table:table-cell>
          <table:table-cell office:value-type="string" calcext:value-type="string">
            <text:p>2022-02-04T22:09:32Z</text:p>
          </table:table-cell>
          <table:table-cell office:value-type="string" calcext:value-type="string">
            <text:p>2022-02-04T22:19:41Z</text:p>
          </table:table-cell>
          <table:table-cell office:value-type="string" calcext:value-type="string">
            <text:p>E</text:p>
          </table:table-cell>
          <table:table-cell office:value-type="float" office:value="1058045" calcext:value-type="float">
            <text:p>1058045</text:p>
          </table:table-cell>
          <table:table-cell office:value-type="float" office:value="173350" calcext:value-type="float">
            <text:p>173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4T22:07:08Z</text:p>
          </table:table-cell>
          <table:table-cell office:value-type="string" calcext:value-type="string">
            <text:p>2022-02-04T22:10:45Z</text:p>
          </table:table-cell>
          <table:table-cell office:value-type="string" calcext:value-type="string">
            <text:p>2022-02-04T22:11:28Z</text:p>
          </table:table-cell>
          <table:table-cell office:value-type="string" calcext:value-type="string">
            <text:p>E</text:p>
          </table:table-cell>
          <table:table-cell office:value-type="float" office:value="1058046" calcext:value-type="float">
            <text:p>1058046</text:p>
          </table:table-cell>
          <table:table-cell office:value-type="float" office:value="114215" calcext:value-type="float">
            <text:p>114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4T22:07:16Z</text:p>
          </table:table-cell>
          <table:table-cell office:value-type="string" calcext:value-type="string">
            <text:p>2022-02-04T22:20:33Z</text:p>
          </table:table-cell>
          <table:table-cell office:value-type="string" calcext:value-type="string">
            <text:p>2022-02-04T22:21:15Z</text:p>
          </table:table-cell>
          <table:table-cell office:value-type="string" calcext:value-type="string">
            <text:p>E</text:p>
          </table:table-cell>
          <table:table-cell office:value-type="float" office:value="1058047" calcext:value-type="float">
            <text:p>1058047</text:p>
          </table:table-cell>
          <table:table-cell office:value-type="float" office:value="123437" calcext:value-type="float">
            <text:p>123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4T22:07:25Z</text:p>
          </table:table-cell>
          <table:table-cell office:value-type="string" calcext:value-type="string">
            <text:p>2022-02-04T22:21:44Z</text:p>
          </table:table-cell>
          <table:table-cell office:value-type="string" calcext:value-type="string">
            <text:p>2022-02-04T22:22:29Z</text:p>
          </table:table-cell>
          <table:table-cell office:value-type="string" calcext:value-type="string">
            <text:p>E</text:p>
          </table:table-cell>
          <table:table-cell office:value-type="float" office:value="1058048" calcext:value-type="float">
            <text:p>1058048</text:p>
          </table:table-cell>
          <table:table-cell office:value-type="float" office:value="126808" calcext:value-type="float">
            <text:p>126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04T22:07:34Z</text:p>
          </table:table-cell>
          <table:table-cell office:value-type="string" calcext:value-type="string">
            <text:p>2022-02-04T22:23:32Z</text:p>
          </table:table-cell>
          <table:table-cell office:value-type="string" calcext:value-type="string">
            <text:p>2022-02-04T22:24:16Z</text:p>
          </table:table-cell>
          <table:table-cell office:value-type="string" calcext:value-type="string">
            <text:p>E</text:p>
          </table:table-cell>
          <table:table-cell office:value-type="float" office:value="1058049" calcext:value-type="float">
            <text:p>1058049</text:p>
          </table:table-cell>
          <table:table-cell office:value-type="float" office:value="130205" calcext:value-type="float">
            <text:p>130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04T22:07:43Z</text:p>
          </table:table-cell>
          <table:table-cell office:value-type="string" calcext:value-type="string">
            <text:p>2022-02-04T22:24:50Z</text:p>
          </table:table-cell>
          <table:table-cell office:value-type="string" calcext:value-type="string">
            <text:p>2022-02-04T22:25:34Z</text:p>
          </table:table-cell>
          <table:table-cell office:value-type="string" calcext:value-type="string">
            <text:p>E</text:p>
          </table:table-cell>
          <table:table-cell office:value-type="float" office:value="1058050" calcext:value-type="float">
            <text:p>1058050</text:p>
          </table:table-cell>
          <table:table-cell office:value-type="float" office:value="133656" calcext:value-type="float">
            <text:p>133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04T22:07:50Z</text:p>
          </table:table-cell>
          <table:table-cell office:value-type="string" calcext:value-type="string">
            <text:p>2022-02-04T22:16:41Z</text:p>
          </table:table-cell>
          <table:table-cell office:value-type="string" calcext:value-type="string">
            <text:p>2022-02-04T22:17:47Z</text:p>
          </table:table-cell>
          <table:table-cell office:value-type="string" calcext:value-type="string">
            <text:p>E</text:p>
          </table:table-cell>
          <table:table-cell office:value-type="float" office:value="1058051" calcext:value-type="float">
            <text:p>1058051</text:p>
          </table:table-cell>
          <table:table-cell office:value-type="float" office:value="91639" calcext:value-type="float">
            <text:p>91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04T22:08:00Z</text:p>
          </table:table-cell>
          <table:table-cell office:value-type="string" calcext:value-type="string">
            <text:p>2022-02-04T22:18:34Z</text:p>
          </table:table-cell>
          <table:table-cell office:value-type="string" calcext:value-type="string">
            <text:p>2022-02-04T22:19:37Z</text:p>
          </table:table-cell>
          <table:table-cell office:value-type="string" calcext:value-type="string">
            <text:p>E</text:p>
          </table:table-cell>
          <table:table-cell office:value-type="float" office:value="1058052" calcext:value-type="float">
            <text:p>1058052</text:p>
          </table:table-cell>
          <table:table-cell office:value-type="float" office:value="95242" calcext:value-type="float">
            <text:p>95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04T22:08:10Z</text:p>
          </table:table-cell>
          <table:table-cell office:value-type="string" calcext:value-type="string">
            <text:p>2022-02-04T22:14:50Z</text:p>
          </table:table-cell>
          <table:table-cell office:value-type="string" calcext:value-type="string">
            <text:p>2022-02-04T22:15:54Z</text:p>
          </table:table-cell>
          <table:table-cell office:value-type="string" calcext:value-type="string">
            <text:p>E</text:p>
          </table:table-cell>
          <table:table-cell office:value-type="float" office:value="1058053" calcext:value-type="float">
            <text:p>1058053</text:p>
          </table:table-cell>
          <table:table-cell office:value-type="float" office:value="117874" calcext:value-type="float">
            <text:p>117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a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04T22:08:20Z</text:p>
          </table:table-cell>
          <table:table-cell office:value-type="string" calcext:value-type="string">
            <text:p>2022-02-04T22:20:30Z</text:p>
          </table:table-cell>
          <table:table-cell office:value-type="string" calcext:value-type="string">
            <text:p>2022-02-04T22:30:43Z</text:p>
          </table:table-cell>
          <table:table-cell office:value-type="string" calcext:value-type="string">
            <text:p>E</text:p>
          </table:table-cell>
          <table:table-cell office:value-type="float" office:value="1058054" calcext:value-type="float">
            <text:p>1058054</text:p>
          </table:table-cell>
          <table:table-cell office:value-type="float" office:value="248699" calcext:value-type="float">
            <text:p>248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ean-afof-ens00</text:p>
          </table:table-cell>
          <table:table-cell office:value-type="float" office:value="63.78" calcext:value-type="float">
            <text:p>63.78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4T22:32:22Z</text:p>
          </table:table-cell>
          <table:table-cell office:value-type="string" calcext:value-type="string">
            <text:p>2022-02-04T22:32:47Z</text:p>
          </table:table-cell>
          <table:table-cell office:value-type="string" calcext:value-type="string">
            <text:p>2022-02-04T22:34:06Z</text:p>
          </table:table-cell>
          <table:table-cell office:value-type="string" calcext:value-type="string">
            <text:p>SUCCEEDED</text:p>
          </table:table-cell>
          <table:table-cell office:value-type="float" office:value="1058222" calcext:value-type="float">
            <text:p>1058222</text:p>
          </table:table-cell>
          <table:table-cell office:value-type="float" office:value="183480" calcext:value-type="float">
            <text:p>183480</text:p>
          </table:table-cell>
          <table:table-cell office:value-type="float" office:value="12.154" calcext:value-type="float">
            <text:p>12.154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u-ch427-n96-mean-afof-ens01</text:p>
          </table:table-cell>
          <table:table-cell office:value-type="float" office:value="91.68" calcext:value-type="float">
            <text:p>91.68</text:p>
          </table:table-cell>
          <table:table-cell office:value-type="float" office:value="15.61" calcext:value-type="float">
            <text:p>15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4T22:32:33Z</text:p>
          </table:table-cell>
          <table:table-cell office:value-type="string" calcext:value-type="string">
            <text:p>2022-02-04T22:33:22Z</text:p>
          </table:table-cell>
          <table:table-cell office:value-type="string" calcext:value-type="string">
            <text:p>2022-02-04T22:35:12Z</text:p>
          </table:table-cell>
          <table:table-cell office:value-type="string" calcext:value-type="string">
            <text:p>SUCCEEDED</text:p>
          </table:table-cell>
          <table:table-cell office:value-type="float" office:value="1058225" calcext:value-type="float">
            <text:p>1058225</text:p>
          </table:table-cell>
          <table:table-cell office:value-type="float" office:value="27846" calcext:value-type="float">
            <text:p>27846</text:p>
          </table:table-cell>
          <table:table-cell office:value-type="float" office:value="12.984" calcext:value-type="float">
            <text:p>12.984</text:p>
          </table:table-cell>
          <table:table-cell office:value-type="float" office:value="0.422" calcext:value-type="float">
            <text:p>0.422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ean-afof-ens02</text:p>
          </table:table-cell>
          <table:table-cell office:value-type="float" office:value="121.005" calcext:value-type="float">
            <text:p>121.005</text:p>
          </table:table-cell>
          <table:table-cell office:value-type="float" office:value="21.37" calcext:value-type="float">
            <text:p>21.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4T22:32:45Z</text:p>
          </table:table-cell>
          <table:table-cell office:value-type="string" calcext:value-type="string">
            <text:p>2022-02-04T22:37:59Z</text:p>
          </table:table-cell>
          <table:table-cell office:value-type="string" calcext:value-type="string">
            <text:p>2022-02-04T22:40:20Z</text:p>
          </table:table-cell>
          <table:table-cell office:value-type="string" calcext:value-type="string">
            <text:p>SUCCEEDED</text:p>
          </table:table-cell>
          <table:table-cell office:value-type="float" office:value="1058227" calcext:value-type="float">
            <text:p>1058227</text:p>
          </table:table-cell>
          <table:table-cell office:value-type="float" office:value="123693" calcext:value-type="float">
            <text:p>123693</text:p>
          </table:table-cell>
          <table:table-cell office:value-type="float" office:value="7.235" calcext:value-type="float">
            <text:p>7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u-ch427-n96-mean-afof-ens03</text:p>
          </table:table-cell>
          <table:table-cell office:value-type="float" office:value="121.434" calcext:value-type="float">
            <text:p>121.434</text:p>
          </table:table-cell>
          <table:table-cell office:value-type="float" office:value="23.4" calcext:value-type="float">
            <text:p>23.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4T22:32:51Z</text:p>
          </table:table-cell>
          <table:table-cell office:value-type="string" calcext:value-type="string">
            <text:p>2022-02-04T22:37:58Z</text:p>
          </table:table-cell>
          <table:table-cell office:value-type="string" calcext:value-type="string">
            <text:p>2022-02-04T22:40:23Z</text:p>
          </table:table-cell>
          <table:table-cell office:value-type="string" calcext:value-type="string">
            <text:p>SUCCEEDED</text:p>
          </table:table-cell>
          <table:table-cell office:value-type="float" office:value="1058229" calcext:value-type="float">
            <text:p>1058229</text:p>
          </table:table-cell>
          <table:table-cell office:value-type="float" office:value="177204" calcext:value-type="float">
            <text:p>177204</text:p>
          </table:table-cell>
          <table:table-cell office:value-type="float" office:value="11.595" calcext:value-type="float">
            <text:p>11.595</text:p>
          </table:table-cell>
          <table:table-cell office:value-type="float" office:value="0.431" calcext:value-type="float">
            <text:p>0.431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96-mean-afof-ens04</text:p>
          </table:table-cell>
          <table:table-cell office:value-type="float" office:value="133.13" calcext:value-type="float">
            <text:p>133.13</text:p>
          </table:table-cell>
          <table:table-cell office:value-type="float" office:value="26.16" calcext:value-type="float">
            <text:p>26.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4T22:33:06Z</text:p>
          </table:table-cell>
          <table:table-cell office:value-type="string" calcext:value-type="string">
            <text:p>2022-02-04T22:44:16Z</text:p>
          </table:table-cell>
          <table:table-cell office:value-type="string" calcext:value-type="string">
            <text:p>2022-02-04T22:46:49Z</text:p>
          </table:table-cell>
          <table:table-cell office:value-type="string" calcext:value-type="string">
            <text:p>SUCCEEDED</text:p>
          </table:table-cell>
          <table:table-cell office:value-type="float" office:value="1058231" calcext:value-type="float">
            <text:p>1058231</text:p>
          </table:table-cell>
          <table:table-cell office:value-type="float" office:value="60359" calcext:value-type="float">
            <text:p>60359</text:p>
          </table:table-cell>
          <table:table-cell office:value-type="float" office:value="13.697" calcext:value-type="float">
            <text:p>13.697</text:p>
          </table:table-cell>
          <table:table-cell office:value-type="float" office:value="0.46" calcext:value-type="float">
            <text:p>0.4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mean-afof-ens05</text:p>
          </table:table-cell>
          <table:table-cell office:value-type="float" office:value="150.435" calcext:value-type="float">
            <text:p>150.435</text:p>
          </table:table-cell>
          <table:table-cell office:value-type="float" office:value="31.01" calcext:value-type="float">
            <text:p>31.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4T22:33:14Z</text:p>
          </table:table-cell>
          <table:table-cell office:value-type="string" calcext:value-type="string">
            <text:p>2022-02-04T22:46:31Z</text:p>
          </table:table-cell>
          <table:table-cell office:value-type="string" calcext:value-type="string">
            <text:p>2022-02-04T22:49:42Z</text:p>
          </table:table-cell>
          <table:table-cell office:value-type="string" calcext:value-type="string">
            <text:p>SUCCEEDED</text:p>
          </table:table-cell>
          <table:table-cell office:value-type="float" office:value="1058234" calcext:value-type="float">
            <text:p>1058234</text:p>
          </table:table-cell>
          <table:table-cell office:value-type="float" office:value="195367" calcext:value-type="float">
            <text:p>195367</text:p>
          </table:table-cell>
          <table:table-cell office:value-type="float" office:value="11.417" calcext:value-type="float">
            <text:p>11.4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u-ch427-n96-mean-afof-ens06</text:p>
          </table:table-cell>
          <table:table-cell office:value-type="float" office:value="160.582" calcext:value-type="float">
            <text:p>160.582</text:p>
          </table:table-cell>
          <table:table-cell office:value-type="float" office:value="26.16" calcext:value-type="float">
            <text:p>26.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4T22:33:23Z</text:p>
          </table:table-cell>
          <table:table-cell office:value-type="string" calcext:value-type="string">
            <text:p>2022-02-04T23:07:18Z</text:p>
          </table:table-cell>
          <table:table-cell office:value-type="string" calcext:value-type="string">
            <text:p>2022-02-04T23:10:42Z</text:p>
          </table:table-cell>
          <table:table-cell office:value-type="string" calcext:value-type="string">
            <text:p>SUCCEEDED</text:p>
          </table:table-cell>
          <table:table-cell office:value-type="float" office:value="1058235" calcext:value-type="float">
            <text:p>1058235</text:p>
          </table:table-cell>
          <table:table-cell office:value-type="float" office:value="2351" calcext:value-type="float">
            <text:p>2351</text:p>
          </table:table-cell>
          <table:table-cell office:value-type="float" office:value="23.603" calcext:value-type="float">
            <text:p>23.603</text:p>
          </table:table-cell>
          <table:table-cell office:value-type="float" office:value="0.555" calcext:value-type="float">
            <text:p>0.555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u-ch427-n96-mean-afof-ens07</text:p>
          </table:table-cell>
          <table:table-cell office:value-type="float" office:value="147.134" calcext:value-type="float">
            <text:p>147.134</text:p>
          </table:table-cell>
          <table:table-cell office:value-type="float" office:value="28.55" calcext:value-type="float">
            <text:p>28.5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4T22:33:33Z</text:p>
          </table:table-cell>
          <table:table-cell office:value-type="string" calcext:value-type="string">
            <text:p>2022-02-04T22:34:27Z</text:p>
          </table:table-cell>
          <table:table-cell office:value-type="string" calcext:value-type="string">
            <text:p>2022-02-04T22:37:39Z</text:p>
          </table:table-cell>
          <table:table-cell office:value-type="string" calcext:value-type="string">
            <text:p>SUCCEEDED</text:p>
          </table:table-cell>
          <table:table-cell office:value-type="float" office:value="1058237" calcext:value-type="float">
            <text:p>1058237</text:p>
          </table:table-cell>
          <table:table-cell office:value-type="float" office:value="160259" calcext:value-type="float">
            <text:p>160259</text:p>
          </table:table-cell>
          <table:table-cell office:value-type="float" office:value="13.097" calcext:value-type="float">
            <text:p>13.097</text:p>
          </table:table-cell>
          <table:table-cell office:value-type="float" office:value="0.541" calcext:value-type="float">
            <text:p>0.541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u-ch427-n96-mean-afof-ens08</text:p>
          </table:table-cell>
          <table:table-cell office:value-type="float" office:value="206.243" calcext:value-type="float">
            <text:p>206.243</text:p>
          </table:table-cell>
          <table:table-cell office:value-type="float" office:value="31.37" calcext:value-type="float">
            <text:p>31.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4T22:33:47Z</text:p>
          </table:table-cell>
          <table:table-cell office:value-type="string" calcext:value-type="string">
            <text:p>2022-02-04T22:35:45Z</text:p>
          </table:table-cell>
          <table:table-cell office:value-type="string" calcext:value-type="string">
            <text:p>2022-02-04T22:39:54Z</text:p>
          </table:table-cell>
          <table:table-cell office:value-type="string" calcext:value-type="string">
            <text:p>SUCCEEDED</text:p>
          </table:table-cell>
          <table:table-cell office:value-type="float" office:value="1058239" calcext:value-type="float">
            <text:p>1058239</text:p>
          </table:table-cell>
          <table:table-cell office:value-type="float" office:value="23229" calcext:value-type="float">
            <text:p>23229</text:p>
          </table:table-cell>
          <table:table-cell office:value-type="float" office:value="23.867" calcext:value-type="float">
            <text:p>23.867</text:p>
          </table:table-cell>
          <table:table-cell office:value-type="float" office:value="0.601" calcext:value-type="float">
            <text:p>0.601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u-ch427-n96-mean-afof-ens09</text:p>
          </table:table-cell>
          <table:table-cell office:value-type="float" office:value="204.168" calcext:value-type="float">
            <text:p>204.168</text:p>
          </table:table-cell>
          <table:table-cell office:value-type="float" office:value="32.94" calcext:value-type="float">
            <text:p>32.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4T22:33:56Z</text:p>
          </table:table-cell>
          <table:table-cell office:value-type="string" calcext:value-type="string">
            <text:p>2022-02-04T23:03:41Z</text:p>
          </table:table-cell>
          <table:table-cell office:value-type="string" calcext:value-type="string">
            <text:p>2022-02-04T23:07:51Z</text:p>
          </table:table-cell>
          <table:table-cell office:value-type="string" calcext:value-type="string">
            <text:p>SUCCEEDED</text:p>
          </table:table-cell>
          <table:table-cell office:value-type="float" office:value="1058241" calcext:value-type="float">
            <text:p>1058241</text:p>
          </table:table-cell>
          <table:table-cell office:value-type="float" office:value="255078" calcext:value-type="float">
            <text:p>255078</text:p>
          </table:table-cell>
          <table:table-cell office:value-type="float" office:value="30.237" calcext:value-type="float">
            <text:p>30.237</text:p>
          </table:table-cell>
          <table:table-cell office:value-type="float" office:value="0.622" calcext:value-type="float">
            <text:p>0.622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u-ch427-n96-mean-afof-ens10</text:p>
          </table:table-cell>
          <table:table-cell office:value-type="float" office:value="207.465" calcext:value-type="float">
            <text:p>207.465</text:p>
          </table:table-cell>
          <table:table-cell office:value-type="float" office:value="35.12" calcext:value-type="float">
            <text:p>35.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5T01:10:51Z</text:p>
          </table:table-cell>
          <table:table-cell office:value-type="string" calcext:value-type="string">
            <text:p>2022-02-05T01:35:51Z</text:p>
          </table:table-cell>
          <table:table-cell office:value-type="string" calcext:value-type="string">
            <text:p>2022-02-05T01:40:06Z</text:p>
          </table:table-cell>
          <table:table-cell office:value-type="string" calcext:value-type="string">
            <text:p>SUCCEEDED</text:p>
          </table:table-cell>
          <table:table-cell office:value-type="float" office:value="1058610" calcext:value-type="float">
            <text:p>1058610</text:p>
          </table:table-cell>
          <table:table-cell office:value-type="float" office:value="135790" calcext:value-type="float">
            <text:p>135790</text:p>
          </table:table-cell>
          <table:table-cell office:value-type="float" office:value="19.474" calcext:value-type="float">
            <text:p>19.474</text:p>
          </table:table-cell>
          <table:table-cell office:value-type="float" office:value="0.61" calcext:value-type="float">
            <text:p>0.6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u-ch427-n96-mean-afo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mean-afo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mean-afo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mean-afo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mean-afo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mean-afo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mean-afo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mean-afo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mean-ofof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ofo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o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ean-tft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ms-afaf-ens00</text:p>
          </table:table-cell>
          <table:table-cell office:value-type="float" office:value="65.084" calcext:value-type="float">
            <text:p>65.084</text:p>
          </table:table-cell>
          <table:table-cell office:value-type="float" office:value="13.76" calcext:value-type="float">
            <text:p>13.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4T22:36:10Z</text:p>
          </table:table-cell>
          <table:table-cell office:value-type="string" calcext:value-type="string">
            <text:p>2022-02-04T22:44:16Z</text:p>
          </table:table-cell>
          <table:table-cell office:value-type="string" calcext:value-type="string">
            <text:p>2022-02-04T22:45:37Z</text:p>
          </table:table-cell>
          <table:table-cell office:value-type="string" calcext:value-type="string">
            <text:p>SUCCEEDED</text:p>
          </table:table-cell>
          <table:table-cell office:value-type="float" office:value="1058255" calcext:value-type="float">
            <text:p>1058255</text:p>
          </table:table-cell>
          <table:table-cell office:value-type="float" office:value="241379" calcext:value-type="float">
            <text:p>241379</text:p>
          </table:table-cell>
          <table:table-cell office:value-type="float" office:value="9.627" calcext:value-type="float">
            <text:p>9.627</text:p>
          </table:table-cell>
          <table:table-cell office:value-type="float" office:value="0.379" calcext:value-type="float">
            <text:p>0.379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s-afa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4T22:36:20Z</text:p>
          </table:table-cell>
          <table:table-cell office:value-type="string" calcext:value-type="string">
            <text:p>2022-02-04T22:45:01Z</text:p>
          </table:table-cell>
          <table:table-cell office:value-type="string" calcext:value-type="string">
            <text:p>2022-02-04T22:45:16Z</text:p>
          </table:table-cell>
          <table:table-cell office:value-type="string" calcext:value-type="string">
            <text:p>E</text:p>
          </table:table-cell>
          <table:table-cell office:value-type="float" office:value="1058256" calcext:value-type="float">
            <text:p>1058256</text:p>
          </table:table-cell>
          <table:table-cell office:value-type="float" office:value="80099" calcext:value-type="float">
            <text:p>80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4T22:36:33Z</text:p>
          </table:table-cell>
          <table:table-cell office:value-type="string" calcext:value-type="string">
            <text:p>2022-02-04T22:44:16Z</text:p>
          </table:table-cell>
          <table:table-cell office:value-type="string" calcext:value-type="string">
            <text:p>2022-02-04T22:44:35Z</text:p>
          </table:table-cell>
          <table:table-cell office:value-type="string" calcext:value-type="string">
            <text:p>E</text:p>
          </table:table-cell>
          <table:table-cell office:value-type="float" office:value="1058257" calcext:value-type="float">
            <text:p>1058257</text:p>
          </table:table-cell>
          <table:table-cell office:value-type="float" office:value="192082" calcext:value-type="float">
            <text:p>192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4T22:36:46Z</text:p>
          </table:table-cell>
          <table:table-cell office:value-type="string" calcext:value-type="string">
            <text:p>2022-02-04T23:11:32Z</text:p>
          </table:table-cell>
          <table:table-cell office:value-type="string" calcext:value-type="string">
            <text:p>2022-02-04T23:11:50Z</text:p>
          </table:table-cell>
          <table:table-cell office:value-type="string" calcext:value-type="string">
            <text:p>E</text:p>
          </table:table-cell>
          <table:table-cell office:value-type="float" office:value="1058258" calcext:value-type="float">
            <text:p>1058258</text:p>
          </table:table-cell>
          <table:table-cell office:value-type="float" office:value="196900" calcext:value-type="float">
            <text:p>196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4T22:37:02Z</text:p>
          </table:table-cell>
          <table:table-cell office:value-type="string" calcext:value-type="string">
            <text:p>2022-02-04T23:13:35Z</text:p>
          </table:table-cell>
          <table:table-cell office:value-type="string" calcext:value-type="string">
            <text:p>2022-02-04T23:13:54Z</text:p>
          </table:table-cell>
          <table:table-cell office:value-type="string" calcext:value-type="string">
            <text:p>E</text:p>
          </table:table-cell>
          <table:table-cell office:value-type="float" office:value="1058259" calcext:value-type="float">
            <text:p>1058259</text:p>
          </table:table-cell>
          <table:table-cell office:value-type="float" office:value="111118" calcext:value-type="float">
            <text:p>111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4T22:37:10Z</text:p>
          </table:table-cell>
          <table:table-cell office:value-type="string" calcext:value-type="string">
            <text:p>2022-02-04T23:14:45Z</text:p>
          </table:table-cell>
          <table:table-cell office:value-type="string" calcext:value-type="string">
            <text:p>2022-02-04T23:15:23Z</text:p>
          </table:table-cell>
          <table:table-cell office:value-type="string" calcext:value-type="string">
            <text:p>E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54173" calcext:value-type="float">
            <text:p>154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4T22:37:19Z</text:p>
          </table:table-cell>
          <table:table-cell office:value-type="string" calcext:value-type="string">
            <text:p>2022-02-04T23:12:14Z</text:p>
          </table:table-cell>
          <table:table-cell office:value-type="string" calcext:value-type="string">
            <text:p>2022-02-04T23:12:53Z</text:p>
          </table:table-cell>
          <table:table-cell office:value-type="string" calcext:value-type="string">
            <text:p>E</text:p>
          </table:table-cell>
          <table:table-cell office:value-type="float" office:value="1058262" calcext:value-type="float">
            <text:p>1058262</text:p>
          </table:table-cell>
          <table:table-cell office:value-type="float" office:value="245598" calcext:value-type="float">
            <text:p>245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4T22:37:30Z</text:p>
          </table:table-cell>
          <table:table-cell office:value-type="string" calcext:value-type="string">
            <text:p>2022-02-04T23:12:14Z</text:p>
          </table:table-cell>
          <table:table-cell office:value-type="string" calcext:value-type="string">
            <text:p>2022-02-04T23:12:56Z</text:p>
          </table:table-cell>
          <table:table-cell office:value-type="string" calcext:value-type="string">
            <text:p>E</text:p>
          </table:table-cell>
          <table:table-cell office:value-type="float" office:value="1058264" calcext:value-type="float">
            <text:p>1058264</text:p>
          </table:table-cell>
          <table:table-cell office:value-type="float" office:value="108072" calcext:value-type="float">
            <text:p>108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4T22:37:40Z</text:p>
          </table:table-cell>
          <table:table-cell office:value-type="string" calcext:value-type="string">
            <text:p>2022-02-04T23:08:02Z</text:p>
          </table:table-cell>
          <table:table-cell office:value-type="string" calcext:value-type="string">
            <text:p>2022-02-04T23:08:45Z</text:p>
          </table:table-cell>
          <table:table-cell office:value-type="string" calcext:value-type="string">
            <text:p>E</text:p>
          </table:table-cell>
          <table:table-cell office:value-type="float" office:value="1058265" calcext:value-type="float">
            <text:p>1058265</text:p>
          </table:table-cell>
          <table:table-cell office:value-type="float" office:value="26624" calcext:value-type="float">
            <text:p>2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4T22:37:46Z</text:p>
          </table:table-cell>
          <table:table-cell office:value-type="string" calcext:value-type="string">
            <text:p>2022-02-04T23:09:06Z</text:p>
          </table:table-cell>
          <table:table-cell office:value-type="string" calcext:value-type="string">
            <text:p>2022-02-04T23:09:47Z</text:p>
          </table:table-cell>
          <table:table-cell office:value-type="string" calcext:value-type="string">
            <text:p>E</text:p>
          </table:table-cell>
          <table:table-cell office:value-type="float" office:value="1058266" calcext:value-type="float">
            <text:p>1058266</text:p>
          </table:table-cell>
          <table:table-cell office:value-type="float" office:value="11830" calcext:value-type="float">
            <text:p>11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4T22:37:56Z</text:p>
          </table:table-cell>
          <table:table-cell office:value-type="string" calcext:value-type="string">
            <text:p>2022-02-04T23:06:36Z</text:p>
          </table:table-cell>
          <table:table-cell office:value-type="string" calcext:value-type="string">
            <text:p>2022-02-04T23:07:21Z</text:p>
          </table:table-cell>
          <table:table-cell office:value-type="string" calcext:value-type="string">
            <text:p>E</text:p>
          </table:table-cell>
          <table:table-cell office:value-type="float" office:value="1058267" calcext:value-type="float">
            <text:p>1058267</text:p>
          </table:table-cell>
          <table:table-cell office:value-type="float" office:value="23305" calcext:value-type="float">
            <text:p>2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4T22:48:11Z</text:p>
          </table:table-cell>
          <table:table-cell office:value-type="string" calcext:value-type="string">
            <text:p>2022-02-04T23:12:40Z</text:p>
          </table:table-cell>
          <table:table-cell office:value-type="string" calcext:value-type="string">
            <text:p>2022-02-04T23:13:22Z</text:p>
          </table:table-cell>
          <table:table-cell office:value-type="string" calcext:value-type="string">
            <text:p>E</text:p>
          </table:table-cell>
          <table:table-cell office:value-type="float" office:value="1058275" calcext:value-type="float">
            <text:p>1058275</text:p>
          </table:table-cell>
          <table:table-cell office:value-type="float" office:value="40227" calcext:value-type="float">
            <text:p>40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4T22:48:17Z</text:p>
          </table:table-cell>
          <table:table-cell office:value-type="string" calcext:value-type="string">
            <text:p>2022-02-04T23:09:06Z</text:p>
          </table:table-cell>
          <table:table-cell office:value-type="string" calcext:value-type="string">
            <text:p>2022-02-04T23:09:50Z</text:p>
          </table:table-cell>
          <table:table-cell office:value-type="string" calcext:value-type="string">
            <text:p>E</text:p>
          </table:table-cell>
          <table:table-cell office:value-type="float" office:value="1058277" calcext:value-type="float">
            <text:p>1058277</text:p>
          </table:table-cell>
          <table:table-cell office:value-type="float" office:value="30139" calcext:value-type="float">
            <text:p>30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04T22:48:31Z</text:p>
          </table:table-cell>
          <table:table-cell office:value-type="string" calcext:value-type="string">
            <text:p>2022-02-04T23:10:10Z</text:p>
          </table:table-cell>
          <table:table-cell office:value-type="string" calcext:value-type="string">
            <text:p>2022-02-04T23:10:55Z</text:p>
          </table:table-cell>
          <table:table-cell office:value-type="string" calcext:value-type="string">
            <text:p>E</text:p>
          </table:table-cell>
          <table:table-cell office:value-type="float" office:value="1058278" calcext:value-type="float">
            <text:p>1058278</text:p>
          </table:table-cell>
          <table:table-cell office:value-type="float" office:value="33521" calcext:value-type="float">
            <text:p>33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04T22:53:43Z</text:p>
          </table:table-cell>
          <table:table-cell office:value-type="string" calcext:value-type="string">
            <text:p>2022-02-04T23:11:19Z</text:p>
          </table:table-cell>
          <table:table-cell office:value-type="string" calcext:value-type="string">
            <text:p>2022-02-04T23:12:09Z</text:p>
          </table:table-cell>
          <table:table-cell office:value-type="string" calcext:value-type="string">
            <text:p>E</text:p>
          </table:table-cell>
          <table:table-cell office:value-type="float" office:value="1058285" calcext:value-type="float">
            <text:p>1058285</text:p>
          </table:table-cell>
          <table:table-cell office:value-type="float" office:value="36749" calcext:value-type="float">
            <text:p>36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04T22:53:55Z</text:p>
          </table:table-cell>
          <table:table-cell office:value-type="string" calcext:value-type="string">
            <text:p>2022-02-04T23:12:53Z</text:p>
          </table:table-cell>
          <table:table-cell office:value-type="string" calcext:value-type="string">
            <text:p>2022-02-04T23:13:57Z</text:p>
          </table:table-cell>
          <table:table-cell office:value-type="string" calcext:value-type="string">
            <text:p>E</text:p>
          </table:table-cell>
          <table:table-cell office:value-type="float" office:value="1058288" calcext:value-type="float">
            <text:p>1058288</text:p>
          </table:table-cell>
          <table:table-cell office:value-type="float" office:value="178761" calcext:value-type="float">
            <text:p>178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04T22:54:06Z</text:p>
          </table:table-cell>
          <table:table-cell office:value-type="string" calcext:value-type="string">
            <text:p>2022-02-04T23:13:44Z</text:p>
          </table:table-cell>
          <table:table-cell office:value-type="string" calcext:value-type="string">
            <text:p>2022-02-04T23:14:46Z</text:p>
          </table:table-cell>
          <table:table-cell office:value-type="string" calcext:value-type="string">
            <text:p>E</text:p>
          </table:table-cell>
          <table:table-cell office:value-type="float" office:value="1058289" calcext:value-type="float">
            <text:p>1058289</text:p>
          </table:table-cell>
          <table:table-cell office:value-type="float" office:value="89997" calcext:value-type="float">
            <text:p>8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04T22:54:16Z</text:p>
          </table:table-cell>
          <table:table-cell office:value-type="string" calcext:value-type="string">
            <text:p>2022-02-04T23:14:45Z</text:p>
          </table:table-cell>
          <table:table-cell office:value-type="string" calcext:value-type="string">
            <text:p>2022-02-04T23:15:51Z</text:p>
          </table:table-cell>
          <table:table-cell office:value-type="string" calcext:value-type="string">
            <text:p>E</text:p>
          </table:table-cell>
          <table:table-cell office:value-type="float" office:value="1058290" calcext:value-type="float">
            <text:p>1058290</text:p>
          </table:table-cell>
          <table:table-cell office:value-type="float" office:value="154573" calcext:value-type="float">
            <text:p>1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a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04T23:14:30Z</text:p>
          </table:table-cell>
          <table:table-cell office:value-type="string" calcext:value-type="string">
            <text:p>2022-02-04T23:15:16Z</text:p>
          </table:table-cell>
          <table:table-cell office:value-type="string" calcext:value-type="string">
            <text:p>2022-02-04T23:16:22Z</text:p>
          </table:table-cell>
          <table:table-cell office:value-type="string" calcext:value-type="string">
            <text:p>E</text:p>
          </table:table-cell>
          <table:table-cell office:value-type="float" office:value="1058360" calcext:value-type="float">
            <text:p>1058360</text:p>
          </table:table-cell>
          <table:table-cell office:value-type="float" office:value="47049" calcext:value-type="float">
            <text:p>47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of-ens00</text:p>
          </table:table-cell>
          <table:table-cell office:value-type="float" office:value="62.795" calcext:value-type="float">
            <text:p>62.795</text:p>
          </table:table-cell>
          <table:table-cell office:value-type="float" office:value="13.16" calcext:value-type="float">
            <text:p>13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8T01:53:48Z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5:28Z</text:p>
          </table:table-cell>
          <table:table-cell office:value-type="string" calcext:value-type="string">
            <text:p>SUCCEEDED</text:p>
          </table:table-cell>
          <table:table-cell office:value-type="float" office:value="1076944" calcext:value-type="float">
            <text:p>1076944</text:p>
          </table:table-cell>
          <table:table-cell office:value-type="float" office:value="98033" calcext:value-type="float">
            <text:p>98033</text:p>
          </table:table-cell>
          <table:table-cell office:value-type="float" office:value="8.046" calcext:value-type="float">
            <text:p>8.0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s-afof-ens01</text:p>
          </table:table-cell>
          <table:table-cell office:value-type="float" office:value="76.105" calcext:value-type="float">
            <text:p>76.105</text:p>
          </table:table-cell>
          <table:table-cell office:value-type="float" office:value="14.66" calcext:value-type="float">
            <text:p>14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8T01:53:57Z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5:41Z</text:p>
          </table:table-cell>
          <table:table-cell office:value-type="string" calcext:value-type="string">
            <text:p>SUCCEEDED</text:p>
          </table:table-cell>
          <table:table-cell office:value-type="float" office:value="1076945" calcext:value-type="float">
            <text:p>1076945</text:p>
          </table:table-cell>
          <table:table-cell office:value-type="float" office:value="223578" calcext:value-type="float">
            <text:p>223578</text:p>
          </table:table-cell>
          <table:table-cell office:value-type="float" office:value="10.249" calcext:value-type="float">
            <text:p>10.249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s-afof-ens02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5.51" calcext:value-type="float">
            <text:p>15.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6:50Z</text:p>
          </table:table-cell>
          <table:table-cell office:value-type="string" calcext:value-type="string">
            <text:p>SUCCEEDED</text:p>
          </table:table-cell>
          <table:table-cell office:value-type="float" office:value="1076946" calcext:value-type="float">
            <text:p>1076946</text:p>
          </table:table-cell>
          <table:table-cell office:value-type="float" office:value="151645" calcext:value-type="float">
            <text:p>151645</text:p>
          </table:table-cell>
          <table:table-cell office:value-type="float" office:value="11.151" calcext:value-type="float">
            <text:p>11.151</text:p>
          </table:table-cell>
          <table:table-cell office:value-type="float" office:value="0.392" calcext:value-type="float">
            <text:p>0.39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s-afof-ens03</text:p>
          </table:table-cell>
          <table:table-cell office:value-type="float" office:value="102.638" calcext:value-type="float">
            <text:p>102.638</text:p>
          </table:table-cell>
          <table:table-cell office:value-type="float" office:value="15.13" calcext:value-type="float">
            <text:p>15.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8T01:54:16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6:46Z</text:p>
          </table:table-cell>
          <table:table-cell office:value-type="string" calcext:value-type="string">
            <text:p>SUCCEEDED</text:p>
          </table:table-cell>
          <table:table-cell office:value-type="float" office:value="1076947" calcext:value-type="float">
            <text:p>1076947</text:p>
          </table:table-cell>
          <table:table-cell office:value-type="float" office:value="252500" calcext:value-type="float">
            <text:p>252500</text:p>
          </table:table-cell>
          <table:table-cell office:value-type="float" office:value="9.643" calcext:value-type="float">
            <text:p>9.643</text:p>
          </table:table-cell>
          <table:table-cell office:value-type="float" office:value="0.389" calcext:value-type="float">
            <text:p>0.38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ms-afof-ens04</text:p>
          </table:table-cell>
          <table:table-cell office:value-type="float" office:value="120.774" calcext:value-type="float">
            <text:p>120.774</text:p>
          </table:table-cell>
          <table:table-cell office:value-type="float" office:value="14.69" calcext:value-type="float">
            <text:p>14.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8T01:54:26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7:05Z</text:p>
          </table:table-cell>
          <table:table-cell office:value-type="string" calcext:value-type="string">
            <text:p>SUCCEEDED</text:p>
          </table:table-cell>
          <table:table-cell office:value-type="float" office:value="1076948" calcext:value-type="float">
            <text:p>1076948</text:p>
          </table:table-cell>
          <table:table-cell office:value-type="float" office:value="245861" calcext:value-type="float">
            <text:p>245861</text:p>
          </table:table-cell>
          <table:table-cell office:value-type="float" office:value="11.526" calcext:value-type="float">
            <text:p>11.526</text:p>
          </table:table-cell>
          <table:table-cell office:value-type="float" office:value="0.366" calcext:value-type="float">
            <text:p>0.366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s-afof-ens05</text:p>
          </table:table-cell>
          <table:table-cell office:value-type="float" office:value="124.157" calcext:value-type="float">
            <text:p>124.157</text:p>
          </table:table-cell>
          <table:table-cell office:value-type="float" office:value="14.48" calcext:value-type="float">
            <text:p>14.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8T01:54:35Z</text:p>
          </table:table-cell>
          <table:table-cell office:value-type="string" calcext:value-type="string">
            <text:p>2022-02-08T01:55:11Z</text:p>
          </table:table-cell>
          <table:table-cell office:value-type="string" calcext:value-type="string">
            <text:p>2022-02-08T01:57:41Z</text:p>
          </table:table-cell>
          <table:table-cell office:value-type="string" calcext:value-type="string">
            <text:p>SUCCEEDED</text:p>
          </table:table-cell>
          <table:table-cell office:value-type="float" office:value="1076949" calcext:value-type="float">
            <text:p>1076949</text:p>
          </table:table-cell>
          <table:table-cell office:value-type="float" office:value="3887" calcext:value-type="float">
            <text:p>3887</text:p>
          </table:table-cell>
          <table:table-cell office:value-type="float" office:value="13.138" calcext:value-type="float">
            <text:p>13.138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s-afof-ens06</text:p>
          </table:table-cell>
          <table:table-cell office:value-type="float" office:value="124.316" calcext:value-type="float">
            <text:p>124.316</text:p>
          </table:table-cell>
          <table:table-cell office:value-type="float" office:value="18.56" calcext:value-type="float">
            <text:p>18.5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8T01:54:45Z</text:p>
          </table:table-cell>
          <table:table-cell office:value-type="string" calcext:value-type="string">
            <text:p>2022-02-08T01:55:11Z</text:p>
          </table:table-cell>
          <table:table-cell office:value-type="string" calcext:value-type="string">
            <text:p>2022-02-08T01:58:03Z</text:p>
          </table:table-cell>
          <table:table-cell office:value-type="string" calcext:value-type="string">
            <text:p>SUCCEEDED</text:p>
          </table:table-cell>
          <table:table-cell office:value-type="float" office:value="1076950" calcext:value-type="float">
            <text:p>1076950</text:p>
          </table:table-cell>
          <table:table-cell office:value-type="float" office:value="166757" calcext:value-type="float">
            <text:p>166757</text:p>
          </table:table-cell>
          <table:table-cell office:value-type="float" office:value="12.532" calcext:value-type="float">
            <text:p>12.532</text:p>
          </table:table-cell>
          <table:table-cell office:value-type="float" office:value="0.468" calcext:value-type="float">
            <text:p>0.468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s-afof-ens07</text:p>
          </table:table-cell>
          <table:table-cell office:value-type="float" office:value="124.473" calcext:value-type="float">
            <text:p>124.473</text:p>
          </table:table-cell>
          <table:table-cell office:value-type="float" office:value="22.02" calcext:value-type="float">
            <text:p>22.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8T01:54:53Z</text:p>
          </table:table-cell>
          <table:table-cell office:value-type="string" calcext:value-type="string">
            <text:p>2022-02-08T01:55:14Z</text:p>
          </table:table-cell>
          <table:table-cell office:value-type="string" calcext:value-type="string">
            <text:p>2022-02-08T01:58:04Z</text:p>
          </table:table-cell>
          <table:table-cell office:value-type="string" calcext:value-type="string">
            <text:p>SUCCEEDED</text:p>
          </table:table-cell>
          <table:table-cell office:value-type="float" office:value="1076951" calcext:value-type="float">
            <text:p>1076951</text:p>
          </table:table-cell>
          <table:table-cell office:value-type="float" office:value="190126" calcext:value-type="float">
            <text:p>190126</text:p>
          </table:table-cell>
          <table:table-cell office:value-type="float" office:value="8.738" calcext:value-type="float">
            <text:p>8.738</text:p>
          </table:table-cell>
          <table:table-cell office:value-type="float" office:value="0.375" calcext:value-type="float">
            <text:p>0.375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string" calcext:value-type="string">
            <text:p>u-ch427-n96-ms-afof-ens08</text:p>
          </table:table-cell>
          <table:table-cell office:value-type="float" office:value="139.74" calcext:value-type="float">
            <text:p>139.74</text:p>
          </table:table-cell>
          <table:table-cell office:value-type="float" office:value="18.68" calcext:value-type="float">
            <text:p>18.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8T01:55:07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50Z</text:p>
          </table:table-cell>
          <table:table-cell office:value-type="string" calcext:value-type="string">
            <text:p>SUCCEEDED</text:p>
          </table:table-cell>
          <table:table-cell office:value-type="float" office:value="1076952" calcext:value-type="float">
            <text:p>1076952</text:p>
          </table:table-cell>
          <table:table-cell office:value-type="float" office:value="66032" calcext:value-type="float">
            <text:p>66032</text:p>
          </table:table-cell>
          <table:table-cell office:value-type="float" office:value="15.075" calcext:value-type="float">
            <text:p>15.0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s-afof-ens09</text:p>
          </table:table-cell>
          <table:table-cell office:value-type="float" office:value="128.525" calcext:value-type="float">
            <text:p>128.525</text:p>
          </table:table-cell>
          <table:table-cell office:value-type="float" office:value="15.91" calcext:value-type="float">
            <text:p>15.9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8T01:55:18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41Z</text:p>
          </table:table-cell>
          <table:table-cell office:value-type="string" calcext:value-type="string">
            <text:p>SUCCEEDED</text:p>
          </table:table-cell>
          <table:table-cell office:value-type="float" office:value="1076953" calcext:value-type="float">
            <text:p>1076953</text:p>
          </table:table-cell>
          <table:table-cell office:value-type="float" office:value="121099" calcext:value-type="float">
            <text:p>121099</text:p>
          </table:table-cell>
          <table:table-cell office:value-type="float" office:value="13.914" calcext:value-type="float">
            <text:p>13.914</text:p>
          </table:table-cell>
          <table:table-cell office:value-type="float" office:value="0.38" calcext:value-type="float">
            <text:p>0.38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ms-afof-ens10</text:p>
          </table:table-cell>
          <table:table-cell office:value-type="float" office:value="134.034" calcext:value-type="float">
            <text:p>134.034</text:p>
          </table:table-cell>
          <table:table-cell office:value-type="float" office:value="18.96" calcext:value-type="float">
            <text:p>18.9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8T01:55:27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49Z</text:p>
          </table:table-cell>
          <table:table-cell office:value-type="string" calcext:value-type="string">
            <text:p>SUCCEEDED</text:p>
          </table:table-cell>
          <table:table-cell office:value-type="float" office:value="1076955" calcext:value-type="float">
            <text:p>1076955</text:p>
          </table:table-cell>
          <table:table-cell office:value-type="float" office:value="54577" calcext:value-type="float">
            <text:p>54577</text:p>
          </table:table-cell>
          <table:table-cell office:value-type="float" office:value="11.466" calcext:value-type="float">
            <text:p>11.466</text:p>
          </table:table-cell>
          <table:table-cell office:value-type="float" office:value="0.388" calcext:value-type="float">
            <text:p>0.38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u-ch427-n96-ms-afof-ens11</text:p>
          </table:table-cell>
          <table:table-cell office:value-type="float" office:value="144.409" calcext:value-type="float">
            <text:p>144.409</text:p>
          </table:table-cell>
          <table:table-cell office:value-type="float" office:value="23.67" calcext:value-type="float">
            <text:p>23.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8T01:55:37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SUCCEEDED</text:p>
          </table:table-cell>
          <table:table-cell office:value-type="float" office:value="1076960" calcext:value-type="float">
            <text:p>1076960</text:p>
          </table:table-cell>
          <table:table-cell office:value-type="float" office:value="14199" calcext:value-type="float">
            <text:p>14199</text:p>
          </table:table-cell>
          <table:table-cell office:value-type="float" office:value="28.381" calcext:value-type="float">
            <text:p>28.381</text:p>
          </table:table-cell>
          <table:table-cell office:value-type="float" office:value="0.63" calcext:value-type="float">
            <text:p>0.63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s-afof-ens12</text:p>
          </table:table-cell>
          <table:table-cell office:value-type="float" office:value="139.034" calcext:value-type="float">
            <text:p>139.034</text:p>
          </table:table-cell>
          <table:table-cell office:value-type="float" office:value="25.15" calcext:value-type="float">
            <text:p>25.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8T01:55:44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47Z</text:p>
          </table:table-cell>
          <table:table-cell office:value-type="string" calcext:value-type="string">
            <text:p>SUCCEEDED</text:p>
          </table:table-cell>
          <table:table-cell office:value-type="float" office:value="1076962" calcext:value-type="float">
            <text:p>1076962</text:p>
          </table:table-cell>
          <table:table-cell office:value-type="float" office:value="222288" calcext:value-type="float">
            <text:p>222288</text:p>
          </table:table-cell>
          <table:table-cell office:value-type="float" office:value="8.466" calcext:value-type="float">
            <text:p>8.466</text:p>
          </table:table-cell>
          <table:table-cell office:value-type="float" office:value="1.304" calcext:value-type="float">
            <text:p>1.304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string" calcext:value-type="string">
            <text:p>u-ch427-n96-ms-afof-ens13</text:p>
          </table:table-cell>
          <table:table-cell office:value-type="float" office:value="155.795" calcext:value-type="float">
            <text:p>155.795</text:p>
          </table:table-cell>
          <table:table-cell office:value-type="float" office:value="25.65" calcext:value-type="float">
            <text:p>25.6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08T01:56:00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50Z</text:p>
          </table:table-cell>
          <table:table-cell office:value-type="string" calcext:value-type="string">
            <text:p>SUCCEEDED</text:p>
          </table:table-cell>
          <table:table-cell office:value-type="float" office:value="1076963" calcext:value-type="float">
            <text:p>1076963</text:p>
          </table:table-cell>
          <table:table-cell office:value-type="float" office:value="239266" calcext:value-type="float">
            <text:p>239266</text:p>
          </table:table-cell>
          <table:table-cell office:value-type="float" office:value="22.278" calcext:value-type="float">
            <text:p>22.27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ms-afof-ens14</text:p>
          </table:table-cell>
          <table:table-cell office:value-type="float" office:value="125.644" calcext:value-type="float">
            <text:p>125.644</text:p>
          </table:table-cell>
          <table:table-cell office:value-type="float" office:value="25.13" calcext:value-type="float">
            <text:p>25.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08T01:56:07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38Z</text:p>
          </table:table-cell>
          <table:table-cell office:value-type="string" calcext:value-type="string">
            <text:p>SUCCEEDED</text:p>
          </table:table-cell>
          <table:table-cell office:value-type="float" office:value="1076964" calcext:value-type="float">
            <text:p>1076964</text:p>
          </table:table-cell>
          <table:table-cell office:value-type="float" office:value="20508" calcext:value-type="float">
            <text:p>20508</text:p>
          </table:table-cell>
          <table:table-cell office:value-type="float" office:value="10.597" calcext:value-type="float">
            <text:p>10.597</text:p>
          </table:table-cell>
          <table:table-cell office:value-type="float" office:value="0.474" calcext:value-type="float">
            <text:p>0.47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ms-afof-ens15</text:p>
          </table:table-cell>
          <table:table-cell office:value-type="float" office:value="144.415" calcext:value-type="float">
            <text:p>144.415</text:p>
          </table:table-cell>
          <table:table-cell office:value-type="float" office:value="20.71" calcext:value-type="float">
            <text:p>20.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08T01:56:16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2022-02-08T02:03:12Z</text:p>
          </table:table-cell>
          <table:table-cell office:value-type="string" calcext:value-type="string">
            <text:p>SUCCEEDED</text:p>
          </table:table-cell>
          <table:table-cell office:value-type="float" office:value="1076965" calcext:value-type="float">
            <text:p>1076965</text:p>
          </table:table-cell>
          <table:table-cell office:value-type="float" office:value="138158" calcext:value-type="float">
            <text:p>138158</text:p>
          </table:table-cell>
          <table:table-cell office:value-type="float" office:value="16.213" calcext:value-type="float">
            <text:p>16.213</text:p>
          </table:table-cell>
          <table:table-cell office:value-type="float" office:value="0.386" calcext:value-type="float">
            <text:p>0.386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u-ch427-n96-ms-afof-ens16</text:p>
          </table:table-cell>
          <table:table-cell office:value-type="float" office:value="133.106" calcext:value-type="float">
            <text:p>133.106</text:p>
          </table:table-cell>
          <table:table-cell office:value-type="float" office:value="22.76" calcext:value-type="float">
            <text:p>22.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08T01:56:27Z</text:p>
          </table:table-cell>
          <table:table-cell office:value-type="string" calcext:value-type="string">
            <text:p>2022-02-08T01:58:26Z</text:p>
          </table:table-cell>
          <table:table-cell office:value-type="string" calcext:value-type="string">
            <text:p>2022-02-08T02:02:00Z</text:p>
          </table:table-cell>
          <table:table-cell office:value-type="string" calcext:value-type="string">
            <text:p>SUCCEEDED</text:p>
          </table:table-cell>
          <table:table-cell office:value-type="float" office:value="1076966" calcext:value-type="float">
            <text:p>1076966</text:p>
          </table:table-cell>
          <table:table-cell office:value-type="float" office:value="7850" calcext:value-type="float">
            <text:p>7850</text:p>
          </table:table-cell>
          <table:table-cell office:value-type="float" office:value="17.758" calcext:value-type="float">
            <text:p>17.75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s-afof-ens17</text:p>
          </table:table-cell>
          <table:table-cell office:value-type="float" office:value="152.387" calcext:value-type="float">
            <text:p>152.387</text:p>
          </table:table-cell>
          <table:table-cell office:value-type="float" office:value="29.78" calcext:value-type="float">
            <text:p>29.7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08T01:56:36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2022-02-08T02:03:21Z</text:p>
          </table:table-cell>
          <table:table-cell office:value-type="string" calcext:value-type="string">
            <text:p>SUCCEEDED</text:p>
          </table:table-cell>
          <table:table-cell office:value-type="float" office:value="1076968" calcext:value-type="float">
            <text:p>1076968</text:p>
          </table:table-cell>
          <table:table-cell office:value-type="float" office:value="207078" calcext:value-type="float">
            <text:p>207078</text:p>
          </table:table-cell>
          <table:table-cell office:value-type="float" office:value="9.441" calcext:value-type="float">
            <text:p>9.441</text:p>
          </table:table-cell>
          <table:table-cell office:value-type="float" office:value="0.431" calcext:value-type="float">
            <text:p>0.431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ms-afof-ens18</text:p>
          </table:table-cell>
          <table:table-cell office:value-type="float" office:value="145.166" calcext:value-type="float">
            <text:p>145.166</text:p>
          </table:table-cell>
          <table:table-cell office:value-type="float" office:value="28.66" calcext:value-type="float">
            <text:p>28.6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08T01:56:48Z</text:p>
          </table:table-cell>
          <table:table-cell office:value-type="string" calcext:value-type="string">
            <text:p>2022-02-08T02:00:35Z</text:p>
          </table:table-cell>
          <table:table-cell office:value-type="string" calcext:value-type="string">
            <text:p>2022-02-08T02:04:22Z</text:p>
          </table:table-cell>
          <table:table-cell office:value-type="string" calcext:value-type="string">
            <text:p>SUCCEEDED</text:p>
          </table:table-cell>
          <table:table-cell office:value-type="float" office:value="1076969" calcext:value-type="float">
            <text:p>1076969</text:p>
          </table:table-cell>
          <table:table-cell office:value-type="float" office:value="130789" calcext:value-type="float">
            <text:p>130789</text:p>
          </table:table-cell>
          <table:table-cell office:value-type="float" office:value="17.585" calcext:value-type="float">
            <text:p>17.585</text:p>
          </table:table-cell>
          <table:table-cell office:value-type="float" office:value="0.485" calcext:value-type="float">
            <text:p>0.485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string" calcext:value-type="string">
            <text:p>u-ch427-n96-ms-aftf-ens00</text:p>
          </table:table-cell>
          <table:table-cell office:value-type="float" office:value="60.026" calcext:value-type="float">
            <text:p>60.026</text:p>
          </table:table-cell>
          <table:table-cell office:value-type="float" office:value="10.78" calcext:value-type="float">
            <text:p>10.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5T03:55:32Z</text:p>
          </table:table-cell>
          <table:table-cell office:value-type="string" calcext:value-type="string">
            <text:p>2022-02-15T03:55:39Z</text:p>
          </table:table-cell>
          <table:table-cell office:value-type="string" calcext:value-type="string">
            <text:p>2022-02-15T03:56:53Z</text:p>
          </table:table-cell>
          <table:table-cell office:value-type="string" calcext:value-type="string">
            <text:p>SUCCEEDED</text:p>
          </table:table-cell>
          <table:table-cell office:value-type="float" office:value="1117850" calcext:value-type="float">
            <text:p>1117850</text:p>
          </table:table-cell>
          <table:table-cell office:value-type="float" office:value="34845" calcext:value-type="float">
            <text:p>34845</text:p>
          </table:table-cell>
          <table:table-cell office:value-type="float" office:value="8.644" calcext:value-type="float">
            <text:p>8.64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ms-aftf-ens01</text:p>
          </table:table-cell>
          <table:table-cell office:value-type="float" office:value="90.358" calcext:value-type="float">
            <text:p>90.358</text:p>
          </table:table-cell>
          <table:table-cell office:value-type="float" office:value="13.65" calcext:value-type="float">
            <text:p>1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5T03:55:40Z</text:p>
          </table:table-cell>
          <table:table-cell office:value-type="string" calcext:value-type="string">
            <text:p>2022-02-15T03:55:48Z</text:p>
          </table:table-cell>
          <table:table-cell office:value-type="string" calcext:value-type="string">
            <text:p>2022-02-15T03:57:55Z</text:p>
          </table:table-cell>
          <table:table-cell office:value-type="string" calcext:value-type="string">
            <text:p>SUCCEEDED</text:p>
          </table:table-cell>
          <table:table-cell office:value-type="float" office:value="1117851" calcext:value-type="float">
            <text:p>1117851</text:p>
          </table:table-cell>
          <table:table-cell office:value-type="float" office:value="163305" calcext:value-type="float">
            <text:p>163305</text:p>
          </table:table-cell>
          <table:table-cell office:value-type="float" office:value="7.164" calcext:value-type="float">
            <text:p>7.164</text:p>
          </table:table-cell>
          <table:table-cell office:value-type="float" office:value="0.48" calcext:value-type="float">
            <text:p>0.48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ms-aftf-ens02</text:p>
          </table:table-cell>
          <table:table-cell office:value-type="float" office:value="181.97" calcext:value-type="float">
            <text:p>181.97</text:p>
          </table:table-cell>
          <table:table-cell office:value-type="float" office:value="20.84" calcext:value-type="float">
            <text:p>20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15T03:55:48Z</text:p>
          </table:table-cell>
          <table:table-cell office:value-type="string" calcext:value-type="string">
            <text:p>2022-02-15T03:55:56Z</text:p>
          </table:table-cell>
          <table:table-cell office:value-type="string" calcext:value-type="string">
            <text:p>2022-02-15T03:59:19Z</text:p>
          </table:table-cell>
          <table:table-cell office:value-type="string" calcext:value-type="string">
            <text:p>SUCCEEDED</text:p>
          </table:table-cell>
          <table:table-cell office:value-type="float" office:value="1117852" calcext:value-type="float">
            <text:p>1117852</text:p>
          </table:table-cell>
          <table:table-cell office:value-type="float" office:value="89289" calcext:value-type="float">
            <text:p>89289</text:p>
          </table:table-cell>
          <table:table-cell office:value-type="float" office:value="9.55" calcext:value-type="float">
            <text:p>9.55</text:p>
          </table:table-cell>
          <table:table-cell office:value-type="float" office:value="0.903" calcext:value-type="float">
            <text:p>0.903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string" calcext:value-type="string">
            <text:p>u-ch427-n96-ms-aftf-ens03</text:p>
          </table:table-cell>
          <table:table-cell office:value-type="float" office:value="176.896" calcext:value-type="float">
            <text:p>176.896</text:p>
          </table:table-cell>
          <table:table-cell office:value-type="float" office:value="25.9" calcext:value-type="float">
            <text:p>25.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15T03:55:57Z</text:p>
          </table:table-cell>
          <table:table-cell office:value-type="string" calcext:value-type="string">
            <text:p>2022-02-15T03:56:04Z</text:p>
          </table:table-cell>
          <table:table-cell office:value-type="string" calcext:value-type="string">
            <text:p>2022-02-15T03:59:26Z</text:p>
          </table:table-cell>
          <table:table-cell office:value-type="string" calcext:value-type="string">
            <text:p>SUCCEEDED</text:p>
          </table:table-cell>
          <table:table-cell office:value-type="float" office:value="1117853" calcext:value-type="float">
            <text:p>1117853</text:p>
          </table:table-cell>
          <table:table-cell office:value-type="float" office:value="97699" calcext:value-type="float">
            <text:p>97699</text:p>
          </table:table-cell>
          <table:table-cell office:value-type="float" office:value="9.074" calcext:value-type="float">
            <text:p>9.074</text:p>
          </table:table-cell>
          <table:table-cell office:value-type="float" office:value="0.528" calcext:value-type="float">
            <text:p>0.52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96-ms-aftf-ens04</text:p>
          </table:table-cell>
          <table:table-cell office:value-type="float" office:value="193.025" calcext:value-type="float">
            <text:p>193.025</text:p>
          </table:table-cell>
          <table:table-cell office:value-type="float" office:value="26.36" calcext:value-type="float">
            <text:p>26.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15T03:56:04Z</text:p>
          </table:table-cell>
          <table:table-cell office:value-type="string" calcext:value-type="string">
            <text:p>2022-02-15T03:56:13Z</text:p>
          </table:table-cell>
          <table:table-cell office:value-type="string" calcext:value-type="string">
            <text:p>2022-02-15T03:59:48Z</text:p>
          </table:table-cell>
          <table:table-cell office:value-type="string" calcext:value-type="string">
            <text:p>SUCCEEDED</text:p>
          </table:table-cell>
          <table:table-cell office:value-type="float" office:value="1117854" calcext:value-type="float">
            <text:p>1117854</text:p>
          </table:table-cell>
          <table:table-cell office:value-type="float" office:value="54301" calcext:value-type="float">
            <text:p>54301</text:p>
          </table:table-cell>
          <table:table-cell office:value-type="float" office:value="8.597" calcext:value-type="float">
            <text:p>8.597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u-ch427-n96-ms-aftf-ens05</text:p>
          </table:table-cell>
          <table:table-cell office:value-type="float" office:value="221.744" calcext:value-type="float">
            <text:p>221.744</text:p>
          </table:table-cell>
          <table:table-cell office:value-type="float" office:value="34.03" calcext:value-type="float">
            <text:p>34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15T03:56:22Z</text:p>
          </table:table-cell>
          <table:table-cell office:value-type="string" calcext:value-type="string">
            <text:p>2022-02-15T03:56:31Z</text:p>
          </table:table-cell>
          <table:table-cell office:value-type="string" calcext:value-type="string">
            <text:p>2022-02-15T04:00:53Z</text:p>
          </table:table-cell>
          <table:table-cell office:value-type="string" calcext:value-type="string">
            <text:p>SUCCEEDED</text:p>
          </table:table-cell>
          <table:table-cell office:value-type="float" office:value="1117855" calcext:value-type="float">
            <text:p>1117855</text:p>
          </table:table-cell>
          <table:table-cell office:value-type="float" office:value="174888" calcext:value-type="float">
            <text:p>174888</text:p>
          </table:table-cell>
          <table:table-cell office:value-type="float" office:value="9.721" calcext:value-type="float">
            <text:p>9.721</text:p>
          </table:table-cell>
          <table:table-cell office:value-type="float" office:value="0.639" calcext:value-type="float">
            <text:p>0.639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u-ch427-n96-ms-aftf-ens06</text:p>
          </table:table-cell>
          <table:table-cell office:value-type="float" office:value="225.615" calcext:value-type="float">
            <text:p>225.615</text:p>
          </table:table-cell>
          <table:table-cell office:value-type="float" office:value="24.33" calcext:value-type="float">
            <text:p>24.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15T03:56:23Z</text:p>
          </table:table-cell>
          <table:table-cell office:value-type="string" calcext:value-type="string">
            <text:p>2022-02-15T03:56:31Z</text:p>
          </table:table-cell>
          <table:table-cell office:value-type="string" calcext:value-type="string">
            <text:p>2022-02-15T04:00:58Z</text:p>
          </table:table-cell>
          <table:table-cell office:value-type="string" calcext:value-type="string">
            <text:p>SUCCEEDED</text:p>
          </table:table-cell>
          <table:table-cell office:value-type="float" office:value="1117856" calcext:value-type="float">
            <text:p>1117856</text:p>
          </table:table-cell>
          <table:table-cell office:value-type="float" office:value="111087" calcext:value-type="float">
            <text:p>111087</text:p>
          </table:table-cell>
          <table:table-cell office:value-type="float" office:value="23.32" calcext:value-type="float">
            <text:p>23.32</text:p>
          </table:table-cell>
          <table:table-cell office:value-type="float" office:value="0.677" calcext:value-type="float">
            <text:p>0.677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u-ch427-n96-ms-aftf-ens07</text:p>
          </table:table-cell>
          <table:table-cell office:value-type="float" office:value="173.547" calcext:value-type="float">
            <text:p>173.547</text:p>
          </table:table-cell>
          <table:table-cell office:value-type="float" office:value="26.8" calcext:value-type="float">
            <text:p>26.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15T03:56:32Z</text:p>
          </table:table-cell>
          <table:table-cell office:value-type="string" calcext:value-type="string">
            <text:p>2022-02-15T03:56:39Z</text:p>
          </table:table-cell>
          <table:table-cell office:value-type="string" calcext:value-type="string">
            <text:p>2022-02-15T04:00:18Z</text:p>
          </table:table-cell>
          <table:table-cell office:value-type="string" calcext:value-type="string">
            <text:p>SUCCEEDED</text:p>
          </table:table-cell>
          <table:table-cell office:value-type="float" office:value="1117857" calcext:value-type="float">
            <text:p>1117857</text:p>
          </table:table-cell>
          <table:table-cell office:value-type="float" office:value="225987" calcext:value-type="float">
            <text:p>225987</text:p>
          </table:table-cell>
          <table:table-cell office:value-type="float" office:value="9.176" calcext:value-type="float">
            <text:p>9.176</text:p>
          </table:table-cell>
          <table:table-cell office:value-type="float" office:value="0.767" calcext:value-type="float">
            <text:p>0.76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u-ch427-n96-ms-aftf-ens08</text:p>
          </table:table-cell>
          <table:table-cell office:value-type="float" office:value="267.4" calcext:value-type="float">
            <text:p>267.4</text:p>
          </table:table-cell>
          <table:table-cell office:value-type="float" office:value="29.15" calcext:value-type="float">
            <text:p>29.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15T03:56:41Z</text:p>
          </table:table-cell>
          <table:table-cell office:value-type="string" calcext:value-type="string">
            <text:p>2022-02-15T03:56:49Z</text:p>
          </table:table-cell>
          <table:table-cell office:value-type="string" calcext:value-type="string">
            <text:p>2022-02-15T04:02:01Z</text:p>
          </table:table-cell>
          <table:table-cell office:value-type="string" calcext:value-type="string">
            <text:p>SUCCEEDED</text:p>
          </table:table-cell>
          <table:table-cell office:value-type="float" office:value="1117858" calcext:value-type="float">
            <text:p>1117858</text:p>
          </table:table-cell>
          <table:table-cell office:value-type="float" office:value="110270" calcext:value-type="float">
            <text:p>110270</text:p>
          </table:table-cell>
          <table:table-cell office:value-type="float" office:value="27.721" calcext:value-type="float">
            <text:p>27.721</text:p>
          </table:table-cell>
          <table:table-cell office:value-type="float" office:value="0.782" calcext:value-type="float">
            <text:p>0.78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u-ch427-n96-ms-aftf-ens09</text:p>
          </table:table-cell>
          <table:table-cell office:value-type="float" office:value="431.836" calcext:value-type="float">
            <text:p>431.836</text:p>
          </table:table-cell>
          <table:table-cell office:value-type="float" office:value="31.93" calcext:value-type="float">
            <text:p>31.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02Z</text:p>
          </table:table-cell>
          <table:table-cell office:value-type="string" calcext:value-type="string">
            <text:p>2022-02-15T23:05:02Z</text:p>
          </table:table-cell>
          <table:table-cell office:value-type="string" calcext:value-type="string">
            <text:p>SUCCEEDED</text:p>
          </table:table-cell>
          <table:table-cell office:value-type="float" office:value="1121710" calcext:value-type="float">
            <text:p>1121710</text:p>
          </table:table-cell>
          <table:table-cell office:value-type="float" office:value="18123" calcext:value-type="float">
            <text:p>18123</text:p>
          </table:table-cell>
          <table:table-cell office:value-type="float" office:value="32.22" calcext:value-type="float">
            <text:p>32.22</text:p>
          </table:table-cell>
          <table:table-cell office:value-type="float" office:value="9.172" calcext:value-type="float">
            <text:p>9.172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u-ch427-n96-ms-aft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16T16:10:25Z</text:p>
          </table:table-cell>
          <table:table-cell office:value-type="string" calcext:value-type="string">
            <text:p>2022-02-16T16:12:02Z</text:p>
          </table:table-cell>
          <table:table-cell office:value-type="string" calcext:value-type="string">
            <text:p>2022-02-16T16:22:11Z</text:p>
          </table:table-cell>
          <table:table-cell office:value-type="string" calcext:value-type="string">
            <text:p>E</text:p>
          </table:table-cell>
          <table:table-cell office:value-type="float" office:value="1125008" calcext:value-type="float">
            <text:p>1125008</text:p>
          </table:table-cell>
          <table:table-cell office:value-type="float" office:value="27297" calcext:value-type="float">
            <text:p>2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1</text:p>
          </table:table-cell>
          <table:table-cell office:value-type="float" office:value="395.194" calcext:value-type="float">
            <text:p>395.194</text:p>
          </table:table-cell>
          <table:table-cell office:value-type="float" office:value="49.44" calcext:value-type="float">
            <text:p>49.4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14Z</text:p>
          </table:table-cell>
          <table:table-cell office:value-type="string" calcext:value-type="string">
            <text:p>2022-02-15T23:04:36Z</text:p>
          </table:table-cell>
          <table:table-cell office:value-type="string" calcext:value-type="string">
            <text:p>SUCCEEDED</text:p>
          </table:table-cell>
          <table:table-cell office:value-type="float" office:value="1121711" calcext:value-type="float">
            <text:p>1121711</text:p>
          </table:table-cell>
          <table:table-cell office:value-type="float" office:value="24370" calcext:value-type="float">
            <text:p>24370</text:p>
          </table:table-cell>
          <table:table-cell office:value-type="float" office:value="35.007" calcext:value-type="float">
            <text:p>35.007</text:p>
          </table:table-cell>
          <table:table-cell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u-ch427-n96-ms-aftf-ens12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43.31" calcext:value-type="float">
            <text:p>43.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14Z</text:p>
          </table:table-cell>
          <table:table-cell office:value-type="string" calcext:value-type="string">
            <text:p>2022-02-15T23:04:38Z</text:p>
          </table:table-cell>
          <table:table-cell office:value-type="string" calcext:value-type="string">
            <text:p>SUCCEEDED</text:p>
          </table:table-cell>
          <table:table-cell office:value-type="float" office:value="1121712" calcext:value-type="float">
            <text:p>1121712</text:p>
          </table:table-cell>
          <table:table-cell office:value-type="float" office:value="56350" calcext:value-type="float">
            <text:p>56350</text:p>
          </table:table-cell>
          <table:table-cell office:value-type="float" office:value="38.252" calcext:value-type="float">
            <text:p>38.252</text:p>
          </table:table-cell>
          <table:table-cell office:value-type="float" office:value="0.949" calcext:value-type="float">
            <text:p>0.94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u-ch427-n96-ms-aftf-ens13</text:p>
          </table:table-cell>
          <table:table-cell office:value-type="float" office:value="233.415" calcext:value-type="float">
            <text:p>233.415</text:p>
          </table:table-cell>
          <table:table-cell office:value-type="float" office:value="39.57" calcext:value-type="float">
            <text:p>39.5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15T03:57:26Z</text:p>
          </table:table-cell>
          <table:table-cell office:value-type="string" calcext:value-type="string">
            <text:p>2022-02-15T03:57:36Z</text:p>
          </table:table-cell>
          <table:table-cell office:value-type="string" calcext:value-type="string">
            <text:p>2022-02-15T04:02:18Z</text:p>
          </table:table-cell>
          <table:table-cell office:value-type="string" calcext:value-type="string">
            <text:p>SUCCEEDED</text:p>
          </table:table-cell>
          <table:table-cell office:value-type="float" office:value="1117863" calcext:value-type="float">
            <text:p>1117863</text:p>
          </table:table-cell>
          <table:table-cell office:value-type="float" office:value="8364" calcext:value-type="float">
            <text:p>8364</text:p>
          </table:table-cell>
          <table:table-cell office:value-type="float" office:value="9.905" calcext:value-type="float">
            <text:p>9.905</text:p>
          </table:table-cell>
          <table:table-cell office:value-type="float" office:value="0.973" calcext:value-type="float">
            <text:p>0.973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u-ch427-n96-ms-aft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22T17:32:57Z</text:p>
          </table:table-cell>
          <table:table-cell office:value-type="string" calcext:value-type="string">
            <text:p>2022-02-22T18:27:42Z</text:p>
          </table:table-cell>
          <table:table-cell office:value-type="string" calcext:value-type="string">
            <text:p>2022-02-22T19:27:41Z</text:p>
          </table:table-cell>
          <table:table-cell office:value-type="string" calcext:value-type="string">
            <text:p>E</text:p>
          </table:table-cell>
          <table:table-cell office:value-type="float" office:value="1144557" calcext:value-type="float">
            <text:p>1144557</text:p>
          </table:table-cell>
          <table:table-cell office:value-type="float" office:value="28411" calcext:value-type="float">
            <text:p>28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28T00:17:58Z</text:p>
          </table:table-cell>
          <table:table-cell office:value-type="string" calcext:value-type="string">
            <text:p>2022-02-28T03:14:37Z</text:p>
          </table:table-cell>
          <table:table-cell office:value-type="string" calcext:value-type="string">
            <text:p>2022-02-28T09:14:44Z</text:p>
          </table:table-cell>
          <table:table-cell office:value-type="string" calcext:value-type="string">
            <text:p>E</text:p>
          </table:table-cell>
          <table:table-cell office:value-type="float" office:value="1168040" calcext:value-type="float">
            <text:p>1168040</text:p>
          </table:table-cell>
          <table:table-cell office:value-type="float" office:value="81103" calcext:value-type="float">
            <text:p>81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16T16:10:27Z</text:p>
          </table:table-cell>
          <table:table-cell office:value-type="string" calcext:value-type="string">
            <text:p>2022-02-16T16:57:48Z</text:p>
          </table:table-cell>
          <table:table-cell office:value-type="string" calcext:value-type="string">
            <text:p>2022-02-16T17:58:06Z</text:p>
          </table:table-cell>
          <table:table-cell office:value-type="string" calcext:value-type="string">
            <text:p>E</text:p>
          </table:table-cell>
          <table:table-cell office:value-type="float" office:value="1125013" calcext:value-type="float">
            <text:p>1125013</text:p>
          </table:table-cell>
          <table:table-cell office:value-type="float" office:value="24078" calcext:value-type="float">
            <text:p>24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16T16:10:27Z</text:p>
          </table:table-cell>
          <table:table-cell office:value-type="string" calcext:value-type="string">
            <text:p>2022-02-16T16:42:54Z</text:p>
          </table:table-cell>
          <table:table-cell office:value-type="string" calcext:value-type="string">
            <text:p>2022-02-16T17:42:55Z</text:p>
          </table:table-cell>
          <table:table-cell office:value-type="string" calcext:value-type="string">
            <text:p>E</text:p>
          </table:table-cell>
          <table:table-cell office:value-type="float" office:value="1125011" calcext:value-type="float">
            <text:p>1125011</text:p>
          </table:table-cell>
          <table:table-cell office:value-type="float" office:value="184449" calcext:value-type="float">
            <text:p>184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16T16:10:27Z</text:p>
          </table:table-cell>
          <table:table-cell office:value-type="string" calcext:value-type="string">
            <text:p>2022-02-16T16:46:41Z</text:p>
          </table:table-cell>
          <table:table-cell office:value-type="string" calcext:value-type="string">
            <text:p>2022-02-16T17:46:58Z</text:p>
          </table:table-cell>
          <table:table-cell office:value-type="string" calcext:value-type="string">
            <text:p>E</text:p>
          </table:table-cell>
          <table:table-cell office:value-type="float" office:value="1125012" calcext:value-type="float">
            <text:p>1125012</text:p>
          </table:table-cell>
          <table:table-cell office:value-type="float" office:value="159416" calcext:value-type="float">
            <text:p>159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00</text:p>
          </table:table-cell>
          <table:table-cell office:value-type="float" office:value="62.945" calcext:value-type="float">
            <text:p>62.945</text:p>
          </table:table-cell>
          <table:table-cell office:value-type="float" office:value="11.86" calcext:value-type="float">
            <text:p>11.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22:16:38Z</text:p>
          </table:table-cell>
          <table:table-cell office:value-type="string" calcext:value-type="string">
            <text:p>2022-03-15T22:17:18Z</text:p>
          </table:table-cell>
          <table:table-cell office:value-type="string" calcext:value-type="string">
            <text:p>2022-03-15T22:18:34Z</text:p>
          </table:table-cell>
          <table:table-cell office:value-type="string" calcext:value-type="string">
            <text:p>SUCCEEDED</text:p>
          </table:table-cell>
          <table:table-cell office:value-type="float" office:value="1260036" calcext:value-type="float">
            <text:p>1260036</text:p>
          </table:table-cell>
          <table:table-cell office:value-type="float" office:value="243619" calcext:value-type="float">
            <text:p>243619</text:p>
          </table:table-cell>
          <table:table-cell office:value-type="float" office:value="10.131" calcext:value-type="float">
            <text:p>10.131</text:p>
          </table:table-cell>
          <table:table-cell office:value-type="float" office:value="0.376" calcext:value-type="float">
            <text:p>0.376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u-ch427-n96-paper-ens01</text:p>
          </table:table-cell>
          <table:table-cell office:value-type="float" office:value="67.209" calcext:value-type="float">
            <text:p>67.209</text:p>
          </table:table-cell>
          <table:table-cell office:value-type="float" office:value="11.16" calcext:value-type="float">
            <text:p>11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22:16:51Z</text:p>
          </table:table-cell>
          <table:table-cell office:value-type="string" calcext:value-type="string">
            <text:p>2022-03-15T22:17:18Z</text:p>
          </table:table-cell>
          <table:table-cell office:value-type="string" calcext:value-type="string">
            <text:p>2022-03-15T22:18:40Z</text:p>
          </table:table-cell>
          <table:table-cell office:value-type="string" calcext:value-type="string">
            <text:p>SUCCEEDED</text:p>
          </table:table-cell>
          <table:table-cell office:value-type="float" office:value="1260037" calcext:value-type="float">
            <text:p>1260037</text:p>
          </table:table-cell>
          <table:table-cell office:value-type="float" office:value="118613" calcext:value-type="float">
            <text:p>118613</text:p>
          </table:table-cell>
          <table:table-cell office:value-type="float" office:value="9.536" calcext:value-type="float">
            <text:p>9.536</text:p>
          </table:table-cell>
          <table:table-cell office:value-type="float" office:value="0.391" calcext:value-type="float">
            <text:p>0.391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paper-ens02</text:p>
          </table:table-cell>
          <table:table-cell office:value-type="float" office:value="72.781" calcext:value-type="float">
            <text:p>72.78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3-15T22:17:01Z</text:p>
          </table:table-cell>
          <table:table-cell office:value-type="string" calcext:value-type="string">
            <text:p>2022-03-15T22:17:18Z</text:p>
          </table:table-cell>
          <table:table-cell office:value-type="string" calcext:value-type="string">
            <text:p>2022-03-15T22:18:48Z</text:p>
          </table:table-cell>
          <table:table-cell office:value-type="string" calcext:value-type="string">
            <text:p>SUCCEEDED</text:p>
          </table:table-cell>
          <table:table-cell office:value-type="float" office:value="1260038" calcext:value-type="float">
            <text:p>1260038</text:p>
          </table:table-cell>
          <table:table-cell office:value-type="float" office:value="261346" calcext:value-type="float">
            <text:p>261346</text:p>
          </table:table-cell>
          <table:table-cell office:value-type="float" office:value="8.839" calcext:value-type="float">
            <text:p>8.8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paper-ens03</text:p>
          </table:table-cell>
          <table:table-cell office:value-type="float" office:value="72.264" calcext:value-type="float">
            <text:p>72.264</text:p>
          </table:table-cell>
          <table:table-cell office:value-type="float" office:value="13.32" calcext:value-type="float">
            <text:p>13.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3-15T22:52:08Z</text:p>
          </table:table-cell>
          <table:table-cell office:value-type="string" calcext:value-type="string">
            <text:p>2022-03-15T22:52:51Z</text:p>
          </table:table-cell>
          <table:table-cell office:value-type="string" calcext:value-type="string">
            <text:p>2022-03-15T22:54:21Z</text:p>
          </table:table-cell>
          <table:table-cell office:value-type="string" calcext:value-type="string">
            <text:p>SUCCEEDED</text:p>
          </table:table-cell>
          <table:table-cell office:value-type="float" office:value="1260410" calcext:value-type="float">
            <text:p>1260410</text:p>
          </table:table-cell>
          <table:table-cell office:value-type="float" office:value="236144" calcext:value-type="float">
            <text:p>236144</text:p>
          </table:table-cell>
          <table:table-cell office:value-type="float" office:value="11.369" calcext:value-type="float">
            <text:p>11.369</text:p>
          </table:table-cell>
          <table:table-cell office:value-type="float" office:value="0.39" calcext:value-type="float">
            <text:p>0.39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paper-ens04</text:p>
          </table:table-cell>
          <table:table-cell office:value-type="float" office:value="71.709" calcext:value-type="float">
            <text:p>71.70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3-15T22:20:34Z</text:p>
          </table:table-cell>
          <table:table-cell office:value-type="string" calcext:value-type="string">
            <text:p>2022-03-15T22:22:01Z</text:p>
          </table:table-cell>
          <table:table-cell office:value-type="string" calcext:value-type="string">
            <text:p>2022-03-15T22:23:35Z</text:p>
          </table:table-cell>
          <table:table-cell office:value-type="string" calcext:value-type="string">
            <text:p>SUCCEEDED</text:p>
          </table:table-cell>
          <table:table-cell office:value-type="float" office:value="1260053" calcext:value-type="float">
            <text:p>1260053</text:p>
          </table:table-cell>
          <table:table-cell office:value-type="float" office:value="51583" calcext:value-type="float">
            <text:p>51583</text:p>
          </table:table-cell>
          <table:table-cell office:value-type="float" office:value="9.151" calcext:value-type="float">
            <text:p>9.151</text:p>
          </table:table-cell>
          <table:table-cell office:value-type="float" office:value="0.412" calcext:value-type="float">
            <text:p>0.412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paper-ens05</text:p>
          </table:table-cell>
          <table:table-cell office:value-type="float" office:value="71.029" calcext:value-type="float">
            <text:p>71.029</text:p>
          </table:table-cell>
          <table:table-cell office:value-type="float" office:value="14.31" calcext:value-type="float">
            <text:p>14.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3-15T22:17:38Z</text:p>
          </table:table-cell>
          <table:table-cell office:value-type="string" calcext:value-type="string">
            <text:p>2022-03-15T22:19:37Z</text:p>
          </table:table-cell>
          <table:table-cell office:value-type="string" calcext:value-type="string">
            <text:p>2022-03-15T22:21:30Z</text:p>
          </table:table-cell>
          <table:table-cell office:value-type="string" calcext:value-type="string">
            <text:p>SUCCEEDED</text:p>
          </table:table-cell>
          <table:table-cell office:value-type="float" office:value="1260039" calcext:value-type="float">
            <text:p>1260039</text:p>
          </table:table-cell>
          <table:table-cell office:value-type="float" office:value="35681" calcext:value-type="float">
            <text:p>35681</text:p>
          </table:table-cell>
          <table:table-cell office:value-type="float" office:value="8.023" calcext:value-type="float">
            <text:p>8.0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paper-ens06</text:p>
          </table:table-cell>
          <table:table-cell office:value-type="float" office:value="81.729" calcext:value-type="float">
            <text:p>81.729</text:p>
          </table:table-cell>
          <table:table-cell office:value-type="float" office:value="13.97" calcext:value-type="float">
            <text:p>13.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3-15T22:12:48Z</text:p>
          </table:table-cell>
          <table:table-cell office:value-type="string" calcext:value-type="string">
            <text:p>2022-03-15T22:16:31Z</text:p>
          </table:table-cell>
          <table:table-cell office:value-type="string" calcext:value-type="string">
            <text:p>2022-03-15T22:18:36Z</text:p>
          </table:table-cell>
          <table:table-cell office:value-type="string" calcext:value-type="string">
            <text:p>SUCCEEDED</text:p>
          </table:table-cell>
          <table:table-cell office:value-type="float" office:value="1260027" calcext:value-type="float">
            <text:p>1260027</text:p>
          </table:table-cell>
          <table:table-cell office:value-type="float" office:value="76789" calcext:value-type="float">
            <text:p>76789</text:p>
          </table:table-cell>
          <table:table-cell office:value-type="float" office:value="8.811" calcext:value-type="float">
            <text:p>8.811</text:p>
          </table:table-cell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paper-ens07</text:p>
          </table:table-cell>
          <table:table-cell office:value-type="float" office:value="73.283" calcext:value-type="float">
            <text:p>73.283</text:p>
          </table:table-cell>
          <table:table-cell office:value-type="float" office:value="14.32" calcext:value-type="float">
            <text:p>14.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3-15T22:18:00Z</text:p>
          </table:table-cell>
          <table:table-cell office:value-type="string" calcext:value-type="string">
            <text:p>2022-03-15T22:19:37Z</text:p>
          </table:table-cell>
          <table:table-cell office:value-type="string" calcext:value-type="string">
            <text:p>2022-03-15T22:21:35Z</text:p>
          </table:table-cell>
          <table:table-cell office:value-type="string" calcext:value-type="string">
            <text:p>SUCCEEDED</text:p>
          </table:table-cell>
          <table:table-cell office:value-type="float" office:value="1260040" calcext:value-type="float">
            <text:p>1260040</text:p>
          </table:table-cell>
          <table:table-cell office:value-type="float" office:value="119607" calcext:value-type="float">
            <text:p>119607</text:p>
          </table:table-cell>
          <table:table-cell office:value-type="float" office:value="7.361" calcext:value-type="float">
            <text:p>7.361</text:p>
          </table:table-cell>
          <table:table-cell office:value-type="float" office:value="0.39" calcext:value-type="float">
            <text:p>0.39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paper-ens08</text:p>
          </table:table-cell>
          <table:table-cell office:value-type="float" office:value="80.887" calcext:value-type="float">
            <text:p>80.887</text:p>
          </table:table-cell>
          <table:table-cell office:value-type="float" office:value="14.44" calcext:value-type="float">
            <text:p>14.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3-15T22:13:13Z</text:p>
          </table:table-cell>
          <table:table-cell office:value-type="string" calcext:value-type="string">
            <text:p>2022-03-15T22:16:31Z</text:p>
          </table:table-cell>
          <table:table-cell office:value-type="string" calcext:value-type="string">
            <text:p>2022-03-15T22:18:38Z</text:p>
          </table:table-cell>
          <table:table-cell office:value-type="string" calcext:value-type="string">
            <text:p>SUCCEEDED</text:p>
          </table:table-cell>
          <table:table-cell office:value-type="float" office:value="1260028" calcext:value-type="float">
            <text:p>1260028</text:p>
          </table:table-cell>
          <table:table-cell office:value-type="float" office:value="102914" calcext:value-type="float">
            <text:p>102914</text:p>
          </table:table-cell>
          <table:table-cell office:value-type="float" office:value="7.63" calcext:value-type="float">
            <text:p>7.63</text:p>
          </table:table-cell>
          <table:table-cell office:value-type="float" office:value="0.411" calcext:value-type="float">
            <text:p>0.411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paper-ens09</text:p>
          </table:table-cell>
          <table:table-cell office:value-type="float" office:value="81.318" calcext:value-type="float">
            <text:p>81.318</text:p>
          </table:table-cell>
          <table:table-cell office:value-type="float" office:value="16.03" calcext:value-type="float">
            <text:p>16.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3-15T22:18:24Z</text:p>
          </table:table-cell>
          <table:table-cell office:value-type="string" calcext:value-type="string">
            <text:p>2022-03-15T22:22:01Z</text:p>
          </table:table-cell>
          <table:table-cell office:value-type="string" calcext:value-type="string">
            <text:p>2022-03-15T22:24:10Z</text:p>
          </table:table-cell>
          <table:table-cell office:value-type="string" calcext:value-type="string">
            <text:p>SUCCEEDED</text:p>
          </table:table-cell>
          <table:table-cell office:value-type="float" office:value="1260042" calcext:value-type="float">
            <text:p>1260042</text:p>
          </table:table-cell>
          <table:table-cell office:value-type="float" office:value="109053" calcext:value-type="float">
            <text:p>109053</text:p>
          </table:table-cell>
          <table:table-cell office:value-type="float" office:value="10.079" calcext:value-type="float">
            <text:p>10.07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paper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2022-03-20T18:45:19Z</text:p>
          </table:table-cell>
          <table:table-cell office:value-type="string" calcext:value-type="string">
            <text:p>2022-03-20T18:45:40Z</text:p>
          </table:table-cell>
          <table:table-cell office:value-type="string" calcext:value-type="string">
            <text:p>2022-03-20T19:02:09Z</text:p>
          </table:table-cell>
          <table:table-cell office:value-type="string" calcext:value-type="string">
            <text:p>E</text:p>
          </table:table-cell>
          <table:table-cell office:value-type="float" office:value="1287084" calcext:value-type="float">
            <text:p>1287084</text:p>
          </table:table-cell>
          <table:table-cell office:value-type="float" office:value="120358" calcext:value-type="float">
            <text:p>120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22-03-20T18:50:56Z</text:p>
          </table:table-cell>
          <table:table-cell office:value-type="string" calcext:value-type="string">
            <text:p>2022-03-20T20:28:03Z</text:p>
          </table:table-cell>
          <table:table-cell office:value-type="string" calcext:value-type="string">
            <text:p>2022-03-20T20:45:32Z</text:p>
          </table:table-cell>
          <table:table-cell office:value-type="string" calcext:value-type="string">
            <text:p>E</text:p>
          </table:table-cell>
          <table:table-cell office:value-type="float" office:value="1287165" calcext:value-type="float">
            <text:p>1287165</text:p>
          </table:table-cell>
          <table:table-cell office:value-type="float" office:value="148771" calcext:value-type="float">
            <text:p>148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2022-03-20T18:46:38Z</text:p>
          </table:table-cell>
          <table:table-cell office:value-type="string" calcext:value-type="string">
            <text:p>2022-03-20T20:10:00Z</text:p>
          </table:table-cell>
          <table:table-cell office:value-type="string" calcext:value-type="string">
            <text:p>2022-03-20T20:26:48Z</text:p>
          </table:table-cell>
          <table:table-cell office:value-type="string" calcext:value-type="string">
            <text:p>E</text:p>
          </table:table-cell>
          <table:table-cell office:value-type="float" office:value="1287109" calcext:value-type="float">
            <text:p>1287109</text:p>
          </table:table-cell>
          <table:table-cell office:value-type="float" office:value="142196" calcext:value-type="float">
            <text:p>142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2022-03-20T18:51:27Z</text:p>
          </table:table-cell>
          <table:table-cell office:value-type="string" calcext:value-type="string">
            <text:p>2022-03-20T20:09:38Z</text:p>
          </table:table-cell>
          <table:table-cell office:value-type="string" calcext:value-type="string">
            <text:p>2022-03-20T20:09:44Z</text:p>
          </table:table-cell>
          <table:table-cell office:value-type="string" calcext:value-type="string">
            <text:p>E</text:p>
          </table:table-cell>
          <table:table-cell office:value-type="float" office:value="1287172" calcext:value-type="float">
            <text:p>1287172</text:p>
          </table:table-cell>
          <table:table-cell office:value-type="float" office:value="169467" calcext:value-type="float">
            <text:p>169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2022-03-20T18:52:03Z</text:p>
          </table:table-cell>
          <table:table-cell office:value-type="string" calcext:value-type="string">
            <text:p>2022-03-20T21:15:15Z</text:p>
          </table:table-cell>
          <table:table-cell office:value-type="string" calcext:value-type="string">
            <text:p>2022-03-20T21:15:21Z</text:p>
          </table:table-cell>
          <table:table-cell office:value-type="string" calcext:value-type="string">
            <text:p>E</text:p>
          </table:table-cell>
          <table:table-cell office:value-type="float" office:value="1287177" calcext:value-type="float">
            <text:p>1287177</text:p>
          </table:table-cell>
          <table:table-cell office:value-type="float" office:value="132268" calcext:value-type="float">
            <text:p>132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2022-03-20T18:51:59Z</text:p>
          </table:table-cell>
          <table:table-cell office:value-type="string" calcext:value-type="string">
            <text:p>2022-03-20T19:15:07Z</text:p>
          </table:table-cell>
          <table:table-cell office:value-type="string" calcext:value-type="string">
            <text:p>2022-03-20T19:15:13Z</text:p>
          </table:table-cell>
          <table:table-cell office:value-type="string" calcext:value-type="string">
            <text:p>E</text:p>
          </table:table-cell>
          <table:table-cell office:value-type="float" office:value="1287176" calcext:value-type="float">
            <text:p>1287176</text:p>
          </table:table-cell>
          <table:table-cell office:value-type="float" office:value="128374" calcext:value-type="float">
            <text:p>128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2022-03-20T18:52:15Z</text:p>
          </table:table-cell>
          <table:table-cell office:value-type="string" calcext:value-type="string">
            <text:p>2022-03-21T02:16:29Z</text:p>
          </table:table-cell>
          <table:table-cell office:value-type="string" calcext:value-type="string">
            <text:p>2022-03-21T02:16:35Z</text:p>
          </table:table-cell>
          <table:table-cell office:value-type="string" calcext:value-type="string">
            <text:p>E</text:p>
          </table:table-cell>
          <table:table-cell office:value-type="float" office:value="1287178" calcext:value-type="float">
            <text:p>1287178</text:p>
          </table:table-cell>
          <table:table-cell office:value-type="float" office:value="127215" calcext:value-type="float">
            <text:p>12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2022-03-20T18:52:34Z</text:p>
          </table:table-cell>
          <table:table-cell office:value-type="string" calcext:value-type="string">
            <text:p>2022-03-20T19:14:21Z</text:p>
          </table:table-cell>
          <table:table-cell office:value-type="string" calcext:value-type="string">
            <text:p>2022-03-20T19:14:27Z</text:p>
          </table:table-cell>
          <table:table-cell office:value-type="string" calcext:value-type="string">
            <text:p>E</text:p>
          </table:table-cell>
          <table:table-cell office:value-type="float" office:value="1287180" calcext:value-type="float">
            <text:p>1287180</text:p>
          </table:table-cell>
          <table:table-cell office:value-type="float" office:value="127198" calcext:value-type="float">
            <text:p>127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2022-03-20T18:53:15Z</text:p>
          </table:table-cell>
          <table:table-cell office:value-type="string" calcext:value-type="string">
            <text:p>2022-03-21T10:37:31Z</text:p>
          </table:table-cell>
          <table:table-cell office:value-type="string" calcext:value-type="string">
            <text:p>2022-03-21T10:37:38Z</text:p>
          </table:table-cell>
          <table:table-cell office:value-type="string" calcext:value-type="string">
            <text:p>E</text:p>
          </table:table-cell>
          <table:table-cell office:value-type="float" office:value="1287185" calcext:value-type="float">
            <text:p>1287185</text:p>
          </table:table-cell>
          <table:table-cell office:value-type="float" office:value="77834" calcext:value-type="float">
            <text:p>77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022-03-20T18:58:10Z</text:p>
          </table:table-cell>
          <table:table-cell office:value-type="string" calcext:value-type="string">
            <text:p>2022-03-21T10:37:54Z</text:p>
          </table:table-cell>
          <table:table-cell office:value-type="string" calcext:value-type="string">
            <text:p>2022-03-21T10:38:00Z</text:p>
          </table:table-cell>
          <table:table-cell office:value-type="string" calcext:value-type="string">
            <text:p>E</text:p>
          </table:table-cell>
          <table:table-cell office:value-type="float" office:value="1287214" calcext:value-type="float">
            <text:p>1287214</text:p>
          </table:table-cell>
          <table:table-cell office:value-type="float" office:value="79004" calcext:value-type="float">
            <text:p>79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20</text:p>
          </table:table-cell>
          <table:table-cell office:value-type="float" office:value="123.28" calcext:value-type="float">
            <text:p>123.28</text:p>
          </table:table-cell>
          <table:table-cell office:value-type="float" office:value="25.05" calcext:value-type="float">
            <text:p>25.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022-03-18T18:51:09Z</text:p>
          </table:table-cell>
          <table:table-cell office:value-type="string" calcext:value-type="string">
            <text:p>2022-03-18T19:12:36Z</text:p>
          </table:table-cell>
          <table:table-cell office:value-type="string" calcext:value-type="string">
            <text:p>2022-03-18T19:16:07Z</text:p>
          </table:table-cell>
          <table:table-cell office:value-type="string" calcext:value-type="string">
            <text:p>SUCCEEDED</text:p>
          </table:table-cell>
          <table:table-cell office:value-type="float" office:value="1275982" calcext:value-type="float">
            <text:p>1275982</text:p>
          </table:table-cell>
          <table:table-cell office:value-type="float" office:value="200524" calcext:value-type="float">
            <text:p>200524</text:p>
          </table:table-cell>
          <table:table-cell office:value-type="float" office:value="10.756" calcext:value-type="float">
            <text:p>10.756</text:p>
          </table:table-cell>
          <table:table-cell office:value-type="float" office:value="0.388" calcext:value-type="float">
            <text:p>0.388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paper-ens21</text:p>
          </table:table-cell>
          <table:table-cell office:value-type="float" office:value="114.661" calcext:value-type="float">
            <text:p>114.661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2022-03-17T18:34:50Z</text:p>
          </table:table-cell>
          <table:table-cell office:value-type="string" calcext:value-type="string">
            <text:p>2022-03-18T00:39:06Z</text:p>
          </table:table-cell>
          <table:table-cell office:value-type="string" calcext:value-type="string">
            <text:p>2022-03-18T00:42:26Z</text:p>
          </table:table-cell>
          <table:table-cell office:value-type="string" calcext:value-type="string">
            <text:p>SUCCEEDED</text:p>
          </table:table-cell>
          <table:table-cell office:value-type="float" office:value="1269766" calcext:value-type="float">
            <text:p>1269766</text:p>
          </table:table-cell>
          <table:table-cell office:value-type="float" office:value="149856" calcext:value-type="float">
            <text:p>149856</text:p>
          </table:table-cell>
          <table:table-cell office:value-type="float" office:value="8.964" calcext:value-type="float">
            <text:p>8.96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paper-ens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2-03-20T18:53:57Z</text:p>
          </table:table-cell>
          <table:table-cell office:value-type="string" calcext:value-type="string">
            <text:p>2022-03-20T20:09:38Z</text:p>
          </table:table-cell>
          <table:table-cell office:value-type="string" calcext:value-type="string">
            <text:p>2022-03-20T20:29:37Z</text:p>
          </table:table-cell>
          <table:table-cell office:value-type="string" calcext:value-type="string">
            <text:p>E</text:p>
          </table:table-cell>
          <table:table-cell office:value-type="float" office:value="1287188" calcext:value-type="float">
            <text:p>1287188</text:p>
          </table:table-cell>
          <table:table-cell office:value-type="float" office:value="60545" calcext:value-type="float">
            <text:p>60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2022-03-20T18:54:19Z</text:p>
          </table:table-cell>
          <table:table-cell office:value-type="string" calcext:value-type="string">
            <text:p>2022-03-20T19:50:35Z</text:p>
          </table:table-cell>
          <table:table-cell office:value-type="string" calcext:value-type="string">
            <text:p>2022-03-20T20:10:33Z</text:p>
          </table:table-cell>
          <table:table-cell office:value-type="string" calcext:value-type="string">
            <text:p>E</text:p>
          </table:table-cell>
          <table:table-cell office:value-type="float" office:value="1287190" calcext:value-type="float">
            <text:p>1287190</text:p>
          </table:table-cell>
          <table:table-cell office:value-type="float" office:value="206795" calcext:value-type="float">
            <text:p>206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2022-03-20T18:49:42Z</text:p>
          </table:table-cell>
          <table:table-cell office:value-type="string" calcext:value-type="string">
            <text:p>2022-03-20T18:53:12Z</text:p>
          </table:table-cell>
          <table:table-cell office:value-type="string" calcext:value-type="string">
            <text:p>2022-03-20T19:13:10Z</text:p>
          </table:table-cell>
          <table:table-cell office:value-type="string" calcext:value-type="string">
            <text:p>E</text:p>
          </table:table-cell>
          <table:table-cell office:value-type="float" office:value="1287140" calcext:value-type="float">
            <text:p>1287140</text:p>
          </table:table-cell>
          <table:table-cell office:value-type="float" office:value="204369" calcext:value-type="float">
            <text:p>204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2022-03-20T18:55:09Z</text:p>
          </table:table-cell>
          <table:table-cell office:value-type="string" calcext:value-type="string">
            <text:p>2022-03-20T20:47:01Z</text:p>
          </table:table-cell>
          <table:table-cell office:value-type="string" calcext:value-type="string">
            <text:p>2022-03-20T21:03:34Z</text:p>
          </table:table-cell>
          <table:table-cell office:value-type="string" calcext:value-type="string">
            <text:p>E</text:p>
          </table:table-cell>
          <table:table-cell office:value-type="float" office:value="1287192" calcext:value-type="float">
            <text:p>1287192</text:p>
          </table:table-cell>
          <table:table-cell office:value-type="float" office:value="155419" calcext:value-type="float">
            <text:p>155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3-20T18:55:23Z</text:p>
          </table:table-cell>
          <table:table-cell office:value-type="string" calcext:value-type="string">
            <text:p>2022-03-20T20:47:05Z</text:p>
          </table:table-cell>
          <table:table-cell office:value-type="string" calcext:value-type="string">
            <text:p>2022-03-20T21:07:01Z</text:p>
          </table:table-cell>
          <table:table-cell office:value-type="string" calcext:value-type="string">
            <text:p>E</text:p>
          </table:table-cell>
          <table:table-cell office:value-type="float" office:value="1287193" calcext:value-type="float">
            <text:p>1287193</text:p>
          </table:table-cell>
          <table:table-cell office:value-type="float" office:value="168048" calcext:value-type="float">
            <text:p>168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2022-03-20T18:55:36Z</text:p>
          </table:table-cell>
          <table:table-cell office:value-type="string" calcext:value-type="string">
            <text:p>2022-03-20T20:47:01Z</text:p>
          </table:table-cell>
          <table:table-cell office:value-type="string" calcext:value-type="string">
            <text:p>2022-03-20T21:07:01Z</text:p>
          </table:table-cell>
          <table:table-cell office:value-type="string" calcext:value-type="string">
            <text:p>E</text:p>
          </table:table-cell>
          <table:table-cell office:value-type="float" office:value="1287198" calcext:value-type="float">
            <text:p>1287198</text:p>
          </table:table-cell>
          <table:table-cell office:value-type="float" office:value="26972" calcext:value-type="float">
            <text:p>26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2022-03-20T18:55:59Z</text:p>
          </table:table-cell>
          <table:table-cell office:value-type="string" calcext:value-type="string">
            <text:p>2022-03-20T20:47:01Z</text:p>
          </table:table-cell>
          <table:table-cell office:value-type="string" calcext:value-type="string">
            <text:p>2022-03-20T21:07:02Z</text:p>
          </table:table-cell>
          <table:table-cell office:value-type="string" calcext:value-type="string">
            <text:p>E</text:p>
          </table:table-cell>
          <table:table-cell office:value-type="float" office:value="1287199" calcext:value-type="float">
            <text:p>1287199</text:p>
          </table:table-cell>
          <table:table-cell office:value-type="float" office:value="94502" calcext:value-type="float">
            <text:p>94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2022-03-20T18:56:18Z</text:p>
          </table:table-cell>
          <table:table-cell office:value-type="string" calcext:value-type="string">
            <text:p>2022-03-20T21:07:20Z</text:p>
          </table:table-cell>
          <table:table-cell office:value-type="string" calcext:value-type="string">
            <text:p>2022-03-20T21:24:17Z</text:p>
          </table:table-cell>
          <table:table-cell office:value-type="string" calcext:value-type="string">
            <text:p>E</text:p>
          </table:table-cell>
          <table:table-cell office:value-type="float" office:value="1287201" calcext:value-type="float">
            <text:p>1287201</text:p>
          </table:table-cell>
          <table:table-cell office:value-type="float" office:value="161396" calcext:value-type="float">
            <text:p>161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2022-03-20T18:56:34Z</text:p>
          </table:table-cell>
          <table:table-cell office:value-type="string" calcext:value-type="string">
            <text:p>2022-03-20T21:56:32Z</text:p>
          </table:table-cell>
          <table:table-cell office:value-type="string" calcext:value-type="string">
            <text:p>2022-03-20T22:16:48Z</text:p>
          </table:table-cell>
          <table:table-cell office:value-type="string" calcext:value-type="string">
            <text:p>E</text:p>
          </table:table-cell>
          <table:table-cell office:value-type="float" office:value="1287202" calcext:value-type="float">
            <text:p>1287202</text:p>
          </table:table-cell>
          <table:table-cell office:value-type="float" office:value="12489" calcext:value-type="float">
            <text:p>12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22-03-20T18:56:51Z</text:p>
          </table:table-cell>
          <table:table-cell office:value-type="string" calcext:value-type="string">
            <text:p>2022-03-20T22:13:35Z</text:p>
          </table:table-cell>
          <table:table-cell office:value-type="string" calcext:value-type="string">
            <text:p>2022-03-20T22:43:31Z</text:p>
          </table:table-cell>
          <table:table-cell office:value-type="string" calcext:value-type="string">
            <text:p>E</text:p>
          </table:table-cell>
          <table:table-cell office:value-type="float" office:value="1287204" calcext:value-type="float">
            <text:p>1287204</text:p>
          </table:table-cell>
          <table:table-cell office:value-type="float" office:value="30767" calcext:value-type="float">
            <text:p>30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2-03-20T18:57:05Z</text:p>
          </table:table-cell>
          <table:table-cell office:value-type="string" calcext:value-type="string">
            <text:p>2022-03-20T22:10:37Z</text:p>
          </table:table-cell>
          <table:table-cell office:value-type="string" calcext:value-type="string">
            <text:p>2022-03-20T22:40:29Z</text:p>
          </table:table-cell>
          <table:table-cell office:value-type="string" calcext:value-type="string">
            <text:p>E</text:p>
          </table:table-cell>
          <table:table-cell office:value-type="float" office:value="1287208" calcext:value-type="float">
            <text:p>1287208</text:p>
          </table:table-cell>
          <table:table-cell office:value-type="float" office:value="260292" calcext:value-type="float">
            <text:p>2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2022-03-20T18:57:34Z</text:p>
          </table:table-cell>
          <table:table-cell office:value-type="string" calcext:value-type="string">
            <text:p>2022-03-20T22:51:46Z</text:p>
          </table:table-cell>
          <table:table-cell office:value-type="string" calcext:value-type="string">
            <text:p>2022-03-20T23:21:47Z</text:p>
          </table:table-cell>
          <table:table-cell office:value-type="string" calcext:value-type="string">
            <text:p>E</text:p>
          </table:table-cell>
          <table:table-cell office:value-type="float" office:value="1287211" calcext:value-type="float">
            <text:p>1287211</text:p>
          </table:table-cell>
          <table:table-cell office:value-type="float" office:value="20634" calcext:value-type="float">
            <text:p>20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2022-03-20T18:57:56Z</text:p>
          </table:table-cell>
          <table:table-cell office:value-type="string" calcext:value-type="string">
            <text:p>2022-03-20T22:02:38Z</text:p>
          </table:table-cell>
          <table:table-cell office:value-type="string" calcext:value-type="string">
            <text:p>2022-03-20T22:20:34Z</text:p>
          </table:table-cell>
          <table:table-cell office:value-type="string" calcext:value-type="string">
            <text:p>E</text:p>
          </table:table-cell>
          <table:table-cell office:value-type="float" office:value="1287212" calcext:value-type="float">
            <text:p>1287212</text:p>
          </table:table-cell>
          <table:table-cell office:value-type="float" office:value="238693" calcext:value-type="float">
            <text:p>238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2022-03-20T18:58:22Z</text:p>
          </table:table-cell>
          <table:table-cell office:value-type="string" calcext:value-type="string">
            <text:p>2022-03-20T22:43:57Z</text:p>
          </table:table-cell>
          <table:table-cell office:value-type="string" calcext:value-type="string">
            <text:p>2022-03-20T23:14:14Z</text:p>
          </table:table-cell>
          <table:table-cell office:value-type="string" calcext:value-type="string">
            <text:p>E</text:p>
          </table:table-cell>
          <table:table-cell office:value-type="float" office:value="1287215" calcext:value-type="float">
            <text:p>1287215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22-03-20T18:58:40Z</text:p>
          </table:table-cell>
          <table:table-cell office:value-type="string" calcext:value-type="string">
            <text:p>2022-03-20T22:40:54Z</text:p>
          </table:table-cell>
          <table:table-cell office:value-type="string" calcext:value-type="string">
            <text:p>2022-03-20T23:10:44Z</text:p>
          </table:table-cell>
          <table:table-cell office:value-type="string" calcext:value-type="string">
            <text:p>E</text:p>
          </table:table-cell>
          <table:table-cell office:value-type="float" office:value="1287216" calcext:value-type="float">
            <text:p>1287216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2-03-20T18:58:55Z</text:p>
          </table:table-cell>
          <table:table-cell office:value-type="string" calcext:value-type="string">
            <text:p>2022-03-20T23:23:43Z</text:p>
          </table:table-cell>
          <table:table-cell office:value-type="string" calcext:value-type="string">
            <text:p>2022-03-20T23:40:51Z</text:p>
          </table:table-cell>
          <table:table-cell office:value-type="string" calcext:value-type="string">
            <text:p>E</text:p>
          </table:table-cell>
          <table:table-cell office:value-type="float" office:value="1287217" calcext:value-type="float">
            <text:p>1287217</text:p>
          </table:table-cell>
          <table:table-cell office:value-type="float" office:value="43621" calcext:value-type="float">
            <text:p>43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2022-03-20T18:59:26Z</text:p>
          </table:table-cell>
          <table:table-cell office:value-type="string" calcext:value-type="string">
            <text:p>2022-03-20T23:15:06Z</text:p>
          </table:table-cell>
          <table:table-cell office:value-type="string" calcext:value-type="string">
            <text:p>2022-03-20T23:45:00Z</text:p>
          </table:table-cell>
          <table:table-cell office:value-type="string" calcext:value-type="string">
            <text:p>E</text:p>
          </table:table-cell>
          <table:table-cell office:value-type="float" office:value="1287219" calcext:value-type="float">
            <text:p>1287219</text:p>
          </table:table-cell>
          <table:table-cell office:value-type="float" office:value="76772" calcext:value-type="float">
            <text:p>76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2022-03-20T18:59:55Z</text:p>
          </table:table-cell>
          <table:table-cell office:value-type="string" calcext:value-type="string">
            <text:p>2022-03-21T00:01:02Z</text:p>
          </table:table-cell>
          <table:table-cell office:value-type="string" calcext:value-type="string">
            <text:p>2022-03-21T00:19:23Z</text:p>
          </table:table-cell>
          <table:table-cell office:value-type="string" calcext:value-type="string">
            <text:p>E</text:p>
          </table:table-cell>
          <table:table-cell office:value-type="float" office:value="1287220" calcext:value-type="float">
            <text:p>1287220</text:p>
          </table:table-cell>
          <table:table-cell office:value-type="float" office:value="55291" calcext:value-type="float">
            <text:p>55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2022-03-20T19:00:25Z</text:p>
          </table:table-cell>
          <table:table-cell office:value-type="string" calcext:value-type="string">
            <text:p>2022-03-20T23:11:24Z</text:p>
          </table:table-cell>
          <table:table-cell office:value-type="string" calcext:value-type="string">
            <text:p>2022-03-20T23:41:25Z</text:p>
          </table:table-cell>
          <table:table-cell office:value-type="string" calcext:value-type="string">
            <text:p>E</text:p>
          </table:table-cell>
          <table:table-cell office:value-type="float" office:value="1287221" calcext:value-type="float">
            <text:p>1287221</text:p>
          </table:table-cell>
          <table:table-cell office:value-type="float" office:value="241195" calcext:value-type="float">
            <text:p>241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3-20T19:00:53Z</text:p>
          </table:table-cell>
          <table:table-cell office:value-type="string" calcext:value-type="string">
            <text:p>2022-03-21T00:13:13Z</text:p>
          </table:table-cell>
          <table:table-cell office:value-type="string" calcext:value-type="string">
            <text:p>2022-03-21T00:43:17Z</text:p>
          </table:table-cell>
          <table:table-cell office:value-type="string" calcext:value-type="string">
            <text:p>E</text:p>
          </table:table-cell>
          <table:table-cell office:value-type="float" office:value="1287223" calcext:value-type="float">
            <text:p>1287223</text:p>
          </table:table-cell>
          <table:table-cell office:value-type="float" office:value="187192" calcext:value-type="float">
            <text:p>187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2022-03-20T19:01:13Z</text:p>
          </table:table-cell>
          <table:table-cell office:value-type="string" calcext:value-type="string">
            <text:p>2022-03-21T00:16:32Z</text:p>
          </table:table-cell>
          <table:table-cell office:value-type="string" calcext:value-type="string">
            <text:p>2022-03-21T00:46:47Z</text:p>
          </table:table-cell>
          <table:table-cell office:value-type="string" calcext:value-type="string">
            <text:p>E</text:p>
          </table:table-cell>
          <table:table-cell office:value-type="float" office:value="1287226" calcext:value-type="float">
            <text:p>1287226</text:p>
          </table:table-cell>
          <table:table-cell office:value-type="float" office:value="123182" calcext:value-type="float">
            <text:p>123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2022-03-20T19:01:28Z</text:p>
          </table:table-cell>
          <table:table-cell office:value-type="string" calcext:value-type="string">
            <text:p>2022-03-20T23:43:57Z</text:p>
          </table:table-cell>
          <table:table-cell office:value-type="string" calcext:value-type="string">
            <text:p>2022-03-21T00:12:39Z</text:p>
          </table:table-cell>
          <table:table-cell office:value-type="string" calcext:value-type="string">
            <text:p>E</text:p>
          </table:table-cell>
          <table:table-cell office:value-type="float" office:value="1287227" calcext:value-type="float">
            <text:p>1287227</text:p>
          </table:table-cell>
          <table:table-cell office:value-type="float" office:value="224179" calcext:value-type="float">
            <text:p>224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2022-03-20T19:01:57Z</text:p>
          </table:table-cell>
          <table:table-cell office:value-type="string" calcext:value-type="string">
            <text:p>2022-03-20T23:45:58Z</text:p>
          </table:table-cell>
          <table:table-cell office:value-type="string" calcext:value-type="string">
            <text:p>2022-03-21T00:15:43Z</text:p>
          </table:table-cell>
          <table:table-cell office:value-type="string" calcext:value-type="string">
            <text:p>E</text:p>
          </table:table-cell>
          <table:table-cell office:value-type="float" office:value="1287229" calcext:value-type="float">
            <text:p>1287229</text:p>
          </table:table-cell>
          <table:table-cell office:value-type="float" office:value="82742" calcext:value-type="float">
            <text:p>82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2022-03-20T19:02:24Z</text:p>
          </table:table-cell>
          <table:table-cell office:value-type="string" calcext:value-type="string">
            <text:p>2022-03-20T22:20:52Z</text:p>
          </table:table-cell>
          <table:table-cell office:value-type="string" calcext:value-type="string">
            <text:p>2022-03-20T22:51:06Z</text:p>
          </table:table-cell>
          <table:table-cell office:value-type="string" calcext:value-type="string">
            <text:p>E</text:p>
          </table:table-cell>
          <table:table-cell office:value-type="float" office:value="1287231" calcext:value-type="float">
            <text:p>1287231</text:p>
          </table:table-cell>
          <table:table-cell office:value-type="float" office:value="256793" calcext:value-type="float">
            <text:p>256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6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2022-03-20T19:02:47Z</text:p>
          </table:table-cell>
          <table:table-cell office:value-type="string" calcext:value-type="string">
            <text:p>2022-03-20T23:43:57Z</text:p>
          </table:table-cell>
          <table:table-cell office:value-type="string" calcext:value-type="string">
            <text:p>2022-03-21T00:00:32Z</text:p>
          </table:table-cell>
          <table:table-cell office:value-type="string" calcext:value-type="string">
            <text:p>E</text:p>
          </table:table-cell>
          <table:table-cell office:value-type="float" office:value="1287234" calcext:value-type="float">
            <text:p>1287234</text:p>
          </table:table-cell>
          <table:table-cell office:value-type="float" office:value="49219" calcext:value-type="float">
            <text:p>49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2022-03-20T19:44:29Z</text:p>
          </table:table-cell>
          <table:table-cell office:value-type="string" calcext:value-type="string">
            <text:p>2022-03-21T00:57:24Z</text:p>
          </table:table-cell>
          <table:table-cell office:value-type="string" calcext:value-type="string">
            <text:p>2022-03-21T01:27:20Z</text:p>
          </table:table-cell>
          <table:table-cell office:value-type="string" calcext:value-type="string">
            <text:p>E</text:p>
          </table:table-cell>
          <table:table-cell office:value-type="float" office:value="1287278" calcext:value-type="float">
            <text:p>1287278</text:p>
          </table:table-cell>
          <table:table-cell office:value-type="float" office:value="70476" calcext:value-type="float">
            <text:p>70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8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2022-03-20T19:16:49Z</text:p>
          </table:table-cell>
          <table:table-cell office:value-type="string" calcext:value-type="string">
            <text:p>2022-03-21T00:19:50Z</text:p>
          </table:table-cell>
          <table:table-cell office:value-type="string" calcext:value-type="string">
            <text:p>2022-03-21T00:38:09Z</text:p>
          </table:table-cell>
          <table:table-cell office:value-type="string" calcext:value-type="string">
            <text:p>E</text:p>
          </table:table-cell>
          <table:table-cell office:value-type="float" office:value="1287261" calcext:value-type="float">
            <text:p>1287261</text:p>
          </table:table-cell>
          <table:table-cell office:value-type="float" office:value="95424" calcext:value-type="float">
            <text:p>9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4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2022-03-20T19:17:15Z</text:p>
          </table:table-cell>
          <table:table-cell office:value-type="string" calcext:value-type="string">
            <text:p>2022-03-21T00:38:32Z</text:p>
          </table:table-cell>
          <table:table-cell office:value-type="string" calcext:value-type="string">
            <text:p>2022-03-21T00:57:10Z</text:p>
          </table:table-cell>
          <table:table-cell office:value-type="string" calcext:value-type="string">
            <text:p>E</text:p>
          </table:table-cell>
          <table:table-cell office:value-type="float" office:value="1287262" calcext:value-type="float">
            <text:p>1287262</text:p>
          </table:table-cell>
          <table:table-cell office:value-type="float" office:value="101817" calcext:value-type="float">
            <text:p>101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2022-03-20T19:47:58Z</text:p>
          </table:table-cell>
          <table:table-cell office:value-type="string" calcext:value-type="string">
            <text:p>2022-03-21T01:28:03Z</text:p>
          </table:table-cell>
          <table:table-cell office:value-type="string" calcext:value-type="string">
            <text:p>2022-03-21T01:57:55Z</text:p>
          </table:table-cell>
          <table:table-cell office:value-type="string" calcext:value-type="string">
            <text:p>E</text:p>
          </table:table-cell>
          <table:table-cell office:value-type="float" office:value="1287280" calcext:value-type="float">
            <text:p>1287280</text:p>
          </table:table-cell>
          <table:table-cell office:value-type="float" office:value="94777" calcext:value-type="float">
            <text:p>94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5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2022-03-19T02:50:34Z</text:p>
          </table:table-cell>
          <table:table-cell table:number-columns-repeated="3"/>
          <table:table-cell office:value-type="float" office:value="1278913" calcext:value-type="float">
            <text:p>1278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52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19T02:49:14Z</text:p>
          </table:table-cell>
          <table:table-cell table:number-columns-repeated="3"/>
          <table:table-cell office:value-type="float" office:value="1278894" calcext:value-type="float">
            <text:p>1278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5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5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2022-03-19T02:49:58Z</text:p>
          </table:table-cell>
          <table:table-cell table:number-columns-repeated="3"/>
          <table:table-cell office:value-type="float" office:value="1278908" calcext:value-type="float">
            <text:p>127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2022-03-19T02:50:16Z</text:p>
          </table:table-cell>
          <table:table-cell table:number-columns-repeated="3"/>
          <table:table-cell office:value-type="float" office:value="1278912" calcext:value-type="float">
            <text:p>1278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56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3-19T02:50:44Z</text:p>
          </table:table-cell>
          <table:table-cell table:number-columns-repeated="3"/>
          <table:table-cell office:value-type="float" office:value="1278915" calcext:value-type="float">
            <text:p>1278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5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2022-03-19T02:50:54Z</text:p>
          </table:table-cell>
          <table:table-cell table:number-columns-repeated="3"/>
          <table:table-cell office:value-type="float" office:value="1278916" calcext:value-type="float">
            <text:p>1278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58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2022-03-19T02:51:08Z</text:p>
          </table:table-cell>
          <table:table-cell table:number-columns-repeated="3"/>
          <table:table-cell office:value-type="float" office:value="1278922" calcext:value-type="float">
            <text:p>1278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5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2022-03-19T02:51:34Z</text:p>
          </table:table-cell>
          <table:table-cell table:number-columns-repeated="3"/>
          <table:table-cell office:value-type="float" office:value="1278924" calcext:value-type="float">
            <text:p>1278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2022-03-19T02:51:42Z</text:p>
          </table:table-cell>
          <table:table-cell table:number-columns-repeated="3"/>
          <table:table-cell office:value-type="float" office:value="1278928" calcext:value-type="float">
            <text:p>1278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6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19T02:52:00Z</text:p>
          </table:table-cell>
          <table:table-cell table:number-columns-repeated="3"/>
          <table:table-cell office:value-type="float" office:value="1278933" calcext:value-type="float">
            <text:p>1278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62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2-03-19T02:52:22Z</text:p>
          </table:table-cell>
          <table:table-cell table:number-columns-repeated="3"/>
          <table:table-cell office:value-type="float" office:value="1278937" calcext:value-type="float">
            <text:p>1278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63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2022-03-19T02:52:44Z</text:p>
          </table:table-cell>
          <table:table-cell table:number-columns-repeated="3"/>
          <table:table-cell office:value-type="float" office:value="1278939" calcext:value-type="float">
            <text:p>1278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64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2022-03-19T02:53:06Z</text:p>
          </table:table-cell>
          <table:table-cell table:number-columns-repeated="3"/>
          <table:table-cell office:value-type="float" office:value="1278942" calcext:value-type="float">
            <text:p>1278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6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67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19T02:53:54Z</text:p>
          </table:table-cell>
          <table:table-cell table:number-columns-repeated="3"/>
          <table:table-cell office:value-type="float" office:value="1278945" calcext:value-type="float">
            <text:p>1278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68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69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2022-03-19T02:54:35Z</text:p>
          </table:table-cell>
          <table:table-cell table:number-columns-repeated="3"/>
          <table:table-cell office:value-type="float" office:value="1278951" calcext:value-type="float">
            <text:p>1278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2022-03-19T02:55:01Z</text:p>
          </table:table-cell>
          <table:table-cell table:number-columns-repeated="3"/>
          <table:table-cell office:value-type="float" office:value="1278954" calcext:value-type="float">
            <text:p>1278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7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3-19T02:55:24Z</text:p>
          </table:table-cell>
          <table:table-cell office:value-type="string" calcext:value-type="string">
            <text:p>2022-03-19T03:01:26Z</text:p>
          </table:table-cell>
          <table:table-cell office:value-type="string" calcext:value-type="string">
            <text:p>2022-03-19T03:51:27Z</text:p>
          </table:table-cell>
          <table:table-cell office:value-type="string" calcext:value-type="string">
            <text:p>E</text:p>
          </table:table-cell>
          <table:table-cell office:value-type="float" office:value="1278955" calcext:value-type="float">
            <text:p>1278955</text:p>
          </table:table-cell>
          <table:table-cell office:value-type="float" office:value="193900" calcext:value-type="float">
            <text:p>193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72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2022-03-19T02:55:49Z</text:p>
          </table:table-cell>
          <table:table-cell table:number-columns-repeated="3"/>
          <table:table-cell office:value-type="float" office:value="1278957" calcext:value-type="float">
            <text:p>1278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73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2022-03-19T02:56:16Z</text:p>
          </table:table-cell>
          <table:table-cell table:number-columns-repeated="3"/>
          <table:table-cell office:value-type="float" office:value="1278959" calcext:value-type="float">
            <text:p>1278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74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76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2022-03-19T02:57:04Z</text:p>
          </table:table-cell>
          <table:table-cell table:number-columns-repeated="3"/>
          <table:table-cell office:value-type="float" office:value="1278962" calcext:value-type="float">
            <text:p>1278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77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78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2022-03-19T02:57:53Z</text:p>
          </table:table-cell>
          <table:table-cell table:number-columns-repeated="3"/>
          <table:table-cell office:value-type="float" office:value="1278965" calcext:value-type="float">
            <text:p>1278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79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2022-03-18T19:28:35Z</text:p>
          </table:table-cell>
          <table:table-cell office:value-type="string" calcext:value-type="string">
            <text:p>2022-03-18T23:20:06Z</text:p>
          </table:table-cell>
          <table:table-cell office:value-type="string" calcext:value-type="string">
            <text:p>2022-03-18T23:50:24Z</text:p>
          </table:table-cell>
          <table:table-cell office:value-type="string" calcext:value-type="string">
            <text:p>E</text:p>
          </table:table-cell>
          <table:table-cell office:value-type="float" office:value="1276231" calcext:value-type="float">
            <text:p>1276231</text:p>
          </table:table-cell>
          <table:table-cell office:value-type="float" office:value="92970" calcext:value-type="float">
            <text:p>92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2022-03-19T02:58:00Z</text:p>
          </table:table-cell>
          <table:table-cell table:number-columns-repeated="3"/>
          <table:table-cell office:value-type="float" office:value="1278966" calcext:value-type="float">
            <text:p>1278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8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2022-03-19T03:03:23Z</text:p>
          </table:table-cell>
          <table:table-cell table:number-columns-repeated="3"/>
          <table:table-cell office:value-type="float" office:value="1278985" calcext:value-type="float">
            <text:p>1278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82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19T02:58:47Z</text:p>
          </table:table-cell>
          <table:table-cell table:number-columns-repeated="3"/>
          <table:table-cell office:value-type="float" office:value="1278968" calcext:value-type="float">
            <text:p>1278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83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84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2022-03-19T02:59:36Z</text:p>
          </table:table-cell>
          <table:table-cell table:number-columns-repeated="3"/>
          <table:table-cell office:value-type="float" office:value="1278970" calcext:value-type="float">
            <text:p>1278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85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2022-03-19T02:59:49Z</text:p>
          </table:table-cell>
          <table:table-cell office:value-type="string" calcext:value-type="string">
            <text:p>2022-03-19T03:02:20Z</text:p>
          </table:table-cell>
          <table:table-cell office:value-type="string" calcext:value-type="string">
            <text:p>2022-03-19T03:52:29Z</text:p>
          </table:table-cell>
          <table:table-cell office:value-type="string" calcext:value-type="string">
            <text:p>E</text:p>
          </table:table-cell>
          <table:table-cell office:value-type="float" office:value="1278971" calcext:value-type="float">
            <text:p>1278971</text:p>
          </table:table-cell>
          <table:table-cell office:value-type="float" office:value="44299" calcext:value-type="float">
            <text:p>44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paper-ens86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22-03-19T03:00:27Z</text:p>
          </table:table-cell>
          <table:table-cell table:number-columns-repeated="3"/>
          <table:table-cell office:value-type="float" office:value="1278972" calcext:value-type="float">
            <text:p>1278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87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19T03:02:24Z</text:p>
          </table:table-cell>
          <table:table-cell table:number-columns-repeated="3"/>
          <table:table-cell office:value-type="float" office:value="1278978" calcext:value-type="float">
            <text:p>1278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88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2022-03-19T03:02:48Z</text:p>
          </table:table-cell>
          <table:table-cell table:number-columns-repeated="3"/>
          <table:table-cell office:value-type="float" office:value="1278982" calcext:value-type="float">
            <text:p>1278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8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2022-03-19T03:03:05Z</text:p>
          </table:table-cell>
          <table:table-cell table:number-columns-repeated="3"/>
          <table:table-cell office:value-type="float" office:value="1278983" calcext:value-type="float">
            <text:p>1278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2022-03-19T03:03:26Z</text:p>
          </table:table-cell>
          <table:table-cell table:number-columns-repeated="3"/>
          <table:table-cell office:value-type="float" office:value="1278986" calcext:value-type="float">
            <text:p>1278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91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2022-03-19T03:03:38Z</text:p>
          </table:table-cell>
          <table:table-cell table:number-columns-repeated="3"/>
          <table:table-cell office:value-type="float" office:value="1278989" calcext:value-type="float">
            <text:p>1278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92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93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paper-ens94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2022-03-19T03:04:31Z</text:p>
          </table:table-cell>
          <table:table-cell table:number-columns-repeated="3"/>
          <table:table-cell office:value-type="float" office:value="1278993" calcext:value-type="float">
            <text:p>1278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9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2022-03-19T03:04:44Z</text:p>
          </table:table-cell>
          <table:table-cell table:number-columns-repeated="3"/>
          <table:table-cell office:value-type="float" office:value="1278994" calcext:value-type="float">
            <text:p>1278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96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2022-03-19T03:05:07Z</text:p>
          </table:table-cell>
          <table:table-cell table:number-columns-repeated="3"/>
          <table:table-cell office:value-type="float" office:value="1278995" calcext:value-type="float">
            <text:p>1278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97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2022-03-19T03:05:27Z</text:p>
          </table:table-cell>
          <table:table-cell table:number-columns-repeated="3"/>
          <table:table-cell office:value-type="float" office:value="1278997" calcext:value-type="float">
            <text:p>1278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98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2022-03-19T03:06:30Z</text:p>
          </table:table-cell>
          <table:table-cell table:number-columns-repeated="3"/>
          <table:table-cell office:value-type="float" office:value="1279000" calcext:value-type="float">
            <text:p>1279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paper-ens99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2022-03-19T03:07:31Z</text:p>
          </table:table-cell>
          <table:table-cell office:value-type="string" calcext:value-type="string">
            <text:p>2022-03-19T03:13:02Z</text:p>
          </table:table-cell>
          <table:table-cell office:value-type="string" calcext:value-type="string">
            <text:p>2022-03-19T04:03:14Z</text:p>
          </table:table-cell>
          <table:table-cell office:value-type="string" calcext:value-type="string">
            <text:p>E</text:p>
          </table:table-cell>
          <table:table-cell office:value-type="float" office:value="1279003" calcext:value-type="float">
            <text:p>1279003</text:p>
          </table:table-cell>
          <table:table-cell office:value-type="float" office:value="9303" calcext:value-type="float">
            <text:p>9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ean-mf-ens00</text:p>
          </table:table-cell>
          <table:table-cell office:value-type="float" office:value="77.789" calcext:value-type="float">
            <text:p>77.789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02:01:26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3:53Z</text:p>
          </table:table-cell>
          <table:table-cell office:value-type="string" calcext:value-type="string">
            <text:p>SUCCEEDED</text:p>
          </table:table-cell>
          <table:table-cell office:value-type="float" office:value="1214867" calcext:value-type="float">
            <text:p>1214867</text:p>
          </table:table-cell>
          <table:table-cell office:value-type="float" office:value="15554" calcext:value-type="float">
            <text:p>15554</text:p>
          </table:table-cell>
          <table:table-cell office:value-type="float" office:value="18.815" calcext:value-type="float">
            <text:p>18.815</text:p>
          </table:table-cell>
          <table:table-cell office:value-type="float" office:value="0.377" calcext:value-type="float">
            <text:p>0.37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start-all-mean-mf-ens01</text:p>
          </table:table-cell>
          <table:table-cell office:value-type="float" office:value="109.26" calcext:value-type="float">
            <text:p>109.26</text:p>
          </table:table-cell>
          <table:table-cell office:value-type="float" office:value="21.67" calcext:value-type="float">
            <text:p>2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02:01:38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4:28Z</text:p>
          </table:table-cell>
          <table:table-cell office:value-type="string" calcext:value-type="string">
            <text:p>SUCCEEDED</text:p>
          </table:table-cell>
          <table:table-cell office:value-type="float" office:value="1214868" calcext:value-type="float">
            <text:p>1214868</text:p>
          </table:table-cell>
          <table:table-cell office:value-type="float" office:value="185283" calcext:value-type="float">
            <text:p>185283</text:p>
          </table:table-cell>
          <table:table-cell office:value-type="float" office:value="15.908" calcext:value-type="float">
            <text:p>15.908</text:p>
          </table:table-cell>
          <table:table-cell office:value-type="float" office:value="0.458" calcext:value-type="float">
            <text:p>0.458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96-start-all-mean-mf-ens02</text:p>
          </table:table-cell>
          <table:table-cell office:value-type="float" office:value="146.991" calcext:value-type="float">
            <text:p>146.991</text:p>
          </table:table-cell>
          <table:table-cell office:value-type="float" office:value="31.33" calcext:value-type="float">
            <text:p>31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3-08T02:01:52Z</text:p>
          </table:table-cell>
          <table:table-cell office:value-type="string" calcext:value-type="string">
            <text:p>2022-03-08T02:02:08Z</text:p>
          </table:table-cell>
          <table:table-cell office:value-type="string" calcext:value-type="string">
            <text:p>2022-03-08T02:05:08Z</text:p>
          </table:table-cell>
          <table:table-cell office:value-type="string" calcext:value-type="string">
            <text:p>SUCCEEDED</text:p>
          </table:table-cell>
          <table:table-cell office:value-type="float" office:value="1214870" calcext:value-type="float">
            <text:p>1214870</text:p>
          </table:table-cell>
          <table:table-cell office:value-type="float" office:value="72115" calcext:value-type="float">
            <text:p>72115</text:p>
          </table:table-cell>
          <table:table-cell office:value-type="float" office:value="10.019" calcext:value-type="float">
            <text:p>10.01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u-ch427-n96-start-all-mean-mf-ens03</text:p>
          </table:table-cell>
          <table:table-cell office:value-type="float" office:value="165.671" calcext:value-type="float">
            <text:p>165.671</text:p>
          </table:table-cell>
          <table:table-cell office:value-type="float" office:value="29.1" calcext:value-type="float">
            <text:p>29.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3-08T02:07:02Z</text:p>
          </table:table-cell>
          <table:table-cell office:value-type="string" calcext:value-type="string">
            <text:p>2022-03-08T02:07:18Z</text:p>
          </table:table-cell>
          <table:table-cell office:value-type="string" calcext:value-type="string">
            <text:p>2022-03-08T02:10:27Z</text:p>
          </table:table-cell>
          <table:table-cell office:value-type="string" calcext:value-type="string">
            <text:p>SUCCEEDED</text:p>
          </table:table-cell>
          <table:table-cell office:value-type="float" office:value="1214888" calcext:value-type="float">
            <text:p>1214888</text:p>
          </table:table-cell>
          <table:table-cell office:value-type="float" office:value="169413" calcext:value-type="float">
            <text:p>169413</text:p>
          </table:table-cell>
          <table:table-cell office:value-type="float" office:value="13.2" calcext:value-type="float">
            <text:p>13.2</text:p>
          </table:table-cell>
          <table:table-cell office:value-type="float" office:value="0.582" calcext:value-type="float">
            <text:p>0.582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string" calcext:value-type="string">
            <text:p>u-ch427-n96-start-all-mean-mf-ens04</text:p>
          </table:table-cell>
          <table:table-cell office:value-type="float" office:value="212.143" calcext:value-type="float">
            <text:p>212.143</text:p>
          </table:table-cell>
          <table:table-cell office:value-type="float" office:value="38.45" calcext:value-type="float">
            <text:p>38.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3-08T02:12:19Z</text:p>
          </table:table-cell>
          <table:table-cell office:value-type="string" calcext:value-type="string">
            <text:p>2022-03-08T02:12:30Z</text:p>
          </table:table-cell>
          <table:table-cell office:value-type="string" calcext:value-type="string">
            <text:p>2022-03-08T02:16:23Z</text:p>
          </table:table-cell>
          <table:table-cell office:value-type="string" calcext:value-type="string">
            <text:p>SUCCEEDED</text:p>
          </table:table-cell>
          <table:table-cell office:value-type="float" office:value="1214944" calcext:value-type="float">
            <text:p>1214944</text:p>
          </table:table-cell>
          <table:table-cell office:value-type="float" office:value="89503" calcext:value-type="float">
            <text:p>89503</text:p>
          </table:table-cell>
          <table:table-cell office:value-type="float" office:value="17.655" calcext:value-type="float">
            <text:p>17.655</text:p>
          </table:table-cell>
          <table:table-cell office:value-type="float" office:value="0.583" calcext:value-type="float">
            <text:p>0.583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u-ch427-n96-start-all-mean-mf-ens05</text:p>
          </table:table-cell>
          <table:table-cell office:value-type="float" office:value="230.226" calcext:value-type="float">
            <text:p>230.226</text:p>
          </table:table-cell>
          <table:table-cell office:value-type="float" office:value="47.04" calcext:value-type="float">
            <text:p>47.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3-08T02:12:32Z</text:p>
          </table:table-cell>
          <table:table-cell office:value-type="string" calcext:value-type="string">
            <text:p>2022-03-08T02:12:59Z</text:p>
          </table:table-cell>
          <table:table-cell office:value-type="string" calcext:value-type="string">
            <text:p>2022-03-08T02:17:28Z</text:p>
          </table:table-cell>
          <table:table-cell office:value-type="string" calcext:value-type="string">
            <text:p>SUCCEEDED</text:p>
          </table:table-cell>
          <table:table-cell office:value-type="float" office:value="1214947" calcext:value-type="float">
            <text:p>1214947</text:p>
          </table:table-cell>
          <table:table-cell office:value-type="float" office:value="96867" calcext:value-type="float">
            <text:p>96867</text:p>
          </table:table-cell>
          <table:table-cell office:value-type="float" office:value="14.65" calcext:value-type="float">
            <text:p>14.65</text:p>
          </table:table-cell>
          <table:table-cell office:value-type="float" office:value="0.628" calcext:value-type="float">
            <text:p>0.628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u-ch427-n96-start-all-mean-mf-ens06</text:p>
          </table:table-cell>
          <table:table-cell office:value-type="float" office:value="269.877" calcext:value-type="float">
            <text:p>269.877</text:p>
          </table:table-cell>
          <table:table-cell office:value-type="float" office:value="30.96" calcext:value-type="float">
            <text:p>30.9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3-08T02:17:41Z</text:p>
          </table:table-cell>
          <table:table-cell office:value-type="string" calcext:value-type="string">
            <text:p>2022-03-08T02:18:12Z</text:p>
          </table:table-cell>
          <table:table-cell office:value-type="string" calcext:value-type="string">
            <text:p>2022-03-08T02:23:34Z</text:p>
          </table:table-cell>
          <table:table-cell office:value-type="string" calcext:value-type="string">
            <text:p>SUCCEEDED</text:p>
          </table:table-cell>
          <table:table-cell office:value-type="float" office:value="1215011" calcext:value-type="float">
            <text:p>1215011</text:p>
          </table:table-cell>
          <table:table-cell office:value-type="float" office:value="113701" calcext:value-type="float">
            <text:p>113701</text:p>
          </table:table-cell>
          <table:table-cell office:value-type="float" office:value="34.315" calcext:value-type="float">
            <text:p>34.315</text:p>
          </table:table-cell>
          <table:table-cell office:value-type="float" office:value="0.864" calcext:value-type="float">
            <text:p>0.86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string" calcext:value-type="string">
            <text:p>u-ch427-n96-start-all-mean-mf-ens07</text:p>
          </table:table-cell>
          <table:table-cell office:value-type="float" office:value="262.961" calcext:value-type="float">
            <text:p>262.961</text:p>
          </table:table-cell>
          <table:table-cell office:value-type="float" office:value="33.56" calcext:value-type="float">
            <text:p>33.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3-08T02:17:52Z</text:p>
          </table:table-cell>
          <table:table-cell office:value-type="string" calcext:value-type="string">
            <text:p>2022-03-08T02:18:12Z</text:p>
          </table:table-cell>
          <table:table-cell office:value-type="string" calcext:value-type="string">
            <text:p>2022-03-08T02:23:20Z</text:p>
          </table:table-cell>
          <table:table-cell office:value-type="string" calcext:value-type="string">
            <text:p>SUCCEEDED</text:p>
          </table:table-cell>
          <table:table-cell office:value-type="float" office:value="1215013" calcext:value-type="float">
            <text:p>1215013</text:p>
          </table:table-cell>
          <table:table-cell office:value-type="float" office:value="105692" calcext:value-type="float">
            <text:p>105692</text:p>
          </table:table-cell>
          <table:table-cell office:value-type="float" office:value="54.503" calcext:value-type="float">
            <text:p>54.503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u-ch427-n96-start-all-mean-mf-ens08</text:p>
          </table:table-cell>
          <table:table-cell office:value-type="float" office:value="276.724" calcext:value-type="float">
            <text:p>276.724</text:p>
          </table:table-cell>
          <table:table-cell office:value-type="float" office:value="42.92" calcext:value-type="float">
            <text:p>42.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3-08T02:23:09Z</text:p>
          </table:table-cell>
          <table:table-cell office:value-type="string" calcext:value-type="string">
            <text:p>2022-03-08T02:23:27Z</text:p>
          </table:table-cell>
          <table:table-cell office:value-type="string" calcext:value-type="string">
            <text:p>2022-03-08T02:28:50Z</text:p>
          </table:table-cell>
          <table:table-cell office:value-type="string" calcext:value-type="string">
            <text:p>SUCCEEDED</text:p>
          </table:table-cell>
          <table:table-cell office:value-type="float" office:value="1215041" calcext:value-type="float">
            <text:p>1215041</text:p>
          </table:table-cell>
          <table:table-cell office:value-type="float" office:value="184810" calcext:value-type="float">
            <text:p>184810</text:p>
          </table:table-cell>
          <table:table-cell office:value-type="float" office:value="34.281" calcext:value-type="float">
            <text:p>34.281</text:p>
          </table:table-cell>
          <table:table-cell office:value-type="float" office:value="2.282" calcext:value-type="float">
            <text:p>2.28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u-ch427-n96-start-all-mean-mf-ens09</text:p>
          </table:table-cell>
          <table:table-cell office:value-type="float" office:value="301.091" calcext:value-type="float">
            <text:p>301.091</text:p>
          </table:table-cell>
          <table:table-cell office:value-type="float" office:value="32.1" calcext:value-type="float">
            <text:p>32.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3-08T05:02:33Z</text:p>
          </table:table-cell>
          <table:table-cell office:value-type="string" calcext:value-type="string">
            <text:p>2022-03-08T05:12:43Z</text:p>
          </table:table-cell>
          <table:table-cell office:value-type="string" calcext:value-type="string">
            <text:p>2022-03-08T05:18:28Z</text:p>
          </table:table-cell>
          <table:table-cell office:value-type="string" calcext:value-type="string">
            <text:p>SUCCEEDED</text:p>
          </table:table-cell>
          <table:table-cell office:value-type="float" office:value="1215481" calcext:value-type="float">
            <text:p>1215481</text:p>
          </table:table-cell>
          <table:table-cell office:value-type="float" office:value="65511" calcext:value-type="float">
            <text:p>65511</text:p>
          </table:table-cell>
          <table:table-cell office:value-type="float" office:value="37.19" calcext:value-type="float">
            <text:p>37.19</text:p>
          </table:table-cell>
          <table:table-cell office:value-type="float" office:value="0.81" calcext:value-type="float">
            <text:p>0.8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u-ch427-n96-start-all-mean-mf-ens10</text:p>
          </table:table-cell>
          <table:table-cell office:value-type="float" office:value="329.43" calcext:value-type="float">
            <text:p>329.43</text:p>
          </table:table-cell>
          <table:table-cell office:value-type="float" office:value="44.42" calcext:value-type="float">
            <text:p>44.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3-08T17:06:57Z</text:p>
          </table:table-cell>
          <table:table-cell office:value-type="string" calcext:value-type="string">
            <text:p>2022-03-08T17:07:22Z</text:p>
          </table:table-cell>
          <table:table-cell office:value-type="string" calcext:value-type="string">
            <text:p>2022-03-08T17:13:50Z</text:p>
          </table:table-cell>
          <table:table-cell office:value-type="string" calcext:value-type="string">
            <text:p>SUCCEEDED</text:p>
          </table:table-cell>
          <table:table-cell office:value-type="float" office:value="1220683" calcext:value-type="float">
            <text:p>1220683</text:p>
          </table:table-cell>
          <table:table-cell office:value-type="float" office:value="119250" calcext:value-type="float">
            <text:p>119250</text:p>
          </table:table-cell>
          <table:table-cell office:value-type="float" office:value="34.195" calcext:value-type="float">
            <text:p>34.195</text:p>
          </table:table-cell>
          <table:table-cell office:value-type="float" office:value="0.993" calcext:value-type="float">
            <text:p>0.993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string" calcext:value-type="string">
            <text:p>u-ch427-n96-start-all-mean-mf-ens11</text:p>
          </table:table-cell>
          <table:table-cell office:value-type="float" office:value="396.251" calcext:value-type="float">
            <text:p>396.251</text:p>
          </table:table-cell>
          <table:table-cell office:value-type="float" office:value="55.64" calcext:value-type="float">
            <text:p>55.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3-08T02:33:38Z</text:p>
          </table:table-cell>
          <table:table-cell office:value-type="string" calcext:value-type="string">
            <text:p>2022-03-08T02:33:48Z</text:p>
          </table:table-cell>
          <table:table-cell office:value-type="string" calcext:value-type="string">
            <text:p>2022-03-08T02:41:10Z</text:p>
          </table:table-cell>
          <table:table-cell office:value-type="string" calcext:value-type="string">
            <text:p>SUCCEEDED</text:p>
          </table:table-cell>
          <table:table-cell office:value-type="float" office:value="1215106" calcext:value-type="float">
            <text:p>1215106</text:p>
          </table:table-cell>
          <table:table-cell office:value-type="float" office:value="79975" calcext:value-type="float">
            <text:p>79975</text:p>
          </table:table-cell>
          <table:table-cell office:value-type="float" office:value="32.519" calcext:value-type="float">
            <text:p>32.519</text:p>
          </table:table-cell>
          <table:table-cell office:value-type="float" office:value="2.126" calcext:value-type="float">
            <text:p>2.126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string" calcext:value-type="string">
            <text:p>u-ch427-n96-start-all-mean-mf-ens12</text:p>
          </table:table-cell>
          <table:table-cell office:value-type="float" office:value="372.799" calcext:value-type="float">
            <text:p>372.799</text:p>
          </table:table-cell>
          <table:table-cell office:value-type="float" office:value="39.76" calcext:value-type="float">
            <text:p>39.7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3-08T05:02:34Z</text:p>
          </table:table-cell>
          <table:table-cell office:value-type="string" calcext:value-type="string">
            <text:p>2022-03-08T05:02:43Z</text:p>
          </table:table-cell>
          <table:table-cell office:value-type="string" calcext:value-type="string">
            <text:p>2022-03-08T05:09:43Z</text:p>
          </table:table-cell>
          <table:table-cell office:value-type="string" calcext:value-type="string">
            <text:p>SUCCEEDED</text:p>
          </table:table-cell>
          <table:table-cell office:value-type="float" office:value="1215482" calcext:value-type="float">
            <text:p>1215482</text:p>
          </table:table-cell>
          <table:table-cell office:value-type="float" office:value="147887" calcext:value-type="float">
            <text:p>147887</text:p>
          </table:table-cell>
          <table:table-cell office:value-type="float" office:value="42.938" calcext:value-type="float">
            <text:p>42.938</text:p>
          </table:table-cell>
          <table:table-cell office:value-type="float" office:value="1.014" calcext:value-type="float">
            <text:p>1.014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 office:value-type="string" calcext:value-type="string">
            <text:p>u-ch427-n96-start-all-mean-mf-ens13</text:p>
          </table:table-cell>
          <table:table-cell office:value-type="float" office:value="379.867" calcext:value-type="float">
            <text:p>379.867</text:p>
          </table:table-cell>
          <table:table-cell office:value-type="float" office:value="52.35" calcext:value-type="float">
            <text:p>52.3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3-08T02:33:59Z</text:p>
          </table:table-cell>
          <table:table-cell office:value-type="string" calcext:value-type="string">
            <text:p>2022-03-08T02:34:18Z</text:p>
          </table:table-cell>
          <table:table-cell office:value-type="string" calcext:value-type="string">
            <text:p>2022-03-08T02:41:39Z</text:p>
          </table:table-cell>
          <table:table-cell office:value-type="string" calcext:value-type="string">
            <text:p>SUCCEEDED</text:p>
          </table:table-cell>
          <table:table-cell office:value-type="float" office:value="1215108" calcext:value-type="float">
            <text:p>1215108</text:p>
          </table:table-cell>
          <table:table-cell office:value-type="float" office:value="109011" calcext:value-type="float">
            <text:p>109011</text:p>
          </table:table-cell>
          <table:table-cell office:value-type="float" office:value="17.442" calcext:value-type="float">
            <text:p>17.442</text:p>
          </table:table-cell>
          <table:table-cell office:value-type="float" office:value="1.011" calcext:value-type="float">
            <text:p>1.01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u-ch427-n96-start-all-mean-m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ean-m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art-all-ms-ens00</text:p>
          </table:table-cell>
          <table:table-cell office:value-type="float" office:value="62.184" calcext:value-type="float">
            <text:p>62.184</text:p>
          </table:table-cell>
          <table:table-cell office:value-type="float" office:value="13.64" calcext:value-type="float">
            <text:p>13.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27T17:37:04Z</text:p>
          </table:table-cell>
          <table:table-cell office:value-type="string" calcext:value-type="string">
            <text:p>2022-02-27T17:37:14Z</text:p>
          </table:table-cell>
          <table:table-cell office:value-type="string" calcext:value-type="string">
            <text:p>2022-02-27T17:38:31Z</text:p>
          </table:table-cell>
          <table:table-cell office:value-type="string" calcext:value-type="string">
            <text:p>SUCCEEDED</text:p>
          </table:table-cell>
          <table:table-cell office:value-type="float" office:value="1167062" calcext:value-type="float">
            <text:p>1167062</text:p>
          </table:table-cell>
          <table:table-cell office:value-type="float" office:value="256187" calcext:value-type="float">
            <text:p>256187</text:p>
          </table:table-cell>
          <table:table-cell office:value-type="float" office:value="7.862" calcext:value-type="float">
            <text:p>7.862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start-all-ms-ens01</text:p>
          </table:table-cell>
          <table:table-cell office:value-type="float" office:value="173.014" calcext:value-type="float">
            <text:p>173.014</text:p>
          </table:table-cell>
          <table:table-cell office:value-type="float" office:value="15.53" calcext:value-type="float">
            <text:p>1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28T14:40:54Z</text:p>
          </table:table-cell>
          <table:table-cell office:value-type="string" calcext:value-type="string">
            <text:p>2022-02-28T14:41:01Z</text:p>
          </table:table-cell>
          <table:table-cell office:value-type="string" calcext:value-type="string">
            <text:p>2022-02-28T14:45:42Z</text:p>
          </table:table-cell>
          <table:table-cell office:value-type="string" calcext:value-type="string">
            <text:p>SUCCEEDED</text:p>
          </table:table-cell>
          <table:table-cell office:value-type="float" office:value="1172684" calcext:value-type="float">
            <text:p>1172684</text:p>
          </table:table-cell>
          <table:table-cell office:value-type="float" office:value="249575" calcext:value-type="float">
            <text:p>249575</text:p>
          </table:table-cell>
          <table:table-cell office:value-type="float" office:value="9.654" calcext:value-type="float">
            <text:p>9.654</text:p>
          </table:table-cell>
          <table:table-cell office:value-type="float" office:value="0.479" calcext:value-type="float">
            <text:p>0.479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96-start-all-ms-ens02</text:p>
          </table:table-cell>
          <table:table-cell office:value-type="float" office:value="252.487" calcext:value-type="float">
            <text:p>252.487</text:p>
          </table:table-cell>
          <table:table-cell office:value-type="float" office:value="24.74" calcext:value-type="float">
            <text:p>24.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27T17:37:23Z</text:p>
          </table:table-cell>
          <table:table-cell office:value-type="string" calcext:value-type="string">
            <text:p>2022-02-27T17:37:32Z</text:p>
          </table:table-cell>
          <table:table-cell office:value-type="string" calcext:value-type="string">
            <text:p>2022-02-27T17:42:11Z</text:p>
          </table:table-cell>
          <table:table-cell office:value-type="string" calcext:value-type="string">
            <text:p>SUCCEEDED</text:p>
          </table:table-cell>
          <table:table-cell office:value-type="float" office:value="1167066" calcext:value-type="float">
            <text:p>1167066</text:p>
          </table:table-cell>
          <table:table-cell office:value-type="float" office:value="133558" calcext:value-type="float">
            <text:p>133558</text:p>
          </table:table-cell>
          <table:table-cell office:value-type="float" office:value="6.747" calcext:value-type="float">
            <text:p>6.747</text:p>
          </table:table-cell>
          <table:table-cell office:value-type="float" office:value="0.49" calcext:value-type="float">
            <text:p>0.49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u-ch427-n96-start-all-ms-ens03</text:p>
          </table:table-cell>
          <table:table-cell office:value-type="float" office:value="458.577" calcext:value-type="float">
            <text:p>458.577</text:p>
          </table:table-cell>
          <table:table-cell office:value-type="float" office:value="30.66" calcext:value-type="float">
            <text:p>30.6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3-01T02:16:49Z</text:p>
          </table:table-cell>
          <table:table-cell office:value-type="string" calcext:value-type="string">
            <text:p>2022-03-01T02:17:14Z</text:p>
          </table:table-cell>
          <table:table-cell office:value-type="string" calcext:value-type="string">
            <text:p>2022-03-01T02:25:30Z</text:p>
          </table:table-cell>
          <table:table-cell office:value-type="string" calcext:value-type="string">
            <text:p>SUCCEEDED</text:p>
          </table:table-cell>
          <table:table-cell office:value-type="float" office:value="1177386" calcext:value-type="float">
            <text:p>1177386</text:p>
          </table:table-cell>
          <table:table-cell office:value-type="float" office:value="229564" calcext:value-type="float">
            <text:p>229564</text:p>
          </table:table-cell>
          <table:table-cell office:value-type="float" office:value="9.182" calcext:value-type="float">
            <text:p>9.182</text:p>
          </table:table-cell>
          <table:table-cell office:value-type="float" office:value="0.535" calcext:value-type="float">
            <text:p>0.535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string" calcext:value-type="string">
            <text:p>u-ch427-n96-start-all-ms-ens04</text:p>
          </table:table-cell>
          <table:table-cell office:value-type="float" office:value="329.705" calcext:value-type="float">
            <text:p>329.70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3-01T02:12:03Z</text:p>
          </table:table-cell>
          <table:table-cell office:value-type="string" calcext:value-type="string">
            <text:p>2022-03-01T02:14:10Z</text:p>
          </table:table-cell>
          <table:table-cell office:value-type="string" calcext:value-type="string">
            <text:p>2022-03-01T02:20:07Z</text:p>
          </table:table-cell>
          <table:table-cell office:value-type="string" calcext:value-type="string">
            <text:p>SUCCEEDED</text:p>
          </table:table-cell>
          <table:table-cell office:value-type="float" office:value="1177365" calcext:value-type="float">
            <text:p>1177365</text:p>
          </table:table-cell>
          <table:table-cell office:value-type="float" office:value="3049" calcext:value-type="float">
            <text:p>3049</text:p>
          </table:table-cell>
          <table:table-cell office:value-type="float" office:value="13.395" calcext:value-type="float">
            <text:p>13.395</text:p>
          </table:table-cell>
          <table:table-cell office:value-type="float" office:value="1.074" calcext:value-type="float">
            <text:p>1.074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string" calcext:value-type="string">
            <text:p>u-ch427-n96-start-all-ms-ens05</text:p>
          </table:table-cell>
          <table:table-cell office:value-type="float" office:value="283.008" calcext:value-type="float">
            <text:p>283.008</text:p>
          </table:table-cell>
          <table:table-cell office:value-type="float" office:value="39.62" calcext:value-type="float">
            <text:p>39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3-01T02:12:17Z</text:p>
          </table:table-cell>
          <table:table-cell office:value-type="string" calcext:value-type="string">
            <text:p>2022-03-01T02:17:14Z</text:p>
          </table:table-cell>
          <table:table-cell office:value-type="string" calcext:value-type="string">
            <text:p>2022-03-01T02:22:43Z</text:p>
          </table:table-cell>
          <table:table-cell office:value-type="string" calcext:value-type="string">
            <text:p>SUCCEEDED</text:p>
          </table:table-cell>
          <table:table-cell office:value-type="float" office:value="1177367" calcext:value-type="float">
            <text:p>1177367</text:p>
          </table:table-cell>
          <table:table-cell office:value-type="float" office:value="168120" calcext:value-type="float">
            <text:p>168120</text:p>
          </table:table-cell>
          <table:table-cell office:value-type="float" office:value="11.14" calcext:value-type="float">
            <text:p>11.14</text:p>
          </table:table-cell>
          <table:table-cell office:value-type="float" office:value="3.099" calcext:value-type="float">
            <text:p>3.099</text:p>
          </table:table-cell>
          <table:table-cell office:value-type="float" office:value="3.071" calcext:value-type="float">
            <text:p>3.071</text:p>
          </table:table-cell>
        </table:table-row>
        <table:table-row table:style-name="ro1">
          <table:table-cell office:value-type="string" calcext:value-type="string">
            <text:p>u-ch427-n96-start-all-ms-ens06</text:p>
          </table:table-cell>
          <table:table-cell office:value-type="float" office:value="636.246" calcext:value-type="float">
            <text:p>636.246</text:p>
          </table:table-cell>
          <table:table-cell office:value-type="float" office:value="28.29" calcext:value-type="float">
            <text:p>28.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3-01T02:12:41Z</text:p>
          </table:table-cell>
          <table:table-cell office:value-type="string" calcext:value-type="string">
            <text:p>2022-03-01T02:17:14Z</text:p>
          </table:table-cell>
          <table:table-cell office:value-type="string" calcext:value-type="string">
            <text:p>2022-03-01T02:28:55Z</text:p>
          </table:table-cell>
          <table:table-cell office:value-type="string" calcext:value-type="string">
            <text:p>SUCCEEDED</text:p>
          </table:table-cell>
          <table:table-cell office:value-type="float" office:value="1177369" calcext:value-type="float">
            <text:p>1177369</text:p>
          </table:table-cell>
          <table:table-cell office:value-type="float" office:value="52294" calcext:value-type="float">
            <text:p>52294</text:p>
          </table:table-cell>
          <table:table-cell office:value-type="float" office:value="40.515" calcext:value-type="float">
            <text:p>40.515</text:p>
          </table:table-cell>
          <table:table-cell office:value-type="float" office:value="0.741" calcext:value-type="float">
            <text:p>0.741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u-ch427-n96-start-all-ms-ens07</text:p>
          </table:table-cell>
          <table:table-cell office:value-type="float" office:value="355.276" calcext:value-type="float">
            <text:p>355.276</text:p>
          </table:table-cell>
          <table:table-cell office:value-type="float" office:value="53.31" calcext:value-type="float">
            <text:p>53.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3-01T02:12:58Z</text:p>
          </table:table-cell>
          <table:table-cell office:value-type="string" calcext:value-type="string">
            <text:p>2022-03-01T02:24:40Z</text:p>
          </table:table-cell>
          <table:table-cell office:value-type="string" calcext:value-type="string">
            <text:p>2022-03-01T02:31:42Z</text:p>
          </table:table-cell>
          <table:table-cell office:value-type="string" calcext:value-type="string">
            <text:p>SUCCEEDED</text:p>
          </table:table-cell>
          <table:table-cell office:value-type="float" office:value="1177370" calcext:value-type="float">
            <text:p>1177370</text:p>
          </table:table-cell>
          <table:table-cell office:value-type="float" office:value="16397" calcext:value-type="float">
            <text:p>16397</text:p>
          </table:table-cell>
          <table:table-cell office:value-type="float" office:value="16.268" calcext:value-type="float">
            <text:p>16.26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u-ch427-n96-start-all-ms-ens08</text:p>
          </table:table-cell>
          <table:table-cell office:value-type="float" office:value="514.365" calcext:value-type="float">
            <text:p>514.365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3-01T02:13:18Z</text:p>
          </table:table-cell>
          <table:table-cell office:value-type="string" calcext:value-type="string">
            <text:p>2022-03-01T02:29:41Z</text:p>
          </table:table-cell>
          <table:table-cell office:value-type="string" calcext:value-type="string">
            <text:p>2022-03-01T02:39:18Z</text:p>
          </table:table-cell>
          <table:table-cell office:value-type="string" calcext:value-type="string">
            <text:p>SUCCEEDED</text:p>
          </table:table-cell>
          <table:table-cell office:value-type="float" office:value="1177372" calcext:value-type="float">
            <text:p>1177372</text:p>
          </table:table-cell>
          <table:table-cell office:value-type="float" office:value="69325" calcext:value-type="float">
            <text:p>69325</text:p>
          </table:table-cell>
          <table:table-cell office:value-type="float" office:value="29.145" calcext:value-type="float">
            <text:p>29.145</text:p>
          </table:table-cell>
          <table:table-cell office:value-type="float" office:value="0.83" calcext:value-type="float">
            <text:p>0.83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u-ch427-n96-start-all-ms-ens09</text:p>
          </table:table-cell>
          <table:table-cell office:value-type="float" office:value="483.185" calcext:value-type="float">
            <text:p>483.185</text:p>
          </table:table-cell>
          <table:table-cell office:value-type="float" office:value="35.1" calcext:value-type="float">
            <text:p>35.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3-01T02:18:42Z</text:p>
          </table:table-cell>
          <table:table-cell office:value-type="string" calcext:value-type="string">
            <text:p>2022-03-01T03:05:25Z</text:p>
          </table:table-cell>
          <table:table-cell office:value-type="string" calcext:value-type="string">
            <text:p>2022-03-01T03:14:24Z</text:p>
          </table:table-cell>
          <table:table-cell office:value-type="string" calcext:value-type="string">
            <text:p>SUCCEEDED</text:p>
          </table:table-cell>
          <table:table-cell office:value-type="float" office:value="1177396" calcext:value-type="float">
            <text:p>1177396</text:p>
          </table:table-cell>
          <table:table-cell office:value-type="float" office:value="240872" calcext:value-type="float">
            <text:p>240872</text:p>
          </table:table-cell>
          <table:table-cell office:value-type="float" office:value="34.403" calcext:value-type="float">
            <text:p>34.403</text:p>
          </table:table-cell>
          <table:table-cell office:value-type="float" office:value="1.779" calcext:value-type="float">
            <text:p>1.779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u-ch427-n96-start-all-ms-ens10</text:p>
          </table:table-cell>
          <table:table-cell office:value-type="float" office:value="373.888" calcext:value-type="float">
            <text:p>373.888</text:p>
          </table:table-cell>
          <table:table-cell office:value-type="float" office:value="45.76" calcext:value-type="float">
            <text:p>45.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3-03T16:15:22Z</text:p>
          </table:table-cell>
          <table:table-cell office:value-type="string" calcext:value-type="string">
            <text:p>2022-03-03T18:23:30Z</text:p>
          </table:table-cell>
          <table:table-cell office:value-type="string" calcext:value-type="string">
            <text:p>2022-03-03T18:30:41Z</text:p>
          </table:table-cell>
          <table:table-cell office:value-type="string" calcext:value-type="string">
            <text:p>SUCCEEDED</text:p>
          </table:table-cell>
          <table:table-cell office:value-type="float" office:value="1193549" calcext:value-type="float">
            <text:p>1193549</text:p>
          </table:table-cell>
          <table:table-cell office:value-type="float" office:value="32460" calcext:value-type="float">
            <text:p>32460</text:p>
          </table:table-cell>
          <table:table-cell office:value-type="float" office:value="32.378" calcext:value-type="float">
            <text:p>32.378</text:p>
          </table:table-cell>
          <table:table-cell office:value-type="float" office:value="1.566" calcext:value-type="float">
            <text:p>1.566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u-ch427-n96-start-all-ms-ens11</text:p>
          </table:table-cell>
          <table:table-cell office:value-type="float" office:value="515.574" calcext:value-type="float">
            <text:p>515.574</text:p>
          </table:table-cell>
          <table:table-cell office:value-type="float" office:value="55.85" calcext:value-type="float">
            <text:p>55.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3-01T02:19:01Z</text:p>
          </table:table-cell>
          <table:table-cell office:value-type="string" calcext:value-type="string">
            <text:p>2022-03-01T03:45:14Z</text:p>
          </table:table-cell>
          <table:table-cell office:value-type="string" calcext:value-type="string">
            <text:p>2022-03-01T03:54:43Z</text:p>
          </table:table-cell>
          <table:table-cell office:value-type="string" calcext:value-type="string">
            <text:p>SUCCEEDED</text:p>
          </table:table-cell>
          <table:table-cell office:value-type="float" office:value="1177398" calcext:value-type="float">
            <text:p>1177398</text:p>
          </table:table-cell>
          <table:table-cell office:value-type="float" office:value="205937" calcext:value-type="float">
            <text:p>205937</text:p>
          </table:table-cell>
          <table:table-cell office:value-type="float" office:value="31.694" calcext:value-type="float">
            <text:p>31.694</text:p>
          </table:table-cell>
          <table:table-cell office:value-type="float" office:value="0.895" calcext:value-type="float">
            <text:p>0.895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u-ch427-n96-start-all-ms-ens12</text:p>
          </table:table-cell>
          <table:table-cell office:value-type="float" office:value="610.631" calcext:value-type="float">
            <text:p>610.631</text:p>
          </table:table-cell>
          <table:table-cell office:value-type="float" office:value="57.12" calcext:value-type="float">
            <text:p>57.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3-01T17:29:05Z</text:p>
          </table:table-cell>
          <table:table-cell office:value-type="string" calcext:value-type="string">
            <text:p>2022-03-01T21:35:43Z</text:p>
          </table:table-cell>
          <table:table-cell office:value-type="string" calcext:value-type="string">
            <text:p>2022-03-01T21:46:50Z</text:p>
          </table:table-cell>
          <table:table-cell office:value-type="string" calcext:value-type="string">
            <text:p>SUCCEEDED</text:p>
          </table:table-cell>
          <table:table-cell office:value-type="float" office:value="1183055" calcext:value-type="float">
            <text:p>1183055</text:p>
          </table:table-cell>
          <table:table-cell office:value-type="float" office:value="104838" calcext:value-type="float">
            <text:p>104838</text:p>
          </table:table-cell>
          <table:table-cell office:value-type="float" office:value="35.528" calcext:value-type="float">
            <text:p>35.528</text:p>
          </table:table-cell>
          <table:table-cell office:value-type="float" office:value="0.94" calcext:value-type="float">
            <text:p>0.94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string" calcext:value-type="string">
            <text:p>u-ch427-n96-start-all-ms-ens13</text:p>
          </table:table-cell>
          <table:table-cell office:value-type="float" office:value="478.062" calcext:value-type="float">
            <text:p>478.062</text:p>
          </table:table-cell>
          <table:table-cell office:value-type="float" office:value="47.82" calcext:value-type="float">
            <text:p>47.8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3-01T02:19:37Z</text:p>
          </table:table-cell>
          <table:table-cell office:value-type="string" calcext:value-type="string">
            <text:p>2022-03-01T04:34:20Z</text:p>
          </table:table-cell>
          <table:table-cell office:value-type="string" calcext:value-type="string">
            <text:p>2022-03-01T04:43:13Z</text:p>
          </table:table-cell>
          <table:table-cell office:value-type="string" calcext:value-type="string">
            <text:p>SUCCEEDED</text:p>
          </table:table-cell>
          <table:table-cell office:value-type="float" office:value="1177403" calcext:value-type="float">
            <text:p>1177403</text:p>
          </table:table-cell>
          <table:table-cell office:value-type="float" office:value="134818" calcext:value-type="float">
            <text:p>134818</text:p>
          </table:table-cell>
          <table:table-cell office:value-type="float" office:value="14.487" calcext:value-type="float">
            <text:p>14.487</text:p>
          </table:table-cell>
          <table:table-cell office:value-type="float" office:value="1.033" calcext:value-type="float">
            <text:p>1.033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string" calcext:value-type="string">
            <text:p>u-ch427-n96-start-all-ms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3-06T13:39:17Z</text:p>
          </table:table-cell>
          <table:table-cell office:value-type="string" calcext:value-type="string">
            <text:p>2022-03-06T17:16:39Z</text:p>
          </table:table-cell>
          <table:table-cell office:value-type="string" calcext:value-type="string">
            <text:p>2022-03-06T20:16:44Z</text:p>
          </table:table-cell>
          <table:table-cell office:value-type="string" calcext:value-type="string">
            <text:p>E</text:p>
          </table:table-cell>
          <table:table-cell office:value-type="float" office:value="1207302" calcext:value-type="float">
            <text:p>1207302</text:p>
          </table:table-cell>
          <table:table-cell office:value-type="float" office:value="128207" calcext:value-type="float">
            <text:p>128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s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3-06T13:39:41Z</text:p>
          </table:table-cell>
          <table:table-cell office:value-type="string" calcext:value-type="string">
            <text:p>2022-03-06T17:20:46Z</text:p>
          </table:table-cell>
          <table:table-cell office:value-type="string" calcext:value-type="string">
            <text:p>2022-03-06T20:20:48Z</text:p>
          </table:table-cell>
          <table:table-cell office:value-type="string" calcext:value-type="string">
            <text:p>E</text:p>
          </table:table-cell>
          <table:table-cell office:value-type="float" office:value="1207304" calcext:value-type="float">
            <text:p>1207304</text:p>
          </table:table-cell>
          <table:table-cell office:value-type="float" office:value="232578" calcext:value-type="float">
            <text:p>232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s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3-06T13:39:56Z</text:p>
          </table:table-cell>
          <table:table-cell office:value-type="string" calcext:value-type="string">
            <text:p>2022-03-06T17:20:46Z</text:p>
          </table:table-cell>
          <table:table-cell office:value-type="string" calcext:value-type="string">
            <text:p>2022-03-06T20:20:48Z</text:p>
          </table:table-cell>
          <table:table-cell office:value-type="string" calcext:value-type="string">
            <text:p>E</text:p>
          </table:table-cell>
          <table:table-cell office:value-type="float" office:value="1207305" calcext:value-type="float">
            <text:p>1207305</text:p>
          </table:table-cell>
          <table:table-cell office:value-type="float" office:value="43571" calcext:value-type="float">
            <text:p>43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s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3-06T13:40:10Z</text:p>
          </table:table-cell>
          <table:table-cell office:value-type="string" calcext:value-type="string">
            <text:p>2022-03-06T17:41:25Z</text:p>
          </table:table-cell>
          <table:table-cell office:value-type="string" calcext:value-type="string">
            <text:p>2022-03-06T17:41:42Z</text:p>
          </table:table-cell>
          <table:table-cell office:value-type="string" calcext:value-type="string">
            <text:p>E</text:p>
          </table:table-cell>
          <table:table-cell office:value-type="float" office:value="1207306" calcext:value-type="float">
            <text:p>1207306</text:p>
          </table:table-cell>
          <table:table-cell office:value-type="float" office:value="30484" calcext:value-type="float">
            <text:p>30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all-ms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3-06T13:40:32Z</text:p>
          </table:table-cell>
          <table:table-cell office:value-type="string" calcext:value-type="string">
            <text:p>2022-03-06T17:42:26Z</text:p>
          </table:table-cell>
          <table:table-cell office:value-type="string" calcext:value-type="string">
            <text:p>2022-03-06T17:42:41Z</text:p>
          </table:table-cell>
          <table:table-cell office:value-type="string" calcext:value-type="string">
            <text:p>E</text:p>
          </table:table-cell>
          <table:table-cell office:value-type="float" office:value="1207308" calcext:value-type="float">
            <text:p>1207308</text:p>
          </table:table-cell>
          <table:table-cell office:value-type="float" office:value="31912" calcext:value-type="float">
            <text:p>31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84.471" calcext:value-type="float">
            <text:p>84.471</text:p>
          </table:table-cell>
          <table:table-cell office:value-type="float" office:value="17.17" calcext:value-type="float">
            <text:p>17.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34Z</text:p>
          </table:table-cell>
          <table:table-cell office:value-type="string" calcext:value-type="string">
            <text:p>2022-03-10T00:17:42Z</text:p>
          </table:table-cell>
          <table:table-cell office:value-type="string" calcext:value-type="string">
            <text:p>2022-03-10T00:19:27Z</text:p>
          </table:table-cell>
          <table:table-cell office:value-type="string" calcext:value-type="string">
            <text:p>SUCCEEDED</text:p>
          </table:table-cell>
          <table:table-cell office:value-type="float" office:value="1229806" calcext:value-type="float">
            <text:p>1229806</text:p>
          </table:table-cell>
          <table:table-cell office:value-type="float" office:value="198360" calcext:value-type="float">
            <text:p>198360</text:p>
          </table:table-cell>
          <table:table-cell office:value-type="float" office:value="12.866" calcext:value-type="float">
            <text:p>12.86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4.089" calcext:value-type="float">
            <text:p>74.089</text:p>
          </table:table-cell>
          <table:table-cell office:value-type="float" office:value="15.78" calcext:value-type="float">
            <text:p>15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40Z</text:p>
          </table:table-cell>
          <table:table-cell office:value-type="string" calcext:value-type="string">
            <text:p>2022-03-10T00:17:46Z</text:p>
          </table:table-cell>
          <table:table-cell office:value-type="string" calcext:value-type="string">
            <text:p>2022-03-10T00:19:20Z</text:p>
          </table:table-cell>
          <table:table-cell office:value-type="string" calcext:value-type="string">
            <text:p>SUCCEEDED</text:p>
          </table:table-cell>
          <table:table-cell office:value-type="float" office:value="1229807" calcext:value-type="float">
            <text:p>1229807</text:p>
          </table:table-cell>
          <table:table-cell office:value-type="float" office:value="235139" calcext:value-type="float">
            <text:p>235139</text:p>
          </table:table-cell>
          <table:table-cell office:value-type="float" office:value="10.279" calcext:value-type="float">
            <text:p>10.279</text:p>
          </table:table-cell>
          <table:table-cell office:value-type="float" office:value="0.414" calcext:value-type="float">
            <text:p>0.414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4.371" calcext:value-type="float">
            <text:p>74.371</text:p>
          </table:table-cell>
          <table:table-cell office:value-type="float" office:value="13.66" calcext:value-type="float">
            <text:p>13.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7:51Z</text:p>
          </table:table-cell>
          <table:table-cell office:value-type="string" calcext:value-type="string">
            <text:p>2022-03-10T00:18:04Z</text:p>
          </table:table-cell>
          <table:table-cell office:value-type="string" calcext:value-type="string">
            <text:p>2022-03-10T00:19:37Z</text:p>
          </table:table-cell>
          <table:table-cell office:value-type="string" calcext:value-type="string">
            <text:p>SUCCEEDED</text:p>
          </table:table-cell>
          <table:table-cell office:value-type="float" office:value="1229808" calcext:value-type="float">
            <text:p>1229808</text:p>
          </table:table-cell>
          <table:table-cell office:value-type="float" office:value="69303" calcext:value-type="float">
            <text:p>69303</text:p>
          </table:table-cell>
          <table:table-cell office:value-type="float" office:value="13.977" calcext:value-type="float">
            <text:p>13.977</text:p>
          </table:table-cell>
          <table:table-cell office:value-type="float" office:value="0.39" calcext:value-type="float">
            <text:p>0.39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81.195" calcext:value-type="float">
            <text:p>81.195</text:p>
          </table:table-cell>
          <table:table-cell office:value-type="float" office:value="17.36" calcext:value-type="float">
            <text:p>17.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8:04Z</text:p>
          </table:table-cell>
          <table:table-cell office:value-type="string" calcext:value-type="string">
            <text:p>2022-03-10T00:19:52Z</text:p>
          </table:table-cell>
          <table:table-cell office:value-type="string" calcext:value-type="string">
            <text:p>2022-03-10T00:21:30Z</text:p>
          </table:table-cell>
          <table:table-cell office:value-type="string" calcext:value-type="string">
            <text:p>SUCCEEDED</text:p>
          </table:table-cell>
          <table:table-cell office:value-type="float" office:value="1229809" calcext:value-type="float">
            <text:p>1229809</text:p>
          </table:table-cell>
          <table:table-cell office:value-type="float" office:value="213709" calcext:value-type="float">
            <text:p>213709</text:p>
          </table:table-cell>
          <table:table-cell office:value-type="float" office:value="9.52" calcext:value-type="float">
            <text:p>9.52</text:p>
          </table:table-cell>
          <table:table-cell office:value-type="float" office:value="0.455" calcext:value-type="float">
            <text:p>0.45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96-start-paper-150</text:p>
          </table:table-cell>
          <table:table-cell office:value-type="float" office:value="74.455" calcext:value-type="float">
            <text:p>74.455</text:p>
          </table:table-cell>
          <table:table-cell office:value-type="float" office:value="15.41" calcext:value-type="float">
            <text:p>15.4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0:18:16Z</text:p>
          </table:table-cell>
          <table:table-cell office:value-type="string" calcext:value-type="string">
            <text:p>2022-03-10T00:19:52Z</text:p>
          </table:table-cell>
          <table:table-cell office:value-type="string" calcext:value-type="string">
            <text:p>2022-03-10T00:21:21Z</text:p>
          </table:table-cell>
          <table:table-cell office:value-type="string" calcext:value-type="string">
            <text:p>SUCCEEDED</text:p>
          </table:table-cell>
          <table:table-cell office:value-type="float" office:value="1229811" calcext:value-type="float">
            <text:p>1229811</text:p>
          </table:table-cell>
          <table:table-cell office:value-type="float" office:value="238703" calcext:value-type="float">
            <text:p>238703</text:p>
          </table:table-cell>
          <table:table-cell office:value-type="float" office:value="10.585" calcext:value-type="float">
            <text:p>10.585</text:p>
          </table:table-cell>
          <table:table-cell office:value-type="float" office:value="0.411" calcext:value-type="float">
            <text:p>0.411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87.363" calcext:value-type="float">
            <text:p>87.363</text:p>
          </table:table-cell>
          <table:table-cell office:value-type="float" office:value="19.53" calcext:value-type="float">
            <text:p>19.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0:49Z</text:p>
          </table:table-cell>
          <table:table-cell office:value-type="string" calcext:value-type="string">
            <text:p>2022-03-10T01:00:58Z</text:p>
          </table:table-cell>
          <table:table-cell office:value-type="string" calcext:value-type="string">
            <text:p>2022-03-10T01:02:46Z</text:p>
          </table:table-cell>
          <table:table-cell office:value-type="string" calcext:value-type="string">
            <text:p>SUCCEEDED</text:p>
          </table:table-cell>
          <table:table-cell office:value-type="float" office:value="1229924" calcext:value-type="float">
            <text:p>1229924</text:p>
          </table:table-cell>
          <table:table-cell office:value-type="float" office:value="235099" calcext:value-type="float">
            <text:p>235099</text:p>
          </table:table-cell>
          <table:table-cell office:value-type="float" office:value="12.158" calcext:value-type="float">
            <text:p>12.15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96-start-paper-200</text:p>
          </table:table-cell>
          <table:table-cell office:value-type="float" office:value="71.137" calcext:value-type="float">
            <text:p>71.137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06Z</text:p>
          </table:table-cell>
          <table:table-cell office:value-type="string" calcext:value-type="string">
            <text:p>2022-03-10T01:01:18Z</text:p>
          </table:table-cell>
          <table:table-cell office:value-type="string" calcext:value-type="string">
            <text:p>2022-03-10T01:02:46Z</text:p>
          </table:table-cell>
          <table:table-cell office:value-type="string" calcext:value-type="string">
            <text:p>SUCCEEDED</text:p>
          </table:table-cell>
          <table:table-cell office:value-type="float" office:value="1229929" calcext:value-type="float">
            <text:p>1229929</text:p>
          </table:table-cell>
          <table:table-cell office:value-type="float" office:value="256942" calcext:value-type="float">
            <text:p>256942</text:p>
          </table:table-cell>
          <table:table-cell office:value-type="float" office:value="7.869" calcext:value-type="float">
            <text:p>7.869</text:p>
          </table:table-cell>
          <table:table-cell office:value-type="float" office:value="0.393" calcext:value-type="float">
            <text:p>0.393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3.167" calcext:value-type="float">
            <text:p>73.167</text:p>
          </table:table-cell>
          <table:table-cell office:value-type="float" office:value="14.57" calcext:value-type="float">
            <text:p>14.5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23Z</text:p>
          </table:table-cell>
          <table:table-cell office:value-type="string" calcext:value-type="string">
            <text:p>2022-03-10T01:01:40Z</text:p>
          </table:table-cell>
          <table:table-cell office:value-type="string" calcext:value-type="string">
            <text:p>2022-03-10T01:03:08Z</text:p>
          </table:table-cell>
          <table:table-cell office:value-type="string" calcext:value-type="string">
            <text:p>SUCCEEDED</text:p>
          </table:table-cell>
          <table:table-cell office:value-type="float" office:value="1229934" calcext:value-type="float">
            <text:p>1229934</text:p>
          </table:table-cell>
          <table:table-cell office:value-type="float" office:value="91158" calcext:value-type="float">
            <text:p>91158</text:p>
          </table:table-cell>
          <table:table-cell office:value-type="float" office:value="10.722" calcext:value-type="float">
            <text:p>10.722</text:p>
          </table:table-cell>
          <table:table-cell office:value-type="float" office:value="0.393" calcext:value-type="float">
            <text:p>0.393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80.16" calcext:value-type="float">
            <text:p>80.16</text:p>
          </table:table-cell>
          <table:table-cell office:value-type="float" office:value="17.62" calcext:value-type="float">
            <text:p>17.6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0T01:01:37Z</text:p>
          </table:table-cell>
          <table:table-cell office:value-type="string" calcext:value-type="string">
            <text:p>2022-03-10T01:02:49Z</text:p>
          </table:table-cell>
          <table:table-cell office:value-type="string" calcext:value-type="string">
            <text:p>2022-03-10T01:04:27Z</text:p>
          </table:table-cell>
          <table:table-cell office:value-type="string" calcext:value-type="string">
            <text:p>SUCCEEDED</text:p>
          </table:table-cell>
          <table:table-cell office:value-type="float" office:value="1229938" calcext:value-type="float">
            <text:p>1229938</text:p>
          </table:table-cell>
          <table:table-cell office:value-type="float" office:value="31029" calcext:value-type="float">
            <text:p>31029</text:p>
          </table:table-cell>
          <table:table-cell office:value-type="float" office:value="12.234" calcext:value-type="float">
            <text:p>12.234</text:p>
          </table:table-cell>
          <table:table-cell office:value-type="float" office:value="0.411" calcext:value-type="float">
            <text:p>0.4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start-paper-gr</text:p>
          </table:table-cell>
          <table:table-cell office:value-type="float" office:value="75.392" calcext:value-type="float">
            <text:p>75.392</text:p>
          </table:table-cell>
          <table:table-cell office:value-type="float" office:value="14.51" calcext:value-type="float">
            <text:p>14.51</text:p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022-03-14T21:41:10Z</text:p>
          </table:table-cell>
          <table:table-cell office:value-type="string" calcext:value-type="string">
            <text:p>2022-03-14T21:41:18Z</text:p>
          </table:table-cell>
          <table:table-cell office:value-type="string" calcext:value-type="string">
            <text:p>2022-03-14T21:42:50Z</text:p>
          </table:table-cell>
          <table:table-cell office:value-type="string" calcext:value-type="string">
            <text:p>SUCCEEDED</text:p>
          </table:table-cell>
          <table:table-cell office:value-type="float" office:value="1253510" calcext:value-type="float">
            <text:p>1253510</text:p>
          </table:table-cell>
          <table:table-cell office:value-type="float" office:value="157270" calcext:value-type="float">
            <text:p>157270</text:p>
          </table:table-cell>
          <table:table-cell office:value-type="float" office:value="11.424" calcext:value-type="float">
            <text:p>11.424</text:p>
          </table:table-cell>
          <table:table-cell office:value-type="float" office:value="0.433" calcext:value-type="float">
            <text:p>0.4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96-start-paper-gr-00</text:p>
          </table:table-cell>
          <table:table-cell office:value-type="float" office:value="135.352" calcext:value-type="float">
            <text:p>135.352</text:p>
          </table:table-cell>
          <table:table-cell office:value-type="float" office:value="47.87" calcext:value-type="float">
            <text:p>47.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22:36Z</text:p>
          </table:table-cell>
          <table:table-cell office:value-type="string" calcext:value-type="string">
            <text:p>2022-03-14T22:23:04Z</text:p>
          </table:table-cell>
          <table:table-cell office:value-type="string" calcext:value-type="string">
            <text:p>2022-03-14T22:25:36Z</text:p>
          </table:table-cell>
          <table:table-cell office:value-type="string" calcext:value-type="string">
            <text:p>SUCCEEDED</text:p>
          </table:table-cell>
          <table:table-cell office:value-type="float" office:value="1253745" calcext:value-type="float">
            <text:p>1253745</text:p>
          </table:table-cell>
          <table:table-cell office:value-type="float" office:value="3266" calcext:value-type="float">
            <text:p>3266</text:p>
          </table:table-cell>
          <table:table-cell office:value-type="float" office:value="13.068" calcext:value-type="float">
            <text:p>13.06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start-paper-gr-01</text:p>
          </table:table-cell>
          <table:table-cell office:value-type="float" office:value="203.836" calcext:value-type="float">
            <text:p>203.836</text:p>
          </table:table-cell>
          <table:table-cell office:value-type="float" office:value="46.85" calcext:value-type="float">
            <text:p>46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17:48Z</text:p>
          </table:table-cell>
          <table:table-cell office:value-type="string" calcext:value-type="string">
            <text:p>2022-03-14T22:23:04Z</text:p>
          </table:table-cell>
          <table:table-cell office:value-type="string" calcext:value-type="string">
            <text:p>2022-03-14T22:26:47Z</text:p>
          </table:table-cell>
          <table:table-cell office:value-type="string" calcext:value-type="string">
            <text:p>SUCCEEDED</text:p>
          </table:table-cell>
          <table:table-cell office:value-type="float" office:value="1253738" calcext:value-type="float">
            <text:p>1253738</text:p>
          </table:table-cell>
          <table:table-cell office:value-type="float" office:value="51291" calcext:value-type="float">
            <text:p>51291</text:p>
          </table:table-cell>
          <table:table-cell office:value-type="float" office:value="11.913" calcext:value-type="float">
            <text:p>11.913</text:p>
          </table:table-cell>
          <table:table-cell office:value-type="float" office:value="0.777" calcext:value-type="float">
            <text:p>0.777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u-ch427-n96-start-paper-gr-10</text:p>
          </table:table-cell>
          <table:table-cell office:value-type="float" office:value="221.876" calcext:value-type="float">
            <text:p>221.876</text:p>
          </table:table-cell>
          <table:table-cell office:value-type="float" office:value="71.11" calcext:value-type="float">
            <text:p>71.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3-14T22:23:00Z</text:p>
          </table:table-cell>
          <table:table-cell office:value-type="string" calcext:value-type="string">
            <text:p>2022-03-14T22:23:10Z</text:p>
          </table:table-cell>
          <table:table-cell office:value-type="string" calcext:value-type="string">
            <text:p>2022-03-14T22:29:11Z</text:p>
          </table:table-cell>
          <table:table-cell office:value-type="string" calcext:value-type="string">
            <text:p>SUCCEEDED</text:p>
          </table:table-cell>
          <table:table-cell office:value-type="float" office:value="1253748" calcext:value-type="float">
            <text:p>1253748</text:p>
          </table:table-cell>
          <table:table-cell office:value-type="float" office:value="238004" calcext:value-type="float">
            <text:p>238004</text:p>
          </table:table-cell>
          <table:table-cell office:value-type="float" office:value="18.192" calcext:value-type="float">
            <text:p>18.192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u-ch427-n96-start-paper-gr-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408" calcext:value-type="float">
            <text:p>1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gr-1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108" calcext:value-type="float">
            <text:p>2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-ch427-n96-start-paper-gr-20</text:p>
          </table:table-cell>
          <table:table-cell office:value-type="float" office:value="297.41" calcext:value-type="float">
            <text:p>297.41</text:p>
          </table:table-cell>
          <table:table-cell office:value-type="float" office:value="103.15" calcext:value-type="float">
            <text:p>103.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3-14T22:59:55Z</text:p>
          </table:table-cell>
          <table:table-cell office:value-type="string" calcext:value-type="string">
            <text:p>2022-03-14T23:09:00Z</text:p>
          </table:table-cell>
          <table:table-cell office:value-type="string" calcext:value-type="string">
            <text:p>2022-03-14T23:18:02Z</text:p>
          </table:table-cell>
          <table:table-cell office:value-type="string" calcext:value-type="string">
            <text:p>SUCCEEDED</text:p>
          </table:table-cell>
          <table:table-cell office:value-type="float" office:value="1253824" calcext:value-type="float">
            <text:p>1253824</text:p>
          </table:table-cell>
          <table:table-cell office:value-type="float" office:value="216588" calcext:value-type="float">
            <text:p>216588</text:p>
          </table:table-cell>
          <table:table-cell office:value-type="float" office:value="18.485" calcext:value-type="float">
            <text:p>18.485</text:p>
          </table:table-cell>
          <table:table-cell office:value-type="float" office:value="0.78" calcext:value-type="float">
            <text:p>0.78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u-ch427-n96-start-paper-gr-200</text:p>
          </table:table-cell>
          <table:table-cell office:value-type="float" office:value="196.058" calcext:value-type="float">
            <text:p>196.058</text:p>
          </table:table-cell>
          <table:table-cell office:value-type="float" office:value="44.19" calcext:value-type="float">
            <text:p>44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3-14T22:23:42Z</text:p>
          </table:table-cell>
          <table:table-cell office:value-type="string" calcext:value-type="string">
            <text:p>2022-03-14T22:23:53Z</text:p>
          </table:table-cell>
          <table:table-cell office:value-type="string" calcext:value-type="string">
            <text:p>2022-03-14T22:27:28Z</text:p>
          </table:table-cell>
          <table:table-cell office:value-type="string" calcext:value-type="string">
            <text:p>SUCCEEDED</text:p>
          </table:table-cell>
          <table:table-cell office:value-type="float" office:value="1253750" calcext:value-type="float">
            <text:p>1253750</text:p>
          </table:table-cell>
          <table:table-cell office:value-type="float" office:value="82510" calcext:value-type="float">
            <text:p>82510</text:p>
          </table:table-cell>
          <table:table-cell office:value-type="float" office:value="14.712" calcext:value-type="float">
            <text:p>14.71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u-ch427-n96-start-paper-gr2-0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10.67" calcext:value-type="float">
            <text:p>10.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0:19:17Z</text:p>
          </table:table-cell>
          <table:table-cell office:value-type="string" calcext:value-type="string">
            <text:p>2022-03-15T00:19:25Z</text:p>
          </table:table-cell>
          <table:table-cell office:value-type="string" calcext:value-type="string">
            <text:p>2022-03-15T00:21:30Z</text:p>
          </table:table-cell>
          <table:table-cell office:value-type="string" calcext:value-type="string">
            <text:p>SUCCEEDED</text:p>
          </table:table-cell>
          <table:table-cell office:value-type="float" office:value="1254145" calcext:value-type="float">
            <text:p>1254145</text:p>
          </table:table-cell>
          <table:table-cell office:value-type="float" office:value="258529" calcext:value-type="float">
            <text:p>258529</text:p>
          </table:table-cell>
          <table:table-cell office:value-type="float" office:value="8.681" calcext:value-type="float">
            <text:p>8.681</text:p>
          </table:table-cell>
          <table:table-cell office:value-type="float" office:value="0.39" calcext:value-type="float">
            <text:p>0.39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start-paper-gr2-01</text:p>
          </table:table-cell>
          <table:table-cell office:value-type="float" office:value="130.776" calcext:value-type="float">
            <text:p>130.776</text:p>
          </table:table-cell>
          <table:table-cell office:value-type="float" office:value="15.56" calcext:value-type="float">
            <text:p>15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0:19:35Z</text:p>
          </table:table-cell>
          <table:table-cell office:value-type="string" calcext:value-type="string">
            <text:p>2022-03-15T00:19:44Z</text:p>
          </table:table-cell>
          <table:table-cell office:value-type="string" calcext:value-type="string">
            <text:p>2022-03-15T00:22:09Z</text:p>
          </table:table-cell>
          <table:table-cell office:value-type="string" calcext:value-type="string">
            <text:p>SUCCEEDED</text:p>
          </table:table-cell>
          <table:table-cell office:value-type="float" office:value="1254146" calcext:value-type="float">
            <text:p>1254146</text:p>
          </table:table-cell>
          <table:table-cell office:value-type="float" office:value="197526" calcext:value-type="float">
            <text:p>197526</text:p>
          </table:table-cell>
          <table:table-cell office:value-type="float" office:value="10.565" calcext:value-type="float">
            <text:p>10.56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96-start-paper-gr2-10</text:p>
          </table:table-cell>
          <table:table-cell office:value-type="float" office:value="111.695" calcext:value-type="float">
            <text:p>111.695</text:p>
          </table:table-cell>
          <table:table-cell office:value-type="float" office:value="12.17" calcext:value-type="float">
            <text:p>12.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0:19:47Z</text:p>
          </table:table-cell>
          <table:table-cell office:value-type="string" calcext:value-type="string">
            <text:p>2022-03-15T00:19:58Z</text:p>
          </table:table-cell>
          <table:table-cell office:value-type="string" calcext:value-type="string">
            <text:p>2022-03-15T00:22:05Z</text:p>
          </table:table-cell>
          <table:table-cell office:value-type="string" calcext:value-type="string">
            <text:p>SUCCEEDED</text:p>
          </table:table-cell>
          <table:table-cell office:value-type="float" office:value="1254147" calcext:value-type="float">
            <text:p>1254147</text:p>
          </table:table-cell>
          <table:table-cell office:value-type="float" office:value="171523" calcext:value-type="float">
            <text:p>171523</text:p>
          </table:table-cell>
          <table:table-cell office:value-type="float" office:value="8.85" calcext:value-type="float">
            <text:p>8.85</text:p>
          </table:table-cell>
          <table:table-cell office:value-type="float" office:value="0.39" calcext:value-type="float">
            <text:p>0.39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start-paper-gr2-100</text:p>
          </table:table-cell>
          <table:table-cell office:value-type="float" office:value="118.358" calcext:value-type="float">
            <text:p>118.358</text:p>
          </table:table-cell>
          <table:table-cell office:value-type="float" office:value="10.13" calcext:value-type="float">
            <text:p>10.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0:20:01Z</text:p>
          </table:table-cell>
          <table:table-cell office:value-type="string" calcext:value-type="string">
            <text:p>2022-03-15T00:20:08Z</text:p>
          </table:table-cell>
          <table:table-cell office:value-type="string" calcext:value-type="string">
            <text:p>2022-03-15T00:22:19Z</text:p>
          </table:table-cell>
          <table:table-cell office:value-type="string" calcext:value-type="string">
            <text:p>SUCCEEDED</text:p>
          </table:table-cell>
          <table:table-cell office:value-type="float" office:value="1254153" calcext:value-type="float">
            <text:p>1254153</text:p>
          </table:table-cell>
          <table:table-cell office:value-type="float" office:value="131082" calcext:value-type="float">
            <text:p>131082</text:p>
          </table:table-cell>
          <table:table-cell office:value-type="float" office:value="10.625" calcext:value-type="float">
            <text:p>10.625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u-ch427-n96-start-paper-gr2-20</text:p>
          </table:table-cell>
          <table:table-cell office:value-type="float" office:value="116.991" calcext:value-type="float">
            <text:p>116.991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0:20:08Z</text:p>
          </table:table-cell>
          <table:table-cell office:value-type="string" calcext:value-type="string">
            <text:p>2022-03-15T00:21:47Z</text:p>
          </table:table-cell>
          <table:table-cell office:value-type="string" calcext:value-type="string">
            <text:p>2022-03-15T00:24:00Z</text:p>
          </table:table-cell>
          <table:table-cell office:value-type="string" calcext:value-type="string">
            <text:p>SUCCEEDED</text:p>
          </table:table-cell>
          <table:table-cell office:value-type="float" office:value="1254154" calcext:value-type="float">
            <text:p>1254154</text:p>
          </table:table-cell>
          <table:table-cell office:value-type="float" office:value="188548" calcext:value-type="float">
            <text:p>188548</text:p>
          </table:table-cell>
          <table:table-cell office:value-type="float" office:value="15.667" calcext:value-type="float">
            <text:p>15.66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start-paper-gr2-30</text:p>
          </table:table-cell>
          <table:table-cell office:value-type="float" office:value="122.295" calcext:value-type="float">
            <text:p>122.295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0:20:22Z</text:p>
          </table:table-cell>
          <table:table-cell office:value-type="string" calcext:value-type="string">
            <text:p>2022-03-15T00:22:24Z</text:p>
          </table:table-cell>
          <table:table-cell office:value-type="string" calcext:value-type="string">
            <text:p>2022-03-15T00:24:43Z</text:p>
          </table:table-cell>
          <table:table-cell office:value-type="string" calcext:value-type="string">
            <text:p>SUCCEEDED</text:p>
          </table:table-cell>
          <table:table-cell office:value-type="float" office:value="1254155" calcext:value-type="float">
            <text:p>1254155</text:p>
          </table:table-cell>
          <table:table-cell office:value-type="float" office:value="212724" calcext:value-type="float">
            <text:p>212724</text:p>
          </table:table-cell>
          <table:table-cell office:value-type="float" office:value="7.929" calcext:value-type="float">
            <text:p>7.929</text:p>
          </table:table-cell>
          <table:table-cell office:value-type="float" office:value="0.452" calcext:value-type="float">
            <text:p>0.452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96-start-paper-gr2-50</text:p>
          </table:table-cell>
          <table:table-cell office:value-type="float" office:value="112.539" calcext:value-type="float">
            <text:p>112.539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0:20:41Z</text:p>
          </table:table-cell>
          <table:table-cell office:value-type="string" calcext:value-type="string">
            <text:p>2022-03-15T00:22:24Z</text:p>
          </table:table-cell>
          <table:table-cell office:value-type="string" calcext:value-type="string">
            <text:p>2022-03-15T00:24:33Z</text:p>
          </table:table-cell>
          <table:table-cell office:value-type="string" calcext:value-type="string">
            <text:p>SUCCEEDED</text:p>
          </table:table-cell>
          <table:table-cell office:value-type="float" office:value="1254156" calcext:value-type="float">
            <text:p>1254156</text:p>
          </table:table-cell>
          <table:table-cell office:value-type="float" office:value="13534" calcext:value-type="float">
            <text:p>13534</text:p>
          </table:table-cell>
          <table:table-cell office:value-type="float" office:value="9.265" calcext:value-type="float">
            <text:p>9.265</text:p>
          </table:table-cell>
          <table:table-cell office:value-type="float" office:value="0.412" calcext:value-type="float">
            <text:p>0.41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start-paper-gr-30</text:p>
          </table:table-cell>
          <table:table-cell office:value-type="float" office:value="387.488" calcext:value-type="float">
            <text:p>387.488</text:p>
          </table:table-cell>
          <table:table-cell office:value-type="float" office:value="125.86" calcext:value-type="float">
            <text:p>125.8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3-14T22:23:55Z</text:p>
          </table:table-cell>
          <table:table-cell office:value-type="string" calcext:value-type="string">
            <text:p>2022-03-14T23:52:30Z</text:p>
          </table:table-cell>
          <table:table-cell office:value-type="string" calcext:value-type="string">
            <text:p>2022-03-15T00:05:21Z</text:p>
          </table:table-cell>
          <table:table-cell office:value-type="string" calcext:value-type="string">
            <text:p>SUCCEEDED</text:p>
          </table:table-cell>
          <table:table-cell office:value-type="float" office:value="1253751" calcext:value-type="float">
            <text:p>1253751</text:p>
          </table:table-cell>
          <table:table-cell office:value-type="float" office:value="211958" calcext:value-type="float">
            <text:p>211958</text:p>
          </table:table-cell>
          <table:table-cell office:value-type="float" office:value="16.202" calcext:value-type="float">
            <text:p>16.20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u-ch427-n96-start-paper-gr46-00</text:p>
          </table:table-cell>
          <table:table-cell office:value-type="float" office:value="112.558" calcext:value-type="float">
            <text:p>112.558</text:p>
          </table:table-cell>
          <table:table-cell office:value-type="float" office:value="11.92" calcext:value-type="float">
            <text:p>11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1:24:29Z</text:p>
          </table:table-cell>
          <table:table-cell office:value-type="string" calcext:value-type="string">
            <text:p>2022-03-15T01:24:37Z</text:p>
          </table:table-cell>
          <table:table-cell office:value-type="string" calcext:value-type="string">
            <text:p>2022-03-15T01:26:44Z</text:p>
          </table:table-cell>
          <table:table-cell office:value-type="string" calcext:value-type="string">
            <text:p>SUCCEEDED</text:p>
          </table:table-cell>
          <table:table-cell office:value-type="float" office:value="1254439" calcext:value-type="float">
            <text:p>1254439</text:p>
          </table:table-cell>
          <table:table-cell office:value-type="float" office:value="38519" calcext:value-type="float">
            <text:p>38519</text:p>
          </table:table-cell>
          <table:table-cell office:value-type="float" office:value="12.448" calcext:value-type="float">
            <text:p>12.448</text:p>
          </table:table-cell>
          <table:table-cell office:value-type="float" office:value="0.413" calcext:value-type="float">
            <text:p>0.413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start-paper-gr46-01</text:p>
          </table:table-cell>
          <table:table-cell office:value-type="float" office:value="117.689" calcext:value-type="float">
            <text:p>117.689</text:p>
          </table:table-cell>
          <table:table-cell office:value-type="float" office:value="14.82" calcext:value-type="float">
            <text:p>1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1:24:47Z</text:p>
          </table:table-cell>
          <table:table-cell office:value-type="string" calcext:value-type="string">
            <text:p>2022-03-15T01:24:55Z</text:p>
          </table:table-cell>
          <table:table-cell office:value-type="string" calcext:value-type="string">
            <text:p>2022-03-15T01:27:08Z</text:p>
          </table:table-cell>
          <table:table-cell office:value-type="string" calcext:value-type="string">
            <text:p>SUCCEEDED</text:p>
          </table:table-cell>
          <table:table-cell office:value-type="float" office:value="1254440" calcext:value-type="float">
            <text:p>1254440</text:p>
          </table:table-cell>
          <table:table-cell office:value-type="float" office:value="237727" calcext:value-type="float">
            <text:p>237727</text:p>
          </table:table-cell>
          <table:table-cell office:value-type="float" office:value="10.545" calcext:value-type="float">
            <text:p>10.545</text:p>
          </table:table-cell>
          <table:table-cell office:value-type="float" office:value="0.433" calcext:value-type="float">
            <text:p>0.433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start-paper-gr46-10</text:p>
          </table:table-cell>
          <table:table-cell office:value-type="float" office:value="106.204" calcext:value-type="float">
            <text:p>106.20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1:24:53Z</text:p>
          </table:table-cell>
          <table:table-cell office:value-type="string" calcext:value-type="string">
            <text:p>2022-03-15T01:25:02Z</text:p>
          </table:table-cell>
          <table:table-cell office:value-type="string" calcext:value-type="string">
            <text:p>2022-03-15T01:27:02Z</text:p>
          </table:table-cell>
          <table:table-cell office:value-type="string" calcext:value-type="string">
            <text:p>SUCCEEDED</text:p>
          </table:table-cell>
          <table:table-cell office:value-type="float" office:value="1254441" calcext:value-type="float">
            <text:p>1254441</text:p>
          </table:table-cell>
          <table:table-cell office:value-type="float" office:value="211047" calcext:value-type="float">
            <text:p>211047</text:p>
          </table:table-cell>
          <table:table-cell office:value-type="float" office:value="9.534" calcext:value-type="float">
            <text:p>9.534</text:p>
          </table:table-cell>
          <table:table-cell office:value-type="float" office:value="0.413" calcext:value-type="float">
            <text:p>0.413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start-paper-gr46-100</text:p>
          </table:table-cell>
          <table:table-cell office:value-type="float" office:value="116.429" calcext:value-type="float">
            <text:p>116.429</text:p>
          </table:table-cell>
          <table:table-cell office:value-type="float" office:value="15.77" calcext:value-type="float">
            <text:p>15.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1:25:05Z</text:p>
          </table:table-cell>
          <table:table-cell office:value-type="string" calcext:value-type="string">
            <text:p>2022-03-15T01:25:15Z</text:p>
          </table:table-cell>
          <table:table-cell office:value-type="string" calcext:value-type="string">
            <text:p>2022-03-15T01:27:25Z</text:p>
          </table:table-cell>
          <table:table-cell office:value-type="string" calcext:value-type="string">
            <text:p>SUCCEEDED</text:p>
          </table:table-cell>
          <table:table-cell office:value-type="float" office:value="1254442" calcext:value-type="float">
            <text:p>1254442</text:p>
          </table:table-cell>
          <table:table-cell office:value-type="float" office:value="156496" calcext:value-type="float">
            <text:p>156496</text:p>
          </table:table-cell>
          <table:table-cell office:value-type="float" office:value="8.968" calcext:value-type="float">
            <text:p>8.968</text:p>
          </table:table-cell>
          <table:table-cell office:value-type="float" office:value="0.392" calcext:value-type="float">
            <text:p>0.392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start-paper-gr46-20</text:p>
          </table:table-cell>
          <table:table-cell office:value-type="float" office:value="104.881" calcext:value-type="float">
            <text:p>104.881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1:25:22Z</text:p>
          </table:table-cell>
          <table:table-cell office:value-type="string" calcext:value-type="string">
            <text:p>2022-03-15T01:27:08Z</text:p>
          </table:table-cell>
          <table:table-cell office:value-type="string" calcext:value-type="string">
            <text:p>2022-03-15T01:29:08Z</text:p>
          </table:table-cell>
          <table:table-cell office:value-type="string" calcext:value-type="string">
            <text:p>SUCCEEDED</text:p>
          </table:table-cell>
          <table:table-cell office:value-type="float" office:value="1254443" calcext:value-type="float">
            <text:p>1254443</text:p>
          </table:table-cell>
          <table:table-cell office:value-type="float" office:value="53648" calcext:value-type="float">
            <text:p>53648</text:p>
          </table:table-cell>
          <table:table-cell office:value-type="float" office:value="8.707" calcext:value-type="float">
            <text:p>8.707</text:p>
          </table:table-cell>
          <table:table-cell office:value-type="float" office:value="0.418" calcext:value-type="float">
            <text:p>0.418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start-paper-gr46-30</text:p>
          </table:table-cell>
          <table:table-cell office:value-type="float" office:value="111.727" calcext:value-type="float">
            <text:p>111.727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1:25:42Z</text:p>
          </table:table-cell>
          <table:table-cell office:value-type="string" calcext:value-type="string">
            <text:p>2022-03-15T01:27:32Z</text:p>
          </table:table-cell>
          <table:table-cell office:value-type="string" calcext:value-type="string">
            <text:p>2022-03-15T01:29:39Z</text:p>
          </table:table-cell>
          <table:table-cell office:value-type="string" calcext:value-type="string">
            <text:p>SUCCEEDED</text:p>
          </table:table-cell>
          <table:table-cell office:value-type="float" office:value="1254444" calcext:value-type="float">
            <text:p>1254444</text:p>
          </table:table-cell>
          <table:table-cell office:value-type="float" office:value="252928" calcext:value-type="float">
            <text:p>252928</text:p>
          </table:table-cell>
          <table:table-cell office:value-type="float" office:value="8.64" calcext:value-type="float">
            <text:p>8.64</text:p>
          </table:table-cell>
          <table:table-cell office:value-type="float" office:value="0.453" calcext:value-type="float">
            <text:p>0.453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96-start-paper-gr46-50</text:p>
          </table:table-cell>
          <table:table-cell office:value-type="float" office:value="104.83" calcext:value-type="float">
            <text:p>104.8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1:25:52Z</text:p>
          </table:table-cell>
          <table:table-cell office:value-type="string" calcext:value-type="string">
            <text:p>2022-03-15T01:27:32Z</text:p>
          </table:table-cell>
          <table:table-cell office:value-type="string" calcext:value-type="string">
            <text:p>2022-03-15T01:29:33Z</text:p>
          </table:table-cell>
          <table:table-cell office:value-type="string" calcext:value-type="string">
            <text:p>SUCCEEDED</text:p>
          </table:table-cell>
          <table:table-cell office:value-type="float" office:value="1254445" calcext:value-type="float">
            <text:p>1254445</text:p>
          </table:table-cell>
          <table:table-cell office:value-type="float" office:value="226122" calcext:value-type="float">
            <text:p>226122</text:p>
          </table:table-cell>
          <table:table-cell office:value-type="float" office:value="9.214" calcext:value-type="float">
            <text:p>9.214</text:p>
          </table:table-cell>
          <table:table-cell office:value-type="float" office:value="0.387" calcext:value-type="float">
            <text:p>0.387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start-paper-gr-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3-15T14:01:40Z</text:p>
          </table:table-cell>
          <table:table-cell office:value-type="string" calcext:value-type="string">
            <text:p>2022-03-15T19:22:06Z</text:p>
          </table:table-cell>
          <table:table-cell office:value-type="string" calcext:value-type="string">
            <text:p>2022-03-15T19:40:51Z</text:p>
          </table:table-cell>
          <table:table-cell office:value-type="string" calcext:value-type="string">
            <text:p>E</text:p>
          </table:table-cell>
          <table:table-cell office:value-type="float" office:value="1257172" calcext:value-type="float">
            <text:p>1257172</text:p>
          </table:table-cell>
          <table:table-cell office:value-type="float" office:value="53570" calcext:value-type="float">
            <text:p>53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0</text:p>
          </table:table-cell>
          <table:table-cell office:value-type="float" office:value="65.307" calcext:value-type="float">
            <text:p>65.307</text:p>
          </table:table-cell>
          <table:table-cell office:value-type="float" office:value="11.31" calcext:value-type="float">
            <text:p>11.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4T23:51:01Z</text:p>
          </table:table-cell>
          <table:table-cell office:value-type="string" calcext:value-type="string">
            <text:p>2022-02-04T23:51:14Z</text:p>
          </table:table-cell>
          <table:table-cell office:value-type="string" calcext:value-type="string">
            <text:p>2022-02-04T23:52:29Z</text:p>
          </table:table-cell>
          <table:table-cell office:value-type="string" calcext:value-type="string">
            <text:p>SUCCEEDED</text:p>
          </table:table-cell>
          <table:table-cell office:value-type="float" office:value="1058508" calcext:value-type="float">
            <text:p>1058508</text:p>
          </table:table-cell>
          <table:table-cell office:value-type="float" office:value="195383" calcext:value-type="float">
            <text:p>195383</text:p>
          </table:table-cell>
          <table:table-cell office:value-type="float" office:value="12.1" calcext:value-type="float">
            <text:p>12.1</text:p>
          </table:table-cell>
          <table:table-cell office:value-type="float" office:value="0.354" calcext:value-type="float">
            <text:p>0.354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u-ch427-n96-stdev-afa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4T23:51:09Z</text:p>
          </table:table-cell>
          <table:table-cell office:value-type="string" calcext:value-type="string">
            <text:p>2022-02-04T23:51:18Z</text:p>
          </table:table-cell>
          <table:table-cell office:value-type="string" calcext:value-type="string">
            <text:p>2022-02-04T23:51:34Z</text:p>
          </table:table-cell>
          <table:table-cell office:value-type="string" calcext:value-type="string">
            <text:p>E</text:p>
          </table:table-cell>
          <table:table-cell office:value-type="float" office:value="1058509" calcext:value-type="float">
            <text:p>1058509</text:p>
          </table:table-cell>
          <table:table-cell office:value-type="float" office:value="234731" calcext:value-type="float">
            <text:p>234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4T23:51:35Z</text:p>
          </table:table-cell>
          <table:table-cell office:value-type="string" calcext:value-type="string">
            <text:p>2022-02-04T23:52:17Z</text:p>
          </table:table-cell>
          <table:table-cell office:value-type="string" calcext:value-type="string">
            <text:p>2022-02-04T23:52:36Z</text:p>
          </table:table-cell>
          <table:table-cell office:value-type="string" calcext:value-type="string">
            <text:p>E</text:p>
          </table:table-cell>
          <table:table-cell office:value-type="float" office:value="1058511" calcext:value-type="float">
            <text:p>1058511</text:p>
          </table:table-cell>
          <table:table-cell office:value-type="float" office:value="207827" calcext:value-type="float">
            <text:p>207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4T23:52:03Z</text:p>
          </table:table-cell>
          <table:table-cell office:value-type="string" calcext:value-type="string">
            <text:p>2022-02-04T23:52:17Z</text:p>
          </table:table-cell>
          <table:table-cell office:value-type="string" calcext:value-type="string">
            <text:p>2022-02-04T23:52:37Z</text:p>
          </table:table-cell>
          <table:table-cell office:value-type="string" calcext:value-type="string">
            <text:p>E</text:p>
          </table:table-cell>
          <table:table-cell office:value-type="float" office:value="1058512" calcext:value-type="float">
            <text:p>1058512</text:p>
          </table:table-cell>
          <table:table-cell office:value-type="float" office:value="259443" calcext:value-type="float">
            <text:p>259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4T23:52:27Z</text:p>
          </table:table-cell>
          <table:table-cell office:value-type="string" calcext:value-type="string">
            <text:p>2022-02-04T23:52:39Z</text:p>
          </table:table-cell>
          <table:table-cell office:value-type="string" calcext:value-type="string">
            <text:p>2022-02-04T23:52:57Z</text:p>
          </table:table-cell>
          <table:table-cell office:value-type="string" calcext:value-type="string">
            <text:p>E</text:p>
          </table:table-cell>
          <table:table-cell office:value-type="float" office:value="1058514" calcext:value-type="float">
            <text:p>1058514</text:p>
          </table:table-cell>
          <table:table-cell office:value-type="float" office:value="89591" calcext:value-type="float">
            <text:p>89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4T23:53:01Z</text:p>
          </table:table-cell>
          <table:table-cell office:value-type="string" calcext:value-type="string">
            <text:p>2022-02-04T23:53:11Z</text:p>
          </table:table-cell>
          <table:table-cell office:value-type="string" calcext:value-type="string">
            <text:p>2022-02-04T23:53:51Z</text:p>
          </table:table-cell>
          <table:table-cell office:value-type="string" calcext:value-type="string">
            <text:p>E</text:p>
          </table:table-cell>
          <table:table-cell office:value-type="float" office:value="1058515" calcext:value-type="float">
            <text:p>1058515</text:p>
          </table:table-cell>
          <table:table-cell office:value-type="float" office:value="232605" calcext:value-type="float">
            <text:p>232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4T23:53:19Z</text:p>
          </table:table-cell>
          <table:table-cell office:value-type="string" calcext:value-type="string">
            <text:p>2022-02-04T23:57:20Z</text:p>
          </table:table-cell>
          <table:table-cell office:value-type="string" calcext:value-type="string">
            <text:p>2022-02-04T23:57:58Z</text:p>
          </table:table-cell>
          <table:table-cell office:value-type="string" calcext:value-type="string">
            <text:p>E</text:p>
          </table:table-cell>
          <table:table-cell office:value-type="float" office:value="1058516" calcext:value-type="float">
            <text:p>1058516</text:p>
          </table:table-cell>
          <table:table-cell office:value-type="float" office:value="242415" calcext:value-type="float">
            <text:p>242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4T23:53:37Z</text:p>
          </table:table-cell>
          <table:table-cell office:value-type="string" calcext:value-type="string">
            <text:p>2022-02-04T23:53:48Z</text:p>
          </table:table-cell>
          <table:table-cell office:value-type="string" calcext:value-type="string">
            <text:p>2022-02-04T23:54:28Z</text:p>
          </table:table-cell>
          <table:table-cell office:value-type="string" calcext:value-type="string">
            <text:p>E</text:p>
          </table:table-cell>
          <table:table-cell office:value-type="float" office:value="1058517" calcext:value-type="float">
            <text:p>1058517</text:p>
          </table:table-cell>
          <table:table-cell office:value-type="float" office:value="206915" calcext:value-type="float">
            <text:p>206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4T23:53:59Z</text:p>
          </table:table-cell>
          <table:table-cell office:value-type="string" calcext:value-type="string">
            <text:p>2022-02-04T23:54:51Z</text:p>
          </table:table-cell>
          <table:table-cell office:value-type="string" calcext:value-type="string">
            <text:p>2022-02-04T23:55:31Z</text:p>
          </table:table-cell>
          <table:table-cell office:value-type="string" calcext:value-type="string">
            <text:p>E</text:p>
          </table:table-cell>
          <table:table-cell office:value-type="float" office:value="1058518" calcext:value-type="float">
            <text:p>1058518</text:p>
          </table:table-cell>
          <table:table-cell office:value-type="float" office:value="235617" calcext:value-type="float">
            <text:p>235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4T23:54:15Z</text:p>
          </table:table-cell>
          <table:table-cell office:value-type="string" calcext:value-type="string">
            <text:p>2022-02-04T23:55:03Z</text:p>
          </table:table-cell>
          <table:table-cell office:value-type="string" calcext:value-type="string">
            <text:p>2022-02-04T23:55:46Z</text:p>
          </table:table-cell>
          <table:table-cell office:value-type="string" calcext:value-type="string">
            <text:p>E</text:p>
          </table:table-cell>
          <table:table-cell office:value-type="float" office:value="1058519" calcext:value-type="float">
            <text:p>1058519</text:p>
          </table:table-cell>
          <table:table-cell office:value-type="float" office:value="89416" calcext:value-type="float">
            <text:p>89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4T23:55:01Z</text:p>
          </table:table-cell>
          <table:table-cell office:value-type="string" calcext:value-type="string">
            <text:p>2022-02-04T23:56:12Z</text:p>
          </table:table-cell>
          <table:table-cell office:value-type="string" calcext:value-type="string">
            <text:p>2022-02-04T23:56:57Z</text:p>
          </table:table-cell>
          <table:table-cell office:value-type="string" calcext:value-type="string">
            <text:p>E</text:p>
          </table:table-cell>
          <table:table-cell office:value-type="float" office:value="1058521" calcext:value-type="float">
            <text:p>1058521</text:p>
          </table:table-cell>
          <table:table-cell office:value-type="float" office:value="239336" calcext:value-type="float">
            <text:p>239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4T23:55:49Z</text:p>
          </table:table-cell>
          <table:table-cell office:value-type="string" calcext:value-type="string">
            <text:p>2022-02-04T23:56:39Z</text:p>
          </table:table-cell>
          <table:table-cell office:value-type="string" calcext:value-type="string">
            <text:p>2022-02-04T23:57:22Z</text:p>
          </table:table-cell>
          <table:table-cell office:value-type="string" calcext:value-type="string">
            <text:p>E</text:p>
          </table:table-cell>
          <table:table-cell office:value-type="float" office:value="1058522" calcext:value-type="float">
            <text:p>1058522</text:p>
          </table:table-cell>
          <table:table-cell office:value-type="float" office:value="143992" calcext:value-type="float">
            <text:p>143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4T23:56:19Z</text:p>
          </table:table-cell>
          <table:table-cell office:value-type="string" calcext:value-type="string">
            <text:p>2022-02-04T23:57:52Z</text:p>
          </table:table-cell>
          <table:table-cell office:value-type="string" calcext:value-type="string">
            <text:p>2022-02-04T23:58:35Z</text:p>
          </table:table-cell>
          <table:table-cell office:value-type="string" calcext:value-type="string">
            <text:p>E</text:p>
          </table:table-cell>
          <table:table-cell office:value-type="float" office:value="1058523" calcext:value-type="float">
            <text:p>1058523</text:p>
          </table:table-cell>
          <table:table-cell office:value-type="float" office:value="214725" calcext:value-type="float">
            <text:p>214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04T23:57:13Z</text:p>
          </table:table-cell>
          <table:table-cell office:value-type="string" calcext:value-type="string">
            <text:p>2022-02-04T23:58:56Z</text:p>
          </table:table-cell>
          <table:table-cell office:value-type="string" calcext:value-type="string">
            <text:p>2022-02-04T23:59:40Z</text:p>
          </table:table-cell>
          <table:table-cell office:value-type="string" calcext:value-type="string">
            <text:p>E</text:p>
          </table:table-cell>
          <table:table-cell office:value-type="float" office:value="1058525" calcext:value-type="float">
            <text:p>1058525</text:p>
          </table:table-cell>
          <table:table-cell office:value-type="float" office:value="245683" calcext:value-type="float">
            <text:p>245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a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afa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afa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afa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afa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afof-ens00</text:p>
          </table:table-cell>
          <table:table-cell office:value-type="float" office:value="64.842" calcext:value-type="float">
            <text:p>64.842</text:p>
          </table:table-cell>
          <table:table-cell office:value-type="float" office:value="11.37" calcext:value-type="float">
            <text:p>11.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8T02:18:44Z</text:p>
          </table:table-cell>
          <table:table-cell office:value-type="string" calcext:value-type="string">
            <text:p>2022-02-08T02:18:56Z</text:p>
          </table:table-cell>
          <table:table-cell office:value-type="string" calcext:value-type="string">
            <text:p>2022-02-08T02:20:17Z</text:p>
          </table:table-cell>
          <table:table-cell office:value-type="string" calcext:value-type="string">
            <text:p>SUCCEEDED</text:p>
          </table:table-cell>
          <table:table-cell office:value-type="float" office:value="1077064" calcext:value-type="float">
            <text:p>1077064</text:p>
          </table:table-cell>
          <table:table-cell office:value-type="float" office:value="133674" calcext:value-type="float">
            <text:p>133674</text:p>
          </table:table-cell>
          <table:table-cell office:value-type="float" office:value="11.532" calcext:value-type="float">
            <text:p>11.532</text:p>
          </table:table-cell>
          <table:table-cell office:value-type="float" office:value="0.353" calcext:value-type="float">
            <text:p>0.35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stdev-afof-ens01</text:p>
          </table:table-cell>
          <table:table-cell office:value-type="float" office:value="98.211" calcext:value-type="float">
            <text:p>98.211</text:p>
          </table:table-cell>
          <table:table-cell office:value-type="float" office:value="14.83" calcext:value-type="float">
            <text:p>14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8T02:18:53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1:30Z</text:p>
          </table:table-cell>
          <table:table-cell office:value-type="string" calcext:value-type="string">
            <text:p>SUCCEEDED</text:p>
          </table:table-cell>
          <table:table-cell office:value-type="float" office:value="1077065" calcext:value-type="float">
            <text:p>1077065</text:p>
          </table:table-cell>
          <table:table-cell office:value-type="float" office:value="200878" calcext:value-type="float">
            <text:p>200878</text:p>
          </table:table-cell>
          <table:table-cell office:value-type="float" office:value="10.898" calcext:value-type="float">
            <text:p>10.89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96-stdev-afof-ens02</text:p>
          </table:table-cell>
          <table:table-cell office:value-type="float" office:value="128.207" calcext:value-type="float">
            <text:p>128.207</text:p>
          </table:table-cell>
          <table:table-cell office:value-type="float" office:value="22.62" calcext:value-type="float">
            <text:p>22.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8T02:19:00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1:53Z</text:p>
          </table:table-cell>
          <table:table-cell office:value-type="string" calcext:value-type="string">
            <text:p>SUCCEEDED</text:p>
          </table:table-cell>
          <table:table-cell office:value-type="float" office:value="1077066" calcext:value-type="float">
            <text:p>1077066</text:p>
          </table:table-cell>
          <table:table-cell office:value-type="float" office:value="160914" calcext:value-type="float">
            <text:p>160914</text:p>
          </table:table-cell>
          <table:table-cell office:value-type="float" office:value="8.28" calcext:value-type="float">
            <text:p>8.28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stdev-afof-ens03</text:p>
          </table:table-cell>
          <table:table-cell office:value-type="float" office:value="169.012" calcext:value-type="float">
            <text:p>169.012</text:p>
          </table:table-cell>
          <table:table-cell office:value-type="float" office:value="24.64" calcext:value-type="float">
            <text:p>24.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8T02:19:11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2:39Z</text:p>
          </table:table-cell>
          <table:table-cell office:value-type="string" calcext:value-type="string">
            <text:p>SUCCEEDED</text:p>
          </table:table-cell>
          <table:table-cell office:value-type="float" office:value="1077067" calcext:value-type="float">
            <text:p>1077067</text:p>
          </table:table-cell>
          <table:table-cell office:value-type="float" office:value="143207" calcext:value-type="float">
            <text:p>143207</text:p>
          </table:table-cell>
          <table:table-cell office:value-type="float" office:value="11.722" calcext:value-type="float">
            <text:p>11.7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96-stdev-afof-ens04</text:p>
          </table:table-cell>
          <table:table-cell office:value-type="float" office:value="165.651" calcext:value-type="float">
            <text:p>165.651</text:p>
          </table:table-cell>
          <table:table-cell office:value-type="float" office:value="26.08" calcext:value-type="float">
            <text:p>26.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8T02:19:21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3:09Z</text:p>
          </table:table-cell>
          <table:table-cell office:value-type="string" calcext:value-type="string">
            <text:p>SUCCEEDED</text:p>
          </table:table-cell>
          <table:table-cell office:value-type="float" office:value="1077068" calcext:value-type="float">
            <text:p>1077068</text:p>
          </table:table-cell>
          <table:table-cell office:value-type="float" office:value="37496" calcext:value-type="float">
            <text:p>37496</text:p>
          </table:table-cell>
          <table:table-cell office:value-type="float" office:value="11.994" calcext:value-type="float">
            <text:p>11.99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u-ch427-n96-stdev-afof-ens05</text:p>
          </table:table-cell>
          <table:table-cell office:value-type="float" office:value="193.44" calcext:value-type="float">
            <text:p>193.44</text:p>
          </table:table-cell>
          <table:table-cell office:value-type="float" office:value="30.94" calcext:value-type="float">
            <text:p>30.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3:56Z</text:p>
          </table:table-cell>
          <table:table-cell office:value-type="string" calcext:value-type="string">
            <text:p>SUCCEEDED</text:p>
          </table:table-cell>
          <table:table-cell office:value-type="float" office:value="1077069" calcext:value-type="float">
            <text:p>1077069</text:p>
          </table:table-cell>
          <table:table-cell office:value-type="float" office:value="146655" calcext:value-type="float">
            <text:p>14665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u-ch427-n96-stdev-afof-ens06</text:p>
          </table:table-cell>
          <table:table-cell office:value-type="float" office:value="222.581" calcext:value-type="float">
            <text:p>222.581</text:p>
          </table:table-cell>
          <table:table-cell office:value-type="float" office:value="29.13" calcext:value-type="float">
            <text:p>29.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8T02:19:38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4:27Z</text:p>
          </table:table-cell>
          <table:table-cell office:value-type="string" calcext:value-type="string">
            <text:p>SUCCEEDED</text:p>
          </table:table-cell>
          <table:table-cell office:value-type="float" office:value="1077070" calcext:value-type="float">
            <text:p>1077070</text:p>
          </table:table-cell>
          <table:table-cell office:value-type="float" office:value="49669" calcext:value-type="float">
            <text:p>49669</text:p>
          </table:table-cell>
          <table:table-cell office:value-type="float" office:value="27.333" calcext:value-type="float">
            <text:p>27.333</text:p>
          </table:table-cell>
          <table:table-cell office:value-type="float" office:value="1.358" calcext:value-type="float">
            <text:p>1.358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string" calcext:value-type="string">
            <text:p>u-ch427-n96-stdev-afof-ens07</text:p>
          </table:table-cell>
          <table:table-cell office:value-type="float" office:value="204.03" calcext:value-type="float">
            <text:p>204.03</text:p>
          </table:table-cell>
          <table:table-cell office:value-type="float" office:value="31.63" calcext:value-type="float">
            <text:p>31.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8T02:19:48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4:07Z</text:p>
          </table:table-cell>
          <table:table-cell office:value-type="string" calcext:value-type="string">
            <text:p>SUCCEEDED</text:p>
          </table:table-cell>
          <table:table-cell office:value-type="float" office:value="1077071" calcext:value-type="float">
            <text:p>1077071</text:p>
          </table:table-cell>
          <table:table-cell office:value-type="float" office:value="191802" calcext:value-type="float">
            <text:p>191802</text:p>
          </table:table-cell>
          <table:table-cell office:value-type="float" office:value="23.772" calcext:value-type="float">
            <text:p>23.772</text:p>
          </table:table-cell>
          <table:table-cell office:value-type="float" office:value="0.72" calcext:value-type="float">
            <text:p>0.7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u-ch427-n96-stdev-afof-ens08</text:p>
          </table:table-cell>
          <table:table-cell office:value-type="float" office:value="215.329" calcext:value-type="float">
            <text:p>215.329</text:p>
          </table:table-cell>
          <table:table-cell office:value-type="float" office:value="29.66" calcext:value-type="float">
            <text:p>29.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8T02:50:03Z</text:p>
          </table:table-cell>
          <table:table-cell office:value-type="string" calcext:value-type="string">
            <text:p>2022-02-08T02:50:13Z</text:p>
          </table:table-cell>
          <table:table-cell office:value-type="string" calcext:value-type="string">
            <text:p>2022-02-08T02:54:37Z</text:p>
          </table:table-cell>
          <table:table-cell office:value-type="string" calcext:value-type="string">
            <text:p>SUCCEEDED</text:p>
          </table:table-cell>
          <table:table-cell office:value-type="float" office:value="1077111" calcext:value-type="float">
            <text:p>1077111</text:p>
          </table:table-cell>
          <table:table-cell office:value-type="float" office:value="93679" calcext:value-type="float">
            <text:p>93679</text:p>
          </table:table-cell>
          <table:table-cell office:value-type="float" office:value="27.217" calcext:value-type="float">
            <text:p>27.217</text:p>
          </table:table-cell>
          <table:table-cell office:value-type="float" office:value="0.759" calcext:value-type="float">
            <text:p>0.759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u-ch427-n96-stdev-afof-ens09</text:p>
          </table:table-cell>
          <table:table-cell office:value-type="float" office:value="240.486" calcext:value-type="float">
            <text:p>240.486</text:p>
          </table:table-cell>
          <table:table-cell office:value-type="float" office:value="35.29" calcext:value-type="float">
            <text:p>35.2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8T02:20:09Z</text:p>
          </table:table-cell>
          <table:table-cell office:value-type="string" calcext:value-type="string">
            <text:p>2022-02-08T02:20:36Z</text:p>
          </table:table-cell>
          <table:table-cell office:value-type="string" calcext:value-type="string">
            <text:p>2022-02-08T02:25:22Z</text:p>
          </table:table-cell>
          <table:table-cell office:value-type="string" calcext:value-type="string">
            <text:p>SUCCEEDED</text:p>
          </table:table-cell>
          <table:table-cell office:value-type="float" office:value="1077073" calcext:value-type="float">
            <text:p>1077073</text:p>
          </table:table-cell>
          <table:table-cell office:value-type="float" office:value="104638" calcext:value-type="float">
            <text:p>104638</text:p>
          </table:table-cell>
          <table:table-cell office:value-type="float" office:value="36.376" calcext:value-type="float">
            <text:p>36.376</text:p>
          </table:table-cell>
          <table:table-cell office:value-type="float" office:value="0.817" calcext:value-type="float">
            <text:p>0.817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u-ch427-n96-stdev-afof-ens10</text:p>
          </table:table-cell>
          <table:table-cell office:value-type="float" office:value="280.769" calcext:value-type="float">
            <text:p>280.769</text:p>
          </table:table-cell>
          <table:table-cell office:value-type="float" office:value="40.41" calcext:value-type="float">
            <text:p>40.4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8T02:20:18Z</text:p>
          </table:table-cell>
          <table:table-cell office:value-type="string" calcext:value-type="string">
            <text:p>2022-02-08T02:20:36Z</text:p>
          </table:table-cell>
          <table:table-cell office:value-type="string" calcext:value-type="string">
            <text:p>2022-02-08T02:26:00Z</text:p>
          </table:table-cell>
          <table:table-cell office:value-type="string" calcext:value-type="string">
            <text:p>SUCCEEDED</text:p>
          </table:table-cell>
          <table:table-cell office:value-type="float" office:value="1077074" calcext:value-type="float">
            <text:p>1077074</text:p>
          </table:table-cell>
          <table:table-cell office:value-type="float" office:value="256097" calcext:value-type="float">
            <text:p>256097</text:p>
          </table:table-cell>
          <table:table-cell office:value-type="float" office:value="34.908" calcext:value-type="float">
            <text:p>34.908</text:p>
          </table:table-cell>
          <table:table-cell office:value-type="float" office:value="0.921" calcext:value-type="float">
            <text:p>0.921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u-ch427-n96-stdev-afof-ens11</text:p>
          </table:table-cell>
          <table:table-cell office:value-type="float" office:value="289.978" calcext:value-type="float">
            <text:p>289.978</text:p>
          </table:table-cell>
          <table:table-cell office:value-type="float" office:value="53.4" calcext:value-type="float">
            <text:p>53.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8T02:20:29Z</text:p>
          </table:table-cell>
          <table:table-cell office:value-type="string" calcext:value-type="string">
            <text:p>2022-02-08T02:21:02Z</text:p>
          </table:table-cell>
          <table:table-cell office:value-type="string" calcext:value-type="string">
            <text:p>2022-02-08T02:26:41Z</text:p>
          </table:table-cell>
          <table:table-cell office:value-type="string" calcext:value-type="string">
            <text:p>SUCCEEDED</text:p>
          </table:table-cell>
          <table:table-cell office:value-type="float" office:value="1077075" calcext:value-type="float">
            <text:p>1077075</text:p>
          </table:table-cell>
          <table:table-cell office:value-type="float" office:value="91661" calcext:value-type="float">
            <text:p>91661</text:p>
          </table:table-cell>
          <table:table-cell office:value-type="float" office:value="26.659" calcext:value-type="float">
            <text:p>26.659</text:p>
          </table:table-cell>
          <table:table-cell office:value-type="float" office:value="0.927" calcext:value-type="float">
            <text:p>0.927</text:p>
          </table:table-cell>
          <table:table-cell office:value-type="float" office:value="1.791" calcext:value-type="float">
            <text:p>1.791</text:p>
          </table:table-cell>
        </table:table-row>
        <table:table-row table:style-name="ro1">
          <table:table-cell office:value-type="string" calcext:value-type="string">
            <text:p>u-ch427-n96-stdev-afof-ens12</text:p>
          </table:table-cell>
          <table:table-cell office:value-type="float" office:value="320.168" calcext:value-type="float">
            <text:p>320.168</text:p>
          </table:table-cell>
          <table:table-cell office:value-type="float" office:value="44.17" calcext:value-type="float">
            <text:p>44.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8T15:43:14Z</text:p>
          </table:table-cell>
          <table:table-cell office:value-type="string" calcext:value-type="string">
            <text:p>2022-02-08T17:12:23Z</text:p>
          </table:table-cell>
          <table:table-cell office:value-type="string" calcext:value-type="string">
            <text:p>2022-02-08T17:18:34Z</text:p>
          </table:table-cell>
          <table:table-cell office:value-type="string" calcext:value-type="string">
            <text:p>SUCCEEDED</text:p>
          </table:table-cell>
          <table:table-cell office:value-type="float" office:value="1079988" calcext:value-type="float">
            <text:p>1079988</text:p>
          </table:table-cell>
          <table:table-cell office:value-type="float" office:value="201080" calcext:value-type="float">
            <text:p>201080</text:p>
          </table:table-cell>
          <table:table-cell office:value-type="float" office:value="30.414" calcext:value-type="float">
            <text:p>30.414</text:p>
          </table:table-cell>
          <table:table-cell office:value-type="float" office:value="0.984" calcext:value-type="float">
            <text:p>0.984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string" calcext:value-type="string">
            <text:p>u-ch427-n96-stdev-afo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12T01:20:19Z</text:p>
          </table:table-cell>
          <table:table-cell office:value-type="string" calcext:value-type="string">
            <text:p>2022-02-12T01:29:17Z</text:p>
          </table:table-cell>
          <table:table-cell office:value-type="string" calcext:value-type="string">
            <text:p>2022-02-12T03:29:28Z</text:p>
          </table:table-cell>
          <table:table-cell office:value-type="string" calcext:value-type="string">
            <text:p>E</text:p>
          </table:table-cell>
          <table:table-cell office:value-type="float" office:value="1099374" calcext:value-type="float">
            <text:p>1099374</text:p>
          </table:table-cell>
          <table:table-cell office:value-type="float" office:value="200407" calcext:value-type="float">
            <text:p>200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o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12T01:20:31Z</text:p>
          </table:table-cell>
          <table:table-cell office:value-type="string" calcext:value-type="string">
            <text:p>2022-02-12T01:30:18Z</text:p>
          </table:table-cell>
          <table:table-cell office:value-type="string" calcext:value-type="string">
            <text:p>2022-02-12T03:30:27Z</text:p>
          </table:table-cell>
          <table:table-cell office:value-type="string" calcext:value-type="string">
            <text:p>E</text:p>
          </table:table-cell>
          <table:table-cell office:value-type="float" office:value="1099375" calcext:value-type="float">
            <text:p>1099375</text:p>
          </table:table-cell>
          <table:table-cell office:value-type="float" office:value="255174" calcext:value-type="float">
            <text:p>255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o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12T01:20:41Z</text:p>
          </table:table-cell>
          <table:table-cell office:value-type="string" calcext:value-type="string">
            <text:p>2022-02-12T01:30:18Z</text:p>
          </table:table-cell>
          <table:table-cell office:value-type="string" calcext:value-type="string">
            <text:p>2022-02-12T03:30:27Z</text:p>
          </table:table-cell>
          <table:table-cell office:value-type="string" calcext:value-type="string">
            <text:p>E</text:p>
          </table:table-cell>
          <table:table-cell office:value-type="float" office:value="1099377" calcext:value-type="float">
            <text:p>1099377</text:p>
          </table:table-cell>
          <table:table-cell office:value-type="float" office:value="88802" calcext:value-type="float">
            <text:p>88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o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12T01:20:52Z</text:p>
          </table:table-cell>
          <table:table-cell office:value-type="string" calcext:value-type="string">
            <text:p>2022-02-12T01:37:26Z</text:p>
          </table:table-cell>
          <table:table-cell office:value-type="string" calcext:value-type="string">
            <text:p>2022-02-12T03:37:36Z</text:p>
          </table:table-cell>
          <table:table-cell office:value-type="string" calcext:value-type="string">
            <text:p>E</text:p>
          </table:table-cell>
          <table:table-cell office:value-type="float" office:value="1099378" calcext:value-type="float">
            <text:p>1099378</text:p>
          </table:table-cell>
          <table:table-cell office:value-type="float" office:value="124462" calcext:value-type="float">
            <text:p>124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o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12T01:21:03Z</text:p>
          </table:table-cell>
          <table:table-cell office:value-type="string" calcext:value-type="string">
            <text:p>2022-02-12T01:29:17Z</text:p>
          </table:table-cell>
          <table:table-cell office:value-type="string" calcext:value-type="string">
            <text:p>2022-02-12T03:29:28Z</text:p>
          </table:table-cell>
          <table:table-cell office:value-type="string" calcext:value-type="string">
            <text:p>E</text:p>
          </table:table-cell>
          <table:table-cell office:value-type="float" office:value="1099379" calcext:value-type="float">
            <text:p>1099379</text:p>
          </table:table-cell>
          <table:table-cell office:value-type="float" office:value="99832" calcext:value-type="float">
            <text:p>99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o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12T01:21:13Z</text:p>
          </table:table-cell>
          <table:table-cell office:value-type="string" calcext:value-type="string">
            <text:p>2022-02-12T01:29:17Z</text:p>
          </table:table-cell>
          <table:table-cell office:value-type="string" calcext:value-type="string">
            <text:p>2022-02-12T03:29:28Z</text:p>
          </table:table-cell>
          <table:table-cell office:value-type="string" calcext:value-type="string">
            <text:p>E</text:p>
          </table:table-cell>
          <table:table-cell office:value-type="float" office:value="1099381" calcext:value-type="float">
            <text:p>1099381</text:p>
          </table:table-cell>
          <table:table-cell office:value-type="float" office:value="115306" calcext:value-type="float">
            <text:p>115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ofof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ofo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o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stdev-tftf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-ch427-n96-template-start-00</text:p>
          </table:table-cell>
          <table:table-cell office:value-type="float" office:value="65.854" calcext:value-type="float">
            <text:p>65.854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4T20:26:59Z</text:p>
          </table:table-cell>
          <table:table-cell office:value-type="string" calcext:value-type="string">
            <text:p>2022-02-14T20:27:08Z</text:p>
          </table:table-cell>
          <table:table-cell office:value-type="string" calcext:value-type="string">
            <text:p>2022-02-14T20:28:30Z</text:p>
          </table:table-cell>
          <table:table-cell office:value-type="string" calcext:value-type="string">
            <text:p>SUCCEEDED</text:p>
          </table:table-cell>
          <table:table-cell office:value-type="float" office:value="1116066" calcext:value-type="float">
            <text:p>1116066</text:p>
          </table:table-cell>
          <table:table-cell office:value-type="float" office:value="238558" calcext:value-type="float">
            <text:p>238558</text:p>
          </table:table-cell>
          <table:table-cell office:value-type="float" office:value="8.978" calcext:value-type="float">
            <text:p>8.9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template-start-all</text:p>
          </table:table-cell>
          <table:table-cell office:value-type="float" office:value="76.811" calcext:value-type="float">
            <text:p>76.811</text:p>
          </table:table-cell>
          <table:table-cell office:value-type="float" office:value="15.43" calcext:value-type="float">
            <text:p>15.43</text:p>
          </table:table-cell>
          <table:table-cell table:number-columns-repeated="2"/>
          <table:table-cell office:value-type="string" calcext:value-type="string">
            <text:p>l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9T15:33:01Z</text:p>
          </table:table-cell>
          <table:table-cell office:value-type="string" calcext:value-type="string">
            <text:p>2022-02-19T15:33:08Z</text:p>
          </table:table-cell>
          <table:table-cell office:value-type="string" calcext:value-type="string">
            <text:p>2022-02-19T15:34:46Z</text:p>
          </table:table-cell>
          <table:table-cell office:value-type="string" calcext:value-type="string">
            <text:p>SUCCEEDED</text:p>
          </table:table-cell>
          <table:table-cell office:value-type="float" office:value="1136242" calcext:value-type="float">
            <text:p>1136242</text:p>
          </table:table-cell>
          <table:table-cell office:value-type="float" office:value="87586" calcext:value-type="float">
            <text:p>87586</text:p>
          </table:table-cell>
          <table:table-cell office:value-type="float" office:value="11.861" calcext:value-type="float">
            <text:p>11.861</text:p>
          </table:table-cell>
          <table:table-cell office:value-type="float" office:value="0.397" calcext:value-type="float">
            <text:p>0.397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template-start-all2</text:p>
          </table:table-cell>
          <table:table-cell office:value-type="float" office:value="82.661" calcext:value-type="float">
            <text:p>82.661</text:p>
          </table:table-cell>
          <table:table-cell office:value-type="float" office:value="14.22" calcext:value-type="float">
            <text:p>14.22</text:p>
          </table:table-cell>
          <table:table-cell table:number-columns-repeated="2"/>
          <table:table-cell office:value-type="string" calcext:value-type="string">
            <text:p>l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25T17:27:49Z</text:p>
          </table:table-cell>
          <table:table-cell office:value-type="string" calcext:value-type="string">
            <text:p>2022-02-25T17:27:56Z</text:p>
          </table:table-cell>
          <table:table-cell office:value-type="string" calcext:value-type="string">
            <text:p>2022-02-25T17:29:40Z</text:p>
          </table:table-cell>
          <table:table-cell office:value-type="string" calcext:value-type="string">
            <text:p>SUCCEEDED</text:p>
          </table:table-cell>
          <table:table-cell office:value-type="float" office:value="1160100" calcext:value-type="float">
            <text:p>1160100</text:p>
          </table:table-cell>
          <table:table-cell office:value-type="float" office:value="200593" calcext:value-type="float">
            <text:p>200593</text:p>
          </table:table-cell>
          <table:table-cell office:value-type="float" office:value="8.65" calcext:value-type="float">
            <text:p>8.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u-ch427-n96-template-start-all-ms</text:p>
          </table:table-cell>
          <table:table-cell office:value-type="float" office:value="117.772" calcext:value-type="float">
            <text:p>117.772</text:p>
          </table:table-cell>
          <table:table-cell office:value-type="float" office:value="14.74" calcext:value-type="float">
            <text:p>14.74</text:p>
          </table:table-cell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27T00:35:05Z</text:p>
          </table:table-cell>
          <table:table-cell office:value-type="string" calcext:value-type="string">
            <text:p>2022-02-27T00:35:12Z</text:p>
          </table:table-cell>
          <table:table-cell office:value-type="string" calcext:value-type="string">
            <text:p>2022-02-27T00:38:09Z</text:p>
          </table:table-cell>
          <table:table-cell office:value-type="string" calcext:value-type="string">
            <text:p>SUCCEEDED</text:p>
          </table:table-cell>
          <table:table-cell office:value-type="float" office:value="1163863" calcext:value-type="float">
            <text:p>1163863</text:p>
          </table:table-cell>
          <table:table-cell office:value-type="float" office:value="78287" calcext:value-type="float">
            <text:p>78287</text:p>
          </table:table-cell>
          <table:table-cell office:value-type="float" office:value="13.581" calcext:value-type="float">
            <text:p>13.581</text:p>
          </table:table-cell>
          <table:table-cell office:value-type="float" office:value="0.488" calcext:value-type="float">
            <text:p>0.488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84.838" calcext:value-type="float">
            <text:p>84.838</text:p>
          </table:table-cell>
          <table:table-cell office:value-type="float" office:value="16.67" calcext:value-type="float">
            <text:p>16.67</text:p>
          </table:table-cell>
          <table:table-cell table:number-columns-repeated="2"/>
          <table:table-cell office:value-type="string" calcext:value-type="string">
            <text:p>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08T18:44:38Z</text:p>
          </table:table-cell>
          <table:table-cell office:value-type="string" calcext:value-type="string">
            <text:p>2022-03-08T18:44:49Z</text:p>
          </table:table-cell>
          <table:table-cell office:value-type="string" calcext:value-type="string">
            <text:p>2022-03-08T18:46:36Z</text:p>
          </table:table-cell>
          <table:table-cell office:value-type="string" calcext:value-type="string">
            <text:p>SUCCEEDED</text:p>
          </table:table-cell>
          <table:table-cell office:value-type="float" office:value="1221340" calcext:value-type="float">
            <text:p>1221340</text:p>
          </table:table-cell>
          <table:table-cell office:value-type="float" office:value="58426" calcext:value-type="float">
            <text:p>58426</text:p>
          </table:table-cell>
          <table:table-cell office:value-type="float" office:value="17.213" calcext:value-type="float">
            <text:p>17.213</text:p>
          </table:table-cell>
          <table:table-cell office:value-type="float" office:value="0.392" calcext:value-type="float">
            <text:p>0.392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template-start-test</text:p>
          </table:table-cell>
          <table:table-cell office:value-type="float" office:value="102.257" calcext:value-type="float">
            <text:p>102.257</text:p>
          </table:table-cell>
          <table:table-cell office:value-type="float" office:value="17.14" calcext:value-type="float">
            <text:p>17.14</text:p>
          </table:table-cell>
          <table:table-cell table:number-columns-repeated="2"/>
          <table:table-cell office:value-type="string" calcext:value-type="string">
            <text:p>s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8T19:24:30Z</text:p>
          </table:table-cell>
          <table:table-cell office:value-type="string" calcext:value-type="string">
            <text:p>2022-02-18T19:24:38Z</text:p>
          </table:table-cell>
          <table:table-cell office:value-type="string" calcext:value-type="string">
            <text:p>2022-02-18T19:27:32Z</text:p>
          </table:table-cell>
          <table:table-cell office:value-type="string" calcext:value-type="string">
            <text:p>SUCCEEDED</text:p>
          </table:table-cell>
          <table:table-cell office:value-type="float" office:value="1134579" calcext:value-type="float">
            <text:p>1134579</text:p>
          </table:table-cell>
          <table:table-cell office:value-type="float" office:value="225916" calcext:value-type="float">
            <text:p>225916</text:p>
          </table:table-cell>
          <table:table-cell office:value-type="float" office:value="15.649" calcext:value-type="float">
            <text:p>15.649</text:p>
          </table:table-cell>
          <table:table-cell office:value-type="float" office:value="0.398" calcext:value-type="float">
            <text:p>0.398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template-test0</text:p>
          </table:table-cell>
          <table:table-cell office:value-type="float" office:value="64.097" calcext:value-type="float">
            <text:p>64.097</text:p>
          </table:table-cell>
          <table:table-cell office:value-type="float" office:value="12.12" calcext:value-type="float">
            <text:p>12.12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1:27:23Z</text:p>
          </table:table-cell>
          <table:table-cell office:value-type="string" calcext:value-type="string">
            <text:p>2022-03-15T01:27:32Z</text:p>
          </table:table-cell>
          <table:table-cell office:value-type="string" calcext:value-type="string">
            <text:p>2022-03-15T01:28:52Z</text:p>
          </table:table-cell>
          <table:table-cell office:value-type="string" calcext:value-type="string">
            <text:p>SUCCEEDED</text:p>
          </table:table-cell>
          <table:table-cell office:value-type="float" office:value="1254448" calcext:value-type="float">
            <text:p>1254448</text:p>
          </table:table-cell>
          <table:table-cell office:value-type="float" office:value="42677" calcext:value-type="float">
            <text:p>42677</text:p>
          </table:table-cell>
          <table:table-cell office:value-type="float" office:value="8.643" calcext:value-type="float">
            <text:p>8.643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template-test1</text:p>
          </table:table-cell>
          <table:table-cell office:value-type="float" office:value="67.408" calcext:value-type="float">
            <text:p>67.408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string" calcext:value-type="string">
            <text:p>t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3-15T00:17:03Z</text:p>
          </table:table-cell>
          <table:table-cell office:value-type="string" calcext:value-type="string">
            <text:p>2022-03-15T00:17:13Z</text:p>
          </table:table-cell>
          <table:table-cell office:value-type="string" calcext:value-type="string">
            <text:p>2022-03-15T00:18:39Z</text:p>
          </table:table-cell>
          <table:table-cell office:value-type="string" calcext:value-type="string">
            <text:p>SUCCEEDED</text:p>
          </table:table-cell>
          <table:table-cell office:value-type="float" office:value="1254133" calcext:value-type="float">
            <text:p>1254133</text:p>
          </table:table-cell>
          <table:table-cell office:value-type="float" office:value="2748" calcext:value-type="float">
            <text:p>2748</text:p>
          </table:table-cell>
          <table:table-cell office:value-type="float" office:value="9.604" calcext:value-type="float">
            <text:p>9.604</text:p>
          </table:table-cell>
          <table:table-cell office:value-type="float" office:value="0.398" calcext:value-type="float">
            <text:p>0.39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u-ch427-n96-test</text:p>
          </table:table-cell>
          <table:table-cell office:value-type="float" office:value="58.446" calcext:value-type="float">
            <text:p>58.446</text:p>
          </table:table-cell>
          <table:table-cell office:value-type="float" office:value="10.46" calcext:value-type="float">
            <text:p>10.46</text:p>
          </table:table-cell>
          <table:table-cell table:number-columns-repeated="2"/>
          <table:table-cell office:value-type="string" calcext:value-type="string">
            <text:p>s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17:51:59Z</text:p>
          </table:table-cell>
          <table:table-cell office:value-type="string" calcext:value-type="string">
            <text:p>2022-01-10T17:52:08Z</text:p>
          </table:table-cell>
          <table:table-cell office:value-type="string" calcext:value-type="string">
            <text:p>2022-01-10T17:53:20Z</text:p>
          </table:table-cell>
          <table:table-cell office:value-type="string" calcext:value-type="string">
            <text:p>SUCCEEDED</text:p>
          </table:table-cell>
          <table:table-cell office:value-type="float" office:value="954566" calcext:value-type="float">
            <text:p>954566</text:p>
          </table:table-cell>
          <table:table-cell office:value-type="float" office:value="14356" calcext:value-type="float">
            <text:p>14356</text:p>
          </table:table-cell>
          <table:table-cell office:value-type="float" office:value="6.482" calcext:value-type="float">
            <text:p>6.482</text:p>
          </table:table-cell>
          <table:table-cell office:value-type="float" office:value="0.36" calcext:value-type="float">
            <text:p>0.36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test1</text:p>
          </table:table-cell>
          <table:table-cell table:number-columns-repeated="4"/>
          <table:table-cell office:value-type="string" calcext:value-type="string">
            <text:p>t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2T03:11:03Z</text:p>
          </table:table-cell>
          <table:table-cell office:value-type="string" calcext:value-type="string">
            <text:p>2022-02-12T03:11:11Z</text:p>
          </table:table-cell>
          <table:table-cell office:value-type="string" calcext:value-type="string">
            <text:p>2022-02-12T03:11:25Z</text:p>
          </table:table-cell>
          <table:table-cell office:value-type="string" calcext:value-type="string">
            <text:p>E</text:p>
          </table:table-cell>
          <table:table-cell office:value-type="float" office:value="1099525" calcext:value-type="float">
            <text:p>1099525</text:p>
          </table:table-cell>
          <table:table-cell office:value-type="float" office:value="163292" calcext:value-type="float">
            <text:p>163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2</text:p>
          </table:table-cell>
          <table:table-cell office:value-type="float" office:value="64.44" calcext:value-type="float">
            <text:p>64.44</text:p>
          </table:table-cell>
          <table:table-cell office:value-type="float" office:value="12.44" calcext:value-type="float">
            <text:p>12.44</text:p>
          </table:table-cell>
          <table:table-cell table:number-columns-repeated="2"/>
          <table:table-cell office:value-type="string" calcext:value-type="string">
            <text:p>t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2T18:39:53Z</text:p>
          </table:table-cell>
          <table:table-cell office:value-type="string" calcext:value-type="string">
            <text:p>2022-01-12T18:40:31Z</text:p>
          </table:table-cell>
          <table:table-cell office:value-type="string" calcext:value-type="string">
            <text:p>2022-01-12T18:41:51Z</text:p>
          </table:table-cell>
          <table:table-cell office:value-type="string" calcext:value-type="string">
            <text:p>SUCCEEDED</text:p>
          </table:table-cell>
          <table:table-cell office:value-type="float" office:value="964436" calcext:value-type="float">
            <text:p>964436</text:p>
          </table:table-cell>
          <table:table-cell office:value-type="float" office:value="84868" calcext:value-type="float">
            <text:p>84868</text:p>
          </table:table-cell>
          <table:table-cell office:value-type="float" office:value="10.805" calcext:value-type="float">
            <text:p>10.805</text:p>
          </table:table-cell>
          <table:table-cell office:value-type="float" office:value="0.361" calcext:value-type="float">
            <text:p>0.361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u-ch427-n96-test3</text:p>
          </table:table-cell>
          <table:table-cell office:value-type="float" office:value="84.51" calcext:value-type="float">
            <text:p>84.51</text:p>
          </table:table-cell>
          <table:table-cell office:value-type="float" office:value="10.64" calcext:value-type="float">
            <text:p>10.64</text:p>
          </table:table-cell>
          <table:table-cell table:number-columns-repeated="2"/>
          <table:table-cell office:value-type="string" calcext:value-type="string">
            <text:p>t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7T16:47:33Z</text:p>
          </table:table-cell>
          <table:table-cell office:value-type="string" calcext:value-type="string">
            <text:p>2022-01-17T16:51:24Z</text:p>
          </table:table-cell>
          <table:table-cell office:value-type="string" calcext:value-type="string">
            <text:p>2022-01-17T16:53:02Z</text:p>
          </table:table-cell>
          <table:table-cell office:value-type="string" calcext:value-type="string">
            <text:p>SUCCEEDED</text:p>
          </table:table-cell>
          <table:table-cell office:value-type="float" office:value="978594" calcext:value-type="float">
            <text:p>978594</text:p>
          </table:table-cell>
          <table:table-cell office:value-type="float" office:value="17343" calcext:value-type="float">
            <text:p>17343</text:p>
          </table:table-cell>
          <table:table-cell office:value-type="float" office:value="32.553" calcext:value-type="float">
            <text:p>32.553</text:p>
          </table:table-cell>
          <table:table-cell office:value-type="float" office:value="0.359" calcext:value-type="float">
            <text:p>0.359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test4</text:p>
          </table:table-cell>
          <table:table-cell office:value-type="float" office:value="59.297" calcext:value-type="float">
            <text:p>59.29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  <table:table-cell office:value-type="string" calcext:value-type="string">
            <text:p>t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7T18:52:35Z</text:p>
          </table:table-cell>
          <table:table-cell office:value-type="string" calcext:value-type="string">
            <text:p>2022-01-17T18:53:11Z</text:p>
          </table:table-cell>
          <table:table-cell office:value-type="string" calcext:value-type="string">
            <text:p>2022-01-17T18:54:24Z</text:p>
          </table:table-cell>
          <table:table-cell office:value-type="string" calcext:value-type="string">
            <text:p>SUCCEEDED</text:p>
          </table:table-cell>
          <table:table-cell office:value-type="float" office:value="979229" calcext:value-type="float">
            <text:p>979229</text:p>
          </table:table-cell>
          <table:table-cell office:value-type="float" office:value="90193" calcext:value-type="float">
            <text:p>90193</text:p>
          </table:table-cell>
          <table:table-cell office:value-type="float" office:value="7.277" calcext:value-type="float">
            <text:p>7.277</text:p>
          </table:table-cell>
          <table:table-cell office:value-type="float" office:value="0.361" calcext:value-type="float">
            <text:p>0.361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u-ch427-n96-test5</text:p>
          </table:table-cell>
          <table:table-cell office:value-type="float" office:value="64.862" calcext:value-type="float">
            <text:p>64.862</text:p>
          </table:table-cell>
          <table:table-cell office:value-type="float" office:value="11.15" calcext:value-type="float">
            <text:p>11.15</text:p>
          </table:table-cell>
          <table:table-cell table:number-columns-repeated="2"/>
          <table:table-cell office:value-type="string" calcext:value-type="string">
            <text:p>t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2T21:29:59Z</text:p>
          </table:table-cell>
          <table:table-cell office:value-type="string" calcext:value-type="string">
            <text:p>2022-01-22T21:30:09Z</text:p>
          </table:table-cell>
          <table:table-cell office:value-type="string" calcext:value-type="string">
            <text:p>2022-01-22T21:31:28Z</text:p>
          </table:table-cell>
          <table:table-cell office:value-type="string" calcext:value-type="string">
            <text:p>SUCCEEDED</text:p>
          </table:table-cell>
          <table:table-cell office:value-type="float" office:value="1005561" calcext:value-type="float">
            <text:p>1005561</text:p>
          </table:table-cell>
          <table:table-cell office:value-type="float" office:value="71353" calcext:value-type="float">
            <text:p>71353</text:p>
          </table:table-cell>
          <table:table-cell office:value-type="float" office:value="12.256" calcext:value-type="float">
            <text:p>12.256</text:p>
          </table:table-cell>
          <table:table-cell office:value-type="float" office:value="0.39" calcext:value-type="float">
            <text:p>0.39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test6</text:p>
          </table:table-cell>
          <table:table-cell office:value-type="float" office:value="60.252" calcext:value-type="float">
            <text:p>60.252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t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2T21:28:07Z</text:p>
          </table:table-cell>
          <table:table-cell office:value-type="string" calcext:value-type="string">
            <text:p>2022-01-22T21:28:16Z</text:p>
          </table:table-cell>
          <table:table-cell office:value-type="string" calcext:value-type="string">
            <text:p>2022-01-22T21:29:30Z</text:p>
          </table:table-cell>
          <table:table-cell office:value-type="string" calcext:value-type="string">
            <text:p>SUCCEEDED</text:p>
          </table:table-cell>
          <table:table-cell office:value-type="float" office:value="1005551" calcext:value-type="float">
            <text:p>1005551</text:p>
          </table:table-cell>
          <table:table-cell office:value-type="float" office:value="55771" calcext:value-type="float">
            <text:p>55771</text:p>
          </table:table-cell>
          <table:table-cell office:value-type="float" office:value="7.558" calcext:value-type="float">
            <text:p>7.558</text:p>
          </table:table-cell>
          <table:table-cell office:value-type="float" office:value="0.388" calcext:value-type="float">
            <text:p>0.388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u-ch427-n96-test7</text:p>
          </table:table-cell>
          <table:table-cell office:value-type="float" office:value="62.18" calcext:value-type="float">
            <text:p>62.18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t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23T17:44:18Z</text:p>
          </table:table-cell>
          <table:table-cell office:value-type="string" calcext:value-type="string">
            <text:p>2022-01-23T17:44:26Z</text:p>
          </table:table-cell>
          <table:table-cell office:value-type="string" calcext:value-type="string">
            <text:p>2022-01-23T17:45:42Z</text:p>
          </table:table-cell>
          <table:table-cell office:value-type="string" calcext:value-type="string">
            <text:p>SUCCEEDED</text:p>
          </table:table-cell>
          <table:table-cell office:value-type="float" office:value="1008460" calcext:value-type="float">
            <text:p>1008460</text:p>
          </table:table-cell>
          <table:table-cell office:value-type="float" office:value="180574" calcext:value-type="float">
            <text:p>180574</text:p>
          </table:table-cell>
          <table:table-cell office:value-type="float" office:value="8.301" calcext:value-type="float">
            <text:p>8.301</text:p>
          </table:table-cell>
          <table:table-cell office:value-type="float" office:value="0.393" calcext:value-type="float">
            <text:p>0.393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test-all-ens00</text:p>
          </table:table-cell>
          <table:table-cell office:value-type="float" office:value="62.519" calcext:value-type="float">
            <text:p>62.519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1T04:05:33Z</text:p>
          </table:table-cell>
          <table:table-cell office:value-type="string" calcext:value-type="string">
            <text:p>2022-02-01T04:05:40Z</text:p>
          </table:table-cell>
          <table:table-cell office:value-type="string" calcext:value-type="string">
            <text:p>2022-02-01T04:06:56Z</text:p>
          </table:table-cell>
          <table:table-cell office:value-type="string" calcext:value-type="string">
            <text:p>SUCCEEDED</text:p>
          </table:table-cell>
          <table:table-cell office:value-type="float" office:value="1035884" calcext:value-type="float">
            <text:p>1035884</text:p>
          </table:table-cell>
          <table:table-cell office:value-type="float" office:value="8360" calcext:value-type="float">
            <text:p>8360</text:p>
          </table:table-cell>
          <table:table-cell office:value-type="float" office:value="8.203" calcext:value-type="float">
            <text:p>8.203</text:p>
          </table:table-cell>
          <table:table-cell office:value-type="float" office:value="0.381" calcext:value-type="float">
            <text:p>0.381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u-ch427-n96-test-all-ens01</text:p>
          </table:table-cell>
          <table:table-cell office:value-type="float" office:value="55.891" calcext:value-type="float">
            <text:p>55.891</text:p>
          </table:table-cell>
          <table:table-cell office:value-type="float" office:value="10.01" calcext:value-type="float">
            <text:p>1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1T04:05:41Z</text:p>
          </table:table-cell>
          <table:table-cell office:value-type="string" calcext:value-type="string">
            <text:p>2022-02-01T04:05:49Z</text:p>
          </table:table-cell>
          <table:table-cell office:value-type="string" calcext:value-type="string">
            <text:p>2022-02-01T04:07:00Z</text:p>
          </table:table-cell>
          <table:table-cell office:value-type="string" calcext:value-type="string">
            <text:p>SUCCEEDED</text:p>
          </table:table-cell>
          <table:table-cell office:value-type="float" office:value="1035887" calcext:value-type="float">
            <text:p>1035887</text:p>
          </table:table-cell>
          <table:table-cell office:value-type="float" office:value="54757" calcext:value-type="float">
            <text:p>54757</text:p>
          </table:table-cell>
          <table:table-cell office:value-type="float" office:value="5.248" calcext:value-type="float">
            <text:p>5.248</text:p>
          </table:table-cell>
          <table:table-cell office:value-type="float" office:value="0.36" calcext:value-type="float">
            <text:p>0.36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test-all-ens02</text:p>
          </table:table-cell>
          <table:table-cell office:value-type="float" office:value="61.262" calcext:value-type="float">
            <text:p>61.262</text:p>
          </table:table-cell>
          <table:table-cell office:value-type="float" office:value="12.02" calcext:value-type="float">
            <text:p>12.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1T04:05:50Z</text:p>
          </table:table-cell>
          <table:table-cell office:value-type="string" calcext:value-type="string">
            <text:p>2022-02-01T04:05:57Z</text:p>
          </table:table-cell>
          <table:table-cell office:value-type="string" calcext:value-type="string">
            <text:p>2022-02-01T04:07:16Z</text:p>
          </table:table-cell>
          <table:table-cell office:value-type="string" calcext:value-type="string">
            <text:p>SUCCEEDED</text:p>
          </table:table-cell>
          <table:table-cell office:value-type="float" office:value="1035890" calcext:value-type="float">
            <text:p>1035890</text:p>
          </table:table-cell>
          <table:table-cell office:value-type="float" office:value="173672" calcext:value-type="float">
            <text:p>173672</text:p>
          </table:table-cell>
          <table:table-cell office:value-type="float" office:value="5.952" calcext:value-type="float">
            <text:p>5.952</text:p>
          </table:table-cell>
          <table:table-cell office:value-type="float" office:value="0.401" calcext:value-type="float">
            <text:p>0.401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u-ch427-n96-test-all-ens03</text:p>
          </table:table-cell>
          <table:table-cell office:value-type="float" office:value="69.978" calcext:value-type="float">
            <text:p>69.978</text:p>
          </table:table-cell>
          <table:table-cell office:value-type="float" office:value="14.26" calcext:value-type="float">
            <text:p>14.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1T04:05:58Z</text:p>
          </table:table-cell>
          <table:table-cell office:value-type="string" calcext:value-type="string">
            <text:p>2022-02-01T04:06:12Z</text:p>
          </table:table-cell>
          <table:table-cell office:value-type="string" calcext:value-type="string">
            <text:p>2022-02-01T04:07:41Z</text:p>
          </table:table-cell>
          <table:table-cell office:value-type="string" calcext:value-type="string">
            <text:p>SUCCEEDED</text:p>
          </table:table-cell>
          <table:table-cell office:value-type="float" office:value="1035893" calcext:value-type="float">
            <text:p>1035893</text:p>
          </table:table-cell>
          <table:table-cell office:value-type="float" office:value="240441" calcext:value-type="float">
            <text:p>240441</text:p>
          </table:table-cell>
          <table:table-cell office:value-type="float" office:value="9.5" calcext:value-type="float">
            <text:p>9.5</text:p>
          </table:table-cell>
          <table:table-cell office:value-type="float" office:value="0.419" calcext:value-type="float">
            <text:p>0.419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u-ch427-n96-test-all-ens04</text:p>
          </table:table-cell>
          <table:table-cell office:value-type="float" office:value="63.464" calcext:value-type="float">
            <text:p>63.464</text:p>
          </table:table-cell>
          <table:table-cell office:value-type="float" office:value="11.36" calcext:value-type="float">
            <text:p>11.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1T04:06:06Z</text:p>
          </table:table-cell>
          <table:table-cell office:value-type="string" calcext:value-type="string">
            <text:p>2022-02-01T04:06:15Z</text:p>
          </table:table-cell>
          <table:table-cell office:value-type="string" calcext:value-type="string">
            <text:p>2022-02-01T04:07:38Z</text:p>
          </table:table-cell>
          <table:table-cell office:value-type="string" calcext:value-type="string">
            <text:p>SUCCEEDED</text:p>
          </table:table-cell>
          <table:table-cell office:value-type="float" office:value="1035895" calcext:value-type="float">
            <text:p>1035895</text:p>
          </table:table-cell>
          <table:table-cell office:value-type="float" office:value="233293" calcext:value-type="float">
            <text:p>233293</text:p>
          </table:table-cell>
          <table:table-cell office:value-type="float" office:value="9.165" calcext:value-type="float">
            <text:p>9.165</text:p>
          </table:table-cell>
          <table:table-cell office:value-type="float" office:value="0.434" calcext:value-type="float">
            <text:p>0.434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test-all-ens05</text:p>
          </table:table-cell>
          <table:table-cell office:value-type="float" office:value="64.321" calcext:value-type="float">
            <text:p>64.321</text:p>
          </table:table-cell>
          <table:table-cell office:value-type="float" office:value="12.41" calcext:value-type="float">
            <text:p>12.4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1T04:06:14Z</text:p>
          </table:table-cell>
          <table:table-cell office:value-type="string" calcext:value-type="string">
            <text:p>2022-02-01T04:06:22Z</text:p>
          </table:table-cell>
          <table:table-cell office:value-type="string" calcext:value-type="string">
            <text:p>2022-02-01T04:08:07Z</text:p>
          </table:table-cell>
          <table:table-cell office:value-type="string" calcext:value-type="string">
            <text:p>SUCCEEDED</text:p>
          </table:table-cell>
          <table:table-cell office:value-type="float" office:value="1035898" calcext:value-type="float">
            <text:p>1035898</text:p>
          </table:table-cell>
          <table:table-cell office:value-type="float" office:value="62716" calcext:value-type="float">
            <text:p>62716</text:p>
          </table:table-cell>
          <table:table-cell office:value-type="float" office:value="9.009" calcext:value-type="float">
            <text:p>9.009</text:p>
          </table:table-cell>
          <table:table-cell office:value-type="float" office:value="0.38" calcext:value-type="float">
            <text:p>0.38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test-all-ens06</text:p>
          </table:table-cell>
          <table:table-cell office:value-type="float" office:value="67.379" calcext:value-type="float">
            <text:p>67.379</text:p>
          </table:table-cell>
          <table:table-cell office:value-type="float" office:value="13.48" calcext:value-type="float">
            <text:p>13.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1T04:06:25Z</text:p>
          </table:table-cell>
          <table:table-cell office:value-type="string" calcext:value-type="string">
            <text:p>2022-02-01T04:06:35Z</text:p>
          </table:table-cell>
          <table:table-cell office:value-type="string" calcext:value-type="string">
            <text:p>2022-02-01T04:08:23Z</text:p>
          </table:table-cell>
          <table:table-cell office:value-type="string" calcext:value-type="string">
            <text:p>SUCCEEDED</text:p>
          </table:table-cell>
          <table:table-cell office:value-type="float" office:value="1035901" calcext:value-type="float">
            <text:p>1035901</text:p>
          </table:table-cell>
          <table:table-cell office:value-type="float" office:value="113542" calcext:value-type="float">
            <text:p>113542</text:p>
          </table:table-cell>
          <table:table-cell office:value-type="float" office:value="8.935" calcext:value-type="float">
            <text:p>8.935</text:p>
          </table:table-cell>
          <table:table-cell office:value-type="float" office:value="0.406" calcext:value-type="float">
            <text:p>0.406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u-ch427-n96-test-all-ens07</text:p>
          </table:table-cell>
          <table:table-cell office:value-type="float" office:value="63.425" calcext:value-type="float">
            <text:p>63.425</text:p>
          </table:table-cell>
          <table:table-cell office:value-type="float" office:value="14.68" calcext:value-type="float">
            <text:p>14.6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1T04:06:34Z</text:p>
          </table:table-cell>
          <table:table-cell office:value-type="string" calcext:value-type="string">
            <text:p>2022-02-01T04:06:44Z</text:p>
          </table:table-cell>
          <table:table-cell office:value-type="string" calcext:value-type="string">
            <text:p>2022-02-01T04:08:27Z</text:p>
          </table:table-cell>
          <table:table-cell office:value-type="string" calcext:value-type="string">
            <text:p>SUCCEEDED</text:p>
          </table:table-cell>
          <table:table-cell office:value-type="float" office:value="1035903" calcext:value-type="float">
            <text:p>1035903</text:p>
          </table:table-cell>
          <table:table-cell office:value-type="float" office:value="89237" calcext:value-type="float">
            <text:p>89237</text:p>
          </table:table-cell>
          <table:table-cell office:value-type="float" office:value="5.938" calcext:value-type="float">
            <text:p>5.938</text:p>
          </table:table-cell>
          <table:table-cell office:value-type="float" office:value="0.376" calcext:value-type="float">
            <text:p>0.376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u-ch427-n96-test-all-ens08</text:p>
          </table:table-cell>
          <table:table-cell office:value-type="float" office:value="65.936" calcext:value-type="float">
            <text:p>65.936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1T04:06:39Z</text:p>
          </table:table-cell>
          <table:table-cell office:value-type="string" calcext:value-type="string">
            <text:p>2022-02-01T04:06:47Z</text:p>
          </table:table-cell>
          <table:table-cell office:value-type="string" calcext:value-type="string">
            <text:p>2022-02-01T04:08:36Z</text:p>
          </table:table-cell>
          <table:table-cell office:value-type="string" calcext:value-type="string">
            <text:p>SUCCEEDED</text:p>
          </table:table-cell>
          <table:table-cell office:value-type="float" office:value="1035905" calcext:value-type="float">
            <text:p>1035905</text:p>
          </table:table-cell>
          <table:table-cell office:value-type="float" office:value="9839" calcext:value-type="float">
            <text:p>9839</text:p>
          </table:table-cell>
          <table:table-cell office:value-type="float" office:value="5.439" calcext:value-type="float">
            <text:p>5.439</text:p>
          </table:table-cell>
          <table:table-cell office:value-type="float" office:value="0.577" calcext:value-type="float">
            <text:p>0.577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test-all-ens09</text:p>
          </table:table-cell>
          <table:table-cell office:value-type="float" office:value="69.283" calcext:value-type="float">
            <text:p>69.283</text:p>
          </table:table-cell>
          <table:table-cell office:value-type="float" office:value="14.24" calcext:value-type="float">
            <text:p>14.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1T04:06:48Z</text:p>
          </table:table-cell>
          <table:table-cell office:value-type="string" calcext:value-type="string">
            <text:p>2022-02-01T04:07:01Z</text:p>
          </table:table-cell>
          <table:table-cell office:value-type="string" calcext:value-type="string">
            <text:p>2022-02-01T04:08:57Z</text:p>
          </table:table-cell>
          <table:table-cell office:value-type="string" calcext:value-type="string">
            <text:p>SUCCEEDED</text:p>
          </table:table-cell>
          <table:table-cell office:value-type="float" office:value="1035907" calcext:value-type="float">
            <text:p>1035907</text:p>
          </table:table-cell>
          <table:table-cell office:value-type="float" office:value="139046" calcext:value-type="float">
            <text:p>139046</text:p>
          </table:table-cell>
          <table:table-cell office:value-type="float" office:value="8.764" calcext:value-type="float">
            <text:p>8.764</text:p>
          </table:table-cell>
          <table:table-cell office:value-type="float" office:value="0.449" calcext:value-type="float">
            <text:p>0.449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test-all-ens10</text:p>
          </table:table-cell>
          <table:table-cell office:value-type="float" office:value="68.019" calcext:value-type="float">
            <text:p>68.019</text:p>
          </table:table-cell>
          <table:table-cell office:value-type="float" office:value="15.47" calcext:value-type="float">
            <text:p>15.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1T04:06:57Z</text:p>
          </table:table-cell>
          <table:table-cell office:value-type="string" calcext:value-type="string">
            <text:p>2022-02-01T04:07:09Z</text:p>
          </table:table-cell>
          <table:table-cell office:value-type="string" calcext:value-type="string">
            <text:p>2022-02-01T04:09:04Z</text:p>
          </table:table-cell>
          <table:table-cell office:value-type="string" calcext:value-type="string">
            <text:p>SUCCEEDED</text:p>
          </table:table-cell>
          <table:table-cell office:value-type="float" office:value="1035909" calcext:value-type="float">
            <text:p>1035909</text:p>
          </table:table-cell>
          <table:table-cell office:value-type="float" office:value="182343" calcext:value-type="float">
            <text:p>182343</text:p>
          </table:table-cell>
          <table:table-cell office:value-type="float" office:value="5.669" calcext:value-type="float">
            <text:p>5.66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test-all-ens11</text:p>
          </table:table-cell>
          <table:table-cell office:value-type="float" office:value="77.905" calcext:value-type="float">
            <text:p>77.905</text:p>
          </table:table-cell>
          <table:table-cell office:value-type="float" office:value="16.08" calcext:value-type="float">
            <text:p>16.0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1T04:07:05Z</text:p>
          </table:table-cell>
          <table:table-cell office:value-type="string" calcext:value-type="string">
            <text:p>2022-02-01T04:12:07Z</text:p>
          </table:table-cell>
          <table:table-cell office:value-type="string" calcext:value-type="string">
            <text:p>2022-02-01T04:14:15Z</text:p>
          </table:table-cell>
          <table:table-cell office:value-type="string" calcext:value-type="string">
            <text:p>SUCCEEDED</text:p>
          </table:table-cell>
          <table:table-cell office:value-type="float" office:value="1035912" calcext:value-type="float">
            <text:p>1035912</text:p>
          </table:table-cell>
          <table:table-cell office:value-type="float" office:value="43920" calcext:value-type="float">
            <text:p>43920</text:p>
          </table:table-cell>
          <table:table-cell office:value-type="float" office:value="9.385" calcext:value-type="float">
            <text:p>9.385</text:p>
          </table:table-cell>
          <table:table-cell office:value-type="float" office:value="0.391" calcext:value-type="float">
            <text:p>0.39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test-all-ens12</text:p>
          </table:table-cell>
          <table:table-cell office:value-type="float" office:value="77.734" calcext:value-type="float">
            <text:p>77.734</text:p>
          </table:table-cell>
          <table:table-cell office:value-type="float" office:value="17.93" calcext:value-type="float">
            <text:p>17.9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1T04:07:13Z</text:p>
          </table:table-cell>
          <table:table-cell office:value-type="string" calcext:value-type="string">
            <text:p>2022-02-01T04:12:37Z</text:p>
          </table:table-cell>
          <table:table-cell office:value-type="string" calcext:value-type="string">
            <text:p>2022-02-01T04:14:45Z</text:p>
          </table:table-cell>
          <table:table-cell office:value-type="string" calcext:value-type="string">
            <text:p>SUCCEEDED</text:p>
          </table:table-cell>
          <table:table-cell office:value-type="float" office:value="1035915" calcext:value-type="float">
            <text:p>1035915</text:p>
          </table:table-cell>
          <table:table-cell office:value-type="float" office:value="149674" calcext:value-type="float">
            <text:p>149674</text:p>
          </table:table-cell>
          <table:table-cell office:value-type="float" office:value="12.037" calcext:value-type="float">
            <text:p>12.037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test-all-ens13</text:p>
          </table:table-cell>
          <table:table-cell office:value-type="float" office:value="75.79" calcext:value-type="float">
            <text:p>75.79</text:p>
          </table:table-cell>
          <table:table-cell office:value-type="float" office:value="21.29" calcext:value-type="float">
            <text:p>21.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01T04:07:22Z</text:p>
          </table:table-cell>
          <table:table-cell office:value-type="string" calcext:value-type="string">
            <text:p>2022-02-01T04:12:37Z</text:p>
          </table:table-cell>
          <table:table-cell office:value-type="string" calcext:value-type="string">
            <text:p>2022-02-01T04:14:46Z</text:p>
          </table:table-cell>
          <table:table-cell office:value-type="string" calcext:value-type="string">
            <text:p>SUCCEEDED</text:p>
          </table:table-cell>
          <table:table-cell office:value-type="float" office:value="1035918" calcext:value-type="float">
            <text:p>1035918</text:p>
          </table:table-cell>
          <table:table-cell office:value-type="float" office:value="136134" calcext:value-type="float">
            <text:p>136134</text:p>
          </table:table-cell>
          <table:table-cell office:value-type="float" office:value="7.18" calcext:value-type="float">
            <text:p>7.18</text:p>
          </table:table-cell>
          <table:table-cell office:value-type="float" office:value="0.647" calcext:value-type="float">
            <text:p>0.647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test-all-ens14</text:p>
          </table:table-cell>
          <table:table-cell office:value-type="float" office:value="86.555" calcext:value-type="float">
            <text:p>86.555</text:p>
          </table:table-cell>
          <table:table-cell office:value-type="float" office:value="22.35" calcext:value-type="float">
            <text:p>22.3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01T04:07:30Z</text:p>
          </table:table-cell>
          <table:table-cell office:value-type="string" calcext:value-type="string">
            <text:p>2022-02-01T04:07:54Z</text:p>
          </table:table-cell>
          <table:table-cell office:value-type="string" calcext:value-type="string">
            <text:p>2022-02-01T04:10:14Z</text:p>
          </table:table-cell>
          <table:table-cell office:value-type="string" calcext:value-type="string">
            <text:p>SUCCEEDED</text:p>
          </table:table-cell>
          <table:table-cell office:value-type="float" office:value="1035920" calcext:value-type="float">
            <text:p>1035920</text:p>
          </table:table-cell>
          <table:table-cell office:value-type="float" office:value="17288" calcext:value-type="float">
            <text:p>17288</text:p>
          </table:table-cell>
          <table:table-cell office:value-type="float" office:value="13.446" calcext:value-type="float">
            <text:p>13.446</text:p>
          </table:table-cell>
          <table:table-cell office:value-type="float" office:value="0.46" calcext:value-type="float">
            <text:p>0.46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u-ch427-n96-test-all-ens15</text:p>
          </table:table-cell>
          <table:table-cell office:value-type="float" office:value="79.871" calcext:value-type="float">
            <text:p>79.871</text:p>
          </table:table-cell>
          <table:table-cell office:value-type="float" office:value="19.17" calcext:value-type="float">
            <text:p>19.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01T04:07:38Z</text:p>
          </table:table-cell>
          <table:table-cell office:value-type="string" calcext:value-type="string">
            <text:p>2022-02-01T04:08:44Z</text:p>
          </table:table-cell>
          <table:table-cell office:value-type="string" calcext:value-type="string">
            <text:p>2022-02-01T04:11:17Z</text:p>
          </table:table-cell>
          <table:table-cell office:value-type="string" calcext:value-type="string">
            <text:p>SUCCEEDED</text:p>
          </table:table-cell>
          <table:table-cell office:value-type="float" office:value="1035923" calcext:value-type="float">
            <text:p>1035923</text:p>
          </table:table-cell>
          <table:table-cell office:value-type="float" office:value="129933" calcext:value-type="float">
            <text:p>129933</text:p>
          </table:table-cell>
          <table:table-cell office:value-type="float" office:value="9.835" calcext:value-type="float">
            <text:p>9.8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test-all-ens16</text:p>
          </table:table-cell>
          <table:table-cell office:value-type="float" office:value="88.258" calcext:value-type="float">
            <text:p>88.258</text:p>
          </table:table-cell>
          <table:table-cell office:value-type="float" office:value="19.17" calcext:value-type="float">
            <text:p>19.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01T04:07:47Z</text:p>
          </table:table-cell>
          <table:table-cell office:value-type="string" calcext:value-type="string">
            <text:p>2022-02-01T04:09:12Z</text:p>
          </table:table-cell>
          <table:table-cell office:value-type="string" calcext:value-type="string">
            <text:p>2022-02-01T04:11:53Z</text:p>
          </table:table-cell>
          <table:table-cell office:value-type="string" calcext:value-type="string">
            <text:p>SUCCEEDED</text:p>
          </table:table-cell>
          <table:table-cell office:value-type="float" office:value="1035925" calcext:value-type="float">
            <text:p>1035925</text:p>
          </table:table-cell>
          <table:table-cell office:value-type="float" office:value="26604" calcext:value-type="float">
            <text:p>26604</text:p>
          </table:table-cell>
          <table:table-cell office:value-type="float" office:value="13.741" calcext:value-type="float">
            <text:p>13.741</text:p>
          </table:table-cell>
          <table:table-cell office:value-type="float" office:value="0.388" calcext:value-type="float">
            <text:p>0.38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test-all-ens17</text:p>
          </table:table-cell>
          <table:table-cell office:value-type="float" office:value="82.593" calcext:value-type="float">
            <text:p>82.593</text:p>
          </table:table-cell>
          <table:table-cell office:value-type="float" office:value="19.89" calcext:value-type="float">
            <text:p>19.8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01T04:07:55Z</text:p>
          </table:table-cell>
          <table:table-cell office:value-type="string" calcext:value-type="string">
            <text:p>2022-02-01T04:09:43Z</text:p>
          </table:table-cell>
          <table:table-cell office:value-type="string" calcext:value-type="string">
            <text:p>2022-02-01T04:12:23Z</text:p>
          </table:table-cell>
          <table:table-cell office:value-type="string" calcext:value-type="string">
            <text:p>SUCCEEDED</text:p>
          </table:table-cell>
          <table:table-cell office:value-type="float" office:value="1035928" calcext:value-type="float">
            <text:p>1035928</text:p>
          </table:table-cell>
          <table:table-cell office:value-type="float" office:value="199309" calcext:value-type="float">
            <text:p>199309</text:p>
          </table:table-cell>
          <table:table-cell office:value-type="float" office:value="13.592" calcext:value-type="float">
            <text:p>13.592</text:p>
          </table:table-cell>
          <table:table-cell office:value-type="float" office:value="0.431" calcext:value-type="float">
            <text:p>0.43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test-all-ens18</text:p>
          </table:table-cell>
          <table:table-cell office:value-type="float" office:value="81.848" calcext:value-type="float">
            <text:p>81.848</text:p>
          </table:table-cell>
          <table:table-cell office:value-type="float" office:value="20.7" calcext:value-type="float">
            <text:p>20.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01T04:08:26Z</text:p>
          </table:table-cell>
          <table:table-cell office:value-type="string" calcext:value-type="string">
            <text:p>2022-02-01T04:11:22Z</text:p>
          </table:table-cell>
          <table:table-cell office:value-type="string" calcext:value-type="string">
            <text:p>2022-02-01T04:14:03Z</text:p>
          </table:table-cell>
          <table:table-cell office:value-type="string" calcext:value-type="string">
            <text:p>SUCCEEDED</text:p>
          </table:table-cell>
          <table:table-cell office:value-type="float" office:value="1035933" calcext:value-type="float">
            <text:p>1035933</text:p>
          </table:table-cell>
          <table:table-cell office:value-type="float" office:value="3992" calcext:value-type="float">
            <text:p>3992</text:p>
          </table:table-cell>
          <table:table-cell office:value-type="float" office:value="13.39" calcext:value-type="float">
            <text:p>13.39</text:p>
          </table:table-cell>
          <table:table-cell office:value-type="float" office:value="0.501" calcext:value-type="float">
            <text:p>0.501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u-ch427-n96-test-mean-ens00</text:p>
          </table:table-cell>
          <table:table-cell office:value-type="float" office:value="58.304" calcext:value-type="float">
            <text:p>58.304</text:p>
          </table:table-cell>
          <table:table-cell office:value-type="float" office:value="10.79" calcext:value-type="float">
            <text:p>10.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1T04:08:53Z</text:p>
          </table:table-cell>
          <table:table-cell office:value-type="string" calcext:value-type="string">
            <text:p>2022-02-01T04:15:53Z</text:p>
          </table:table-cell>
          <table:table-cell office:value-type="string" calcext:value-type="string">
            <text:p>2022-02-01T04:17:03Z</text:p>
          </table:table-cell>
          <table:table-cell office:value-type="string" calcext:value-type="string">
            <text:p>SUCCEEDED</text:p>
          </table:table-cell>
          <table:table-cell office:value-type="float" office:value="1035939" calcext:value-type="float">
            <text:p>1035939</text:p>
          </table:table-cell>
          <table:table-cell office:value-type="float" office:value="128359" calcext:value-type="float">
            <text:p>128359</text:p>
          </table:table-cell>
          <table:table-cell office:value-type="float" office:value="7.09" calcext:value-type="float">
            <text:p>7.09</text:p>
          </table:table-cell>
          <table:table-cell office:value-type="float" office:value="0.353" calcext:value-type="float">
            <text:p>0.353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test-mean-en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1T04:09:02Z</text:p>
          </table:table-cell>
          <table:table-cell office:value-type="string" calcext:value-type="string">
            <text:p>2022-02-01T04:15:29Z</text:p>
          </table:table-cell>
          <table:table-cell office:value-type="string" calcext:value-type="string">
            <text:p>2022-02-01T04:15:45Z</text:p>
          </table:table-cell>
          <table:table-cell office:value-type="string" calcext:value-type="string">
            <text:p>E</text:p>
          </table:table-cell>
          <table:table-cell office:value-type="float" office:value="1035941" calcext:value-type="float">
            <text:p>1035941</text:p>
          </table:table-cell>
          <table:table-cell office:value-type="float" office:value="69782" calcext:value-type="float">
            <text:p>69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0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1T04:09:09Z</text:p>
          </table:table-cell>
          <table:table-cell office:value-type="string" calcext:value-type="string">
            <text:p>2022-02-01T04:15:53Z</text:p>
          </table:table-cell>
          <table:table-cell office:value-type="string" calcext:value-type="string">
            <text:p>2022-02-01T04:16:09Z</text:p>
          </table:table-cell>
          <table:table-cell office:value-type="string" calcext:value-type="string">
            <text:p>E</text:p>
          </table:table-cell>
          <table:table-cell office:value-type="float" office:value="1035944" calcext:value-type="float">
            <text:p>1035944</text:p>
          </table:table-cell>
          <table:table-cell office:value-type="float" office:value="33335" calcext:value-type="float">
            <text:p>33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1T04:09:19Z</text:p>
          </table:table-cell>
          <table:table-cell office:value-type="string" calcext:value-type="string">
            <text:p>2022-02-01T04:15:53Z</text:p>
          </table:table-cell>
          <table:table-cell office:value-type="string" calcext:value-type="string">
            <text:p>2022-02-01T04:16:09Z</text:p>
          </table:table-cell>
          <table:table-cell office:value-type="string" calcext:value-type="string">
            <text:p>E</text:p>
          </table:table-cell>
          <table:table-cell office:value-type="float" office:value="1035946" calcext:value-type="float">
            <text:p>1035946</text:p>
          </table:table-cell>
          <table:table-cell office:value-type="float" office:value="64056" calcext:value-type="float">
            <text:p>64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1T04:09:28Z</text:p>
          </table:table-cell>
          <table:table-cell office:value-type="string" calcext:value-type="string">
            <text:p>2022-02-01T04:15:53Z</text:p>
          </table:table-cell>
          <table:table-cell office:value-type="string" calcext:value-type="string">
            <text:p>2022-02-01T04:16:10Z</text:p>
          </table:table-cell>
          <table:table-cell office:value-type="string" calcext:value-type="string">
            <text:p>E</text:p>
          </table:table-cell>
          <table:table-cell office:value-type="float" office:value="1035948" calcext:value-type="float">
            <text:p>1035948</text:p>
          </table:table-cell>
          <table:table-cell office:value-type="float" office:value="114561" calcext:value-type="float">
            <text:p>114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1T04:09:35Z</text:p>
          </table:table-cell>
          <table:table-cell office:value-type="string" calcext:value-type="string">
            <text:p>2022-02-01T04:15:53Z</text:p>
          </table:table-cell>
          <table:table-cell office:value-type="string" calcext:value-type="string">
            <text:p>2022-02-01T04:16:30Z</text:p>
          </table:table-cell>
          <table:table-cell office:value-type="string" calcext:value-type="string">
            <text:p>E</text:p>
          </table:table-cell>
          <table:table-cell office:value-type="float" office:value="1035951" calcext:value-type="float">
            <text:p>1035951</text:p>
          </table:table-cell>
          <table:table-cell office:value-type="float" office:value="250185" calcext:value-type="float">
            <text:p>250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1T04:09:42Z</text:p>
          </table:table-cell>
          <table:table-cell office:value-type="string" calcext:value-type="string">
            <text:p>2022-02-01T04:12:37Z</text:p>
          </table:table-cell>
          <table:table-cell office:value-type="string" calcext:value-type="string">
            <text:p>2022-02-01T04:13:17Z</text:p>
          </table:table-cell>
          <table:table-cell office:value-type="string" calcext:value-type="string">
            <text:p>E</text:p>
          </table:table-cell>
          <table:table-cell office:value-type="float" office:value="1035952" calcext:value-type="float">
            <text:p>1035952</text:p>
          </table:table-cell>
          <table:table-cell office:value-type="float" office:value="38085" calcext:value-type="float">
            <text:p>38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0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1T04:09:50Z</text:p>
          </table:table-cell>
          <table:table-cell office:value-type="string" calcext:value-type="string">
            <text:p>2022-02-01T04:12:42Z</text:p>
          </table:table-cell>
          <table:table-cell office:value-type="string" calcext:value-type="string">
            <text:p>2022-02-01T04:13:20Z</text:p>
          </table:table-cell>
          <table:table-cell office:value-type="string" calcext:value-type="string">
            <text:p>E</text:p>
          </table:table-cell>
          <table:table-cell office:value-type="float" office:value="1035954" calcext:value-type="float">
            <text:p>1035954</text:p>
          </table:table-cell>
          <table:table-cell office:value-type="float" office:value="217087" calcext:value-type="float">
            <text:p>21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0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1T04:09:59Z</text:p>
          </table:table-cell>
          <table:table-cell office:value-type="string" calcext:value-type="string">
            <text:p>2022-02-01T04:13:51Z</text:p>
          </table:table-cell>
          <table:table-cell office:value-type="string" calcext:value-type="string">
            <text:p>2022-02-01T04:14:34Z</text:p>
          </table:table-cell>
          <table:table-cell office:value-type="string" calcext:value-type="string">
            <text:p>E</text:p>
          </table:table-cell>
          <table:table-cell office:value-type="float" office:value="1035955" calcext:value-type="float">
            <text:p>1035955</text:p>
          </table:table-cell>
          <table:table-cell office:value-type="float" office:value="201346" calcext:value-type="float">
            <text:p>201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1T04:10:07Z</text:p>
          </table:table-cell>
          <table:table-cell office:value-type="string" calcext:value-type="string">
            <text:p>2022-02-01T04:13:51Z</text:p>
          </table:table-cell>
          <table:table-cell office:value-type="string" calcext:value-type="string">
            <text:p>2022-02-01T04:14:32Z</text:p>
          </table:table-cell>
          <table:table-cell office:value-type="string" calcext:value-type="string">
            <text:p>E</text:p>
          </table:table-cell>
          <table:table-cell office:value-type="float" office:value="1035956" calcext:value-type="float">
            <text:p>1035956</text:p>
          </table:table-cell>
          <table:table-cell office:value-type="float" office:value="163169" calcext:value-type="float">
            <text:p>163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1T04:10:16Z</text:p>
          </table:table-cell>
          <table:table-cell office:value-type="string" calcext:value-type="string">
            <text:p>2022-02-01T04:13:51Z</text:p>
          </table:table-cell>
          <table:table-cell office:value-type="string" calcext:value-type="string">
            <text:p>2022-02-01T04:14:30Z</text:p>
          </table:table-cell>
          <table:table-cell office:value-type="string" calcext:value-type="string">
            <text:p>E</text:p>
          </table:table-cell>
          <table:table-cell office:value-type="float" office:value="1035957" calcext:value-type="float">
            <text:p>1035957</text:p>
          </table:table-cell>
          <table:table-cell office:value-type="float" office:value="59945" calcext:value-type="float">
            <text:p>59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1T04:10:26Z</text:p>
          </table:table-cell>
          <table:table-cell office:value-type="string" calcext:value-type="string">
            <text:p>2022-02-01T04:14:11Z</text:p>
          </table:table-cell>
          <table:table-cell office:value-type="string" calcext:value-type="string">
            <text:p>2022-02-01T04:14:50Z</text:p>
          </table:table-cell>
          <table:table-cell office:value-type="string" calcext:value-type="string">
            <text:p>E</text:p>
          </table:table-cell>
          <table:table-cell office:value-type="float" office:value="1035958" calcext:value-type="float">
            <text:p>1035958</text:p>
          </table:table-cell>
          <table:table-cell office:value-type="float" office:value="146806" calcext:value-type="float">
            <text:p>146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1T04:10:33Z</text:p>
          </table:table-cell>
          <table:table-cell office:value-type="string" calcext:value-type="string">
            <text:p>2022-02-01T04:14:19Z</text:p>
          </table:table-cell>
          <table:table-cell office:value-type="string" calcext:value-type="string">
            <text:p>2022-02-01T04:15:02Z</text:p>
          </table:table-cell>
          <table:table-cell office:value-type="string" calcext:value-type="string">
            <text:p>E</text:p>
          </table:table-cell>
          <table:table-cell office:value-type="float" office:value="1035959" calcext:value-type="float">
            <text:p>1035959</text:p>
          </table:table-cell>
          <table:table-cell office:value-type="float" office:value="22405" calcext:value-type="float">
            <text:p>22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01T04:10:42Z</text:p>
          </table:table-cell>
          <table:table-cell office:value-type="string" calcext:value-type="string">
            <text:p>2022-02-01T04:14:47Z</text:p>
          </table:table-cell>
          <table:table-cell office:value-type="string" calcext:value-type="string">
            <text:p>2022-02-01T04:15:36Z</text:p>
          </table:table-cell>
          <table:table-cell office:value-type="string" calcext:value-type="string">
            <text:p>E</text:p>
          </table:table-cell>
          <table:table-cell office:value-type="float" office:value="1035960" calcext:value-type="float">
            <text:p>1035960</text:p>
          </table:table-cell>
          <table:table-cell office:value-type="float" office:value="246809" calcext:value-type="float">
            <text:p>246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01T04:10:49Z</text:p>
          </table:table-cell>
          <table:table-cell office:value-type="string" calcext:value-type="string">
            <text:p>2022-02-01T04:11:33Z</text:p>
          </table:table-cell>
          <table:table-cell office:value-type="string" calcext:value-type="string">
            <text:p>2022-02-01T04:12:20Z</text:p>
          </table:table-cell>
          <table:table-cell office:value-type="string" calcext:value-type="string">
            <text:p>E</text:p>
          </table:table-cell>
          <table:table-cell office:value-type="float" office:value="1035962" calcext:value-type="float">
            <text:p>1035962</text:p>
          </table:table-cell>
          <table:table-cell office:value-type="float" office:value="34673" calcext:value-type="float">
            <text:p>34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01T04:11:00Z</text:p>
          </table:table-cell>
          <table:table-cell office:value-type="string" calcext:value-type="string">
            <text:p>2022-02-01T04:14:47Z</text:p>
          </table:table-cell>
          <table:table-cell office:value-type="string" calcext:value-type="string">
            <text:p>2022-02-01T04:15:33Z</text:p>
          </table:table-cell>
          <table:table-cell office:value-type="string" calcext:value-type="string">
            <text:p>E</text:p>
          </table:table-cell>
          <table:table-cell office:value-type="float" office:value="1035964" calcext:value-type="float">
            <text:p>1035964</text:p>
          </table:table-cell>
          <table:table-cell office:value-type="float" office:value="60927" calcext:value-type="float">
            <text:p>6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01T04:11:05Z</text:p>
          </table:table-cell>
          <table:table-cell office:value-type="string" calcext:value-type="string">
            <text:p>2022-02-01T04:14:52Z</text:p>
          </table:table-cell>
          <table:table-cell office:value-type="string" calcext:value-type="string">
            <text:p>2022-02-01T04:15:57Z</text:p>
          </table:table-cell>
          <table:table-cell office:value-type="string" calcext:value-type="string">
            <text:p>E</text:p>
          </table:table-cell>
          <table:table-cell office:value-type="float" office:value="1035966" calcext:value-type="float">
            <text:p>1035966</text:p>
          </table:table-cell>
          <table:table-cell office:value-type="float" office:value="204576" calcext:value-type="float">
            <text:p>204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01T04:11:14Z</text:p>
          </table:table-cell>
          <table:table-cell office:value-type="string" calcext:value-type="string">
            <text:p>2022-02-01T04:15:01Z</text:p>
          </table:table-cell>
          <table:table-cell office:value-type="string" calcext:value-type="string">
            <text:p>2022-02-01T04:16:03Z</text:p>
          </table:table-cell>
          <table:table-cell office:value-type="string" calcext:value-type="string">
            <text:p>E</text:p>
          </table:table-cell>
          <table:table-cell office:value-type="float" office:value="1035967" calcext:value-type="float">
            <text:p>1035967</text:p>
          </table:table-cell>
          <table:table-cell office:value-type="float" office:value="166416" calcext:value-type="float">
            <text:p>166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mean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01T04:11:22Z</text:p>
          </table:table-cell>
          <table:table-cell office:value-type="string" calcext:value-type="string">
            <text:p>2022-02-01T04:15:29Z</text:p>
          </table:table-cell>
          <table:table-cell office:value-type="string" calcext:value-type="string">
            <text:p>2022-02-01T04:16:33Z</text:p>
          </table:table-cell>
          <table:table-cell office:value-type="string" calcext:value-type="string">
            <text:p>E</text:p>
          </table:table-cell>
          <table:table-cell office:value-type="float" office:value="1035969" calcext:value-type="float">
            <text:p>1035969</text:p>
          </table:table-cell>
          <table:table-cell office:value-type="float" office:value="150149" calcext:value-type="float">
            <text:p>150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one-ens00</text:p>
          </table:table-cell>
          <table:table-cell office:value-type="float" office:value="56.471" calcext:value-type="float">
            <text:p>56.471</text:p>
          </table:table-cell>
          <table:table-cell office:value-type="float" office:value="10.53" calcext:value-type="float">
            <text:p>10.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1T04:11:58Z</text:p>
          </table:table-cell>
          <table:table-cell office:value-type="string" calcext:value-type="string">
            <text:p>2022-02-01T04:16:00Z</text:p>
          </table:table-cell>
          <table:table-cell office:value-type="string" calcext:value-type="string">
            <text:p>2022-02-01T04:17:10Z</text:p>
          </table:table-cell>
          <table:table-cell office:value-type="string" calcext:value-type="string">
            <text:p>SUCCEEDED</text:p>
          </table:table-cell>
          <table:table-cell office:value-type="float" office:value="1035974" calcext:value-type="float">
            <text:p>1035974</text:p>
          </table:table-cell>
          <table:table-cell office:value-type="float" office:value="72667" calcext:value-type="float">
            <text:p>72667</text:p>
          </table:table-cell>
          <table:table-cell office:value-type="float" office:value="5.535" calcext:value-type="float">
            <text:p>5.535</text:p>
          </table:table-cell>
          <table:table-cell office:value-type="float" office:value="0.364" calcext:value-type="float">
            <text:p>0.364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u-ch427-n96-test-one-ens01</text:p>
          </table:table-cell>
          <table:table-cell office:value-type="float" office:value="59.725" calcext:value-type="float">
            <text:p>59.725</text:p>
          </table:table-cell>
          <table:table-cell office:value-type="float" office:value="10.22" calcext:value-type="float">
            <text:p>10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1T04:12:05Z</text:p>
          </table:table-cell>
          <table:table-cell office:value-type="string" calcext:value-type="string">
            <text:p>2022-02-01T04:16:00Z</text:p>
          </table:table-cell>
          <table:table-cell office:value-type="string" calcext:value-type="string">
            <text:p>2022-02-01T04:17:13Z</text:p>
          </table:table-cell>
          <table:table-cell office:value-type="string" calcext:value-type="string">
            <text:p>SUCCEEDED</text:p>
          </table:table-cell>
          <table:table-cell office:value-type="float" office:value="1035976" calcext:value-type="float">
            <text:p>1035976</text:p>
          </table:table-cell>
          <table:table-cell office:value-type="float" office:value="6173" calcext:value-type="float">
            <text:p>6173</text:p>
          </table:table-cell>
          <table:table-cell office:value-type="float" office:value="6.657" calcext:value-type="float">
            <text:p>6.657</text:p>
          </table:table-cell>
          <table:table-cell office:value-type="float" office:value="0.374" calcext:value-type="float">
            <text:p>0.374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u-ch427-n96-test-one-ens02</text:p>
          </table:table-cell>
          <table:table-cell office:value-type="float" office:value="65.687" calcext:value-type="float">
            <text:p>65.687</text:p>
          </table:table-cell>
          <table:table-cell office:value-type="float" office:value="15.84" calcext:value-type="float">
            <text:p>15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1T04:12:14Z</text:p>
          </table:table-cell>
          <table:table-cell office:value-type="string" calcext:value-type="string">
            <text:p>2022-02-01T04:16:29Z</text:p>
          </table:table-cell>
          <table:table-cell office:value-type="string" calcext:value-type="string">
            <text:p>2022-02-01T04:17:52Z</text:p>
          </table:table-cell>
          <table:table-cell office:value-type="string" calcext:value-type="string">
            <text:p>SUCCEEDED</text:p>
          </table:table-cell>
          <table:table-cell office:value-type="float" office:value="1035978" calcext:value-type="float">
            <text:p>1035978</text:p>
          </table:table-cell>
          <table:table-cell office:value-type="float" office:value="110649" calcext:value-type="float">
            <text:p>110649</text:p>
          </table:table-cell>
          <table:table-cell office:value-type="float" office:value="7.71" calcext:value-type="float">
            <text:p>7.71</text:p>
          </table:table-cell>
          <table:table-cell office:value-type="float" office:value="0.364" calcext:value-type="float">
            <text:p>0.364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test-one-ens03</text:p>
          </table:table-cell>
          <table:table-cell office:value-type="float" office:value="69.484" calcext:value-type="float">
            <text:p>69.484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1T04:12:24Z</text:p>
          </table:table-cell>
          <table:table-cell office:value-type="string" calcext:value-type="string">
            <text:p>2022-02-01T04:16:28Z</text:p>
          </table:table-cell>
          <table:table-cell office:value-type="string" calcext:value-type="string">
            <text:p>2022-02-01T04:17:57Z</text:p>
          </table:table-cell>
          <table:table-cell office:value-type="string" calcext:value-type="string">
            <text:p>SUCCEEDED</text:p>
          </table:table-cell>
          <table:table-cell office:value-type="float" office:value="1035979" calcext:value-type="float">
            <text:p>1035979</text:p>
          </table:table-cell>
          <table:table-cell office:value-type="float" office:value="67150" calcext:value-type="float">
            <text:p>67150</text:p>
          </table:table-cell>
          <table:table-cell office:value-type="float" office:value="6.911" calcext:value-type="float">
            <text:p>6.911</text:p>
          </table:table-cell>
          <table:table-cell office:value-type="float" office:value="0.356" calcext:value-type="float">
            <text:p>0.356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test-one-ens04</text:p>
          </table:table-cell>
          <table:table-cell office:value-type="float" office:value="63.411" calcext:value-type="float">
            <text:p>63.411</text:p>
          </table:table-cell>
          <table:table-cell office:value-type="float" office:value="12.21" calcext:value-type="float">
            <text:p>12.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1T04:12:33Z</text:p>
          </table:table-cell>
          <table:table-cell office:value-type="string" calcext:value-type="string">
            <text:p>2022-02-01T04:16:28Z</text:p>
          </table:table-cell>
          <table:table-cell office:value-type="string" calcext:value-type="string">
            <text:p>2022-02-01T04:17:53Z</text:p>
          </table:table-cell>
          <table:table-cell office:value-type="string" calcext:value-type="string">
            <text:p>SUCCEEDED</text:p>
          </table:table-cell>
          <table:table-cell office:value-type="float" office:value="1035981" calcext:value-type="float">
            <text:p>1035981</text:p>
          </table:table-cell>
          <table:table-cell office:value-type="float" office:value="163313" calcext:value-type="float">
            <text:p>163313</text:p>
          </table:table-cell>
          <table:table-cell office:value-type="float" office:value="6.86" calcext:value-type="float">
            <text:p>6.86</text:p>
          </table:table-cell>
          <table:table-cell office:value-type="float" office:value="0.401" calcext:value-type="float">
            <text:p>0.40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test-one-ens05</text:p>
          </table:table-cell>
          <table:table-cell office:value-type="float" office:value="69.557" calcext:value-type="float">
            <text:p>69.557</text:p>
          </table:table-cell>
          <table:table-cell office:value-type="float" office:value="12.01" calcext:value-type="float">
            <text:p>12.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1T04:12:43Z</text:p>
          </table:table-cell>
          <table:table-cell office:value-type="string" calcext:value-type="string">
            <text:p>2022-02-01T04:16:30Z</text:p>
          </table:table-cell>
          <table:table-cell office:value-type="string" calcext:value-type="string">
            <text:p>2022-02-01T04:18:16Z</text:p>
          </table:table-cell>
          <table:table-cell office:value-type="string" calcext:value-type="string">
            <text:p>SUCCEEDED</text:p>
          </table:table-cell>
          <table:table-cell office:value-type="float" office:value="1035983" calcext:value-type="float">
            <text:p>1035983</text:p>
          </table:table-cell>
          <table:table-cell office:value-type="float" office:value="36581" calcext:value-type="float">
            <text:p>36581</text:p>
          </table:table-cell>
          <table:table-cell office:value-type="float" office:value="8.619" calcext:value-type="float">
            <text:p>8.619</text:p>
          </table:table-cell>
          <table:table-cell office:value-type="float" office:value="0.355" calcext:value-type="float">
            <text:p>0.355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u-ch427-n96-test-one-ens06</text:p>
          </table:table-cell>
          <table:table-cell office:value-type="float" office:value="81.14" calcext:value-type="float">
            <text:p>81.14</text:p>
          </table:table-cell>
          <table:table-cell office:value-type="float" office:value="16.04" calcext:value-type="float">
            <text:p>16.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1T04:17:51Z</text:p>
          </table:table-cell>
          <table:table-cell office:value-type="string" calcext:value-type="string">
            <text:p>2022-02-01T04:18:00Z</text:p>
          </table:table-cell>
          <table:table-cell office:value-type="string" calcext:value-type="string">
            <text:p>2022-02-01T04:20:03Z</text:p>
          </table:table-cell>
          <table:table-cell office:value-type="string" calcext:value-type="string">
            <text:p>SUCCEEDED</text:p>
          </table:table-cell>
          <table:table-cell office:value-type="float" office:value="1036002" calcext:value-type="float">
            <text:p>1036002</text:p>
          </table:table-cell>
          <table:table-cell office:value-type="float" office:value="74959" calcext:value-type="float">
            <text:p>74959</text:p>
          </table:table-cell>
          <table:table-cell office:value-type="float" office:value="11.306" calcext:value-type="float">
            <text:p>11.306</text:p>
          </table:table-cell>
          <table:table-cell office:value-type="float" office:value="0.355" calcext:value-type="float">
            <text:p>0.355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test-one-ens07</text:p>
          </table:table-cell>
          <table:table-cell office:value-type="float" office:value="66.215" calcext:value-type="float">
            <text:p>66.215</text:p>
          </table:table-cell>
          <table:table-cell office:value-type="float" office:value="14.87" calcext:value-type="float">
            <text:p>14.8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1T04:18:00Z</text:p>
          </table:table-cell>
          <table:table-cell office:value-type="string" calcext:value-type="string">
            <text:p>2022-02-01T04:18:08Z</text:p>
          </table:table-cell>
          <table:table-cell office:value-type="string" calcext:value-type="string">
            <text:p>2022-02-01T04:19:58Z</text:p>
          </table:table-cell>
          <table:table-cell office:value-type="string" calcext:value-type="string">
            <text:p>SUCCEEDED</text:p>
          </table:table-cell>
          <table:table-cell office:value-type="float" office:value="1036003" calcext:value-type="float">
            <text:p>1036003</text:p>
          </table:table-cell>
          <table:table-cell office:value-type="float" office:value="123971" calcext:value-type="float">
            <text:p>123971</text:p>
          </table:table-cell>
          <table:table-cell office:value-type="float" office:value="5.581" calcext:value-type="float">
            <text:p>5.581</text:p>
          </table:table-cell>
          <table:table-cell office:value-type="float" office:value="0.358" calcext:value-type="float">
            <text:p>0.358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test-one-ens08</text:p>
          </table:table-cell>
          <table:table-cell office:value-type="float" office:value="73.801" calcext:value-type="float">
            <text:p>73.801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1T04:18:09Z</text:p>
          </table:table-cell>
          <table:table-cell office:value-type="string" calcext:value-type="string">
            <text:p>2022-02-01T04:18:17Z</text:p>
          </table:table-cell>
          <table:table-cell office:value-type="string" calcext:value-type="string">
            <text:p>2022-02-01T04:20:15Z</text:p>
          </table:table-cell>
          <table:table-cell office:value-type="string" calcext:value-type="string">
            <text:p>SUCCEEDED</text:p>
          </table:table-cell>
          <table:table-cell office:value-type="float" office:value="1036005" calcext:value-type="float">
            <text:p>1036005</text:p>
          </table:table-cell>
          <table:table-cell office:value-type="float" office:value="31206" calcext:value-type="float">
            <text:p>31206</text:p>
          </table:table-cell>
          <table:table-cell office:value-type="float" office:value="4.258" calcext:value-type="float">
            <text:p>4.258</text:p>
          </table:table-cell>
          <table:table-cell office:value-type="float" office:value="0.652" calcext:value-type="float">
            <text:p>0.652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test-one-ens09</text:p>
          </table:table-cell>
          <table:table-cell office:value-type="float" office:value="68.341" calcext:value-type="float">
            <text:p>68.341</text:p>
          </table:table-cell>
          <table:table-cell office:value-type="float" office:value="14.06" calcext:value-type="float">
            <text:p>14.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1T04:18:18Z</text:p>
          </table:table-cell>
          <table:table-cell office:value-type="string" calcext:value-type="string">
            <text:p>2022-02-01T04:18:26Z</text:p>
          </table:table-cell>
          <table:table-cell office:value-type="string" calcext:value-type="string">
            <text:p>2022-02-01T04:20:22Z</text:p>
          </table:table-cell>
          <table:table-cell office:value-type="string" calcext:value-type="string">
            <text:p>SUCCEEDED</text:p>
          </table:table-cell>
          <table:table-cell office:value-type="float" office:value="1036006" calcext:value-type="float">
            <text:p>1036006</text:p>
          </table:table-cell>
          <table:table-cell office:value-type="float" office:value="214824" calcext:value-type="float">
            <text:p>214824</text:p>
          </table:table-cell>
          <table:table-cell office:value-type="float" office:value="7.165" calcext:value-type="float">
            <text:p>7.165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u-ch427-n96-test-one-ens10</text:p>
          </table:table-cell>
          <table:table-cell office:value-type="float" office:value="69.956" calcext:value-type="float">
            <text:p>69.956</text:p>
          </table:table-cell>
          <table:table-cell office:value-type="float" office:value="17.07" calcext:value-type="float">
            <text:p>17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1T04:18:26Z</text:p>
          </table:table-cell>
          <table:table-cell office:value-type="string" calcext:value-type="string">
            <text:p>2022-02-01T04:18:37Z</text:p>
          </table:table-cell>
          <table:table-cell office:value-type="string" calcext:value-type="string">
            <text:p>2022-02-01T04:20:35Z</text:p>
          </table:table-cell>
          <table:table-cell office:value-type="string" calcext:value-type="string">
            <text:p>SUCCEEDED</text:p>
          </table:table-cell>
          <table:table-cell office:value-type="float" office:value="1036008" calcext:value-type="float">
            <text:p>1036008</text:p>
          </table:table-cell>
          <table:table-cell office:value-type="float" office:value="120974" calcext:value-type="float">
            <text:p>120974</text:p>
          </table:table-cell>
          <table:table-cell office:value-type="float" office:value="5.62" calcext:value-type="float">
            <text:p>5.62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test-one-ens11</text:p>
          </table:table-cell>
          <table:table-cell office:value-type="float" office:value="73.52" calcext:value-type="float">
            <text:p>73.52</text:p>
          </table:table-cell>
          <table:table-cell office:value-type="float" office:value="15.91" calcext:value-type="float">
            <text:p>15.9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1T04:18:34Z</text:p>
          </table:table-cell>
          <table:table-cell office:value-type="string" calcext:value-type="string">
            <text:p>2022-02-01T04:18:41Z</text:p>
          </table:table-cell>
          <table:table-cell office:value-type="string" calcext:value-type="string">
            <text:p>2022-02-01T04:20:45Z</text:p>
          </table:table-cell>
          <table:table-cell office:value-type="string" calcext:value-type="string">
            <text:p>SUCCEEDED</text:p>
          </table:table-cell>
          <table:table-cell office:value-type="float" office:value="1036009" calcext:value-type="float">
            <text:p>1036009</text:p>
          </table:table-cell>
          <table:table-cell office:value-type="float" office:value="82921" calcext:value-type="float">
            <text:p>82921</text:p>
          </table:table-cell>
          <table:table-cell office:value-type="float" office:value="5.549" calcext:value-type="float">
            <text:p>5.549</text:p>
          </table:table-cell>
          <table:table-cell office:value-type="float" office:value="0.423" calcext:value-type="float">
            <text:p>0.42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test-one-ens12</text:p>
          </table:table-cell>
          <table:table-cell office:value-type="float" office:value="72.874" calcext:value-type="float">
            <text:p>72.874</text:p>
          </table:table-cell>
          <table:table-cell office:value-type="float" office:value="18.34" calcext:value-type="float">
            <text:p>18.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1T04:18:43Z</text:p>
          </table:table-cell>
          <table:table-cell office:value-type="string" calcext:value-type="string">
            <text:p>2022-02-01T04:18:52Z</text:p>
          </table:table-cell>
          <table:table-cell office:value-type="string" calcext:value-type="string">
            <text:p>2022-02-01T04:20:55Z</text:p>
          </table:table-cell>
          <table:table-cell office:value-type="string" calcext:value-type="string">
            <text:p>SUCCEEDED</text:p>
          </table:table-cell>
          <table:table-cell office:value-type="float" office:value="1036010" calcext:value-type="float">
            <text:p>1036010</text:p>
          </table:table-cell>
          <table:table-cell office:value-type="float" office:value="174555" calcext:value-type="float">
            <text:p>174555</text:p>
          </table:table-cell>
          <table:table-cell office:value-type="float" office:value="5.976" calcext:value-type="float">
            <text:p>5.976</text:p>
          </table:table-cell>
          <table:table-cell office:value-type="float" office:value="0.387" calcext:value-type="float">
            <text:p>0.387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test-one-ens13</text:p>
          </table:table-cell>
          <table:table-cell office:value-type="float" office:value="69.772" calcext:value-type="float">
            <text:p>69.772</text:p>
          </table:table-cell>
          <table:table-cell office:value-type="float" office:value="15.33" calcext:value-type="float">
            <text:p>15.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01T04:18:55Z</text:p>
          </table:table-cell>
          <table:table-cell office:value-type="string" calcext:value-type="string">
            <text:p>2022-02-01T04:21:37Z</text:p>
          </table:table-cell>
          <table:table-cell office:value-type="string" calcext:value-type="string">
            <text:p>2022-02-01T04:23:40Z</text:p>
          </table:table-cell>
          <table:table-cell office:value-type="string" calcext:value-type="string">
            <text:p>SUCCEEDED</text:p>
          </table:table-cell>
          <table:table-cell office:value-type="float" office:value="1036012" calcext:value-type="float">
            <text:p>1036012</text:p>
          </table:table-cell>
          <table:table-cell office:value-type="float" office:value="72428" calcext:value-type="float">
            <text:p>72428</text:p>
          </table:table-cell>
          <table:table-cell office:value-type="float" office:value="9.253" calcext:value-type="float">
            <text:p>9.253</text:p>
          </table:table-cell>
          <table:table-cell office:value-type="float" office:value="0.409" calcext:value-type="float">
            <text:p>0.409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string" calcext:value-type="string">
            <text:p>u-ch427-n96-test-one-ens14</text:p>
          </table:table-cell>
          <table:table-cell office:value-type="float" office:value="90.096" calcext:value-type="float">
            <text:p>90.096</text:p>
          </table:table-cell>
          <table:table-cell office:value-type="float" office:value="19.09" calcext:value-type="float">
            <text:p>19.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01T04:19:05Z</text:p>
          </table:table-cell>
          <table:table-cell office:value-type="string" calcext:value-type="string">
            <text:p>2022-02-01T04:19:41Z</text:p>
          </table:table-cell>
          <table:table-cell office:value-type="string" calcext:value-type="string">
            <text:p>2022-02-01T04:22:04Z</text:p>
          </table:table-cell>
          <table:table-cell office:value-type="string" calcext:value-type="string">
            <text:p>SUCCEEDED</text:p>
          </table:table-cell>
          <table:table-cell office:value-type="float" office:value="1036014" calcext:value-type="float">
            <text:p>1036014</text:p>
          </table:table-cell>
          <table:table-cell office:value-type="float" office:value="56162" calcext:value-type="float">
            <text:p>56162</text:p>
          </table:table-cell>
          <table:table-cell office:value-type="float" office:value="14.343" calcext:value-type="float">
            <text:p>14.343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test-one-ens15</text:p>
          </table:table-cell>
          <table:table-cell office:value-type="float" office:value="84.812" calcext:value-type="float">
            <text:p>84.812</text:p>
          </table:table-cell>
          <table:table-cell office:value-type="float" office:value="19.47" calcext:value-type="float">
            <text:p>19.4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01T04:19:15Z</text:p>
          </table:table-cell>
          <table:table-cell office:value-type="string" calcext:value-type="string">
            <text:p>2022-02-01T04:20:21Z</text:p>
          </table:table-cell>
          <table:table-cell office:value-type="string" calcext:value-type="string">
            <text:p>2022-02-01T04:22:41Z</text:p>
          </table:table-cell>
          <table:table-cell office:value-type="string" calcext:value-type="string">
            <text:p>SUCCEEDED</text:p>
          </table:table-cell>
          <table:table-cell office:value-type="float" office:value="1036016" calcext:value-type="float">
            <text:p>1036016</text:p>
          </table:table-cell>
          <table:table-cell office:value-type="float" office:value="91407" calcext:value-type="float">
            <text:p>91407</text:p>
          </table:table-cell>
          <table:table-cell office:value-type="float" office:value="12.297" calcext:value-type="float">
            <text:p>12.297</text:p>
          </table:table-cell>
          <table:table-cell office:value-type="float" office:value="0.365" calcext:value-type="float">
            <text:p>0.365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u-ch427-n96-test-one-ens16</text:p>
          </table:table-cell>
          <table:table-cell office:value-type="float" office:value="83.316" calcext:value-type="float">
            <text:p>83.316</text:p>
          </table:table-cell>
          <table:table-cell office:value-type="float" office:value="20.29" calcext:value-type="float">
            <text:p>20.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01T04:19:22Z</text:p>
          </table:table-cell>
          <table:table-cell office:value-type="string" calcext:value-type="string">
            <text:p>2022-02-01T04:20:37Z</text:p>
          </table:table-cell>
          <table:table-cell office:value-type="string" calcext:value-type="string">
            <text:p>2022-02-01T04:23:14Z</text:p>
          </table:table-cell>
          <table:table-cell office:value-type="string" calcext:value-type="string">
            <text:p>SUCCEEDED</text:p>
          </table:table-cell>
          <table:table-cell office:value-type="float" office:value="1036017" calcext:value-type="float">
            <text:p>1036017</text:p>
          </table:table-cell>
          <table:table-cell office:value-type="float" office:value="47811" calcext:value-type="float">
            <text:p>47811</text:p>
          </table:table-cell>
          <table:table-cell office:value-type="float" office:value="13.566" calcext:value-type="float">
            <text:p>13.56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test-one-ens17</text:p>
          </table:table-cell>
          <table:table-cell office:value-type="float" office:value="76.287" calcext:value-type="float">
            <text:p>76.287</text:p>
          </table:table-cell>
          <table:table-cell office:value-type="float" office:value="19.15" calcext:value-type="float">
            <text:p>19.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01T04:19:32Z</text:p>
          </table:table-cell>
          <table:table-cell office:value-type="string" calcext:value-type="string">
            <text:p>2022-02-01T04:20:54Z</text:p>
          </table:table-cell>
          <table:table-cell office:value-type="string" calcext:value-type="string">
            <text:p>2022-02-01T04:23:26Z</text:p>
          </table:table-cell>
          <table:table-cell office:value-type="string" calcext:value-type="string">
            <text:p>SUCCEEDED</text:p>
          </table:table-cell>
          <table:table-cell office:value-type="float" office:value="1036018" calcext:value-type="float">
            <text:p>1036018</text:p>
          </table:table-cell>
          <table:table-cell office:value-type="float" office:value="231535" calcext:value-type="float">
            <text:p>231535</text:p>
          </table:table-cell>
          <table:table-cell office:value-type="float" office:value="8.291" calcext:value-type="float">
            <text:p>8.291</text:p>
          </table:table-cell>
          <table:table-cell office:value-type="float" office:value="0.439" calcext:value-type="float">
            <text:p>0.439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test-one-ens18</text:p>
          </table:table-cell>
          <table:table-cell office:value-type="float" office:value="78.487" calcext:value-type="float">
            <text:p>78.487</text:p>
          </table:table-cell>
          <table:table-cell office:value-type="float" office:value="18.72" calcext:value-type="float">
            <text:p>18.7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01T04:19:41Z</text:p>
          </table:table-cell>
          <table:table-cell office:value-type="string" calcext:value-type="string">
            <text:p>2022-02-01T04:21:10Z</text:p>
          </table:table-cell>
          <table:table-cell office:value-type="string" calcext:value-type="string">
            <text:p>2022-02-01T04:23:50Z</text:p>
          </table:table-cell>
          <table:table-cell office:value-type="string" calcext:value-type="string">
            <text:p>SUCCEEDED</text:p>
          </table:table-cell>
          <table:table-cell office:value-type="float" office:value="1036020" calcext:value-type="float">
            <text:p>1036020</text:p>
          </table:table-cell>
          <table:table-cell office:value-type="float" office:value="99876" calcext:value-type="float">
            <text:p>99876</text:p>
          </table:table-cell>
          <table:table-cell office:value-type="float" office:value="10.349" calcext:value-type="float">
            <text:p>10.349</text:p>
          </table:table-cell>
          <table:table-cell office:value-type="float" office:value="0.725" calcext:value-type="float">
            <text:p>0.72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test-stdev-ens00</text:p>
          </table:table-cell>
          <table:table-cell office:value-type="float" office:value="60.497" calcext:value-type="float">
            <text:p>60.497</text:p>
          </table:table-cell>
          <table:table-cell office:value-type="float" office:value="10.66" calcext:value-type="float">
            <text:p>10.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3T00:51:03Z</text:p>
          </table:table-cell>
          <table:table-cell office:value-type="string" calcext:value-type="string">
            <text:p>2022-02-03T00:51:19Z</text:p>
          </table:table-cell>
          <table:table-cell office:value-type="string" calcext:value-type="string">
            <text:p>2022-02-03T00:52:32Z</text:p>
          </table:table-cell>
          <table:table-cell office:value-type="string" calcext:value-type="string">
            <text:p>SUCCEEDED</text:p>
          </table:table-cell>
          <table:table-cell office:value-type="float" office:value="1044389" calcext:value-type="float">
            <text:p>1044389</text:p>
          </table:table-cell>
          <table:table-cell office:value-type="float" office:value="113518" calcext:value-type="float">
            <text:p>113518</text:p>
          </table:table-cell>
          <table:table-cell office:value-type="float" office:value="9.535" calcext:value-type="float">
            <text:p>9.535</text:p>
          </table:table-cell>
          <table:table-cell office:value-type="float" office:value="0.37" calcext:value-type="float">
            <text:p>0.37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test-stdev-ens01</text:p>
          </table:table-cell>
          <table:table-cell office:value-type="float" office:value="78.967" calcext:value-type="float">
            <text:p>78.967</text:p>
          </table:table-cell>
          <table:table-cell office:value-type="float" office:value="13.58" calcext:value-type="float">
            <text:p>1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03T02:17:52Z</text:p>
          </table:table-cell>
          <table:table-cell office:value-type="string" calcext:value-type="string">
            <text:p>2022-02-03T02:18:10Z</text:p>
          </table:table-cell>
          <table:table-cell office:value-type="string" calcext:value-type="string">
            <text:p>2022-02-03T02:19:46Z</text:p>
          </table:table-cell>
          <table:table-cell office:value-type="string" calcext:value-type="string">
            <text:p>SUCCEEDED</text:p>
          </table:table-cell>
          <table:table-cell office:value-type="float" office:value="1044523" calcext:value-type="float">
            <text:p>1044523</text:p>
          </table:table-cell>
          <table:table-cell office:value-type="float" office:value="262122" calcext:value-type="float">
            <text:p>262122</text:p>
          </table:table-cell>
          <table:table-cell office:value-type="float" office:value="10.315" calcext:value-type="float">
            <text:p>10.315</text:p>
          </table:table-cell>
          <table:table-cell office:value-type="float" office:value="0.478" calcext:value-type="float">
            <text:p>0.478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u-ch427-n96-test-stdev-ens02</text:p>
          </table:table-cell>
          <table:table-cell office:value-type="float" office:value="99.143" calcext:value-type="float">
            <text:p>99.143</text:p>
          </table:table-cell>
          <table:table-cell office:value-type="float" office:value="20.09" calcext:value-type="float">
            <text:p>20.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2-03T02:18:00Z</text:p>
          </table:table-cell>
          <table:table-cell office:value-type="string" calcext:value-type="string">
            <text:p>2022-02-03T02:18:10Z</text:p>
          </table:table-cell>
          <table:table-cell office:value-type="string" calcext:value-type="string">
            <text:p>2022-02-03T02:20:07Z</text:p>
          </table:table-cell>
          <table:table-cell office:value-type="string" calcext:value-type="string">
            <text:p>SUCCEEDED</text:p>
          </table:table-cell>
          <table:table-cell office:value-type="float" office:value="1044524" calcext:value-type="float">
            <text:p>1044524</text:p>
          </table:table-cell>
          <table:table-cell office:value-type="float" office:value="5935" calcext:value-type="float">
            <text:p>5935</text:p>
          </table:table-cell>
          <table:table-cell office:value-type="float" office:value="5.766" calcext:value-type="float">
            <text:p>5.766</text:p>
          </table:table-cell>
          <table:table-cell office:value-type="float" office:value="0.485" calcext:value-type="float">
            <text:p>0.485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u-ch427-n96-test-stdev-ens03</text:p>
          </table:table-cell>
          <table:table-cell office:value-type="float" office:value="112.312" calcext:value-type="float">
            <text:p>112.312</text:p>
          </table:table-cell>
          <table:table-cell office:value-type="float" office:value="22.85" calcext:value-type="float">
            <text:p>22.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2-03T03:06:29Z</text:p>
          </table:table-cell>
          <table:table-cell office:value-type="string" calcext:value-type="string">
            <text:p>2022-02-03T03:07:01Z</text:p>
          </table:table-cell>
          <table:table-cell office:value-type="string" calcext:value-type="string">
            <text:p>2022-02-03T03:09:08Z</text:p>
          </table:table-cell>
          <table:table-cell office:value-type="string" calcext:value-type="string">
            <text:p>SUCCEEDED</text:p>
          </table:table-cell>
          <table:table-cell office:value-type="float" office:value="1044631" calcext:value-type="float">
            <text:p>1044631</text:p>
          </table:table-cell>
          <table:table-cell office:value-type="float" office:value="115165" calcext:value-type="float">
            <text:p>115165</text:p>
          </table:table-cell>
          <table:table-cell office:value-type="float" office:value="9.64" calcext:value-type="float">
            <text:p>9.64</text:p>
          </table:table-cell>
          <table:table-cell office:value-type="float" office:value="0.574" calcext:value-type="float">
            <text:p>0.574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u-ch427-n96-test-stdev-ens04</text:p>
          </table:table-cell>
          <table:table-cell office:value-type="float" office:value="116.987" calcext:value-type="float">
            <text:p>116.987</text:p>
          </table:table-cell>
          <table:table-cell office:value-type="float" office:value="26.23" calcext:value-type="float">
            <text:p>26.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2-03T03:06:37Z</text:p>
          </table:table-cell>
          <table:table-cell office:value-type="string" calcext:value-type="string">
            <text:p>2022-02-03T03:07:01Z</text:p>
          </table:table-cell>
          <table:table-cell office:value-type="string" calcext:value-type="string">
            <text:p>2022-02-03T03:09:20Z</text:p>
          </table:table-cell>
          <table:table-cell office:value-type="string" calcext:value-type="string">
            <text:p>SUCCEEDED</text:p>
          </table:table-cell>
          <table:table-cell office:value-type="float" office:value="1044633" calcext:value-type="float">
            <text:p>1044633</text:p>
          </table:table-cell>
          <table:table-cell office:value-type="float" office:value="94751" calcext:value-type="float">
            <text:p>94751</text:p>
          </table:table-cell>
          <table:table-cell office:value-type="float" office:value="5.557" calcext:value-type="float">
            <text:p>5.557</text:p>
          </table:table-cell>
          <table:table-cell office:value-type="float" office:value="0.591" calcext:value-type="float">
            <text:p>0.59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u-ch427-n96-test-stdev-ens05</text:p>
          </table:table-cell>
          <table:table-cell office:value-type="float" office:value="133.931" calcext:value-type="float">
            <text:p>133.931</text:p>
          </table:table-cell>
          <table:table-cell office:value-type="float" office:value="28.91" calcext:value-type="float">
            <text:p>28.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2-03T03:06:45Z</text:p>
          </table:table-cell>
          <table:table-cell office:value-type="string" calcext:value-type="string">
            <text:p>2022-02-03T03:07:01Z</text:p>
          </table:table-cell>
          <table:table-cell office:value-type="string" calcext:value-type="string">
            <text:p>2022-02-03T03:09:53Z</text:p>
          </table:table-cell>
          <table:table-cell office:value-type="string" calcext:value-type="string">
            <text:p>SUCCEEDED</text:p>
          </table:table-cell>
          <table:table-cell office:value-type="float" office:value="1044634" calcext:value-type="float">
            <text:p>1044634</text:p>
          </table:table-cell>
          <table:table-cell office:value-type="float" office:value="243478" calcext:value-type="float">
            <text:p>243478</text:p>
          </table:table-cell>
          <table:table-cell office:value-type="float" office:value="10.551" calcext:value-type="float">
            <text:p>10.551</text:p>
          </table:table-cell>
          <table:table-cell office:value-type="float" office:value="0.627" calcext:value-type="float">
            <text:p>0.627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u-ch427-n96-test-stdev-ens06</text:p>
          </table:table-cell>
          <table:table-cell office:value-type="float" office:value="151.411" calcext:value-type="float">
            <text:p>151.411</text:p>
          </table:table-cell>
          <table:table-cell office:value-type="float" office:value="27.22" calcext:value-type="float">
            <text:p>27.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2-03T03:06:56Z</text:p>
          </table:table-cell>
          <table:table-cell office:value-type="string" calcext:value-type="string">
            <text:p>2022-02-03T03:07:31Z</text:p>
          </table:table-cell>
          <table:table-cell office:value-type="string" calcext:value-type="string">
            <text:p>2022-02-03T03:10:41Z</text:p>
          </table:table-cell>
          <table:table-cell office:value-type="string" calcext:value-type="string">
            <text:p>SUCCEEDED</text:p>
          </table:table-cell>
          <table:table-cell office:value-type="float" office:value="1044635" calcext:value-type="float">
            <text:p>1044635</text:p>
          </table:table-cell>
          <table:table-cell office:value-type="float" office:value="146635" calcext:value-type="float">
            <text:p>146635</text:p>
          </table:table-cell>
          <table:table-cell office:value-type="float" office:value="23.513" calcext:value-type="float">
            <text:p>23.513</text:p>
          </table:table-cell>
          <table:table-cell office:value-type="float" office:value="0.675" calcext:value-type="float">
            <text:p>0.67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u-ch427-n96-test-stdev-ens07</text:p>
          </table:table-cell>
          <table:table-cell office:value-type="float" office:value="137.897" calcext:value-type="float">
            <text:p>137.897</text:p>
          </table:table-cell>
          <table:table-cell office:value-type="float" office:value="26.74" calcext:value-type="float">
            <text:p>26.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2-03T03:07:04Z</text:p>
          </table:table-cell>
          <table:table-cell office:value-type="string" calcext:value-type="string">
            <text:p>2022-02-03T03:07:31Z</text:p>
          </table:table-cell>
          <table:table-cell office:value-type="string" calcext:value-type="string">
            <text:p>2022-02-03T03:10:30Z</text:p>
          </table:table-cell>
          <table:table-cell office:value-type="string" calcext:value-type="string">
            <text:p>SUCCEEDED</text:p>
          </table:table-cell>
          <table:table-cell office:value-type="float" office:value="1044636" calcext:value-type="float">
            <text:p>1044636</text:p>
          </table:table-cell>
          <table:table-cell office:value-type="float" office:value="221284" calcext:value-type="float">
            <text:p>221284</text:p>
          </table:table-cell>
          <table:table-cell office:value-type="float" office:value="14.289" calcext:value-type="float">
            <text:p>14.289</text:p>
          </table:table-cell>
          <table:table-cell office:value-type="float" office:value="0.747" calcext:value-type="float">
            <text:p>0.747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string" calcext:value-type="string">
            <text:p>u-ch427-n96-test-stdev-ens08</text:p>
          </table:table-cell>
          <table:table-cell office:value-type="float" office:value="165.108" calcext:value-type="float">
            <text:p>165.108</text:p>
          </table:table-cell>
          <table:table-cell office:value-type="float" office:value="29.35" calcext:value-type="float">
            <text:p>29.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2-03T03:07:12Z</text:p>
          </table:table-cell>
          <table:table-cell office:value-type="string" calcext:value-type="string">
            <text:p>2022-02-03T03:07:31Z</text:p>
          </table:table-cell>
          <table:table-cell office:value-type="string" calcext:value-type="string">
            <text:p>2022-02-03T03:10:57Z</text:p>
          </table:table-cell>
          <table:table-cell office:value-type="string" calcext:value-type="string">
            <text:p>SUCCEEDED</text:p>
          </table:table-cell>
          <table:table-cell office:value-type="float" office:value="1044637" calcext:value-type="float">
            <text:p>1044637</text:p>
          </table:table-cell>
          <table:table-cell office:value-type="float" office:value="100681" calcext:value-type="float">
            <text:p>100681</text:p>
          </table:table-cell>
          <table:table-cell office:value-type="float" office:value="23.368" calcext:value-type="float">
            <text:p>23.368</text:p>
          </table:table-cell>
          <table:table-cell office:value-type="float" office:value="0.757" calcext:value-type="float">
            <text:p>0.757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u-ch427-n96-test-stdev-ens0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2-03T19:39:54Z</text:p>
          </table:table-cell>
          <table:table-cell office:value-type="string" calcext:value-type="string">
            <text:p>2022-02-03T20:05:44Z</text:p>
          </table:table-cell>
          <table:table-cell office:value-type="string" calcext:value-type="string">
            <text:p>2022-02-03T20:15:49Z</text:p>
          </table:table-cell>
          <table:table-cell office:value-type="string" calcext:value-type="string">
            <text:p>E</text:p>
          </table:table-cell>
          <table:table-cell office:value-type="float" office:value="1049953" calcext:value-type="float">
            <text:p>1049953</text:p>
          </table:table-cell>
          <table:table-cell office:value-type="float" office:value="162973" calcext:value-type="float">
            <text:p>16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stdev-ens10</text:p>
          </table:table-cell>
          <table:table-cell office:value-type="float" office:value="181.347" calcext:value-type="float">
            <text:p>181.347</text:p>
          </table:table-cell>
          <table:table-cell office:value-type="float" office:value="33.87" calcext:value-type="float">
            <text:p>33.8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2-03T04:30:44Z</text:p>
          </table:table-cell>
          <table:table-cell office:value-type="string" calcext:value-type="string">
            <text:p>2022-02-03T04:30:55Z</text:p>
          </table:table-cell>
          <table:table-cell office:value-type="string" calcext:value-type="string">
            <text:p>2022-02-03T04:34:39Z</text:p>
          </table:table-cell>
          <table:table-cell office:value-type="string" calcext:value-type="string">
            <text:p>SUCCEEDED</text:p>
          </table:table-cell>
          <table:table-cell office:value-type="float" office:value="1044918" calcext:value-type="float">
            <text:p>1044918</text:p>
          </table:table-cell>
          <table:table-cell office:value-type="float" office:value="163903" calcext:value-type="float">
            <text:p>163903</text:p>
          </table:table-cell>
          <table:table-cell office:value-type="float" office:value="18.058" calcext:value-type="float">
            <text:p>18.058</text:p>
          </table:table-cell>
          <table:table-cell office:value-type="float" office:value="0.873" calcext:value-type="float">
            <text:p>0.873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u-ch427-n96-test-stdev-ens11</text:p>
          </table:table-cell>
          <table:table-cell office:value-type="float" office:value="197.42" calcext:value-type="float">
            <text:p>197.42</text:p>
          </table:table-cell>
          <table:table-cell office:value-type="float" office:value="35.32" calcext:value-type="float">
            <text:p>35.3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2-03T03:47:01Z</text:p>
          </table:table-cell>
          <table:table-cell office:value-type="string" calcext:value-type="string">
            <text:p>2022-02-03T04:04:24Z</text:p>
          </table:table-cell>
          <table:table-cell office:value-type="string" calcext:value-type="string">
            <text:p>2022-02-03T04:08:25Z</text:p>
          </table:table-cell>
          <table:table-cell office:value-type="string" calcext:value-type="string">
            <text:p>SUCCEEDED</text:p>
          </table:table-cell>
          <table:table-cell office:value-type="float" office:value="1044800" calcext:value-type="float">
            <text:p>1044800</text:p>
          </table:table-cell>
          <table:table-cell office:value-type="float" office:value="99001" calcext:value-type="float">
            <text:p>99001</text:p>
          </table:table-cell>
          <table:table-cell office:value-type="float" office:value="26.155" calcext:value-type="float">
            <text:p>26.155</text:p>
          </table:table-cell>
          <table:table-cell office:value-type="float" office:value="1.078" calcext:value-type="float">
            <text:p>1.078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string" calcext:value-type="string">
            <text:p>u-ch427-n96-test-stdev-ens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2-03T19:39:46Z</text:p>
          </table:table-cell>
          <table:table-cell office:value-type="string" calcext:value-type="string">
            <text:p>2022-02-03T20:03:09Z</text:p>
          </table:table-cell>
          <table:table-cell office:value-type="string" calcext:value-type="string">
            <text:p>2022-02-03T20:13:19Z</text:p>
          </table:table-cell>
          <table:table-cell office:value-type="string" calcext:value-type="string">
            <text:p>E</text:p>
          </table:table-cell>
          <table:table-cell office:value-type="float" office:value="1049952" calcext:value-type="float">
            <text:p>1049952</text:p>
          </table:table-cell>
          <table:table-cell office:value-type="float" office:value="248504" calcext:value-type="float">
            <text:p>248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stdev-ens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2-03T19:39:44Z</text:p>
          </table:table-cell>
          <table:table-cell office:value-type="string" calcext:value-type="string">
            <text:p>2022-02-03T20:02:08Z</text:p>
          </table:table-cell>
          <table:table-cell office:value-type="string" calcext:value-type="string">
            <text:p>2022-02-03T20:12:19Z</text:p>
          </table:table-cell>
          <table:table-cell office:value-type="string" calcext:value-type="string">
            <text:p>E</text:p>
          </table:table-cell>
          <table:table-cell office:value-type="float" office:value="1049951" calcext:value-type="float">
            <text:p>1049951</text:p>
          </table:table-cell>
          <table:table-cell office:value-type="float" office:value="66143" calcext:value-type="float">
            <text:p>66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stdev-ens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2-03T19:39:41Z</text:p>
          </table:table-cell>
          <table:table-cell office:value-type="string" calcext:value-type="string">
            <text:p>2022-02-03T20:01:39Z</text:p>
          </table:table-cell>
          <table:table-cell office:value-type="string" calcext:value-type="string">
            <text:p>2022-02-03T20:11:48Z</text:p>
          </table:table-cell>
          <table:table-cell office:value-type="string" calcext:value-type="string">
            <text:p>E</text:p>
          </table:table-cell>
          <table:table-cell office:value-type="float" office:value="1049950" calcext:value-type="float">
            <text:p>1049950</text:p>
          </table:table-cell>
          <table:table-cell office:value-type="float" office:value="19883" calcext:value-type="float">
            <text:p>19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stdev-ens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2-03T19:39:40Z</text:p>
          </table:table-cell>
          <table:table-cell office:value-type="string" calcext:value-type="string">
            <text:p>2022-02-03T19:56:56Z</text:p>
          </table:table-cell>
          <table:table-cell office:value-type="string" calcext:value-type="string">
            <text:p>2022-02-03T20:07:12Z</text:p>
          </table:table-cell>
          <table:table-cell office:value-type="string" calcext:value-type="string">
            <text:p>E</text:p>
          </table:table-cell>
          <table:table-cell office:value-type="float" office:value="1049949" calcext:value-type="float">
            <text:p>1049949</text:p>
          </table:table-cell>
          <table:table-cell office:value-type="float" office:value="236100" calcext:value-type="float">
            <text:p>236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stdev-ens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2-03T19:40:40Z</text:p>
          </table:table-cell>
          <table:table-cell office:value-type="string" calcext:value-type="string">
            <text:p>2022-02-03T20:08:22Z</text:p>
          </table:table-cell>
          <table:table-cell office:value-type="string" calcext:value-type="string">
            <text:p>2022-02-03T20:18:18Z</text:p>
          </table:table-cell>
          <table:table-cell office:value-type="string" calcext:value-type="string">
            <text:p>E</text:p>
          </table:table-cell>
          <table:table-cell office:value-type="float" office:value="1049957" calcext:value-type="float">
            <text:p>1049957</text:p>
          </table:table-cell>
          <table:table-cell office:value-type="float" office:value="52939" calcext:value-type="float">
            <text:p>52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stdev-ens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2-03T19:39:35Z</text:p>
          </table:table-cell>
          <table:table-cell office:value-type="string" calcext:value-type="string">
            <text:p>2022-02-03T19:46:09Z</text:p>
          </table:table-cell>
          <table:table-cell office:value-type="string" calcext:value-type="string">
            <text:p>2022-02-03T19:56:20Z</text:p>
          </table:table-cell>
          <table:table-cell office:value-type="string" calcext:value-type="string">
            <text:p>E</text:p>
          </table:table-cell>
          <table:table-cell office:value-type="float" office:value="1049946" calcext:value-type="float">
            <text:p>1049946</text:p>
          </table:table-cell>
          <table:table-cell office:value-type="float" office:value="12883" calcext:value-type="float">
            <text:p>12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test-stdev-ens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2-03T19:39:34Z</text:p>
          </table:table-cell>
          <table:table-cell office:value-type="string" calcext:value-type="string">
            <text:p>2022-02-03T19:40:03Z</text:p>
          </table:table-cell>
          <table:table-cell office:value-type="string" calcext:value-type="string">
            <text:p>2022-02-03T19:50:19Z</text:p>
          </table:table-cell>
          <table:table-cell office:value-type="string" calcext:value-type="string">
            <text:p>E</text:p>
          </table:table-cell>
          <table:table-cell office:value-type="float" office:value="1049945" calcext:value-type="float">
            <text:p>1049945</text:p>
          </table:table-cell>
          <table:table-cell office:value-type="float" office:value="84591" calcext:value-type="float">
            <text:p>84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972</text:p>
          </table:table-cell>
          <table:table-cell office:value-type="float" office:value="566.971" calcext:value-type="float">
            <text:p>566.971</text:p>
          </table:table-cell>
          <table:table-cell office:value-type="float" office:value="3.14" calcext:value-type="float">
            <text:p>3.1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22-02-14T22:46:26Z</text:p>
          </table:table-cell>
          <table:table-cell office:value-type="string" calcext:value-type="string">
            <text:p>2022-02-14T22:46:33Z</text:p>
          </table:table-cell>
          <table:table-cell office:value-type="string" calcext:value-type="string">
            <text:p>2022-02-14T22:56:13Z</text:p>
          </table:table-cell>
          <table:table-cell office:value-type="string" calcext:value-type="string">
            <text:p>SUCCEEDED</text:p>
          </table:table-cell>
          <table:table-cell office:value-type="float" office:value="1116815" calcext:value-type="float">
            <text:p>1116815</text:p>
          </table:table-cell>
          <table:table-cell office:value-type="float" office:value="66205" calcext:value-type="float">
            <text:p>66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l208</text:p>
          </table:table-cell>
          <table:table-cell office:value-type="float" office:value="577.741" calcext:value-type="float">
            <text:p>577.741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22-02-06T19:56:58Z</text:p>
          </table:table-cell>
          <table:table-cell office:value-type="string" calcext:value-type="string">
            <text:p>2022-02-06T19:57:08Z</text:p>
          </table:table-cell>
          <table:table-cell office:value-type="string" calcext:value-type="string">
            <text:p>2022-02-06T20:07:01Z</text:p>
          </table:table-cell>
          <table:table-cell office:value-type="string" calcext:value-type="string">
            <text:p>SUCCEEDED</text:p>
          </table:table-cell>
          <table:table-cell office:value-type="float" office:value="1069293" calcext:value-type="float">
            <text:p>1069293</text:p>
          </table:table-cell>
          <table:table-cell office:value-type="float" office:value="132993" calcext:value-type="float">
            <text:p>132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-atmos-axis_def.xml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-atmos-domain_def.xml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-atmos-field_ens_def.xml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-atmos-file_ens_def-x-two-file.xml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-atmos-grid_ens_def.xml</text:p>
          </table:table-cell>
          <table:table-cell table:number-columns-repeated="4"/>
          <table:table-cell office:value-type="string" calcext:value-type="string">
            <text:p>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mean-afaf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mean-afof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ms-afaf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ms-afof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ms-aftf-oom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ms-aftf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n1280-x-orig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n1280-x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start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stdev-afaf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stdev-afof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ml-x.sh</text:p>
          </table:table-cell>
          <table:table-cell table:number-columns-repeated="4"/>
          <table:table-cell office:value-type="string" calcext:value-type="string">
            <text:p>sh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6528" meta:object-count="0"/>
    <meta:generator>LibreOffice/6.4.7.2$Linux_X86_64 LibreOffice_project/40$Build-2</meta:generator>
  </office:meta>
</office:document-meta>
</file>